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8.7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8mm"/>
    </style:style>
    <style:style style:name="co12" style:family="table-column">
      <style:table-column-properties fo:break-before="auto" style:column-width="7.58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16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2.22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17.34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34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5.17mm"/>
    </style:style>
    <style:style style:name="co25" style:family="table-column">
      <style:table-column-properties fo:break-before="auto" style:column-width="30.6mm"/>
    </style:style>
    <style:style style:name="co26" style:family="table-column">
      <style:table-column-properties fo:break-before="auto" style:column-width="9.67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7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21.17mm"/>
    </style:style>
    <style:style style:name="co32" style:family="table-column">
      <style:table-column-properties fo:break-before="auto" style:column-width="10.94mm"/>
    </style:style>
    <style:style style:name="co33" style:family="table-column">
      <style:table-column-properties fo:break-before="auto" style:column-width="26.44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2.05mm"/>
    </style:style>
    <style:style style:name="co37" style:family="table-column">
      <style:table-column-properties fo:break-before="auto" style:column-width="27.39mm"/>
    </style:style>
    <style:style style:name="co38" style:family="table-column">
      <style:table-column-properties fo:break-before="auto" style:column-width="14.13mm"/>
    </style:style>
    <style:style style:name="co39" style:family="table-column">
      <style:table-column-properties fo:break-before="auto" style:column-width="23.09mm"/>
    </style:style>
    <style:style style:name="co40" style:family="table-column">
      <style:table-column-properties fo:break-before="auto" style:column-width="22.28mm"/>
    </style:style>
    <style:style style:name="co41" style:family="table-column">
      <style:table-column-properties fo:break-before="auto" style:column-width="14.45mm"/>
    </style:style>
    <style:style style:name="co42" style:family="table-column">
      <style:table-column-properties fo:break-before="auto" style:column-width="22.12mm"/>
    </style:style>
    <style:style style:name="co43" style:family="table-column">
      <style:table-column-properties fo:break-before="auto" style:column-width="10.62mm"/>
    </style:style>
    <style:style style:name="co44" style:family="table-column">
      <style:table-column-properties fo:break-before="auto" style:column-width="6.61mm"/>
    </style:style>
    <style:style style:name="co45" style:family="table-column">
      <style:table-column-properties fo:break-before="auto" style:column-width="5.82mm"/>
    </style:style>
    <style:style style:name="co46" style:family="table-column">
      <style:table-column-properties fo:break-before="auto" style:column-width="21.48mm"/>
    </style:style>
    <style:style style:name="co47" style:family="table-column">
      <style:table-column-properties fo:break-before="auto" style:column-width="13.58mm"/>
    </style:style>
    <style:style style:name="co48" style:family="table-column">
      <style:table-column-properties fo:break-before="auto" style:column-width="14.94mm"/>
    </style:style>
    <style:style style:name="co49" style:family="table-column">
      <style:table-column-properties fo:break-before="auto" style:column-width="8.85mm"/>
    </style:style>
    <style:style style:name="co50" style:family="table-column">
      <style:table-column-properties fo:break-before="auto" style:column-width="12.86mm"/>
    </style:style>
    <style:style style:name="co51" style:family="table-column">
      <style:table-column-properties fo:break-before="auto" style:column-width="10.46mm"/>
    </style:style>
    <style:style style:name="co52" style:family="table-column">
      <style:table-column-properties fo:break-before="auto" style:column-width="9.33mm"/>
    </style:style>
    <style:style style:name="co53" style:family="table-column">
      <style:table-column-properties fo:break-before="auto" style:column-width="11.82mm"/>
    </style:style>
    <style:style style:name="co54" style:family="table-column">
      <style:table-column-properties fo:break-before="auto" style:column-width="5.98mm"/>
    </style:style>
    <style:style style:name="co55" style:family="table-column">
      <style:table-column-properties fo:break-before="auto" style:column-width="8.38mm"/>
    </style:style>
    <style:style style:name="co56" style:family="table-column">
      <style:table-column-properties fo:break-before="auto" style:column-width="17.82mm"/>
    </style:style>
    <style:style style:name="co57" style:family="table-column">
      <style:table-column-properties fo:break-before="auto" style:column-width="61.93mm"/>
    </style:style>
    <style:style style:name="co58" style:family="table-column">
      <style:table-column-properties fo:break-before="auto" style:column-width="110.93mm"/>
    </style:style>
    <style:style style:name="co59" style:family="table-column">
      <style:table-column-properties fo:break-before="auto" style:column-width="10.05mm"/>
    </style:style>
    <style:style style:name="co60" style:family="table-column">
      <style:table-column-properties fo:break-before="auto" style:column-width="17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 style:data-style-name="N107"/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2"/>
    <style:style style:name="ce35" style:family="table-cell" style:parent-style-name="Default" style:data-style-name="N108"/>
    <style:style style:name="ce36" style:family="table-cell" style:parent-style-name="Default" style:data-style-name="N109"/>
    <style:style style:name="ce37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map style:condition="cell-content()=[.$P3]" style:apply-style-name="destaque" style:base-cell-address="resumo.L3"/>
    </style:style>
    <style:style style:name="ce2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107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0"/>
    <style:style style:name="ce27" style:family="table-cell" style:parent-style-name="Default">
      <style:table-cell-properties fo:background-color="#83caff"/>
    </style:style>
    <style:style style:name="ce3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Default"/>
        <table:table-column table:style-name="co9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4655" calcext:value-type="float">
            <text:p>0,014655</text:p>
          </table:table-cell>
          <table:table-cell table:style-name="Default" office:value-type="float" office:value="-3.179487" calcext:value-type="float">
            <text:p>-3,179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79487" calcext:value-type="float">
            <text:p>-3,179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273928" calcext:value-type="float">
            <text:p>1273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2];&quot;-&quot;;[.C2];&quot;-&quot;;[.E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7.28" calcext:value-type="float">
            <text:p>7,28</text:p>
          </table:table-cell>
          <table:table-cell table:style-name="ce12" table:formula="of:=[.J2]" office:value-type="float" office:value="-3.179487" calcext:value-type="float">
            <text:p>-3,2</text:p>
          </table:table-cell>
          <table:table-cell table:style-name="ce12" table:formula="of:=[.I2]" office:value-type="float" office:value="0.014655" calcext:value-type="float">
            <text:p>0,0</text:p>
          </table:table-cell>
          <table:table-cell table:formula="of:=[.U2]" office:value-type="float" office:value="-1" calcext:value-type="float">
            <text:p>-1</text:p>
          </table:table-cell>
          <table:table-cell table:formula="of:=[.V2]" office:value-type="float" office:value="0.000051" calcext:value-type="float">
            <text:p>5,1E-05</text:p>
          </table:table-cell>
          <table:table-cell table:formula="of:=ABS([.AE2]-CEILING([.AC2]))" office:value-type="float" office:value="2" calcext:value-type="float">
            <text:p>2</text:p>
          </table:table-cell>
          <table:table-cell/>
          <table:table-cell table:style-name="ce31" table:formula="of:=ROUND(AVERAGE([.AG2:.AG300]);2)" office:value-type="float" office:value="1.47" calcext:value-type="float">
            <text:p>1,47</text:p>
          </table:table-cell>
          <table:table-cell table:style-name="ce31" table:formula="of:=ROUND(AVERAGEIF([.AG2:.AG300];&quot;&gt;0&quot;;[.AG2:.AG300]);2)" office:value-type="float" office:value="2" calcext:value-type="float">
            <text:p>2,00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ra.config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14372" calcext:value-type="float">
            <text:p>0,014372</text:p>
          </table:table-cell>
          <table:table-cell table:style-name="Default" office:value-type="float" office:value="-2.676471" calcext:value-type="float">
            <text:p>-2,676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76471" calcext:value-type="float">
            <text:p>-2,676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232" calcext:value-type="float">
            <text:p>1275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.config</text:p>
          </table:table-cell>
          <table:table-cell table:formula="of:=CONCATENATE(&quot;r&quot;;[.B3];&quot;-&quot;;[.C3];&quot;-&quot;;[.E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7.77" calcext:value-type="float">
            <text:p>7,77</text:p>
          </table:table-cell>
          <table:table-cell table:style-name="ce12" table:formula="of:=[.J3]" office:value-type="float" office:value="-2.676471" calcext:value-type="float">
            <text:p>-2,7</text:p>
          </table:table-cell>
          <table:table-cell table:style-name="ce12" table:formula="of:=[.I3]" office:value-type="float" office:value="0.014372" calcext:value-type="float">
            <text:p>0,0</text:p>
          </table:table-cell>
          <table:table-cell table:formula="of:=[.U3]" office:value-type="float" office:value="-1" calcext:value-type="float">
            <text:p>-1</text:p>
          </table:table-cell>
          <table:table-cell table:formula="of:=[.V3]" office:value-type="float" office:value="0.000077" calcext:value-type="float">
            <text:p>7,7E-05</text:p>
          </table:table-cell>
          <table:table-cell table:formula="of:=ABS([.AE3]-CEILING([.AC3])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1073" calcext:value-type="float">
            <text:p>0,011073</text:p>
          </table:table-cell>
          <table:table-cell table:style-name="Default" office:value-type="float" office:value="-2.816964" calcext:value-type="float">
            <text:p>-2,8169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16964" calcext:value-type="float">
            <text:p>-2,8169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278584" calcext:value-type="float">
            <text:p>1278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.config</text:p>
          </table:table-cell>
          <table:table-cell table:formula="of:=CONCATENATE(&quot;r&quot;;[.B4];&quot;-&quot;;[.C4];&quot;-&quot;;[.E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6.55" calcext:value-type="float">
            <text:p>6,55</text:p>
          </table:table-cell>
          <table:table-cell table:style-name="ce12" table:formula="of:=[.J4]" office:value-type="float" office:value="-2.816964" calcext:value-type="float">
            <text:p>-2,8</text:p>
          </table:table-cell>
          <table:table-cell table:style-name="ce12" table:formula="of:=[.I4]" office:value-type="float" office:value="0.011073" calcext:value-type="float">
            <text:p>0,0</text:p>
          </table:table-cell>
          <table:table-cell table:formula="of:=[.U4]" office:value-type="float" office:value="-2" calcext:value-type="float">
            <text:p>-2</text:p>
          </table:table-cell>
          <table:table-cell table:formula="of:=[.V4]" office:value-type="float" office:value="0.000055" calcext:value-type="float">
            <text:p>5,5E-05</text:p>
          </table:table-cell>
          <table:table-cell table:formula="of:=ABS([.AE4]-CEILING([.AC4]))" office:value-type="float" office:value="0" calcext:value-type="float">
            <text:p>0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5056" calcext:value-type="float">
            <text:p>0,005056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820" calcext:value-type="float">
            <text:p>1270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.config</text:p>
          </table:table-cell>
          <table:table-cell table:formula="of:=CONCATENATE(&quot;r&quot;;[.B5];&quot;-&quot;;[.C5];&quot;-&quot;;[.E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0" calcext:value-type="float">
            <text:p>0</text:p>
          </table:table-cell>
          <table:table-cell table:style-name="ce12" table:formula="of:=[.J5]" office:value-type="float" office:value="-2" calcext:value-type="float">
            <text:p>-2,0</text:p>
          </table:table-cell>
          <table:table-cell table:style-name="ce12" table:formula="of:=[.I5]" office:value-type="float" office:value="0.005056" calcext:value-type="float">
            <text:p>0,0</text:p>
          </table:table-cell>
          <table:table-cell table:formula="of:=[.U5]" office:value-type="float" office:value="-2" calcext:value-type="float">
            <text:p>-2</text:p>
          </table:table-cell>
          <table:table-cell table:formula="of:=[.V5]" office:value-type="float" office:value="0.000048" calcext:value-type="float">
            <text:p>4,8E-05</text:p>
          </table:table-cell>
          <table:table-cell table:formula="of:=ABS([.AE5]-CEILING([.AC5]))" office:value-type="float" office:value="0" calcext:value-type="float">
            <text:p>0</text:p>
          </table:table-cell>
          <table:table-cell/>
          <table:table-cell table:formula="of:=COUNTIF([.AG2:.AG300];0)" office:value-type="float" office:value="20" calcext:value-type="float">
            <text:p>20</text:p>
          </table:table-cell>
          <table:table-cell table:style-name="ce32" table:formula="of:=[.AI5]/[.AI8]" office:value-type="percentage" office:value="0.266666666666667" calcext:value-type="percentage">
            <text:p>26,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2" calcext:value-type="float">
            <text:p>41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1048" calcext:value-type="float">
            <text:p>0,01048</text:p>
          </table:table-cell>
          <table:table-cell table:style-name="Default" office:value-type="float" office:value="-1.857143" calcext:value-type="float">
            <text:p>-1,8571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57143" calcext:value-type="float">
            <text:p>-1,857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278832" calcext:value-type="float">
            <text:p>1278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6];&quot;-&quot;;[.C6];&quot;-&quot;;[.E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6.31" calcext:value-type="float">
            <text:p>6,31</text:p>
          </table:table-cell>
          <table:table-cell table:style-name="ce12" table:formula="of:=[.J6]" office:value-type="float" office:value="-1.857143" calcext:value-type="float">
            <text:p>-1,9</text:p>
          </table:table-cell>
          <table:table-cell table:style-name="ce12" table:formula="of:=[.I6]" office:value-type="float" office:value="0.01048" calcext:value-type="float">
            <text:p>0,0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0.000048" calcext:value-type="float">
            <text:p>4,8E-05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19285" calcext:value-type="float">
            <text:p>0,019285</text:p>
          </table:table-cell>
          <table:table-cell table:style-name="Default" office:value-type="float" office:value="-4.369565" calcext:value-type="float">
            <text:p>-4,369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369565" calcext:value-type="float">
            <text:p>-4,369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6346" calcext:value-type="float">
            <text:p>1836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.config</text:p>
          </table:table-cell>
          <table:table-cell table:formula="of:=CONCATENATE(&quot;r&quot;;[.B7];&quot;-&quot;;[.C7];&quot;-&quot;;[.E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7.94" calcext:value-type="float">
            <text:p>7,94</text:p>
          </table:table-cell>
          <table:table-cell table:style-name="ce12" table:formula="of:=[.J7]" office:value-type="float" office:value="-4.369565" calcext:value-type="float">
            <text:p>-4,4</text:p>
          </table:table-cell>
          <table:table-cell table:style-name="ce12" table:formula="of:=[.I7]" office:value-type="float" office:value="0.019285" calcext:value-type="float">
            <text:p>0,0</text:p>
          </table:table-cell>
          <table:table-cell table:formula="of:=[.U7]" office:value-type="float" office:value="-3" calcext:value-type="float">
            <text:p>-3</text:p>
          </table:table-cell>
          <table:table-cell table:formula="of:=[.V7]" office:value-type="float" office:value="0.000058" calcext:value-type="float">
            <text:p>5,8E-05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24311" calcext:value-type="float">
            <text:p>0,024311</text:p>
          </table:table-cell>
          <table:table-cell table:style-name="Default" office:value-type="float" office:value="-3.792472" calcext:value-type="float">
            <text:p>-3,7924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92472" calcext:value-type="float">
            <text:p>-3,792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852594" calcext:value-type="float">
            <text:p>1852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.config</text:p>
          </table:table-cell>
          <table:table-cell table:formula="of:=CONCATENATE(&quot;r&quot;;[.B8];&quot;-&quot;;[.C8];&quot;-&quot;;[.E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6.81" calcext:value-type="float">
            <text:p>6,81</text:p>
          </table:table-cell>
          <table:table-cell table:style-name="ce12" table:formula="of:=[.J8]" office:value-type="float" office:value="-3.792472" calcext:value-type="float">
            <text:p>-3,8</text:p>
          </table:table-cell>
          <table:table-cell table:style-name="ce12" table:formula="of:=[.I8]" office:value-type="float" office:value="0.024311" calcext:value-type="float">
            <text:p>0,0</text:p>
          </table:table-cell>
          <table:table-cell table:formula="of:=[.U8]" office:value-type="float" office:value="-2" calcext:value-type="float">
            <text:p>-2</text:p>
          </table:table-cell>
          <table:table-cell table:formula="of:=[.V8]" office:value-type="float" office:value="0.000057" calcext:value-type="float">
            <text:p>5,7E-05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17" calcext:value-type="float">
            <text:p>617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022947" calcext:value-type="float">
            <text:p>0,022947</text:p>
          </table:table-cell>
          <table:table-cell table:style-name="Default" office:value-type="float" office:value="-2.868421" calcext:value-type="float">
            <text:p>-2,868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68421" calcext:value-type="float">
            <text:p>-2,868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854698" calcext:value-type="float">
            <text:p>1854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.config</text:p>
          </table:table-cell>
          <table:table-cell table:formula="of:=CONCATENATE(&quot;r&quot;;[.B9];&quot;-&quot;;[.C9];&quot;-&quot;;[.E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7.78" calcext:value-type="float">
            <text:p>7,78</text:p>
          </table:table-cell>
          <table:table-cell table:style-name="ce12" table:formula="of:=[.J9]" office:value-type="float" office:value="-2.868421" calcext:value-type="float">
            <text:p>-2,9</text:p>
          </table:table-cell>
          <table:table-cell table:style-name="ce12" table:formula="of:=[.I9]" office:value-type="float" office:value="0.022947" calcext:value-type="float">
            <text:p>0,0</text:p>
          </table:table-cell>
          <table:table-cell table:formula="of:=[.U9]" office:value-type="float" office:value="-1" calcext:value-type="float">
            <text:p>-1</text:p>
          </table:table-cell>
          <table:table-cell table:formula="of:=[.V9]" office:value-type="float" office:value="0.000059" calcext:value-type="float">
            <text:p>5,9E-05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17" calcext:value-type="float">
            <text:p>617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8196" calcext:value-type="float">
            <text:p>0,018196</text:p>
          </table:table-cell>
          <table:table-cell table:style-name="Default" office:value-type="float" office:value="-2.441224" calcext:value-type="float">
            <text:p>-2,4412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41224" calcext:value-type="float">
            <text:p>-2,441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853202" calcext:value-type="float">
            <text:p>1853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.config</text:p>
          </table:table-cell>
          <table:table-cell table:formula="of:=CONCATENATE(&quot;r&quot;;[.B10];&quot;-&quot;;[.C10];&quot;-&quot;;[.E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6.97" calcext:value-type="float">
            <text:p>6,97</text:p>
          </table:table-cell>
          <table:table-cell table:style-name="ce12" table:formula="of:=[.J10]" office:value-type="float" office:value="-2.441224" calcext:value-type="float">
            <text:p>-2,4</text:p>
          </table:table-cell>
          <table:table-cell table:style-name="ce12" table:formula="of:=[.I10]" office:value-type="float" office:value="0.018196" calcext:value-type="float">
            <text:p>0,0</text:p>
          </table:table-cell>
          <table:table-cell table:formula="of:=[.U10]" office:value-type="float" office:value="-1" calcext:value-type="float">
            <text:p>-1</text:p>
          </table:table-cell>
          <table:table-cell table:formula="of:=[.V10]" office:value-type="float" office:value="0.000065" calcext:value-type="float">
            <text:p>6,5E-05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18587" calcext:value-type="float">
            <text:p>0,018587</text:p>
          </table:table-cell>
          <table:table-cell table:style-name="Default" office:value-type="float" office:value="-2.250517" calcext:value-type="float">
            <text:p>-2,2505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50517" calcext:value-type="float">
            <text:p>-2,250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856474" calcext:value-type="float">
            <text:p>1856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.config</text:p>
          </table:table-cell>
          <table:table-cell table:formula="of:=CONCATENATE(&quot;r&quot;;[.B11];&quot;-&quot;;[.C11];&quot;-&quot;;[.E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7.29" calcext:value-type="float">
            <text:p>7,29</text:p>
          </table:table-cell>
          <table:table-cell table:style-name="ce12" table:formula="of:=[.J11]" office:value-type="float" office:value="-2.250517" calcext:value-type="float">
            <text:p>-2,3</text:p>
          </table:table-cell>
          <table:table-cell table:style-name="ce12" table:formula="of:=[.I11]" office:value-type="float" office:value="0.018587" calcext:value-type="float">
            <text:p>0,0</text:p>
          </table:table-cell>
          <table:table-cell table:formula="of:=[.U11]" office:value-type="float" office:value="-1" calcext:value-type="float">
            <text:p>-1</text:p>
          </table:table-cell>
          <table:table-cell table:formula="of:=[.V11]" office:value-type="float" office:value="0.000064" calcext:value-type="float">
            <text:p>6,4E-05</text:p>
          </table:table-cell>
          <table:table-cell table:formula="of:=ABS([.AE11]-CEILING([.AC1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0.032361" calcext:value-type="float">
            <text:p>0,032361</text:p>
          </table:table-cell>
          <table:table-cell table:style-name="Default" office:value-type="float" office:value="-4.436534" calcext:value-type="float">
            <text:p>-4,436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6534" calcext:value-type="float">
            <text:p>-4,436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442345" calcext:value-type="float">
            <text:p>2442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.config</text:p>
          </table:table-cell>
          <table:table-cell table:formula="of:=CONCATENATE(&quot;r&quot;;[.B12];&quot;-&quot;;[.C12];&quot;-&quot;;[.E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7.18" calcext:value-type="float">
            <text:p>7,18</text:p>
          </table:table-cell>
          <table:table-cell table:style-name="ce12" table:formula="of:=[.J12]" office:value-type="float" office:value="-4.436534" calcext:value-type="float">
            <text:p>-4,4</text:p>
          </table:table-cell>
          <table:table-cell table:style-name="ce12" table:formula="of:=[.I12]" office:value-type="float" office:value="0.032361" calcext:value-type="float">
            <text:p>0,0</text:p>
          </table:table-cell>
          <table:table-cell table:formula="of:=[.U12]" office:value-type="float" office:value="-2" calcext:value-type="float">
            <text:p>-2</text:p>
          </table:table-cell>
          <table:table-cell table:formula="of:=[.V12]" office:value-type="float" office:value="0.000089" calcext:value-type="float">
            <text:p>8,9E-05</text:p>
          </table:table-cell>
          <table:table-cell table:formula="of:=ABS([.AE12]-CEILING([.AC1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22" calcext:value-type="float">
            <text:p>822</text:p>
          </table:table-cell>
          <table:table-cell office:value-type="float" office:value="191" calcext:value-type="float">
            <text:p>191</text:p>
          </table:table-cell>
          <table:table-cell table:style-name="Default" office:value-type="float" office:value="0.039446" calcext:value-type="float">
            <text:p>0,039446</text:p>
          </table:table-cell>
          <table:table-cell table:style-name="Default" office:value-type="float" office:value="-3.705741" calcext:value-type="float">
            <text:p>-3,7057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05741" calcext:value-type="float">
            <text:p>-3,705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2462265" calcext:value-type="float">
            <text:p>2462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.config</text:p>
          </table:table-cell>
          <table:table-cell table:formula="of:=CONCATENATE(&quot;r&quot;;[.B13];&quot;-&quot;;[.C13];&quot;-&quot;;[.E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7.06" calcext:value-type="float">
            <text:p>7,06</text:p>
          </table:table-cell>
          <table:table-cell table:style-name="ce12" table:formula="of:=[.J13]" office:value-type="float" office:value="-3.705741" calcext:value-type="float">
            <text:p>-3,7</text:p>
          </table:table-cell>
          <table:table-cell table:style-name="ce12" table:formula="of:=[.I13]" office:value-type="float" office:value="0.039446" calcext:value-type="float">
            <text:p>0,0</text:p>
          </table:table-cell>
          <table:table-cell table:formula="of:=[.U13]" office:value-type="float" office:value="-1" calcext:value-type="float">
            <text:p>-1</text:p>
          </table:table-cell>
          <table:table-cell table:formula="of:=[.V13]" office:value-type="float" office:value="0.000072" calcext:value-type="float">
            <text:p>7,2E-05</text:p>
          </table:table-cell>
          <table:table-cell table:formula="of:=ABS([.AE13]-CEILING([.AC1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2" calcext:value-type="float">
            <text:p>82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28793" calcext:value-type="float">
            <text:p>0,028793</text:p>
          </table:table-cell>
          <table:table-cell table:style-name="Default" office:value-type="float" office:value="-2.629601" calcext:value-type="float">
            <text:p>-2,629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9601" calcext:value-type="float">
            <text:p>-2,629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462825" calcext:value-type="float">
            <text:p>246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.config</text:p>
          </table:table-cell>
          <table:table-cell table:formula="of:=CONCATENATE(&quot;r&quot;;[.B14];&quot;-&quot;;[.C14];&quot;-&quot;;[.E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6.93" calcext:value-type="float">
            <text:p>6,93</text:p>
          </table:table-cell>
          <table:table-cell table:style-name="ce12" table:formula="of:=[.J14]" office:value-type="float" office:value="-2.629601" calcext:value-type="float">
            <text:p>-2,6</text:p>
          </table:table-cell>
          <table:table-cell table:style-name="ce12" table:formula="of:=[.I14]" office:value-type="float" office:value="0.028793" calcext:value-type="float">
            <text:p>0,0</text:p>
          </table:table-cell>
          <table:table-cell table:formula="of:=[.U14]" office:value-type="float" office:value="-1" calcext:value-type="float">
            <text:p>-1</text:p>
          </table:table-cell>
          <table:table-cell table:formula="of:=[.V14]" office:value-type="float" office:value="0.000074" calcext:value-type="float">
            <text:p>7,4E-05</text:p>
          </table:table-cell>
          <table:table-cell table:formula="of:=ABS([.AE14]-CEILING([.AC1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27772" calcext:value-type="float">
            <text:p>0,027772</text:p>
          </table:table-cell>
          <table:table-cell table:style-name="Default" office:value-type="float" office:value="-2.947231" calcext:value-type="float">
            <text:p>-2,9472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947231" calcext:value-type="float">
            <text:p>-2,947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465641" calcext:value-type="float">
            <text:p>2465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.config</text:p>
          </table:table-cell>
          <table:table-cell table:formula="of:=CONCATENATE(&quot;r&quot;;[.B15];&quot;-&quot;;[.C15];&quot;-&quot;;[.E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7.18" calcext:value-type="float">
            <text:p>7,18</text:p>
          </table:table-cell>
          <table:table-cell table:style-name="ce12" table:formula="of:=[.J15]" office:value-type="float" office:value="-2.947231" calcext:value-type="float">
            <text:p>-2,9</text:p>
          </table:table-cell>
          <table:table-cell table:style-name="ce12" table:formula="of:=[.I15]" office:value-type="float" office:value="0.027772" calcext:value-type="float">
            <text:p>0,0</text:p>
          </table:table-cell>
          <table:table-cell table:formula="of:=[.U15]" office:value-type="float" office:value="-2" calcext:value-type="float">
            <text:p>-2</text:p>
          </table:table-cell>
          <table:table-cell table:formula="of:=[.V15]" office:value-type="float" office:value="0.000074" calcext:value-type="float">
            <text:p>7,4E-05</text:p>
          </table:table-cell>
          <table:table-cell table:formula="of:=ABS([.AE15]-CEILING([.AC1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22" calcext:value-type="float">
            <text:p>8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31859" calcext:value-type="float">
            <text:p>0,031859</text:p>
          </table:table-cell>
          <table:table-cell table:style-name="Default" office:value-type="float" office:value="-2.603175" calcext:value-type="float">
            <text:p>-2,6031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03175" calcext:value-type="float">
            <text:p>-2,603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469257" calcext:value-type="float">
            <text:p>2469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.config</text:p>
          </table:table-cell>
          <table:table-cell table:formula="of:=CONCATENATE(&quot;r&quot;;[.B16];&quot;-&quot;;[.C16];&quot;-&quot;;[.E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6.57" calcext:value-type="float">
            <text:p>6,57</text:p>
          </table:table-cell>
          <table:table-cell table:style-name="ce12" table:formula="of:=[.J16]" office:value-type="float" office:value="-2.603175" calcext:value-type="float">
            <text:p>-2,6</text:p>
          </table:table-cell>
          <table:table-cell table:style-name="ce12" table:formula="of:=[.I16]" office:value-type="float" office:value="0.031859" calcext:value-type="float">
            <text:p>0,0</text:p>
          </table:table-cell>
          <table:table-cell table:formula="of:=[.U16]" office:value-type="float" office:value="-1" calcext:value-type="float">
            <text:p>-1</text:p>
          </table:table-cell>
          <table:table-cell table:formula="of:=[.V16]" office:value-type="float" office:value="0.000076" calcext:value-type="float">
            <text:p>7,6E-05</text:p>
          </table:table-cell>
          <table:table-cell table:formula="of:=ABS([.AE16]-CEILING([.AC1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0.039319" calcext:value-type="float">
            <text:p>0,039319</text:p>
          </table:table-cell>
          <table:table-cell table:style-name="Default" office:value-type="float" office:value="-4.44673" calcext:value-type="float">
            <text:p>-4,446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4673" calcext:value-type="float">
            <text:p>-4,446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3062628" calcext:value-type="float">
            <text:p>3062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.config</text:p>
          </table:table-cell>
          <table:table-cell table:formula="of:=CONCATENATE(&quot;r&quot;;[.B17];&quot;-&quot;;[.C17];&quot;-&quot;;[.E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7.79" calcext:value-type="float">
            <text:p>7,79</text:p>
          </table:table-cell>
          <table:table-cell table:style-name="ce12" table:formula="of:=[.J17]" office:value-type="float" office:value="-4.44673" calcext:value-type="float">
            <text:p>-4,4</text:p>
          </table:table-cell>
          <table:table-cell table:style-name="ce12" table:formula="of:=[.I17]" office:value-type="float" office:value="0.039319" calcext:value-type="float">
            <text:p>0,0</text:p>
          </table:table-cell>
          <table:table-cell table:formula="of:=[.U17]" office:value-type="float" office:value="-2" calcext:value-type="float">
            <text:p>-2</text:p>
          </table:table-cell>
          <table:table-cell table:formula="of:=[.V17]" office:value-type="float" office:value="0.000089" calcext:value-type="float">
            <text:p>8,9E-05</text:p>
          </table:table-cell>
          <table:table-cell table:formula="of:=ABS([.AE17]-CEILING([.AC1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27" calcext:value-type="float">
            <text:p>1027</text:p>
          </table:table-cell>
          <table:table-cell office:value-type="float" office:value="260" calcext:value-type="float">
            <text:p>260</text:p>
          </table:table-cell>
          <table:table-cell table:style-name="Default" office:value-type="float" office:value="0.0648" calcext:value-type="float">
            <text:p>0,0648</text:p>
          </table:table-cell>
          <table:table-cell table:style-name="Default" office:value-type="float" office:value="-4.433072" calcext:value-type="float">
            <text:p>-4,4330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3072" calcext:value-type="float">
            <text:p>-4,433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3091228" calcext:value-type="float">
            <text:p>309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.config</text:p>
          </table:table-cell>
          <table:table-cell table:formula="of:=CONCATENATE(&quot;r&quot;;[.B18];&quot;-&quot;;[.C18];&quot;-&quot;;[.E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7.21" calcext:value-type="float">
            <text:p>7,21</text:p>
          </table:table-cell>
          <table:table-cell table:style-name="ce12" table:formula="of:=[.J18]" office:value-type="float" office:value="-4.433072" calcext:value-type="float">
            <text:p>-4,4</text:p>
          </table:table-cell>
          <table:table-cell table:style-name="ce12" table:formula="of:=[.I18]" office:value-type="float" office:value="0.0648" calcext:value-type="float">
            <text:p>0,1</text:p>
          </table:table-cell>
          <table:table-cell table:formula="of:=[.U18]" office:value-type="float" office:value="-1" calcext:value-type="float">
            <text:p>-1</text:p>
          </table:table-cell>
          <table:table-cell table:formula="of:=[.V18]" office:value-type="float" office:value="0.000091" calcext:value-type="float">
            <text:p>9,1E-05</text:p>
          </table:table-cell>
          <table:table-cell table:formula="of:=ABS([.AE18]-CEILING([.AC1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27" calcext:value-type="float">
            <text:p>1027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3456" calcext:value-type="float">
            <text:p>0,033456</text:p>
          </table:table-cell>
          <table:table-cell table:style-name="Default" office:value-type="float" office:value="-3.632821" calcext:value-type="float">
            <text:p>-3,6328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32821" calcext:value-type="float">
            <text:p>-3,6328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3091956" calcext:value-type="float">
            <text:p>3091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a.config</text:p>
          </table:table-cell>
          <table:table-cell table:formula="of:=CONCATENATE(&quot;r&quot;;[.B19];&quot;-&quot;;[.C19];&quot;-&quot;;[.E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7.11" calcext:value-type="float">
            <text:p>7,11</text:p>
          </table:table-cell>
          <table:table-cell table:style-name="ce12" table:formula="of:=[.J19]" office:value-type="float" office:value="-3.632821" calcext:value-type="float">
            <text:p>-3,6</text:p>
          </table:table-cell>
          <table:table-cell table:style-name="ce12" table:formula="of:=[.I19]" office:value-type="float" office:value="0.033456" calcext:value-type="float">
            <text:p>0,0</text:p>
          </table:table-cell>
          <table:table-cell table:formula="of:=[.U19]" office:value-type="float" office:value="0" calcext:value-type="float">
            <text:p>0</text:p>
          </table:table-cell>
          <table:table-cell table:formula="of:=[.V19]" office:value-type="float" office:value="0.000089" calcext:value-type="float">
            <text:p>8,9E-05</text:p>
          </table:table-cell>
          <table:table-cell table:formula="of:=ABS([.AE19]-CEILING([.AC1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27" calcext:value-type="float">
            <text:p>1027</text:p>
          </table:table-cell>
          <table:table-cell office:value-type="float" office:value="215" calcext:value-type="float">
            <text:p>215</text:p>
          </table:table-cell>
          <table:table-cell table:style-name="Default" office:value-type="float" office:value="0.059332" calcext:value-type="float">
            <text:p>0,059332</text:p>
          </table:table-cell>
          <table:table-cell table:style-name="Default" office:value-type="float" office:value="-3.024261" calcext:value-type="float">
            <text:p>-3,0242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024261" calcext:value-type="float">
            <text:p>-3,024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3105380" calcext:value-type="float">
            <text:p>3105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ra.config</text:p>
          </table:table-cell>
          <table:table-cell table:formula="of:=CONCATENATE(&quot;r&quot;;[.B20];&quot;-&quot;;[.C20];&quot;-&quot;;[.E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7.89" calcext:value-type="float">
            <text:p>7,89</text:p>
          </table:table-cell>
          <table:table-cell table:style-name="ce12" table:formula="of:=[.J20]" office:value-type="float" office:value="-3.024261" calcext:value-type="float">
            <text:p>-3,0</text:p>
          </table:table-cell>
          <table:table-cell table:style-name="ce12" table:formula="of:=[.I20]" office:value-type="float" office:value="0.059332" calcext:value-type="float">
            <text:p>0,1</text:p>
          </table:table-cell>
          <table:table-cell table:formula="of:=[.U20]" office:value-type="float" office:value="0" calcext:value-type="float">
            <text:p>0</text:p>
          </table:table-cell>
          <table:table-cell table:formula="of:=[.V20]" office:value-type="float" office:value="0.000089" calcext:value-type="float">
            <text:p>8,9E-05</text:p>
          </table:table-cell>
          <table:table-cell table:formula="of:=ABS([.AE20]-CEILING([.AC2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27" calcext:value-type="float">
            <text:p>102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33598" calcext:value-type="float">
            <text:p>0,033598</text:p>
          </table:table-cell>
          <table:table-cell table:style-name="Default" office:value-type="float" office:value="-3.168965" calcext:value-type="float">
            <text:p>-3,1689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68965" calcext:value-type="float">
            <text:p>-3,1689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3099924" calcext:value-type="float">
            <text:p>3099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9" calcext:value-type="float">
            <text:p>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.config</text:p>
          </table:table-cell>
          <table:table-cell table:formula="of:=CONCATENATE(&quot;r&quot;;[.B21];&quot;-&quot;;[.C21];&quot;-&quot;;[.E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7.01" calcext:value-type="float">
            <text:p>7,01</text:p>
          </table:table-cell>
          <table:table-cell table:style-name="ce12" table:formula="of:=[.J21]" office:value-type="float" office:value="-3.168965" calcext:value-type="float">
            <text:p>-3,2</text:p>
          </table:table-cell>
          <table:table-cell table:style-name="ce12" table:formula="of:=[.I21]" office:value-type="float" office:value="0.033598" calcext:value-type="float">
            <text:p>0,0</text:p>
          </table:table-cell>
          <table:table-cell table:formula="of:=[.U21]" office:value-type="float" office:value="-1" calcext:value-type="float">
            <text:p>-1</text:p>
          </table:table-cell>
          <table:table-cell table:formula="of:=[.V21]" office:value-type="float" office:value="0.00009" calcext:value-type="float">
            <text:p>9E-05</text:p>
          </table:table-cell>
          <table:table-cell table:formula="of:=ABS([.AE21]-CEILING([.AC2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4138" calcext:value-type="float">
            <text:p>0,004138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3784" calcext:value-type="float">
            <text:p>713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.config</text:p>
          </table:table-cell>
          <table:table-cell table:formula="of:=CONCATENATE(&quot;r&quot;;[.B22];&quot;-&quot;;[.C22];&quot;-&quot;;[.E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2" table:formula="of:=[.J22]" office:value-type="float" office:value="-2" calcext:value-type="float">
            <text:p>-2,0</text:p>
          </table:table-cell>
          <table:table-cell table:style-name="ce12" table:formula="of:=[.I22]" office:value-type="float" office:value="0.004138" calcext:value-type="float">
            <text:p>0,0</text:p>
          </table:table-cell>
          <table:table-cell table:formula="of:=[.U22]" office:value-type="float" office:value="-2" calcext:value-type="float">
            <text:p>-2</text:p>
          </table:table-cell>
          <table:table-cell table:formula="of:=[.V22]" office:value-type="float" office:value="0.000042" calcext:value-type="float">
            <text:p>4,2E-05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5371" calcext:value-type="float">
            <text:p>0,005371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4360" calcext:value-type="float">
            <text:p>714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.config</text:p>
          </table:table-cell>
          <table:table-cell table:formula="of:=CONCATENATE(&quot;r&quot;;[.B23];&quot;-&quot;;[.C23];&quot;-&quot;;[.E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0" calcext:value-type="float">
            <text:p>0</text:p>
          </table:table-cell>
          <table:table-cell table:style-name="ce12" table:formula="of:=[.J23]" office:value-type="float" office:value="-2" calcext:value-type="float">
            <text:p>-2,0</text:p>
          </table:table-cell>
          <table:table-cell table:style-name="ce12" table:formula="of:=[.I23]" office:value-type="float" office:value="0.005371" calcext:value-type="float">
            <text:p>0,0</text:p>
          </table:table-cell>
          <table:table-cell table:formula="of:=[.U23]" office:value-type="float" office:value="-2" calcext:value-type="float">
            <text:p>-2</text:p>
          </table:table-cell>
          <table:table-cell table:formula="of:=[.V23]" office:value-type="float" office:value="0.000056" calcext:value-type="float">
            <text:p>5,6E-05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5587" calcext:value-type="float">
            <text:p>0,005587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416" calcext:value-type="float">
            <text:p>7164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.config</text:p>
          </table:table-cell>
          <table:table-cell table:formula="of:=CONCATENATE(&quot;r&quot;;[.B24];&quot;-&quot;;[.C24];&quot;-&quot;;[.E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2" table:formula="of:=[.J24]" office:value-type="float" office:value="-1" calcext:value-type="float">
            <text:p>-1,0</text:p>
          </table:table-cell>
          <table:table-cell table:style-name="ce12" table:formula="of:=[.I24]" office:value-type="float" office:value="0.005587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0.000049" calcext:value-type="float">
            <text:p>4,9E-05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4016" calcext:value-type="float">
            <text:p>0,004016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056" calcext:value-type="float">
            <text:p>715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25];&quot;-&quot;;[.C25];&quot;-&quot;;[.E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2" table:formula="of:=[.J25]" office:value-type="float" office:value="-1" calcext:value-type="float">
            <text:p>-1,0</text:p>
          </table:table-cell>
          <table:table-cell table:style-name="ce12" table:formula="of:=[.I25]" office:value-type="float" office:value="0.004016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0.000047" calcext:value-type="float">
            <text:p>4,7E-05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41" calcext:value-type="float">
            <text:p>0,0041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544" calcext:value-type="float">
            <text:p>7155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.config</text:p>
          </table:table-cell>
          <table:table-cell table:formula="of:=CONCATENATE(&quot;r&quot;;[.B26];&quot;-&quot;;[.C26];&quot;-&quot;;[.E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0" calcext:value-type="float">
            <text:p>0</text:p>
          </table:table-cell>
          <table:table-cell table:style-name="ce12" table:formula="of:=[.J26]" office:value-type="float" office:value="-1" calcext:value-type="float">
            <text:p>-1,0</text:p>
          </table:table-cell>
          <table:table-cell table:style-name="ce12" table:formula="of:=[.I26]" office:value-type="float" office:value="0.0041" calcext:value-type="float">
            <text:p>0,0</text:p>
          </table:table-cell>
          <table:table-cell table:formula="of:=[.U26]" office:value-type="float" office:value="-1" calcext:value-type="float">
            <text:p>-1</text:p>
          </table:table-cell>
          <table:table-cell table:formula="of:=[.V26]" office:value-type="float" office:value="0.000062" calcext:value-type="float">
            <text:p>6,2E-05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8429" calcext:value-type="float">
            <text:p>0,008429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434447" calcext:value-type="float">
            <text:p>434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27];&quot;-&quot;;[.C27];&quot;-&quot;;[.E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34.62" calcext:value-type="float">
            <text:p>34,62</text:p>
          </table:table-cell>
          <table:table-cell table:style-name="ce12" table:formula="of:=[.J27]" office:value-type="float" office:value="-1" calcext:value-type="float">
            <text:p>-1,0</text:p>
          </table:table-cell>
          <table:table-cell table:style-name="ce12" table:formula="of:=[.I27]" office:value-type="float" office:value="0.008429" calcext:value-type="float">
            <text:p>0,0</text:p>
          </table:table-cell>
          <table:table-cell table:formula="of:=[.U27]" office:value-type="float" office:value="1" calcext:value-type="float">
            <text:p>1</text:p>
          </table:table-cell>
          <table:table-cell table:formula="of:=[.V27]" office:value-type="float" office:value="0.000062" calcext:value-type="float">
            <text:p>6,2E-05</text:p>
          </table:table-cell>
          <table:table-cell table:formula="of:=ABS([.AE27]-CEILING([.AC2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5479" calcext:value-type="float">
            <text:p>0,005479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327" calcext:value-type="float">
            <text:p>432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a.config</text:p>
          </table:table-cell>
          <table:table-cell table:formula="of:=CONCATENATE(&quot;r&quot;;[.B28];&quot;-&quot;;[.C28];&quot;-&quot;;[.E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26.92" calcext:value-type="float">
            <text:p>26,92</text:p>
          </table:table-cell>
          <table:table-cell table:style-name="ce12" table:formula="of:=[.J28]" office:value-type="float" office:value="-1" calcext:value-type="float">
            <text:p>-1,0</text:p>
          </table:table-cell>
          <table:table-cell table:style-name="ce12" table:formula="of:=[.I28]" office:value-type="float" office:value="0.005479" calcext:value-type="float">
            <text:p>0,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0.000036" calcext:value-type="float">
            <text:p>3,6E-05</text:p>
          </table:table-cell>
          <table:table-cell table:formula="of:=ABS([.AE28]-CEILING([.AC2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138" calcext:value-type="float">
            <text:p>0,006138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319" calcext:value-type="float">
            <text:p>435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29];&quot;-&quot;;[.C29];&quot;-&quot;;[.E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38.46" calcext:value-type="float">
            <text:p>38,46</text:p>
          </table:table-cell>
          <table:table-cell table:style-name="ce12" table:formula="of:=[.J29]" office:value-type="float" office:value="-1" calcext:value-type="float">
            <text:p>-1,0</text:p>
          </table:table-cell>
          <table:table-cell table:style-name="ce12" table:formula="of:=[.I29]" office:value-type="float" office:value="0.006138" calcext:value-type="float">
            <text:p>0,0</text:p>
          </table:table-cell>
          <table:table-cell table:formula="of:=[.U29]" office:value-type="float" office:value="-1" calcext:value-type="float">
            <text:p>-1</text:p>
          </table:table-cell>
          <table:table-cell table:formula="of:=[.V29]" office:value-type="float" office:value="0.000039" calcext:value-type="float">
            <text:p>3,9E-05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008958" calcext:value-type="float">
            <text:p>0,0089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437135" calcext:value-type="float">
            <text:p>437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.config</text:p>
          </table:table-cell>
          <table:table-cell table:formula="of:=CONCATENATE(&quot;r&quot;;[.B30];&quot;-&quot;;[.C30];&quot;-&quot;;[.E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46.15" calcext:value-type="float">
            <text:p>46,15</text:p>
          </table:table-cell>
          <table:table-cell table:style-name="ce12" table:formula="of:=[.J30]" office:value-type="float" office:value="0" calcext:value-type="float">
            <text:p>0,0</text:p>
          </table:table-cell>
          <table:table-cell table:style-name="ce12" table:formula="of:=[.I30]" office:value-type="float" office:value="0.008958" calcext:value-type="float">
            <text:p>0,0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0.000055" calcext:value-type="float">
            <text:p>5,5E-05</text:p>
          </table:table-cell>
          <table:table-cell table:formula="of:=ABS([.AE30]-CEILING([.AC3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0727" calcext:value-type="float">
            <text:p>0,007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255" calcext:value-type="float">
            <text:p>437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31];&quot;-&quot;;[.C31];&quot;-&quot;;[.E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0.38" calcext:value-type="float">
            <text:p>40,38</text:p>
          </table:table-cell>
          <table:table-cell table:style-name="ce12" table:formula="of:=[.J31]" office:value-type="float" office:value="0" calcext:value-type="float">
            <text:p>0,0</text:p>
          </table:table-cell>
          <table:table-cell table:style-name="ce12" table:formula="of:=[.I31]" office:value-type="float" office:value="0.00727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0.000049" calcext:value-type="float">
            <text:p>4,9E-05</text:p>
          </table:table-cell>
          <table:table-cell table:formula="of:=ABS([.AE31]-CEILING([.AC3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1596" calcext:value-type="float">
            <text:p>0,011596</text:p>
          </table:table-cell>
          <table:table-cell table:style-name="Default" office:value-type="float" office:value="-1.805556" calcext:value-type="float">
            <text:p>-1,8055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05556" calcext:value-type="float">
            <text:p>-1,805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650" calcext:value-type="float">
            <text:p>595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32];&quot;-&quot;;[.C32];&quot;-&quot;;[.E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6.75" calcext:value-type="float">
            <text:p>46,75</text:p>
          </table:table-cell>
          <table:table-cell table:style-name="ce12" table:formula="of:=[.J32]" office:value-type="float" office:value="-1.805556" calcext:value-type="float">
            <text:p>-1,8</text:p>
          </table:table-cell>
          <table:table-cell table:style-name="ce12" table:formula="of:=[.I32]" office:value-type="float" office:value="0.011596" calcext:value-type="float">
            <text:p>0,0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0.000045" calcext:value-type="float">
            <text:p>4,5E-05</text:p>
          </table:table-cell>
          <table:table-cell table:formula="of:=ABS([.AE32]-CEILING([.AC3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1281" calcext:value-type="float">
            <text:p>0,01281</text:p>
          </table:table-cell>
          <table:table-cell table:style-name="Default" office:value-type="float" office:value="-1.866995" calcext:value-type="float">
            <text:p>-1,866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66995" calcext:value-type="float">
            <text:p>-1,866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596674" calcext:value-type="float">
            <text:p>596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33];&quot;-&quot;;[.C33];&quot;-&quot;;[.E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36.36" calcext:value-type="float">
            <text:p>36,36</text:p>
          </table:table-cell>
          <table:table-cell table:style-name="ce12" table:formula="of:=[.J33]" office:value-type="float" office:value="-1.866995" calcext:value-type="float">
            <text:p>-1,9</text:p>
          </table:table-cell>
          <table:table-cell table:style-name="ce12" table:formula="of:=[.I33]" office:value-type="float" office:value="0.01281" calcext:value-type="float">
            <text:p>0,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.000048" calcext:value-type="float">
            <text:p>4,8E-05</text:p>
          </table:table-cell>
          <table:table-cell table:formula="of:=ABS([.AE33]-CEILING([.AC3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9322" calcext:value-type="float">
            <text:p>0,009322</text:p>
          </table:table-cell>
          <table:table-cell table:style-name="Default" office:value-type="float" office:value="-0.959184" calcext:value-type="float">
            <text:p>-0,9591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59184" calcext:value-type="float">
            <text:p>-0,959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770" calcext:value-type="float">
            <text:p>595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34];&quot;-&quot;;[.C34];&quot;-&quot;;[.E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6.75" calcext:value-type="float">
            <text:p>46,75</text:p>
          </table:table-cell>
          <table:table-cell table:style-name="ce12" table:formula="of:=[.J34]" office:value-type="float" office:value="-0.959184" calcext:value-type="float">
            <text:p>-1,0</text:p>
          </table:table-cell>
          <table:table-cell table:style-name="ce12" table:formula="of:=[.I34]" office:value-type="float" office:value="0.009322" calcext:value-type="float">
            <text:p>0,0</text:p>
          </table:table-cell>
          <table:table-cell table:formula="of:=[.U34]" office:value-type="float" office:value="2" calcext:value-type="float">
            <text:p>2</text:p>
          </table:table-cell>
          <table:table-cell table:formula="of:=[.V34]" office:value-type="float" office:value="0.000071" calcext:value-type="float">
            <text:p>7,1E-05</text:p>
          </table:table-cell>
          <table:table-cell table:formula="of:=ABS([.AE34]-CEILING([.AC3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0.008767" calcext:value-type="float">
            <text:p>0,0087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882" calcext:value-type="float">
            <text:p>59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35];&quot;-&quot;;[.C35];&quot;-&quot;;[.E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36.36" calcext:value-type="float">
            <text:p>36,36</text:p>
          </table:table-cell>
          <table:table-cell table:style-name="ce12" table:formula="of:=[.J35]" office:value-type="float" office:value="0" calcext:value-type="float">
            <text:p>0,0</text:p>
          </table:table-cell>
          <table:table-cell table:style-name="ce12" table:formula="of:=[.I35]" office:value-type="float" office:value="0.008767" calcext:value-type="float">
            <text:p>0,0</text:p>
          </table:table-cell>
          <table:table-cell table:formula="of:=[.U35]" office:value-type="float" office:value="2" calcext:value-type="float">
            <text:p>2</text:p>
          </table:table-cell>
          <table:table-cell table:formula="of:=[.V35]" office:value-type="float" office:value="0.000047" calcext:value-type="float">
            <text:p>4,7E-05</text:p>
          </table:table-cell>
          <table:table-cell table:formula="of:=ABS([.AE35]-CEILING([.AC3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12168" calcext:value-type="float">
            <text:p>0,0121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03082" calcext:value-type="float">
            <text:p>603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36];&quot;-&quot;;[.C36];&quot;-&quot;;[.E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1.56" calcext:value-type="float">
            <text:p>41,56</text:p>
          </table:table-cell>
          <table:table-cell table:style-name="ce12" table:formula="of:=[.J36]" office:value-type="float" office:value="0" calcext:value-type="float">
            <text:p>0,0</text:p>
          </table:table-cell>
          <table:table-cell table:style-name="ce12" table:formula="of:=[.I36]" office:value-type="float" office:value="0.012168" calcext:value-type="float">
            <text:p>0,0</text:p>
          </table:table-cell>
          <table:table-cell table:formula="of:=[.U36]" office:value-type="float" office:value="2" calcext:value-type="float">
            <text:p>2</text:p>
          </table:table-cell>
          <table:table-cell table:formula="of:=[.V36]" office:value-type="float" office:value="0.000065" calcext:value-type="float">
            <text:p>6,5E-05</text:p>
          </table:table-cell>
          <table:table-cell table:formula="of:=ABS([.AE36]-CEILING([.AC3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19355" calcext:value-type="float">
            <text:p>0,019355</text:p>
          </table:table-cell>
          <table:table-cell table:style-name="Default" office:value-type="float" office:value="-1.64604" calcext:value-type="float">
            <text:p>-1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4604" calcext:value-type="float">
            <text:p>-1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791498" calcext:value-type="float">
            <text:p>79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.config</text:p>
          </table:table-cell>
          <table:table-cell table:formula="of:=CONCATENATE(&quot;r&quot;;[.B37];&quot;-&quot;;[.C37];&quot;-&quot;;[.E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45.1" calcext:value-type="float">
            <text:p>45,1</text:p>
          </table:table-cell>
          <table:table-cell table:style-name="ce12" table:formula="of:=[.J37]" office:value-type="float" office:value="-1.64604" calcext:value-type="float">
            <text:p>-1,6</text:p>
          </table:table-cell>
          <table:table-cell table:style-name="ce12" table:formula="of:=[.I37]" office:value-type="float" office:value="0.019355" calcext:value-type="float">
            <text:p>0,0</text:p>
          </table:table-cell>
          <table:table-cell table:formula="of:=[.U37]" office:value-type="float" office:value="3" calcext:value-type="float">
            <text:p>3</text:p>
          </table:table-cell>
          <table:table-cell table:formula="of:=[.V37]" office:value-type="float" office:value="0.000055" calcext:value-type="float">
            <text:p>5,5E-05</text:p>
          </table:table-cell>
          <table:table-cell table:formula="of:=ABS([.AE37]-CEILING([.AC37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0.017484" calcext:value-type="float">
            <text:p>0,017484</text:p>
          </table:table-cell>
          <table:table-cell table:style-name="Default" office:value-type="float" office:value="-1.658672" calcext:value-type="float">
            <text:p>-1,658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58672" calcext:value-type="float">
            <text:p>-1,658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85746" calcext:value-type="float">
            <text:p>785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.config</text:p>
          </table:table-cell>
          <table:table-cell table:formula="of:=CONCATENATE(&quot;r&quot;;[.B38];&quot;-&quot;;[.C38];&quot;-&quot;;[.E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47.06" calcext:value-type="float">
            <text:p>47,06</text:p>
          </table:table-cell>
          <table:table-cell table:style-name="ce12" table:formula="of:=[.J38]" office:value-type="float" office:value="-1.658672" calcext:value-type="float">
            <text:p>-1,7</text:p>
          </table:table-cell>
          <table:table-cell table:style-name="ce12" table:formula="of:=[.I38]" office:value-type="float" office:value="0.017484" calcext:value-type="float">
            <text:p>0,0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0.000052" calcext:value-type="float">
            <text:p>5,2E-05</text:p>
          </table:table-cell>
          <table:table-cell table:formula="of:=ABS([.AE38]-CEILING([.AC3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17285" calcext:value-type="float">
            <text:p>0,017285</text:p>
          </table:table-cell>
          <table:table-cell table:style-name="Default" office:value-type="float" office:value="-1.000461" calcext:value-type="float">
            <text:p>-1,0004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000461" calcext:value-type="float">
            <text:p>-1,0004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91562" calcext:value-type="float">
            <text:p>791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.config</text:p>
          </table:table-cell>
          <table:table-cell table:formula="of:=CONCATENATE(&quot;r&quot;;[.B39];&quot;-&quot;;[.C39];&quot;-&quot;;[.E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52.94" calcext:value-type="float">
            <text:p>52,94</text:p>
          </table:table-cell>
          <table:table-cell table:style-name="ce12" table:formula="of:=[.J39]" office:value-type="float" office:value="-1.000461" calcext:value-type="float">
            <text:p>-1,0</text:p>
          </table:table-cell>
          <table:table-cell table:style-name="ce12" table:formula="of:=[.I39]" office:value-type="float" office:value="0.017285" calcext:value-type="float">
            <text:p>0,0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0.000052" calcext:value-type="float">
            <text:p>5,2E-05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0.016923" calcext:value-type="float">
            <text:p>0,016923</text:p>
          </table:table-cell>
          <table:table-cell table:style-name="Default" office:value-type="float" office:value="-0.87234" calcext:value-type="float">
            <text:p>-0,872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87234" calcext:value-type="float">
            <text:p>-0,872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94082" calcext:value-type="float">
            <text:p>794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.config</text:p>
          </table:table-cell>
          <table:table-cell table:formula="of:=CONCATENATE(&quot;r&quot;;[.B40];&quot;-&quot;;[.C40];&quot;-&quot;;[.E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50.98" calcext:value-type="float">
            <text:p>50,98</text:p>
          </table:table-cell>
          <table:table-cell table:style-name="ce12" table:formula="of:=[.J40]" office:value-type="float" office:value="-0.87234" calcext:value-type="float">
            <text:p>-0,9</text:p>
          </table:table-cell>
          <table:table-cell table:style-name="ce12" table:formula="of:=[.I40]" office:value-type="float" office:value="0.016923" calcext:value-type="float">
            <text:p>0,0</text:p>
          </table:table-cell>
          <table:table-cell table:formula="of:=[.U40]" office:value-type="float" office:value="2" calcext:value-type="float">
            <text:p>2</text:p>
          </table:table-cell>
          <table:table-cell table:formula="of:=[.V40]" office:value-type="float" office:value="0.000054" calcext:value-type="float">
            <text:p>5,4E-05</text:p>
          </table:table-cell>
          <table:table-cell table:formula="of:=ABS([.AE40]-CEILING([.AC4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01395" calcext:value-type="float">
            <text:p>0,01395</text:p>
          </table:table-cell>
          <table:table-cell table:style-name="Default" office:value-type="float" office:value="-0.666667" calcext:value-type="float">
            <text:p>-0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66667" calcext:value-type="float">
            <text:p>-0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91842" calcext:value-type="float">
            <text:p>791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.config</text:p>
          </table:table-cell>
          <table:table-cell table:formula="of:=CONCATENATE(&quot;r&quot;;[.B41];&quot;-&quot;;[.C41];&quot;-&quot;;[.E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7.25" calcext:value-type="float">
            <text:p>37,25</text:p>
          </table:table-cell>
          <table:table-cell table:style-name="ce12" table:formula="of:=[.J41]" office:value-type="float" office:value="-0.666667" calcext:value-type="float">
            <text:p>-0,7</text:p>
          </table:table-cell>
          <table:table-cell table:style-name="ce12" table:formula="of:=[.I41]" office:value-type="float" office:value="0.01395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0.000073" calcext:value-type="float">
            <text:p>7,3E-05</text:p>
          </table:table-cell>
          <table:table-cell table:formula="of:=ABS([.AE41]-CEILING([.AC4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27976" calcext:value-type="float">
            <text:p>0,027976</text:p>
          </table:table-cell>
          <table:table-cell table:style-name="Default" office:value-type="float" office:value="-2.210211" calcext:value-type="float">
            <text:p>-2,2102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10211" calcext:value-type="float">
            <text:p>-2,210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014182" calcext:value-type="float">
            <text:p>1014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.config</text:p>
          </table:table-cell>
          <table:table-cell table:formula="of:=CONCATENATE(&quot;r&quot;;[.B42];&quot;-&quot;;[.C42];&quot;-&quot;;[.E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51.97" calcext:value-type="float">
            <text:p>51,97</text:p>
          </table:table-cell>
          <table:table-cell table:style-name="ce12" table:formula="of:=[.J42]" office:value-type="float" office:value="-2.210211" calcext:value-type="float">
            <text:p>-2,2</text:p>
          </table:table-cell>
          <table:table-cell table:style-name="ce12" table:formula="of:=[.I42]" office:value-type="float" office:value="0.027976" calcext:value-type="float">
            <text:p>0,0</text:p>
          </table:table-cell>
          <table:table-cell table:formula="of:=[.U42]" office:value-type="float" office:value="2" calcext:value-type="float">
            <text:p>2</text:p>
          </table:table-cell>
          <table:table-cell table:formula="of:=[.V42]" office:value-type="float" office:value="0.000064" calcext:value-type="float">
            <text:p>6,4E-05</text:p>
          </table:table-cell>
          <table:table-cell table:formula="of:=ABS([.AE42]-CEILING([.AC42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0.028939" calcext:value-type="float">
            <text:p>0,028939</text:p>
          </table:table-cell>
          <table:table-cell table:style-name="Default" office:value-type="float" office:value="-1.63568" calcext:value-type="float">
            <text:p>-1,63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3568" calcext:value-type="float">
            <text:p>-1,63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014286" calcext:value-type="float">
            <text:p>1014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.config</text:p>
          </table:table-cell>
          <table:table-cell table:formula="of:=CONCATENATE(&quot;r&quot;;[.B43];&quot;-&quot;;[.C43];&quot;-&quot;;[.E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48.82" calcext:value-type="float">
            <text:p>48,82</text:p>
          </table:table-cell>
          <table:table-cell table:style-name="ce12" table:formula="of:=[.J43]" office:value-type="float" office:value="-1.63568" calcext:value-type="float">
            <text:p>-1,6</text:p>
          </table:table-cell>
          <table:table-cell table:style-name="ce12" table:formula="of:=[.I43]" office:value-type="float" office:value="0.028939" calcext:value-type="float">
            <text:p>0,0</text:p>
          </table:table-cell>
          <table:table-cell table:formula="of:=[.U43]" office:value-type="float" office:value="4" calcext:value-type="float">
            <text:p>4</text:p>
          </table:table-cell>
          <table:table-cell table:formula="of:=[.V43]" office:value-type="float" office:value="0.000063" calcext:value-type="float">
            <text:p>6,3E-05</text:p>
          </table:table-cell>
          <table:table-cell table:formula="of:=ABS([.AE43]-CEILING([.AC4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0.02009" calcext:value-type="float">
            <text:p>0,02009</text:p>
          </table:table-cell>
          <table:table-cell table:style-name="Default" office:value-type="float" office:value="-1.279783" calcext:value-type="float">
            <text:p>-1,2797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79783" calcext:value-type="float">
            <text:p>-1,2797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005854" calcext:value-type="float">
            <text:p>1005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.config</text:p>
          </table:table-cell>
          <table:table-cell table:formula="of:=CONCATENATE(&quot;r&quot;;[.B44];&quot;-&quot;;[.C44];&quot;-&quot;;[.E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47.24" calcext:value-type="float">
            <text:p>47,24</text:p>
          </table:table-cell>
          <table:table-cell table:style-name="ce12" table:formula="of:=[.J44]" office:value-type="float" office:value="-1.279783" calcext:value-type="float">
            <text:p>-1,3</text:p>
          </table:table-cell>
          <table:table-cell table:style-name="ce12" table:formula="of:=[.I44]" office:value-type="float" office:value="0.02009" calcext:value-type="float">
            <text:p>0,0</text:p>
          </table:table-cell>
          <table:table-cell table:formula="of:=[.U44]" office:value-type="float" office:value="3" calcext:value-type="float">
            <text:p>3</text:p>
          </table:table-cell>
          <table:table-cell table:formula="of:=[.V44]" office:value-type="float" office:value="0.000063" calcext:value-type="float">
            <text:p>6,3E-05</text:p>
          </table:table-cell>
          <table:table-cell table:formula="of:=ABS([.AE44]-CEILING([.AC4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0.031898" calcext:value-type="float">
            <text:p>0,031898</text:p>
          </table:table-cell>
          <table:table-cell table:style-name="Default" office:value-type="float" office:value="-1.292124" calcext:value-type="float">
            <text:p>-1,2921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92124" calcext:value-type="float">
            <text:p>-1,292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014294" calcext:value-type="float">
            <text:p>1014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.config</text:p>
          </table:table-cell>
          <table:table-cell table:formula="of:=CONCATENATE(&quot;r&quot;;[.B45];&quot;-&quot;;[.C45];&quot;-&quot;;[.E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51.97" calcext:value-type="float">
            <text:p>51,97</text:p>
          </table:table-cell>
          <table:table-cell table:style-name="ce12" table:formula="of:=[.J45]" office:value-type="float" office:value="-1.292124" calcext:value-type="float">
            <text:p>-1,3</text:p>
          </table:table-cell>
          <table:table-cell table:style-name="ce12" table:formula="of:=[.I45]" office:value-type="float" office:value="0.031898" calcext:value-type="float">
            <text:p>0,0</text:p>
          </table:table-cell>
          <table:table-cell table:formula="of:=[.U45]" office:value-type="float" office:value="3" calcext:value-type="float">
            <text:p>3</text:p>
          </table:table-cell>
          <table:table-cell table:formula="of:=[.V45]" office:value-type="float" office:value="0.000065" calcext:value-type="float">
            <text:p>6,5E-05</text:p>
          </table:table-cell>
          <table:table-cell table:formula="of:=ABS([.AE45]-CEILING([.AC4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019431" calcext:value-type="float">
            <text:p>0,019431</text:p>
          </table:table-cell>
          <table:table-cell table:style-name="Default" office:value-type="float" office:value="-0.59754" calcext:value-type="float">
            <text:p>-0,597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59754" calcext:value-type="float">
            <text:p>-0,597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008302" calcext:value-type="float">
            <text:p>1008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.config</text:p>
          </table:table-cell>
          <table:table-cell table:formula="of:=CONCATENATE(&quot;r&quot;;[.B46];&quot;-&quot;;[.C46];&quot;-&quot;;[.E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53.54" calcext:value-type="float">
            <text:p>53,54</text:p>
          </table:table-cell>
          <table:table-cell table:style-name="ce12" table:formula="of:=[.J46]" office:value-type="float" office:value="-0.59754" calcext:value-type="float">
            <text:p>-0,6</text:p>
          </table:table-cell>
          <table:table-cell table:style-name="ce12" table:formula="of:=[.I46]" office:value-type="float" office:value="0.019431" calcext:value-type="float">
            <text:p>0,0</text:p>
          </table:table-cell>
          <table:table-cell table:formula="of:=[.U46]" office:value-type="float" office:value="3" calcext:value-type="float">
            <text:p>3</text:p>
          </table:table-cell>
          <table:table-cell table:formula="of:=[.V46]" office:value-type="float" office:value="0.000064" calcext:value-type="float">
            <text:p>6,4E-05</text:p>
          </table:table-cell>
          <table:table-cell table:formula="of:=ABS([.AE46]-CEILING([.AC4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3645" calcext:value-type="float">
            <text:p>0,003645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427" calcext:value-type="float">
            <text:p>298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47];&quot;-&quot;;[.C47];&quot;-&quot;;[.E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0" calcext:value-type="float">
            <text:p>0</text:p>
          </table:table-cell>
          <table:table-cell table:style-name="ce12" table:formula="of:=[.J47]" office:value-type="float" office:value="-1" calcext:value-type="float">
            <text:p>-1,0</text:p>
          </table:table-cell>
          <table:table-cell table:style-name="ce12" table:formula="of:=[.I47]" office:value-type="float" office:value="0.003645" calcext:value-type="float">
            <text:p>0,0</text:p>
          </table:table-cell>
          <table:table-cell table:formula="of:=[.U47]" office:value-type="float" office:value="-1" calcext:value-type="float">
            <text:p>-1</text:p>
          </table:table-cell>
          <table:table-cell table:formula="of:=[.V47]" office:value-type="float" office:value="0.000033" calcext:value-type="float">
            <text:p>3,3E-05</text:p>
          </table:table-cell>
          <table:table-cell table:formula="of:=ABS([.AE47]-CEILING([.AC4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5105" calcext:value-type="float">
            <text:p>0,0051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310" calcext:value-type="float">
            <text:p>296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48];&quot;-&quot;;[.C48];&quot;-&quot;;[.E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25.93" calcext:value-type="float">
            <text:p>25,93</text:p>
          </table:table-cell>
          <table:table-cell table:style-name="ce12" table:formula="of:=[.J48]" office:value-type="float" office:value="0" calcext:value-type="float">
            <text:p>0,0</text:p>
          </table:table-cell>
          <table:table-cell table:style-name="ce12" table:formula="of:=[.I48]" office:value-type="float" office:value="0.005105" calcext:value-type="float">
            <text:p>0,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0.000043" calcext:value-type="float">
            <text:p>4,3E-05</text:p>
          </table:table-cell>
          <table:table-cell table:formula="of:=ABS([.AE48]-CEILING([.AC4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4509" calcext:value-type="float">
            <text:p>0,0045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626" calcext:value-type="float">
            <text:p>292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a.config</text:p>
          </table:table-cell>
          <table:table-cell table:formula="of:=CONCATENATE(&quot;r&quot;;[.B49];&quot;-&quot;;[.C49];&quot;-&quot;;[.E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2" table:formula="of:=[.J49]" office:value-type="float" office:value="0" calcext:value-type="float">
            <text:p>0,0</text:p>
          </table:table-cell>
          <table:table-cell table:style-name="ce12" table:formula="of:=[.I49]" office:value-type="float" office:value="0.004509" calcext:value-type="float">
            <text:p>0,0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0.000048" calcext:value-type="float">
            <text:p>4,8E-05</text:p>
          </table:table-cell>
          <table:table-cell table:formula="of:=ABS([.AE49]-CEILING([.AC4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00485" calcext:value-type="float">
            <text:p>0,004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96" calcext:value-type="float">
            <text:p>295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.config</text:p>
          </table:table-cell>
          <table:table-cell table:formula="of:=CONCATENATE(&quot;r&quot;;[.B50];&quot;-&quot;;[.C50];&quot;-&quot;;[.E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12" table:formula="of:=[.J50]" office:value-type="float" office:value="0" calcext:value-type="float">
            <text:p>0,0</text:p>
          </table:table-cell>
          <table:table-cell table:style-name="ce12" table:formula="of:=[.I50]" office:value-type="float" office:value="0.00485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0.000043" calcext:value-type="float">
            <text:p>4,3E-05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4378" calcext:value-type="float">
            <text:p>0,0043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166" calcext:value-type="float">
            <text:p>297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.config</text:p>
          </table:table-cell>
          <table:table-cell table:formula="of:=CONCATENATE(&quot;r&quot;;[.B51];&quot;-&quot;;[.C51];&quot;-&quot;;[.E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29.63" calcext:value-type="float">
            <text:p>29,63</text:p>
          </table:table-cell>
          <table:table-cell table:style-name="ce12" table:formula="of:=[.J51]" office:value-type="float" office:value="0" calcext:value-type="float">
            <text:p>0,0</text:p>
          </table:table-cell>
          <table:table-cell table:style-name="ce12" table:formula="of:=[.I51]" office:value-type="float" office:value="0.004378" calcext:value-type="float">
            <text:p>0,0</text:p>
          </table:table-cell>
          <table:table-cell table:formula="of:=[.U51]" office:value-type="float" office:value="1" calcext:value-type="float">
            <text:p>1</text:p>
          </table:table-cell>
          <table:table-cell table:formula="of:=[.V51]" office:value-type="float" office:value="0.000037" calcext:value-type="float">
            <text:p>3,7E-05</text:p>
          </table:table-cell>
          <table:table-cell table:formula="of:=ABS([.AE51]-CEILING([.AC5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09374" calcext:value-type="float">
            <text:p>0,009374</text:p>
          </table:table-cell>
          <table:table-cell table:style-name="Default" office:value-type="float" office:value="-2.877192" calcext:value-type="float">
            <text:p>-2,8771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77192" calcext:value-type="float">
            <text:p>-2,877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005" calcext:value-type="float">
            <text:p>52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52];&quot;-&quot;;[.C52];&quot;-&quot;;[.E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31.52" calcext:value-type="float">
            <text:p>31,52</text:p>
          </table:table-cell>
          <table:table-cell table:style-name="ce12" table:formula="of:=[.J52]" office:value-type="float" office:value="-2.877192" calcext:value-type="float">
            <text:p>-2,9</text:p>
          </table:table-cell>
          <table:table-cell table:style-name="ce12" table:formula="of:=[.I52]" office:value-type="float" office:value="0.009374" calcext:value-type="float">
            <text:p>0,0</text:p>
          </table:table-cell>
          <table:table-cell table:formula="of:=[.U52]" office:value-type="float" office:value="-1" calcext:value-type="float">
            <text:p>-1</text:p>
          </table:table-cell>
          <table:table-cell table:formula="of:=[.V52]" office:value-type="float" office:value="0.00005" calcext:value-type="float">
            <text:p>5E-05</text:p>
          </table:table-cell>
          <table:table-cell table:formula="of:=ABS([.AE52]-CEILING([.AC5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08798" calcext:value-type="float">
            <text:p>0,008798</text:p>
          </table:table-cell>
          <table:table-cell table:style-name="Default" office:value-type="float" office:value="-2.041506" calcext:value-type="float">
            <text:p>-2,0415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41506" calcext:value-type="float">
            <text:p>-2,041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524941" calcext:value-type="float">
            <text:p>524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53];&quot;-&quot;;[.C53];&quot;-&quot;;[.E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38.04" calcext:value-type="float">
            <text:p>38,04</text:p>
          </table:table-cell>
          <table:table-cell table:style-name="ce12" table:formula="of:=[.J53]" office:value-type="float" office:value="-2.041506" calcext:value-type="float">
            <text:p>-2,0</text:p>
          </table:table-cell>
          <table:table-cell table:style-name="ce12" table:formula="of:=[.I53]" office:value-type="float" office:value="0.008798" calcext:value-type="float">
            <text:p>0,0</text:p>
          </table:table-cell>
          <table:table-cell table:formula="of:=[.U53]" office:value-type="float" office:value="1" calcext:value-type="float">
            <text:p>1</text:p>
          </table:table-cell>
          <table:table-cell table:formula="of:=[.V53]" office:value-type="float" office:value="0.000039" calcext:value-type="float">
            <text:p>3,9E-05</text:p>
          </table:table-cell>
          <table:table-cell table:formula="of:=ABS([.AE53]-CEILING([.AC53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09902" calcext:value-type="float">
            <text:p>0,009902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766" calcext:value-type="float">
            <text:p>536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38" calcext:value-type="float">
            <text:p>3,8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a.config</text:p>
          </table:table-cell>
          <table:table-cell table:formula="of:=CONCATENATE(&quot;r&quot;;[.B54];&quot;-&quot;;[.C54];&quot;-&quot;;[.E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32.61" calcext:value-type="float">
            <text:p>32,61</text:p>
          </table:table-cell>
          <table:table-cell table:style-name="ce12" table:formula="of:=[.J54]" office:value-type="float" office:value="-1.488889" calcext:value-type="float">
            <text:p>-1,5</text:p>
          </table:table-cell>
          <table:table-cell table:style-name="ce12" table:formula="of:=[.I54]" office:value-type="float" office:value="0.009902" calcext:value-type="float">
            <text:p>0,0</text:p>
          </table:table-cell>
          <table:table-cell table:formula="of:=[.U54]" office:value-type="float" office:value="0" calcext:value-type="float">
            <text:p>0</text:p>
          </table:table-cell>
          <table:table-cell table:formula="of:=[.V54]" office:value-type="float" office:value="0.000038" calcext:value-type="float">
            <text:p>3,8E-05</text:p>
          </table:table-cell>
          <table:table-cell table:formula="of:=ABS([.AE54]-CEILING([.AC5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4609" calcext:value-type="float">
            <text:p>0,004609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345" calcext:value-type="float">
            <text:p>516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55];&quot;-&quot;;[.C55];&quot;-&quot;;[.E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2" table:formula="of:=[.J55]" office:value-type="float" office:value="-1" calcext:value-type="float">
            <text:p>-1,0</text:p>
          </table:table-cell>
          <table:table-cell table:style-name="ce12" table:formula="of:=[.I55]" office:value-type="float" office:value="0.004609" calcext:value-type="float">
            <text:p>0,0</text:p>
          </table:table-cell>
          <table:table-cell table:formula="of:=[.U55]" office:value-type="float" office:value="-1" calcext:value-type="float">
            <text:p>-1</text:p>
          </table:table-cell>
          <table:table-cell table:formula="of:=[.V55]" office:value-type="float" office:value="0.000042" calcext:value-type="float">
            <text:p>4,2E-05</text:p>
          </table:table-cell>
          <table:table-cell table:formula="of:=ABS([.AE55]-CEILING([.AC5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0.006599" calcext:value-type="float">
            <text:p>0,006599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401" calcext:value-type="float">
            <text:p>5244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56];&quot;-&quot;;[.C56];&quot;-&quot;;[.E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0" calcext:value-type="float">
            <text:p>0</text:p>
          </table:table-cell>
          <table:table-cell table:style-name="ce12" table:formula="of:=[.J56]" office:value-type="float" office:value="-1" calcext:value-type="float">
            <text:p>-1,0</text:p>
          </table:table-cell>
          <table:table-cell table:style-name="ce12" table:formula="of:=[.I56]" office:value-type="float" office:value="0.006599" calcext:value-type="float">
            <text:p>0,0</text:p>
          </table:table-cell>
          <table:table-cell table:formula="of:=[.U56]" office:value-type="float" office:value="-1" calcext:value-type="float">
            <text:p>-1</text:p>
          </table:table-cell>
          <table:table-cell table:formula="of:=[.V56]" office:value-type="float" office:value="0.000053" calcext:value-type="float">
            <text:p>5,3E-05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21796" calcext:value-type="float">
            <text:p>0,021796</text:p>
          </table:table-cell>
          <table:table-cell table:style-name="Default" office:value-type="float" office:value="-2.667658" calcext:value-type="float">
            <text:p>-2,6676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67658" calcext:value-type="float">
            <text:p>-2,6676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734390" calcext:value-type="float">
            <text:p>734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.config</text:p>
          </table:table-cell>
          <table:table-cell table:formula="of:=CONCATENATE(&quot;r&quot;;[.B57];&quot;-&quot;;[.C57];&quot;-&quot;;[.E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35.04" calcext:value-type="float">
            <text:p>35,04</text:p>
          </table:table-cell>
          <table:table-cell table:style-name="ce12" table:formula="of:=[.J57]" office:value-type="float" office:value="-2.667658" calcext:value-type="float">
            <text:p>-2,7</text:p>
          </table:table-cell>
          <table:table-cell table:style-name="ce12" table:formula="of:=[.I57]" office:value-type="float" office:value="0.021796" calcext:value-type="float">
            <text:p>0,0</text:p>
          </table:table-cell>
          <table:table-cell table:formula="of:=[.U57]" office:value-type="float" office:value="-1" calcext:value-type="float">
            <text:p>-1</text:p>
          </table:table-cell>
          <table:table-cell table:formula="of:=[.V57]" office:value-type="float" office:value="0.000045" calcext:value-type="float">
            <text:p>4,5E-05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0.012205" calcext:value-type="float">
            <text:p>0,012205</text:p>
          </table:table-cell>
          <table:table-cell table:style-name="Default" office:value-type="float" office:value="-2.423324" calcext:value-type="float">
            <text:p>-2,4233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23324" calcext:value-type="float">
            <text:p>-2,423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26974" calcext:value-type="float">
            <text:p>726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.config</text:p>
          </table:table-cell>
          <table:table-cell table:formula="of:=CONCATENATE(&quot;r&quot;;[.B58];&quot;-&quot;;[.C58];&quot;-&quot;;[.E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32.85" calcext:value-type="float">
            <text:p>32,85</text:p>
          </table:table-cell>
          <table:table-cell table:style-name="ce12" table:formula="of:=[.J58]" office:value-type="float" office:value="-2.423324" calcext:value-type="float">
            <text:p>-2,4</text:p>
          </table:table-cell>
          <table:table-cell table:style-name="ce12" table:formula="of:=[.I58]" office:value-type="float" office:value="0.012205" calcext:value-type="float">
            <text:p>0,0</text:p>
          </table:table-cell>
          <table:table-cell table:formula="of:=[.U58]" office:value-type="float" office:value="-1" calcext:value-type="float">
            <text:p>-1</text:p>
          </table:table-cell>
          <table:table-cell table:formula="of:=[.V58]" office:value-type="float" office:value="0.000048" calcext:value-type="float">
            <text:p>4,8E-05</text:p>
          </table:table-cell>
          <table:table-cell table:formula="of:=ABS([.AE58]-CEILING([.AC5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7078" calcext:value-type="float">
            <text:p>0,017078</text:p>
          </table:table-cell>
          <table:table-cell table:style-name="Default" office:value-type="float" office:value="-2.759171" calcext:value-type="float">
            <text:p>-2,75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759171" calcext:value-type="float">
            <text:p>-2,75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35054" calcext:value-type="float">
            <text:p>735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44" calcext:value-type="float">
            <text:p>4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.config</text:p>
          </table:table-cell>
          <table:table-cell table:formula="of:=CONCATENATE(&quot;r&quot;;[.B59];&quot;-&quot;;[.C59];&quot;-&quot;;[.E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30.66" calcext:value-type="float">
            <text:p>30,66</text:p>
          </table:table-cell>
          <table:table-cell table:style-name="ce12" table:formula="of:=[.J59]" office:value-type="float" office:value="-2.759171" calcext:value-type="float">
            <text:p>-2,8</text:p>
          </table:table-cell>
          <table:table-cell table:style-name="ce12" table:formula="of:=[.I59]" office:value-type="float" office:value="0.017078" calcext:value-type="float">
            <text:p>0,0</text:p>
          </table:table-cell>
          <table:table-cell table:formula="of:=[.U59]" office:value-type="float" office:value="-1" calcext:value-type="float">
            <text:p>-1</text:p>
          </table:table-cell>
          <table:table-cell table:formula="of:=[.V59]" office:value-type="float" office:value="0.000044" calcext:value-type="float">
            <text:p>4,4E-05</text:p>
          </table:table-cell>
          <table:table-cell table:formula="of:=ABS([.AE59]-CEILING([.AC5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0.015843" calcext:value-type="float">
            <text:p>0,015843</text:p>
          </table:table-cell>
          <table:table-cell table:style-name="Default" office:value-type="float" office:value="-1.534603" calcext:value-type="float">
            <text:p>-1,5346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34603" calcext:value-type="float">
            <text:p>-1,5346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34534" calcext:value-type="float">
            <text:p>73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a.config</text:p>
          </table:table-cell>
          <table:table-cell table:formula="of:=CONCATENATE(&quot;r&quot;;[.B60];&quot;-&quot;;[.C60];&quot;-&quot;;[.E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33.58" calcext:value-type="float">
            <text:p>33,58</text:p>
          </table:table-cell>
          <table:table-cell table:style-name="ce12" table:formula="of:=[.J60]" office:value-type="float" office:value="-1.534603" calcext:value-type="float">
            <text:p>-1,5</text:p>
          </table:table-cell>
          <table:table-cell table:style-name="ce12" table:formula="of:=[.I60]" office:value-type="float" office:value="0.015843" calcext:value-type="float">
            <text:p>0,0</text:p>
          </table:table-cell>
          <table:table-cell table:formula="of:=[.U60]" office:value-type="float" office:value="0" calcext:value-type="float">
            <text:p>0</text:p>
          </table:table-cell>
          <table:table-cell table:formula="of:=[.V60]" office:value-type="float" office:value="0.000059" calcext:value-type="float">
            <text:p>5,9E-05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3228" calcext:value-type="float">
            <text:p>0,013228</text:p>
          </table:table-cell>
          <table:table-cell table:style-name="Default" office:value-type="float" office:value="-1.782258" calcext:value-type="float">
            <text:p>-1,7822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782258" calcext:value-type="float">
            <text:p>-1,782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34374" calcext:value-type="float">
            <text:p>734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.config</text:p>
          </table:table-cell>
          <table:table-cell table:formula="of:=CONCATENATE(&quot;r&quot;;[.B61];&quot;-&quot;;[.C61];&quot;-&quot;;[.E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32.12" calcext:value-type="float">
            <text:p>32,12</text:p>
          </table:table-cell>
          <table:table-cell table:style-name="ce12" table:formula="of:=[.J61]" office:value-type="float" office:value="-1.782258" calcext:value-type="float">
            <text:p>-1,8</text:p>
          </table:table-cell>
          <table:table-cell table:style-name="ce12" table:formula="of:=[.I61]" office:value-type="float" office:value="0.013228" calcext:value-type="float">
            <text:p>0,0</text:p>
          </table:table-cell>
          <table:table-cell table:formula="of:=[.U61]" office:value-type="float" office:value="-1" calcext:value-type="float">
            <text:p>-1</text:p>
          </table:table-cell>
          <table:table-cell table:formula="of:=[.V61]" office:value-type="float" office:value="0.000052" calcext:value-type="float">
            <text:p>5,2E-05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table:style-name="Default" office:value-type="float" office:value="0.018446" calcext:value-type="float">
            <text:p>0,018446</text:p>
          </table:table-cell>
          <table:table-cell table:style-name="Default" office:value-type="float" office:value="-4.249345" calcext:value-type="float">
            <text:p>-4,2493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249345" calcext:value-type="float">
            <text:p>-4,249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960142" calcext:value-type="float">
            <text:p>96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.config</text:p>
          </table:table-cell>
          <table:table-cell table:formula="of:=CONCATENATE(&quot;r&quot;;[.B62];&quot;-&quot;;[.C62];&quot;-&quot;;[.E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28.57" calcext:value-type="float">
            <text:p>28,57</text:p>
          </table:table-cell>
          <table:table-cell table:style-name="ce12" table:formula="of:=[.J62]" office:value-type="float" office:value="-4.249345" calcext:value-type="float">
            <text:p>-4,2</text:p>
          </table:table-cell>
          <table:table-cell table:style-name="ce12" table:formula="of:=[.I62]" office:value-type="float" office:value="0.018446" calcext:value-type="float">
            <text:p>0,0</text:p>
          </table:table-cell>
          <table:table-cell table:formula="of:=[.U62]" office:value-type="float" office:value="-3" calcext:value-type="float">
            <text:p>-3</text:p>
          </table:table-cell>
          <table:table-cell table:formula="of:=[.V62]" office:value-type="float" office:value="0.000053" calcext:value-type="float">
            <text:p>5,3E-05</text:p>
          </table:table-cell>
          <table:table-cell table:formula="of:=ABS([.AE62]-CEILING([.AC6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19462" calcext:value-type="float">
            <text:p>0,019462</text:p>
          </table:table-cell>
          <table:table-cell table:style-name="Default" office:value-type="float" office:value="-3.444223" calcext:value-type="float">
            <text:p>-3,4442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444223" calcext:value-type="float">
            <text:p>-3,444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964070" calcext:value-type="float">
            <text:p>96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.config</text:p>
          </table:table-cell>
          <table:table-cell table:formula="of:=CONCATENATE(&quot;r&quot;;[.B63];&quot;-&quot;;[.C63];&quot;-&quot;;[.E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32.97" calcext:value-type="float">
            <text:p>32,97</text:p>
          </table:table-cell>
          <table:table-cell table:style-name="ce12" table:formula="of:=[.J63]" office:value-type="float" office:value="-3.444223" calcext:value-type="float">
            <text:p>-3,4</text:p>
          </table:table-cell>
          <table:table-cell table:style-name="ce12" table:formula="of:=[.I63]" office:value-type="float" office:value="0.019462" calcext:value-type="float">
            <text:p>0,0</text:p>
          </table:table-cell>
          <table:table-cell table:formula="of:=[.U63]" office:value-type="float" office:value="1" calcext:value-type="float">
            <text:p>1</text:p>
          </table:table-cell>
          <table:table-cell table:formula="of:=[.V63]" office:value-type="float" office:value="0.000056" calcext:value-type="float">
            <text:p>5,6E-05</text:p>
          </table:table-cell>
          <table:table-cell table:formula="of:=ABS([.AE63]-CEILING([.AC6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0.02706" calcext:value-type="float">
            <text:p>0,02706</text:p>
          </table:table-cell>
          <table:table-cell table:style-name="Default" office:value-type="float" office:value="-2.855077" calcext:value-type="float">
            <text:p>-2,8550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55077" calcext:value-type="float">
            <text:p>-2,8550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967982" calcext:value-type="float">
            <text:p>967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.config</text:p>
          </table:table-cell>
          <table:table-cell table:formula="of:=CONCATENATE(&quot;r&quot;;[.B64];&quot;-&quot;;[.C64];&quot;-&quot;;[.E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31.32" calcext:value-type="float">
            <text:p>31,32</text:p>
          </table:table-cell>
          <table:table-cell table:style-name="ce12" table:formula="of:=[.J64]" office:value-type="float" office:value="-2.855077" calcext:value-type="float">
            <text:p>-2,9</text:p>
          </table:table-cell>
          <table:table-cell table:style-name="ce12" table:formula="of:=[.I64]" office:value-type="float" office:value="0.02706" calcext:value-type="float">
            <text:p>0,0</text:p>
          </table:table-cell>
          <table:table-cell table:formula="of:=[.U64]" office:value-type="float" office:value="-1" calcext:value-type="float">
            <text:p>-1</text:p>
          </table:table-cell>
          <table:table-cell table:formula="of:=[.V64]" office:value-type="float" office:value="0.000054" calcext:value-type="float">
            <text:p>5,4E-05</text:p>
          </table:table-cell>
          <table:table-cell table:formula="of:=ABS([.AE64]-CEILING([.AC6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.018944" calcext:value-type="float">
            <text:p>0,018944</text:p>
          </table:table-cell>
          <table:table-cell table:style-name="Default" office:value-type="float" office:value="-2.628279" calcext:value-type="float">
            <text:p>-2,628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8279" calcext:value-type="float">
            <text:p>-2,628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961294" calcext:value-type="float">
            <text:p>96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.config</text:p>
          </table:table-cell>
          <table:table-cell table:formula="of:=CONCATENATE(&quot;r&quot;;[.B65];&quot;-&quot;;[.C65];&quot;-&quot;;[.E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35.16" calcext:value-type="float">
            <text:p>35,16</text:p>
          </table:table-cell>
          <table:table-cell table:style-name="ce12" table:formula="of:=[.J65]" office:value-type="float" office:value="-2.628279" calcext:value-type="float">
            <text:p>-2,6</text:p>
          </table:table-cell>
          <table:table-cell table:style-name="ce12" table:formula="of:=[.I65]" office:value-type="float" office:value="0.018944" calcext:value-type="float">
            <text:p>0,0</text:p>
          </table:table-cell>
          <table:table-cell table:formula="of:=[.U65]" office:value-type="float" office:value="-1" calcext:value-type="float">
            <text:p>-1</text:p>
          </table:table-cell>
          <table:table-cell table:formula="of:=[.V65]" office:value-type="float" office:value="0.000061" calcext:value-type="float">
            <text:p>6,1E-05</text:p>
          </table:table-cell>
          <table:table-cell table:formula="of:=ABS([.AE65]-CEILING([.AC6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18493" calcext:value-type="float">
            <text:p>0,018493</text:p>
          </table:table-cell>
          <table:table-cell table:style-name="Default" office:value-type="float" office:value="-2.036043" calcext:value-type="float">
            <text:p>-2,0360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36043" calcext:value-type="float">
            <text:p>-2,0360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963854" calcext:value-type="float">
            <text:p>96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a.config</text:p>
          </table:table-cell>
          <table:table-cell table:formula="of:=CONCATENATE(&quot;r&quot;;[.B66];&quot;-&quot;;[.C66];&quot;-&quot;;[.E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32.42" calcext:value-type="float">
            <text:p>32,42</text:p>
          </table:table-cell>
          <table:table-cell table:style-name="ce12" table:formula="of:=[.J66]" office:value-type="float" office:value="-2.036043" calcext:value-type="float">
            <text:p>-2,0</text:p>
          </table:table-cell>
          <table:table-cell table:style-name="ce12" table:formula="of:=[.I66]" office:value-type="float" office:value="0.018493" calcext:value-type="float">
            <text:p>0,0</text:p>
          </table:table-cell>
          <table:table-cell table:formula="of:=[.U66]" office:value-type="float" office:value="0" calcext:value-type="float">
            <text:p>0</text:p>
          </table:table-cell>
          <table:table-cell table:formula="of:=[.V66]" office:value-type="float" office:value="0.000055" calcext:value-type="float">
            <text:p>5,5E-05</text:p>
          </table:table-cell>
          <table:table-cell table:formula="of:=ABS([.AE66]-CEILING([.AC6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0.029226" calcext:value-type="float">
            <text:p>0,029226</text:p>
          </table:table-cell>
          <table:table-cell table:style-name="Default" office:value-type="float" office:value="-4.672346" calcext:value-type="float">
            <text:p>-4,6723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72346" calcext:value-type="float">
            <text:p>-4,672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236516" calcext:value-type="float">
            <text:p>1236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a.config</text:p>
          </table:table-cell>
          <table:table-cell table:formula="of:=CONCATENATE(&quot;r&quot;;[.B67];&quot;-&quot;;[.C67];&quot;-&quot;;[.E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34.36" calcext:value-type="float">
            <text:p>34,36</text:p>
          </table:table-cell>
          <table:table-cell table:style-name="ce12" table:formula="of:=[.J67]" office:value-type="float" office:value="-4.672346" calcext:value-type="float">
            <text:p>-4,7</text:p>
          </table:table-cell>
          <table:table-cell table:style-name="ce12" table:formula="of:=[.I67]" office:value-type="float" office:value="0.029226" calcext:value-type="float">
            <text:p>0,0</text:p>
          </table:table-cell>
          <table:table-cell table:formula="of:=[.U67]" office:value-type="float" office:value="0" calcext:value-type="float">
            <text:p>0</text:p>
          </table:table-cell>
          <table:table-cell table:formula="of:=[.V67]" office:value-type="float" office:value="0.000064" calcext:value-type="float">
            <text:p>6,4E-05</text:p>
          </table:table-cell>
          <table:table-cell table:formula="of:=ABS([.AE67]-CEILING([.AC67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8279" calcext:value-type="float">
            <text:p>0,028279</text:p>
          </table:table-cell>
          <table:table-cell table:style-name="Default" office:value-type="float" office:value="-3.687975" calcext:value-type="float">
            <text:p>-3,687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87975" calcext:value-type="float">
            <text:p>-3,687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1239012" calcext:value-type="float">
            <text:p>1239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a.config</text:p>
          </table:table-cell>
          <table:table-cell table:formula="of:=CONCATENATE(&quot;r&quot;;[.B68];&quot;-&quot;;[.C68];&quot;-&quot;;[.E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33.04" calcext:value-type="float">
            <text:p>33,04</text:p>
          </table:table-cell>
          <table:table-cell table:style-name="ce12" table:formula="of:=[.J68]" office:value-type="float" office:value="-3.687975" calcext:value-type="float">
            <text:p>-3,7</text:p>
          </table:table-cell>
          <table:table-cell table:style-name="ce12" table:formula="of:=[.I68]" office:value-type="float" office:value="0.028279" calcext:value-type="float">
            <text:p>0,0</text:p>
          </table:table-cell>
          <table:table-cell table:formula="of:=[.U68]" office:value-type="float" office:value="0" calcext:value-type="float">
            <text:p>0</text:p>
          </table:table-cell>
          <table:table-cell table:formula="of:=[.V68]" office:value-type="float" office:value="0.000064" calcext:value-type="float">
            <text:p>6,4E-05</text:p>
          </table:table-cell>
          <table:table-cell table:formula="of:=ABS([.AE68]-CEILING([.AC6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0.050582" calcext:value-type="float">
            <text:p>0,050582</text:p>
          </table:table-cell>
          <table:table-cell table:style-name="Default" office:value-type="float" office:value="-3.363808" calcext:value-type="float">
            <text:p>-3,36380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363808" calcext:value-type="float">
            <text:p>-3,363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247500" calcext:value-type="float">
            <text:p>124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.config</text:p>
          </table:table-cell>
          <table:table-cell table:formula="of:=CONCATENATE(&quot;r&quot;;[.B69];&quot;-&quot;;[.C69];&quot;-&quot;;[.E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30.84" calcext:value-type="float">
            <text:p>30,84</text:p>
          </table:table-cell>
          <table:table-cell table:style-name="ce12" table:formula="of:=[.J69]" office:value-type="float" office:value="-3.363808" calcext:value-type="float">
            <text:p>-3,4</text:p>
          </table:table-cell>
          <table:table-cell table:style-name="ce12" table:formula="of:=[.I69]" office:value-type="float" office:value="0.050582" calcext:value-type="float">
            <text:p>0,1</text:p>
          </table:table-cell>
          <table:table-cell table:formula="of:=[.U69]" office:value-type="float" office:value="-1" calcext:value-type="float">
            <text:p>-1</text:p>
          </table:table-cell>
          <table:table-cell table:formula="of:=[.V69]" office:value-type="float" office:value="0.000065" calcext:value-type="float">
            <text:p>6,5E-05</text:p>
          </table:table-cell>
          <table:table-cell table:formula="of:=ABS([.AE69]-CEILING([.AC6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34115" calcext:value-type="float">
            <text:p>0,034115</text:p>
          </table:table-cell>
          <table:table-cell table:style-name="Default" office:value-type="float" office:value="-3.197958" calcext:value-type="float">
            <text:p>-3,1979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97958" calcext:value-type="float">
            <text:p>-3,197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238372" calcext:value-type="float">
            <text:p>1238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a.config</text:p>
          </table:table-cell>
          <table:table-cell table:formula="of:=CONCATENATE(&quot;r&quot;;[.B70];&quot;-&quot;;[.C70];&quot;-&quot;;[.E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32.6" calcext:value-type="float">
            <text:p>32,6</text:p>
          </table:table-cell>
          <table:table-cell table:style-name="ce12" table:formula="of:=[.J70]" office:value-type="float" office:value="-3.197958" calcext:value-type="float">
            <text:p>-3,2</text:p>
          </table:table-cell>
          <table:table-cell table:style-name="ce12" table:formula="of:=[.I70]" office:value-type="float" office:value="0.034115" calcext:value-type="float">
            <text:p>0,0</text:p>
          </table:table-cell>
          <table:table-cell table:formula="of:=[.U70]" office:value-type="float" office:value="0" calcext:value-type="float">
            <text:p>0</text:p>
          </table:table-cell>
          <table:table-cell table:formula="of:=[.V70]" office:value-type="float" office:value="0.000064" calcext:value-type="float">
            <text:p>6,4E-05</text:p>
          </table:table-cell>
          <table:table-cell table:formula="of:=ABS([.AE70]-CEILING([.AC7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025816" calcext:value-type="float">
            <text:p>0,025816</text:p>
          </table:table-cell>
          <table:table-cell table:style-name="Default" office:value-type="float" office:value="-2.585142" calcext:value-type="float">
            <text:p>-2,585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585142" calcext:value-type="float">
            <text:p>-2,585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232428" calcext:value-type="float">
            <text:p>123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a.config</text:p>
          </table:table-cell>
          <table:table-cell table:formula="of:=CONCATENATE(&quot;r&quot;;[.B71];&quot;-&quot;;[.C71];&quot;-&quot;;[.E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31.28" calcext:value-type="float">
            <text:p>31,28</text:p>
          </table:table-cell>
          <table:table-cell table:style-name="ce12" table:formula="of:=[.J71]" office:value-type="float" office:value="-2.585142" calcext:value-type="float">
            <text:p>-2,6</text:p>
          </table:table-cell>
          <table:table-cell table:style-name="ce12" table:formula="of:=[.I71]" office:value-type="float" office:value="0.025816" calcext:value-type="float">
            <text:p>0,0</text:p>
          </table:table-cell>
          <table:table-cell table:formula="of:=[.U71]" office:value-type="float" office:value="1" calcext:value-type="float">
            <text:p>1</text:p>
          </table:table-cell>
          <table:table-cell table:formula="of:=[.V71]" office:value-type="float" office:value="0.000068" calcext:value-type="float">
            <text:p>6,8E-05</text:p>
          </table:table-cell>
          <table:table-cell table:formula="of:=ABS([.AE71]-CEILING([.AC7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3723" calcext:value-type="float">
            <text:p>0,003723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91" calcext:value-type="float">
            <text:p>338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2];&quot;-&quot;;[.C72];&quot;-&quot;;[.E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8.51" calcext:value-type="float">
            <text:p>8,51</text:p>
          </table:table-cell>
          <table:table-cell table:style-name="ce12" table:formula="of:=[.J72]" office:value-type="float" office:value="-2" calcext:value-type="float">
            <text:p>-2,0</text:p>
          </table:table-cell>
          <table:table-cell table:style-name="ce12" table:formula="of:=[.I72]" office:value-type="float" office:value="0.003723" calcext:value-type="float">
            <text:p>0,0</text:p>
          </table:table-cell>
          <table:table-cell table:formula="of:=[.U72]" office:value-type="float" office:value="0" calcext:value-type="float">
            <text:p>0</text:p>
          </table:table-cell>
          <table:table-cell table:formula="of:=[.V72]" office:value-type="float" office:value="0.000036" calcext:value-type="float">
            <text:p>3,6E-05</text:p>
          </table:table-cell>
          <table:table-cell table:formula="of:=ABS([.AE72]-CEILING([.AC7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4354" calcext:value-type="float">
            <text:p>0,004354</text:p>
          </table:table-cell>
          <table:table-cell table:style-name="Default" office:value-type="float" office:value="-1.4" calcext:value-type="float">
            <text:p>-1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4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415" calcext:value-type="float">
            <text:p>343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3];&quot;-&quot;;[.C73];&quot;-&quot;;[.E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25.53" calcext:value-type="float">
            <text:p>25,53</text:p>
          </table:table-cell>
          <table:table-cell table:style-name="ce12" table:formula="of:=[.J73]" office:value-type="float" office:value="-1.4" calcext:value-type="float">
            <text:p>-1,4</text:p>
          </table:table-cell>
          <table:table-cell table:style-name="ce12" table:formula="of:=[.I73]" office:value-type="float" office:value="0.004354" calcext:value-type="float">
            <text:p>0,0</text:p>
          </table:table-cell>
          <table:table-cell table:formula="of:=[.U73]" office:value-type="float" office:value="0" calcext:value-type="float">
            <text:p>0</text:p>
          </table:table-cell>
          <table:table-cell table:formula="of:=[.V73]" office:value-type="float" office:value="0.000036" calcext:value-type="float">
            <text:p>3,6E-05</text:p>
          </table:table-cell>
          <table:table-cell table:formula="of:=ABS([.AE73]-CEILING([.AC7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3488" calcext:value-type="float">
            <text:p>0,0034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448" calcext:value-type="float">
            <text:p>3354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4];&quot;-&quot;;[.C74];&quot;-&quot;;[.E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0" calcext:value-type="float">
            <text:p>0</text:p>
          </table:table-cell>
          <table:table-cell table:style-name="ce12" table:formula="of:=[.J74]" office:value-type="float" office:value="0" calcext:value-type="float">
            <text:p>0,0</text:p>
          </table:table-cell>
          <table:table-cell table:style-name="ce12" table:formula="of:=[.I74]" office:value-type="float" office:value="0.003488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0.000041" calcext:value-type="float">
            <text:p>4,1E-05</text:p>
          </table:table-cell>
          <table:table-cell table:formula="of:=ABS([.AE74]-CEILING([.AC7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4056" calcext:value-type="float">
            <text:p>0,0040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688" calcext:value-type="float">
            <text:p>3396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5];&quot;-&quot;;[.C75];&quot;-&quot;;[.E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0" calcext:value-type="float">
            <text:p>0</text:p>
          </table:table-cell>
          <table:table-cell table:style-name="ce12" table:formula="of:=[.J75]" office:value-type="float" office:value="0" calcext:value-type="float">
            <text:p>0,0</text:p>
          </table:table-cell>
          <table:table-cell table:style-name="ce12" table:formula="of:=[.I75]" office:value-type="float" office:value="0.004056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0.000042" calcext:value-type="float">
            <text:p>4,2E-05</text:p>
          </table:table-cell>
          <table:table-cell table:formula="of:=ABS([.AE75]-CEILING([.AC7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4094" calcext:value-type="float">
            <text:p>0,0040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328" calcext:value-type="float">
            <text:p>338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6];&quot;-&quot;;[.C76];&quot;-&quot;;[.E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0" calcext:value-type="float">
            <text:p>0</text:p>
          </table:table-cell>
          <table:table-cell table:style-name="ce12" table:formula="of:=[.J76]" office:value-type="float" office:value="0" calcext:value-type="float">
            <text:p>0,0</text:p>
          </table:table-cell>
          <table:table-cell table:style-name="ce12" table:formula="of:=[.I76]" office:value-type="float" office:value="0.004094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0.000043" calcext:value-type="float">
            <text:p>4,3E-05</text:p>
          </table:table-cell>
          <table:table-cell table:formula="of:=ABS([.AE76]-CEILING([.AC76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cpa-t6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ce34"/>
        <table:table-column table:style-name="co27" table:default-cell-style-name="ce34"/>
        <table:table-column table:style-name="co10" table:number-columns-repeated="2" table:default-cell-style-name="Default"/>
        <table:table-column table:style-name="co27" table:default-cell-style-name="ce3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2888" calcext:value-type="float">
            <text:p>0,012888</text:p>
          </table:table-cell>
          <table:table-cell table:style-name="Default" office:value-type="float" office:value="-3.179487" calcext:value-type="float">
            <text:p>-3,179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79487" calcext:value-type="float">
            <text:p>-3,179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273928" calcext:value-type="float">
            <text:p>1273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012643" calcext:value-type="float">
            <text:p>0,0126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cpa-t600.config</text:p>
          </table:table-cell>
          <table:table-cell table:formula="of:=CONCATENATE(&quot;r&quot;;[.B2];&quot;-&quot;;[.C2];&quot;-&quot;;[.E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7.28" calcext:value-type="float">
            <text:p>7,28</text:p>
          </table:table-cell>
          <table:table-cell table:style-name="ce12" table:formula="of:=[.J2]" office:value-type="float" office:value="-3.179487" calcext:value-type="float">
            <text:p>-3,2</text:p>
          </table:table-cell>
          <table:table-cell table:style-name="ce12" table:formula="of:=[.I2]" office:value-type="float" office:value="0.012888" calcext:value-type="float">
            <text:p>0,0</text:p>
          </table:table-cell>
          <table:table-cell table:formula="of:=[.U2]" office:value-type="float" office:value="-3" calcext:value-type="float">
            <text:p>-3</text:p>
          </table:table-cell>
          <table:table-cell table:formula="of:=[.V2]" office:value-type="float" office:value="0.012643" calcext:value-type="float">
            <text:p>0,012643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31" table:formula="of:=ROUND(AVERAGE([.AG2:.AG300]);2)" office:value-type="float" office:value="0.49" calcext:value-type="float">
            <text:p>0,49</text:p>
          </table:table-cell>
          <table:table-cell table:style-name="ce31" table:formula="of:=ROUND(AVERAGEIF([.AG2:.AG300];&quot;&gt;0&quot;;[.AG2:.AG300]);2)" office:value-type="float" office:value="1.09" calcext:value-type="float">
            <text:p>1,09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cpa-t600.config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15408" calcext:value-type="float">
            <text:p>0,015408</text:p>
          </table:table-cell>
          <table:table-cell table:style-name="Default" office:value-type="float" office:value="-2.676471" calcext:value-type="float">
            <text:p>-2,676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76471" calcext:value-type="float">
            <text:p>-2,676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275232" calcext:value-type="float">
            <text:p>1275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12698" calcext:value-type="float">
            <text:p>0,0126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t600.config</text:p>
          </table:table-cell>
          <table:table-cell table:formula="of:=CONCATENATE(&quot;r&quot;;[.B3];&quot;-&quot;;[.C3];&quot;-&quot;;[.E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7.77" calcext:value-type="float">
            <text:p>7,77</text:p>
          </table:table-cell>
          <table:table-cell table:style-name="ce12" table:formula="of:=[.J3]" office:value-type="float" office:value="-2.676471" calcext:value-type="float">
            <text:p>-2,7</text:p>
          </table:table-cell>
          <table:table-cell table:style-name="ce12" table:formula="of:=[.I3]" office:value-type="float" office:value="0.015408" calcext:value-type="float">
            <text:p>0,0</text:p>
          </table:table-cell>
          <table:table-cell table:formula="of:=[.U3]" office:value-type="float" office:value="-2" calcext:value-type="float">
            <text:p>-2</text:p>
          </table:table-cell>
          <table:table-cell table:formula="of:=[.V3]" office:value-type="float" office:value="0.012698" calcext:value-type="float">
            <text:p>0,012698</text:p>
          </table:table-cell>
          <table:table-cell table:formula="of:=ABS([.AE3]-CEILING([.AC3])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lder: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1191" calcext:value-type="float">
            <text:p>0,011191</text:p>
          </table:table-cell>
          <table:table-cell table:style-name="Default" office:value-type="float" office:value="-2.816964" calcext:value-type="float">
            <text:p>-2,8169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16964" calcext:value-type="float">
            <text:p>-2,8169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278584" calcext:value-type="float">
            <text:p>1278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06929" calcext:value-type="float">
            <text:p>0,0069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4];&quot;-&quot;;[.C4];&quot;-&quot;;[.E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6.55" calcext:value-type="float">
            <text:p>6,55</text:p>
          </table:table-cell>
          <table:table-cell table:style-name="ce12" table:formula="of:=[.J4]" office:value-type="float" office:value="-2.816964" calcext:value-type="float">
            <text:p>-2,8</text:p>
          </table:table-cell>
          <table:table-cell table:style-name="ce12" table:formula="of:=[.I4]" office:value-type="float" office:value="0.011191" calcext:value-type="float">
            <text:p>0,0</text:p>
          </table:table-cell>
          <table:table-cell table:formula="of:=[.U4]" office:value-type="float" office:value="-2" calcext:value-type="float">
            <text:p>-2</text:p>
          </table:table-cell>
          <table:table-cell table:formula="of:=[.V4]" office:value-type="float" office:value="0.006929" calcext:value-type="float">
            <text:p>0,006929</text:p>
          </table:table-cell>
          <table:table-cell table:formula="of:=ABS([.AE4]-CEILING([.AC4]))" office:value-type="float" office:value="0" calcext:value-type="float">
            <text:p>0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bcpa is solved by SCIP with default settings (heuristics, cuts, propagations, preprocessings)</text:p>
          </table:table-cell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5281" calcext:value-type="float">
            <text:p>0,005281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1270820" calcext:value-type="float">
            <text:p>1270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04241" calcext:value-type="float">
            <text:p>0,004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5];&quot;-&quot;;[.C5];&quot;-&quot;;[.E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0" calcext:value-type="float">
            <text:p>0</text:p>
          </table:table-cell>
          <table:table-cell table:style-name="ce12" table:formula="of:=[.J5]" office:value-type="float" office:value="-2" calcext:value-type="float">
            <text:p>-2,0</text:p>
          </table:table-cell>
          <table:table-cell table:style-name="ce12" table:formula="of:=[.I5]" office:value-type="float" office:value="0.005281" calcext:value-type="float">
            <text:p>0,0</text:p>
          </table:table-cell>
          <table:table-cell table:formula="of:=[.U5]" office:value-type="float" office:value="-2" calcext:value-type="float">
            <text:p>-2</text:p>
          </table:table-cell>
          <table:table-cell table:formula="of:=[.V5]" office:value-type="float" office:value="0.004241" calcext:value-type="float">
            <text:p>0,004241</text:p>
          </table:table-cell>
          <table:table-cell table:formula="of:=ABS([.AE5]-CEILING([.AC5]))" office:value-type="float" office:value="0" calcext:value-type="float">
            <text:p>0</text:p>
          </table:table-cell>
          <table:table-cell/>
          <table:table-cell table:formula="of:=COUNTIF([.AG2:.AG300];0)" office:value-type="float" office:value="41" calcext:value-type="float">
            <text:p>41</text:p>
          </table:table-cell>
          <table:table-cell table:style-name="ce32" table:formula="of:=[.AI5]/[.AI8]" office:value-type="percentage" office:value="0.546666666666667" calcext:value-type="percentage">
            <text:p>54,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2" calcext:value-type="float">
            <text:p>41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0973" calcext:value-type="float">
            <text:p>0,00973</text:p>
          </table:table-cell>
          <table:table-cell table:style-name="Default" office:value-type="float" office:value="-1.857143" calcext:value-type="float">
            <text:p>-1,8571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57143" calcext:value-type="float">
            <text:p>-1,857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832" calcext:value-type="float">
            <text:p>1278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7316" calcext:value-type="float">
            <text:p>0,007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pa-t600.config</text:p>
          </table:table-cell>
          <table:table-cell table:formula="of:=CONCATENATE(&quot;r&quot;;[.B6];&quot;-&quot;;[.C6];&quot;-&quot;;[.E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6.31" calcext:value-type="float">
            <text:p>6,31</text:p>
          </table:table-cell>
          <table:table-cell table:style-name="ce12" table:formula="of:=[.J6]" office:value-type="float" office:value="-1.857143" calcext:value-type="float">
            <text:p>-1,9</text:p>
          </table:table-cell>
          <table:table-cell table:style-name="ce12" table:formula="of:=[.I6]" office:value-type="float" office:value="0.00973" calcext:value-type="float">
            <text:p>0,0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0.007316" calcext:value-type="float">
            <text:p>0,007316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19151" calcext:value-type="float">
            <text:p>0,019151</text:p>
          </table:table-cell>
          <table:table-cell table:style-name="Default" office:value-type="float" office:value="-4.369565" calcext:value-type="float">
            <text:p>-4,369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369565" calcext:value-type="float">
            <text:p>-4,369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1836346" calcext:value-type="float">
            <text:p>1836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063784" calcext:value-type="float">
            <text:p>0,063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-t600.config</text:p>
          </table:table-cell>
          <table:table-cell table:formula="of:=CONCATENATE(&quot;r&quot;;[.B7];&quot;-&quot;;[.C7];&quot;-&quot;;[.E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7.94" calcext:value-type="float">
            <text:p>7,94</text:p>
          </table:table-cell>
          <table:table-cell table:style-name="ce12" table:formula="of:=[.J7]" office:value-type="float" office:value="-4.369565" calcext:value-type="float">
            <text:p>-4,4</text:p>
          </table:table-cell>
          <table:table-cell table:style-name="ce12" table:formula="of:=[.I7]" office:value-type="float" office:value="0.019151" calcext:value-type="float">
            <text:p>0,0</text:p>
          </table:table-cell>
          <table:table-cell table:formula="of:=[.U7]" office:value-type="float" office:value="-3" calcext:value-type="float">
            <text:p>-3</text:p>
          </table:table-cell>
          <table:table-cell table:formula="of:=[.V7]" office:value-type="float" office:value="0.063784" calcext:value-type="float">
            <text:p>0,063784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24298" calcext:value-type="float">
            <text:p>0,024298</text:p>
          </table:table-cell>
          <table:table-cell table:style-name="Default" office:value-type="float" office:value="-3.792472" calcext:value-type="float">
            <text:p>-3,7924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92472" calcext:value-type="float">
            <text:p>-3,792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1852594" calcext:value-type="float">
            <text:p>1852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024793" calcext:value-type="float">
            <text:p>0,0247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cpa-t600.config</text:p>
          </table:table-cell>
          <table:table-cell table:formula="of:=CONCATENATE(&quot;r&quot;;[.B8];&quot;-&quot;;[.C8];&quot;-&quot;;[.E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6.81" calcext:value-type="float">
            <text:p>6,81</text:p>
          </table:table-cell>
          <table:table-cell table:style-name="ce12" table:formula="of:=[.J8]" office:value-type="float" office:value="-3.792472" calcext:value-type="float">
            <text:p>-3,8</text:p>
          </table:table-cell>
          <table:table-cell table:style-name="ce12" table:formula="of:=[.I8]" office:value-type="float" office:value="0.024298" calcext:value-type="float">
            <text:p>0,0</text:p>
          </table:table-cell>
          <table:table-cell table:formula="of:=[.U8]" office:value-type="float" office:value="-3" calcext:value-type="float">
            <text:p>-3</text:p>
          </table:table-cell>
          <table:table-cell table:formula="of:=[.V8]" office:value-type="float" office:value="0.024793" calcext:value-type="float">
            <text:p>0,024793</text:p>
          </table:table-cell>
          <table:table-cell table:formula="of:=ABS([.AE8]-CEILING([.AC8]))" office:value-type="float" office:value="0" calcext:value-type="float">
            <text:p>0</text:p>
          </table:table-cell>
          <table:table-cell/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17" calcext:value-type="float">
            <text:p>617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021487" calcext:value-type="float">
            <text:p>0,021487</text:p>
          </table:table-cell>
          <table:table-cell table:style-name="Default" office:value-type="float" office:value="-2.868421" calcext:value-type="float">
            <text:p>-2,868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68421" calcext:value-type="float">
            <text:p>-2,868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854698" calcext:value-type="float">
            <text:p>1854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09155" calcext:value-type="float">
            <text:p>0,009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-t600.config</text:p>
          </table:table-cell>
          <table:table-cell table:formula="of:=CONCATENATE(&quot;r&quot;;[.B9];&quot;-&quot;;[.C9];&quot;-&quot;;[.E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7.78" calcext:value-type="float">
            <text:p>7,78</text:p>
          </table:table-cell>
          <table:table-cell table:style-name="ce12" table:formula="of:=[.J9]" office:value-type="float" office:value="-2.868421" calcext:value-type="float">
            <text:p>-2,9</text:p>
          </table:table-cell>
          <table:table-cell table:style-name="ce12" table:formula="of:=[.I9]" office:value-type="float" office:value="0.021487" calcext:value-type="float">
            <text:p>0,0</text:p>
          </table:table-cell>
          <table:table-cell table:formula="of:=[.U9]" office:value-type="float" office:value="-2" calcext:value-type="float">
            <text:p>-2</text:p>
          </table:table-cell>
          <table:table-cell table:formula="of:=[.V9]" office:value-type="float" office:value="0.009155" calcext:value-type="float">
            <text:p>0,009155</text:p>
          </table:table-cell>
          <table:table-cell table:formula="of:=ABS([.AE9]-CEILING([.AC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17" calcext:value-type="float">
            <text:p>617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5463" calcext:value-type="float">
            <text:p>0,015463</text:p>
          </table:table-cell>
          <table:table-cell table:style-name="Default" office:value-type="float" office:value="-2.441224" calcext:value-type="float">
            <text:p>-2,4412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41224" calcext:value-type="float">
            <text:p>-2,441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1853202" calcext:value-type="float">
            <text:p>1853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42565" calcext:value-type="float">
            <text:p>0,0425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cpa-t600.config</text:p>
          </table:table-cell>
          <table:table-cell table:formula="of:=CONCATENATE(&quot;r&quot;;[.B10];&quot;-&quot;;[.C10];&quot;-&quot;;[.E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6.97" calcext:value-type="float">
            <text:p>6,97</text:p>
          </table:table-cell>
          <table:table-cell table:style-name="ce12" table:formula="of:=[.J10]" office:value-type="float" office:value="-2.441224" calcext:value-type="float">
            <text:p>-2,4</text:p>
          </table:table-cell>
          <table:table-cell table:style-name="ce12" table:formula="of:=[.I10]" office:value-type="float" office:value="0.015463" calcext:value-type="float">
            <text:p>0,0</text:p>
          </table:table-cell>
          <table:table-cell table:formula="of:=[.U10]" office:value-type="float" office:value="-1" calcext:value-type="float">
            <text:p>-1</text:p>
          </table:table-cell>
          <table:table-cell table:formula="of:=[.V10]" office:value-type="float" office:value="0.042565" calcext:value-type="float">
            <text:p>0,042565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1593" calcext:value-type="float">
            <text:p>0,01593</text:p>
          </table:table-cell>
          <table:table-cell table:style-name="Default" office:value-type="float" office:value="-2.250517" calcext:value-type="float">
            <text:p>-2,2505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50517" calcext:value-type="float">
            <text:p>-2,250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856474" calcext:value-type="float">
            <text:p>1856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27495" calcext:value-type="float">
            <text:p>0,0274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cpa-t600.config</text:p>
          </table:table-cell>
          <table:table-cell table:formula="of:=CONCATENATE(&quot;r&quot;;[.B11];&quot;-&quot;;[.C11];&quot;-&quot;;[.E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7.29" calcext:value-type="float">
            <text:p>7,29</text:p>
          </table:table-cell>
          <table:table-cell table:style-name="ce12" table:formula="of:=[.J11]" office:value-type="float" office:value="-2.250517" calcext:value-type="float">
            <text:p>-2,3</text:p>
          </table:table-cell>
          <table:table-cell table:style-name="ce12" table:formula="of:=[.I11]" office:value-type="float" office:value="0.01593" calcext:value-type="float">
            <text:p>0,0</text:p>
          </table:table-cell>
          <table:table-cell table:formula="of:=[.U11]" office:value-type="float" office:value="-1" calcext:value-type="float">
            <text:p>-1</text:p>
          </table:table-cell>
          <table:table-cell table:formula="of:=[.V11]" office:value-type="float" office:value="0.027495" calcext:value-type="float">
            <text:p>0,027495</text:p>
          </table:table-cell>
          <table:table-cell table:formula="of:=ABS([.AE11]-CEILING([.AC1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0.031045" calcext:value-type="float">
            <text:p>0,031045</text:p>
          </table:table-cell>
          <table:table-cell table:style-name="Default" office:value-type="float" office:value="-4.436534" calcext:value-type="float">
            <text:p>-4,436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6534" calcext:value-type="float">
            <text:p>-4,436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2442345" calcext:value-type="float">
            <text:p>2442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float" office:value="0.074199" calcext:value-type="float">
            <text:p>0,074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cpa-t600.config</text:p>
          </table:table-cell>
          <table:table-cell table:formula="of:=CONCATENATE(&quot;r&quot;;[.B12];&quot;-&quot;;[.C12];&quot;-&quot;;[.E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7.18" calcext:value-type="float">
            <text:p>7,18</text:p>
          </table:table-cell>
          <table:table-cell table:style-name="ce12" table:formula="of:=[.J12]" office:value-type="float" office:value="-4.436534" calcext:value-type="float">
            <text:p>-4,4</text:p>
          </table:table-cell>
          <table:table-cell table:style-name="ce12" table:formula="of:=[.I12]" office:value-type="float" office:value="0.031045" calcext:value-type="float">
            <text:p>0,0</text:p>
          </table:table-cell>
          <table:table-cell table:formula="of:=[.U12]" office:value-type="float" office:value="-4" calcext:value-type="float">
            <text:p>-4</text:p>
          </table:table-cell>
          <table:table-cell table:formula="of:=[.V12]" office:value-type="float" office:value="0.074199" calcext:value-type="float">
            <text:p>0,074199</text:p>
          </table:table-cell>
          <table:table-cell table:formula="of:=ABS([.AE12]-CEILING([.AC1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22" calcext:value-type="float">
            <text:p>822</text:p>
          </table:table-cell>
          <table:table-cell office:value-type="float" office:value="191" calcext:value-type="float">
            <text:p>191</text:p>
          </table:table-cell>
          <table:table-cell table:style-name="Default" office:value-type="float" office:value="0.041129" calcext:value-type="float">
            <text:p>0,041129</text:p>
          </table:table-cell>
          <table:table-cell table:style-name="Default" office:value-type="float" office:value="-3.705741" calcext:value-type="float">
            <text:p>-3,7057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05741" calcext:value-type="float">
            <text:p>-3,705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2462265" calcext:value-type="float">
            <text:p>2462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075461" calcext:value-type="float">
            <text:p>0,0754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cpa-t600.config</text:p>
          </table:table-cell>
          <table:table-cell table:formula="of:=CONCATENATE(&quot;r&quot;;[.B13];&quot;-&quot;;[.C13];&quot;-&quot;;[.E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7.06" calcext:value-type="float">
            <text:p>7,06</text:p>
          </table:table-cell>
          <table:table-cell table:style-name="ce12" table:formula="of:=[.J13]" office:value-type="float" office:value="-3.705741" calcext:value-type="float">
            <text:p>-3,7</text:p>
          </table:table-cell>
          <table:table-cell table:style-name="ce12" table:formula="of:=[.I13]" office:value-type="float" office:value="0.041129" calcext:value-type="float">
            <text:p>0,0</text:p>
          </table:table-cell>
          <table:table-cell table:formula="of:=[.U13]" office:value-type="float" office:value="-3" calcext:value-type="float">
            <text:p>-3</text:p>
          </table:table-cell>
          <table:table-cell table:formula="of:=[.V13]" office:value-type="float" office:value="0.075461" calcext:value-type="float">
            <text:p>0,075461</text:p>
          </table:table-cell>
          <table:table-cell table:formula="of:=ABS([.AE13]-CEILING([.AC1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2" calcext:value-type="float">
            <text:p>82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29116" calcext:value-type="float">
            <text:p>0,029116</text:p>
          </table:table-cell>
          <table:table-cell table:style-name="Default" office:value-type="float" office:value="-2.629601" calcext:value-type="float">
            <text:p>-2,629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9601" calcext:value-type="float">
            <text:p>-2,629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2462825" calcext:value-type="float">
            <text:p>246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39323" calcext:value-type="float">
            <text:p>0,039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cpa-t600.config</text:p>
          </table:table-cell>
          <table:table-cell table:formula="of:=CONCATENATE(&quot;r&quot;;[.B14];&quot;-&quot;;[.C14];&quot;-&quot;;[.E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6.93" calcext:value-type="float">
            <text:p>6,93</text:p>
          </table:table-cell>
          <table:table-cell table:style-name="ce12" table:formula="of:=[.J14]" office:value-type="float" office:value="-2.629601" calcext:value-type="float">
            <text:p>-2,6</text:p>
          </table:table-cell>
          <table:table-cell table:style-name="ce12" table:formula="of:=[.I14]" office:value-type="float" office:value="0.029116" calcext:value-type="float">
            <text:p>0,0</text:p>
          </table:table-cell>
          <table:table-cell table:formula="of:=[.U14]" office:value-type="float" office:value="-2" calcext:value-type="float">
            <text:p>-2</text:p>
          </table:table-cell>
          <table:table-cell table:formula="of:=[.V14]" office:value-type="float" office:value="0.039323" calcext:value-type="float">
            <text:p>0,039323</text:p>
          </table:table-cell>
          <table:table-cell table:formula="of:=ABS([.AE14]-CEILING([.AC1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26348" calcext:value-type="float">
            <text:p>0,026348</text:p>
          </table:table-cell>
          <table:table-cell table:style-name="Default" office:value-type="float" office:value="-2.947231" calcext:value-type="float">
            <text:p>-2,9472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947231" calcext:value-type="float">
            <text:p>-2,947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2465641" calcext:value-type="float">
            <text:p>2465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23694" calcext:value-type="float">
            <text:p>0,0236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pa-t600.config</text:p>
          </table:table-cell>
          <table:table-cell table:formula="of:=CONCATENATE(&quot;r&quot;;[.B15];&quot;-&quot;;[.C15];&quot;-&quot;;[.E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7.18" calcext:value-type="float">
            <text:p>7,18</text:p>
          </table:table-cell>
          <table:table-cell table:style-name="ce12" table:formula="of:=[.J15]" office:value-type="float" office:value="-2.947231" calcext:value-type="float">
            <text:p>-2,9</text:p>
          </table:table-cell>
          <table:table-cell table:style-name="ce12" table:formula="of:=[.I15]" office:value-type="float" office:value="0.026348" calcext:value-type="float">
            <text:p>0,0</text:p>
          </table:table-cell>
          <table:table-cell table:formula="of:=[.U15]" office:value-type="float" office:value="-2" calcext:value-type="float">
            <text:p>-2</text:p>
          </table:table-cell>
          <table:table-cell table:formula="of:=[.V15]" office:value-type="float" office:value="0.023694" calcext:value-type="float">
            <text:p>0,023694</text:p>
          </table:table-cell>
          <table:table-cell table:formula="of:=ABS([.AE15]-CEILING([.AC1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22" calcext:value-type="float">
            <text:p>8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30197" calcext:value-type="float">
            <text:p>0,030197</text:p>
          </table:table-cell>
          <table:table-cell table:style-name="Default" office:value-type="float" office:value="-2.603175" calcext:value-type="float">
            <text:p>-2,6031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03175" calcext:value-type="float">
            <text:p>-2,603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2469257" calcext:value-type="float">
            <text:p>2469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29915" calcext:value-type="float">
            <text:p>0,0299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cpa-t600.config</text:p>
          </table:table-cell>
          <table:table-cell table:formula="of:=CONCATENATE(&quot;r&quot;;[.B16];&quot;-&quot;;[.C16];&quot;-&quot;;[.E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6.57" calcext:value-type="float">
            <text:p>6,57</text:p>
          </table:table-cell>
          <table:table-cell table:style-name="ce12" table:formula="of:=[.J16]" office:value-type="float" office:value="-2.603175" calcext:value-type="float">
            <text:p>-2,6</text:p>
          </table:table-cell>
          <table:table-cell table:style-name="ce12" table:formula="of:=[.I16]" office:value-type="float" office:value="0.030197" calcext:value-type="float">
            <text:p>0,0</text:p>
          </table:table-cell>
          <table:table-cell table:formula="of:=[.U16]" office:value-type="float" office:value="-2" calcext:value-type="float">
            <text:p>-2</text:p>
          </table:table-cell>
          <table:table-cell table:formula="of:=[.V16]" office:value-type="float" office:value="0.029915" calcext:value-type="float">
            <text:p>0,029915</text:p>
          </table:table-cell>
          <table:table-cell table:formula="of:=ABS([.AE16]-CEILING([.AC1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0.039045" calcext:value-type="float">
            <text:p>0,039045</text:p>
          </table:table-cell>
          <table:table-cell table:style-name="Default" office:value-type="float" office:value="-4.44673" calcext:value-type="float">
            <text:p>-4,446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4673" calcext:value-type="float">
            <text:p>-4,446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3062628" calcext:value-type="float">
            <text:p>3062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float" office:value="0.115983" calcext:value-type="float">
            <text:p>0,1159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cpa-t600.config</text:p>
          </table:table-cell>
          <table:table-cell table:formula="of:=CONCATENATE(&quot;r&quot;;[.B17];&quot;-&quot;;[.C17];&quot;-&quot;;[.E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7.79" calcext:value-type="float">
            <text:p>7,79</text:p>
          </table:table-cell>
          <table:table-cell table:style-name="ce12" table:formula="of:=[.J17]" office:value-type="float" office:value="-4.44673" calcext:value-type="float">
            <text:p>-4,4</text:p>
          </table:table-cell>
          <table:table-cell table:style-name="ce12" table:formula="of:=[.I17]" office:value-type="float" office:value="0.039045" calcext:value-type="float">
            <text:p>0,0</text:p>
          </table:table-cell>
          <table:table-cell table:formula="of:=[.U17]" office:value-type="float" office:value="-4" calcext:value-type="float">
            <text:p>-4</text:p>
          </table:table-cell>
          <table:table-cell table:formula="of:=[.V17]" office:value-type="float" office:value="0.115983" calcext:value-type="float">
            <text:p>0,115983</text:p>
          </table:table-cell>
          <table:table-cell table:formula="of:=ABS([.AE17]-CEILING([.AC1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27" calcext:value-type="float">
            <text:p>1027</text:p>
          </table:table-cell>
          <table:table-cell office:value-type="float" office:value="260" calcext:value-type="float">
            <text:p>260</text:p>
          </table:table-cell>
          <table:table-cell table:style-name="Default" office:value-type="float" office:value="0.061956" calcext:value-type="float">
            <text:p>0,061956</text:p>
          </table:table-cell>
          <table:table-cell table:style-name="Default" office:value-type="float" office:value="-4.433072" calcext:value-type="float">
            <text:p>-4,4330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3072" calcext:value-type="float">
            <text:p>-4,433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3091228" calcext:value-type="float">
            <text:p>309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118184" calcext:value-type="float">
            <text:p>0,118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-t600.config</text:p>
          </table:table-cell>
          <table:table-cell table:formula="of:=CONCATENATE(&quot;r&quot;;[.B18];&quot;-&quot;;[.C18];&quot;-&quot;;[.E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7.21" calcext:value-type="float">
            <text:p>7,21</text:p>
          </table:table-cell>
          <table:table-cell table:style-name="ce12" table:formula="of:=[.J18]" office:value-type="float" office:value="-4.433072" calcext:value-type="float">
            <text:p>-4,4</text:p>
          </table:table-cell>
          <table:table-cell table:style-name="ce12" table:formula="of:=[.I18]" office:value-type="float" office:value="0.061956" calcext:value-type="float">
            <text:p>0,1</text:p>
          </table:table-cell>
          <table:table-cell table:formula="of:=[.U18]" office:value-type="float" office:value="-3" calcext:value-type="float">
            <text:p>-3</text:p>
          </table:table-cell>
          <table:table-cell table:formula="of:=[.V18]" office:value-type="float" office:value="0.118184" calcext:value-type="float">
            <text:p>0,118184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27" calcext:value-type="float">
            <text:p>1027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3528" calcext:value-type="float">
            <text:p>0,033528</text:p>
          </table:table-cell>
          <table:table-cell table:style-name="Default" office:value-type="float" office:value="-3.632821" calcext:value-type="float">
            <text:p>-3,6328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32821" calcext:value-type="float">
            <text:p>-3,6328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3091956" calcext:value-type="float">
            <text:p>3091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077326" calcext:value-type="float">
            <text:p>0,077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cpa-t600.config</text:p>
          </table:table-cell>
          <table:table-cell table:formula="of:=CONCATENATE(&quot;r&quot;;[.B19];&quot;-&quot;;[.C19];&quot;-&quot;;[.E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7.11" calcext:value-type="float">
            <text:p>7,11</text:p>
          </table:table-cell>
          <table:table-cell table:style-name="ce12" table:formula="of:=[.J19]" office:value-type="float" office:value="-3.632821" calcext:value-type="float">
            <text:p>-3,6</text:p>
          </table:table-cell>
          <table:table-cell table:style-name="ce12" table:formula="of:=[.I19]" office:value-type="float" office:value="0.033528" calcext:value-type="float">
            <text:p>0,0</text:p>
          </table:table-cell>
          <table:table-cell table:formula="of:=[.U19]" office:value-type="float" office:value="-3" calcext:value-type="float">
            <text:p>-3</text:p>
          </table:table-cell>
          <table:table-cell table:formula="of:=[.V19]" office:value-type="float" office:value="0.077326" calcext:value-type="float">
            <text:p>0,077326</text:p>
          </table:table-cell>
          <table:table-cell table:formula="of:=ABS([.AE19]-CEILING([.AC1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27" calcext:value-type="float">
            <text:p>1027</text:p>
          </table:table-cell>
          <table:table-cell office:value-type="float" office:value="215" calcext:value-type="float">
            <text:p>215</text:p>
          </table:table-cell>
          <table:table-cell table:style-name="Default" office:value-type="float" office:value="0.059979" calcext:value-type="float">
            <text:p>0,059979</text:p>
          </table:table-cell>
          <table:table-cell table:style-name="Default" office:value-type="float" office:value="-3.024261" calcext:value-type="float">
            <text:p>-3,0242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024261" calcext:value-type="float">
            <text:p>-3,024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3105380" calcext:value-type="float">
            <text:p>3105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138061" calcext:value-type="float">
            <text:p>0,1380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cpa-t600.config</text:p>
          </table:table-cell>
          <table:table-cell table:formula="of:=CONCATENATE(&quot;r&quot;;[.B20];&quot;-&quot;;[.C20];&quot;-&quot;;[.E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7.89" calcext:value-type="float">
            <text:p>7,89</text:p>
          </table:table-cell>
          <table:table-cell table:style-name="ce12" table:formula="of:=[.J20]" office:value-type="float" office:value="-3.024261" calcext:value-type="float">
            <text:p>-3,0</text:p>
          </table:table-cell>
          <table:table-cell table:style-name="ce12" table:formula="of:=[.I20]" office:value-type="float" office:value="0.059979" calcext:value-type="float">
            <text:p>0,1</text:p>
          </table:table-cell>
          <table:table-cell table:formula="of:=[.U20]" office:value-type="float" office:value="-2" calcext:value-type="float">
            <text:p>-2</text:p>
          </table:table-cell>
          <table:table-cell table:formula="of:=[.V20]" office:value-type="float" office:value="0.138061" calcext:value-type="float">
            <text:p>0,138061</text:p>
          </table:table-cell>
          <table:table-cell table:formula="of:=ABS([.AE20]-CEILING([.AC2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27" calcext:value-type="float">
            <text:p>102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33596" calcext:value-type="float">
            <text:p>0,033596</text:p>
          </table:table-cell>
          <table:table-cell table:style-name="Default" office:value-type="float" office:value="-3.168965" calcext:value-type="float">
            <text:p>-3,1689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68965" calcext:value-type="float">
            <text:p>-3,1689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3099924" calcext:value-type="float">
            <text:p>3099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68037" calcext:value-type="float">
            <text:p>0,0680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cpa-t600.config</text:p>
          </table:table-cell>
          <table:table-cell table:formula="of:=CONCATENATE(&quot;r&quot;;[.B21];&quot;-&quot;;[.C21];&quot;-&quot;;[.E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7.01" calcext:value-type="float">
            <text:p>7,01</text:p>
          </table:table-cell>
          <table:table-cell table:style-name="ce12" table:formula="of:=[.J21]" office:value-type="float" office:value="-3.168965" calcext:value-type="float">
            <text:p>-3,2</text:p>
          </table:table-cell>
          <table:table-cell table:style-name="ce12" table:formula="of:=[.I21]" office:value-type="float" office:value="0.033596" calcext:value-type="float">
            <text:p>0,0</text:p>
          </table:table-cell>
          <table:table-cell table:formula="of:=[.U21]" office:value-type="float" office:value="-2" calcext:value-type="float">
            <text:p>-2</text:p>
          </table:table-cell>
          <table:table-cell table:formula="of:=[.V21]" office:value-type="float" office:value="0.068037" calcext:value-type="float">
            <text:p>0,068037</text:p>
          </table:table-cell>
          <table:table-cell table:formula="of:=ABS([.AE21]-CEILING([.AC2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434" calcext:value-type="float">
            <text:p>0,00434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3784" calcext:value-type="float">
            <text:p>713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03347" calcext:value-type="float">
            <text:p>0,0033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22];&quot;-&quot;;[.C22];&quot;-&quot;;[.E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2" table:formula="of:=[.J22]" office:value-type="float" office:value="-2" calcext:value-type="float">
            <text:p>-2,0</text:p>
          </table:table-cell>
          <table:table-cell table:style-name="ce12" table:formula="of:=[.I22]" office:value-type="float" office:value="0.00434" calcext:value-type="float">
            <text:p>0,0</text:p>
          </table:table-cell>
          <table:table-cell table:formula="of:=[.U22]" office:value-type="float" office:value="-2" calcext:value-type="float">
            <text:p>-2</text:p>
          </table:table-cell>
          <table:table-cell table:formula="of:=[.V22]" office:value-type="float" office:value="0.003347" calcext:value-type="float">
            <text:p>0,003347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4336" calcext:value-type="float">
            <text:p>0,004336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4360" calcext:value-type="float">
            <text:p>714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03729" calcext:value-type="float">
            <text:p>0,0037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t600.config</text:p>
          </table:table-cell>
          <table:table-cell table:formula="of:=CONCATENATE(&quot;r&quot;;[.B23];&quot;-&quot;;[.C23];&quot;-&quot;;[.E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0" calcext:value-type="float">
            <text:p>0</text:p>
          </table:table-cell>
          <table:table-cell table:style-name="ce12" table:formula="of:=[.J23]" office:value-type="float" office:value="-2" calcext:value-type="float">
            <text:p>-2,0</text:p>
          </table:table-cell>
          <table:table-cell table:style-name="ce12" table:formula="of:=[.I23]" office:value-type="float" office:value="0.004336" calcext:value-type="float">
            <text:p>0,0</text:p>
          </table:table-cell>
          <table:table-cell table:formula="of:=[.U23]" office:value-type="float" office:value="-2" calcext:value-type="float">
            <text:p>-2</text:p>
          </table:table-cell>
          <table:table-cell table:formula="of:=[.V23]" office:value-type="float" office:value="0.003729" calcext:value-type="float">
            <text:p>0,003729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5243" calcext:value-type="float">
            <text:p>0,005243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416" calcext:value-type="float">
            <text:p>7164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4268" calcext:value-type="float">
            <text:p>0,004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24];&quot;-&quot;;[.C24];&quot;-&quot;;[.E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2" table:formula="of:=[.J24]" office:value-type="float" office:value="-1" calcext:value-type="float">
            <text:p>-1,0</text:p>
          </table:table-cell>
          <table:table-cell table:style-name="ce12" table:formula="of:=[.I24]" office:value-type="float" office:value="0.005243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0.004268" calcext:value-type="float">
            <text:p>0,004268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3787" calcext:value-type="float">
            <text:p>0,003787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056" calcext:value-type="float">
            <text:p>715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31" calcext:value-type="float">
            <text:p>0,00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t600.config</text:p>
          </table:table-cell>
          <table:table-cell table:formula="of:=CONCATENATE(&quot;r&quot;;[.B25];&quot;-&quot;;[.C25];&quot;-&quot;;[.E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2" table:formula="of:=[.J25]" office:value-type="float" office:value="-1" calcext:value-type="float">
            <text:p>-1,0</text:p>
          </table:table-cell>
          <table:table-cell table:style-name="ce12" table:formula="of:=[.I25]" office:value-type="float" office:value="0.003787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0.0031" calcext:value-type="float">
            <text:p>0,0031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5273" calcext:value-type="float">
            <text:p>0,005273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715544" calcext:value-type="float">
            <text:p>7155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4245" calcext:value-type="float">
            <text:p>0,004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26];&quot;-&quot;;[.C26];&quot;-&quot;;[.E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0" calcext:value-type="float">
            <text:p>0</text:p>
          </table:table-cell>
          <table:table-cell table:style-name="ce12" table:formula="of:=[.J26]" office:value-type="float" office:value="-1" calcext:value-type="float">
            <text:p>-1,0</text:p>
          </table:table-cell>
          <table:table-cell table:style-name="ce12" table:formula="of:=[.I26]" office:value-type="float" office:value="0.005273" calcext:value-type="float">
            <text:p>0,0</text:p>
          </table:table-cell>
          <table:table-cell table:formula="of:=[.U26]" office:value-type="float" office:value="-1" calcext:value-type="float">
            <text:p>-1</text:p>
          </table:table-cell>
          <table:table-cell table:formula="of:=[.V26]" office:value-type="float" office:value="0.004245" calcext:value-type="float">
            <text:p>0,004245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6398" calcext:value-type="float">
            <text:p>0,006398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434447" calcext:value-type="float">
            <text:p>434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6394" calcext:value-type="float">
            <text:p>0,00639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27];&quot;-&quot;;[.C27];&quot;-&quot;;[.E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34.62" calcext:value-type="float">
            <text:p>34,62</text:p>
          </table:table-cell>
          <table:table-cell table:style-name="ce12" table:formula="of:=[.J27]" office:value-type="float" office:value="-1" calcext:value-type="float">
            <text:p>-1,0</text:p>
          </table:table-cell>
          <table:table-cell table:style-name="ce12" table:formula="of:=[.I27]" office:value-type="float" office:value="0.006398" calcext:value-type="float">
            <text:p>0,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0.006394" calcext:value-type="float">
            <text:p>0,006394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5462" calcext:value-type="float">
            <text:p>0,00546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432327" calcext:value-type="float">
            <text:p>432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6455" calcext:value-type="float">
            <text:p>0,00645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28];&quot;-&quot;;[.C28];&quot;-&quot;;[.E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26.92" calcext:value-type="float">
            <text:p>26,92</text:p>
          </table:table-cell>
          <table:table-cell table:style-name="ce12" table:formula="of:=[.J28]" office:value-type="float" office:value="-1" calcext:value-type="float">
            <text:p>-1,0</text:p>
          </table:table-cell>
          <table:table-cell table:style-name="ce12" table:formula="of:=[.I28]" office:value-type="float" office:value="0.005462" calcext:value-type="float">
            <text:p>0,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0.006455" calcext:value-type="float">
            <text:p>0,006455</text:p>
          </table:table-cell>
          <table:table-cell table:formula="of:=ABS([.AE28]-CEILING([.AC2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754" calcext:value-type="float">
            <text:p>0,006754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435319" calcext:value-type="float">
            <text:p>435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6255" calcext:value-type="float">
            <text:p>0,006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29];&quot;-&quot;;[.C29];&quot;-&quot;;[.E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38.46" calcext:value-type="float">
            <text:p>38,46</text:p>
          </table:table-cell>
          <table:table-cell table:style-name="ce12" table:formula="of:=[.J29]" office:value-type="float" office:value="-1" calcext:value-type="float">
            <text:p>-1,0</text:p>
          </table:table-cell>
          <table:table-cell table:style-name="ce12" table:formula="of:=[.I29]" office:value-type="float" office:value="0.006754" calcext:value-type="float">
            <text:p>0,0</text:p>
          </table:table-cell>
          <table:table-cell table:formula="of:=[.U29]" office:value-type="float" office:value="-1" calcext:value-type="float">
            <text:p>-1</text:p>
          </table:table-cell>
          <table:table-cell table:formula="of:=[.V29]" office:value-type="float" office:value="0.006255" calcext:value-type="float">
            <text:p>0,006255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007167" calcext:value-type="float">
            <text:p>0,0071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437135" calcext:value-type="float">
            <text:p>437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7704" calcext:value-type="float">
            <text:p>0,00770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30];&quot;-&quot;;[.C30];&quot;-&quot;;[.E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46.15" calcext:value-type="float">
            <text:p>46,15</text:p>
          </table:table-cell>
          <table:table-cell table:style-name="ce12" table:formula="of:=[.J30]" office:value-type="float" office:value="0" calcext:value-type="float">
            <text:p>0,0</text:p>
          </table:table-cell>
          <table:table-cell table:style-name="ce12" table:formula="of:=[.I30]" office:value-type="float" office:value="0.007167" calcext:value-type="float">
            <text:p>0,0</text:p>
          </table:table-cell>
          <table:table-cell table:formula="of:=[.U30]" office:value-type="float" office:value="0" calcext:value-type="float">
            <text:p>0</text:p>
          </table:table-cell>
          <table:table-cell table:formula="of:=[.V30]" office:value-type="float" office:value="0.007704" calcext:value-type="float">
            <text:p>0,007704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0585" calcext:value-type="float">
            <text:p>0,005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437255" calcext:value-type="float">
            <text:p>437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746" calcext:value-type="float">
            <text:p>0,00746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31];&quot;-&quot;;[.C31];&quot;-&quot;;[.E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0.38" calcext:value-type="float">
            <text:p>40,38</text:p>
          </table:table-cell>
          <table:table-cell table:style-name="ce12" table:formula="of:=[.J31]" office:value-type="float" office:value="0" calcext:value-type="float">
            <text:p>0,0</text:p>
          </table:table-cell>
          <table:table-cell table:style-name="ce12" table:formula="of:=[.I31]" office:value-type="float" office:value="0.00585" calcext:value-type="float">
            <text:p>0,0</text:p>
          </table:table-cell>
          <table:table-cell table:formula="of:=[.U31]" office:value-type="float" office:value="0" calcext:value-type="float">
            <text:p>0</text:p>
          </table:table-cell>
          <table:table-cell table:formula="of:=[.V31]" office:value-type="float" office:value="0.00746" calcext:value-type="float">
            <text:p>0,00746</text:p>
          </table:table-cell>
          <table:table-cell table:formula="of:=ABS([.AE31]-CEILING([.AC3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0038" calcext:value-type="float">
            <text:p>0,010038</text:p>
          </table:table-cell>
          <table:table-cell table:style-name="Default" office:value-type="float" office:value="-1.805556" calcext:value-type="float">
            <text:p>-1,8055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05556" calcext:value-type="float">
            <text:p>-1,805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595650" calcext:value-type="float">
            <text:p>595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4555" calcext:value-type="float">
            <text:p>0,0455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cpa-t600.config</text:p>
          </table:table-cell>
          <table:table-cell table:formula="of:=CONCATENATE(&quot;r&quot;;[.B32];&quot;-&quot;;[.C32];&quot;-&quot;;[.E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6.75" calcext:value-type="float">
            <text:p>46,75</text:p>
          </table:table-cell>
          <table:table-cell table:style-name="ce12" table:formula="of:=[.J32]" office:value-type="float" office:value="-1.805556" calcext:value-type="float">
            <text:p>-1,8</text:p>
          </table:table-cell>
          <table:table-cell table:style-name="ce12" table:formula="of:=[.I32]" office:value-type="float" office:value="0.010038" calcext:value-type="float">
            <text:p>0,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.04555" calcext:value-type="float">
            <text:p>0,04555</text:p>
          </table:table-cell>
          <table:table-cell table:formula="of:=ABS([.AE32]-CEILING([.AC3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1304" calcext:value-type="float">
            <text:p>0,01304</text:p>
          </table:table-cell>
          <table:table-cell table:style-name="Default" office:value-type="float" office:value="-1.866995" calcext:value-type="float">
            <text:p>-1,866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66995" calcext:value-type="float">
            <text:p>-1,866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596674" calcext:value-type="float">
            <text:p>596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9014" calcext:value-type="float">
            <text:p>0,0090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33];&quot;-&quot;;[.C33];&quot;-&quot;;[.E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36.36" calcext:value-type="float">
            <text:p>36,36</text:p>
          </table:table-cell>
          <table:table-cell table:style-name="ce12" table:formula="of:=[.J33]" office:value-type="float" office:value="-1.866995" calcext:value-type="float">
            <text:p>-1,9</text:p>
          </table:table-cell>
          <table:table-cell table:style-name="ce12" table:formula="of:=[.I33]" office:value-type="float" office:value="0.01304" calcext:value-type="float">
            <text:p>0,0</text:p>
          </table:table-cell>
          <table:table-cell table:formula="of:=[.U33]" office:value-type="float" office:value="-1" calcext:value-type="float">
            <text:p>-1</text:p>
          </table:table-cell>
          <table:table-cell table:formula="of:=[.V33]" office:value-type="float" office:value="0.009014" calcext:value-type="float">
            <text:p>0,009014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8717" calcext:value-type="float">
            <text:p>0,008717</text:p>
          </table:table-cell>
          <table:table-cell table:style-name="Default" office:value-type="float" office:value="-0.959184" calcext:value-type="float">
            <text:p>-0,9591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59184" calcext:value-type="float">
            <text:p>-0,959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595770" calcext:value-type="float">
            <text:p>595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46645" calcext:value-type="float">
            <text:p>0,0466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t600.config</text:p>
          </table:table-cell>
          <table:table-cell table:formula="of:=CONCATENATE(&quot;r&quot;;[.B34];&quot;-&quot;;[.C34];&quot;-&quot;;[.E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6.75" calcext:value-type="float">
            <text:p>46,75</text:p>
          </table:table-cell>
          <table:table-cell table:style-name="ce12" table:formula="of:=[.J34]" office:value-type="float" office:value="-0.959184" calcext:value-type="float">
            <text:p>-1,0</text:p>
          </table:table-cell>
          <table:table-cell table:style-name="ce12" table:formula="of:=[.I34]" office:value-type="float" office:value="0.008717" calcext:value-type="float">
            <text:p>0,0</text:p>
          </table:table-cell>
          <table:table-cell table:formula="of:=[.U34]" office:value-type="float" office:value="1" calcext:value-type="float">
            <text:p>1</text:p>
          </table:table-cell>
          <table:table-cell table:formula="of:=[.V34]" office:value-type="float" office:value="0.046645" calcext:value-type="float">
            <text:p>0,046645</text:p>
          </table:table-cell>
          <table:table-cell table:formula="of:=ABS([.AE34]-CEILING([.AC3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0.010315" calcext:value-type="float">
            <text:p>0,0103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599882" calcext:value-type="float">
            <text:p>59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pa-t600.config</text:p>
          </table:table-cell>
          <table:table-cell table:formula="of:=CONCATENATE(&quot;r&quot;;[.B35];&quot;-&quot;;[.C35];&quot;-&quot;;[.E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36.36" calcext:value-type="float">
            <text:p>36,36</text:p>
          </table:table-cell>
          <table:table-cell table:style-name="ce12" table:formula="of:=[.J35]" office:value-type="float" office:value="0" calcext:value-type="float">
            <text:p>0,0</text:p>
          </table:table-cell>
          <table:table-cell table:style-name="ce12" table:formula="of:=[.I35]" office:value-type="float" office:value="0.010315" calcext:value-type="float">
            <text:p>0,0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0.01394" calcext:value-type="float">
            <text:p>0,01394</text:p>
          </table:table-cell>
          <table:table-cell table:formula="of:=ABS([.AE35]-CEILING([.AC3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11156" calcext:value-type="float">
            <text:p>0,0111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03082" calcext:value-type="float">
            <text:p>603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108" calcext:value-type="float">
            <text:p>0,0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t600.config</text:p>
          </table:table-cell>
          <table:table-cell table:formula="of:=CONCATENATE(&quot;r&quot;;[.B36];&quot;-&quot;;[.C36];&quot;-&quot;;[.E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1.56" calcext:value-type="float">
            <text:p>41,56</text:p>
          </table:table-cell>
          <table:table-cell table:style-name="ce12" table:formula="of:=[.J36]" office:value-type="float" office:value="0" calcext:value-type="float">
            <text:p>0,0</text:p>
          </table:table-cell>
          <table:table-cell table:style-name="ce12" table:formula="of:=[.I36]" office:value-type="float" office:value="0.011156" calcext:value-type="float">
            <text:p>0,0</text:p>
          </table:table-cell>
          <table:table-cell table:formula="of:=[.U36]" office:value-type="float" office:value="1" calcext:value-type="float">
            <text:p>1</text:p>
          </table:table-cell>
          <table:table-cell table:formula="of:=[.V36]" office:value-type="float" office:value="0.0108" calcext:value-type="float">
            <text:p>0,0108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18422" calcext:value-type="float">
            <text:p>0,018422</text:p>
          </table:table-cell>
          <table:table-cell table:style-name="Default" office:value-type="float" office:value="-1.64604" calcext:value-type="float">
            <text:p>-1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4604" calcext:value-type="float">
            <text:p>-1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791498" calcext:value-type="float">
            <text:p>79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122655" calcext:value-type="float">
            <text:p>0,12265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37];&quot;-&quot;;[.C37];&quot;-&quot;;[.E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45.1" calcext:value-type="float">
            <text:p>45,1</text:p>
          </table:table-cell>
          <table:table-cell table:style-name="ce12" table:formula="of:=[.J37]" office:value-type="float" office:value="-1.64604" calcext:value-type="float">
            <text:p>-1,6</text:p>
          </table:table-cell>
          <table:table-cell table:style-name="ce12" table:formula="of:=[.I37]" office:value-type="float" office:value="0.018422" calcext:value-type="float">
            <text:p>0,0</text:p>
          </table:table-cell>
          <table:table-cell table:formula="of:=[.U37]" office:value-type="float" office:value="0" calcext:value-type="float">
            <text:p>0</text:p>
          </table:table-cell>
          <table:table-cell table:formula="of:=[.V37]" office:value-type="float" office:value="0.122655" calcext:value-type="float">
            <text:p>0,122655</text:p>
          </table:table-cell>
          <table:table-cell table:formula="of:=ABS([.AE37]-CEILING([.AC3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0.018103" calcext:value-type="float">
            <text:p>0,018103</text:p>
          </table:table-cell>
          <table:table-cell table:style-name="Default" office:value-type="float" office:value="-1.658672" calcext:value-type="float">
            <text:p>-1,658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58672" calcext:value-type="float">
            <text:p>-1,658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85746" calcext:value-type="float">
            <text:p>785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76725" calcext:value-type="float">
            <text:p>0,07672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bcpa-t600.config</text:p>
          </table:table-cell>
          <table:table-cell table:formula="of:=CONCATENATE(&quot;r&quot;;[.B38];&quot;-&quot;;[.C38];&quot;-&quot;;[.E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47.06" calcext:value-type="float">
            <text:p>47,06</text:p>
          </table:table-cell>
          <table:table-cell table:style-name="ce12" table:formula="of:=[.J38]" office:value-type="float" office:value="-1.658672" calcext:value-type="float">
            <text:p>-1,7</text:p>
          </table:table-cell>
          <table:table-cell table:style-name="ce12" table:formula="of:=[.I38]" office:value-type="float" office:value="0.018103" calcext:value-type="float">
            <text:p>0,0</text:p>
          </table:table-cell>
          <table:table-cell table:formula="of:=[.U38]" office:value-type="float" office:value="0" calcext:value-type="float">
            <text:p>0</text:p>
          </table:table-cell>
          <table:table-cell table:formula="of:=[.V38]" office:value-type="float" office:value="0.076725" calcext:value-type="float">
            <text:p>0,076725</text:p>
          </table:table-cell>
          <table:table-cell table:formula="of:=ABS([.AE38]-CEILING([.AC3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16391" calcext:value-type="float">
            <text:p>0,016391</text:p>
          </table:table-cell>
          <table:table-cell table:style-name="Default" office:value-type="float" office:value="-1.000461" calcext:value-type="float">
            <text:p>-1,0004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000461" calcext:value-type="float">
            <text:p>-1,0004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91562" calcext:value-type="float">
            <text:p>791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10446" calcext:value-type="float">
            <text:p>0,104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39];&quot;-&quot;;[.C39];&quot;-&quot;;[.E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52.94" calcext:value-type="float">
            <text:p>52,94</text:p>
          </table:table-cell>
          <table:table-cell table:style-name="ce12" table:formula="of:=[.J39]" office:value-type="float" office:value="-1.000461" calcext:value-type="float">
            <text:p>-1,0</text:p>
          </table:table-cell>
          <table:table-cell table:style-name="ce12" table:formula="of:=[.I39]" office:value-type="float" office:value="0.016391" calcext:value-type="float">
            <text:p>0,0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0.10446" calcext:value-type="float">
            <text:p>0,10446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0.01853" calcext:value-type="float">
            <text:p>0,01853</text:p>
          </table:table-cell>
          <table:table-cell table:style-name="Default" office:value-type="float" office:value="-0.87234" calcext:value-type="float">
            <text:p>-0,872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87234" calcext:value-type="float">
            <text:p>-0,872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94082" calcext:value-type="float">
            <text:p>794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56105" calcext:value-type="float">
            <text:p>0,056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40];&quot;-&quot;;[.C40];&quot;-&quot;;[.E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50.98" calcext:value-type="float">
            <text:p>50,98</text:p>
          </table:table-cell>
          <table:table-cell table:style-name="ce12" table:formula="of:=[.J40]" office:value-type="float" office:value="-0.87234" calcext:value-type="float">
            <text:p>-0,9</text:p>
          </table:table-cell>
          <table:table-cell table:style-name="ce12" table:formula="of:=[.I40]" office:value-type="float" office:value="0.01853" calcext:value-type="float">
            <text:p>0,0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0.056105" calcext:value-type="float">
            <text:p>0,056105</text:p>
          </table:table-cell>
          <table:table-cell table:formula="of:=ABS([.AE40]-CEILING([.AC4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01527" calcext:value-type="float">
            <text:p>0,01527</text:p>
          </table:table-cell>
          <table:table-cell table:style-name="Default" office:value-type="float" office:value="-0.666667" calcext:value-type="float">
            <text:p>-0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66667" calcext:value-type="float">
            <text:p>-0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791842" calcext:value-type="float">
            <text:p>791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42066" calcext:value-type="float">
            <text:p>0,0420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41];&quot;-&quot;;[.C41];&quot;-&quot;;[.E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7.25" calcext:value-type="float">
            <text:p>37,25</text:p>
          </table:table-cell>
          <table:table-cell table:style-name="ce12" table:formula="of:=[.J41]" office:value-type="float" office:value="-0.666667" calcext:value-type="float">
            <text:p>-0,7</text:p>
          </table:table-cell>
          <table:table-cell table:style-name="ce12" table:formula="of:=[.I41]" office:value-type="float" office:value="0.01527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0.042066" calcext:value-type="float">
            <text:p>0,042066</text:p>
          </table:table-cell>
          <table:table-cell table:formula="of:=ABS([.AE41]-CEILING([.AC4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2847" calcext:value-type="float">
            <text:p>0,02847</text:p>
          </table:table-cell>
          <table:table-cell table:style-name="Default" office:value-type="float" office:value="-2.210211" calcext:value-type="float">
            <text:p>-2,2102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10211" calcext:value-type="float">
            <text:p>-2,210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1014182" calcext:value-type="float">
            <text:p>1014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283111" calcext:value-type="float">
            <text:p>0,28311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42];&quot;-&quot;;[.C42];&quot;-&quot;;[.E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51.97" calcext:value-type="float">
            <text:p>51,97</text:p>
          </table:table-cell>
          <table:table-cell table:style-name="ce12" table:formula="of:=[.J42]" office:value-type="float" office:value="-2.210211" calcext:value-type="float">
            <text:p>-2,2</text:p>
          </table:table-cell>
          <table:table-cell table:style-name="ce12" table:formula="of:=[.I42]" office:value-type="float" office:value="0.02847" calcext:value-type="float">
            <text:p>0,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0.283111" calcext:value-type="float">
            <text:p>0,283111</text:p>
          </table:table-cell>
          <table:table-cell table:formula="of:=ABS([.AE42]-CEILING([.AC4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0.029766" calcext:value-type="float">
            <text:p>0,029766</text:p>
          </table:table-cell>
          <table:table-cell table:style-name="Default" office:value-type="float" office:value="-1.63568" calcext:value-type="float">
            <text:p>-1,63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3568" calcext:value-type="float">
            <text:p>-1,63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014286" calcext:value-type="float">
            <text:p>1014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14592" calcext:value-type="float">
            <text:p>0,1459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bcpa-t600.config</text:p>
          </table:table-cell>
          <table:table-cell table:formula="of:=CONCATENATE(&quot;r&quot;;[.B43];&quot;-&quot;;[.C43];&quot;-&quot;;[.E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48.82" calcext:value-type="float">
            <text:p>48,82</text:p>
          </table:table-cell>
          <table:table-cell table:style-name="ce12" table:formula="of:=[.J43]" office:value-type="float" office:value="-1.63568" calcext:value-type="float">
            <text:p>-1,6</text:p>
          </table:table-cell>
          <table:table-cell table:style-name="ce12" table:formula="of:=[.I43]" office:value-type="float" office:value="0.029766" calcext:value-type="float">
            <text:p>0,0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0.14592" calcext:value-type="float">
            <text:p>0,14592</text:p>
          </table:table-cell>
          <table:table-cell table:formula="of:=ABS([.AE43]-CEILING([.AC4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0.019626" calcext:value-type="float">
            <text:p>0,019626</text:p>
          </table:table-cell>
          <table:table-cell table:style-name="Default" office:value-type="float" office:value="-1.279783" calcext:value-type="float">
            <text:p>-1,2797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79783" calcext:value-type="float">
            <text:p>-1,2797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21" calcext:value-type="float">
            <text:p>0,21</text:p>
          </table:table-cell>
          <table:table-cell office:value-type="float" office:value="1005854" calcext:value-type="float">
            <text:p>1005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235595" calcext:value-type="float">
            <text:p>0,2355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cpa-t600.config</text:p>
          </table:table-cell>
          <table:table-cell table:formula="of:=CONCATENATE(&quot;r&quot;;[.B44];&quot;-&quot;;[.C44];&quot;-&quot;;[.E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47.24" calcext:value-type="float">
            <text:p>47,24</text:p>
          </table:table-cell>
          <table:table-cell table:style-name="ce12" table:formula="of:=[.J44]" office:value-type="float" office:value="-1.279783" calcext:value-type="float">
            <text:p>-1,3</text:p>
          </table:table-cell>
          <table:table-cell table:style-name="ce12" table:formula="of:=[.I44]" office:value-type="float" office:value="0.019626" calcext:value-type="float">
            <text:p>0,0</text:p>
          </table:table-cell>
          <table:table-cell table:formula="of:=[.U44]" office:value-type="float" office:value="1" calcext:value-type="float">
            <text:p>1</text:p>
          </table:table-cell>
          <table:table-cell table:formula="of:=[.V44]" office:value-type="float" office:value="0.235595" calcext:value-type="float">
            <text:p>0,235595</text:p>
          </table:table-cell>
          <table:table-cell table:formula="of:=ABS([.AE44]-CEILING([.AC4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0.033265" calcext:value-type="float">
            <text:p>0,033265</text:p>
          </table:table-cell>
          <table:table-cell table:style-name="Default" office:value-type="float" office:value="-1.292124" calcext:value-type="float">
            <text:p>-1,2921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92124" calcext:value-type="float">
            <text:p>-1,292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22" calcext:value-type="float">
            <text:p>0,22</text:p>
          </table:table-cell>
          <table:table-cell office:value-type="float" office:value="1014294" calcext:value-type="float">
            <text:p>1014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224848" calcext:value-type="float">
            <text:p>0,22484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cpa-t600.config</text:p>
          </table:table-cell>
          <table:table-cell table:formula="of:=CONCATENATE(&quot;r&quot;;[.B45];&quot;-&quot;;[.C45];&quot;-&quot;;[.E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51.97" calcext:value-type="float">
            <text:p>51,97</text:p>
          </table:table-cell>
          <table:table-cell table:style-name="ce12" table:formula="of:=[.J45]" office:value-type="float" office:value="-1.292124" calcext:value-type="float">
            <text:p>-1,3</text:p>
          </table:table-cell>
          <table:table-cell table:style-name="ce12" table:formula="of:=[.I45]" office:value-type="float" office:value="0.033265" calcext:value-type="float">
            <text:p>0,0</text:p>
          </table:table-cell>
          <table:table-cell table:formula="of:=[.U45]" office:value-type="float" office:value="0" calcext:value-type="float">
            <text:p>0</text:p>
          </table:table-cell>
          <table:table-cell table:formula="of:=[.V45]" office:value-type="float" office:value="0.224848" calcext:value-type="float">
            <text:p>0,224848</text:p>
          </table:table-cell>
          <table:table-cell table:formula="of:=ABS([.AE45]-CEILING([.AC4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019615" calcext:value-type="float">
            <text:p>0,019615</text:p>
          </table:table-cell>
          <table:table-cell table:style-name="Default" office:value-type="float" office:value="-0.59754" calcext:value-type="float">
            <text:p>-0,597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59754" calcext:value-type="float">
            <text:p>-0,597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1008302" calcext:value-type="float">
            <text:p>1008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150098" calcext:value-type="float">
            <text:p>0,1500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46];&quot;-&quot;;[.C46];&quot;-&quot;;[.E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53.54" calcext:value-type="float">
            <text:p>53,54</text:p>
          </table:table-cell>
          <table:table-cell table:style-name="ce12" table:formula="of:=[.J46]" office:value-type="float" office:value="-0.59754" calcext:value-type="float">
            <text:p>-0,6</text:p>
          </table:table-cell>
          <table:table-cell table:style-name="ce12" table:formula="of:=[.I46]" office:value-type="float" office:value="0.019615" calcext:value-type="float">
            <text:p>0,0</text:p>
          </table:table-cell>
          <table:table-cell table:formula="of:=[.U46]" office:value-type="float" office:value="1" calcext:value-type="float">
            <text:p>1</text:p>
          </table:table-cell>
          <table:table-cell table:formula="of:=[.V46]" office:value-type="float" office:value="0.150098" calcext:value-type="float">
            <text:p>0,150098</text:p>
          </table:table-cell>
          <table:table-cell table:formula="of:=ABS([.AE46]-CEILING([.AC4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3647" calcext:value-type="float">
            <text:p>0,003647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427" calcext:value-type="float">
            <text:p>298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2575" calcext:value-type="float">
            <text:p>0,0025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t600.config</text:p>
          </table:table-cell>
          <table:table-cell table:formula="of:=CONCATENATE(&quot;r&quot;;[.B47];&quot;-&quot;;[.C47];&quot;-&quot;;[.E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0" calcext:value-type="float">
            <text:p>0</text:p>
          </table:table-cell>
          <table:table-cell table:style-name="ce12" table:formula="of:=[.J47]" office:value-type="float" office:value="-1" calcext:value-type="float">
            <text:p>-1,0</text:p>
          </table:table-cell>
          <table:table-cell table:style-name="ce12" table:formula="of:=[.I47]" office:value-type="float" office:value="0.003647" calcext:value-type="float">
            <text:p>0,0</text:p>
          </table:table-cell>
          <table:table-cell table:formula="of:=[.U47]" office:value-type="float" office:value="-1" calcext:value-type="float">
            <text:p>-1</text:p>
          </table:table-cell>
          <table:table-cell table:formula="of:=[.V47]" office:value-type="float" office:value="0.002575" calcext:value-type="float">
            <text:p>0,002575</text:p>
          </table:table-cell>
          <table:table-cell table:formula="of:=ABS([.AE47]-CEILING([.AC4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4372" calcext:value-type="float">
            <text:p>0,0043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310" calcext:value-type="float">
            <text:p>296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348" calcext:value-type="float">
            <text:p>0,00434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48];&quot;-&quot;;[.C48];&quot;-&quot;;[.E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25.93" calcext:value-type="float">
            <text:p>25,93</text:p>
          </table:table-cell>
          <table:table-cell table:style-name="ce12" table:formula="of:=[.J48]" office:value-type="float" office:value="0" calcext:value-type="float">
            <text:p>0,0</text:p>
          </table:table-cell>
          <table:table-cell table:style-name="ce12" table:formula="of:=[.I48]" office:value-type="float" office:value="0.004372" calcext:value-type="float">
            <text:p>0,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0.004348" calcext:value-type="float">
            <text:p>0,004348</text:p>
          </table:table-cell>
          <table:table-cell table:formula="of:=ABS([.AE48]-CEILING([.AC4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3298" calcext:value-type="float">
            <text:p>0,0032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626" calcext:value-type="float">
            <text:p>292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2591" calcext:value-type="float">
            <text:p>0,00259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cpa-t600.config</text:p>
          </table:table-cell>
          <table:table-cell table:formula="of:=CONCATENATE(&quot;r&quot;;[.B49];&quot;-&quot;;[.C49];&quot;-&quot;;[.E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2" table:formula="of:=[.J49]" office:value-type="float" office:value="0" calcext:value-type="float">
            <text:p>0,0</text:p>
          </table:table-cell>
          <table:table-cell table:style-name="ce12" table:formula="of:=[.I49]" office:value-type="float" office:value="0.003298" calcext:value-type="float">
            <text:p>0,0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0.002591" calcext:value-type="float">
            <text:p>0,002591</text:p>
          </table:table-cell>
          <table:table-cell table:formula="of:=ABS([.AE49]-CEILING([.AC4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005004" calcext:value-type="float">
            <text:p>0,005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95996" calcext:value-type="float">
            <text:p>295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3435" calcext:value-type="float">
            <text:p>0,00343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cpa-t600.config</text:p>
          </table:table-cell>
          <table:table-cell table:formula="of:=CONCATENATE(&quot;r&quot;;[.B50];&quot;-&quot;;[.C50];&quot;-&quot;;[.E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12" table:formula="of:=[.J50]" office:value-type="float" office:value="0" calcext:value-type="float">
            <text:p>0,0</text:p>
          </table:table-cell>
          <table:table-cell table:style-name="ce12" table:formula="of:=[.I50]" office:value-type="float" office:value="0.005004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0.003435" calcext:value-type="float">
            <text:p>0,003435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4308" calcext:value-type="float">
            <text:p>0,0043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166" calcext:value-type="float">
            <text:p>297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865" calcext:value-type="float">
            <text:p>0,00486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cpa-t600.config</text:p>
          </table:table-cell>
          <table:table-cell table:formula="of:=CONCATENATE(&quot;r&quot;;[.B51];&quot;-&quot;;[.C51];&quot;-&quot;;[.E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29.63" calcext:value-type="float">
            <text:p>29,63</text:p>
          </table:table-cell>
          <table:table-cell table:style-name="ce12" table:formula="of:=[.J51]" office:value-type="float" office:value="0" calcext:value-type="float">
            <text:p>0,0</text:p>
          </table:table-cell>
          <table:table-cell table:style-name="ce12" table:formula="of:=[.I51]" office:value-type="float" office:value="0.004308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0.004865" calcext:value-type="float">
            <text:p>0,004865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10447" calcext:value-type="float">
            <text:p>0,010447</text:p>
          </table:table-cell>
          <table:table-cell table:style-name="Default" office:value-type="float" office:value="-2.877192" calcext:value-type="float">
            <text:p>-2,8771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77192" calcext:value-type="float">
            <text:p>-2,877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523005" calcext:value-type="float">
            <text:p>52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09147" calcext:value-type="float">
            <text:p>0,009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52];&quot;-&quot;;[.C52];&quot;-&quot;;[.E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31.52" calcext:value-type="float">
            <text:p>31,52</text:p>
          </table:table-cell>
          <table:table-cell table:style-name="ce12" table:formula="of:=[.J52]" office:value-type="float" office:value="-2.877192" calcext:value-type="float">
            <text:p>-2,9</text:p>
          </table:table-cell>
          <table:table-cell table:style-name="ce12" table:formula="of:=[.I52]" office:value-type="float" office:value="0.010447" calcext:value-type="float">
            <text:p>0,0</text:p>
          </table:table-cell>
          <table:table-cell table:formula="of:=[.U52]" office:value-type="float" office:value="-2" calcext:value-type="float">
            <text:p>-2</text:p>
          </table:table-cell>
          <table:table-cell table:formula="of:=[.V52]" office:value-type="float" office:value="0.009147" calcext:value-type="float">
            <text:p>0,009147</text:p>
          </table:table-cell>
          <table:table-cell table:formula="of:=ABS([.AE52]-CEILING([.AC5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09689" calcext:value-type="float">
            <text:p>0,009689</text:p>
          </table:table-cell>
          <table:table-cell table:style-name="Default" office:value-type="float" office:value="-2.041506" calcext:value-type="float">
            <text:p>-2,0415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41506" calcext:value-type="float">
            <text:p>-2,041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524941" calcext:value-type="float">
            <text:p>524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10449" calcext:value-type="float">
            <text:p>0,0104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53];&quot;-&quot;;[.C53];&quot;-&quot;;[.E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38.04" calcext:value-type="float">
            <text:p>38,04</text:p>
          </table:table-cell>
          <table:table-cell table:style-name="ce12" table:formula="of:=[.J53]" office:value-type="float" office:value="-2.041506" calcext:value-type="float">
            <text:p>-2,0</text:p>
          </table:table-cell>
          <table:table-cell table:style-name="ce12" table:formula="of:=[.I53]" office:value-type="float" office:value="0.009689" calcext:value-type="float">
            <text:p>0,0</text:p>
          </table:table-cell>
          <table:table-cell table:formula="of:=[.U53]" office:value-type="float" office:value="-1" calcext:value-type="float">
            <text:p>-1</text:p>
          </table:table-cell>
          <table:table-cell table:formula="of:=[.V53]" office:value-type="float" office:value="0.010449" calcext:value-type="float">
            <text:p>0,010449</text:p>
          </table:table-cell>
          <table:table-cell table:formula="of:=ABS([.AE53]-CEILING([.AC5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0217" calcext:value-type="float">
            <text:p>0,010217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536766" calcext:value-type="float">
            <text:p>536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3299" calcext:value-type="float">
            <text:p>0,00329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bcpa-t600.config</text:p>
          </table:table-cell>
          <table:table-cell table:formula="of:=CONCATENATE(&quot;r&quot;;[.B54];&quot;-&quot;;[.C54];&quot;-&quot;;[.E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32.61" calcext:value-type="float">
            <text:p>32,61</text:p>
          </table:table-cell>
          <table:table-cell table:style-name="ce12" table:formula="of:=[.J54]" office:value-type="float" office:value="-1.488889" calcext:value-type="float">
            <text:p>-1,5</text:p>
          </table:table-cell>
          <table:table-cell table:style-name="ce12" table:formula="of:=[.I54]" office:value-type="float" office:value="0.010217" calcext:value-type="float">
            <text:p>0,0</text:p>
          </table:table-cell>
          <table:table-cell table:formula="of:=[.U54]" office:value-type="float" office:value="0" calcext:value-type="float">
            <text:p>0</text:p>
          </table:table-cell>
          <table:table-cell table:formula="of:=[.V54]" office:value-type="float" office:value="0.003299" calcext:value-type="float">
            <text:p>0,003299</text:p>
          </table:table-cell>
          <table:table-cell table:formula="of:=ABS([.AE54]-CEILING([.AC5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482" calcext:value-type="float">
            <text:p>0,00482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516345" calcext:value-type="float">
            <text:p>516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3699" calcext:value-type="float">
            <text:p>0,0036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55];&quot;-&quot;;[.C55];&quot;-&quot;;[.E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2" table:formula="of:=[.J55]" office:value-type="float" office:value="-1" calcext:value-type="float">
            <text:p>-1,0</text:p>
          </table:table-cell>
          <table:table-cell table:style-name="ce12" table:formula="of:=[.I55]" office:value-type="float" office:value="0.00482" calcext:value-type="float">
            <text:p>0,0</text:p>
          </table:table-cell>
          <table:table-cell table:formula="of:=[.U55]" office:value-type="float" office:value="-1" calcext:value-type="float">
            <text:p>-1</text:p>
          </table:table-cell>
          <table:table-cell table:formula="of:=[.V55]" office:value-type="float" office:value="0.003699" calcext:value-type="float">
            <text:p>0,003699</text:p>
          </table:table-cell>
          <table:table-cell table:formula="of:=ABS([.AE55]-CEILING([.AC5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0.007685" calcext:value-type="float">
            <text:p>0,007685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401" calcext:value-type="float">
            <text:p>5244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3892" calcext:value-type="float">
            <text:p>0,0038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56];&quot;-&quot;;[.C56];&quot;-&quot;;[.E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0" calcext:value-type="float">
            <text:p>0</text:p>
          </table:table-cell>
          <table:table-cell table:style-name="ce12" table:formula="of:=[.J56]" office:value-type="float" office:value="-1" calcext:value-type="float">
            <text:p>-1,0</text:p>
          </table:table-cell>
          <table:table-cell table:style-name="ce12" table:formula="of:=[.I56]" office:value-type="float" office:value="0.007685" calcext:value-type="float">
            <text:p>0,0</text:p>
          </table:table-cell>
          <table:table-cell table:formula="of:=[.U56]" office:value-type="float" office:value="-1" calcext:value-type="float">
            <text:p>-1</text:p>
          </table:table-cell>
          <table:table-cell table:formula="of:=[.V56]" office:value-type="float" office:value="0.003892" calcext:value-type="float">
            <text:p>0,003892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18726" calcext:value-type="float">
            <text:p>0,018726</text:p>
          </table:table-cell>
          <table:table-cell table:style-name="Default" office:value-type="float" office:value="-2.667658" calcext:value-type="float">
            <text:p>-2,6676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67658" calcext:value-type="float">
            <text:p>-2,6676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34390" calcext:value-type="float">
            <text:p>734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76566" calcext:value-type="float">
            <text:p>0,0765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57];&quot;-&quot;;[.C57];&quot;-&quot;;[.E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35.04" calcext:value-type="float">
            <text:p>35,04</text:p>
          </table:table-cell>
          <table:table-cell table:style-name="ce12" table:formula="of:=[.J57]" office:value-type="float" office:value="-2.667658" calcext:value-type="float">
            <text:p>-2,7</text:p>
          </table:table-cell>
          <table:table-cell table:style-name="ce12" table:formula="of:=[.I57]" office:value-type="float" office:value="0.018726" calcext:value-type="float">
            <text:p>0,0</text:p>
          </table:table-cell>
          <table:table-cell table:formula="of:=[.U57]" office:value-type="float" office:value="-1" calcext:value-type="float">
            <text:p>-1</text:p>
          </table:table-cell>
          <table:table-cell table:formula="of:=[.V57]" office:value-type="float" office:value="0.076566" calcext:value-type="float">
            <text:p>0,076566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0.012917" calcext:value-type="float">
            <text:p>0,012917</text:p>
          </table:table-cell>
          <table:table-cell table:style-name="Default" office:value-type="float" office:value="-2.423324" calcext:value-type="float">
            <text:p>-2,4233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23324" calcext:value-type="float">
            <text:p>-2,423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26974" calcext:value-type="float">
            <text:p>726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58268" calcext:value-type="float">
            <text:p>0,058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58];&quot;-&quot;;[.C58];&quot;-&quot;;[.E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32.85" calcext:value-type="float">
            <text:p>32,85</text:p>
          </table:table-cell>
          <table:table-cell table:style-name="ce12" table:formula="of:=[.J58]" office:value-type="float" office:value="-2.423324" calcext:value-type="float">
            <text:p>-2,4</text:p>
          </table:table-cell>
          <table:table-cell table:style-name="ce12" table:formula="of:=[.I58]" office:value-type="float" office:value="0.012917" calcext:value-type="float">
            <text:p>0,0</text:p>
          </table:table-cell>
          <table:table-cell table:formula="of:=[.U58]" office:value-type="float" office:value="-1" calcext:value-type="float">
            <text:p>-1</text:p>
          </table:table-cell>
          <table:table-cell table:formula="of:=[.V58]" office:value-type="float" office:value="0.058268" calcext:value-type="float">
            <text:p>0,058268</text:p>
          </table:table-cell>
          <table:table-cell table:formula="of:=ABS([.AE58]-CEILING([.AC5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5939" calcext:value-type="float">
            <text:p>0,015939</text:p>
          </table:table-cell>
          <table:table-cell table:style-name="Default" office:value-type="float" office:value="-2.759171" calcext:value-type="float">
            <text:p>-2,75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759171" calcext:value-type="float">
            <text:p>-2,75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35054" calcext:value-type="float">
            <text:p>735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41163" calcext:value-type="float">
            <text:p>0,041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59];&quot;-&quot;;[.C59];&quot;-&quot;;[.E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30.66" calcext:value-type="float">
            <text:p>30,66</text:p>
          </table:table-cell>
          <table:table-cell table:style-name="ce12" table:formula="of:=[.J59]" office:value-type="float" office:value="-2.759171" calcext:value-type="float">
            <text:p>-2,8</text:p>
          </table:table-cell>
          <table:table-cell table:style-name="ce12" table:formula="of:=[.I59]" office:value-type="float" office:value="0.015939" calcext:value-type="float">
            <text:p>0,0</text:p>
          </table:table-cell>
          <table:table-cell table:formula="of:=[.U59]" office:value-type="float" office:value="-2" calcext:value-type="float">
            <text:p>-2</text:p>
          </table:table-cell>
          <table:table-cell table:formula="of:=[.V59]" office:value-type="float" office:value="0.041163" calcext:value-type="float">
            <text:p>0,041163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0.017144" calcext:value-type="float">
            <text:p>0,017144</text:p>
          </table:table-cell>
          <table:table-cell table:style-name="Default" office:value-type="float" office:value="-1.534603" calcext:value-type="float">
            <text:p>-1,5346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34603" calcext:value-type="float">
            <text:p>-1,5346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734534" calcext:value-type="float">
            <text:p>73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32907" calcext:value-type="float">
            <text:p>0,0329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60];&quot;-&quot;;[.C60];&quot;-&quot;;[.E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33.58" calcext:value-type="float">
            <text:p>33,58</text:p>
          </table:table-cell>
          <table:table-cell table:style-name="ce12" table:formula="of:=[.J60]" office:value-type="float" office:value="-1.534603" calcext:value-type="float">
            <text:p>-1,5</text:p>
          </table:table-cell>
          <table:table-cell table:style-name="ce12" table:formula="of:=[.I60]" office:value-type="float" office:value="0.017144" calcext:value-type="float">
            <text:p>0,0</text:p>
          </table:table-cell>
          <table:table-cell table:formula="of:=[.U60]" office:value-type="float" office:value="-1" calcext:value-type="float">
            <text:p>-1</text:p>
          </table:table-cell>
          <table:table-cell table:formula="of:=[.V60]" office:value-type="float" office:value="0.032907" calcext:value-type="float">
            <text:p>0,032907</text:p>
          </table:table-cell>
          <table:table-cell table:formula="of:=ABS([.AE60]-CEILING([.AC6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2944" calcext:value-type="float">
            <text:p>0,012944</text:p>
          </table:table-cell>
          <table:table-cell table:style-name="Default" office:value-type="float" office:value="-1.782258" calcext:value-type="float">
            <text:p>-1,7822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782258" calcext:value-type="float">
            <text:p>-1,782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734374" calcext:value-type="float">
            <text:p>734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12498" calcext:value-type="float">
            <text:p>0,0124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pa-t600.config</text:p>
          </table:table-cell>
          <table:table-cell table:formula="of:=CONCATENATE(&quot;r&quot;;[.B61];&quot;-&quot;;[.C61];&quot;-&quot;;[.E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32.12" calcext:value-type="float">
            <text:p>32,12</text:p>
          </table:table-cell>
          <table:table-cell table:style-name="ce12" table:formula="of:=[.J61]" office:value-type="float" office:value="-1.782258" calcext:value-type="float">
            <text:p>-1,8</text:p>
          </table:table-cell>
          <table:table-cell table:style-name="ce12" table:formula="of:=[.I61]" office:value-type="float" office:value="0.012944" calcext:value-type="float">
            <text:p>0,0</text:p>
          </table:table-cell>
          <table:table-cell table:formula="of:=[.U61]" office:value-type="float" office:value="-1" calcext:value-type="float">
            <text:p>-1</text:p>
          </table:table-cell>
          <table:table-cell table:formula="of:=[.V61]" office:value-type="float" office:value="0.012498" calcext:value-type="float">
            <text:p>0,012498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table:style-name="Default" office:value-type="float" office:value="0.016694" calcext:value-type="float">
            <text:p>0,016694</text:p>
          </table:table-cell>
          <table:table-cell table:style-name="Default" office:value-type="float" office:value="-4.249345" calcext:value-type="float">
            <text:p>-4,2493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249345" calcext:value-type="float">
            <text:p>-4,249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960142" calcext:value-type="float">
            <text:p>96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085707" calcext:value-type="float">
            <text:p>0,0857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pa-t600.config</text:p>
          </table:table-cell>
          <table:table-cell table:formula="of:=CONCATENATE(&quot;r&quot;;[.B62];&quot;-&quot;;[.C62];&quot;-&quot;;[.E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28.57" calcext:value-type="float">
            <text:p>28,57</text:p>
          </table:table-cell>
          <table:table-cell table:style-name="ce12" table:formula="of:=[.J62]" office:value-type="float" office:value="-4.249345" calcext:value-type="float">
            <text:p>-4,2</text:p>
          </table:table-cell>
          <table:table-cell table:style-name="ce12" table:formula="of:=[.I62]" office:value-type="float" office:value="0.016694" calcext:value-type="float">
            <text:p>0,0</text:p>
          </table:table-cell>
          <table:table-cell table:formula="of:=[.U62]" office:value-type="float" office:value="-3" calcext:value-type="float">
            <text:p>-3</text:p>
          </table:table-cell>
          <table:table-cell table:formula="of:=[.V62]" office:value-type="float" office:value="0.085707" calcext:value-type="float">
            <text:p>0,085707</text:p>
          </table:table-cell>
          <table:table-cell table:formula="of:=ABS([.AE62]-CEILING([.AC6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20063" calcext:value-type="float">
            <text:p>0,020063</text:p>
          </table:table-cell>
          <table:table-cell table:style-name="Default" office:value-type="float" office:value="-3.444223" calcext:value-type="float">
            <text:p>-3,4442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444223" calcext:value-type="float">
            <text:p>-3,444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964070" calcext:value-type="float">
            <text:p>96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163469" calcext:value-type="float">
            <text:p>0,1634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pa-t600.config</text:p>
          </table:table-cell>
          <table:table-cell table:formula="of:=CONCATENATE(&quot;r&quot;;[.B63];&quot;-&quot;;[.C63];&quot;-&quot;;[.E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32.97" calcext:value-type="float">
            <text:p>32,97</text:p>
          </table:table-cell>
          <table:table-cell table:style-name="ce12" table:formula="of:=[.J63]" office:value-type="float" office:value="-3.444223" calcext:value-type="float">
            <text:p>-3,4</text:p>
          </table:table-cell>
          <table:table-cell table:style-name="ce12" table:formula="of:=[.I63]" office:value-type="float" office:value="0.020063" calcext:value-type="float">
            <text:p>0,0</text:p>
          </table:table-cell>
          <table:table-cell table:formula="of:=[.U63]" office:value-type="float" office:value="-2" calcext:value-type="float">
            <text:p>-2</text:p>
          </table:table-cell>
          <table:table-cell table:formula="of:=[.V63]" office:value-type="float" office:value="0.163469" calcext:value-type="float">
            <text:p>0,163469</text:p>
          </table:table-cell>
          <table:table-cell table:formula="of:=ABS([.AE63]-CEILING([.AC6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0.028415" calcext:value-type="float">
            <text:p>0,028415</text:p>
          </table:table-cell>
          <table:table-cell table:style-name="Default" office:value-type="float" office:value="-2.855077" calcext:value-type="float">
            <text:p>-2,8550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55077" calcext:value-type="float">
            <text:p>-2,8550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967982" calcext:value-type="float">
            <text:p>967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92628" calcext:value-type="float">
            <text:p>0,0926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cpa-t600.config</text:p>
          </table:table-cell>
          <table:table-cell table:formula="of:=CONCATENATE(&quot;r&quot;;[.B64];&quot;-&quot;;[.C64];&quot;-&quot;;[.E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31.32" calcext:value-type="float">
            <text:p>31,32</text:p>
          </table:table-cell>
          <table:table-cell table:style-name="ce12" table:formula="of:=[.J64]" office:value-type="float" office:value="-2.855077" calcext:value-type="float">
            <text:p>-2,9</text:p>
          </table:table-cell>
          <table:table-cell table:style-name="ce12" table:formula="of:=[.I64]" office:value-type="float" office:value="0.028415" calcext:value-type="float">
            <text:p>0,0</text:p>
          </table:table-cell>
          <table:table-cell table:formula="of:=[.U64]" office:value-type="float" office:value="-2" calcext:value-type="float">
            <text:p>-2</text:p>
          </table:table-cell>
          <table:table-cell table:formula="of:=[.V64]" office:value-type="float" office:value="0.092628" calcext:value-type="float">
            <text:p>0,092628</text:p>
          </table:table-cell>
          <table:table-cell table:formula="of:=ABS([.AE64]-CEILING([.AC6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.019587" calcext:value-type="float">
            <text:p>0,019587</text:p>
          </table:table-cell>
          <table:table-cell table:style-name="Default" office:value-type="float" office:value="-2.628279" calcext:value-type="float">
            <text:p>-2,628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8279" calcext:value-type="float">
            <text:p>-2,628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961294" calcext:value-type="float">
            <text:p>96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109884" calcext:value-type="float">
            <text:p>0,1098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cpa-t600.config</text:p>
          </table:table-cell>
          <table:table-cell table:formula="of:=CONCATENATE(&quot;r&quot;;[.B65];&quot;-&quot;;[.C65];&quot;-&quot;;[.E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35.16" calcext:value-type="float">
            <text:p>35,16</text:p>
          </table:table-cell>
          <table:table-cell table:style-name="ce12" table:formula="of:=[.J65]" office:value-type="float" office:value="-2.628279" calcext:value-type="float">
            <text:p>-2,6</text:p>
          </table:table-cell>
          <table:table-cell table:style-name="ce12" table:formula="of:=[.I65]" office:value-type="float" office:value="0.019587" calcext:value-type="float">
            <text:p>0,0</text:p>
          </table:table-cell>
          <table:table-cell table:formula="of:=[.U65]" office:value-type="float" office:value="-2" calcext:value-type="float">
            <text:p>-2</text:p>
          </table:table-cell>
          <table:table-cell table:formula="of:=[.V65]" office:value-type="float" office:value="0.109884" calcext:value-type="float">
            <text:p>0,109884</text:p>
          </table:table-cell>
          <table:table-cell table:formula="of:=ABS([.AE65]-CEILING([.AC6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16027" calcext:value-type="float">
            <text:p>0,016027</text:p>
          </table:table-cell>
          <table:table-cell table:style-name="Default" office:value-type="float" office:value="-2.036043" calcext:value-type="float">
            <text:p>-2,0360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36043" calcext:value-type="float">
            <text:p>-2,0360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963854" calcext:value-type="float">
            <text:p>96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54689" calcext:value-type="float">
            <text:p>0,0546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cpa-t600.config</text:p>
          </table:table-cell>
          <table:table-cell table:formula="of:=CONCATENATE(&quot;r&quot;;[.B66];&quot;-&quot;;[.C66];&quot;-&quot;;[.E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32.42" calcext:value-type="float">
            <text:p>32,42</text:p>
          </table:table-cell>
          <table:table-cell table:style-name="ce12" table:formula="of:=[.J66]" office:value-type="float" office:value="-2.036043" calcext:value-type="float">
            <text:p>-2,0</text:p>
          </table:table-cell>
          <table:table-cell table:style-name="ce12" table:formula="of:=[.I66]" office:value-type="float" office:value="0.016027" calcext:value-type="float">
            <text:p>0,0</text:p>
          </table:table-cell>
          <table:table-cell table:formula="of:=[.U66]" office:value-type="float" office:value="-1" calcext:value-type="float">
            <text:p>-1</text:p>
          </table:table-cell>
          <table:table-cell table:formula="of:=[.V66]" office:value-type="float" office:value="0.054689" calcext:value-type="float">
            <text:p>0,054689</text:p>
          </table:table-cell>
          <table:table-cell table:formula="of:=ABS([.AE66]-CEILING([.AC6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0.027281" calcext:value-type="float">
            <text:p>0,027281</text:p>
          </table:table-cell>
          <table:table-cell table:style-name="Default" office:value-type="float" office:value="-4.672346" calcext:value-type="float">
            <text:p>-4,6723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72346" calcext:value-type="float">
            <text:p>-4,672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23" calcext:value-type="float">
            <text:p>0,23</text:p>
          </table:table-cell>
          <table:table-cell office:value-type="float" office:value="1236516" calcext:value-type="float">
            <text:p>1236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float" office:value="0.214581" calcext:value-type="float">
            <text:p>0,2145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-t600.config</text:p>
          </table:table-cell>
          <table:table-cell table:formula="of:=CONCATENATE(&quot;r&quot;;[.B67];&quot;-&quot;;[.C67];&quot;-&quot;;[.E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34.36" calcext:value-type="float">
            <text:p>34,36</text:p>
          </table:table-cell>
          <table:table-cell table:style-name="ce12" table:formula="of:=[.J67]" office:value-type="float" office:value="-4.672346" calcext:value-type="float">
            <text:p>-4,7</text:p>
          </table:table-cell>
          <table:table-cell table:style-name="ce12" table:formula="of:=[.I67]" office:value-type="float" office:value="0.027281" calcext:value-type="float">
            <text:p>0,0</text:p>
          </table:table-cell>
          <table:table-cell table:formula="of:=[.U67]" office:value-type="float" office:value="-3" calcext:value-type="float">
            <text:p>-3</text:p>
          </table:table-cell>
          <table:table-cell table:formula="of:=[.V67]" office:value-type="float" office:value="0.214581" calcext:value-type="float">
            <text:p>0,214581</text:p>
          </table:table-cell>
          <table:table-cell table:formula="of:=ABS([.AE67]-CEILING([.AC6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9635" calcext:value-type="float">
            <text:p>0,029635</text:p>
          </table:table-cell>
          <table:table-cell table:style-name="Default" office:value-type="float" office:value="-3.687975" calcext:value-type="float">
            <text:p>-3,687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87975" calcext:value-type="float">
            <text:p>-3,687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21" calcext:value-type="float">
            <text:p>0,21</text:p>
          </table:table-cell>
          <table:table-cell office:value-type="float" office:value="1239012" calcext:value-type="float">
            <text:p>1239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200078" calcext:value-type="float">
            <text:p>0,2000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-t600.config</text:p>
          </table:table-cell>
          <table:table-cell table:formula="of:=CONCATENATE(&quot;r&quot;;[.B68];&quot;-&quot;;[.C68];&quot;-&quot;;[.E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33.04" calcext:value-type="float">
            <text:p>33,04</text:p>
          </table:table-cell>
          <table:table-cell table:style-name="ce12" table:formula="of:=[.J68]" office:value-type="float" office:value="-3.687975" calcext:value-type="float">
            <text:p>-3,7</text:p>
          </table:table-cell>
          <table:table-cell table:style-name="ce12" table:formula="of:=[.I68]" office:value-type="float" office:value="0.029635" calcext:value-type="float">
            <text:p>0,0</text:p>
          </table:table-cell>
          <table:table-cell table:formula="of:=[.U68]" office:value-type="float" office:value="-2" calcext:value-type="float">
            <text:p>-2</text:p>
          </table:table-cell>
          <table:table-cell table:formula="of:=[.V68]" office:value-type="float" office:value="0.200078" calcext:value-type="float">
            <text:p>0,200078</text:p>
          </table:table-cell>
          <table:table-cell table:formula="of:=ABS([.AE68]-CEILING([.AC6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0.051024" calcext:value-type="float">
            <text:p>0,051024</text:p>
          </table:table-cell>
          <table:table-cell table:style-name="Default" office:value-type="float" office:value="-3.363808" calcext:value-type="float">
            <text:p>-3,36380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363808" calcext:value-type="float">
            <text:p>-3,363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1247500" calcext:value-type="float">
            <text:p>124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15291" calcext:value-type="float">
            <text:p>0,15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cpa-t600.config</text:p>
          </table:table-cell>
          <table:table-cell table:formula="of:=CONCATENATE(&quot;r&quot;;[.B69];&quot;-&quot;;[.C69];&quot;-&quot;;[.E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30.84" calcext:value-type="float">
            <text:p>30,84</text:p>
          </table:table-cell>
          <table:table-cell table:style-name="ce12" table:formula="of:=[.J69]" office:value-type="float" office:value="-3.363808" calcext:value-type="float">
            <text:p>-3,4</text:p>
          </table:table-cell>
          <table:table-cell table:style-name="ce12" table:formula="of:=[.I69]" office:value-type="float" office:value="0.051024" calcext:value-type="float">
            <text:p>0,1</text:p>
          </table:table-cell>
          <table:table-cell table:formula="of:=[.U69]" office:value-type="float" office:value="-2" calcext:value-type="float">
            <text:p>-2</text:p>
          </table:table-cell>
          <table:table-cell table:formula="of:=[.V69]" office:value-type="float" office:value="0.15291" calcext:value-type="float">
            <text:p>0,15291</text:p>
          </table:table-cell>
          <table:table-cell table:formula="of:=ABS([.AE69]-CEILING([.AC6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35933" calcext:value-type="float">
            <text:p>0,035933</text:p>
          </table:table-cell>
          <table:table-cell table:style-name="Default" office:value-type="float" office:value="-3.197958" calcext:value-type="float">
            <text:p>-3,1979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97958" calcext:value-type="float">
            <text:p>-3,197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1238372" calcext:value-type="float">
            <text:p>1238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108558" calcext:value-type="float">
            <text:p>0,1085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-t600.config</text:p>
          </table:table-cell>
          <table:table-cell table:formula="of:=CONCATENATE(&quot;r&quot;;[.B70];&quot;-&quot;;[.C70];&quot;-&quot;;[.E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32.6" calcext:value-type="float">
            <text:p>32,6</text:p>
          </table:table-cell>
          <table:table-cell table:style-name="ce12" table:formula="of:=[.J70]" office:value-type="float" office:value="-3.197958" calcext:value-type="float">
            <text:p>-3,2</text:p>
          </table:table-cell>
          <table:table-cell table:style-name="ce12" table:formula="of:=[.I70]" office:value-type="float" office:value="0.035933" calcext:value-type="float">
            <text:p>0,0</text:p>
          </table:table-cell>
          <table:table-cell table:formula="of:=[.U70]" office:value-type="float" office:value="-2" calcext:value-type="float">
            <text:p>-2</text:p>
          </table:table-cell>
          <table:table-cell table:formula="of:=[.V70]" office:value-type="float" office:value="0.108558" calcext:value-type="float">
            <text:p>0,108558</text:p>
          </table:table-cell>
          <table:table-cell table:formula="of:=ABS([.AE70]-CEILING([.AC7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027637" calcext:value-type="float">
            <text:p>0,027637</text:p>
          </table:table-cell>
          <table:table-cell table:style-name="Default" office:value-type="float" office:value="-2.585142" calcext:value-type="float">
            <text:p>-2,585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585142" calcext:value-type="float">
            <text:p>-2,585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1232428" calcext:value-type="float">
            <text:p>123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0.086311" calcext:value-type="float">
            <text:p>0,086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cpa-t600.config</text:p>
          </table:table-cell>
          <table:table-cell table:formula="of:=CONCATENATE(&quot;r&quot;;[.B71];&quot;-&quot;;[.C71];&quot;-&quot;;[.E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31.28" calcext:value-type="float">
            <text:p>31,28</text:p>
          </table:table-cell>
          <table:table-cell table:style-name="ce12" table:formula="of:=[.J71]" office:value-type="float" office:value="-2.585142" calcext:value-type="float">
            <text:p>-2,6</text:p>
          </table:table-cell>
          <table:table-cell table:style-name="ce12" table:formula="of:=[.I71]" office:value-type="float" office:value="0.027637" calcext:value-type="float">
            <text:p>0,0</text:p>
          </table:table-cell>
          <table:table-cell table:formula="of:=[.U71]" office:value-type="float" office:value="-2" calcext:value-type="float">
            <text:p>-2</text:p>
          </table:table-cell>
          <table:table-cell table:formula="of:=[.V71]" office:value-type="float" office:value="0.086311" calcext:value-type="float">
            <text:p>0,086311</text:p>
          </table:table-cell>
          <table:table-cell table:formula="of:=ABS([.AE71]-CEILING([.AC7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3907" calcext:value-type="float">
            <text:p>0,003907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91" calcext:value-type="float">
            <text:p>338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6265" calcext:value-type="float">
            <text:p>0,006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72];&quot;-&quot;;[.C72];&quot;-&quot;;[.E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8.51" calcext:value-type="float">
            <text:p>8,51</text:p>
          </table:table-cell>
          <table:table-cell table:style-name="ce12" table:formula="of:=[.J72]" office:value-type="float" office:value="-2" calcext:value-type="float">
            <text:p>-2,0</text:p>
          </table:table-cell>
          <table:table-cell table:style-name="ce12" table:formula="of:=[.I72]" office:value-type="float" office:value="0.003907" calcext:value-type="float">
            <text:p>0,0</text:p>
          </table:table-cell>
          <table:table-cell table:formula="of:=[.U72]" office:value-type="float" office:value="-1" calcext:value-type="float">
            <text:p>-1</text:p>
          </table:table-cell>
          <table:table-cell table:formula="of:=[.V72]" office:value-type="float" office:value="0.006265" calcext:value-type="float">
            <text:p>0,006265</text:p>
          </table:table-cell>
          <table:table-cell table:formula="of:=ABS([.AE72]-CEILING([.AC7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4318" calcext:value-type="float">
            <text:p>0,004318</text:p>
          </table:table-cell>
          <table:table-cell table:style-name="Default" office:value-type="float" office:value="-1.4" calcext:value-type="float">
            <text:p>-1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4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43415" calcext:value-type="float">
            <text:p>343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0.004727" calcext:value-type="float">
            <text:p>0,0047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t600.config</text:p>
          </table:table-cell>
          <table:table-cell table:formula="of:=CONCATENATE(&quot;r&quot;;[.B73];&quot;-&quot;;[.C73];&quot;-&quot;;[.E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25.53" calcext:value-type="float">
            <text:p>25,53</text:p>
          </table:table-cell>
          <table:table-cell table:style-name="ce12" table:formula="of:=[.J73]" office:value-type="float" office:value="-1.4" calcext:value-type="float">
            <text:p>-1,4</text:p>
          </table:table-cell>
          <table:table-cell table:style-name="ce12" table:formula="of:=[.I73]" office:value-type="float" office:value="0.004318" calcext:value-type="float">
            <text:p>0,0</text:p>
          </table:table-cell>
          <table:table-cell table:formula="of:=[.U73]" office:value-type="float" office:value="-1" calcext:value-type="float">
            <text:p>-1</text:p>
          </table:table-cell>
          <table:table-cell table:formula="of:=[.V73]" office:value-type="float" office:value="0.004727" calcext:value-type="float">
            <text:p>0,004727</text:p>
          </table:table-cell>
          <table:table-cell table:formula="of:=ABS([.AE73]-CEILING([.AC7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3351" calcext:value-type="float">
            <text:p>0,0033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176" calcext:value-type="float">
            <text:p>335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2951" calcext:value-type="float">
            <text:p>0,00295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74];&quot;-&quot;;[.C74];&quot;-&quot;;[.E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0" calcext:value-type="float">
            <text:p>0</text:p>
          </table:table-cell>
          <table:table-cell table:style-name="ce12" table:formula="of:=[.J74]" office:value-type="float" office:value="0" calcext:value-type="float">
            <text:p>0,0</text:p>
          </table:table-cell>
          <table:table-cell table:style-name="ce12" table:formula="of:=[.I74]" office:value-type="float" office:value="0.003351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0.002951" calcext:value-type="float">
            <text:p>0,002951</text:p>
          </table:table-cell>
          <table:table-cell table:formula="of:=ABS([.AE74]-CEILING([.AC7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3726" calcext:value-type="float">
            <text:p>0,0037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451" calcext:value-type="float">
            <text:p>3394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3461" calcext:value-type="float">
            <text:p>0,00346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75];&quot;-&quot;;[.C75];&quot;-&quot;;[.E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0" calcext:value-type="float">
            <text:p>0</text:p>
          </table:table-cell>
          <table:table-cell table:style-name="ce12" table:formula="of:=[.J75]" office:value-type="float" office:value="0" calcext:value-type="float">
            <text:p>0,0</text:p>
          </table:table-cell>
          <table:table-cell table:style-name="ce12" table:formula="of:=[.I75]" office:value-type="float" office:value="0.003726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0.003461" calcext:value-type="float">
            <text:p>0,003461</text:p>
          </table:table-cell>
          <table:table-cell table:formula="of:=ABS([.AE75]-CEILING([.AC7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4258" calcext:value-type="float">
            <text:p>0,0042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091" calcext:value-type="float">
            <text:p>338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76];&quot;-&quot;;[.C76];&quot;-&quot;;[.E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0" calcext:value-type="float">
            <text:p>0</text:p>
          </table:table-cell>
          <table:table-cell table:style-name="ce12" table:formula="of:=[.J76]" office:value-type="float" office:value="0" calcext:value-type="float">
            <text:p>0,0</text:p>
          </table:table-cell>
          <table:table-cell table:style-name="ce12" table:formula="of:=[.I76]" office:value-type="float" office:value="0.004258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0.00314" calcext:value-type="float">
            <text:p>0,00314</text:p>
          </table:table-cell>
          <table:table-cell table:formula="of:=ABS([.AE76]-CEILING([.AC76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pl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5"/>
        <table:table-column table:style-name="co30" table:default-cell-style-name="ce35"/>
        <table:table-column table:style-name="co10" table:number-columns-repeated="2" table:default-cell-style-name="Default"/>
        <table:table-column table:style-name="co30" table:default-cell-style-name="ce3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32" calcext:value-type="float">
            <text:p>0,0132</text:p>
          </table:table-cell>
          <table:table-cell table:style-name="Default" office:value-type="float" office:value="-3.179487" calcext:value-type="float">
            <text:p>-3,179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79487" calcext:value-type="float">
            <text:p>-3,179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69" calcext:value-type="float">
            <text:p>299,69</text:p>
          </table:table-cell>
          <table:table-cell office:value-type="float" office:value="1273928" calcext:value-type="float">
            <text:p>1273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128" calcext:value-type="float">
            <text:p>300,000128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2];&quot;-&quot;;[.C2];&quot;-&quot;;[.E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7.28" calcext:value-type="float">
            <text:p>7,28</text:p>
          </table:table-cell>
          <table:table-cell table:style-name="ce12" table:formula="of:=[.J2]" office:value-type="float" office:value="-3.179487" calcext:value-type="float">
            <text:p>-3,2</text:p>
          </table:table-cell>
          <table:table-cell table:style-name="ce12" table:formula="of:=[.I2]" office:value-type="float" office:value="0.0132" calcext:value-type="float">
            <text:p>0,0</text:p>
          </table:table-cell>
          <table:table-cell table:formula="of:=[.U2]" office:value-type="float" office:value="-2" calcext:value-type="float">
            <text:p>-2</text:p>
          </table:table-cell>
          <table:table-cell table:formula="of:=[.V2]" office:value-type="float" office:value="300.000128" calcext:value-type="float">
            <text:p>300,000128</text:p>
          </table:table-cell>
          <table:table-cell table:formula="of:=ABS([.AE2]-CEILING([.AC2]))" office:value-type="float" office:value="1" calcext:value-type="float">
            <text:p>1</text:p>
          </table:table-cell>
          <table:table-cell/>
          <table:table-cell table:style-name="ce31" table:formula="of:=ROUND(AVERAGE([.AG2:.AG300]);2)" office:value-type="float" office:value="0.84" calcext:value-type="float">
            <text:p>0,84</text:p>
          </table:table-cell>
          <table:table-cell table:style-name="ce31" table:formula="of:=ROUND(AVERAGEIF([.AG2:.AG300];&quot;&gt;0&quot;;[.AG2:.AG300]);2)" office:value-type="float" office:value="1.43" calcext:value-type="float">
            <text:p>1,43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lpl-t300.config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12397" calcext:value-type="float">
            <text:p>0,012397</text:p>
          </table:table-cell>
          <table:table-cell table:style-name="Default" office:value-type="float" office:value="-2.676471" calcext:value-type="float">
            <text:p>-2,676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76471" calcext:value-type="float">
            <text:p>-2,676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65" calcext:value-type="float">
            <text:p>299,65</text:p>
          </table:table-cell>
          <table:table-cell office:value-type="float" office:value="1275232" calcext:value-type="float">
            <text:p>1275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43" calcext:value-type="float">
            <text:p>300,00004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3];&quot;-&quot;;[.C3];&quot;-&quot;;[.E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7.77" calcext:value-type="float">
            <text:p>7,77</text:p>
          </table:table-cell>
          <table:table-cell table:style-name="ce12" table:formula="of:=[.J3]" office:value-type="float" office:value="-2.676471" calcext:value-type="float">
            <text:p>-2,7</text:p>
          </table:table-cell>
          <table:table-cell table:style-name="ce12" table:formula="of:=[.I3]" office:value-type="float" office:value="0.012397" calcext:value-type="float">
            <text:p>0,0</text:p>
          </table:table-cell>
          <table:table-cell table:formula="of:=[.U3]" office:value-type="float" office:value="-1" calcext:value-type="float">
            <text:p>-1</text:p>
          </table:table-cell>
          <table:table-cell table:formula="of:=[.V3]" office:value-type="float" office:value="300.000043" calcext:value-type="float">
            <text:p>300,000043</text:p>
          </table:table-cell>
          <table:table-cell table:formula="of:=ABS([.AE3]-CEILING([.AC3])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1456" calcext:value-type="float">
            <text:p>0,011456</text:p>
          </table:table-cell>
          <table:table-cell table:style-name="Default" office:value-type="float" office:value="-2.816964" calcext:value-type="float">
            <text:p>-2,8169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16964" calcext:value-type="float">
            <text:p>-2,8169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64" calcext:value-type="float">
            <text:p>299,64</text:p>
          </table:table-cell>
          <table:table-cell office:value-type="float" office:value="1278584" calcext:value-type="float">
            <text:p>1278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064" calcext:value-type="float">
            <text:p>300,000064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4];&quot;-&quot;;[.C4];&quot;-&quot;;[.E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6.55" calcext:value-type="float">
            <text:p>6,55</text:p>
          </table:table-cell>
          <table:table-cell table:style-name="ce12" table:formula="of:=[.J4]" office:value-type="float" office:value="-2.816964" calcext:value-type="float">
            <text:p>-2,8</text:p>
          </table:table-cell>
          <table:table-cell table:style-name="ce12" table:formula="of:=[.I4]" office:value-type="float" office:value="0.011456" calcext:value-type="float">
            <text:p>0,0</text:p>
          </table:table-cell>
          <table:table-cell table:formula="of:=[.U4]" office:value-type="float" office:value="-2" calcext:value-type="float">
            <text:p>-2</text:p>
          </table:table-cell>
          <table:table-cell table:formula="of:=[.V4]" office:value-type="float" office:value="300.000064" calcext:value-type="float">
            <text:p>300,000064</text:p>
          </table:table-cell>
          <table:table-cell table:formula="of:=ABS([.AE4]-CEILING([.AC4]))" office:value-type="float" office:value="0" calcext:value-type="float">
            <text:p>0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5255" calcext:value-type="float">
            <text:p>0,00525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62" calcext:value-type="float">
            <text:p>299,62</text:p>
          </table:table-cell>
          <table:table-cell office:value-type="float" office:value="1270820" calcext:value-type="float">
            <text:p>1270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021" calcext:value-type="float">
            <text:p>300,000021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pl-t300.config</text:p>
          </table:table-cell>
          <table:table-cell table:formula="of:=CONCATENATE(&quot;r&quot;;[.B5];&quot;-&quot;;[.C5];&quot;-&quot;;[.E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0" calcext:value-type="float">
            <text:p>0</text:p>
          </table:table-cell>
          <table:table-cell table:style-name="ce12" table:formula="of:=[.J5]" office:value-type="float" office:value="-2" calcext:value-type="float">
            <text:p>-2,0</text:p>
          </table:table-cell>
          <table:table-cell table:style-name="ce12" table:formula="of:=[.I5]" office:value-type="float" office:value="0.005255" calcext:value-type="float">
            <text:p>0,0</text:p>
          </table:table-cell>
          <table:table-cell table:formula="of:=[.U5]" office:value-type="float" office:value="-2" calcext:value-type="float">
            <text:p>-2</text:p>
          </table:table-cell>
          <table:table-cell table:formula="of:=[.V5]" office:value-type="float" office:value="300.000021" calcext:value-type="float">
            <text:p>300,000021</text:p>
          </table:table-cell>
          <table:table-cell table:formula="of:=ABS([.AE5]-CEILING([.AC5]))" office:value-type="float" office:value="0" calcext:value-type="float">
            <text:p>0</text:p>
          </table:table-cell>
          <table:table-cell/>
          <table:table-cell table:formula="of:=COUNTIF([.AG2:.AG300];0)" office:value-type="float" office:value="31" calcext:value-type="float">
            <text:p>31</text:p>
          </table:table-cell>
          <table:table-cell table:style-name="ce32" table:formula="of:=[.AI5]/[.AI8]" office:value-type="percentage" office:value="0.413333333333333" calcext:value-type="percentage">
            <text:p>41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2" calcext:value-type="float">
            <text:p>41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11113" calcext:value-type="float">
            <text:p>0,011113</text:p>
          </table:table-cell>
          <table:table-cell table:style-name="Default" office:value-type="float" office:value="-1.857143" calcext:value-type="float">
            <text:p>-1,8571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57143" calcext:value-type="float">
            <text:p>-1,857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66" calcext:value-type="float">
            <text:p>299,66</text:p>
          </table:table-cell>
          <table:table-cell office:value-type="float" office:value="1278832" calcext:value-type="float">
            <text:p>1278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9" calcext:value-type="float">
            <text:p>300,000029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6];&quot;-&quot;;[.C6];&quot;-&quot;;[.E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6.31" calcext:value-type="float">
            <text:p>6,31</text:p>
          </table:table-cell>
          <table:table-cell table:style-name="ce12" table:formula="of:=[.J6]" office:value-type="float" office:value="-1.857143" calcext:value-type="float">
            <text:p>-1,9</text:p>
          </table:table-cell>
          <table:table-cell table:style-name="ce12" table:formula="of:=[.I6]" office:value-type="float" office:value="0.011113" calcext:value-type="float">
            <text:p>0,0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300.000029" calcext:value-type="float">
            <text:p>300,000029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19384" calcext:value-type="float">
            <text:p>0,019384</text:p>
          </table:table-cell>
          <table:table-cell table:style-name="Default" office:value-type="float" office:value="-4.369565" calcext:value-type="float">
            <text:p>-4,369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369565" calcext:value-type="float">
            <text:p>-4,369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8" calcext:value-type="float">
            <text:p>299,88</text:p>
          </table:table-cell>
          <table:table-cell office:value-type="float" office:value="1836346" calcext:value-type="float">
            <text:p>1836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0.000277" calcext:value-type="float">
            <text:p>300,000277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pl-t300.config</text:p>
          </table:table-cell>
          <table:table-cell table:formula="of:=CONCATENATE(&quot;r&quot;;[.B7];&quot;-&quot;;[.C7];&quot;-&quot;;[.E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7.94" calcext:value-type="float">
            <text:p>7,94</text:p>
          </table:table-cell>
          <table:table-cell table:style-name="ce12" table:formula="of:=[.J7]" office:value-type="float" office:value="-4.369565" calcext:value-type="float">
            <text:p>-4,4</text:p>
          </table:table-cell>
          <table:table-cell table:style-name="ce12" table:formula="of:=[.I7]" office:value-type="float" office:value="0.019384" calcext:value-type="float">
            <text:p>0,0</text:p>
          </table:table-cell>
          <table:table-cell table:formula="of:=[.U7]" office:value-type="float" office:value="-3" calcext:value-type="float">
            <text:p>-3</text:p>
          </table:table-cell>
          <table:table-cell table:formula="of:=[.V7]" office:value-type="float" office:value="300.000277" calcext:value-type="float">
            <text:p>300,000277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26164" calcext:value-type="float">
            <text:p>0,026164</text:p>
          </table:table-cell>
          <table:table-cell table:style-name="Default" office:value-type="float" office:value="-3.792472" calcext:value-type="float">
            <text:p>-3,7924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92472" calcext:value-type="float">
            <text:p>-3,792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88" calcext:value-type="float">
            <text:p>299,88</text:p>
          </table:table-cell>
          <table:table-cell office:value-type="float" office:value="1852594" calcext:value-type="float">
            <text:p>1852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0.000173" calcext:value-type="float">
            <text:p>300,000173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pl-t300.config</text:p>
          </table:table-cell>
          <table:table-cell table:formula="of:=CONCATENATE(&quot;r&quot;;[.B8];&quot;-&quot;;[.C8];&quot;-&quot;;[.E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6.81" calcext:value-type="float">
            <text:p>6,81</text:p>
          </table:table-cell>
          <table:table-cell table:style-name="ce12" table:formula="of:=[.J8]" office:value-type="float" office:value="-3.792472" calcext:value-type="float">
            <text:p>-3,8</text:p>
          </table:table-cell>
          <table:table-cell table:style-name="ce12" table:formula="of:=[.I8]" office:value-type="float" office:value="0.026164" calcext:value-type="float">
            <text:p>0,0</text:p>
          </table:table-cell>
          <table:table-cell table:formula="of:=[.U8]" office:value-type="float" office:value="-3" calcext:value-type="float">
            <text:p>-3</text:p>
          </table:table-cell>
          <table:table-cell table:formula="of:=[.V8]" office:value-type="float" office:value="300.000173" calcext:value-type="float">
            <text:p>300,000173</text:p>
          </table:table-cell>
          <table:table-cell table:formula="of:=ABS([.AE8]-CEILING([.AC8]))" office:value-type="float" office:value="0" calcext:value-type="float">
            <text:p>0</text:p>
          </table:table-cell>
          <table:table-cell/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17" calcext:value-type="float">
            <text:p>617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02429" calcext:value-type="float">
            <text:p>0,02429</text:p>
          </table:table-cell>
          <table:table-cell table:style-name="Default" office:value-type="float" office:value="-2.868421" calcext:value-type="float">
            <text:p>-2,868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68421" calcext:value-type="float">
            <text:p>-2,868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" calcext:value-type="float">
            <text:p>299,9</text:p>
          </table:table-cell>
          <table:table-cell office:value-type="float" office:value="1854698" calcext:value-type="float">
            <text:p>1854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226" calcext:value-type="float">
            <text:p>300,000226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9];&quot;-&quot;;[.C9];&quot;-&quot;;[.E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7.78" calcext:value-type="float">
            <text:p>7,78</text:p>
          </table:table-cell>
          <table:table-cell table:style-name="ce12" table:formula="of:=[.J9]" office:value-type="float" office:value="-2.868421" calcext:value-type="float">
            <text:p>-2,9</text:p>
          </table:table-cell>
          <table:table-cell table:style-name="ce12" table:formula="of:=[.I9]" office:value-type="float" office:value="0.02429" calcext:value-type="float">
            <text:p>0,0</text:p>
          </table:table-cell>
          <table:table-cell table:formula="of:=[.U9]" office:value-type="float" office:value="-2" calcext:value-type="float">
            <text:p>-2</text:p>
          </table:table-cell>
          <table:table-cell table:formula="of:=[.V9]" office:value-type="float" office:value="300.000226" calcext:value-type="float">
            <text:p>300,000226</text:p>
          </table:table-cell>
          <table:table-cell table:formula="of:=ABS([.AE9]-CEILING([.AC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17" calcext:value-type="float">
            <text:p>617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5581" calcext:value-type="float">
            <text:p>0,015581</text:p>
          </table:table-cell>
          <table:table-cell table:style-name="Default" office:value-type="float" office:value="-2.441224" calcext:value-type="float">
            <text:p>-2,4412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41224" calcext:value-type="float">
            <text:p>-2,441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" calcext:value-type="float">
            <text:p>299,9</text:p>
          </table:table-cell>
          <table:table-cell office:value-type="float" office:value="1853202" calcext:value-type="float">
            <text:p>1853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177" calcext:value-type="float">
            <text:p>300,000177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pl-t300.config</text:p>
          </table:table-cell>
          <table:table-cell table:formula="of:=CONCATENATE(&quot;r&quot;;[.B10];&quot;-&quot;;[.C10];&quot;-&quot;;[.E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6.97" calcext:value-type="float">
            <text:p>6,97</text:p>
          </table:table-cell>
          <table:table-cell table:style-name="ce12" table:formula="of:=[.J10]" office:value-type="float" office:value="-2.441224" calcext:value-type="float">
            <text:p>-2,4</text:p>
          </table:table-cell>
          <table:table-cell table:style-name="ce12" table:formula="of:=[.I10]" office:value-type="float" office:value="0.015581" calcext:value-type="float">
            <text:p>0,0</text:p>
          </table:table-cell>
          <table:table-cell table:formula="of:=[.U10]" office:value-type="float" office:value="-1" calcext:value-type="float">
            <text:p>-1</text:p>
          </table:table-cell>
          <table:table-cell table:formula="of:=[.V10]" office:value-type="float" office:value="300.000177" calcext:value-type="float">
            <text:p>300,000177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18136" calcext:value-type="float">
            <text:p>0,018136</text:p>
          </table:table-cell>
          <table:table-cell table:style-name="Default" office:value-type="float" office:value="-2.250517" calcext:value-type="float">
            <text:p>-2,2505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50517" calcext:value-type="float">
            <text:p>-2,250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6" calcext:value-type="float">
            <text:p>299,86</text:p>
          </table:table-cell>
          <table:table-cell office:value-type="float" office:value="1856474" calcext:value-type="float">
            <text:p>1856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14" calcext:value-type="float">
            <text:p>300,00014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11];&quot;-&quot;;[.C11];&quot;-&quot;;[.E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7.29" calcext:value-type="float">
            <text:p>7,29</text:p>
          </table:table-cell>
          <table:table-cell table:style-name="ce12" table:formula="of:=[.J11]" office:value-type="float" office:value="-2.250517" calcext:value-type="float">
            <text:p>-2,3</text:p>
          </table:table-cell>
          <table:table-cell table:style-name="ce12" table:formula="of:=[.I11]" office:value-type="float" office:value="0.018136" calcext:value-type="float">
            <text:p>0,0</text:p>
          </table:table-cell>
          <table:table-cell table:formula="of:=[.U11]" office:value-type="float" office:value="-1" calcext:value-type="float">
            <text:p>-1</text:p>
          </table:table-cell>
          <table:table-cell table:formula="of:=[.V11]" office:value-type="float" office:value="300.00014" calcext:value-type="float">
            <text:p>300,00014</text:p>
          </table:table-cell>
          <table:table-cell table:formula="of:=ABS([.AE11]-CEILING([.AC1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0.032853" calcext:value-type="float">
            <text:p>0,032853</text:p>
          </table:table-cell>
          <table:table-cell table:style-name="Default" office:value-type="float" office:value="-4.436534" calcext:value-type="float">
            <text:p>-4,436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6534" calcext:value-type="float">
            <text:p>-4,436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8" calcext:value-type="float">
            <text:p>299,98</text:p>
          </table:table-cell>
          <table:table-cell office:value-type="float" office:value="2442345" calcext:value-type="float">
            <text:p>2442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0.000238" calcext:value-type="float">
            <text:p>300,000238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pl-t300.config</text:p>
          </table:table-cell>
          <table:table-cell table:formula="of:=CONCATENATE(&quot;r&quot;;[.B12];&quot;-&quot;;[.C12];&quot;-&quot;;[.E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7.18" calcext:value-type="float">
            <text:p>7,18</text:p>
          </table:table-cell>
          <table:table-cell table:style-name="ce12" table:formula="of:=[.J12]" office:value-type="float" office:value="-4.436534" calcext:value-type="float">
            <text:p>-4,4</text:p>
          </table:table-cell>
          <table:table-cell table:style-name="ce12" table:formula="of:=[.I12]" office:value-type="float" office:value="0.032853" calcext:value-type="float">
            <text:p>0,0</text:p>
          </table:table-cell>
          <table:table-cell table:formula="of:=[.U12]" office:value-type="float" office:value="-3" calcext:value-type="float">
            <text:p>-3</text:p>
          </table:table-cell>
          <table:table-cell table:formula="of:=[.V12]" office:value-type="float" office:value="300.000238" calcext:value-type="float">
            <text:p>300,000238</text:p>
          </table:table-cell>
          <table:table-cell table:formula="of:=ABS([.AE12]-CEILING([.AC1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22" calcext:value-type="float">
            <text:p>822</text:p>
          </table:table-cell>
          <table:table-cell office:value-type="float" office:value="191" calcext:value-type="float">
            <text:p>191</text:p>
          </table:table-cell>
          <table:table-cell table:style-name="Default" office:value-type="float" office:value="0.039638" calcext:value-type="float">
            <text:p>0,039638</text:p>
          </table:table-cell>
          <table:table-cell table:style-name="Default" office:value-type="float" office:value="-3.705741" calcext:value-type="float">
            <text:p>-3,7057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05741" calcext:value-type="float">
            <text:p>-3,705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" calcext:value-type="float">
            <text:p>300</text:p>
          </table:table-cell>
          <table:table-cell office:value-type="float" office:value="2462265" calcext:value-type="float">
            <text:p>2462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362" calcext:value-type="float">
            <text:p>300,000362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pl-t300.config</text:p>
          </table:table-cell>
          <table:table-cell table:formula="of:=CONCATENATE(&quot;r&quot;;[.B13];&quot;-&quot;;[.C13];&quot;-&quot;;[.E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7.06" calcext:value-type="float">
            <text:p>7,06</text:p>
          </table:table-cell>
          <table:table-cell table:style-name="ce12" table:formula="of:=[.J13]" office:value-type="float" office:value="-3.705741" calcext:value-type="float">
            <text:p>-3,7</text:p>
          </table:table-cell>
          <table:table-cell table:style-name="ce12" table:formula="of:=[.I13]" office:value-type="float" office:value="0.039638" calcext:value-type="float">
            <text:p>0,0</text:p>
          </table:table-cell>
          <table:table-cell table:formula="of:=[.U13]" office:value-type="float" office:value="-2" calcext:value-type="float">
            <text:p>-2</text:p>
          </table:table-cell>
          <table:table-cell table:formula="of:=[.V13]" office:value-type="float" office:value="300.000362" calcext:value-type="float">
            <text:p>300,000362</text:p>
          </table:table-cell>
          <table:table-cell table:formula="of:=ABS([.AE13]-CEILING([.AC1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2" calcext:value-type="float">
            <text:p>82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29564" calcext:value-type="float">
            <text:p>0,029564</text:p>
          </table:table-cell>
          <table:table-cell table:style-name="Default" office:value-type="float" office:value="-2.629601" calcext:value-type="float">
            <text:p>-2,629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9601" calcext:value-type="float">
            <text:p>-2,629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8" calcext:value-type="float">
            <text:p>299,98</text:p>
          </table:table-cell>
          <table:table-cell office:value-type="float" office:value="2462825" calcext:value-type="float">
            <text:p>246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341" calcext:value-type="float">
            <text:p>300,00034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pl-t300.config</text:p>
          </table:table-cell>
          <table:table-cell table:formula="of:=CONCATENATE(&quot;r&quot;;[.B14];&quot;-&quot;;[.C14];&quot;-&quot;;[.E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6.93" calcext:value-type="float">
            <text:p>6,93</text:p>
          </table:table-cell>
          <table:table-cell table:style-name="ce12" table:formula="of:=[.J14]" office:value-type="float" office:value="-2.629601" calcext:value-type="float">
            <text:p>-2,6</text:p>
          </table:table-cell>
          <table:table-cell table:style-name="ce12" table:formula="of:=[.I14]" office:value-type="float" office:value="0.029564" calcext:value-type="float">
            <text:p>0,0</text:p>
          </table:table-cell>
          <table:table-cell table:formula="of:=[.U14]" office:value-type="float" office:value="-1" calcext:value-type="float">
            <text:p>-1</text:p>
          </table:table-cell>
          <table:table-cell table:formula="of:=[.V14]" office:value-type="float" office:value="300.000341" calcext:value-type="float">
            <text:p>300,000341</text:p>
          </table:table-cell>
          <table:table-cell table:formula="of:=ABS([.AE14]-CEILING([.AC1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26671" calcext:value-type="float">
            <text:p>0,026671</text:p>
          </table:table-cell>
          <table:table-cell table:style-name="Default" office:value-type="float" office:value="-2.947231" calcext:value-type="float">
            <text:p>-2,9472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947231" calcext:value-type="float">
            <text:p>-2,947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8" calcext:value-type="float">
            <text:p>299,98</text:p>
          </table:table-cell>
          <table:table-cell office:value-type="float" office:value="2465641" calcext:value-type="float">
            <text:p>2465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465" calcext:value-type="float">
            <text:p>300,000465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pl-t300.config</text:p>
          </table:table-cell>
          <table:table-cell table:formula="of:=CONCATENATE(&quot;r&quot;;[.B15];&quot;-&quot;;[.C15];&quot;-&quot;;[.E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7.18" calcext:value-type="float">
            <text:p>7,18</text:p>
          </table:table-cell>
          <table:table-cell table:style-name="ce12" table:formula="of:=[.J15]" office:value-type="float" office:value="-2.947231" calcext:value-type="float">
            <text:p>-2,9</text:p>
          </table:table-cell>
          <table:table-cell table:style-name="ce12" table:formula="of:=[.I15]" office:value-type="float" office:value="0.026671" calcext:value-type="float">
            <text:p>0,0</text:p>
          </table:table-cell>
          <table:table-cell table:formula="of:=[.U15]" office:value-type="float" office:value="-2" calcext:value-type="float">
            <text:p>-2</text:p>
          </table:table-cell>
          <table:table-cell table:formula="of:=[.V15]" office:value-type="float" office:value="300.000465" calcext:value-type="float">
            <text:p>300,000465</text:p>
          </table:table-cell>
          <table:table-cell table:formula="of:=ABS([.AE15]-CEILING([.AC1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22" calcext:value-type="float">
            <text:p>8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33111" calcext:value-type="float">
            <text:p>0,033111</text:p>
          </table:table-cell>
          <table:table-cell table:style-name="Default" office:value-type="float" office:value="-2.603175" calcext:value-type="float">
            <text:p>-2,6031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03175" calcext:value-type="float">
            <text:p>-2,603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8" calcext:value-type="float">
            <text:p>299,98</text:p>
          </table:table-cell>
          <table:table-cell office:value-type="float" office:value="2469257" calcext:value-type="float">
            <text:p>2469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1059" calcext:value-type="float">
            <text:p>300,001059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pl-t300.config</text:p>
          </table:table-cell>
          <table:table-cell table:formula="of:=CONCATENATE(&quot;r&quot;;[.B16];&quot;-&quot;;[.C16];&quot;-&quot;;[.E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6.57" calcext:value-type="float">
            <text:p>6,57</text:p>
          </table:table-cell>
          <table:table-cell table:style-name="ce12" table:formula="of:=[.J16]" office:value-type="float" office:value="-2.603175" calcext:value-type="float">
            <text:p>-2,6</text:p>
          </table:table-cell>
          <table:table-cell table:style-name="ce12" table:formula="of:=[.I16]" office:value-type="float" office:value="0.033111" calcext:value-type="float">
            <text:p>0,0</text:p>
          </table:table-cell>
          <table:table-cell table:formula="of:=[.U16]" office:value-type="float" office:value="-1" calcext:value-type="float">
            <text:p>-1</text:p>
          </table:table-cell>
          <table:table-cell table:formula="of:=[.V16]" office:value-type="float" office:value="300.001059" calcext:value-type="float">
            <text:p>300,001059</text:p>
          </table:table-cell>
          <table:table-cell table:formula="of:=ABS([.AE16]-CEILING([.AC1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0.039727" calcext:value-type="float">
            <text:p>0,039727</text:p>
          </table:table-cell>
          <table:table-cell table:style-name="Default" office:value-type="float" office:value="-4.44673" calcext:value-type="float">
            <text:p>-4,446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4673" calcext:value-type="float">
            <text:p>-4,446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1" calcext:value-type="float">
            <text:p>300,01</text:p>
          </table:table-cell>
          <table:table-cell office:value-type="float" office:value="3062628" calcext:value-type="float">
            <text:p>3062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0.000993" calcext:value-type="float">
            <text:p>300,000993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pl-t300.config</text:p>
          </table:table-cell>
          <table:table-cell table:formula="of:=CONCATENATE(&quot;r&quot;;[.B17];&quot;-&quot;;[.C17];&quot;-&quot;;[.E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7.79" calcext:value-type="float">
            <text:p>7,79</text:p>
          </table:table-cell>
          <table:table-cell table:style-name="ce12" table:formula="of:=[.J17]" office:value-type="float" office:value="-4.44673" calcext:value-type="float">
            <text:p>-4,4</text:p>
          </table:table-cell>
          <table:table-cell table:style-name="ce12" table:formula="of:=[.I17]" office:value-type="float" office:value="0.039727" calcext:value-type="float">
            <text:p>0,0</text:p>
          </table:table-cell>
          <table:table-cell table:formula="of:=[.U17]" office:value-type="float" office:value="-3" calcext:value-type="float">
            <text:p>-3</text:p>
          </table:table-cell>
          <table:table-cell table:formula="of:=[.V17]" office:value-type="float" office:value="300.000993" calcext:value-type="float">
            <text:p>300,000993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27" calcext:value-type="float">
            <text:p>1027</text:p>
          </table:table-cell>
          <table:table-cell office:value-type="float" office:value="260" calcext:value-type="float">
            <text:p>260</text:p>
          </table:table-cell>
          <table:table-cell table:style-name="Default" office:value-type="float" office:value="0.064632" calcext:value-type="float">
            <text:p>0,064632</text:p>
          </table:table-cell>
          <table:table-cell table:style-name="Default" office:value-type="float" office:value="-4.433072" calcext:value-type="float">
            <text:p>-4,4330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3072" calcext:value-type="float">
            <text:p>-4,433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91228" calcext:value-type="float">
            <text:p>309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591" calcext:value-type="float">
            <text:p>300,00059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pl-t300.config</text:p>
          </table:table-cell>
          <table:table-cell table:formula="of:=CONCATENATE(&quot;r&quot;;[.B18];&quot;-&quot;;[.C18];&quot;-&quot;;[.E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7.21" calcext:value-type="float">
            <text:p>7,21</text:p>
          </table:table-cell>
          <table:table-cell table:style-name="ce12" table:formula="of:=[.J18]" office:value-type="float" office:value="-4.433072" calcext:value-type="float">
            <text:p>-4,4</text:p>
          </table:table-cell>
          <table:table-cell table:style-name="ce12" table:formula="of:=[.I18]" office:value-type="float" office:value="0.064632" calcext:value-type="float">
            <text:p>0,1</text:p>
          </table:table-cell>
          <table:table-cell table:formula="of:=[.U18]" office:value-type="float" office:value="-2" calcext:value-type="float">
            <text:p>-2</text:p>
          </table:table-cell>
          <table:table-cell table:formula="of:=[.V18]" office:value-type="float" office:value="300.000591" calcext:value-type="float">
            <text:p>300,000591</text:p>
          </table:table-cell>
          <table:table-cell table:formula="of:=ABS([.AE18]-CEILING([.AC1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27" calcext:value-type="float">
            <text:p>1027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4067" calcext:value-type="float">
            <text:p>0,034067</text:p>
          </table:table-cell>
          <table:table-cell table:style-name="Default" office:value-type="float" office:value="-3.632821" calcext:value-type="float">
            <text:p>-3,6328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32821" calcext:value-type="float">
            <text:p>-3,6328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00" calcext:value-type="float">
            <text:p>300</text:p>
          </table:table-cell>
          <table:table-cell office:value-type="float" office:value="3091956" calcext:value-type="float">
            <text:p>3091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959" calcext:value-type="float">
            <text:p>300,0009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pl-t300.config</text:p>
          </table:table-cell>
          <table:table-cell table:formula="of:=CONCATENATE(&quot;r&quot;;[.B19];&quot;-&quot;;[.C19];&quot;-&quot;;[.E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7.11" calcext:value-type="float">
            <text:p>7,11</text:p>
          </table:table-cell>
          <table:table-cell table:style-name="ce12" table:formula="of:=[.J19]" office:value-type="float" office:value="-3.632821" calcext:value-type="float">
            <text:p>-3,6</text:p>
          </table:table-cell>
          <table:table-cell table:style-name="ce12" table:formula="of:=[.I19]" office:value-type="float" office:value="0.034067" calcext:value-type="float">
            <text:p>0,0</text:p>
          </table:table-cell>
          <table:table-cell table:formula="of:=[.U19]" office:value-type="float" office:value="-2" calcext:value-type="float">
            <text:p>-2</text:p>
          </table:table-cell>
          <table:table-cell table:formula="of:=[.V19]" office:value-type="float" office:value="300.000959" calcext:value-type="float">
            <text:p>300,000959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27" calcext:value-type="float">
            <text:p>1027</text:p>
          </table:table-cell>
          <table:table-cell office:value-type="float" office:value="215" calcext:value-type="float">
            <text:p>215</text:p>
          </table:table-cell>
          <table:table-cell table:style-name="Default" office:value-type="float" office:value="0.06043" calcext:value-type="float">
            <text:p>0,06043</text:p>
          </table:table-cell>
          <table:table-cell table:style-name="Default" office:value-type="float" office:value="-3.024261" calcext:value-type="float">
            <text:p>-3,0242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024261" calcext:value-type="float">
            <text:p>-3,024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4" calcext:value-type="float">
            <text:p>300,04</text:p>
          </table:table-cell>
          <table:table-cell office:value-type="float" office:value="3105380" calcext:value-type="float">
            <text:p>3105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1514" calcext:value-type="float">
            <text:p>300,0015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pl-t300.config</text:p>
          </table:table-cell>
          <table:table-cell table:formula="of:=CONCATENATE(&quot;r&quot;;[.B20];&quot;-&quot;;[.C20];&quot;-&quot;;[.E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7.89" calcext:value-type="float">
            <text:p>7,89</text:p>
          </table:table-cell>
          <table:table-cell table:style-name="ce12" table:formula="of:=[.J20]" office:value-type="float" office:value="-3.024261" calcext:value-type="float">
            <text:p>-3,0</text:p>
          </table:table-cell>
          <table:table-cell table:style-name="ce12" table:formula="of:=[.I20]" office:value-type="float" office:value="0.06043" calcext:value-type="float">
            <text:p>0,1</text:p>
          </table:table-cell>
          <table:table-cell table:formula="of:=[.U20]" office:value-type="float" office:value="-1" calcext:value-type="float">
            <text:p>-1</text:p>
          </table:table-cell>
          <table:table-cell table:formula="of:=[.V20]" office:value-type="float" office:value="300.001514" calcext:value-type="float">
            <text:p>300,001514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27" calcext:value-type="float">
            <text:p>102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35171" calcext:value-type="float">
            <text:p>0,035171</text:p>
          </table:table-cell>
          <table:table-cell table:style-name="Default" office:value-type="float" office:value="-3.168965" calcext:value-type="float">
            <text:p>-3,1689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68965" calcext:value-type="float">
            <text:p>-3,1689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2" calcext:value-type="float">
            <text:p>300,02</text:p>
          </table:table-cell>
          <table:table-cell office:value-type="float" office:value="3099924" calcext:value-type="float">
            <text:p>3099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1035" calcext:value-type="float">
            <text:p>300,001035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pl-t300.config</text:p>
          </table:table-cell>
          <table:table-cell table:formula="of:=CONCATENATE(&quot;r&quot;;[.B21];&quot;-&quot;;[.C21];&quot;-&quot;;[.E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7.01" calcext:value-type="float">
            <text:p>7,01</text:p>
          </table:table-cell>
          <table:table-cell table:style-name="ce12" table:formula="of:=[.J21]" office:value-type="float" office:value="-3.168965" calcext:value-type="float">
            <text:p>-3,2</text:p>
          </table:table-cell>
          <table:table-cell table:style-name="ce12" table:formula="of:=[.I21]" office:value-type="float" office:value="0.035171" calcext:value-type="float">
            <text:p>0,0</text:p>
          </table:table-cell>
          <table:table-cell table:formula="of:=[.U21]" office:value-type="float" office:value="-2" calcext:value-type="float">
            <text:p>-2</text:p>
          </table:table-cell>
          <table:table-cell table:formula="of:=[.V21]" office:value-type="float" office:value="300.001035" calcext:value-type="float">
            <text:p>300,001035</text:p>
          </table:table-cell>
          <table:table-cell table:formula="of:=ABS([.AE21]-CEILING([.AC2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4247" calcext:value-type="float">
            <text:p>0,004247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4" calcext:value-type="float">
            <text:p>297,44</text:p>
          </table:table-cell>
          <table:table-cell office:value-type="float" office:value="713784" calcext:value-type="float">
            <text:p>713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027" calcext:value-type="float">
            <text:p>300,00002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22];&quot;-&quot;;[.C22];&quot;-&quot;;[.E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2" table:formula="of:=[.J22]" office:value-type="float" office:value="-2" calcext:value-type="float">
            <text:p>-2,0</text:p>
          </table:table-cell>
          <table:table-cell table:style-name="ce12" table:formula="of:=[.I22]" office:value-type="float" office:value="0.004247" calcext:value-type="float">
            <text:p>0,0</text:p>
          </table:table-cell>
          <table:table-cell table:formula="of:=[.U22]" office:value-type="float" office:value="-2" calcext:value-type="float">
            <text:p>-2</text:p>
          </table:table-cell>
          <table:table-cell table:formula="of:=[.V22]" office:value-type="float" office:value="300.000027" calcext:value-type="float">
            <text:p>300,000027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3937" calcext:value-type="float">
            <text:p>0,003937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72" calcext:value-type="float">
            <text:p>297,72</text:p>
          </table:table-cell>
          <table:table-cell office:value-type="float" office:value="714360" calcext:value-type="float">
            <text:p>714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028" calcext:value-type="float">
            <text:p>300,00002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t300.config</text:p>
          </table:table-cell>
          <table:table-cell table:formula="of:=CONCATENATE(&quot;r&quot;;[.B23];&quot;-&quot;;[.C23];&quot;-&quot;;[.E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0" calcext:value-type="float">
            <text:p>0</text:p>
          </table:table-cell>
          <table:table-cell table:style-name="ce12" table:formula="of:=[.J23]" office:value-type="float" office:value="-2" calcext:value-type="float">
            <text:p>-2,0</text:p>
          </table:table-cell>
          <table:table-cell table:style-name="ce12" table:formula="of:=[.I23]" office:value-type="float" office:value="0.003937" calcext:value-type="float">
            <text:p>0,0</text:p>
          </table:table-cell>
          <table:table-cell table:formula="of:=[.U23]" office:value-type="float" office:value="-2" calcext:value-type="float">
            <text:p>-2</text:p>
          </table:table-cell>
          <table:table-cell table:formula="of:=[.V23]" office:value-type="float" office:value="300.000028" calcext:value-type="float">
            <text:p>300,000028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435" calcext:value-type="float">
            <text:p>0,00435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33" calcext:value-type="float">
            <text:p>297,33</text:p>
          </table:table-cell>
          <table:table-cell office:value-type="float" office:value="716416" calcext:value-type="float">
            <text:p>7164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14" calcext:value-type="float">
            <text:p>300,00001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24];&quot;-&quot;;[.C24];&quot;-&quot;;[.E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2" table:formula="of:=[.J24]" office:value-type="float" office:value="-1" calcext:value-type="float">
            <text:p>-1,0</text:p>
          </table:table-cell>
          <table:table-cell table:style-name="ce12" table:formula="of:=[.I24]" office:value-type="float" office:value="0.00435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300.000014" calcext:value-type="float">
            <text:p>300,000014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3936" calcext:value-type="float">
            <text:p>0,003936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33" calcext:value-type="float">
            <text:p>297,33</text:p>
          </table:table-cell>
          <table:table-cell office:value-type="float" office:value="715056" calcext:value-type="float">
            <text:p>715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1" calcext:value-type="float">
            <text:p>300,00002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t300.config</text:p>
          </table:table-cell>
          <table:table-cell table:formula="of:=CONCATENATE(&quot;r&quot;;[.B25];&quot;-&quot;;[.C25];&quot;-&quot;;[.E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2" table:formula="of:=[.J25]" office:value-type="float" office:value="-1" calcext:value-type="float">
            <text:p>-1,0</text:p>
          </table:table-cell>
          <table:table-cell table:style-name="ce12" table:formula="of:=[.I25]" office:value-type="float" office:value="0.003936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300.000021" calcext:value-type="float">
            <text:p>300,000021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4082" calcext:value-type="float">
            <text:p>0,004082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59" calcext:value-type="float">
            <text:p>297,59</text:p>
          </table:table-cell>
          <table:table-cell office:value-type="float" office:value="715544" calcext:value-type="float">
            <text:p>7155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17" calcext:value-type="float">
            <text:p>300,00001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26];&quot;-&quot;;[.C26];&quot;-&quot;;[.E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0" calcext:value-type="float">
            <text:p>0</text:p>
          </table:table-cell>
          <table:table-cell table:style-name="ce12" table:formula="of:=[.J26]" office:value-type="float" office:value="-1" calcext:value-type="float">
            <text:p>-1,0</text:p>
          </table:table-cell>
          <table:table-cell table:style-name="ce12" table:formula="of:=[.I26]" office:value-type="float" office:value="0.004082" calcext:value-type="float">
            <text:p>0,0</text:p>
          </table:table-cell>
          <table:table-cell table:formula="of:=[.U26]" office:value-type="float" office:value="-1" calcext:value-type="float">
            <text:p>-1</text:p>
          </table:table-cell>
          <table:table-cell table:formula="of:=[.V26]" office:value-type="float" office:value="300.000017" calcext:value-type="float">
            <text:p>300,000017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6365" calcext:value-type="float">
            <text:p>0,006365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66" calcext:value-type="float">
            <text:p>299,66</text:p>
          </table:table-cell>
          <table:table-cell office:value-type="float" office:value="434447" calcext:value-type="float">
            <text:p>434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54" calcext:value-type="float">
            <text:p>300,0000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27];&quot;-&quot;;[.C27];&quot;-&quot;;[.E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34.62" calcext:value-type="float">
            <text:p>34,62</text:p>
          </table:table-cell>
          <table:table-cell table:style-name="ce12" table:formula="of:=[.J27]" office:value-type="float" office:value="-1" calcext:value-type="float">
            <text:p>-1,0</text:p>
          </table:table-cell>
          <table:table-cell table:style-name="ce12" table:formula="of:=[.I27]" office:value-type="float" office:value="0.006365" calcext:value-type="float">
            <text:p>0,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300.000054" calcext:value-type="float">
            <text:p>300,000054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212" calcext:value-type="float">
            <text:p>0,00621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6" calcext:value-type="float">
            <text:p>299,6</text:p>
          </table:table-cell>
          <table:table-cell office:value-type="float" office:value="432327" calcext:value-type="float">
            <text:p>432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55" calcext:value-type="float">
            <text:p>300,000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28];&quot;-&quot;;[.C28];&quot;-&quot;;[.E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26.92" calcext:value-type="float">
            <text:p>26,92</text:p>
          </table:table-cell>
          <table:table-cell table:style-name="ce12" table:formula="of:=[.J28]" office:value-type="float" office:value="-1" calcext:value-type="float">
            <text:p>-1,0</text:p>
          </table:table-cell>
          <table:table-cell table:style-name="ce12" table:formula="of:=[.I28]" office:value-type="float" office:value="0.006212" calcext:value-type="float">
            <text:p>0,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300.000155" calcext:value-type="float">
            <text:p>300,000155</text:p>
          </table:table-cell>
          <table:table-cell table:formula="of:=ABS([.AE28]-CEILING([.AC2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297" calcext:value-type="float">
            <text:p>0,006297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67" calcext:value-type="float">
            <text:p>299,67</text:p>
          </table:table-cell>
          <table:table-cell office:value-type="float" office:value="435319" calcext:value-type="float">
            <text:p>435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7" calcext:value-type="float">
            <text:p>300,0000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29];&quot;-&quot;;[.C29];&quot;-&quot;;[.E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38.46" calcext:value-type="float">
            <text:p>38,46</text:p>
          </table:table-cell>
          <table:table-cell table:style-name="ce12" table:formula="of:=[.J29]" office:value-type="float" office:value="-1" calcext:value-type="float">
            <text:p>-1,0</text:p>
          </table:table-cell>
          <table:table-cell table:style-name="ce12" table:formula="of:=[.I29]" office:value-type="float" office:value="0.006297" calcext:value-type="float">
            <text:p>0,0</text:p>
          </table:table-cell>
          <table:table-cell table:formula="of:=[.U29]" office:value-type="float" office:value="-1" calcext:value-type="float">
            <text:p>-1</text:p>
          </table:table-cell>
          <table:table-cell table:formula="of:=[.V29]" office:value-type="float" office:value="300.00007" calcext:value-type="float">
            <text:p>300,00007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007386" calcext:value-type="float">
            <text:p>0,0073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62" calcext:value-type="float">
            <text:p>299,62</text:p>
          </table:table-cell>
          <table:table-cell office:value-type="float" office:value="437135" calcext:value-type="float">
            <text:p>437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" calcext:value-type="float">
            <text:p>300,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blpl-t300.config</text:p>
          </table:table-cell>
          <table:table-cell table:formula="of:=CONCATENATE(&quot;r&quot;;[.B30];&quot;-&quot;;[.C30];&quot;-&quot;;[.E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46.15" calcext:value-type="float">
            <text:p>46,15</text:p>
          </table:table-cell>
          <table:table-cell table:style-name="ce12" table:formula="of:=[.J30]" office:value-type="float" office:value="0" calcext:value-type="float">
            <text:p>0,0</text:p>
          </table:table-cell>
          <table:table-cell table:style-name="ce12" table:formula="of:=[.I30]" office:value-type="float" office:value="0.007386" calcext:value-type="float">
            <text:p>0,0</text:p>
          </table:table-cell>
          <table:table-cell table:formula="of:=[.U30]" office:value-type="float" office:value="0" calcext:value-type="float">
            <text:p>0</text:p>
          </table:table-cell>
          <table:table-cell table:formula="of:=[.V30]" office:value-type="float" office:value="300.0001" calcext:value-type="float">
            <text:p>300,0001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06611" calcext:value-type="float">
            <text:p>0,0066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57" calcext:value-type="float">
            <text:p>299,57</text:p>
          </table:table-cell>
          <table:table-cell office:value-type="float" office:value="437255" calcext:value-type="float">
            <text:p>437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68" calcext:value-type="float">
            <text:p>300,000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31];&quot;-&quot;;[.C31];&quot;-&quot;;[.E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0.38" calcext:value-type="float">
            <text:p>40,38</text:p>
          </table:table-cell>
          <table:table-cell table:style-name="ce12" table:formula="of:=[.J31]" office:value-type="float" office:value="0" calcext:value-type="float">
            <text:p>0,0</text:p>
          </table:table-cell>
          <table:table-cell table:style-name="ce12" table:formula="of:=[.I31]" office:value-type="float" office:value="0.006611" calcext:value-type="float">
            <text:p>0,0</text:p>
          </table:table-cell>
          <table:table-cell table:formula="of:=[.U31]" office:value-type="float" office:value="0" calcext:value-type="float">
            <text:p>0</text:p>
          </table:table-cell>
          <table:table-cell table:formula="of:=[.V31]" office:value-type="float" office:value="300.000168" calcext:value-type="float">
            <text:p>300,000168</text:p>
          </table:table-cell>
          <table:table-cell table:formula="of:=ABS([.AE31]-CEILING([.AC3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2396" calcext:value-type="float">
            <text:p>0,012396</text:p>
          </table:table-cell>
          <table:table-cell table:style-name="Default" office:value-type="float" office:value="-1.805556" calcext:value-type="float">
            <text:p>-1,8055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05556" calcext:value-type="float">
            <text:p>-1,805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1" calcext:value-type="float">
            <text:p>299,91</text:p>
          </table:table-cell>
          <table:table-cell office:value-type="float" office:value="595650" calcext:value-type="float">
            <text:p>595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532" calcext:value-type="float">
            <text:p>300,0005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32];&quot;-&quot;;[.C32];&quot;-&quot;;[.E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6.75" calcext:value-type="float">
            <text:p>46,75</text:p>
          </table:table-cell>
          <table:table-cell table:style-name="ce12" table:formula="of:=[.J32]" office:value-type="float" office:value="-1.805556" calcext:value-type="float">
            <text:p>-1,8</text:p>
          </table:table-cell>
          <table:table-cell table:style-name="ce12" table:formula="of:=[.I32]" office:value-type="float" office:value="0.012396" calcext:value-type="float">
            <text:p>0,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300.000532" calcext:value-type="float">
            <text:p>300,000532</text:p>
          </table:table-cell>
          <table:table-cell table:formula="of:=ABS([.AE32]-CEILING([.AC3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1282" calcext:value-type="float">
            <text:p>0,01282</text:p>
          </table:table-cell>
          <table:table-cell table:style-name="Default" office:value-type="float" office:value="-1.866995" calcext:value-type="float">
            <text:p>-1,866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66995" calcext:value-type="float">
            <text:p>-1,866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7" calcext:value-type="float">
            <text:p>299,87</text:p>
          </table:table-cell>
          <table:table-cell office:value-type="float" office:value="596674" calcext:value-type="float">
            <text:p>596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219" calcext:value-type="float">
            <text:p>300,0002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33];&quot;-&quot;;[.C33];&quot;-&quot;;[.E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36.36" calcext:value-type="float">
            <text:p>36,36</text:p>
          </table:table-cell>
          <table:table-cell table:style-name="ce12" table:formula="of:=[.J33]" office:value-type="float" office:value="-1.866995" calcext:value-type="float">
            <text:p>-1,9</text:p>
          </table:table-cell>
          <table:table-cell table:style-name="ce12" table:formula="of:=[.I33]" office:value-type="float" office:value="0.01282" calcext:value-type="float">
            <text:p>0,0</text:p>
          </table:table-cell>
          <table:table-cell table:formula="of:=[.U33]" office:value-type="float" office:value="-1" calcext:value-type="float">
            <text:p>-1</text:p>
          </table:table-cell>
          <table:table-cell table:formula="of:=[.V33]" office:value-type="float" office:value="300.000219" calcext:value-type="float">
            <text:p>300,000219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8867" calcext:value-type="float">
            <text:p>0,008867</text:p>
          </table:table-cell>
          <table:table-cell table:style-name="Default" office:value-type="float" office:value="-0.959184" calcext:value-type="float">
            <text:p>-0,9591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59184" calcext:value-type="float">
            <text:p>-0,959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9" calcext:value-type="float">
            <text:p>299,89</text:p>
          </table:table-cell>
          <table:table-cell office:value-type="float" office:value="595770" calcext:value-type="float">
            <text:p>595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205" calcext:value-type="float">
            <text:p>300,0002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t300.config</text:p>
          </table:table-cell>
          <table:table-cell table:formula="of:=CONCATENATE(&quot;r&quot;;[.B34];&quot;-&quot;;[.C34];&quot;-&quot;;[.E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6.75" calcext:value-type="float">
            <text:p>46,75</text:p>
          </table:table-cell>
          <table:table-cell table:style-name="ce12" table:formula="of:=[.J34]" office:value-type="float" office:value="-0.959184" calcext:value-type="float">
            <text:p>-1,0</text:p>
          </table:table-cell>
          <table:table-cell table:style-name="ce12" table:formula="of:=[.I34]" office:value-type="float" office:value="0.008867" calcext:value-type="float">
            <text:p>0,0</text:p>
          </table:table-cell>
          <table:table-cell table:formula="of:=[.U34]" office:value-type="float" office:value="1" calcext:value-type="float">
            <text:p>1</text:p>
          </table:table-cell>
          <table:table-cell table:formula="of:=[.V34]" office:value-type="float" office:value="300.000205" calcext:value-type="float">
            <text:p>300,000205</text:p>
          </table:table-cell>
          <table:table-cell table:formula="of:=ABS([.AE34]-CEILING([.AC3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0.009874" calcext:value-type="float">
            <text:p>0,0098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1" calcext:value-type="float">
            <text:p>299,91</text:p>
          </table:table-cell>
          <table:table-cell office:value-type="float" office:value="599882" calcext:value-type="float">
            <text:p>59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201" calcext:value-type="float">
            <text:p>300,0002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35];&quot;-&quot;;[.C35];&quot;-&quot;;[.E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36.36" calcext:value-type="float">
            <text:p>36,36</text:p>
          </table:table-cell>
          <table:table-cell table:style-name="ce12" table:formula="of:=[.J35]" office:value-type="float" office:value="0" calcext:value-type="float">
            <text:p>0,0</text:p>
          </table:table-cell>
          <table:table-cell table:style-name="ce12" table:formula="of:=[.I35]" office:value-type="float" office:value="0.009874" calcext:value-type="float">
            <text:p>0,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300.000201" calcext:value-type="float">
            <text:p>300,000201</text:p>
          </table:table-cell>
          <table:table-cell table:formula="of:=ABS([.AE35]-CEILING([.AC3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10456" calcext:value-type="float">
            <text:p>0,010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7" calcext:value-type="float">
            <text:p>299,87</text:p>
          </table:table-cell>
          <table:table-cell office:value-type="float" office:value="603082" calcext:value-type="float">
            <text:p>603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444" calcext:value-type="float">
            <text:p>300,0004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t300.config</text:p>
          </table:table-cell>
          <table:table-cell table:formula="of:=CONCATENATE(&quot;r&quot;;[.B36];&quot;-&quot;;[.C36];&quot;-&quot;;[.E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1.56" calcext:value-type="float">
            <text:p>41,56</text:p>
          </table:table-cell>
          <table:table-cell table:style-name="ce12" table:formula="of:=[.J36]" office:value-type="float" office:value="0" calcext:value-type="float">
            <text:p>0,0</text:p>
          </table:table-cell>
          <table:table-cell table:style-name="ce12" table:formula="of:=[.I36]" office:value-type="float" office:value="0.010456" calcext:value-type="float">
            <text:p>0,0</text:p>
          </table:table-cell>
          <table:table-cell table:formula="of:=[.U36]" office:value-type="float" office:value="1" calcext:value-type="float">
            <text:p>1</text:p>
          </table:table-cell>
          <table:table-cell table:formula="of:=[.V36]" office:value-type="float" office:value="300.000444" calcext:value-type="float">
            <text:p>300,000444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19132" calcext:value-type="float">
            <text:p>0,019132</text:p>
          </table:table-cell>
          <table:table-cell table:style-name="Default" office:value-type="float" office:value="-1.64604" calcext:value-type="float">
            <text:p>-1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4604" calcext:value-type="float">
            <text:p>-1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6" calcext:value-type="float">
            <text:p>299,96</text:p>
          </table:table-cell>
          <table:table-cell office:value-type="float" office:value="791498" calcext:value-type="float">
            <text:p>79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817" calcext:value-type="float">
            <text:p>300,0008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37];&quot;-&quot;;[.C37];&quot;-&quot;;[.E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45.1" calcext:value-type="float">
            <text:p>45,1</text:p>
          </table:table-cell>
          <table:table-cell table:style-name="ce12" table:formula="of:=[.J37]" office:value-type="float" office:value="-1.64604" calcext:value-type="float">
            <text:p>-1,6</text:p>
          </table:table-cell>
          <table:table-cell table:style-name="ce12" table:formula="of:=[.I37]" office:value-type="float" office:value="0.019132" calcext:value-type="float">
            <text:p>0,0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300.000817" calcext:value-type="float">
            <text:p>300,000817</text:p>
          </table:table-cell>
          <table:table-cell table:formula="of:=ABS([.AE37]-CEILING([.AC3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0.015481" calcext:value-type="float">
            <text:p>0,015481</text:p>
          </table:table-cell>
          <table:table-cell table:style-name="Default" office:value-type="float" office:value="-1.658672" calcext:value-type="float">
            <text:p>-1,658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58672" calcext:value-type="float">
            <text:p>-1,658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7" calcext:value-type="float">
            <text:p>299,97</text:p>
          </table:table-cell>
          <table:table-cell office:value-type="float" office:value="785746" calcext:value-type="float">
            <text:p>785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83" calcext:value-type="float">
            <text:p>300,000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38];&quot;-&quot;;[.C38];&quot;-&quot;;[.E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47.06" calcext:value-type="float">
            <text:p>47,06</text:p>
          </table:table-cell>
          <table:table-cell table:style-name="ce12" table:formula="of:=[.J38]" office:value-type="float" office:value="-1.658672" calcext:value-type="float">
            <text:p>-1,7</text:p>
          </table:table-cell>
          <table:table-cell table:style-name="ce12" table:formula="of:=[.I38]" office:value-type="float" office:value="0.015481" calcext:value-type="float">
            <text:p>0,0</text:p>
          </table:table-cell>
          <table:table-cell table:formula="of:=[.U38]" office:value-type="float" office:value="1" calcext:value-type="float">
            <text:p>1</text:p>
          </table:table-cell>
          <table:table-cell table:formula="of:=[.V38]" office:value-type="float" office:value="300.00083" calcext:value-type="float">
            <text:p>300,00083</text:p>
          </table:table-cell>
          <table:table-cell table:formula="of:=ABS([.AE38]-CEILING([.AC3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166" calcext:value-type="float">
            <text:p>0,0166</text:p>
          </table:table-cell>
          <table:table-cell table:style-name="Default" office:value-type="float" office:value="-1.000461" calcext:value-type="float">
            <text:p>-1,0004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000461" calcext:value-type="float">
            <text:p>-1,0004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7" calcext:value-type="float">
            <text:p>299,97</text:p>
          </table:table-cell>
          <table:table-cell office:value-type="float" office:value="791562" calcext:value-type="float">
            <text:p>791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491" calcext:value-type="float">
            <text:p>300,0004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39];&quot;-&quot;;[.C39];&quot;-&quot;;[.E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52.94" calcext:value-type="float">
            <text:p>52,94</text:p>
          </table:table-cell>
          <table:table-cell table:style-name="ce12" table:formula="of:=[.J39]" office:value-type="float" office:value="-1.000461" calcext:value-type="float">
            <text:p>-1,0</text:p>
          </table:table-cell>
          <table:table-cell table:style-name="ce12" table:formula="of:=[.I39]" office:value-type="float" office:value="0.0166" calcext:value-type="float">
            <text:p>0,0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300.000491" calcext:value-type="float">
            <text:p>300,000491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0.017182" calcext:value-type="float">
            <text:p>0,017182</text:p>
          </table:table-cell>
          <table:table-cell table:style-name="Default" office:value-type="float" office:value="-0.87234" calcext:value-type="float">
            <text:p>-0,872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87234" calcext:value-type="float">
            <text:p>-0,872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4" calcext:value-type="float">
            <text:p>299,94</text:p>
          </table:table-cell>
          <table:table-cell office:value-type="float" office:value="794082" calcext:value-type="float">
            <text:p>794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226" calcext:value-type="float">
            <text:p>300,0012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40];&quot;-&quot;;[.C40];&quot;-&quot;;[.E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50.98" calcext:value-type="float">
            <text:p>50,98</text:p>
          </table:table-cell>
          <table:table-cell table:style-name="ce12" table:formula="of:=[.J40]" office:value-type="float" office:value="-0.87234" calcext:value-type="float">
            <text:p>-0,9</text:p>
          </table:table-cell>
          <table:table-cell table:style-name="ce12" table:formula="of:=[.I40]" office:value-type="float" office:value="0.017182" calcext:value-type="float">
            <text:p>0,0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300.001226" calcext:value-type="float">
            <text:p>300,001226</text:p>
          </table:table-cell>
          <table:table-cell table:formula="of:=ABS([.AE40]-CEILING([.AC4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014147" calcext:value-type="float">
            <text:p>0,014147</text:p>
          </table:table-cell>
          <table:table-cell table:style-name="Default" office:value-type="float" office:value="-0.666667" calcext:value-type="float">
            <text:p>-0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66667" calcext:value-type="float">
            <text:p>-0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4" calcext:value-type="float">
            <text:p>299,94</text:p>
          </table:table-cell>
          <table:table-cell office:value-type="float" office:value="791842" calcext:value-type="float">
            <text:p>791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698" calcext:value-type="float">
            <text:p>300,00069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41];&quot;-&quot;;[.C41];&quot;-&quot;;[.E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7.25" calcext:value-type="float">
            <text:p>37,25</text:p>
          </table:table-cell>
          <table:table-cell table:style-name="ce12" table:formula="of:=[.J41]" office:value-type="float" office:value="-0.666667" calcext:value-type="float">
            <text:p>-0,7</text:p>
          </table:table-cell>
          <table:table-cell table:style-name="ce12" table:formula="of:=[.I41]" office:value-type="float" office:value="0.014147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000698" calcext:value-type="float">
            <text:p>300,000698</text:p>
          </table:table-cell>
          <table:table-cell table:formula="of:=ABS([.AE41]-CEILING([.AC4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29143" calcext:value-type="float">
            <text:p>0,029143</text:p>
          </table:table-cell>
          <table:table-cell table:style-name="Default" office:value-type="float" office:value="-2.210211" calcext:value-type="float">
            <text:p>-2,2102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10211" calcext:value-type="float">
            <text:p>-2,210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00" calcext:value-type="float">
            <text:p>300</text:p>
          </table:table-cell>
          <table:table-cell office:value-type="float" office:value="1014182" calcext:value-type="float">
            <text:p>1014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2419" calcext:value-type="float">
            <text:p>300,0024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42];&quot;-&quot;;[.C42];&quot;-&quot;;[.E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51.97" calcext:value-type="float">
            <text:p>51,97</text:p>
          </table:table-cell>
          <table:table-cell table:style-name="ce12" table:formula="of:=[.J42]" office:value-type="float" office:value="-2.210211" calcext:value-type="float">
            <text:p>-2,2</text:p>
          </table:table-cell>
          <table:table-cell table:style-name="ce12" table:formula="of:=[.I42]" office:value-type="float" office:value="0.029143" calcext:value-type="float">
            <text:p>0,0</text:p>
          </table:table-cell>
          <table:table-cell table:formula="of:=[.U42]" office:value-type="float" office:value="2" calcext:value-type="float">
            <text:p>2</text:p>
          </table:table-cell>
          <table:table-cell table:formula="of:=[.V42]" office:value-type="float" office:value="300.002419" calcext:value-type="float">
            <text:p>300,002419</text:p>
          </table:table-cell>
          <table:table-cell table:formula="of:=ABS([.AE42]-CEILING([.AC42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0.029184" calcext:value-type="float">
            <text:p>0,029184</text:p>
          </table:table-cell>
          <table:table-cell table:style-name="Default" office:value-type="float" office:value="-1.63568" calcext:value-type="float">
            <text:p>-1,63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3568" calcext:value-type="float">
            <text:p>-1,63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2" calcext:value-type="float">
            <text:p>300,02</text:p>
          </table:table-cell>
          <table:table-cell office:value-type="float" office:value="1014286" calcext:value-type="float">
            <text:p>1014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237" calcext:value-type="float">
            <text:p>300,00023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pl-t300.config</text:p>
          </table:table-cell>
          <table:table-cell table:formula="of:=CONCATENATE(&quot;r&quot;;[.B43];&quot;-&quot;;[.C43];&quot;-&quot;;[.E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48.82" calcext:value-type="float">
            <text:p>48,82</text:p>
          </table:table-cell>
          <table:table-cell table:style-name="ce12" table:formula="of:=[.J43]" office:value-type="float" office:value="-1.63568" calcext:value-type="float">
            <text:p>-1,6</text:p>
          </table:table-cell>
          <table:table-cell table:style-name="ce12" table:formula="of:=[.I43]" office:value-type="float" office:value="0.029184" calcext:value-type="float">
            <text:p>0,0</text:p>
          </table:table-cell>
          <table:table-cell table:formula="of:=[.U43]" office:value-type="float" office:value="2" calcext:value-type="float">
            <text:p>2</text:p>
          </table:table-cell>
          <table:table-cell table:formula="of:=[.V43]" office:value-type="float" office:value="300.000237" calcext:value-type="float">
            <text:p>300,000237</text:p>
          </table:table-cell>
          <table:table-cell table:formula="of:=ABS([.AE43]-CEILING([.AC43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0.020244" calcext:value-type="float">
            <text:p>0,020244</text:p>
          </table:table-cell>
          <table:table-cell table:style-name="Default" office:value-type="float" office:value="-1.279783" calcext:value-type="float">
            <text:p>-1,2797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79783" calcext:value-type="float">
            <text:p>-1,2797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00" calcext:value-type="float">
            <text:p>300</text:p>
          </table:table-cell>
          <table:table-cell office:value-type="float" office:value="1005854" calcext:value-type="float">
            <text:p>1005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2043" calcext:value-type="float">
            <text:p>300,00204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pl-t300.config</text:p>
          </table:table-cell>
          <table:table-cell table:formula="of:=CONCATENATE(&quot;r&quot;;[.B44];&quot;-&quot;;[.C44];&quot;-&quot;;[.E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47.24" calcext:value-type="float">
            <text:p>47,24</text:p>
          </table:table-cell>
          <table:table-cell table:style-name="ce12" table:formula="of:=[.J44]" office:value-type="float" office:value="-1.279783" calcext:value-type="float">
            <text:p>-1,3</text:p>
          </table:table-cell>
          <table:table-cell table:style-name="ce12" table:formula="of:=[.I44]" office:value-type="float" office:value="0.020244" calcext:value-type="float">
            <text:p>0,0</text:p>
          </table:table-cell>
          <table:table-cell table:formula="of:=[.U44]" office:value-type="float" office:value="2" calcext:value-type="float">
            <text:p>2</text:p>
          </table:table-cell>
          <table:table-cell table:formula="of:=[.V44]" office:value-type="float" office:value="300.002043" calcext:value-type="float">
            <text:p>300,002043</text:p>
          </table:table-cell>
          <table:table-cell table:formula="of:=ABS([.AE44]-CEILING([.AC4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0.030683" calcext:value-type="float">
            <text:p>0,030683</text:p>
          </table:table-cell>
          <table:table-cell table:style-name="Default" office:value-type="float" office:value="-1.292124" calcext:value-type="float">
            <text:p>-1,2921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92124" calcext:value-type="float">
            <text:p>-1,292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1" calcext:value-type="float">
            <text:p>300,01</text:p>
          </table:table-cell>
          <table:table-cell office:value-type="float" office:value="1014294" calcext:value-type="float">
            <text:p>1014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2116" calcext:value-type="float">
            <text:p>300,0021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pl-t300.config</text:p>
          </table:table-cell>
          <table:table-cell table:formula="of:=CONCATENATE(&quot;r&quot;;[.B45];&quot;-&quot;;[.C45];&quot;-&quot;;[.E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51.97" calcext:value-type="float">
            <text:p>51,97</text:p>
          </table:table-cell>
          <table:table-cell table:style-name="ce12" table:formula="of:=[.J45]" office:value-type="float" office:value="-1.292124" calcext:value-type="float">
            <text:p>-1,3</text:p>
          </table:table-cell>
          <table:table-cell table:style-name="ce12" table:formula="of:=[.I45]" office:value-type="float" office:value="0.030683" calcext:value-type="float">
            <text:p>0,0</text:p>
          </table:table-cell>
          <table:table-cell table:formula="of:=[.U45]" office:value-type="float" office:value="2" calcext:value-type="float">
            <text:p>2</text:p>
          </table:table-cell>
          <table:table-cell table:formula="of:=[.V45]" office:value-type="float" office:value="300.002116" calcext:value-type="float">
            <text:p>300,002116</text:p>
          </table:table-cell>
          <table:table-cell table:formula="of:=ABS([.AE45]-CEILING([.AC4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0187" calcext:value-type="float">
            <text:p>0,0187</text:p>
          </table:table-cell>
          <table:table-cell table:style-name="Default" office:value-type="float" office:value="-0.59754" calcext:value-type="float">
            <text:p>-0,597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59754" calcext:value-type="float">
            <text:p>-0,597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8" calcext:value-type="float">
            <text:p>299,98</text:p>
          </table:table-cell>
          <table:table-cell office:value-type="float" office:value="1008302" calcext:value-type="float">
            <text:p>1008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149" calcext:value-type="float">
            <text:p>300,00214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pl-t300.config</text:p>
          </table:table-cell>
          <table:table-cell table:formula="of:=CONCATENATE(&quot;r&quot;;[.B46];&quot;-&quot;;[.C46];&quot;-&quot;;[.E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53.54" calcext:value-type="float">
            <text:p>53,54</text:p>
          </table:table-cell>
          <table:table-cell table:style-name="ce12" table:formula="of:=[.J46]" office:value-type="float" office:value="-0.59754" calcext:value-type="float">
            <text:p>-0,6</text:p>
          </table:table-cell>
          <table:table-cell table:style-name="ce12" table:formula="of:=[.I46]" office:value-type="float" office:value="0.0187" calcext:value-type="float">
            <text:p>0,0</text:p>
          </table:table-cell>
          <table:table-cell table:formula="of:=[.U46]" office:value-type="float" office:value="1" calcext:value-type="float">
            <text:p>1</text:p>
          </table:table-cell>
          <table:table-cell table:formula="of:=[.V46]" office:value-type="float" office:value="300.002149" calcext:value-type="float">
            <text:p>300,002149</text:p>
          </table:table-cell>
          <table:table-cell table:formula="of:=ABS([.AE46]-CEILING([.AC4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3914" calcext:value-type="float">
            <text:p>0,003914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24" calcext:value-type="float">
            <text:p>297,24</text:p>
          </table:table-cell>
          <table:table-cell office:value-type="float" office:value="298427" calcext:value-type="float">
            <text:p>298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22" calcext:value-type="float">
            <text:p>300,00002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t300.config</text:p>
          </table:table-cell>
          <table:table-cell table:formula="of:=CONCATENATE(&quot;r&quot;;[.B47];&quot;-&quot;;[.C47];&quot;-&quot;;[.E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0" calcext:value-type="float">
            <text:p>0</text:p>
          </table:table-cell>
          <table:table-cell table:style-name="ce12" table:formula="of:=[.J47]" office:value-type="float" office:value="-1" calcext:value-type="float">
            <text:p>-1,0</text:p>
          </table:table-cell>
          <table:table-cell table:style-name="ce12" table:formula="of:=[.I47]" office:value-type="float" office:value="0.003914" calcext:value-type="float">
            <text:p>0,0</text:p>
          </table:table-cell>
          <table:table-cell table:formula="of:=[.U47]" office:value-type="float" office:value="-1" calcext:value-type="float">
            <text:p>-1</text:p>
          </table:table-cell>
          <table:table-cell table:formula="of:=[.V47]" office:value-type="float" office:value="300.000022" calcext:value-type="float">
            <text:p>300,000022</text:p>
          </table:table-cell>
          <table:table-cell table:formula="of:=ABS([.AE47]-CEILING([.AC4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4026" calcext:value-type="float">
            <text:p>0,0040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7.28" calcext:value-type="float">
            <text:p>297,28</text:p>
          </table:table-cell>
          <table:table-cell office:value-type="float" office:value="296310" calcext:value-type="float">
            <text:p>296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09" calcext:value-type="float">
            <text:p>300,000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48];&quot;-&quot;;[.C48];&quot;-&quot;;[.E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25.93" calcext:value-type="float">
            <text:p>25,93</text:p>
          </table:table-cell>
          <table:table-cell table:style-name="ce12" table:formula="of:=[.J48]" office:value-type="float" office:value="0" calcext:value-type="float">
            <text:p>0,0</text:p>
          </table:table-cell>
          <table:table-cell table:style-name="ce12" table:formula="of:=[.I48]" office:value-type="float" office:value="0.004026" calcext:value-type="float">
            <text:p>0,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300.000009" calcext:value-type="float">
            <text:p>300,000009</text:p>
          </table:table-cell>
          <table:table-cell table:formula="of:=ABS([.AE48]-CEILING([.AC4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3306" calcext:value-type="float">
            <text:p>0,003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21" calcext:value-type="float">
            <text:p>297,21</text:p>
          </table:table-cell>
          <table:table-cell office:value-type="float" office:value="292626" calcext:value-type="float">
            <text:p>292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16" calcext:value-type="float">
            <text:p>300,000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lpl-t300.config</text:p>
          </table:table-cell>
          <table:table-cell table:formula="of:=CONCATENATE(&quot;r&quot;;[.B49];&quot;-&quot;;[.C49];&quot;-&quot;;[.E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2" table:formula="of:=[.J49]" office:value-type="float" office:value="0" calcext:value-type="float">
            <text:p>0,0</text:p>
          </table:table-cell>
          <table:table-cell table:style-name="ce12" table:formula="of:=[.I49]" office:value-type="float" office:value="0.003306" calcext:value-type="float">
            <text:p>0,0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300.000016" calcext:value-type="float">
            <text:p>300,000016</text:p>
          </table:table-cell>
          <table:table-cell table:formula="of:=ABS([.AE49]-CEILING([.AC4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003551" calcext:value-type="float">
            <text:p>0,0035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25" calcext:value-type="float">
            <text:p>297,25</text:p>
          </table:table-cell>
          <table:table-cell office:value-type="float" office:value="295996" calcext:value-type="float">
            <text:p>295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24" calcext:value-type="float">
            <text:p>300,000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pl-t300.config</text:p>
          </table:table-cell>
          <table:table-cell table:formula="of:=CONCATENATE(&quot;r&quot;;[.B50];&quot;-&quot;;[.C50];&quot;-&quot;;[.E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12" table:formula="of:=[.J50]" office:value-type="float" office:value="0" calcext:value-type="float">
            <text:p>0,0</text:p>
          </table:table-cell>
          <table:table-cell table:style-name="ce12" table:formula="of:=[.I50]" office:value-type="float" office:value="0.003551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300.000024" calcext:value-type="float">
            <text:p>300,000024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3883" calcext:value-type="float">
            <text:p>0,0038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7.56" calcext:value-type="float">
            <text:p>297,56</text:p>
          </table:table-cell>
          <table:table-cell office:value-type="float" office:value="297166" calcext:value-type="float">
            <text:p>297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31" calcext:value-type="float">
            <text:p>300,0000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51];&quot;-&quot;;[.C51];&quot;-&quot;;[.E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29.63" calcext:value-type="float">
            <text:p>29,63</text:p>
          </table:table-cell>
          <table:table-cell table:style-name="ce12" table:formula="of:=[.J51]" office:value-type="float" office:value="0" calcext:value-type="float">
            <text:p>0,0</text:p>
          </table:table-cell>
          <table:table-cell table:style-name="ce12" table:formula="of:=[.I51]" office:value-type="float" office:value="0.003883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300.000031" calcext:value-type="float">
            <text:p>300,000031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08951" calcext:value-type="float">
            <text:p>0,008951</text:p>
          </table:table-cell>
          <table:table-cell table:style-name="Default" office:value-type="float" office:value="-2.877192" calcext:value-type="float">
            <text:p>-2,8771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77192" calcext:value-type="float">
            <text:p>-2,877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69" calcext:value-type="float">
            <text:p>299,69</text:p>
          </table:table-cell>
          <table:table-cell office:value-type="float" office:value="523005" calcext:value-type="float">
            <text:p>52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054" calcext:value-type="float">
            <text:p>300,000054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t300.config</text:p>
          </table:table-cell>
          <table:table-cell table:formula="of:=CONCATENATE(&quot;r&quot;;[.B52];&quot;-&quot;;[.C52];&quot;-&quot;;[.E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31.52" calcext:value-type="float">
            <text:p>31,52</text:p>
          </table:table-cell>
          <table:table-cell table:style-name="ce12" table:formula="of:=[.J52]" office:value-type="float" office:value="-2.877192" calcext:value-type="float">
            <text:p>-2,9</text:p>
          </table:table-cell>
          <table:table-cell table:style-name="ce12" table:formula="of:=[.I52]" office:value-type="float" office:value="0.008951" calcext:value-type="float">
            <text:p>0,0</text:p>
          </table:table-cell>
          <table:table-cell table:formula="of:=[.U52]" office:value-type="float" office:value="-2" calcext:value-type="float">
            <text:p>-2</text:p>
          </table:table-cell>
          <table:table-cell table:formula="of:=[.V52]" office:value-type="float" office:value="300.000054" calcext:value-type="float">
            <text:p>300,000054</text:p>
          </table:table-cell>
          <table:table-cell table:formula="of:=ABS([.AE52]-CEILING([.AC5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09601" calcext:value-type="float">
            <text:p>0,009601</text:p>
          </table:table-cell>
          <table:table-cell table:style-name="Default" office:value-type="float" office:value="-2.041506" calcext:value-type="float">
            <text:p>-2,0415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41506" calcext:value-type="float">
            <text:p>-2,041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69" calcext:value-type="float">
            <text:p>299,69</text:p>
          </table:table-cell>
          <table:table-cell office:value-type="float" office:value="524941" calcext:value-type="float">
            <text:p>524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31" calcext:value-type="float">
            <text:p>300,0000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53];&quot;-&quot;;[.C53];&quot;-&quot;;[.E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38.04" calcext:value-type="float">
            <text:p>38,04</text:p>
          </table:table-cell>
          <table:table-cell table:style-name="ce12" table:formula="of:=[.J53]" office:value-type="float" office:value="-2.041506" calcext:value-type="float">
            <text:p>-2,0</text:p>
          </table:table-cell>
          <table:table-cell table:style-name="ce12" table:formula="of:=[.I53]" office:value-type="float" office:value="0.009601" calcext:value-type="float">
            <text:p>0,0</text:p>
          </table:table-cell>
          <table:table-cell table:formula="of:=[.U53]" office:value-type="float" office:value="-1" calcext:value-type="float">
            <text:p>-1</text:p>
          </table:table-cell>
          <table:table-cell table:formula="of:=[.V53]" office:value-type="float" office:value="300.000031" calcext:value-type="float">
            <text:p>300,000031</text:p>
          </table:table-cell>
          <table:table-cell table:formula="of:=ABS([.AE53]-CEILING([.AC5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0967" calcext:value-type="float">
            <text:p>0,010967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59" calcext:value-type="float">
            <text:p>299,59</text:p>
          </table:table-cell>
          <table:table-cell office:value-type="float" office:value="536766" calcext:value-type="float">
            <text:p>536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03" calcext:value-type="float">
            <text:p>300,000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blpl-t300.config</text:p>
          </table:table-cell>
          <table:table-cell table:formula="of:=CONCATENATE(&quot;r&quot;;[.B54];&quot;-&quot;;[.C54];&quot;-&quot;;[.E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32.61" calcext:value-type="float">
            <text:p>32,61</text:p>
          </table:table-cell>
          <table:table-cell table:style-name="ce12" table:formula="of:=[.J54]" office:value-type="float" office:value="-1.488889" calcext:value-type="float">
            <text:p>-1,5</text:p>
          </table:table-cell>
          <table:table-cell table:style-name="ce12" table:formula="of:=[.I54]" office:value-type="float" office:value="0.010967" calcext:value-type="float">
            <text:p>0,0</text:p>
          </table:table-cell>
          <table:table-cell table:formula="of:=[.U54]" office:value-type="float" office:value="0" calcext:value-type="float">
            <text:p>0</text:p>
          </table:table-cell>
          <table:table-cell table:formula="of:=[.V54]" office:value-type="float" office:value="300.000103" calcext:value-type="float">
            <text:p>300,000103</text:p>
          </table:table-cell>
          <table:table-cell table:formula="of:=ABS([.AE54]-CEILING([.AC5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4244" calcext:value-type="float">
            <text:p>0,004244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62" calcext:value-type="float">
            <text:p>299,62</text:p>
          </table:table-cell>
          <table:table-cell office:value-type="float" office:value="516345" calcext:value-type="float">
            <text:p>516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64" calcext:value-type="float">
            <text:p>300,00006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t300.config</text:p>
          </table:table-cell>
          <table:table-cell table:formula="of:=CONCATENATE(&quot;r&quot;;[.B55];&quot;-&quot;;[.C55];&quot;-&quot;;[.E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2" table:formula="of:=[.J55]" office:value-type="float" office:value="-1" calcext:value-type="float">
            <text:p>-1,0</text:p>
          </table:table-cell>
          <table:table-cell table:style-name="ce12" table:formula="of:=[.I55]" office:value-type="float" office:value="0.004244" calcext:value-type="float">
            <text:p>0,0</text:p>
          </table:table-cell>
          <table:table-cell table:formula="of:=[.U55]" office:value-type="float" office:value="-1" calcext:value-type="float">
            <text:p>-1</text:p>
          </table:table-cell>
          <table:table-cell table:formula="of:=[.V55]" office:value-type="float" office:value="300.000064" calcext:value-type="float">
            <text:p>300,000064</text:p>
          </table:table-cell>
          <table:table-cell table:formula="of:=ABS([.AE55]-CEILING([.AC5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0.006649" calcext:value-type="float">
            <text:p>0,006649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6" calcext:value-type="float">
            <text:p>299,6</text:p>
          </table:table-cell>
          <table:table-cell office:value-type="float" office:value="524401" calcext:value-type="float">
            <text:p>5244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118" calcext:value-type="float">
            <text:p>300,00011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56];&quot;-&quot;;[.C56];&quot;-&quot;;[.E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0" calcext:value-type="float">
            <text:p>0</text:p>
          </table:table-cell>
          <table:table-cell table:style-name="ce12" table:formula="of:=[.J56]" office:value-type="float" office:value="-1" calcext:value-type="float">
            <text:p>-1,0</text:p>
          </table:table-cell>
          <table:table-cell table:style-name="ce12" table:formula="of:=[.I56]" office:value-type="float" office:value="0.006649" calcext:value-type="float">
            <text:p>0,0</text:p>
          </table:table-cell>
          <table:table-cell table:formula="of:=[.U56]" office:value-type="float" office:value="-1" calcext:value-type="float">
            <text:p>-1</text:p>
          </table:table-cell>
          <table:table-cell table:formula="of:=[.V56]" office:value-type="float" office:value="300.000118" calcext:value-type="float">
            <text:p>300,000118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19461" calcext:value-type="float">
            <text:p>0,019461</text:p>
          </table:table-cell>
          <table:table-cell table:style-name="Default" office:value-type="float" office:value="-2.667658" calcext:value-type="float">
            <text:p>-2,6676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67658" calcext:value-type="float">
            <text:p>-2,6676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88" calcext:value-type="float">
            <text:p>299,88</text:p>
          </table:table-cell>
          <table:table-cell office:value-type="float" office:value="734390" calcext:value-type="float">
            <text:p>734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304" calcext:value-type="float">
            <text:p>300,00030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t300.config</text:p>
          </table:table-cell>
          <table:table-cell table:formula="of:=CONCATENATE(&quot;r&quot;;[.B57];&quot;-&quot;;[.C57];&quot;-&quot;;[.E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35.04" calcext:value-type="float">
            <text:p>35,04</text:p>
          </table:table-cell>
          <table:table-cell table:style-name="ce12" table:formula="of:=[.J57]" office:value-type="float" office:value="-2.667658" calcext:value-type="float">
            <text:p>-2,7</text:p>
          </table:table-cell>
          <table:table-cell table:style-name="ce12" table:formula="of:=[.I57]" office:value-type="float" office:value="0.019461" calcext:value-type="float">
            <text:p>0,0</text:p>
          </table:table-cell>
          <table:table-cell table:formula="of:=[.U57]" office:value-type="float" office:value="-1" calcext:value-type="float">
            <text:p>-1</text:p>
          </table:table-cell>
          <table:table-cell table:formula="of:=[.V57]" office:value-type="float" office:value="300.000304" calcext:value-type="float">
            <text:p>300,000304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0.014146" calcext:value-type="float">
            <text:p>0,014146</text:p>
          </table:table-cell>
          <table:table-cell table:style-name="Default" office:value-type="float" office:value="-2.423324" calcext:value-type="float">
            <text:p>-2,4233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23324" calcext:value-type="float">
            <text:p>-2,423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8" calcext:value-type="float">
            <text:p>299,88</text:p>
          </table:table-cell>
          <table:table-cell office:value-type="float" office:value="726974" calcext:value-type="float">
            <text:p>726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286" calcext:value-type="float">
            <text:p>300,000286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pl-t300.config</text:p>
          </table:table-cell>
          <table:table-cell table:formula="of:=CONCATENATE(&quot;r&quot;;[.B58];&quot;-&quot;;[.C58];&quot;-&quot;;[.E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32.85" calcext:value-type="float">
            <text:p>32,85</text:p>
          </table:table-cell>
          <table:table-cell table:style-name="ce12" table:formula="of:=[.J58]" office:value-type="float" office:value="-2.423324" calcext:value-type="float">
            <text:p>-2,4</text:p>
          </table:table-cell>
          <table:table-cell table:style-name="ce12" table:formula="of:=[.I58]" office:value-type="float" office:value="0.014146" calcext:value-type="float">
            <text:p>0,0</text:p>
          </table:table-cell>
          <table:table-cell table:formula="of:=[.U58]" office:value-type="float" office:value="-1" calcext:value-type="float">
            <text:p>-1</text:p>
          </table:table-cell>
          <table:table-cell table:formula="of:=[.V58]" office:value-type="float" office:value="300.000286" calcext:value-type="float">
            <text:p>300,000286</text:p>
          </table:table-cell>
          <table:table-cell table:formula="of:=ABS([.AE58]-CEILING([.AC5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22404" calcext:value-type="float">
            <text:p>0,022404</text:p>
          </table:table-cell>
          <table:table-cell table:style-name="Default" office:value-type="float" office:value="-2.759171" calcext:value-type="float">
            <text:p>-2,75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759171" calcext:value-type="float">
            <text:p>-2,75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2" calcext:value-type="float">
            <text:p>299,92</text:p>
          </table:table-cell>
          <table:table-cell office:value-type="float" office:value="735054" calcext:value-type="float">
            <text:p>735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375" calcext:value-type="float">
            <text:p>300,000375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t300.config</text:p>
          </table:table-cell>
          <table:table-cell table:formula="of:=CONCATENATE(&quot;r&quot;;[.B59];&quot;-&quot;;[.C59];&quot;-&quot;;[.E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30.66" calcext:value-type="float">
            <text:p>30,66</text:p>
          </table:table-cell>
          <table:table-cell table:style-name="ce12" table:formula="of:=[.J59]" office:value-type="float" office:value="-2.759171" calcext:value-type="float">
            <text:p>-2,8</text:p>
          </table:table-cell>
          <table:table-cell table:style-name="ce12" table:formula="of:=[.I59]" office:value-type="float" office:value="0.022404" calcext:value-type="float">
            <text:p>0,0</text:p>
          </table:table-cell>
          <table:table-cell table:formula="of:=[.U59]" office:value-type="float" office:value="-2" calcext:value-type="float">
            <text:p>-2</text:p>
          </table:table-cell>
          <table:table-cell table:formula="of:=[.V59]" office:value-type="float" office:value="300.000375" calcext:value-type="float">
            <text:p>300,000375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0.01538" calcext:value-type="float">
            <text:p>0,01538</text:p>
          </table:table-cell>
          <table:table-cell table:style-name="Default" office:value-type="float" office:value="-1.534603" calcext:value-type="float">
            <text:p>-1,5346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34603" calcext:value-type="float">
            <text:p>-1,5346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" calcext:value-type="float">
            <text:p>299,9</text:p>
          </table:table-cell>
          <table:table-cell office:value-type="float" office:value="734534" calcext:value-type="float">
            <text:p>73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09" calcext:value-type="float">
            <text:p>300,000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lpl-t300.config</text:p>
          </table:table-cell>
          <table:table-cell table:formula="of:=CONCATENATE(&quot;r&quot;;[.B60];&quot;-&quot;;[.C60];&quot;-&quot;;[.E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33.58" calcext:value-type="float">
            <text:p>33,58</text:p>
          </table:table-cell>
          <table:table-cell table:style-name="ce12" table:formula="of:=[.J60]" office:value-type="float" office:value="-1.534603" calcext:value-type="float">
            <text:p>-1,5</text:p>
          </table:table-cell>
          <table:table-cell table:style-name="ce12" table:formula="of:=[.I60]" office:value-type="float" office:value="0.01538" calcext:value-type="float">
            <text:p>0,0</text:p>
          </table:table-cell>
          <table:table-cell table:formula="of:=[.U60]" office:value-type="float" office:value="0" calcext:value-type="float">
            <text:p>0</text:p>
          </table:table-cell>
          <table:table-cell table:formula="of:=[.V60]" office:value-type="float" office:value="300.000109" calcext:value-type="float">
            <text:p>300,000109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4435" calcext:value-type="float">
            <text:p>0,014435</text:p>
          </table:table-cell>
          <table:table-cell table:style-name="Default" office:value-type="float" office:value="-1.782258" calcext:value-type="float">
            <text:p>-1,7822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782258" calcext:value-type="float">
            <text:p>-1,782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1" calcext:value-type="float">
            <text:p>299,91</text:p>
          </table:table-cell>
          <table:table-cell office:value-type="float" office:value="734374" calcext:value-type="float">
            <text:p>734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52" calcext:value-type="float">
            <text:p>300,000052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pl-t300.config</text:p>
          </table:table-cell>
          <table:table-cell table:formula="of:=CONCATENATE(&quot;r&quot;;[.B61];&quot;-&quot;;[.C61];&quot;-&quot;;[.E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32.12" calcext:value-type="float">
            <text:p>32,12</text:p>
          </table:table-cell>
          <table:table-cell table:style-name="ce12" table:formula="of:=[.J61]" office:value-type="float" office:value="-1.782258" calcext:value-type="float">
            <text:p>-1,8</text:p>
          </table:table-cell>
          <table:table-cell table:style-name="ce12" table:formula="of:=[.I61]" office:value-type="float" office:value="0.014435" calcext:value-type="float">
            <text:p>0,0</text:p>
          </table:table-cell>
          <table:table-cell table:formula="of:=[.U61]" office:value-type="float" office:value="-1" calcext:value-type="float">
            <text:p>-1</text:p>
          </table:table-cell>
          <table:table-cell table:formula="of:=[.V61]" office:value-type="float" office:value="300.000052" calcext:value-type="float">
            <text:p>300,000052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table:style-name="Default" office:value-type="float" office:value="0.01845" calcext:value-type="float">
            <text:p>0,01845</text:p>
          </table:table-cell>
          <table:table-cell table:style-name="Default" office:value-type="float" office:value="-4.249345" calcext:value-type="float">
            <text:p>-4,2493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249345" calcext:value-type="float">
            <text:p>-4,249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2" calcext:value-type="float">
            <text:p>299,92</text:p>
          </table:table-cell>
          <table:table-cell office:value-type="float" office:value="960142" calcext:value-type="float">
            <text:p>96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0.000152" calcext:value-type="float">
            <text:p>300,000152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pl-t300.config</text:p>
          </table:table-cell>
          <table:table-cell table:formula="of:=CONCATENATE(&quot;r&quot;;[.B62];&quot;-&quot;;[.C62];&quot;-&quot;;[.E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28.57" calcext:value-type="float">
            <text:p>28,57</text:p>
          </table:table-cell>
          <table:table-cell table:style-name="ce12" table:formula="of:=[.J62]" office:value-type="float" office:value="-4.249345" calcext:value-type="float">
            <text:p>-4,2</text:p>
          </table:table-cell>
          <table:table-cell table:style-name="ce12" table:formula="of:=[.I62]" office:value-type="float" office:value="0.01845" calcext:value-type="float">
            <text:p>0,0</text:p>
          </table:table-cell>
          <table:table-cell table:formula="of:=[.U62]" office:value-type="float" office:value="-3" calcext:value-type="float">
            <text:p>-3</text:p>
          </table:table-cell>
          <table:table-cell table:formula="of:=[.V62]" office:value-type="float" office:value="300.000152" calcext:value-type="float">
            <text:p>300,000152</text:p>
          </table:table-cell>
          <table:table-cell table:formula="of:=ABS([.AE62]-CEILING([.AC6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19915" calcext:value-type="float">
            <text:p>0,019915</text:p>
          </table:table-cell>
          <table:table-cell table:style-name="Default" office:value-type="float" office:value="-3.444223" calcext:value-type="float">
            <text:p>-3,4442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444223" calcext:value-type="float">
            <text:p>-3,444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9" calcext:value-type="float">
            <text:p>299,99</text:p>
          </table:table-cell>
          <table:table-cell office:value-type="float" office:value="964070" calcext:value-type="float">
            <text:p>96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1219" calcext:value-type="float">
            <text:p>300,0012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pl-t300.config</text:p>
          </table:table-cell>
          <table:table-cell table:formula="of:=CONCATENATE(&quot;r&quot;;[.B63];&quot;-&quot;;[.C63];&quot;-&quot;;[.E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32.97" calcext:value-type="float">
            <text:p>32,97</text:p>
          </table:table-cell>
          <table:table-cell table:style-name="ce12" table:formula="of:=[.J63]" office:value-type="float" office:value="-3.444223" calcext:value-type="float">
            <text:p>-3,4</text:p>
          </table:table-cell>
          <table:table-cell table:style-name="ce12" table:formula="of:=[.I63]" office:value-type="float" office:value="0.019915" calcext:value-type="float">
            <text:p>0,0</text:p>
          </table:table-cell>
          <table:table-cell table:formula="of:=[.U63]" office:value-type="float" office:value="-1" calcext:value-type="float">
            <text:p>-1</text:p>
          </table:table-cell>
          <table:table-cell table:formula="of:=[.V63]" office:value-type="float" office:value="300.001219" calcext:value-type="float">
            <text:p>300,001219</text:p>
          </table:table-cell>
          <table:table-cell table:formula="of:=ABS([.AE63]-CEILING([.AC6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0.028466" calcext:value-type="float">
            <text:p>0,028466</text:p>
          </table:table-cell>
          <table:table-cell table:style-name="Default" office:value-type="float" office:value="-2.855077" calcext:value-type="float">
            <text:p>-2,8550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55077" calcext:value-type="float">
            <text:p>-2,8550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8" calcext:value-type="float">
            <text:p>299,98</text:p>
          </table:table-cell>
          <table:table-cell office:value-type="float" office:value="967982" calcext:value-type="float">
            <text:p>967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524" calcext:value-type="float">
            <text:p>300,000524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pl-t300.config</text:p>
          </table:table-cell>
          <table:table-cell table:formula="of:=CONCATENATE(&quot;r&quot;;[.B64];&quot;-&quot;;[.C64];&quot;-&quot;;[.E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31.32" calcext:value-type="float">
            <text:p>31,32</text:p>
          </table:table-cell>
          <table:table-cell table:style-name="ce12" table:formula="of:=[.J64]" office:value-type="float" office:value="-2.855077" calcext:value-type="float">
            <text:p>-2,9</text:p>
          </table:table-cell>
          <table:table-cell table:style-name="ce12" table:formula="of:=[.I64]" office:value-type="float" office:value="0.028466" calcext:value-type="float">
            <text:p>0,0</text:p>
          </table:table-cell>
          <table:table-cell table:formula="of:=[.U64]" office:value-type="float" office:value="-1" calcext:value-type="float">
            <text:p>-1</text:p>
          </table:table-cell>
          <table:table-cell table:formula="of:=[.V64]" office:value-type="float" office:value="300.000524" calcext:value-type="float">
            <text:p>300,000524</text:p>
          </table:table-cell>
          <table:table-cell table:formula="of:=ABS([.AE64]-CEILING([.AC6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.019924" calcext:value-type="float">
            <text:p>0,019924</text:p>
          </table:table-cell>
          <table:table-cell table:style-name="Default" office:value-type="float" office:value="-2.628279" calcext:value-type="float">
            <text:p>-2,628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8279" calcext:value-type="float">
            <text:p>-2,628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5" calcext:value-type="float">
            <text:p>299,95</text:p>
          </table:table-cell>
          <table:table-cell office:value-type="float" office:value="961294" calcext:value-type="float">
            <text:p>96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1211" calcext:value-type="float">
            <text:p>300,001211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pl-t300.config</text:p>
          </table:table-cell>
          <table:table-cell table:formula="of:=CONCATENATE(&quot;r&quot;;[.B65];&quot;-&quot;;[.C65];&quot;-&quot;;[.E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35.16" calcext:value-type="float">
            <text:p>35,16</text:p>
          </table:table-cell>
          <table:table-cell table:style-name="ce12" table:formula="of:=[.J65]" office:value-type="float" office:value="-2.628279" calcext:value-type="float">
            <text:p>-2,6</text:p>
          </table:table-cell>
          <table:table-cell table:style-name="ce12" table:formula="of:=[.I65]" office:value-type="float" office:value="0.019924" calcext:value-type="float">
            <text:p>0,0</text:p>
          </table:table-cell>
          <table:table-cell table:formula="of:=[.U65]" office:value-type="float" office:value="-1" calcext:value-type="float">
            <text:p>-1</text:p>
          </table:table-cell>
          <table:table-cell table:formula="of:=[.V65]" office:value-type="float" office:value="300.001211" calcext:value-type="float">
            <text:p>300,001211</text:p>
          </table:table-cell>
          <table:table-cell table:formula="of:=ABS([.AE65]-CEILING([.AC6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19147" calcext:value-type="float">
            <text:p>0,019147</text:p>
          </table:table-cell>
          <table:table-cell table:style-name="Default" office:value-type="float" office:value="-2.036043" calcext:value-type="float">
            <text:p>-2,0360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36043" calcext:value-type="float">
            <text:p>-2,0360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98" calcext:value-type="float">
            <text:p>299,98</text:p>
          </table:table-cell>
          <table:table-cell office:value-type="float" office:value="963854" calcext:value-type="float">
            <text:p>96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953" calcext:value-type="float">
            <text:p>300,000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blpl-t300.config</text:p>
          </table:table-cell>
          <table:table-cell table:formula="of:=CONCATENATE(&quot;r&quot;;[.B66];&quot;-&quot;;[.C66];&quot;-&quot;;[.E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32.42" calcext:value-type="float">
            <text:p>32,42</text:p>
          </table:table-cell>
          <table:table-cell table:style-name="ce12" table:formula="of:=[.J66]" office:value-type="float" office:value="-2.036043" calcext:value-type="float">
            <text:p>-2,0</text:p>
          </table:table-cell>
          <table:table-cell table:style-name="ce12" table:formula="of:=[.I66]" office:value-type="float" office:value="0.019147" calcext:value-type="float">
            <text:p>0,0</text:p>
          </table:table-cell>
          <table:table-cell table:formula="of:=[.U66]" office:value-type="float" office:value="0" calcext:value-type="float">
            <text:p>0</text:p>
          </table:table-cell>
          <table:table-cell table:formula="of:=[.V66]" office:value-type="float" office:value="300.000953" calcext:value-type="float">
            <text:p>300,000953</text:p>
          </table:table-cell>
          <table:table-cell table:formula="of:=ABS([.AE66]-CEILING([.AC6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0.029258" calcext:value-type="float">
            <text:p>0,029258</text:p>
          </table:table-cell>
          <table:table-cell table:style-name="Default" office:value-type="float" office:value="-4.672346" calcext:value-type="float">
            <text:p>-4,6723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72346" calcext:value-type="float">
            <text:p>-4,672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" calcext:value-type="float">
            <text:p>300</text:p>
          </table:table-cell>
          <table:table-cell office:value-type="float" office:value="1236516" calcext:value-type="float">
            <text:p>1236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937" calcext:value-type="float">
            <text:p>300,0009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pl-t300.config</text:p>
          </table:table-cell>
          <table:table-cell table:formula="of:=CONCATENATE(&quot;r&quot;;[.B67];&quot;-&quot;;[.C67];&quot;-&quot;;[.E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34.36" calcext:value-type="float">
            <text:p>34,36</text:p>
          </table:table-cell>
          <table:table-cell table:style-name="ce12" table:formula="of:=[.J67]" office:value-type="float" office:value="-4.672346" calcext:value-type="float">
            <text:p>-4,7</text:p>
          </table:table-cell>
          <table:table-cell table:style-name="ce12" table:formula="of:=[.I67]" office:value-type="float" office:value="0.029258" calcext:value-type="float">
            <text:p>0,0</text:p>
          </table:table-cell>
          <table:table-cell table:formula="of:=[.U67]" office:value-type="float" office:value="-2" calcext:value-type="float">
            <text:p>-2</text:p>
          </table:table-cell>
          <table:table-cell table:formula="of:=[.V67]" office:value-type="float" office:value="300.000937" calcext:value-type="float">
            <text:p>300,000937</text:p>
          </table:table-cell>
          <table:table-cell table:formula="of:=ABS([.AE67]-CEILING([.AC6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9782" calcext:value-type="float">
            <text:p>0,029782</text:p>
          </table:table-cell>
          <table:table-cell table:style-name="Default" office:value-type="float" office:value="-3.687975" calcext:value-type="float">
            <text:p>-3,687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87975" calcext:value-type="float">
            <text:p>-3,687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" calcext:value-type="float">
            <text:p>300</text:p>
          </table:table-cell>
          <table:table-cell office:value-type="float" office:value="1239012" calcext:value-type="float">
            <text:p>1239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2455" calcext:value-type="float">
            <text:p>300,0024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pl-t300.config</text:p>
          </table:table-cell>
          <table:table-cell table:formula="of:=CONCATENATE(&quot;r&quot;;[.B68];&quot;-&quot;;[.C68];&quot;-&quot;;[.E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33.04" calcext:value-type="float">
            <text:p>33,04</text:p>
          </table:table-cell>
          <table:table-cell table:style-name="ce12" table:formula="of:=[.J68]" office:value-type="float" office:value="-3.687975" calcext:value-type="float">
            <text:p>-3,7</text:p>
          </table:table-cell>
          <table:table-cell table:style-name="ce12" table:formula="of:=[.I68]" office:value-type="float" office:value="0.029782" calcext:value-type="float">
            <text:p>0,0</text:p>
          </table:table-cell>
          <table:table-cell table:formula="of:=[.U68]" office:value-type="float" office:value="-2" calcext:value-type="float">
            <text:p>-2</text:p>
          </table:table-cell>
          <table:table-cell table:formula="of:=[.V68]" office:value-type="float" office:value="300.002455" calcext:value-type="float">
            <text:p>300,002455</text:p>
          </table:table-cell>
          <table:table-cell table:formula="of:=ABS([.AE68]-CEILING([.AC6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0.052457" calcext:value-type="float">
            <text:p>0,052457</text:p>
          </table:table-cell>
          <table:table-cell table:style-name="Default" office:value-type="float" office:value="-3.363808" calcext:value-type="float">
            <text:p>-3,36380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363808" calcext:value-type="float">
            <text:p>-3,363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1" calcext:value-type="float">
            <text:p>300,01</text:p>
          </table:table-cell>
          <table:table-cell office:value-type="float" office:value="1247500" calcext:value-type="float">
            <text:p>124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1834" calcext:value-type="float">
            <text:p>300,001834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pl-t300.config</text:p>
          </table:table-cell>
          <table:table-cell table:formula="of:=CONCATENATE(&quot;r&quot;;[.B69];&quot;-&quot;;[.C69];&quot;-&quot;;[.E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30.84" calcext:value-type="float">
            <text:p>30,84</text:p>
          </table:table-cell>
          <table:table-cell table:style-name="ce12" table:formula="of:=[.J69]" office:value-type="float" office:value="-3.363808" calcext:value-type="float">
            <text:p>-3,4</text:p>
          </table:table-cell>
          <table:table-cell table:style-name="ce12" table:formula="of:=[.I69]" office:value-type="float" office:value="0.052457" calcext:value-type="float">
            <text:p>0,1</text:p>
          </table:table-cell>
          <table:table-cell table:formula="of:=[.U69]" office:value-type="float" office:value="-2" calcext:value-type="float">
            <text:p>-2</text:p>
          </table:table-cell>
          <table:table-cell table:formula="of:=[.V69]" office:value-type="float" office:value="300.001834" calcext:value-type="float">
            <text:p>300,001834</text:p>
          </table:table-cell>
          <table:table-cell table:formula="of:=ABS([.AE69]-CEILING([.AC6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35518" calcext:value-type="float">
            <text:p>0,035518</text:p>
          </table:table-cell>
          <table:table-cell table:style-name="Default" office:value-type="float" office:value="-3.197958" calcext:value-type="float">
            <text:p>-3,1979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97958" calcext:value-type="float">
            <text:p>-3,197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" calcext:value-type="float">
            <text:p>300</text:p>
          </table:table-cell>
          <table:table-cell office:value-type="float" office:value="1238372" calcext:value-type="float">
            <text:p>1238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508" calcext:value-type="float">
            <text:p>300,00050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pl-t300.config</text:p>
          </table:table-cell>
          <table:table-cell table:formula="of:=CONCATENATE(&quot;r&quot;;[.B70];&quot;-&quot;;[.C70];&quot;-&quot;;[.E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32.6" calcext:value-type="float">
            <text:p>32,6</text:p>
          </table:table-cell>
          <table:table-cell table:style-name="ce12" table:formula="of:=[.J70]" office:value-type="float" office:value="-3.197958" calcext:value-type="float">
            <text:p>-3,2</text:p>
          </table:table-cell>
          <table:table-cell table:style-name="ce12" table:formula="of:=[.I70]" office:value-type="float" office:value="0.035518" calcext:value-type="float">
            <text:p>0,0</text:p>
          </table:table-cell>
          <table:table-cell table:formula="of:=[.U70]" office:value-type="float" office:value="-1" calcext:value-type="float">
            <text:p>-1</text:p>
          </table:table-cell>
          <table:table-cell table:formula="of:=[.V70]" office:value-type="float" office:value="300.000508" calcext:value-type="float">
            <text:p>300,000508</text:p>
          </table:table-cell>
          <table:table-cell table:formula="of:=ABS([.AE70]-CEILING([.AC7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028187" calcext:value-type="float">
            <text:p>0,028187</text:p>
          </table:table-cell>
          <table:table-cell table:style-name="Default" office:value-type="float" office:value="-2.585142" calcext:value-type="float">
            <text:p>-2,585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585142" calcext:value-type="float">
            <text:p>-2,585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9" calcext:value-type="float">
            <text:p>299,99</text:p>
          </table:table-cell>
          <table:table-cell office:value-type="float" office:value="1232428" calcext:value-type="float">
            <text:p>123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2419" calcext:value-type="float">
            <text:p>300,0024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blpl-t300.config</text:p>
          </table:table-cell>
          <table:table-cell table:formula="of:=CONCATENATE(&quot;r&quot;;[.B71];&quot;-&quot;;[.C71];&quot;-&quot;;[.E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31.28" calcext:value-type="float">
            <text:p>31,28</text:p>
          </table:table-cell>
          <table:table-cell table:style-name="ce12" table:formula="of:=[.J71]" office:value-type="float" office:value="-2.585142" calcext:value-type="float">
            <text:p>-2,6</text:p>
          </table:table-cell>
          <table:table-cell table:style-name="ce12" table:formula="of:=[.I71]" office:value-type="float" office:value="0.028187" calcext:value-type="float">
            <text:p>0,0</text:p>
          </table:table-cell>
          <table:table-cell table:formula="of:=[.U71]" office:value-type="float" office:value="0" calcext:value-type="float">
            <text:p>0</text:p>
          </table:table-cell>
          <table:table-cell table:formula="of:=[.V71]" office:value-type="float" office:value="300.002419" calcext:value-type="float">
            <text:p>300,002419</text:p>
          </table:table-cell>
          <table:table-cell table:formula="of:=ABS([.AE71]-CEILING([.AC7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3906" calcext:value-type="float">
            <text:p>0,003906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7.77" calcext:value-type="float">
            <text:p>297,77</text:p>
          </table:table-cell>
          <table:table-cell office:value-type="float" office:value="338391" calcext:value-type="float">
            <text:p>338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000026" calcext:value-type="float">
            <text:p>300,0000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72];&quot;-&quot;;[.C72];&quot;-&quot;;[.E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8.51" calcext:value-type="float">
            <text:p>8,51</text:p>
          </table:table-cell>
          <table:table-cell table:style-name="ce12" table:formula="of:=[.J72]" office:value-type="float" office:value="-2" calcext:value-type="float">
            <text:p>-2,0</text:p>
          </table:table-cell>
          <table:table-cell table:style-name="ce12" table:formula="of:=[.I72]" office:value-type="float" office:value="0.003906" calcext:value-type="float">
            <text:p>0,0</text:p>
          </table:table-cell>
          <table:table-cell table:formula="of:=[.U72]" office:value-type="float" office:value="-2" calcext:value-type="float">
            <text:p>-2</text:p>
          </table:table-cell>
          <table:table-cell table:formula="of:=[.V72]" office:value-type="float" office:value="300.000026" calcext:value-type="float">
            <text:p>300,000026</text:p>
          </table:table-cell>
          <table:table-cell table:formula="of:=ABS([.AE72]-CEILING([.AC7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4668" calcext:value-type="float">
            <text:p>0,004668</text:p>
          </table:table-cell>
          <table:table-cell table:style-name="Default" office:value-type="float" office:value="-1.4" calcext:value-type="float">
            <text:p>-1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4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7.68" calcext:value-type="float">
            <text:p>297,68</text:p>
          </table:table-cell>
          <table:table-cell office:value-type="float" office:value="343415" calcext:value-type="float">
            <text:p>343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00001" calcext:value-type="float">
            <text:p>300,000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t300.config</text:p>
          </table:table-cell>
          <table:table-cell table:formula="of:=CONCATENATE(&quot;r&quot;;[.B73];&quot;-&quot;;[.C73];&quot;-&quot;;[.E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25.53" calcext:value-type="float">
            <text:p>25,53</text:p>
          </table:table-cell>
          <table:table-cell table:style-name="ce12" table:formula="of:=[.J73]" office:value-type="float" office:value="-1.4" calcext:value-type="float">
            <text:p>-1,4</text:p>
          </table:table-cell>
          <table:table-cell table:style-name="ce12" table:formula="of:=[.I73]" office:value-type="float" office:value="0.004668" calcext:value-type="float">
            <text:p>0,0</text:p>
          </table:table-cell>
          <table:table-cell table:formula="of:=[.U73]" office:value-type="float" office:value="-1" calcext:value-type="float">
            <text:p>-1</text:p>
          </table:table-cell>
          <table:table-cell table:formula="of:=[.V73]" office:value-type="float" office:value="300.00001" calcext:value-type="float">
            <text:p>300,00001</text:p>
          </table:table-cell>
          <table:table-cell table:formula="of:=ABS([.AE73]-CEILING([.AC7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3432" calcext:value-type="float">
            <text:p>0,0034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32" calcext:value-type="float">
            <text:p>297,32</text:p>
          </table:table-cell>
          <table:table-cell office:value-type="float" office:value="335176" calcext:value-type="float">
            <text:p>335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1" calcext:value-type="float">
            <text:p>300,0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74];&quot;-&quot;;[.C74];&quot;-&quot;;[.E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0" calcext:value-type="float">
            <text:p>0</text:p>
          </table:table-cell>
          <table:table-cell table:style-name="ce12" table:formula="of:=[.J74]" office:value-type="float" office:value="0" calcext:value-type="float">
            <text:p>0,0</text:p>
          </table:table-cell>
          <table:table-cell table:style-name="ce12" table:formula="of:=[.I74]" office:value-type="float" office:value="0.003432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300.00001" calcext:value-type="float">
            <text:p>300,00001</text:p>
          </table:table-cell>
          <table:table-cell table:formula="of:=ABS([.AE74]-CEILING([.AC7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3581" calcext:value-type="float">
            <text:p>0,0035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35" calcext:value-type="float">
            <text:p>297,35</text:p>
          </table:table-cell>
          <table:table-cell office:value-type="float" office:value="339451" calcext:value-type="float">
            <text:p>3394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26" calcext:value-type="float">
            <text:p>300,0000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75];&quot;-&quot;;[.C75];&quot;-&quot;;[.E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0" calcext:value-type="float">
            <text:p>0</text:p>
          </table:table-cell>
          <table:table-cell table:style-name="ce12" table:formula="of:=[.J75]" office:value-type="float" office:value="0" calcext:value-type="float">
            <text:p>0,0</text:p>
          </table:table-cell>
          <table:table-cell table:style-name="ce12" table:formula="of:=[.I75]" office:value-type="float" office:value="0.003581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300.000026" calcext:value-type="float">
            <text:p>300,000026</text:p>
          </table:table-cell>
          <table:table-cell table:formula="of:=ABS([.AE75]-CEILING([.AC7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3512" calcext:value-type="float">
            <text:p>0,0035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8" calcext:value-type="float">
            <text:p>297,48</text:p>
          </table:table-cell>
          <table:table-cell office:value-type="float" office:value="338091" calcext:value-type="float">
            <text:p>338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25" calcext:value-type="float">
            <text:p>300,0000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76];&quot;-&quot;;[.C76];&quot;-&quot;;[.E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0" calcext:value-type="float">
            <text:p>0</text:p>
          </table:table-cell>
          <table:table-cell table:style-name="ce12" table:formula="of:=[.J76]" office:value-type="float" office:value="0" calcext:value-type="float">
            <text:p>0,0</text:p>
          </table:table-cell>
          <table:table-cell table:style-name="ce12" table:formula="of:=[.I76]" office:value-type="float" office:value="0.003512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300.000025" calcext:value-type="float">
            <text:p>300,000025</text:p>
          </table:table-cell>
          <table:table-cell table:formula="of:=ABS([.AE76]-CEILING([.AC76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bpl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ce36"/>
        <table:table-column table:style-name="co35" table:default-cell-style-name="ce36"/>
        <table:table-column table:style-name="co10" table:number-columns-repeated="2" table:default-cell-style-name="Default"/>
        <table:table-column table:style-name="co35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0.016284" calcext:value-type="float">
            <text:p>0,016284</text:p>
          </table:table-cell>
          <table:table-cell table:style-name="Default" office:value-type="float" office:value="-3.179487" calcext:value-type="float">
            <text:p>-3,1794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79487" calcext:value-type="float">
            <text:p>-3,179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59.92" calcext:value-type="float">
            <text:p>259,92</text:p>
          </table:table-cell>
          <table:table-cell office:value-type="float" office:value="1273928" calcext:value-type="float">
            <text:p>1273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09326" calcext:value-type="float">
            <text:p>300,009326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2];&quot;-&quot;;[.C2];&quot;-&quot;;[.E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7.28" calcext:value-type="float">
            <text:p>7,28</text:p>
          </table:table-cell>
          <table:table-cell table:style-name="ce12" table:formula="of:=[.J2]" office:value-type="float" office:value="-3.179487" calcext:value-type="float">
            <text:p>-3,2</text:p>
          </table:table-cell>
          <table:table-cell table:style-name="ce12" table:formula="of:=[.I2]" office:value-type="float" office:value="0.016284" calcext:value-type="float">
            <text:p>0,0</text:p>
          </table:table-cell>
          <table:table-cell table:formula="of:=[.U2]" office:value-type="float" office:value="-2" calcext:value-type="float">
            <text:p>-2</text:p>
          </table:table-cell>
          <table:table-cell table:formula="of:=[.V2]" office:value-type="float" office:value="300.009326" calcext:value-type="float">
            <text:p>300,009326</text:p>
          </table:table-cell>
          <table:table-cell table:formula="of:=ABS([.AE2]-CEILING([.AC2]))" office:value-type="float" office:value="1" calcext:value-type="float">
            <text:p>1</text:p>
          </table:table-cell>
          <table:table-cell/>
          <table:table-cell table:style-name="ce31" table:formula="of:=ROUND(AVERAGE([.AG2:.AG300]);2)" office:value-type="float" office:value="0.91" calcext:value-type="float">
            <text:p>0,91</text:p>
          </table:table-cell>
          <table:table-cell table:style-name="ce31" table:formula="of:=ROUND(AVERAGEIF([.AG2:.AG300];&quot;&gt;0&quot;;[.AG2:.AG300]);2)" office:value-type="float" office:value="1.48" calcext:value-type="float">
            <text:p>1,48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Sbpl-t300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0.011986" calcext:value-type="float">
            <text:p>0,011986</text:p>
          </table:table-cell>
          <table:table-cell table:style-name="Default" office:value-type="float" office:value="-2.676471" calcext:value-type="float">
            <text:p>-2,676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76471" calcext:value-type="float">
            <text:p>-2,676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3.89" calcext:value-type="float">
            <text:p>263,89</text:p>
          </table:table-cell>
          <table:table-cell office:value-type="float" office:value="1275232" calcext:value-type="float">
            <text:p>1275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58" calcext:value-type="float">
            <text:p>300,005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3];&quot;-&quot;;[.C3];&quot;-&quot;;[.E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7.77" calcext:value-type="float">
            <text:p>7,77</text:p>
          </table:table-cell>
          <table:table-cell table:style-name="ce12" table:formula="of:=[.J3]" office:value-type="float" office:value="-2.676471" calcext:value-type="float">
            <text:p>-2,7</text:p>
          </table:table-cell>
          <table:table-cell table:style-name="ce12" table:formula="of:=[.I3]" office:value-type="float" office:value="0.011986" calcext:value-type="float">
            <text:p>0,0</text:p>
          </table:table-cell>
          <table:table-cell table:formula="of:=[.U3]" office:value-type="float" office:value="-1" calcext:value-type="float">
            <text:p>-1</text:p>
          </table:table-cell>
          <table:table-cell table:formula="of:=[.V3]" office:value-type="float" office:value="300.0058" calcext:value-type="float">
            <text:p>300,0058</text:p>
          </table:table-cell>
          <table:table-cell table:formula="of:=ABS([.AE3]-CEILING([.AC3])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2913" calcext:value-type="float">
            <text:p>0,012913</text:p>
          </table:table-cell>
          <table:table-cell table:style-name="Default" office:value-type="float" office:value="-2.816964" calcext:value-type="float">
            <text:p>-2,8169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16964" calcext:value-type="float">
            <text:p>-2,8169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4.95" calcext:value-type="float">
            <text:p>274,95</text:p>
          </table:table-cell>
          <table:table-cell office:value-type="float" office:value="1278584" calcext:value-type="float">
            <text:p>1278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24185" calcext:value-type="float">
            <text:p>300,024185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4];&quot;-&quot;;[.C4];&quot;-&quot;;[.E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6.55" calcext:value-type="float">
            <text:p>6,55</text:p>
          </table:table-cell>
          <table:table-cell table:style-name="ce12" table:formula="of:=[.J4]" office:value-type="float" office:value="-2.816964" calcext:value-type="float">
            <text:p>-2,8</text:p>
          </table:table-cell>
          <table:table-cell table:style-name="ce12" table:formula="of:=[.I4]" office:value-type="float" office:value="0.012913" calcext:value-type="float">
            <text:p>0,0</text:p>
          </table:table-cell>
          <table:table-cell table:formula="of:=[.U4]" office:value-type="float" office:value="-2" calcext:value-type="float">
            <text:p>-2</text:p>
          </table:table-cell>
          <table:table-cell table:formula="of:=[.V4]" office:value-type="float" office:value="300.024185" calcext:value-type="float">
            <text:p>300,024185</text:p>
          </table:table-cell>
          <table:table-cell table:formula="of:=ABS([.AE4]-CEILING([.AC4]))" office:value-type="float" office:value="0" calcext:value-type="float">
            <text:p>0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0.005022" calcext:value-type="float">
            <text:p>0,005022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28" calcext:value-type="float">
            <text:p>275,28</text:p>
          </table:table-cell>
          <table:table-cell office:value-type="float" office:value="1270820" calcext:value-type="float">
            <text:p>1270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34706" calcext:value-type="float">
            <text:p>300,034706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5];&quot;-&quot;;[.C5];&quot;-&quot;;[.E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0" calcext:value-type="float">
            <text:p>0</text:p>
          </table:table-cell>
          <table:table-cell table:style-name="ce12" table:formula="of:=[.J5]" office:value-type="float" office:value="-2" calcext:value-type="float">
            <text:p>-2,0</text:p>
          </table:table-cell>
          <table:table-cell table:style-name="ce12" table:formula="of:=[.I5]" office:value-type="float" office:value="0.005022" calcext:value-type="float">
            <text:p>0,0</text:p>
          </table:table-cell>
          <table:table-cell table:formula="of:=[.U5]" office:value-type="float" office:value="-2" calcext:value-type="float">
            <text:p>-2</text:p>
          </table:table-cell>
          <table:table-cell table:formula="of:=[.V5]" office:value-type="float" office:value="300.034706" calcext:value-type="float">
            <text:p>300,034706</text:p>
          </table:table-cell>
          <table:table-cell table:formula="of:=ABS([.AE5]-CEILING([.AC5]))" office:value-type="float" office:value="0" calcext:value-type="float">
            <text:p>0</text:p>
          </table:table-cell>
          <table:table-cell/>
          <table:table-cell table:formula="of:=COUNTIF([.AG2:.AG300];0)" office:value-type="float" office:value="29" calcext:value-type="float">
            <text:p>29</text:p>
          </table:table-cell>
          <table:table-cell table:style-name="ce32" table:formula="of:=[.AI5]/[.AI8]" office:value-type="percentage" office:value="0.386666666666667" calcext:value-type="percentage">
            <text:p>38,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2" calcext:value-type="float">
            <text:p>412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011301" calcext:value-type="float">
            <text:p>0,011301</text:p>
          </table:table-cell>
          <table:table-cell table:style-name="Default" office:value-type="float" office:value="-1.857143" calcext:value-type="float">
            <text:p>-1,8571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57143" calcext:value-type="float">
            <text:p>-1,857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.65" calcext:value-type="float">
            <text:p>270,65</text:p>
          </table:table-cell>
          <table:table-cell office:value-type="float" office:value="1278832" calcext:value-type="float">
            <text:p>1278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6875" calcext:value-type="float">
            <text:p>300,016875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pl-t300.config</text:p>
          </table:table-cell>
          <table:table-cell table:formula="of:=CONCATENATE(&quot;r&quot;;[.B6];&quot;-&quot;;[.C6];&quot;-&quot;;[.E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6.31" calcext:value-type="float">
            <text:p>6,31</text:p>
          </table:table-cell>
          <table:table-cell table:style-name="ce12" table:formula="of:=[.J6]" office:value-type="float" office:value="-1.857143" calcext:value-type="float">
            <text:p>-1,9</text:p>
          </table:table-cell>
          <table:table-cell table:style-name="ce12" table:formula="of:=[.I6]" office:value-type="float" office:value="0.011301" calcext:value-type="float">
            <text:p>0,0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300.016875" calcext:value-type="float">
            <text:p>300,016875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21105" calcext:value-type="float">
            <text:p>0,021105</text:p>
          </table:table-cell>
          <table:table-cell table:style-name="Default" office:value-type="float" office:value="-4.369565" calcext:value-type="float">
            <text:p>-4,369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369565" calcext:value-type="float">
            <text:p>-4,369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6.39" calcext:value-type="float">
            <text:p>276,39</text:p>
          </table:table-cell>
          <table:table-cell office:value-type="float" office:value="1836346" calcext:value-type="float">
            <text:p>1836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00.01046" calcext:value-type="float">
            <text:p>300,01046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pl-t300.config</text:p>
          </table:table-cell>
          <table:table-cell table:formula="of:=CONCATENATE(&quot;r&quot;;[.B7];&quot;-&quot;;[.C7];&quot;-&quot;;[.E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7.94" calcext:value-type="float">
            <text:p>7,94</text:p>
          </table:table-cell>
          <table:table-cell table:style-name="ce12" table:formula="of:=[.J7]" office:value-type="float" office:value="-4.369565" calcext:value-type="float">
            <text:p>-4,4</text:p>
          </table:table-cell>
          <table:table-cell table:style-name="ce12" table:formula="of:=[.I7]" office:value-type="float" office:value="0.021105" calcext:value-type="float">
            <text:p>0,0</text:p>
          </table:table-cell>
          <table:table-cell table:formula="of:=[.U7]" office:value-type="float" office:value="-3" calcext:value-type="float">
            <text:p>-3</text:p>
          </table:table-cell>
          <table:table-cell table:formula="of:=[.V7]" office:value-type="float" office:value="300.01046" calcext:value-type="float">
            <text:p>300,01046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24474" calcext:value-type="float">
            <text:p>0,024474</text:p>
          </table:table-cell>
          <table:table-cell table:style-name="Default" office:value-type="float" office:value="-3.792472" calcext:value-type="float">
            <text:p>-3,7924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92472" calcext:value-type="float">
            <text:p>-3,792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6.36" calcext:value-type="float">
            <text:p>276,36</text:p>
          </table:table-cell>
          <table:table-cell office:value-type="float" office:value="1852594" calcext:value-type="float">
            <text:p>1852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00.027106" calcext:value-type="float">
            <text:p>300,027106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pl-t300.config</text:p>
          </table:table-cell>
          <table:table-cell table:formula="of:=CONCATENATE(&quot;r&quot;;[.B8];&quot;-&quot;;[.C8];&quot;-&quot;;[.E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6.81" calcext:value-type="float">
            <text:p>6,81</text:p>
          </table:table-cell>
          <table:table-cell table:style-name="ce12" table:formula="of:=[.J8]" office:value-type="float" office:value="-3.792472" calcext:value-type="float">
            <text:p>-3,8</text:p>
          </table:table-cell>
          <table:table-cell table:style-name="ce12" table:formula="of:=[.I8]" office:value-type="float" office:value="0.024474" calcext:value-type="float">
            <text:p>0,0</text:p>
          </table:table-cell>
          <table:table-cell table:formula="of:=[.U8]" office:value-type="float" office:value="-3" calcext:value-type="float">
            <text:p>-3</text:p>
          </table:table-cell>
          <table:table-cell table:formula="of:=[.V8]" office:value-type="float" office:value="300.027106" calcext:value-type="float">
            <text:p>300,027106</text:p>
          </table:table-cell>
          <table:table-cell table:formula="of:=ABS([.AE8]-CEILING([.AC8]))" office:value-type="float" office:value="0" calcext:value-type="float">
            <text:p>0</text:p>
          </table:table-cell>
          <table:table-cell/>
          <table:table-cell table:formula="of:=COUNTIF([.AG2:.AG300];&quot;&gt;=0&quot;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17" calcext:value-type="float">
            <text:p>617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0.02132" calcext:value-type="float">
            <text:p>0,02132</text:p>
          </table:table-cell>
          <table:table-cell table:style-name="Default" office:value-type="float" office:value="-2.868421" calcext:value-type="float">
            <text:p>-2,868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68421" calcext:value-type="float">
            <text:p>-2,868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8.42" calcext:value-type="float">
            <text:p>278,42</text:p>
          </table:table-cell>
          <table:table-cell office:value-type="float" office:value="1854698" calcext:value-type="float">
            <text:p>1854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40571" calcext:value-type="float">
            <text:p>300,040571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t300.config</text:p>
          </table:table-cell>
          <table:table-cell table:formula="of:=CONCATENATE(&quot;r&quot;;[.B9];&quot;-&quot;;[.C9];&quot;-&quot;;[.E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7.78" calcext:value-type="float">
            <text:p>7,78</text:p>
          </table:table-cell>
          <table:table-cell table:style-name="ce12" table:formula="of:=[.J9]" office:value-type="float" office:value="-2.868421" calcext:value-type="float">
            <text:p>-2,9</text:p>
          </table:table-cell>
          <table:table-cell table:style-name="ce12" table:formula="of:=[.I9]" office:value-type="float" office:value="0.02132" calcext:value-type="float">
            <text:p>0,0</text:p>
          </table:table-cell>
          <table:table-cell table:formula="of:=[.U9]" office:value-type="float" office:value="-1" calcext:value-type="float">
            <text:p>-1</text:p>
          </table:table-cell>
          <table:table-cell table:formula="of:=[.V9]" office:value-type="float" office:value="300.040571" calcext:value-type="float">
            <text:p>300,040571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17" calcext:value-type="float">
            <text:p>617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6957" calcext:value-type="float">
            <text:p>0,016957</text:p>
          </table:table-cell>
          <table:table-cell table:style-name="Default" office:value-type="float" office:value="-2.441224" calcext:value-type="float">
            <text:p>-2,4412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41224" calcext:value-type="float">
            <text:p>-2,441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6.54" calcext:value-type="float">
            <text:p>276,54</text:p>
          </table:table-cell>
          <table:table-cell office:value-type="float" office:value="1853202" calcext:value-type="float">
            <text:p>1853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6844" calcext:value-type="float">
            <text:p>300,016844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pl-t300.config</text:p>
          </table:table-cell>
          <table:table-cell table:formula="of:=CONCATENATE(&quot;r&quot;;[.B10];&quot;-&quot;;[.C10];&quot;-&quot;;[.E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6.97" calcext:value-type="float">
            <text:p>6,97</text:p>
          </table:table-cell>
          <table:table-cell table:style-name="ce12" table:formula="of:=[.J10]" office:value-type="float" office:value="-2.441224" calcext:value-type="float">
            <text:p>-2,4</text:p>
          </table:table-cell>
          <table:table-cell table:style-name="ce12" table:formula="of:=[.I10]" office:value-type="float" office:value="0.016957" calcext:value-type="float">
            <text:p>0,0</text:p>
          </table:table-cell>
          <table:table-cell table:formula="of:=[.U10]" office:value-type="float" office:value="-1" calcext:value-type="float">
            <text:p>-1</text:p>
          </table:table-cell>
          <table:table-cell table:formula="of:=[.V10]" office:value-type="float" office:value="300.016844" calcext:value-type="float">
            <text:p>300,016844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18453" calcext:value-type="float">
            <text:p>0,018453</text:p>
          </table:table-cell>
          <table:table-cell table:style-name="Default" office:value-type="float" office:value="-2.250517" calcext:value-type="float">
            <text:p>-2,25051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50517" calcext:value-type="float">
            <text:p>-2,250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8.72" calcext:value-type="float">
            <text:p>278,72</text:p>
          </table:table-cell>
          <table:table-cell office:value-type="float" office:value="1856474" calcext:value-type="float">
            <text:p>1856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6448" calcext:value-type="float">
            <text:p>300,016448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t300.config</text:p>
          </table:table-cell>
          <table:table-cell table:formula="of:=CONCATENATE(&quot;r&quot;;[.B11];&quot;-&quot;;[.C11];&quot;-&quot;;[.E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7.29" calcext:value-type="float">
            <text:p>7,29</text:p>
          </table:table-cell>
          <table:table-cell table:style-name="ce12" table:formula="of:=[.J11]" office:value-type="float" office:value="-2.250517" calcext:value-type="float">
            <text:p>-2,3</text:p>
          </table:table-cell>
          <table:table-cell table:style-name="ce12" table:formula="of:=[.I11]" office:value-type="float" office:value="0.018453" calcext:value-type="float">
            <text:p>0,0</text:p>
          </table:table-cell>
          <table:table-cell table:formula="of:=[.U11]" office:value-type="float" office:value="-1" calcext:value-type="float">
            <text:p>-1</text:p>
          </table:table-cell>
          <table:table-cell table:formula="of:=[.V11]" office:value-type="float" office:value="300.016448" calcext:value-type="float">
            <text:p>300,016448</text:p>
          </table:table-cell>
          <table:table-cell table:formula="of:=ABS([.AE11]-CEILING([.AC1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0.034131" calcext:value-type="float">
            <text:p>0,034131</text:p>
          </table:table-cell>
          <table:table-cell table:style-name="Default" office:value-type="float" office:value="-4.436534" calcext:value-type="float">
            <text:p>-4,436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6534" calcext:value-type="float">
            <text:p>-4,436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6.54" calcext:value-type="float">
            <text:p>276,54</text:p>
          </table:table-cell>
          <table:table-cell office:value-type="float" office:value="2442345" calcext:value-type="float">
            <text:p>2442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00.010699" calcext:value-type="float">
            <text:p>300,010699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pl-t300.config</text:p>
          </table:table-cell>
          <table:table-cell table:formula="of:=CONCATENATE(&quot;r&quot;;[.B12];&quot;-&quot;;[.C12];&quot;-&quot;;[.E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7.18" calcext:value-type="float">
            <text:p>7,18</text:p>
          </table:table-cell>
          <table:table-cell table:style-name="ce12" table:formula="of:=[.J12]" office:value-type="float" office:value="-4.436534" calcext:value-type="float">
            <text:p>-4,4</text:p>
          </table:table-cell>
          <table:table-cell table:style-name="ce12" table:formula="of:=[.I12]" office:value-type="float" office:value="0.034131" calcext:value-type="float">
            <text:p>0,0</text:p>
          </table:table-cell>
          <table:table-cell table:formula="of:=[.U12]" office:value-type="float" office:value="-3" calcext:value-type="float">
            <text:p>-3</text:p>
          </table:table-cell>
          <table:table-cell table:formula="of:=[.V12]" office:value-type="float" office:value="300.010699" calcext:value-type="float">
            <text:p>300,010699</text:p>
          </table:table-cell>
          <table:table-cell table:formula="of:=ABS([.AE12]-CEILING([.AC1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22" calcext:value-type="float">
            <text:p>822</text:p>
          </table:table-cell>
          <table:table-cell office:value-type="float" office:value="191" calcext:value-type="float">
            <text:p>191</text:p>
          </table:table-cell>
          <table:table-cell table:style-name="Default" office:value-type="float" office:value="0.041414" calcext:value-type="float">
            <text:p>0,041414</text:p>
          </table:table-cell>
          <table:table-cell table:style-name="Default" office:value-type="float" office:value="-3.705741" calcext:value-type="float">
            <text:p>-3,7057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705741" calcext:value-type="float">
            <text:p>-3,705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75.27" calcext:value-type="float">
            <text:p>275,27</text:p>
          </table:table-cell>
          <table:table-cell office:value-type="float" office:value="2462265" calcext:value-type="float">
            <text:p>2462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6499" calcext:value-type="float">
            <text:p>300,036499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pl-t300.config</text:p>
          </table:table-cell>
          <table:table-cell table:formula="of:=CONCATENATE(&quot;r&quot;;[.B13];&quot;-&quot;;[.C13];&quot;-&quot;;[.E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7.06" calcext:value-type="float">
            <text:p>7,06</text:p>
          </table:table-cell>
          <table:table-cell table:style-name="ce12" table:formula="of:=[.J13]" office:value-type="float" office:value="-3.705741" calcext:value-type="float">
            <text:p>-3,7</text:p>
          </table:table-cell>
          <table:table-cell table:style-name="ce12" table:formula="of:=[.I13]" office:value-type="float" office:value="0.041414" calcext:value-type="float">
            <text:p>0,0</text:p>
          </table:table-cell>
          <table:table-cell table:formula="of:=[.U13]" office:value-type="float" office:value="-1" calcext:value-type="float">
            <text:p>-1</text:p>
          </table:table-cell>
          <table:table-cell table:formula="of:=[.V13]" office:value-type="float" office:value="300.036499" calcext:value-type="float">
            <text:p>300,036499</text:p>
          </table:table-cell>
          <table:table-cell table:formula="of:=ABS([.AE13]-CEILING([.AC1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2" calcext:value-type="float">
            <text:p>82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2937" calcext:value-type="float">
            <text:p>0,02937</text:p>
          </table:table-cell>
          <table:table-cell table:style-name="Default" office:value-type="float" office:value="-2.629601" calcext:value-type="float">
            <text:p>-2,6296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9601" calcext:value-type="float">
            <text:p>-2,629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6.7" calcext:value-type="float">
            <text:p>276,7</text:p>
          </table:table-cell>
          <table:table-cell office:value-type="float" office:value="2462825" calcext:value-type="float">
            <text:p>246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1354" calcext:value-type="float">
            <text:p>300,031354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pl-t300.config</text:p>
          </table:table-cell>
          <table:table-cell table:formula="of:=CONCATENATE(&quot;r&quot;;[.B14];&quot;-&quot;;[.C14];&quot;-&quot;;[.E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6.93" calcext:value-type="float">
            <text:p>6,93</text:p>
          </table:table-cell>
          <table:table-cell table:style-name="ce12" table:formula="of:=[.J14]" office:value-type="float" office:value="-2.629601" calcext:value-type="float">
            <text:p>-2,6</text:p>
          </table:table-cell>
          <table:table-cell table:style-name="ce12" table:formula="of:=[.I14]" office:value-type="float" office:value="0.02937" calcext:value-type="float">
            <text:p>0,0</text:p>
          </table:table-cell>
          <table:table-cell table:formula="of:=[.U14]" office:value-type="float" office:value="-1" calcext:value-type="float">
            <text:p>-1</text:p>
          </table:table-cell>
          <table:table-cell table:formula="of:=[.V14]" office:value-type="float" office:value="300.031354" calcext:value-type="float">
            <text:p>300,031354</text:p>
          </table:table-cell>
          <table:table-cell table:formula="of:=ABS([.AE14]-CEILING([.AC1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22" calcext:value-type="float">
            <text:p>82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27824" calcext:value-type="float">
            <text:p>0,027824</text:p>
          </table:table-cell>
          <table:table-cell table:style-name="Default" office:value-type="float" office:value="-2.947231" calcext:value-type="float">
            <text:p>-2,9472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947231" calcext:value-type="float">
            <text:p>-2,947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84" calcext:value-type="float">
            <text:p>284</text:p>
          </table:table-cell>
          <table:table-cell office:value-type="float" office:value="2465641" calcext:value-type="float">
            <text:p>2465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18819" calcext:value-type="float">
            <text:p>300,018819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pl-t300.config</text:p>
          </table:table-cell>
          <table:table-cell table:formula="of:=CONCATENATE(&quot;r&quot;;[.B15];&quot;-&quot;;[.C15];&quot;-&quot;;[.E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7.18" calcext:value-type="float">
            <text:p>7,18</text:p>
          </table:table-cell>
          <table:table-cell table:style-name="ce12" table:formula="of:=[.J15]" office:value-type="float" office:value="-2.947231" calcext:value-type="float">
            <text:p>-2,9</text:p>
          </table:table-cell>
          <table:table-cell table:style-name="ce12" table:formula="of:=[.I15]" office:value-type="float" office:value="0.027824" calcext:value-type="float">
            <text:p>0,0</text:p>
          </table:table-cell>
          <table:table-cell table:formula="of:=[.U15]" office:value-type="float" office:value="-2" calcext:value-type="float">
            <text:p>-2</text:p>
          </table:table-cell>
          <table:table-cell table:formula="of:=[.V15]" office:value-type="float" office:value="300.018819" calcext:value-type="float">
            <text:p>300,018819</text:p>
          </table:table-cell>
          <table:table-cell table:formula="of:=ABS([.AE15]-CEILING([.AC1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22" calcext:value-type="float">
            <text:p>82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32335" calcext:value-type="float">
            <text:p>0,032335</text:p>
          </table:table-cell>
          <table:table-cell table:style-name="Default" office:value-type="float" office:value="-2.603175" calcext:value-type="float">
            <text:p>-2,6031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03175" calcext:value-type="float">
            <text:p>-2,603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69.36" calcext:value-type="float">
            <text:p>269,36</text:p>
          </table:table-cell>
          <table:table-cell office:value-type="float" office:value="2469257" calcext:value-type="float">
            <text:p>2469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7365" calcext:value-type="float">
            <text:p>300,027365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pl-t300.config</text:p>
          </table:table-cell>
          <table:table-cell table:formula="of:=CONCATENATE(&quot;r&quot;;[.B16];&quot;-&quot;;[.C16];&quot;-&quot;;[.E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6.57" calcext:value-type="float">
            <text:p>6,57</text:p>
          </table:table-cell>
          <table:table-cell table:style-name="ce12" table:formula="of:=[.J16]" office:value-type="float" office:value="-2.603175" calcext:value-type="float">
            <text:p>-2,6</text:p>
          </table:table-cell>
          <table:table-cell table:style-name="ce12" table:formula="of:=[.I16]" office:value-type="float" office:value="0.032335" calcext:value-type="float">
            <text:p>0,0</text:p>
          </table:table-cell>
          <table:table-cell table:formula="of:=[.U16]" office:value-type="float" office:value="-1" calcext:value-type="float">
            <text:p>-1</text:p>
          </table:table-cell>
          <table:table-cell table:formula="of:=[.V16]" office:value-type="float" office:value="300.027365" calcext:value-type="float">
            <text:p>300,027365</text:p>
          </table:table-cell>
          <table:table-cell table:formula="of:=ABS([.AE16]-CEILING([.AC1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0.041125" calcext:value-type="float">
            <text:p>0,041125</text:p>
          </table:table-cell>
          <table:table-cell table:style-name="Default" office:value-type="float" office:value="-4.44673" calcext:value-type="float">
            <text:p>-4,446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4673" calcext:value-type="float">
            <text:p>-4,446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46" calcext:value-type="float">
            <text:p>278,46</text:p>
          </table:table-cell>
          <table:table-cell office:value-type="float" office:value="3062628" calcext:value-type="float">
            <text:p>3062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00.044674" calcext:value-type="float">
            <text:p>300,044674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pl-t300.config</text:p>
          </table:table-cell>
          <table:table-cell table:formula="of:=CONCATENATE(&quot;r&quot;;[.B17];&quot;-&quot;;[.C17];&quot;-&quot;;[.E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7.79" calcext:value-type="float">
            <text:p>7,79</text:p>
          </table:table-cell>
          <table:table-cell table:style-name="ce12" table:formula="of:=[.J17]" office:value-type="float" office:value="-4.44673" calcext:value-type="float">
            <text:p>-4,4</text:p>
          </table:table-cell>
          <table:table-cell table:style-name="ce12" table:formula="of:=[.I17]" office:value-type="float" office:value="0.041125" calcext:value-type="float">
            <text:p>0,0</text:p>
          </table:table-cell>
          <table:table-cell table:formula="of:=[.U17]" office:value-type="float" office:value="-3" calcext:value-type="float">
            <text:p>-3</text:p>
          </table:table-cell>
          <table:table-cell table:formula="of:=[.V17]" office:value-type="float" office:value="300.044674" calcext:value-type="float">
            <text:p>300,044674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27" calcext:value-type="float">
            <text:p>1027</text:p>
          </table:table-cell>
          <table:table-cell office:value-type="float" office:value="260" calcext:value-type="float">
            <text:p>260</text:p>
          </table:table-cell>
          <table:table-cell table:style-name="Default" office:value-type="float" office:value="0.06489" calcext:value-type="float">
            <text:p>0,06489</text:p>
          </table:table-cell>
          <table:table-cell table:style-name="Default" office:value-type="float" office:value="-4.433072" calcext:value-type="float">
            <text:p>-4,4330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433072" calcext:value-type="float">
            <text:p>-4,433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77.21" calcext:value-type="float">
            <text:p>277,21</text:p>
          </table:table-cell>
          <table:table-cell office:value-type="float" office:value="3091228" calcext:value-type="float">
            <text:p>309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1913" calcext:value-type="float">
            <text:p>300,021913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pl-t300.config</text:p>
          </table:table-cell>
          <table:table-cell table:formula="of:=CONCATENATE(&quot;r&quot;;[.B18];&quot;-&quot;;[.C18];&quot;-&quot;;[.E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7.21" calcext:value-type="float">
            <text:p>7,21</text:p>
          </table:table-cell>
          <table:table-cell table:style-name="ce12" table:formula="of:=[.J18]" office:value-type="float" office:value="-4.433072" calcext:value-type="float">
            <text:p>-4,4</text:p>
          </table:table-cell>
          <table:table-cell table:style-name="ce12" table:formula="of:=[.I18]" office:value-type="float" office:value="0.06489" calcext:value-type="float">
            <text:p>0,1</text:p>
          </table:table-cell>
          <table:table-cell table:formula="of:=[.U18]" office:value-type="float" office:value="-1" calcext:value-type="float">
            <text:p>-1</text:p>
          </table:table-cell>
          <table:table-cell table:formula="of:=[.V18]" office:value-type="float" office:value="300.021913" calcext:value-type="float">
            <text:p>300,021913</text:p>
          </table:table-cell>
          <table:table-cell table:formula="of:=ABS([.AE18]-CEILING([.AC1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27" calcext:value-type="float">
            <text:p>1027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3904" calcext:value-type="float">
            <text:p>0,033904</text:p>
          </table:table-cell>
          <table:table-cell table:style-name="Default" office:value-type="float" office:value="-3.632821" calcext:value-type="float">
            <text:p>-3,6328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32821" calcext:value-type="float">
            <text:p>-3,6328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91" calcext:value-type="float">
            <text:p>278,91</text:p>
          </table:table-cell>
          <table:table-cell office:value-type="float" office:value="3091956" calcext:value-type="float">
            <text:p>3091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9551" calcext:value-type="float">
            <text:p>300,03955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pl-t300.config</text:p>
          </table:table-cell>
          <table:table-cell table:formula="of:=CONCATENATE(&quot;r&quot;;[.B19];&quot;-&quot;;[.C19];&quot;-&quot;;[.E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7.11" calcext:value-type="float">
            <text:p>7,11</text:p>
          </table:table-cell>
          <table:table-cell table:style-name="ce12" table:formula="of:=[.J19]" office:value-type="float" office:value="-3.632821" calcext:value-type="float">
            <text:p>-3,6</text:p>
          </table:table-cell>
          <table:table-cell table:style-name="ce12" table:formula="of:=[.I19]" office:value-type="float" office:value="0.033904" calcext:value-type="float">
            <text:p>0,0</text:p>
          </table:table-cell>
          <table:table-cell table:formula="of:=[.U19]" office:value-type="float" office:value="-1" calcext:value-type="float">
            <text:p>-1</text:p>
          </table:table-cell>
          <table:table-cell table:formula="of:=[.V19]" office:value-type="float" office:value="300.039551" calcext:value-type="float">
            <text:p>300,039551</text:p>
          </table:table-cell>
          <table:table-cell table:formula="of:=ABS([.AE19]-CEILING([.AC1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27" calcext:value-type="float">
            <text:p>1027</text:p>
          </table:table-cell>
          <table:table-cell office:value-type="float" office:value="215" calcext:value-type="float">
            <text:p>215</text:p>
          </table:table-cell>
          <table:table-cell table:style-name="Default" office:value-type="float" office:value="0.060807" calcext:value-type="float">
            <text:p>0,060807</text:p>
          </table:table-cell>
          <table:table-cell table:style-name="Default" office:value-type="float" office:value="-3.024261" calcext:value-type="float">
            <text:p>-3,0242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024261" calcext:value-type="float">
            <text:p>-3,024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76.8" calcext:value-type="float">
            <text:p>276,8</text:p>
          </table:table-cell>
          <table:table-cell office:value-type="float" office:value="3105380" calcext:value-type="float">
            <text:p>3105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1275" calcext:value-type="float">
            <text:p>300,00127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pl-t300.config</text:p>
          </table:table-cell>
          <table:table-cell table:formula="of:=CONCATENATE(&quot;r&quot;;[.B20];&quot;-&quot;;[.C20];&quot;-&quot;;[.E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7.89" calcext:value-type="float">
            <text:p>7,89</text:p>
          </table:table-cell>
          <table:table-cell table:style-name="ce12" table:formula="of:=[.J20]" office:value-type="float" office:value="-3.024261" calcext:value-type="float">
            <text:p>-3,0</text:p>
          </table:table-cell>
          <table:table-cell table:style-name="ce12" table:formula="of:=[.I20]" office:value-type="float" office:value="0.060807" calcext:value-type="float">
            <text:p>0,1</text:p>
          </table:table-cell>
          <table:table-cell table:formula="of:=[.U20]" office:value-type="float" office:value="-1" calcext:value-type="float">
            <text:p>-1</text:p>
          </table:table-cell>
          <table:table-cell table:formula="of:=[.V20]" office:value-type="float" office:value="300.001275" calcext:value-type="float">
            <text:p>300,001275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27" calcext:value-type="float">
            <text:p>1027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0.0339" calcext:value-type="float">
            <text:p>0,0339</text:p>
          </table:table-cell>
          <table:table-cell table:style-name="Default" office:value-type="float" office:value="-3.168965" calcext:value-type="float">
            <text:p>-3,1689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68965" calcext:value-type="float">
            <text:p>-3,1689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44" calcext:value-type="float">
            <text:p>278,44</text:p>
          </table:table-cell>
          <table:table-cell office:value-type="float" office:value="3099924" calcext:value-type="float">
            <text:p>3099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17982" calcext:value-type="float">
            <text:p>300,017982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pl-t300.config</text:p>
          </table:table-cell>
          <table:table-cell table:formula="of:=CONCATENATE(&quot;r&quot;;[.B21];&quot;-&quot;;[.C21];&quot;-&quot;;[.E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7.01" calcext:value-type="float">
            <text:p>7,01</text:p>
          </table:table-cell>
          <table:table-cell table:style-name="ce12" table:formula="of:=[.J21]" office:value-type="float" office:value="-3.168965" calcext:value-type="float">
            <text:p>-3,2</text:p>
          </table:table-cell>
          <table:table-cell table:style-name="ce12" table:formula="of:=[.I21]" office:value-type="float" office:value="0.0339" calcext:value-type="float">
            <text:p>0,0</text:p>
          </table:table-cell>
          <table:table-cell table:formula="of:=[.U21]" office:value-type="float" office:value="-2" calcext:value-type="float">
            <text:p>-2</text:p>
          </table:table-cell>
          <table:table-cell table:formula="of:=[.V21]" office:value-type="float" office:value="300.017982" calcext:value-type="float">
            <text:p>300,017982</text:p>
          </table:table-cell>
          <table:table-cell table:formula="of:=ABS([.AE21]-CEILING([.AC2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004553" calcext:value-type="float">
            <text:p>0,004553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42" calcext:value-type="float">
            <text:p>276,42</text:p>
          </table:table-cell>
          <table:table-cell office:value-type="float" office:value="713784" calcext:value-type="float">
            <text:p>713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27404" calcext:value-type="float">
            <text:p>300,02740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22];&quot;-&quot;;[.C22];&quot;-&quot;;[.E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2" table:formula="of:=[.J22]" office:value-type="float" office:value="-2" calcext:value-type="float">
            <text:p>-2,0</text:p>
          </table:table-cell>
          <table:table-cell table:style-name="ce12" table:formula="of:=[.I22]" office:value-type="float" office:value="0.004553" calcext:value-type="float">
            <text:p>0,0</text:p>
          </table:table-cell>
          <table:table-cell table:formula="of:=[.U22]" office:value-type="float" office:value="-2" calcext:value-type="float">
            <text:p>-2</text:p>
          </table:table-cell>
          <table:table-cell table:formula="of:=[.V22]" office:value-type="float" office:value="300.027404" calcext:value-type="float">
            <text:p>300,027404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4068" calcext:value-type="float">
            <text:p>0,004068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.69" calcext:value-type="float">
            <text:p>278,69</text:p>
          </table:table-cell>
          <table:table-cell office:value-type="float" office:value="714360" calcext:value-type="float">
            <text:p>714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13653" calcext:value-type="float">
            <text:p>300,01365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t300.config</text:p>
          </table:table-cell>
          <table:table-cell table:formula="of:=CONCATENATE(&quot;r&quot;;[.B23];&quot;-&quot;;[.C23];&quot;-&quot;;[.E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0" calcext:value-type="float">
            <text:p>0</text:p>
          </table:table-cell>
          <table:table-cell table:style-name="ce12" table:formula="of:=[.J23]" office:value-type="float" office:value="-2" calcext:value-type="float">
            <text:p>-2,0</text:p>
          </table:table-cell>
          <table:table-cell table:style-name="ce12" table:formula="of:=[.I23]" office:value-type="float" office:value="0.004068" calcext:value-type="float">
            <text:p>0,0</text:p>
          </table:table-cell>
          <table:table-cell table:formula="of:=[.U23]" office:value-type="float" office:value="-2" calcext:value-type="float">
            <text:p>-2</text:p>
          </table:table-cell>
          <table:table-cell table:formula="of:=[.V23]" office:value-type="float" office:value="300.013653" calcext:value-type="float">
            <text:p>300,013653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4537" calcext:value-type="float">
            <text:p>0,004537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.37" calcext:value-type="float">
            <text:p>278,37</text:p>
          </table:table-cell>
          <table:table-cell office:value-type="float" office:value="716416" calcext:value-type="float">
            <text:p>7164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28" calcext:value-type="float">
            <text:p>300,002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t300.config</text:p>
          </table:table-cell>
          <table:table-cell table:formula="of:=CONCATENATE(&quot;r&quot;;[.B24];&quot;-&quot;;[.C24];&quot;-&quot;;[.E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2" table:formula="of:=[.J24]" office:value-type="float" office:value="-1" calcext:value-type="float">
            <text:p>-1,0</text:p>
          </table:table-cell>
          <table:table-cell table:style-name="ce12" table:formula="of:=[.I24]" office:value-type="float" office:value="0.004537" calcext:value-type="float">
            <text:p>0,0</text:p>
          </table:table-cell>
          <table:table-cell table:formula="of:=[.U24]" office:value-type="float" office:value="-1" calcext:value-type="float">
            <text:p>-1</text:p>
          </table:table-cell>
          <table:table-cell table:formula="of:=[.V24]" office:value-type="float" office:value="300.0028" calcext:value-type="float">
            <text:p>300,0028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4029" calcext:value-type="float">
            <text:p>0,004029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2" calcext:value-type="float">
            <text:p>269,32</text:p>
          </table:table-cell>
          <table:table-cell office:value-type="float" office:value="715056" calcext:value-type="float">
            <text:p>715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6398" calcext:value-type="float">
            <text:p>300,01639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t300.config</text:p>
          </table:table-cell>
          <table:table-cell table:formula="of:=CONCATENATE(&quot;r&quot;;[.B25];&quot;-&quot;;[.C25];&quot;-&quot;;[.E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2" table:formula="of:=[.J25]" office:value-type="float" office:value="-1" calcext:value-type="float">
            <text:p>-1,0</text:p>
          </table:table-cell>
          <table:table-cell table:style-name="ce12" table:formula="of:=[.I25]" office:value-type="float" office:value="0.004029" calcext:value-type="float">
            <text:p>0,0</text:p>
          </table:table-cell>
          <table:table-cell table:formula="of:=[.U25]" office:value-type="float" office:value="-1" calcext:value-type="float">
            <text:p>-1</text:p>
          </table:table-cell>
          <table:table-cell table:formula="of:=[.V25]" office:value-type="float" office:value="300.016398" calcext:value-type="float">
            <text:p>300,016398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004109" calcext:value-type="float">
            <text:p>0,004109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6" calcext:value-type="float">
            <text:p>269,6</text:p>
          </table:table-cell>
          <table:table-cell office:value-type="float" office:value="715544" calcext:value-type="float">
            <text:p>7155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7224" calcext:value-type="float">
            <text:p>300,02722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t300.config</text:p>
          </table:table-cell>
          <table:table-cell table:formula="of:=CONCATENATE(&quot;r&quot;;[.B26];&quot;-&quot;;[.C26];&quot;-&quot;;[.E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0" calcext:value-type="float">
            <text:p>0</text:p>
          </table:table-cell>
          <table:table-cell table:style-name="ce12" table:formula="of:=[.J26]" office:value-type="float" office:value="-1" calcext:value-type="float">
            <text:p>-1,0</text:p>
          </table:table-cell>
          <table:table-cell table:style-name="ce12" table:formula="of:=[.I26]" office:value-type="float" office:value="0.004109" calcext:value-type="float">
            <text:p>0,0</text:p>
          </table:table-cell>
          <table:table-cell table:formula="of:=[.U26]" office:value-type="float" office:value="-1" calcext:value-type="float">
            <text:p>-1</text:p>
          </table:table-cell>
          <table:table-cell table:formula="of:=[.V26]" office:value-type="float" office:value="300.027224" calcext:value-type="float">
            <text:p>300,027224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006879" calcext:value-type="float">
            <text:p>0,006879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.5" calcext:value-type="float">
            <text:p>278,5</text:p>
          </table:table-cell>
          <table:table-cell office:value-type="float" office:value="434447" calcext:value-type="float">
            <text:p>434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3059" calcext:value-type="float">
            <text:p>300,0130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27];&quot;-&quot;;[.C27];&quot;-&quot;;[.E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34.62" calcext:value-type="float">
            <text:p>34,62</text:p>
          </table:table-cell>
          <table:table-cell table:style-name="ce12" table:formula="of:=[.J27]" office:value-type="float" office:value="-1" calcext:value-type="float">
            <text:p>-1,0</text:p>
          </table:table-cell>
          <table:table-cell table:style-name="ce12" table:formula="of:=[.I27]" office:value-type="float" office:value="0.006879" calcext:value-type="float">
            <text:p>0,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300.013059" calcext:value-type="float">
            <text:p>300,013059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5685" calcext:value-type="float">
            <text:p>0,005685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.11" calcext:value-type="float">
            <text:p>274,11</text:p>
          </table:table-cell>
          <table:table-cell office:value-type="float" office:value="432327" calcext:value-type="float">
            <text:p>432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0802" calcext:value-type="float">
            <text:p>300,000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28];&quot;-&quot;;[.C28];&quot;-&quot;;[.E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26.92" calcext:value-type="float">
            <text:p>26,92</text:p>
          </table:table-cell>
          <table:table-cell table:style-name="ce12" table:formula="of:=[.J28]" office:value-type="float" office:value="-1" calcext:value-type="float">
            <text:p>-1,0</text:p>
          </table:table-cell>
          <table:table-cell table:style-name="ce12" table:formula="of:=[.I28]" office:value-type="float" office:value="0.005685" calcext:value-type="float">
            <text:p>0,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300.000802" calcext:value-type="float">
            <text:p>300,000802</text:p>
          </table:table-cell>
          <table:table-cell table:formula="of:=ABS([.AE28]-CEILING([.AC2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6174" calcext:value-type="float">
            <text:p>0,006174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.17" calcext:value-type="float">
            <text:p>270,17</text:p>
          </table:table-cell>
          <table:table-cell office:value-type="float" office:value="435319" calcext:value-type="float">
            <text:p>435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39" calcext:value-type="float">
            <text:p>300,0139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29];&quot;-&quot;;[.C29];&quot;-&quot;;[.E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38.46" calcext:value-type="float">
            <text:p>38,46</text:p>
          </table:table-cell>
          <table:table-cell table:style-name="ce12" table:formula="of:=[.J29]" office:value-type="float" office:value="-1" calcext:value-type="float">
            <text:p>-1,0</text:p>
          </table:table-cell>
          <table:table-cell table:style-name="ce12" table:formula="of:=[.I29]" office:value-type="float" office:value="0.006174" calcext:value-type="float">
            <text:p>0,0</text:p>
          </table:table-cell>
          <table:table-cell table:formula="of:=[.U29]" office:value-type="float" office:value="-1" calcext:value-type="float">
            <text:p>-1</text:p>
          </table:table-cell>
          <table:table-cell table:formula="of:=[.V29]" office:value-type="float" office:value="300.0139" calcext:value-type="float">
            <text:p>300,0139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006659" calcext:value-type="float">
            <text:p>0,0066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.22" calcext:value-type="float">
            <text:p>273,22</text:p>
          </table:table-cell>
          <table:table-cell office:value-type="float" office:value="437135" calcext:value-type="float">
            <text:p>437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6414" calcext:value-type="float">
            <text:p>300,006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30];&quot;-&quot;;[.C30];&quot;-&quot;;[.E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46.15" calcext:value-type="float">
            <text:p>46,15</text:p>
          </table:table-cell>
          <table:table-cell table:style-name="ce12" table:formula="of:=[.J30]" office:value-type="float" office:value="0" calcext:value-type="float">
            <text:p>0,0</text:p>
          </table:table-cell>
          <table:table-cell table:style-name="ce12" table:formula="of:=[.I30]" office:value-type="float" office:value="0.006659" calcext:value-type="float">
            <text:p>0,0</text:p>
          </table:table-cell>
          <table:table-cell table:formula="of:=[.U30]" office:value-type="float" office:value="0" calcext:value-type="float">
            <text:p>0</text:p>
          </table:table-cell>
          <table:table-cell table:formula="of:=[.V30]" office:value-type="float" office:value="300.006414" calcext:value-type="float">
            <text:p>300,006414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0675" calcext:value-type="float">
            <text:p>0,00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.62" calcext:value-type="float">
            <text:p>266,62</text:p>
          </table:table-cell>
          <table:table-cell office:value-type="float" office:value="437255" calcext:value-type="float">
            <text:p>437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23647" calcext:value-type="float">
            <text:p>300,02364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31];&quot;-&quot;;[.C31];&quot;-&quot;;[.E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40.38" calcext:value-type="float">
            <text:p>40,38</text:p>
          </table:table-cell>
          <table:table-cell table:style-name="ce12" table:formula="of:=[.J31]" office:value-type="float" office:value="0" calcext:value-type="float">
            <text:p>0,0</text:p>
          </table:table-cell>
          <table:table-cell table:style-name="ce12" table:formula="of:=[.I31]" office:value-type="float" office:value="0.00675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300.023647" calcext:value-type="float">
            <text:p>300,023647</text:p>
          </table:table-cell>
          <table:table-cell table:formula="of:=ABS([.AE31]-CEILING([.AC3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0.010207" calcext:value-type="float">
            <text:p>0,010207</text:p>
          </table:table-cell>
          <table:table-cell table:style-name="Default" office:value-type="float" office:value="-1.805556" calcext:value-type="float">
            <text:p>-1,8055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05556" calcext:value-type="float">
            <text:p>-1,805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.68" calcext:value-type="float">
            <text:p>276,68</text:p>
          </table:table-cell>
          <table:table-cell office:value-type="float" office:value="595650" calcext:value-type="float">
            <text:p>595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59762" calcext:value-type="float">
            <text:p>300,059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32];&quot;-&quot;;[.C32];&quot;-&quot;;[.E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46.75" calcext:value-type="float">
            <text:p>46,75</text:p>
          </table:table-cell>
          <table:table-cell table:style-name="ce12" table:formula="of:=[.J32]" office:value-type="float" office:value="-1.805556" calcext:value-type="float">
            <text:p>-1,8</text:p>
          </table:table-cell>
          <table:table-cell table:style-name="ce12" table:formula="of:=[.I32]" office:value-type="float" office:value="0.010207" calcext:value-type="float">
            <text:p>0,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300.059762" calcext:value-type="float">
            <text:p>300,059762</text:p>
          </table:table-cell>
          <table:table-cell table:formula="of:=ABS([.AE32]-CEILING([.AC3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13134" calcext:value-type="float">
            <text:p>0,013134</text:p>
          </table:table-cell>
          <table:table-cell table:style-name="Default" office:value-type="float" office:value="-1.866995" calcext:value-type="float">
            <text:p>-1,866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866995" calcext:value-type="float">
            <text:p>-1,866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8.87" calcext:value-type="float">
            <text:p>268,87</text:p>
          </table:table-cell>
          <table:table-cell office:value-type="float" office:value="596674" calcext:value-type="float">
            <text:p>596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1879" calcext:value-type="float">
            <text:p>300,01187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33];&quot;-&quot;;[.C33];&quot;-&quot;;[.E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36.36" calcext:value-type="float">
            <text:p>36,36</text:p>
          </table:table-cell>
          <table:table-cell table:style-name="ce12" table:formula="of:=[.J33]" office:value-type="float" office:value="-1.866995" calcext:value-type="float">
            <text:p>-1,9</text:p>
          </table:table-cell>
          <table:table-cell table:style-name="ce12" table:formula="of:=[.I33]" office:value-type="float" office:value="0.013134" calcext:value-type="float">
            <text:p>0,0</text:p>
          </table:table-cell>
          <table:table-cell table:formula="of:=[.U33]" office:value-type="float" office:value="-1" calcext:value-type="float">
            <text:p>-1</text:p>
          </table:table-cell>
          <table:table-cell table:formula="of:=[.V33]" office:value-type="float" office:value="300.011879" calcext:value-type="float">
            <text:p>300,011879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10152" calcext:value-type="float">
            <text:p>0,010152</text:p>
          </table:table-cell>
          <table:table-cell table:style-name="Default" office:value-type="float" office:value="-0.959184" calcext:value-type="float">
            <text:p>-0,9591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59184" calcext:value-type="float">
            <text:p>-0,959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5.04" calcext:value-type="float">
            <text:p>275,04</text:p>
          </table:table-cell>
          <table:table-cell office:value-type="float" office:value="595770" calcext:value-type="float">
            <text:p>595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30726" calcext:value-type="float">
            <text:p>300,0307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34];&quot;-&quot;;[.C34];&quot;-&quot;;[.E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46.75" calcext:value-type="float">
            <text:p>46,75</text:p>
          </table:table-cell>
          <table:table-cell table:style-name="ce12" table:formula="of:=[.J34]" office:value-type="float" office:value="-0.959184" calcext:value-type="float">
            <text:p>-1,0</text:p>
          </table:table-cell>
          <table:table-cell table:style-name="ce12" table:formula="of:=[.I34]" office:value-type="float" office:value="0.010152" calcext:value-type="float">
            <text:p>0,0</text:p>
          </table:table-cell>
          <table:table-cell table:formula="of:=[.U34]" office:value-type="float" office:value="2" calcext:value-type="float">
            <text:p>2</text:p>
          </table:table-cell>
          <table:table-cell table:formula="of:=[.V34]" office:value-type="float" office:value="300.030726" calcext:value-type="float">
            <text:p>300,030726</text:p>
          </table:table-cell>
          <table:table-cell table:formula="of:=ABS([.AE34]-CEILING([.AC3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0.009287" calcext:value-type="float">
            <text:p>0,0092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.81" calcext:value-type="float">
            <text:p>276,81</text:p>
          </table:table-cell>
          <table:table-cell office:value-type="float" office:value="599882" calcext:value-type="float">
            <text:p>59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20215" calcext:value-type="float">
            <text:p>300,0202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35];&quot;-&quot;;[.C35];&quot;-&quot;;[.E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36.36" calcext:value-type="float">
            <text:p>36,36</text:p>
          </table:table-cell>
          <table:table-cell table:style-name="ce12" table:formula="of:=[.J35]" office:value-type="float" office:value="0" calcext:value-type="float">
            <text:p>0,0</text:p>
          </table:table-cell>
          <table:table-cell table:style-name="ce12" table:formula="of:=[.I35]" office:value-type="float" office:value="0.009287" calcext:value-type="float">
            <text:p>0,0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300.020215" calcext:value-type="float">
            <text:p>300,020215</text:p>
          </table:table-cell>
          <table:table-cell table:formula="of:=ABS([.AE35]-CEILING([.AC3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12124" calcext:value-type="float">
            <text:p>0,012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0.39" calcext:value-type="float">
            <text:p>270,39</text:p>
          </table:table-cell>
          <table:table-cell office:value-type="float" office:value="603082" calcext:value-type="float">
            <text:p>603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06198" calcext:value-type="float">
            <text:p>300,0061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t300.config</text:p>
          </table:table-cell>
          <table:table-cell table:formula="of:=CONCATENATE(&quot;r&quot;;[.B36];&quot;-&quot;;[.C36];&quot;-&quot;;[.E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41.56" calcext:value-type="float">
            <text:p>41,56</text:p>
          </table:table-cell>
          <table:table-cell table:style-name="ce12" table:formula="of:=[.J36]" office:value-type="float" office:value="0" calcext:value-type="float">
            <text:p>0,0</text:p>
          </table:table-cell>
          <table:table-cell table:style-name="ce12" table:formula="of:=[.I36]" office:value-type="float" office:value="0.012124" calcext:value-type="float">
            <text:p>0,0</text:p>
          </table:table-cell>
          <table:table-cell table:formula="of:=[.U36]" office:value-type="float" office:value="1" calcext:value-type="float">
            <text:p>1</text:p>
          </table:table-cell>
          <table:table-cell table:formula="of:=[.V36]" office:value-type="float" office:value="300.006198" calcext:value-type="float">
            <text:p>300,006198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19846" calcext:value-type="float">
            <text:p>0,019846</text:p>
          </table:table-cell>
          <table:table-cell table:style-name="Default" office:value-type="float" office:value="-1.64604" calcext:value-type="float">
            <text:p>-1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4604" calcext:value-type="float">
            <text:p>-1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82.07" calcext:value-type="float">
            <text:p>282,07</text:p>
          </table:table-cell>
          <table:table-cell office:value-type="float" office:value="791498" calcext:value-type="float">
            <text:p>79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52085" calcext:value-type="float">
            <text:p>300,05208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t300.config</text:p>
          </table:table-cell>
          <table:table-cell table:formula="of:=CONCATENATE(&quot;r&quot;;[.B37];&quot;-&quot;;[.C37];&quot;-&quot;;[.E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45.1" calcext:value-type="float">
            <text:p>45,1</text:p>
          </table:table-cell>
          <table:table-cell table:style-name="ce12" table:formula="of:=[.J37]" office:value-type="float" office:value="-1.64604" calcext:value-type="float">
            <text:p>-1,6</text:p>
          </table:table-cell>
          <table:table-cell table:style-name="ce12" table:formula="of:=[.I37]" office:value-type="float" office:value="0.019846" calcext:value-type="float">
            <text:p>0,0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300.052085" calcext:value-type="float">
            <text:p>300,052085</text:p>
          </table:table-cell>
          <table:table-cell table:formula="of:=ABS([.AE37]-CEILING([.AC3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0.017896" calcext:value-type="float">
            <text:p>0,017896</text:p>
          </table:table-cell>
          <table:table-cell table:style-name="Default" office:value-type="float" office:value="-1.658672" calcext:value-type="float">
            <text:p>-1,658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58672" calcext:value-type="float">
            <text:p>-1,658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6" calcext:value-type="float">
            <text:p>276</text:p>
          </table:table-cell>
          <table:table-cell office:value-type="float" office:value="785746" calcext:value-type="float">
            <text:p>785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29206" calcext:value-type="float">
            <text:p>300,02920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38];&quot;-&quot;;[.C38];&quot;-&quot;;[.E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47.06" calcext:value-type="float">
            <text:p>47,06</text:p>
          </table:table-cell>
          <table:table-cell table:style-name="ce12" table:formula="of:=[.J38]" office:value-type="float" office:value="-1.658672" calcext:value-type="float">
            <text:p>-1,7</text:p>
          </table:table-cell>
          <table:table-cell table:style-name="ce12" table:formula="of:=[.I38]" office:value-type="float" office:value="0.017896" calcext:value-type="float">
            <text:p>0,0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300.029206" calcext:value-type="float">
            <text:p>300,029206</text:p>
          </table:table-cell>
          <table:table-cell table:formula="of:=ABS([.AE38]-CEILING([.AC3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018528" calcext:value-type="float">
            <text:p>0,018528</text:p>
          </table:table-cell>
          <table:table-cell table:style-name="Default" office:value-type="float" office:value="-1.000461" calcext:value-type="float">
            <text:p>-1,00046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000461" calcext:value-type="float">
            <text:p>-1,0004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3.19" calcext:value-type="float">
            <text:p>263,19</text:p>
          </table:table-cell>
          <table:table-cell office:value-type="float" office:value="791562" calcext:value-type="float">
            <text:p>791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1262" calcext:value-type="float">
            <text:p>300,01126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t300.config</text:p>
          </table:table-cell>
          <table:table-cell table:formula="of:=CONCATENATE(&quot;r&quot;;[.B39];&quot;-&quot;;[.C39];&quot;-&quot;;[.E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52.94" calcext:value-type="float">
            <text:p>52,94</text:p>
          </table:table-cell>
          <table:table-cell table:style-name="ce12" table:formula="of:=[.J39]" office:value-type="float" office:value="-1.000461" calcext:value-type="float">
            <text:p>-1,0</text:p>
          </table:table-cell>
          <table:table-cell table:style-name="ce12" table:formula="of:=[.I39]" office:value-type="float" office:value="0.018528" calcext:value-type="float">
            <text:p>0,0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300.011262" calcext:value-type="float">
            <text:p>300,011262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0.018283" calcext:value-type="float">
            <text:p>0,018283</text:p>
          </table:table-cell>
          <table:table-cell table:style-name="Default" office:value-type="float" office:value="-0.87234" calcext:value-type="float">
            <text:p>-0,872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87234" calcext:value-type="float">
            <text:p>-0,872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7.13" calcext:value-type="float">
            <text:p>267,13</text:p>
          </table:table-cell>
          <table:table-cell office:value-type="float" office:value="794082" calcext:value-type="float">
            <text:p>794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5906" calcext:value-type="float">
            <text:p>300,01590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pl-t300.config</text:p>
          </table:table-cell>
          <table:table-cell table:formula="of:=CONCATENATE(&quot;r&quot;;[.B40];&quot;-&quot;;[.C40];&quot;-&quot;;[.E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50.98" calcext:value-type="float">
            <text:p>50,98</text:p>
          </table:table-cell>
          <table:table-cell table:style-name="ce12" table:formula="of:=[.J40]" office:value-type="float" office:value="-0.87234" calcext:value-type="float">
            <text:p>-0,9</text:p>
          </table:table-cell>
          <table:table-cell table:style-name="ce12" table:formula="of:=[.I40]" office:value-type="float" office:value="0.018283" calcext:value-type="float">
            <text:p>0,0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300.015906" calcext:value-type="float">
            <text:p>300,015906</text:p>
          </table:table-cell>
          <table:table-cell table:formula="of:=ABS([.AE40]-CEILING([.AC4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01525" calcext:value-type="float">
            <text:p>0,01525</text:p>
          </table:table-cell>
          <table:table-cell table:style-name="Default" office:value-type="float" office:value="-0.666667" calcext:value-type="float">
            <text:p>-0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66667" calcext:value-type="float">
            <text:p>-0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4.74" calcext:value-type="float">
            <text:p>264,74</text:p>
          </table:table-cell>
          <table:table-cell office:value-type="float" office:value="791842" calcext:value-type="float">
            <text:p>791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23791" calcext:value-type="float">
            <text:p>300,0237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t300.config</text:p>
          </table:table-cell>
          <table:table-cell table:formula="of:=CONCATENATE(&quot;r&quot;;[.B41];&quot;-&quot;;[.C41];&quot;-&quot;;[.E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7.25" calcext:value-type="float">
            <text:p>37,25</text:p>
          </table:table-cell>
          <table:table-cell table:style-name="ce12" table:formula="of:=[.J41]" office:value-type="float" office:value="-0.666667" calcext:value-type="float">
            <text:p>-0,7</text:p>
          </table:table-cell>
          <table:table-cell table:style-name="ce12" table:formula="of:=[.I41]" office:value-type="float" office:value="0.01525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023791" calcext:value-type="float">
            <text:p>300,023791</text:p>
          </table:table-cell>
          <table:table-cell table:formula="of:=ABS([.AE41]-CEILING([.AC4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0.02824" calcext:value-type="float">
            <text:p>0,02824</text:p>
          </table:table-cell>
          <table:table-cell table:style-name="Default" office:value-type="float" office:value="-2.210211" calcext:value-type="float">
            <text:p>-2,2102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210211" calcext:value-type="float">
            <text:p>-2,210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8.67" calcext:value-type="float">
            <text:p>278,67</text:p>
          </table:table-cell>
          <table:table-cell office:value-type="float" office:value="1014182" calcext:value-type="float">
            <text:p>1014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35672" calcext:value-type="float">
            <text:p>300,0356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42];&quot;-&quot;;[.C42];&quot;-&quot;;[.E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51.97" calcext:value-type="float">
            <text:p>51,97</text:p>
          </table:table-cell>
          <table:table-cell table:style-name="ce12" table:formula="of:=[.J42]" office:value-type="float" office:value="-2.210211" calcext:value-type="float">
            <text:p>-2,2</text:p>
          </table:table-cell>
          <table:table-cell table:style-name="ce12" table:formula="of:=[.I42]" office:value-type="float" office:value="0.02824" calcext:value-type="float">
            <text:p>0,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300.035672" calcext:value-type="float">
            <text:p>300,035672</text:p>
          </table:table-cell>
          <table:table-cell table:formula="of:=ABS([.AE42]-CEILING([.AC4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0.029244" calcext:value-type="float">
            <text:p>0,029244</text:p>
          </table:table-cell>
          <table:table-cell table:style-name="Default" office:value-type="float" office:value="-1.63568" calcext:value-type="float">
            <text:p>-1,63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63568" calcext:value-type="float">
            <text:p>-1,63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80.47" calcext:value-type="float">
            <text:p>280,47</text:p>
          </table:table-cell>
          <table:table-cell office:value-type="float" office:value="1014286" calcext:value-type="float">
            <text:p>1014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28877" calcext:value-type="float">
            <text:p>300,0288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pl-t300.config</text:p>
          </table:table-cell>
          <table:table-cell table:formula="of:=CONCATENATE(&quot;r&quot;;[.B43];&quot;-&quot;;[.C43];&quot;-&quot;;[.E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48.82" calcext:value-type="float">
            <text:p>48,82</text:p>
          </table:table-cell>
          <table:table-cell table:style-name="ce12" table:formula="of:=[.J43]" office:value-type="float" office:value="-1.63568" calcext:value-type="float">
            <text:p>-1,6</text:p>
          </table:table-cell>
          <table:table-cell table:style-name="ce12" table:formula="of:=[.I43]" office:value-type="float" office:value="0.029244" calcext:value-type="float">
            <text:p>0,0</text:p>
          </table:table-cell>
          <table:table-cell table:formula="of:=[.U43]" office:value-type="float" office:value="1" calcext:value-type="float">
            <text:p>1</text:p>
          </table:table-cell>
          <table:table-cell table:formula="of:=[.V43]" office:value-type="float" office:value="300.028877" calcext:value-type="float">
            <text:p>300,028877</text:p>
          </table:table-cell>
          <table:table-cell table:formula="of:=ABS([.AE43]-CEILING([.AC4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0.019746" calcext:value-type="float">
            <text:p>0,019746</text:p>
          </table:table-cell>
          <table:table-cell table:style-name="Default" office:value-type="float" office:value="-1.279783" calcext:value-type="float">
            <text:p>-1,2797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79783" calcext:value-type="float">
            <text:p>-1,2797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0.1" calcext:value-type="float">
            <text:p>270,1</text:p>
          </table:table-cell>
          <table:table-cell office:value-type="float" office:value="1005854" calcext:value-type="float">
            <text:p>1005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30478" calcext:value-type="float">
            <text:p>300,03047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pl-t300.config</text:p>
          </table:table-cell>
          <table:table-cell table:formula="of:=CONCATENATE(&quot;r&quot;;[.B44];&quot;-&quot;;[.C44];&quot;-&quot;;[.E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47.24" calcext:value-type="float">
            <text:p>47,24</text:p>
          </table:table-cell>
          <table:table-cell table:style-name="ce12" table:formula="of:=[.J44]" office:value-type="float" office:value="-1.279783" calcext:value-type="float">
            <text:p>-1,3</text:p>
          </table:table-cell>
          <table:table-cell table:style-name="ce12" table:formula="of:=[.I44]" office:value-type="float" office:value="0.019746" calcext:value-type="float">
            <text:p>0,0</text:p>
          </table:table-cell>
          <table:table-cell table:formula="of:=[.U44]" office:value-type="float" office:value="2" calcext:value-type="float">
            <text:p>2</text:p>
          </table:table-cell>
          <table:table-cell table:formula="of:=[.V44]" office:value-type="float" office:value="300.030478" calcext:value-type="float">
            <text:p>300,030478</text:p>
          </table:table-cell>
          <table:table-cell table:formula="of:=ABS([.AE44]-CEILING([.AC4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0.031784" calcext:value-type="float">
            <text:p>0,031784</text:p>
          </table:table-cell>
          <table:table-cell table:style-name="Default" office:value-type="float" office:value="-1.292124" calcext:value-type="float">
            <text:p>-1,2921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292124" calcext:value-type="float">
            <text:p>-1,292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9.02" calcext:value-type="float">
            <text:p>279,02</text:p>
          </table:table-cell>
          <table:table-cell office:value-type="float" office:value="1014294" calcext:value-type="float">
            <text:p>1014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32213" calcext:value-type="float">
            <text:p>300,0322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pl-t300.config</text:p>
          </table:table-cell>
          <table:table-cell table:formula="of:=CONCATENATE(&quot;r&quot;;[.B45];&quot;-&quot;;[.C45];&quot;-&quot;;[.E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51.97" calcext:value-type="float">
            <text:p>51,97</text:p>
          </table:table-cell>
          <table:table-cell table:style-name="ce12" table:formula="of:=[.J45]" office:value-type="float" office:value="-1.292124" calcext:value-type="float">
            <text:p>-1,3</text:p>
          </table:table-cell>
          <table:table-cell table:style-name="ce12" table:formula="of:=[.I45]" office:value-type="float" office:value="0.031784" calcext:value-type="float">
            <text:p>0,0</text:p>
          </table:table-cell>
          <table:table-cell table:formula="of:=[.U45]" office:value-type="float" office:value="2" calcext:value-type="float">
            <text:p>2</text:p>
          </table:table-cell>
          <table:table-cell table:formula="of:=[.V45]" office:value-type="float" office:value="300.032213" calcext:value-type="float">
            <text:p>300,032213</text:p>
          </table:table-cell>
          <table:table-cell table:formula="of:=ABS([.AE45]-CEILING([.AC4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01997" calcext:value-type="float">
            <text:p>0,01997</text:p>
          </table:table-cell>
          <table:table-cell table:style-name="Default" office:value-type="float" office:value="-0.59754" calcext:value-type="float">
            <text:p>-0,597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59754" calcext:value-type="float">
            <text:p>-0,597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1.1" calcext:value-type="float">
            <text:p>271,1</text:p>
          </table:table-cell>
          <table:table-cell office:value-type="float" office:value="1008302" calcext:value-type="float">
            <text:p>1008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10358" calcext:value-type="float">
            <text:p>300,01035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pl-t300.config</text:p>
          </table:table-cell>
          <table:table-cell table:formula="of:=CONCATENATE(&quot;r&quot;;[.B46];&quot;-&quot;;[.C46];&quot;-&quot;;[.E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53.54" calcext:value-type="float">
            <text:p>53,54</text:p>
          </table:table-cell>
          <table:table-cell table:style-name="ce12" table:formula="of:=[.J46]" office:value-type="float" office:value="-0.59754" calcext:value-type="float">
            <text:p>-0,6</text:p>
          </table:table-cell>
          <table:table-cell table:style-name="ce12" table:formula="of:=[.I46]" office:value-type="float" office:value="0.01997" calcext:value-type="float">
            <text:p>0,0</text:p>
          </table:table-cell>
          <table:table-cell table:formula="of:=[.U46]" office:value-type="float" office:value="3" calcext:value-type="float">
            <text:p>3</text:p>
          </table:table-cell>
          <table:table-cell table:formula="of:=[.V46]" office:value-type="float" office:value="300.010358" calcext:value-type="float">
            <text:p>300,010358</text:p>
          </table:table-cell>
          <table:table-cell table:formula="of:=ABS([.AE46]-CEILING([.AC4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3902" calcext:value-type="float">
            <text:p>0,003902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35" calcext:value-type="float">
            <text:p>274,35</text:p>
          </table:table-cell>
          <table:table-cell office:value-type="float" office:value="298427" calcext:value-type="float">
            <text:p>298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9834" calcext:value-type="float">
            <text:p>300,01983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t300.config</text:p>
          </table:table-cell>
          <table:table-cell table:formula="of:=CONCATENATE(&quot;r&quot;;[.B47];&quot;-&quot;;[.C47];&quot;-&quot;;[.E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0" calcext:value-type="float">
            <text:p>0</text:p>
          </table:table-cell>
          <table:table-cell table:style-name="ce12" table:formula="of:=[.J47]" office:value-type="float" office:value="-1" calcext:value-type="float">
            <text:p>-1,0</text:p>
          </table:table-cell>
          <table:table-cell table:style-name="ce12" table:formula="of:=[.I47]" office:value-type="float" office:value="0.003902" calcext:value-type="float">
            <text:p>0,0</text:p>
          </table:table-cell>
          <table:table-cell table:formula="of:=[.U47]" office:value-type="float" office:value="-1" calcext:value-type="float">
            <text:p>-1</text:p>
          </table:table-cell>
          <table:table-cell table:formula="of:=[.V47]" office:value-type="float" office:value="300.019834" calcext:value-type="float">
            <text:p>300,019834</text:p>
          </table:table-cell>
          <table:table-cell table:formula="of:=ABS([.AE47]-CEILING([.AC4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004016" calcext:value-type="float">
            <text:p>0,004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.81" calcext:value-type="float">
            <text:p>276,81</text:p>
          </table:table-cell>
          <table:table-cell office:value-type="float" office:value="296310" calcext:value-type="float">
            <text:p>296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3737" calcext:value-type="float">
            <text:p>300,003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48];&quot;-&quot;;[.C48];&quot;-&quot;;[.E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25.93" calcext:value-type="float">
            <text:p>25,93</text:p>
          </table:table-cell>
          <table:table-cell table:style-name="ce12" table:formula="of:=[.J48]" office:value-type="float" office:value="0" calcext:value-type="float">
            <text:p>0,0</text:p>
          </table:table-cell>
          <table:table-cell table:style-name="ce12" table:formula="of:=[.I48]" office:value-type="float" office:value="0.004016" calcext:value-type="float">
            <text:p>0,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300.003737" calcext:value-type="float">
            <text:p>300,003737</text:p>
          </table:table-cell>
          <table:table-cell table:formula="of:=ABS([.AE48]-CEILING([.AC4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332" calcext:value-type="float">
            <text:p>0,003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3" calcext:value-type="float">
            <text:p>277,3</text:p>
          </table:table-cell>
          <table:table-cell office:value-type="float" office:value="292626" calcext:value-type="float">
            <text:p>292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7317" calcext:value-type="float">
            <text:p>300,017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bpl-t300.config</text:p>
          </table:table-cell>
          <table:table-cell table:formula="of:=CONCATENATE(&quot;r&quot;;[.B49];&quot;-&quot;;[.C49];&quot;-&quot;;[.E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2" table:formula="of:=[.J49]" office:value-type="float" office:value="0" calcext:value-type="float">
            <text:p>0,0</text:p>
          </table:table-cell>
          <table:table-cell table:style-name="ce12" table:formula="of:=[.I49]" office:value-type="float" office:value="0.00332" calcext:value-type="float">
            <text:p>0,0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300.017317" calcext:value-type="float">
            <text:p>300,017317</text:p>
          </table:table-cell>
          <table:table-cell table:formula="of:=ABS([.AE49]-CEILING([.AC4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003722" calcext:value-type="float">
            <text:p>0,0037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7" calcext:value-type="float">
            <text:p>274,7</text:p>
          </table:table-cell>
          <table:table-cell office:value-type="float" office:value="295996" calcext:value-type="float">
            <text:p>295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5787" calcext:value-type="float">
            <text:p>300,0057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bpl-t300.config</text:p>
          </table:table-cell>
          <table:table-cell table:formula="of:=CONCATENATE(&quot;r&quot;;[.B50];&quot;-&quot;;[.C50];&quot;-&quot;;[.E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12" table:formula="of:=[.J50]" office:value-type="float" office:value="0" calcext:value-type="float">
            <text:p>0,0</text:p>
          </table:table-cell>
          <table:table-cell table:style-name="ce12" table:formula="of:=[.I50]" office:value-type="float" office:value="0.003722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300.005787" calcext:value-type="float">
            <text:p>300,005787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003867" calcext:value-type="float">
            <text:p>0,0038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.1" calcext:value-type="float">
            <text:p>278,1</text:p>
          </table:table-cell>
          <table:table-cell office:value-type="float" office:value="297166" calcext:value-type="float">
            <text:p>297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20003" calcext:value-type="float">
            <text:p>300,02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bpl-t300.config</text:p>
          </table:table-cell>
          <table:table-cell table:formula="of:=CONCATENATE(&quot;r&quot;;[.B51];&quot;-&quot;;[.C51];&quot;-&quot;;[.E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29.63" calcext:value-type="float">
            <text:p>29,63</text:p>
          </table:table-cell>
          <table:table-cell table:style-name="ce12" table:formula="of:=[.J51]" office:value-type="float" office:value="0" calcext:value-type="float">
            <text:p>0,0</text:p>
          </table:table-cell>
          <table:table-cell table:style-name="ce12" table:formula="of:=[.I51]" office:value-type="float" office:value="0.003867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300.020003" calcext:value-type="float">
            <text:p>300,020003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008218" calcext:value-type="float">
            <text:p>0,008218</text:p>
          </table:table-cell>
          <table:table-cell table:style-name="Default" office:value-type="float" office:value="-2.877192" calcext:value-type="float">
            <text:p>-2,8771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77192" calcext:value-type="float">
            <text:p>-2,877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1.78" calcext:value-type="float">
            <text:p>271,78</text:p>
          </table:table-cell>
          <table:table-cell office:value-type="float" office:value="523005" calcext:value-type="float">
            <text:p>52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30109" calcext:value-type="float">
            <text:p>300,030109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52];&quot;-&quot;;[.C52];&quot;-&quot;;[.E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31.52" calcext:value-type="float">
            <text:p>31,52</text:p>
          </table:table-cell>
          <table:table-cell table:style-name="ce12" table:formula="of:=[.J52]" office:value-type="float" office:value="-2.877192" calcext:value-type="float">
            <text:p>-2,9</text:p>
          </table:table-cell>
          <table:table-cell table:style-name="ce12" table:formula="of:=[.I52]" office:value-type="float" office:value="0.008218" calcext:value-type="float">
            <text:p>0,0</text:p>
          </table:table-cell>
          <table:table-cell table:formula="of:=[.U52]" office:value-type="float" office:value="-2" calcext:value-type="float">
            <text:p>-2</text:p>
          </table:table-cell>
          <table:table-cell table:formula="of:=[.V52]" office:value-type="float" office:value="300.030109" calcext:value-type="float">
            <text:p>300,030109</text:p>
          </table:table-cell>
          <table:table-cell table:formula="of:=ABS([.AE52]-CEILING([.AC5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10207" calcext:value-type="float">
            <text:p>0,010207</text:p>
          </table:table-cell>
          <table:table-cell table:style-name="Default" office:value-type="float" office:value="-2.041506" calcext:value-type="float">
            <text:p>-2,0415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41506" calcext:value-type="float">
            <text:p>-2,041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1.73" calcext:value-type="float">
            <text:p>271,73</text:p>
          </table:table-cell>
          <table:table-cell office:value-type="float" office:value="524941" calcext:value-type="float">
            <text:p>524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6793" calcext:value-type="float">
            <text:p>300,00679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53];&quot;-&quot;;[.C53];&quot;-&quot;;[.E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38.04" calcext:value-type="float">
            <text:p>38,04</text:p>
          </table:table-cell>
          <table:table-cell table:style-name="ce12" table:formula="of:=[.J53]" office:value-type="float" office:value="-2.041506" calcext:value-type="float">
            <text:p>-2,0</text:p>
          </table:table-cell>
          <table:table-cell table:style-name="ce12" table:formula="of:=[.I53]" office:value-type="float" office:value="0.010207" calcext:value-type="float">
            <text:p>0,0</text:p>
          </table:table-cell>
          <table:table-cell table:formula="of:=[.U53]" office:value-type="float" office:value="-1" calcext:value-type="float">
            <text:p>-1</text:p>
          </table:table-cell>
          <table:table-cell table:formula="of:=[.V53]" office:value-type="float" office:value="300.006793" calcext:value-type="float">
            <text:p>300,006793</text:p>
          </table:table-cell>
          <table:table-cell table:formula="of:=ABS([.AE53]-CEILING([.AC5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0.011805" calcext:value-type="float">
            <text:p>0,011805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table:style-name="Default" office:value-type="float" office:value="-1.488889" calcext:value-type="float">
            <text:p>-1,4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1.83" calcext:value-type="float">
            <text:p>271,83</text:p>
          </table:table-cell>
          <table:table-cell office:value-type="float" office:value="536766" calcext:value-type="float">
            <text:p>536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3903" calcext:value-type="float">
            <text:p>300,0339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54];&quot;-&quot;;[.C54];&quot;-&quot;;[.E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32.61" calcext:value-type="float">
            <text:p>32,61</text:p>
          </table:table-cell>
          <table:table-cell table:style-name="ce12" table:formula="of:=[.J54]" office:value-type="float" office:value="-1.488889" calcext:value-type="float">
            <text:p>-1,5</text:p>
          </table:table-cell>
          <table:table-cell table:style-name="ce12" table:formula="of:=[.I54]" office:value-type="float" office:value="0.011805" calcext:value-type="float">
            <text:p>0,0</text:p>
          </table:table-cell>
          <table:table-cell table:formula="of:=[.U54]" office:value-type="float" office:value="-1" calcext:value-type="float">
            <text:p>-1</text:p>
          </table:table-cell>
          <table:table-cell table:formula="of:=[.V54]" office:value-type="float" office:value="300.033903" calcext:value-type="float">
            <text:p>300,033903</text:p>
          </table:table-cell>
          <table:table-cell table:formula="of:=ABS([.AE54]-CEILING([.AC5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0.00424" calcext:value-type="float">
            <text:p>0,00424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.09" calcext:value-type="float">
            <text:p>273,09</text:p>
          </table:table-cell>
          <table:table-cell office:value-type="float" office:value="516345" calcext:value-type="float">
            <text:p>516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6314" calcext:value-type="float">
            <text:p>300,02631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t300.config</text:p>
          </table:table-cell>
          <table:table-cell table:formula="of:=CONCATENATE(&quot;r&quot;;[.B55];&quot;-&quot;;[.C55];&quot;-&quot;;[.E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2" table:formula="of:=[.J55]" office:value-type="float" office:value="-1" calcext:value-type="float">
            <text:p>-1,0</text:p>
          </table:table-cell>
          <table:table-cell table:style-name="ce12" table:formula="of:=[.I55]" office:value-type="float" office:value="0.00424" calcext:value-type="float">
            <text:p>0,0</text:p>
          </table:table-cell>
          <table:table-cell table:formula="of:=[.U55]" office:value-type="float" office:value="-1" calcext:value-type="float">
            <text:p>-1</text:p>
          </table:table-cell>
          <table:table-cell table:formula="of:=[.V55]" office:value-type="float" office:value="300.026314" calcext:value-type="float">
            <text:p>300,026314</text:p>
          </table:table-cell>
          <table:table-cell table:formula="of:=ABS([.AE55]-CEILING([.AC5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0.006033" calcext:value-type="float">
            <text:p>0,006033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.35" calcext:value-type="float">
            <text:p>273,35</text:p>
          </table:table-cell>
          <table:table-cell office:value-type="float" office:value="524401" calcext:value-type="float">
            <text:p>5244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2086" calcext:value-type="float">
            <text:p>300,012086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56];&quot;-&quot;;[.C56];&quot;-&quot;;[.E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0" calcext:value-type="float">
            <text:p>0</text:p>
          </table:table-cell>
          <table:table-cell table:style-name="ce12" table:formula="of:=[.J56]" office:value-type="float" office:value="-1" calcext:value-type="float">
            <text:p>-1,0</text:p>
          </table:table-cell>
          <table:table-cell table:style-name="ce12" table:formula="of:=[.I56]" office:value-type="float" office:value="0.006033" calcext:value-type="float">
            <text:p>0,0</text:p>
          </table:table-cell>
          <table:table-cell table:formula="of:=[.U56]" office:value-type="float" office:value="-1" calcext:value-type="float">
            <text:p>-1</text:p>
          </table:table-cell>
          <table:table-cell table:formula="of:=[.V56]" office:value-type="float" office:value="300.012086" calcext:value-type="float">
            <text:p>300,012086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18586" calcext:value-type="float">
            <text:p>0,018586</text:p>
          </table:table-cell>
          <table:table-cell table:style-name="Default" office:value-type="float" office:value="-2.667658" calcext:value-type="float">
            <text:p>-2,6676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67658" calcext:value-type="float">
            <text:p>-2,6676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3.81" calcext:value-type="float">
            <text:p>263,81</text:p>
          </table:table-cell>
          <table:table-cell office:value-type="float" office:value="734390" calcext:value-type="float">
            <text:p>734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0912" calcext:value-type="float">
            <text:p>300,000912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57];&quot;-&quot;;[.C57];&quot;-&quot;;[.E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35.04" calcext:value-type="float">
            <text:p>35,04</text:p>
          </table:table-cell>
          <table:table-cell table:style-name="ce12" table:formula="of:=[.J57]" office:value-type="float" office:value="-2.667658" calcext:value-type="float">
            <text:p>-2,7</text:p>
          </table:table-cell>
          <table:table-cell table:style-name="ce12" table:formula="of:=[.I57]" office:value-type="float" office:value="0.018586" calcext:value-type="float">
            <text:p>0,0</text:p>
          </table:table-cell>
          <table:table-cell table:formula="of:=[.U57]" office:value-type="float" office:value="-1" calcext:value-type="float">
            <text:p>-1</text:p>
          </table:table-cell>
          <table:table-cell table:formula="of:=[.V57]" office:value-type="float" office:value="300.000912" calcext:value-type="float">
            <text:p>300,000912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0.013556" calcext:value-type="float">
            <text:p>0,013556</text:p>
          </table:table-cell>
          <table:table-cell table:style-name="Default" office:value-type="float" office:value="-2.423324" calcext:value-type="float">
            <text:p>-2,4233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423324" calcext:value-type="float">
            <text:p>-2,423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59.84" calcext:value-type="float">
            <text:p>259,84</text:p>
          </table:table-cell>
          <table:table-cell office:value-type="float" office:value="726974" calcext:value-type="float">
            <text:p>726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28001" calcext:value-type="float">
            <text:p>300,02800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pl-t300.config</text:p>
          </table:table-cell>
          <table:table-cell table:formula="of:=CONCATENATE(&quot;r&quot;;[.B58];&quot;-&quot;;[.C58];&quot;-&quot;;[.E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32.85" calcext:value-type="float">
            <text:p>32,85</text:p>
          </table:table-cell>
          <table:table-cell table:style-name="ce12" table:formula="of:=[.J58]" office:value-type="float" office:value="-2.423324" calcext:value-type="float">
            <text:p>-2,4</text:p>
          </table:table-cell>
          <table:table-cell table:style-name="ce12" table:formula="of:=[.I58]" office:value-type="float" office:value="0.013556" calcext:value-type="float">
            <text:p>0,0</text:p>
          </table:table-cell>
          <table:table-cell table:formula="of:=[.U58]" office:value-type="float" office:value="-1" calcext:value-type="float">
            <text:p>-1</text:p>
          </table:table-cell>
          <table:table-cell table:formula="of:=[.V58]" office:value-type="float" office:value="300.028001" calcext:value-type="float">
            <text:p>300,028001</text:p>
          </table:table-cell>
          <table:table-cell table:formula="of:=ABS([.AE58]-CEILING([.AC5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6069" calcext:value-type="float">
            <text:p>0,016069</text:p>
          </table:table-cell>
          <table:table-cell table:style-name="Default" office:value-type="float" office:value="-2.759171" calcext:value-type="float">
            <text:p>-2,75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759171" calcext:value-type="float">
            <text:p>-2,75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8.38" calcext:value-type="float">
            <text:p>268,38</text:p>
          </table:table-cell>
          <table:table-cell office:value-type="float" office:value="735054" calcext:value-type="float">
            <text:p>735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27378" calcext:value-type="float">
            <text:p>300,027378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pl-t300.config</text:p>
          </table:table-cell>
          <table:table-cell table:formula="of:=CONCATENATE(&quot;r&quot;;[.B59];&quot;-&quot;;[.C59];&quot;-&quot;;[.E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30.66" calcext:value-type="float">
            <text:p>30,66</text:p>
          </table:table-cell>
          <table:table-cell table:style-name="ce12" table:formula="of:=[.J59]" office:value-type="float" office:value="-2.759171" calcext:value-type="float">
            <text:p>-2,8</text:p>
          </table:table-cell>
          <table:table-cell table:style-name="ce12" table:formula="of:=[.I59]" office:value-type="float" office:value="0.016069" calcext:value-type="float">
            <text:p>0,0</text:p>
          </table:table-cell>
          <table:table-cell table:formula="of:=[.U59]" office:value-type="float" office:value="-2" calcext:value-type="float">
            <text:p>-2</text:p>
          </table:table-cell>
          <table:table-cell table:formula="of:=[.V59]" office:value-type="float" office:value="300.027378" calcext:value-type="float">
            <text:p>300,027378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0.016163" calcext:value-type="float">
            <text:p>0,016163</text:p>
          </table:table-cell>
          <table:table-cell table:style-name="Default" office:value-type="float" office:value="-1.534603" calcext:value-type="float">
            <text:p>-1,5346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34603" calcext:value-type="float">
            <text:p>-1,5346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2.65" calcext:value-type="float">
            <text:p>272,65</text:p>
          </table:table-cell>
          <table:table-cell office:value-type="float" office:value="734534" calcext:value-type="float">
            <text:p>73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0134" calcext:value-type="float">
            <text:p>300,000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60];&quot;-&quot;;[.C60];&quot;-&quot;;[.E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33.58" calcext:value-type="float">
            <text:p>33,58</text:p>
          </table:table-cell>
          <table:table-cell table:style-name="ce12" table:formula="of:=[.J60]" office:value-type="float" office:value="-1.534603" calcext:value-type="float">
            <text:p>-1,5</text:p>
          </table:table-cell>
          <table:table-cell table:style-name="ce12" table:formula="of:=[.I60]" office:value-type="float" office:value="0.016163" calcext:value-type="float">
            <text:p>0,0</text:p>
          </table:table-cell>
          <table:table-cell table:formula="of:=[.U60]" office:value-type="float" office:value="0" calcext:value-type="float">
            <text:p>0</text:p>
          </table:table-cell>
          <table:table-cell table:formula="of:=[.V60]" office:value-type="float" office:value="300.000134" calcext:value-type="float">
            <text:p>300,000134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0.015044" calcext:value-type="float">
            <text:p>0,015044</text:p>
          </table:table-cell>
          <table:table-cell table:style-name="Default" office:value-type="float" office:value="-1.782258" calcext:value-type="float">
            <text:p>-1,7822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782258" calcext:value-type="float">
            <text:p>-1,782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7.22" calcext:value-type="float">
            <text:p>277,22</text:p>
          </table:table-cell>
          <table:table-cell office:value-type="float" office:value="734374" calcext:value-type="float">
            <text:p>734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1021" calcext:value-type="float">
            <text:p>300,01102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pl-t300.config</text:p>
          </table:table-cell>
          <table:table-cell table:formula="of:=CONCATENATE(&quot;r&quot;;[.B61];&quot;-&quot;;[.C61];&quot;-&quot;;[.E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32.12" calcext:value-type="float">
            <text:p>32,12</text:p>
          </table:table-cell>
          <table:table-cell table:style-name="ce12" table:formula="of:=[.J61]" office:value-type="float" office:value="-1.782258" calcext:value-type="float">
            <text:p>-1,8</text:p>
          </table:table-cell>
          <table:table-cell table:style-name="ce12" table:formula="of:=[.I61]" office:value-type="float" office:value="0.015044" calcext:value-type="float">
            <text:p>0,0</text:p>
          </table:table-cell>
          <table:table-cell table:formula="of:=[.U61]" office:value-type="float" office:value="-1" calcext:value-type="float">
            <text:p>-1</text:p>
          </table:table-cell>
          <table:table-cell table:formula="of:=[.V61]" office:value-type="float" office:value="300.011021" calcext:value-type="float">
            <text:p>300,011021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table:style-name="Default" office:value-type="float" office:value="0.019745" calcext:value-type="float">
            <text:p>0,019745</text:p>
          </table:table-cell>
          <table:table-cell table:style-name="Default" office:value-type="float" office:value="-4.249345" calcext:value-type="float">
            <text:p>-4,2493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249345" calcext:value-type="float">
            <text:p>-4,249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7.31" calcext:value-type="float">
            <text:p>267,31</text:p>
          </table:table-cell>
          <table:table-cell office:value-type="float" office:value="960142" calcext:value-type="float">
            <text:p>96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00.025604" calcext:value-type="float">
            <text:p>300,025604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pl-t300.config</text:p>
          </table:table-cell>
          <table:table-cell table:formula="of:=CONCATENATE(&quot;r&quot;;[.B62];&quot;-&quot;;[.C62];&quot;-&quot;;[.E62];&quot;-&quot;;LEFT(RIGHT([.A62];6);1))" office:value-type="string" office:string-value="r4-20-40-1" calcext:value-type="string">
            <text:p>r4-20-40-1</text:p>
          </table:table-cell>
          <table:table-cell table:formula="of:=ROUND(([.F62]/[.G62])*100;2)" office:value-type="float" office:value="28.57" calcext:value-type="float">
            <text:p>28,57</text:p>
          </table:table-cell>
          <table:table-cell table:style-name="ce12" table:formula="of:=[.J62]" office:value-type="float" office:value="-4.249345" calcext:value-type="float">
            <text:p>-4,2</text:p>
          </table:table-cell>
          <table:table-cell table:style-name="ce12" table:formula="of:=[.I62]" office:value-type="float" office:value="0.019745" calcext:value-type="float">
            <text:p>0,0</text:p>
          </table:table-cell>
          <table:table-cell table:formula="of:=[.U62]" office:value-type="float" office:value="-3" calcext:value-type="float">
            <text:p>-3</text:p>
          </table:table-cell>
          <table:table-cell table:formula="of:=[.V62]" office:value-type="float" office:value="300.025604" calcext:value-type="float">
            <text:p>300,025604</text:p>
          </table:table-cell>
          <table:table-cell table:formula="of:=ABS([.AE62]-CEILING([.AC6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20214" calcext:value-type="float">
            <text:p>0,020214</text:p>
          </table:table-cell>
          <table:table-cell table:style-name="Default" office:value-type="float" office:value="-3.444223" calcext:value-type="float">
            <text:p>-3,4442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444223" calcext:value-type="float">
            <text:p>-3,444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8.45" calcext:value-type="float">
            <text:p>268,45</text:p>
          </table:table-cell>
          <table:table-cell office:value-type="float" office:value="964070" calcext:value-type="float">
            <text:p>96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6363" calcext:value-type="float">
            <text:p>300,01636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pl-t300.config</text:p>
          </table:table-cell>
          <table:table-cell table:formula="of:=CONCATENATE(&quot;r&quot;;[.B63];&quot;-&quot;;[.C63];&quot;-&quot;;[.E63];&quot;-&quot;;LEFT(RIGHT([.A63];6);1))" office:value-type="string" office:string-value="r4-20-40-2" calcext:value-type="string">
            <text:p>r4-20-40-2</text:p>
          </table:table-cell>
          <table:table-cell table:formula="of:=ROUND(([.F63]/[.G63])*100;2)" office:value-type="float" office:value="32.97" calcext:value-type="float">
            <text:p>32,97</text:p>
          </table:table-cell>
          <table:table-cell table:style-name="ce12" table:formula="of:=[.J63]" office:value-type="float" office:value="-3.444223" calcext:value-type="float">
            <text:p>-3,4</text:p>
          </table:table-cell>
          <table:table-cell table:style-name="ce12" table:formula="of:=[.I63]" office:value-type="float" office:value="0.020214" calcext:value-type="float">
            <text:p>0,0</text:p>
          </table:table-cell>
          <table:table-cell table:formula="of:=[.U63]" office:value-type="float" office:value="-1" calcext:value-type="float">
            <text:p>-1</text:p>
          </table:table-cell>
          <table:table-cell table:formula="of:=[.V63]" office:value-type="float" office:value="300.016363" calcext:value-type="float">
            <text:p>300,016363</text:p>
          </table:table-cell>
          <table:table-cell table:formula="of:=ABS([.AE63]-CEILING([.AC6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0.028456" calcext:value-type="float">
            <text:p>0,028456</text:p>
          </table:table-cell>
          <table:table-cell table:style-name="Default" office:value-type="float" office:value="-2.855077" calcext:value-type="float">
            <text:p>-2,8550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855077" calcext:value-type="float">
            <text:p>-2,8550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0.74" calcext:value-type="float">
            <text:p>270,74</text:p>
          </table:table-cell>
          <table:table-cell office:value-type="float" office:value="967982" calcext:value-type="float">
            <text:p>967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7906" calcext:value-type="float">
            <text:p>300,017906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pl-t300.config</text:p>
          </table:table-cell>
          <table:table-cell table:formula="of:=CONCATENATE(&quot;r&quot;;[.B64];&quot;-&quot;;[.C64];&quot;-&quot;;[.E64];&quot;-&quot;;LEFT(RIGHT([.A64];6);1))" office:value-type="string" office:string-value="r4-20-40-3" calcext:value-type="string">
            <text:p>r4-20-40-3</text:p>
          </table:table-cell>
          <table:table-cell table:formula="of:=ROUND(([.F64]/[.G64])*100;2)" office:value-type="float" office:value="31.32" calcext:value-type="float">
            <text:p>31,32</text:p>
          </table:table-cell>
          <table:table-cell table:style-name="ce12" table:formula="of:=[.J64]" office:value-type="float" office:value="-2.855077" calcext:value-type="float">
            <text:p>-2,9</text:p>
          </table:table-cell>
          <table:table-cell table:style-name="ce12" table:formula="of:=[.I64]" office:value-type="float" office:value="0.028456" calcext:value-type="float">
            <text:p>0,0</text:p>
          </table:table-cell>
          <table:table-cell table:formula="of:=[.U64]" office:value-type="float" office:value="-1" calcext:value-type="float">
            <text:p>-1</text:p>
          </table:table-cell>
          <table:table-cell table:formula="of:=[.V64]" office:value-type="float" office:value="300.017906" calcext:value-type="float">
            <text:p>300,017906</text:p>
          </table:table-cell>
          <table:table-cell table:formula="of:=ABS([.AE64]-CEILING([.AC6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.019573" calcext:value-type="float">
            <text:p>0,019573</text:p>
          </table:table-cell>
          <table:table-cell table:style-name="Default" office:value-type="float" office:value="-2.628279" calcext:value-type="float">
            <text:p>-2,628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628279" calcext:value-type="float">
            <text:p>-2,628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3.17" calcext:value-type="float">
            <text:p>263,17</text:p>
          </table:table-cell>
          <table:table-cell office:value-type="float" office:value="961294" calcext:value-type="float">
            <text:p>96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14529" calcext:value-type="float">
            <text:p>300,014529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pl-t300.config</text:p>
          </table:table-cell>
          <table:table-cell table:formula="of:=CONCATENATE(&quot;r&quot;;[.B65];&quot;-&quot;;[.C65];&quot;-&quot;;[.E65];&quot;-&quot;;LEFT(RIGHT([.A65];6);1))" office:value-type="string" office:string-value="r4-20-40-4" calcext:value-type="string">
            <text:p>r4-20-40-4</text:p>
          </table:table-cell>
          <table:table-cell table:formula="of:=ROUND(([.F65]/[.G65])*100;2)" office:value-type="float" office:value="35.16" calcext:value-type="float">
            <text:p>35,16</text:p>
          </table:table-cell>
          <table:table-cell table:style-name="ce12" table:formula="of:=[.J65]" office:value-type="float" office:value="-2.628279" calcext:value-type="float">
            <text:p>-2,6</text:p>
          </table:table-cell>
          <table:table-cell table:style-name="ce12" table:formula="of:=[.I65]" office:value-type="float" office:value="0.019573" calcext:value-type="float">
            <text:p>0,0</text:p>
          </table:table-cell>
          <table:table-cell table:formula="of:=[.U65]" office:value-type="float" office:value="-1" calcext:value-type="float">
            <text:p>-1</text:p>
          </table:table-cell>
          <table:table-cell table:formula="of:=[.V65]" office:value-type="float" office:value="300.014529" calcext:value-type="float">
            <text:p>300,014529</text:p>
          </table:table-cell>
          <table:table-cell table:formula="of:=ABS([.AE65]-CEILING([.AC6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19404" calcext:value-type="float">
            <text:p>0,019404</text:p>
          </table:table-cell>
          <table:table-cell table:style-name="Default" office:value-type="float" office:value="-2.036043" calcext:value-type="float">
            <text:p>-2,0360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036043" calcext:value-type="float">
            <text:p>-2,0360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3.71" calcext:value-type="float">
            <text:p>273,71</text:p>
          </table:table-cell>
          <table:table-cell office:value-type="float" office:value="963854" calcext:value-type="float">
            <text:p>96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9698" calcext:value-type="float">
            <text:p>300,0096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pl-t300.config</text:p>
          </table:table-cell>
          <table:table-cell table:formula="of:=CONCATENATE(&quot;r&quot;;[.B66];&quot;-&quot;;[.C66];&quot;-&quot;;[.E66];&quot;-&quot;;LEFT(RIGHT([.A66];6);1))" office:value-type="string" office:string-value="r4-20-40-5" calcext:value-type="string">
            <text:p>r4-20-40-5</text:p>
          </table:table-cell>
          <table:table-cell table:formula="of:=ROUND(([.F66]/[.G66])*100;2)" office:value-type="float" office:value="32.42" calcext:value-type="float">
            <text:p>32,42</text:p>
          </table:table-cell>
          <table:table-cell table:style-name="ce12" table:formula="of:=[.J66]" office:value-type="float" office:value="-2.036043" calcext:value-type="float">
            <text:p>-2,0</text:p>
          </table:table-cell>
          <table:table-cell table:style-name="ce12" table:formula="of:=[.I66]" office:value-type="float" office:value="0.019404" calcext:value-type="float">
            <text:p>0,0</text:p>
          </table:table-cell>
          <table:table-cell table:formula="of:=[.U66]" office:value-type="float" office:value="-1" calcext:value-type="float">
            <text:p>-1</text:p>
          </table:table-cell>
          <table:table-cell table:formula="of:=[.V66]" office:value-type="float" office:value="300.009698" calcext:value-type="float">
            <text:p>300,009698</text:p>
          </table:table-cell>
          <table:table-cell table:formula="of:=ABS([.AE66]-CEILING([.AC6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0.029105" calcext:value-type="float">
            <text:p>0,029105</text:p>
          </table:table-cell>
          <table:table-cell table:style-name="Default" office:value-type="float" office:value="-4.672346" calcext:value-type="float">
            <text:p>-4,6723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72346" calcext:value-type="float">
            <text:p>-4,672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81.07" calcext:value-type="float">
            <text:p>281,07</text:p>
          </table:table-cell>
          <table:table-cell office:value-type="float" office:value="1236516" calcext:value-type="float">
            <text:p>1236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38246" calcext:value-type="float">
            <text:p>300,03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pl-t300.config</text:p>
          </table:table-cell>
          <table:table-cell table:formula="of:=CONCATENATE(&quot;r&quot;;[.B67];&quot;-&quot;;[.C67];&quot;-&quot;;[.E67];&quot;-&quot;;LEFT(RIGHT([.A67];6);1))" office:value-type="string" office:string-value="r4-25-50-1" calcext:value-type="string">
            <text:p>r4-25-50-1</text:p>
          </table:table-cell>
          <table:table-cell table:formula="of:=ROUND(([.F67]/[.G67])*100;2)" office:value-type="float" office:value="34.36" calcext:value-type="float">
            <text:p>34,36</text:p>
          </table:table-cell>
          <table:table-cell table:style-name="ce12" table:formula="of:=[.J67]" office:value-type="float" office:value="-4.672346" calcext:value-type="float">
            <text:p>-4,7</text:p>
          </table:table-cell>
          <table:table-cell table:style-name="ce12" table:formula="of:=[.I67]" office:value-type="float" office:value="0.029105" calcext:value-type="float">
            <text:p>0,0</text:p>
          </table:table-cell>
          <table:table-cell table:formula="of:=[.U67]" office:value-type="float" office:value="-2" calcext:value-type="float">
            <text:p>-2</text:p>
          </table:table-cell>
          <table:table-cell table:formula="of:=[.V67]" office:value-type="float" office:value="300.038246" calcext:value-type="float">
            <text:p>300,038246</text:p>
          </table:table-cell>
          <table:table-cell table:formula="of:=ABS([.AE67]-CEILING([.AC6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0.029961" calcext:value-type="float">
            <text:p>0,029961</text:p>
          </table:table-cell>
          <table:table-cell table:style-name="Default" office:value-type="float" office:value="-3.687975" calcext:value-type="float">
            <text:p>-3,687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687975" calcext:value-type="float">
            <text:p>-3,687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4.6" calcext:value-type="float">
            <text:p>274,6</text:p>
          </table:table-cell>
          <table:table-cell office:value-type="float" office:value="1239012" calcext:value-type="float">
            <text:p>1239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43705" calcext:value-type="float">
            <text:p>300,0437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pl-t300.config</text:p>
          </table:table-cell>
          <table:table-cell table:formula="of:=CONCATENATE(&quot;r&quot;;[.B68];&quot;-&quot;;[.C68];&quot;-&quot;;[.E68];&quot;-&quot;;LEFT(RIGHT([.A68];6);1))" office:value-type="string" office:string-value="r4-25-50-2" calcext:value-type="string">
            <text:p>r4-25-50-2</text:p>
          </table:table-cell>
          <table:table-cell table:formula="of:=ROUND(([.F68]/[.G68])*100;2)" office:value-type="float" office:value="33.04" calcext:value-type="float">
            <text:p>33,04</text:p>
          </table:table-cell>
          <table:table-cell table:style-name="ce12" table:formula="of:=[.J68]" office:value-type="float" office:value="-3.687975" calcext:value-type="float">
            <text:p>-3,7</text:p>
          </table:table-cell>
          <table:table-cell table:style-name="ce12" table:formula="of:=[.I68]" office:value-type="float" office:value="0.029961" calcext:value-type="float">
            <text:p>0,0</text:p>
          </table:table-cell>
          <table:table-cell table:formula="of:=[.U68]" office:value-type="float" office:value="-1" calcext:value-type="float">
            <text:p>-1</text:p>
          </table:table-cell>
          <table:table-cell table:formula="of:=[.V68]" office:value-type="float" office:value="300.043705" calcext:value-type="float">
            <text:p>300,043705</text:p>
          </table:table-cell>
          <table:table-cell table:formula="of:=ABS([.AE68]-CEILING([.AC6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0.051861" calcext:value-type="float">
            <text:p>0,051861</text:p>
          </table:table-cell>
          <table:table-cell table:style-name="Default" office:value-type="float" office:value="-3.363808" calcext:value-type="float">
            <text:p>-3,36380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363808" calcext:value-type="float">
            <text:p>-3,363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67.39" calcext:value-type="float">
            <text:p>267,39</text:p>
          </table:table-cell>
          <table:table-cell office:value-type="float" office:value="1247500" calcext:value-type="float">
            <text:p>124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43438" calcext:value-type="float">
            <text:p>300,043438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pl-t300.config</text:p>
          </table:table-cell>
          <table:table-cell table:formula="of:=CONCATENATE(&quot;r&quot;;[.B69];&quot;-&quot;;[.C69];&quot;-&quot;;[.E69];&quot;-&quot;;LEFT(RIGHT([.A69];6);1))" office:value-type="string" office:string-value="r4-25-50-3" calcext:value-type="string">
            <text:p>r4-25-50-3</text:p>
          </table:table-cell>
          <table:table-cell table:formula="of:=ROUND(([.F69]/[.G69])*100;2)" office:value-type="float" office:value="30.84" calcext:value-type="float">
            <text:p>30,84</text:p>
          </table:table-cell>
          <table:table-cell table:style-name="ce12" table:formula="of:=[.J69]" office:value-type="float" office:value="-3.363808" calcext:value-type="float">
            <text:p>-3,4</text:p>
          </table:table-cell>
          <table:table-cell table:style-name="ce12" table:formula="of:=[.I69]" office:value-type="float" office:value="0.051861" calcext:value-type="float">
            <text:p>0,1</text:p>
          </table:table-cell>
          <table:table-cell table:formula="of:=[.U69]" office:value-type="float" office:value="-2" calcext:value-type="float">
            <text:p>-2</text:p>
          </table:table-cell>
          <table:table-cell table:formula="of:=[.V69]" office:value-type="float" office:value="300.043438" calcext:value-type="float">
            <text:p>300,043438</text:p>
          </table:table-cell>
          <table:table-cell table:formula="of:=ABS([.AE69]-CEILING([.AC6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35715" calcext:value-type="float">
            <text:p>0,035715</text:p>
          </table:table-cell>
          <table:table-cell table:style-name="Default" office:value-type="float" office:value="-3.197958" calcext:value-type="float">
            <text:p>-3,1979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.197958" calcext:value-type="float">
            <text:p>-3,197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66.69" calcext:value-type="float">
            <text:p>266,69</text:p>
          </table:table-cell>
          <table:table-cell office:value-type="float" office:value="1238372" calcext:value-type="float">
            <text:p>1238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40225" calcext:value-type="float">
            <text:p>300,0402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pl-t300.config</text:p>
          </table:table-cell>
          <table:table-cell table:formula="of:=CONCATENATE(&quot;r&quot;;[.B70];&quot;-&quot;;[.C70];&quot;-&quot;;[.E70];&quot;-&quot;;LEFT(RIGHT([.A70];6);1))" office:value-type="string" office:string-value="r4-25-50-4" calcext:value-type="string">
            <text:p>r4-25-50-4</text:p>
          </table:table-cell>
          <table:table-cell table:formula="of:=ROUND(([.F70]/[.G70])*100;2)" office:value-type="float" office:value="32.6" calcext:value-type="float">
            <text:p>32,6</text:p>
          </table:table-cell>
          <table:table-cell table:style-name="ce12" table:formula="of:=[.J70]" office:value-type="float" office:value="-3.197958" calcext:value-type="float">
            <text:p>-3,2</text:p>
          </table:table-cell>
          <table:table-cell table:style-name="ce12" table:formula="of:=[.I70]" office:value-type="float" office:value="0.035715" calcext:value-type="float">
            <text:p>0,0</text:p>
          </table:table-cell>
          <table:table-cell table:formula="of:=[.U70]" office:value-type="float" office:value="-1" calcext:value-type="float">
            <text:p>-1</text:p>
          </table:table-cell>
          <table:table-cell table:formula="of:=[.V70]" office:value-type="float" office:value="300.040225" calcext:value-type="float">
            <text:p>300,040225</text:p>
          </table:table-cell>
          <table:table-cell table:formula="of:=ABS([.AE70]-CEILING([.AC7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0.025915" calcext:value-type="float">
            <text:p>0,025915</text:p>
          </table:table-cell>
          <table:table-cell table:style-name="Default" office:value-type="float" office:value="-2.585142" calcext:value-type="float">
            <text:p>-2,585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.585142" calcext:value-type="float">
            <text:p>-2,585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1.62" calcext:value-type="float">
            <text:p>271,62</text:p>
          </table:table-cell>
          <table:table-cell office:value-type="float" office:value="1232428" calcext:value-type="float">
            <text:p>123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39758" calcext:value-type="float">
            <text:p>300,03975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pl-t300.config</text:p>
          </table:table-cell>
          <table:table-cell table:formula="of:=CONCATENATE(&quot;r&quot;;[.B71];&quot;-&quot;;[.C71];&quot;-&quot;;[.E71];&quot;-&quot;;LEFT(RIGHT([.A71];6);1))" office:value-type="string" office:string-value="r4-25-50-5" calcext:value-type="string">
            <text:p>r4-25-50-5</text:p>
          </table:table-cell>
          <table:table-cell table:formula="of:=ROUND(([.F71]/[.G71])*100;2)" office:value-type="float" office:value="31.28" calcext:value-type="float">
            <text:p>31,28</text:p>
          </table:table-cell>
          <table:table-cell table:style-name="ce12" table:formula="of:=[.J71]" office:value-type="float" office:value="-2.585142" calcext:value-type="float">
            <text:p>-2,6</text:p>
          </table:table-cell>
          <table:table-cell table:style-name="ce12" table:formula="of:=[.I71]" office:value-type="float" office:value="0.025915" calcext:value-type="float">
            <text:p>0,0</text:p>
          </table:table-cell>
          <table:table-cell table:formula="of:=[.U71]" office:value-type="float" office:value="-1" calcext:value-type="float">
            <text:p>-1</text:p>
          </table:table-cell>
          <table:table-cell table:formula="of:=[.V71]" office:value-type="float" office:value="300.039758" calcext:value-type="float">
            <text:p>300,039758</text:p>
          </table:table-cell>
          <table:table-cell table:formula="of:=ABS([.AE71]-CEILING([.AC7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0.004184" calcext:value-type="float">
            <text:p>0,004184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.88" calcext:value-type="float">
            <text:p>275,88</text:p>
          </table:table-cell>
          <table:table-cell office:value-type="float" office:value="338391" calcext:value-type="float">
            <text:p>338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00.001236" calcext:value-type="float">
            <text:p>300,0012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72];&quot;-&quot;;[.C72];&quot;-&quot;;[.E72];&quot;-&quot;;LEFT(RIGHT([.A72];6);1))" office:value-type="string" office:string-value="r4-5-10-1" calcext:value-type="string">
            <text:p>r4-5-10-1</text:p>
          </table:table-cell>
          <table:table-cell table:formula="of:=ROUND(([.F72]/[.G72])*100;2)" office:value-type="float" office:value="8.51" calcext:value-type="float">
            <text:p>8,51</text:p>
          </table:table-cell>
          <table:table-cell table:style-name="ce12" table:formula="of:=[.J72]" office:value-type="float" office:value="-2" calcext:value-type="float">
            <text:p>-2,0</text:p>
          </table:table-cell>
          <table:table-cell table:style-name="ce12" table:formula="of:=[.I72]" office:value-type="float" office:value="0.004184" calcext:value-type="float">
            <text:p>0,0</text:p>
          </table:table-cell>
          <table:table-cell table:formula="of:=[.U72]" office:value-type="float" office:value="-2" calcext:value-type="float">
            <text:p>-2</text:p>
          </table:table-cell>
          <table:table-cell table:formula="of:=[.V72]" office:value-type="float" office:value="300.001236" calcext:value-type="float">
            <text:p>300,001236</text:p>
          </table:table-cell>
          <table:table-cell table:formula="of:=ABS([.AE72]-CEILING([.AC7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0.004866" calcext:value-type="float">
            <text:p>0,004866</text:p>
          </table:table-cell>
          <table:table-cell table:style-name="Default" office:value-type="float" office:value="-1.4" calcext:value-type="float">
            <text:p>-1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4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.72" calcext:value-type="float">
            <text:p>276,72</text:p>
          </table:table-cell>
          <table:table-cell office:value-type="float" office:value="343415" calcext:value-type="float">
            <text:p>343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0.006407" calcext:value-type="float">
            <text:p>300,0064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73];&quot;-&quot;;[.C73];&quot;-&quot;;[.E73];&quot;-&quot;;LEFT(RIGHT([.A73];6);1))" office:value-type="string" office:string-value="r4-5-10-2" calcext:value-type="string">
            <text:p>r4-5-10-2</text:p>
          </table:table-cell>
          <table:table-cell table:formula="of:=ROUND(([.F73]/[.G73])*100;2)" office:value-type="float" office:value="25.53" calcext:value-type="float">
            <text:p>25,53</text:p>
          </table:table-cell>
          <table:table-cell table:style-name="ce12" table:formula="of:=[.J73]" office:value-type="float" office:value="-1.4" calcext:value-type="float">
            <text:p>-1,4</text:p>
          </table:table-cell>
          <table:table-cell table:style-name="ce12" table:formula="of:=[.I73]" office:value-type="float" office:value="0.004866" calcext:value-type="float">
            <text:p>0,0</text:p>
          </table:table-cell>
          <table:table-cell table:formula="of:=[.U73]" office:value-type="float" office:value="-1" calcext:value-type="float">
            <text:p>-1</text:p>
          </table:table-cell>
          <table:table-cell table:formula="of:=[.V73]" office:value-type="float" office:value="300.006407" calcext:value-type="float">
            <text:p>300,006407</text:p>
          </table:table-cell>
          <table:table-cell table:formula="of:=ABS([.AE73]-CEILING([.AC7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3366" calcext:value-type="float">
            <text:p>0,0033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19" calcext:value-type="float">
            <text:p>279,19</text:p>
          </table:table-cell>
          <table:table-cell office:value-type="float" office:value="335176" calcext:value-type="float">
            <text:p>335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13756" calcext:value-type="float">
            <text:p>300,013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74];&quot;-&quot;;[.C74];&quot;-&quot;;[.E74];&quot;-&quot;;LEFT(RIGHT([.A74];6);1))" office:value-type="string" office:string-value="r4-5-10-3" calcext:value-type="string">
            <text:p>r4-5-10-3</text:p>
          </table:table-cell>
          <table:table-cell table:formula="of:=ROUND(([.F74]/[.G74])*100;2)" office:value-type="float" office:value="0" calcext:value-type="float">
            <text:p>0</text:p>
          </table:table-cell>
          <table:table-cell table:style-name="ce12" table:formula="of:=[.J74]" office:value-type="float" office:value="0" calcext:value-type="float">
            <text:p>0,0</text:p>
          </table:table-cell>
          <table:table-cell table:style-name="ce12" table:formula="of:=[.I74]" office:value-type="float" office:value="0.003366" calcext:value-type="float">
            <text:p>0,0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300.013756" calcext:value-type="float">
            <text:p>300,013756</text:p>
          </table:table-cell>
          <table:table-cell table:formula="of:=ABS([.AE74]-CEILING([.AC7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003565" calcext:value-type="float">
            <text:p>0,0035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34" calcext:value-type="float">
            <text:p>280,34</text:p>
          </table:table-cell>
          <table:table-cell office:value-type="float" office:value="339451" calcext:value-type="float">
            <text:p>3394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3713" calcext:value-type="float">
            <text:p>300,003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75];&quot;-&quot;;[.C75];&quot;-&quot;;[.E75];&quot;-&quot;;LEFT(RIGHT([.A75];6);1))" office:value-type="string" office:string-value="r4-5-10-4" calcext:value-type="string">
            <text:p>r4-5-10-4</text:p>
          </table:table-cell>
          <table:table-cell table:formula="of:=ROUND(([.F75]/[.G75])*100;2)" office:value-type="float" office:value="0" calcext:value-type="float">
            <text:p>0</text:p>
          </table:table-cell>
          <table:table-cell table:style-name="ce12" table:formula="of:=[.J75]" office:value-type="float" office:value="0" calcext:value-type="float">
            <text:p>0,0</text:p>
          </table:table-cell>
          <table:table-cell table:style-name="ce12" table:formula="of:=[.I75]" office:value-type="float" office:value="0.003565" calcext:value-type="float">
            <text:p>0,0</text:p>
          </table:table-cell>
          <table:table-cell table:formula="of:=[.U75]" office:value-type="float" office:value="0" calcext:value-type="float">
            <text:p>0</text:p>
          </table:table-cell>
          <table:table-cell table:formula="of:=[.V75]" office:value-type="float" office:value="300.003713" calcext:value-type="float">
            <text:p>300,003713</text:p>
          </table:table-cell>
          <table:table-cell table:formula="of:=ABS([.AE75]-CEILING([.AC7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003455" calcext:value-type="float">
            <text:p>0,0034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73" calcext:value-type="float">
            <text:p>277,73</text:p>
          </table:table-cell>
          <table:table-cell office:value-type="float" office:value="338091" calcext:value-type="float">
            <text:p>338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0492" calcext:value-type="float">
            <text:p>300,004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76];&quot;-&quot;;[.C76];&quot;-&quot;;[.E76];&quot;-&quot;;LEFT(RIGHT([.A76];6);1))" office:value-type="string" office:string-value="r4-5-10-5" calcext:value-type="string">
            <text:p>r4-5-10-5</text:p>
          </table:table-cell>
          <table:table-cell table:formula="of:=ROUND(([.F76]/[.G76])*100;2)" office:value-type="float" office:value="0" calcext:value-type="float">
            <text:p>0</text:p>
          </table:table-cell>
          <table:table-cell table:style-name="ce12" table:formula="of:=[.J76]" office:value-type="float" office:value="0" calcext:value-type="float">
            <text:p>0,0</text:p>
          </table:table-cell>
          <table:table-cell table:style-name="ce12" table:formula="of:=[.I76]" office:value-type="float" office:value="0.003455" calcext:value-type="float">
            <text:p>0,0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300.00492" calcext:value-type="float">
            <text:p>300,00492</text:p>
          </table:table-cell>
          <table:table-cell table:formula="of:=ABS([.AE76]-CEILING([.AC76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exa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47" table:default-cell-style-name="ce31"/>
        <table:table-column table:style-name="co21" table:default-cell-style-name="ce39"/>
        <table:table-column table:style-name="co21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table:style-name="ce36" office:value-type="string" calcext:value-type="string">
            <text:p>time</text:p>
          </table:table-cell>
          <table:table-cell table:style-name="ce36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ce36"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ub</text:p>
          </table:table-cell>
          <table:table-cell table:style-name="ce15" office:value-type="string" calcext:value-type="string">
            <text:p>time</text:p>
          </table:table-cell>
          <table:table-cell table:style-name="ce37" office:value-type="string" calcext:value-type="string">
            <text:p>gap</text:p>
          </table:table-cell>
          <table:table-cell table:style-name="ce38" office:value-type="string" calcext:value-type="string">
            <text:p>nodes</text:p>
          </table:table-cell>
          <table:table-cell/>
          <table:table-cell table:style-name="ce16" office:value-type="string" calcext:value-type="string">
            <text:p>dist avg</text:p>
          </table:table-cell>
          <table:table-cell table:style-name="ce16"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0-20-10-1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93" calcext:value-type="float">
            <text:p>193</text:p>
          </table:table-cell>
          <table:table-cell office:value-type="float" office:value="0.069153" calcext:value-type="float">
            <text:p>0,06915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3721388" calcext:value-type="float">
            <text:p>37213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];&quot;-&quot;;[.C2];&quot;-&quot;;[.E2];&quot;-&quot;;LEFT(RIGHT([.A2];6);1))" office:value-type="string" office:string-value="r20-10-20-1" calcext:value-type="string">
            <text:p>r20-10-2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12" table:formula="of:=[.M2]" office:value-type="float" office:value="-3" calcext:value-type="float">
            <text:p>-3,0</text:p>
          </table:table-cell>
          <table:table-cell table:style-name="ce12" table:formula="of:=[.J2]" office:value-type="float" office:value="-3" calcext:value-type="float">
            <text:p>-3,0</text:p>
          </table:table-cell>
          <table:table-cell table:formula="of:=[.K2]" office:value-type="float" office:value="-3" calcext:value-type="float">
            <text:p>-3</text:p>
          </table:table-cell>
          <table:table-cell table:formula="of:=[.I2]" office:value-type="float" office:value="0.069153" calcext:value-type="float">
            <text:p>0,069153</text:p>
          </table:table-cell>
          <table:table-cell table:formula="of:=[.L2]" office:value-type="float" office:value="0" calcext:value-type="float">
            <text:p>0,00</text:p>
          </table:table-cell>
          <table:table-cell table:formula="of:=[.N2]" office:value-type="float" office:value="1" calcext:value-type="float">
            <text:p>1</text:p>
          </table:table-cell>
          <table:table-cell/>
          <table:table-cell table:style-name="ce31" table:formula="of:=ROUND(AVERAGE([.AG2:.AG300]);2)" office:value-type="float" office:value="0" calcext:value-type="float">
            <text:p>0,00</text:p>
          </table:table-cell>
          <table:table-cell table:style-name="ce31" table:formula="of:=ROUND(AVERAGEIF([.AG2:.AG300];&quot;&gt;0&quot;;[.AG2:.AG300]);2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rand0-20-10-1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2" calcext:value-type="float">
            <text:p>412</text:p>
          </table:table-cell>
          <table:table-cell office:value-type="float" office:value="187" calcext:value-type="float">
            <text:p>187</text:p>
          </table:table-cell>
          <table:table-cell office:value-type="float" office:value="0.030899" calcext:value-type="float">
            <text:p>0,03089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2617614" calcext:value-type="float">
            <text:p>26176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];&quot;-&quot;;[.C3];&quot;-&quot;;[.E3];&quot;-&quot;;LEFT(RIGHT([.A3];6);1))" office:value-type="string" office:string-value="r20-10-20-2" calcext:value-type="string">
            <text:p>r20-10-20-2</text:p>
          </table:table-cell>
          <table:table-cell table:formula="of:=ROUND(([.F3]/[.G3])*100;2)" office:value-type="float" office:value="6.31" calcext:value-type="float">
            <text:p>6,31</text:p>
          </table:table-cell>
          <table:table-cell table:style-name="ce12" table:formula="of:=[.M3]" office:value-type="float" office:value="-2" calcext:value-type="float">
            <text:p>-2,0</text:p>
          </table:table-cell>
          <table:table-cell table:style-name="ce12" table:formula="of:=[.J3]" office:value-type="float" office:value="-2" calcext:value-type="float">
            <text:p>-2,0</text:p>
          </table:table-cell>
          <table:table-cell table:formula="of:=[.K3]" office:value-type="float" office:value="-2" calcext:value-type="float">
            <text:p>-2</text:p>
          </table:table-cell>
          <table:table-cell table:formula="of:=[.I3]" office:value-type="float" office:value="0.030899" calcext:value-type="float">
            <text:p>0,030899</text:p>
          </table:table-cell>
          <table:table-cell table:formula="of:=[.L3]" office:value-type="float" office:value="0" calcext:value-type="float">
            <text:p>0,00</text:p>
          </table:table-cell>
          <table:table-cell table:formula="of:=[.N3]" office:value-type="float" office:value="1" calcext:value-type="float">
            <text:p>1</text:p>
          </table:table-cell>
          <table:table-cell/>
          <table:table-cell table:style-name="ce16" table:number-columns-repeated="2"/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0-20-10-10-2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12" calcext:value-type="float">
            <text:p>412</text:p>
          </table:table-cell>
          <table:table-cell office:value-type="float" office:value="67" calcext:value-type="float">
            <text:p>67</text:p>
          </table:table-cell>
          <table:table-cell office:value-type="float" office:value="0.013014" calcext:value-type="float">
            <text:p>0,01301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761" calcext:value-type="float">
            <text:p>15807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];&quot;-&quot;;[.C4];&quot;-&quot;;[.E4];&quot;-&quot;;LEFT(RIGHT([.A4];6);1))" office:value-type="string" office:string-value="r20-10-20-3" calcext:value-type="string">
            <text:p>r20-10-20-3</text:p>
          </table:table-cell>
          <table:table-cell table:formula="of:=ROUND(([.F4]/[.G4])*100;2)" office:value-type="float" office:value="5.58" calcext:value-type="float">
            <text:p>5,58</text:p>
          </table:table-cell>
          <table:table-cell table:style-name="ce12" table:formula="of:=[.M4]" office:value-type="float" office:value="-2" calcext:value-type="float">
            <text:p>-2,0</text:p>
          </table:table-cell>
          <table:table-cell table:style-name="ce12" table:formula="of:=[.J4]" office:value-type="float" office:value="-2" calcext:value-type="float">
            <text:p>-2,0</text:p>
          </table:table-cell>
          <table:table-cell table:formula="of:=[.K4]" office:value-type="float" office:value="-2" calcext:value-type="float">
            <text:p>-2</text:p>
          </table:table-cell>
          <table:table-cell table:formula="of:=[.I4]" office:value-type="float" office:value="0.013014" calcext:value-type="float">
            <text:p>0,013014</text:p>
          </table:table-cell>
          <table:table-cell table:formula="of:=[.L4]" office:value-type="float" office:value="0" calcext:value-type="float">
            <text:p>0,00</text:p>
          </table:table-cell>
          <table:table-cell table:formula="of:=[.N4]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optimal</text:p>
          </table:table-cell>
          <table:table-cell table:style-name="ce16"/>
          <table:table-cell table:number-columns-repeated="2"/>
          <table:table-cell office:value-type="string" calcext:value-type="string">
            <text:p>scip default (with cuts, heur, preprocessing)</text:p>
          </table:table-cell>
        </table:table-row>
        <table:table-row table:style-name="ro1">
          <table:table-cell office:value-type="string" calcext:value-type="string">
            <text:p>rand0-20-10-10-2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5" calcext:value-type="float">
            <text:p>75</text:p>
          </table:table-cell>
          <table:table-cell office:value-type="float" office:value="0.014556" calcext:value-type="float">
            <text:p>0,01455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633166" calcext:value-type="float">
            <text:p>1633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];&quot;-&quot;;[.C5];&quot;-&quot;;[.E5];&quot;-&quot;;LEFT(RIGHT([.A5];6);1))" office:value-type="string" office:string-value="r20-10-20-4" calcext:value-type="string">
            <text:p>r20-10-20-4</text:p>
          </table:table-cell>
          <table:table-cell table:formula="of:=ROUND(([.F5]/[.G5])*100;2)" office:value-type="float" office:value="0" calcext:value-type="float">
            <text:p>0</text:p>
          </table:table-cell>
          <table:table-cell table:style-name="ce12" table:formula="of:=[.M5]" office:value-type="float" office:value="-2" calcext:value-type="float">
            <text:p>-2,0</text:p>
          </table:table-cell>
          <table:table-cell table:style-name="ce12" table:formula="of:=[.J5]" office:value-type="float" office:value="-2" calcext:value-type="float">
            <text:p>-2,0</text:p>
          </table:table-cell>
          <table:table-cell table:formula="of:=[.K5]" office:value-type="float" office:value="-2" calcext:value-type="float">
            <text:p>-2</text:p>
          </table:table-cell>
          <table:table-cell table:formula="of:=[.I5]" office:value-type="float" office:value="0.014556" calcext:value-type="float">
            <text:p>0,014556</text:p>
          </table:table-cell>
          <table:table-cell table:formula="of:=[.L5]" office:value-type="float" office:value="0" calcext:value-type="float">
            <text:p>0,00</text:p>
          </table:table-cell>
          <table:table-cell table:formula="of:=[.N5]" office:value-type="float" office:value="1" calcext:value-type="float">
            <text:p>1</text:p>
          </table:table-cell>
          <table:table-cell/>
          <table:table-cell table:style-name="ce16" table:formula="of:=COUNTIF([.AG2:.AG300];0)" office:value-type="float" office:value="60" calcext:value-type="float">
            <text:p>60</text:p>
          </table:table-cell>
          <table:table-cell table:style-name="ce32" table:formula="of:=[.AJ5]/[.AJ8]"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Thus, lb0 is tighter than considered in RA, BLPL, etc</text:p>
          </table:table-cell>
        </table:table-row>
        <table:table-row table:style-name="ro1">
          <table:table-cell office:value-type="string" calcext:value-type="string">
            <text:p>rand0-20-10-10-2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office:value-type="float" office:value="0.01253" calcext:value-type="float">
            <text:p>0,0125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828" calcext:value-type="float">
            <text:p>15528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];&quot;-&quot;;[.C6];&quot;-&quot;;[.E6];&quot;-&quot;;LEFT(RIGHT([.A6];6);1))" office:value-type="string" office:string-value="r20-10-20-5" calcext:value-type="string">
            <text:p>r20-10-20-5</text:p>
          </table:table-cell>
          <table:table-cell table:formula="of:=ROUND(([.F6]/[.G6])*100;2)" office:value-type="float" office:value="6.55" calcext:value-type="float">
            <text:p>6,55</text:p>
          </table:table-cell>
          <table:table-cell table:style-name="ce12" table:formula="of:=[.M6]" office:value-type="float" office:value="-1" calcext:value-type="float">
            <text:p>-1,0</text:p>
          </table:table-cell>
          <table:table-cell table:style-name="ce12" table:formula="of:=[.J6]" office:value-type="float" office:value="-1" calcext:value-type="float">
            <text:p>-1,0</text:p>
          </table:table-cell>
          <table:table-cell table:formula="of:=[.K6]" office:value-type="float" office:value="-1" calcext:value-type="float">
            <text:p>-1</text:p>
          </table:table-cell>
          <table:table-cell table:formula="of:=[.I6]" office:value-type="float" office:value="0.01253" calcext:value-type="float">
            <text:p>0,01253</text:p>
          </table:table-cell>
          <table:table-cell table:formula="of:=[.L6]" office:value-type="float" office:value="0" calcext:value-type="float">
            <text:p>0,00</text:p>
          </table:table-cell>
          <table:table-cell table:formula="of:=[.N6]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in root</text:p>
          </table:table-cell>
          <table:table-cell table:style-name="ce16" table:formula="of:=COUNTIFS([.AG2:.AG100];0;[.AH2:.AH100];1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0-20-15-15-3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17" calcext:value-type="float">
            <text:p>617</text:p>
          </table:table-cell>
          <table:table-cell office:value-type="float" office:value="508" calcext:value-type="float">
            <text:p>508</text:p>
          </table:table-cell>
          <table:table-cell office:value-type="float" office:value="0.155675" calcext:value-type="float">
            <text:p>0,15567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10202303" calcext:value-type="float">
            <text:p>102023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7];&quot;-&quot;;[.C7];&quot;-&quot;;[.E7];&quot;-&quot;;LEFT(RIGHT([.A7];6);1))" office:value-type="string" office:string-value="r20-15-30-1" calcext:value-type="string">
            <text:p>r20-15-30-1</text:p>
          </table:table-cell>
          <table:table-cell table:formula="of:=ROUND(([.F7]/[.G7])*100;2)" office:value-type="float" office:value="9.89" calcext:value-type="float">
            <text:p>9,89</text:p>
          </table:table-cell>
          <table:table-cell table:style-name="ce12" table:formula="of:=[.M7]" office:value-type="float" office:value="-4" calcext:value-type="float">
            <text:p>-4,0</text:p>
          </table:table-cell>
          <table:table-cell table:style-name="ce12" table:formula="of:=[.J7]" office:value-type="float" office:value="-4" calcext:value-type="float">
            <text:p>-4,0</text:p>
          </table:table-cell>
          <table:table-cell table:formula="of:=[.K7]" office:value-type="float" office:value="-4" calcext:value-type="float">
            <text:p>-4</text:p>
          </table:table-cell>
          <table:table-cell table:formula="of:=[.I7]" office:value-type="float" office:value="0.155675" calcext:value-type="float">
            <text:p>0,155675</text:p>
          </table:table-cell>
          <table:table-cell table:formula="of:=[.L7]" office:value-type="float" office:value="0" calcext:value-type="float">
            <text:p>0,00</text:p>
          </table:table-cell>
          <table:table-cell table:formula="of:=[.N7]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total instances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rand0-20-15-15-3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17" calcext:value-type="float">
            <text:p>617</text:p>
          </table:table-cell>
          <table:table-cell office:value-type="float" office:value="488" calcext:value-type="float">
            <text:p>488</text:p>
          </table:table-cell>
          <table:table-cell office:value-type="float" office:value="0.111383" calcext:value-type="float">
            <text:p>0,11138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8337333" calcext:value-type="float">
            <text:p>8337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8];&quot;-&quot;;[.C8];&quot;-&quot;;[.E8];&quot;-&quot;;LEFT(RIGHT([.A8];6);1))" office:value-type="string" office:string-value="r20-15-30-2" calcext:value-type="string">
            <text:p>r20-15-30-2</text:p>
          </table:table-cell>
          <table:table-cell table:formula="of:=ROUND(([.F8]/[.G8])*100;2)" office:value-type="float" office:value="7.46" calcext:value-type="float">
            <text:p>7,46</text:p>
          </table:table-cell>
          <table:table-cell table:style-name="ce12" table:formula="of:=[.M8]" office:value-type="float" office:value="-3" calcext:value-type="float">
            <text:p>-3,0</text:p>
          </table:table-cell>
          <table:table-cell table:style-name="ce12" table:formula="of:=[.J8]" office:value-type="float" office:value="-3" calcext:value-type="float">
            <text:p>-3,0</text:p>
          </table:table-cell>
          <table:table-cell table:formula="of:=[.K8]" office:value-type="float" office:value="-3" calcext:value-type="float">
            <text:p>-3</text:p>
          </table:table-cell>
          <table:table-cell table:formula="of:=[.I8]" office:value-type="float" office:value="0.111383" calcext:value-type="float">
            <text:p>0,111383</text:p>
          </table:table-cell>
          <table:table-cell table:formula="of:=[.L8]" office:value-type="float" office:value="0" calcext:value-type="float">
            <text:p>0,00</text:p>
          </table:table-cell>
          <table:table-cell table:formula="of:=[.N8]" office:value-type="float" office:value="1" calcext:value-type="float">
            <text:p>1</text:p>
          </table:table-cell>
          <table:table-cell/>
          <table:table-cell table:style-name="ce16" table:formula="of:=COUNTIF([.AG2:.AG300];&quot;&gt;=0&quot;)" office:value-type="float" office:value="60" calcext:value-type="float">
            <text:p>60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rand0-20-15-15-3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17" calcext:value-type="float">
            <text:p>617</text:p>
          </table:table-cell>
          <table:table-cell office:value-type="float" office:value="541" calcext:value-type="float">
            <text:p>541</text:p>
          </table:table-cell>
          <table:table-cell office:value-type="float" office:value="0.142062" calcext:value-type="float">
            <text:p>0,14206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7060596" calcext:value-type="float">
            <text:p>70605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9];&quot;-&quot;;[.C9];&quot;-&quot;;[.E9];&quot;-&quot;;LEFT(RIGHT([.A9];6);1))" office:value-type="string" office:string-value="r20-15-30-3" calcext:value-type="string">
            <text:p>r20-15-30-3</text:p>
          </table:table-cell>
          <table:table-cell table:formula="of:=ROUND(([.F9]/[.G9])*100;2)" office:value-type="float" office:value="7.78" calcext:value-type="float">
            <text:p>7,78</text:p>
          </table:table-cell>
          <table:table-cell table:style-name="ce12" table:formula="of:=[.M9]" office:value-type="float" office:value="-2" calcext:value-type="float">
            <text:p>-2,0</text:p>
          </table:table-cell>
          <table:table-cell table:style-name="ce12" table:formula="of:=[.J9]" office:value-type="float" office:value="-2" calcext:value-type="float">
            <text:p>-2,0</text:p>
          </table:table-cell>
          <table:table-cell table:formula="of:=[.K9]" office:value-type="float" office:value="-2" calcext:value-type="float">
            <text:p>-2</text:p>
          </table:table-cell>
          <table:table-cell table:formula="of:=[.I9]" office:value-type="float" office:value="0.142062" calcext:value-type="float">
            <text:p>0,142062</text:p>
          </table:table-cell>
          <table:table-cell table:formula="of:=[.L9]" office:value-type="float" office:value="0" calcext:value-type="float">
            <text:p>0,00</text:p>
          </table:table-cell>
          <table:table-cell table:formula="of:=[.N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17" calcext:value-type="float">
            <text:p>617</text:p>
          </table:table-cell>
          <table:table-cell office:value-type="float" office:value="194" calcext:value-type="float">
            <text:p>194</text:p>
          </table:table-cell>
          <table:table-cell office:value-type="float" office:value="0.067394" calcext:value-type="float">
            <text:p>0,06739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4554585" calcext:value-type="float">
            <text:p>45545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0];&quot;-&quot;;[.C10];&quot;-&quot;;[.E10];&quot;-&quot;;LEFT(RIGHT([.A10];6);1))" office:value-type="string" office:string-value="r20-15-30-4" calcext:value-type="string">
            <text:p>r20-15-30-4</text:p>
          </table:table-cell>
          <table:table-cell table:formula="of:=ROUND(([.F10]/[.G10])*100;2)" office:value-type="float" office:value="4.7" calcext:value-type="float">
            <text:p>4,7</text:p>
          </table:table-cell>
          <table:table-cell table:style-name="ce12" table:formula="of:=[.M10]" office:value-type="float" office:value="-2" calcext:value-type="float">
            <text:p>-2,0</text:p>
          </table:table-cell>
          <table:table-cell table:style-name="ce12" table:formula="of:=[.J10]" office:value-type="float" office:value="-2" calcext:value-type="float">
            <text:p>-2,0</text:p>
          </table:table-cell>
          <table:table-cell table:formula="of:=[.K10]" office:value-type="float" office:value="-2" calcext:value-type="float">
            <text:p>-2</text:p>
          </table:table-cell>
          <table:table-cell table:formula="of:=[.I10]" office:value-type="float" office:value="0.067394" calcext:value-type="float">
            <text:p>0,067394</text:p>
          </table:table-cell>
          <table:table-cell table:formula="of:=[.L10]" office:value-type="float" office:value="0" calcext:value-type="float">
            <text:p>0,00</text:p>
          </table:table-cell>
          <table:table-cell table:formula="of:=[.N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15-15-3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259" calcext:value-type="float">
            <text:p>259</text:p>
          </table:table-cell>
          <table:table-cell office:value-type="float" office:value="0.074664" calcext:value-type="float">
            <text:p>0,07466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4294750" calcext:value-type="float">
            <text:p>42947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1];&quot;-&quot;;[.C11];&quot;-&quot;;[.E11];&quot;-&quot;;LEFT(RIGHT([.A11];6);1))" office:value-type="string" office:string-value="r20-15-30-5" calcext:value-type="string">
            <text:p>r20-15-30-5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style-name="ce12" table:formula="of:=[.M11]" office:value-type="float" office:value="-2" calcext:value-type="float">
            <text:p>-2,0</text:p>
          </table:table-cell>
          <table:table-cell table:style-name="ce12" table:formula="of:=[.J11]" office:value-type="float" office:value="-2" calcext:value-type="float">
            <text:p>-2,0</text:p>
          </table:table-cell>
          <table:table-cell table:formula="of:=[.K11]" office:value-type="float" office:value="-2" calcext:value-type="float">
            <text:p>-2</text:p>
          </table:table-cell>
          <table:table-cell table:formula="of:=[.I11]" office:value-type="float" office:value="0.074664" calcext:value-type="float">
            <text:p>0,074664</text:p>
          </table:table-cell>
          <table:table-cell table:formula="of:=[.L11]" office:value-type="float" office:value="0" calcext:value-type="float">
            <text:p>0,00</text:p>
          </table:table-cell>
          <table:table-cell table:formula="of:=[.N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822" calcext:value-type="float">
            <text:p>822</text:p>
          </table:table-cell>
          <table:table-cell office:value-type="float" office:value="519" calcext:value-type="float">
            <text:p>519</text:p>
          </table:table-cell>
          <table:table-cell office:value-type="float" office:value="0.271165" calcext:value-type="float">
            <text:p>0,27116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9349869" calcext:value-type="float">
            <text:p>19349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2];&quot;-&quot;;[.C12];&quot;-&quot;;[.E12];&quot;-&quot;;LEFT(RIGHT([.A12];6);1))" office:value-type="string" office:string-value="r20-20-40-1" calcext:value-type="string">
            <text:p>r20-20-40-1</text:p>
          </table:table-cell>
          <table:table-cell table:formula="of:=ROUND(([.F12]/[.G12])*100;2)" office:value-type="float" office:value="8.88" calcext:value-type="float">
            <text:p>8,88</text:p>
          </table:table-cell>
          <table:table-cell table:style-name="ce12" table:formula="of:=[.M12]" office:value-type="float" office:value="-4" calcext:value-type="float">
            <text:p>-4,0</text:p>
          </table:table-cell>
          <table:table-cell table:style-name="ce12" table:formula="of:=[.J12]" office:value-type="float" office:value="-4" calcext:value-type="float">
            <text:p>-4,0</text:p>
          </table:table-cell>
          <table:table-cell table:formula="of:=[.K12]" office:value-type="float" office:value="-4" calcext:value-type="float">
            <text:p>-4</text:p>
          </table:table-cell>
          <table:table-cell table:formula="of:=[.I12]" office:value-type="float" office:value="0.271165" calcext:value-type="float">
            <text:p>0,271165</text:p>
          </table:table-cell>
          <table:table-cell table:formula="of:=[.L12]" office:value-type="float" office:value="0" calcext:value-type="float">
            <text:p>0,00</text:p>
          </table:table-cell>
          <table:table-cell table:formula="of:=[.N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22" calcext:value-type="float">
            <text:p>822</text:p>
          </table:table-cell>
          <table:table-cell office:value-type="float" office:value="488" calcext:value-type="float">
            <text:p>488</text:p>
          </table:table-cell>
          <table:table-cell office:value-type="float" office:value="0.182009" calcext:value-type="float">
            <text:p>0,182009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9920781" calcext:value-type="float">
            <text:p>99207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3];&quot;-&quot;;[.C13];&quot;-&quot;;[.E13];&quot;-&quot;;LEFT(RIGHT([.A13];6);1))" office:value-type="string" office:string-value="r20-20-40-2" calcext:value-type="string">
            <text:p>r20-20-40-2</text:p>
          </table:table-cell>
          <table:table-cell table:formula="of:=ROUND(([.F13]/[.G13])*100;2)" office:value-type="float" office:value="7.3" calcext:value-type="float">
            <text:p>7,3</text:p>
          </table:table-cell>
          <table:table-cell table:style-name="ce12" table:formula="of:=[.M13]" office:value-type="float" office:value="-3" calcext:value-type="float">
            <text:p>-3,0</text:p>
          </table:table-cell>
          <table:table-cell table:style-name="ce12" table:formula="of:=[.J13]" office:value-type="float" office:value="-3" calcext:value-type="float">
            <text:p>-3,0</text:p>
          </table:table-cell>
          <table:table-cell table:formula="of:=[.K13]" office:value-type="float" office:value="-3" calcext:value-type="float">
            <text:p>-3</text:p>
          </table:table-cell>
          <table:table-cell table:formula="of:=[.I13]" office:value-type="float" office:value="0.182009" calcext:value-type="float">
            <text:p>0,182009</text:p>
          </table:table-cell>
          <table:table-cell table:formula="of:=[.L13]" office:value-type="float" office:value="0" calcext:value-type="float">
            <text:p>0,00</text:p>
          </table:table-cell>
          <table:table-cell table:formula="of:=[.N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3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822" calcext:value-type="float">
            <text:p>822</text:p>
          </table:table-cell>
          <table:table-cell office:value-type="float" office:value="239" calcext:value-type="float">
            <text:p>239</text:p>
          </table:table-cell>
          <table:table-cell office:value-type="float" office:value="0.053312" calcext:value-type="float">
            <text:p>0,05331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5207124" calcext:value-type="float">
            <text:p>5207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4];&quot;-&quot;;[.C14];&quot;-&quot;;[.E14];&quot;-&quot;;LEFT(RIGHT([.A14];6);1))" office:value-type="string" office:string-value="r20-20-40-3" calcext:value-type="string">
            <text:p>r20-20-40-3</text:p>
          </table:table-cell>
          <table:table-cell table:formula="of:=ROUND(([.F14]/[.G14])*100;2)" office:value-type="float" office:value="3.16" calcext:value-type="float">
            <text:p>3,16</text:p>
          </table:table-cell>
          <table:table-cell table:style-name="ce12" table:formula="of:=[.M14]" office:value-type="float" office:value="-2" calcext:value-type="float">
            <text:p>-2,0</text:p>
          </table:table-cell>
          <table:table-cell table:style-name="ce12" table:formula="of:=[.J14]" office:value-type="float" office:value="-2" calcext:value-type="float">
            <text:p>-2,0</text:p>
          </table:table-cell>
          <table:table-cell table:formula="of:=[.K14]" office:value-type="float" office:value="-2" calcext:value-type="float">
            <text:p>-2</text:p>
          </table:table-cell>
          <table:table-cell table:formula="of:=[.I14]" office:value-type="float" office:value="0.053312" calcext:value-type="float">
            <text:p>0,053312</text:p>
          </table:table-cell>
          <table:table-cell table:formula="of:=[.L14]" office:value-type="float" office:value="0" calcext:value-type="float">
            <text:p>0,00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4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639" calcext:value-type="float">
            <text:p>639</text:p>
          </table:table-cell>
          <table:table-cell office:value-type="float" office:value="0.138363" calcext:value-type="float">
            <text:p>0,1383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8988429" calcext:value-type="float">
            <text:p>8988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5];&quot;-&quot;;[.C15];&quot;-&quot;;[.E15];&quot;-&quot;;LEFT(RIGHT([.A15];6);1))" office:value-type="string" office:string-value="r20-20-40-4" calcext:value-type="string">
            <text:p>r20-20-40-4</text:p>
          </table:table-cell>
          <table:table-cell table:formula="of:=ROUND(([.F15]/[.G15])*100;2)" office:value-type="float" office:value="0" calcext:value-type="float">
            <text:p>0</text:p>
          </table:table-cell>
          <table:table-cell table:style-name="ce12" table:formula="of:=[.M15]" office:value-type="float" office:value="-2" calcext:value-type="float">
            <text:p>-2,0</text:p>
          </table:table-cell>
          <table:table-cell table:style-name="ce12" table:formula="of:=[.J15]" office:value-type="float" office:value="-2" calcext:value-type="float">
            <text:p>-2,0</text:p>
          </table:table-cell>
          <table:table-cell table:formula="of:=[.K15]" office:value-type="float" office:value="-2" calcext:value-type="float">
            <text:p>-2</text:p>
          </table:table-cell>
          <table:table-cell table:formula="of:=[.I15]" office:value-type="float" office:value="0.138363" calcext:value-type="float">
            <text:p>0,138363</text:p>
          </table:table-cell>
          <table:table-cell table:formula="of:=[.L15]" office:value-type="float" office:value="0" calcext:value-type="float">
            <text:p>0,00</text:p>
          </table:table-cell>
          <table:table-cell table:formula="of:=[.N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0-20-40-5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90" calcext:value-type="float">
            <text:p>190</text:p>
          </table:table-cell>
          <table:table-cell office:value-type="float" office:value="0.039527" calcext:value-type="float">
            <text:p>0,03952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3979689" calcext:value-type="float">
            <text:p>39796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6];&quot;-&quot;;[.C16];&quot;-&quot;;[.E16];&quot;-&quot;;LEFT(RIGHT([.A16];6);1))" office:value-type="string" office:string-value="r20-20-40-5" calcext:value-type="string">
            <text:p>r20-20-40-5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style-name="ce12" table:formula="of:=[.M16]" office:value-type="float" office:value="-2" calcext:value-type="float">
            <text:p>-2,0</text:p>
          </table:table-cell>
          <table:table-cell table:style-name="ce12" table:formula="of:=[.J16]" office:value-type="float" office:value="-2" calcext:value-type="float">
            <text:p>-2,0</text:p>
          </table:table-cell>
          <table:table-cell table:formula="of:=[.K16]" office:value-type="float" office:value="-2" calcext:value-type="float">
            <text:p>-2</text:p>
          </table:table-cell>
          <table:table-cell table:formula="of:=[.I16]" office:value-type="float" office:value="0.039527" calcext:value-type="float">
            <text:p>0,039527</text:p>
          </table:table-cell>
          <table:table-cell table:formula="of:=[.L16]" office:value-type="float" office:value="0" calcext:value-type="float">
            <text:p>0,00</text:p>
          </table:table-cell>
          <table:table-cell table:formula="of:=[.N1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500" calcext:value-type="float">
            <text:p>500</text:p>
          </table:table-cell>
          <table:table-cell office:value-type="float" office:value="1.588764" calcext:value-type="float">
            <text:p>1,58876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.445276" calcext:value-type="float">
            <text:p>-4,44527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3" calcext:value-type="float">
            <text:p>1,53</text:p>
          </table:table-cell>
          <table:table-cell office:value-type="float" office:value="16213870" calcext:value-type="float">
            <text:p>162138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7];&quot;-&quot;;[.C17];&quot;-&quot;;[.E17];&quot;-&quot;;LEFT(RIGHT([.A17];6);1))" office:value-type="string" office:string-value="r20-25-50-1" calcext:value-type="string">
            <text:p>r20-25-50-1</text:p>
          </table:table-cell>
          <table:table-cell table:formula="of:=ROUND(([.F17]/[.G17])*100;2)" office:value-type="float" office:value="0" calcext:value-type="float">
            <text:p>0</text:p>
          </table:table-cell>
          <table:table-cell table:style-name="ce12" table:formula="of:=[.M17]" office:value-type="float" office:value="-4.445276" calcext:value-type="float">
            <text:p>-4,4</text:p>
          </table:table-cell>
          <table:table-cell table:style-name="ce12" table:formula="of:=[.J17]" office:value-type="float" office:value="-4" calcext:value-type="float">
            <text:p>-4,0</text:p>
          </table:table-cell>
          <table:table-cell table:formula="of:=[.K17]" office:value-type="float" office:value="-4" calcext:value-type="float">
            <text:p>-4</text:p>
          </table:table-cell>
          <table:table-cell table:formula="of:=[.I17]" office:value-type="float" office:value="1.588764" calcext:value-type="float">
            <text:p>1,588764</text:p>
          </table:table-cell>
          <table:table-cell table:formula="of:=[.L17]" office:value-type="float" office:value="0" calcext:value-type="float">
            <text:p>0,00</text:p>
          </table:table-cell>
          <table:table-cell table:formula="of:=[.N17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551" calcext:value-type="float">
            <text:p>551</text:p>
          </table:table-cell>
          <table:table-cell office:value-type="float" office:value="0.880859" calcext:value-type="float">
            <text:p>0,880859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.425721" calcext:value-type="float">
            <text:p>-4,4257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20305210" calcext:value-type="float">
            <text:p>203052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8];&quot;-&quot;;[.C18];&quot;-&quot;;[.E18];&quot;-&quot;;LEFT(RIGHT([.A18];6);1))" office:value-type="string" office:string-value="r20-25-50-2" calcext:value-type="string">
            <text:p>r20-25-50-2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style-name="ce12" table:formula="of:=[.M18]" office:value-type="float" office:value="-4.425721" calcext:value-type="float">
            <text:p>-4,4</text:p>
          </table:table-cell>
          <table:table-cell table:style-name="ce12" table:formula="of:=[.J18]" office:value-type="float" office:value="-4" calcext:value-type="float">
            <text:p>-4,0</text:p>
          </table:table-cell>
          <table:table-cell table:formula="of:=[.K18]" office:value-type="float" office:value="-4" calcext:value-type="float">
            <text:p>-4</text:p>
          </table:table-cell>
          <table:table-cell table:formula="of:=[.I18]" office:value-type="float" office:value="0.880859" calcext:value-type="float">
            <text:p>0,880859</text:p>
          </table:table-cell>
          <table:table-cell table:formula="of:=[.L18]" office:value-type="float" office:value="0" calcext:value-type="float">
            <text:p>0,00</text:p>
          </table:table-cell>
          <table:table-cell table:formula="of:=[.N18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027" calcext:value-type="float">
            <text:p>1027</text:p>
          </table:table-cell>
          <table:table-cell office:value-type="float" office:value="622" calcext:value-type="float">
            <text:p>622</text:p>
          </table:table-cell>
          <table:table-cell office:value-type="float" office:value="0.336796" calcext:value-type="float">
            <text:p>0,336796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21507196" calcext:value-type="float">
            <text:p>21507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9];&quot;-&quot;;[.C19];&quot;-&quot;;[.E19];&quot;-&quot;;LEFT(RIGHT([.A19];6);1))" office:value-type="string" office:string-value="r20-25-50-3" calcext:value-type="string">
            <text:p>r20-25-50-3</text:p>
          </table:table-cell>
          <table:table-cell table:formula="of:=ROUND(([.F19]/[.G19])*100;2)" office:value-type="float" office:value="8.67" calcext:value-type="float">
            <text:p>8,67</text:p>
          </table:table-cell>
          <table:table-cell table:style-name="ce12" table:formula="of:=[.M19]" office:value-type="float" office:value="-3" calcext:value-type="float">
            <text:p>-3,0</text:p>
          </table:table-cell>
          <table:table-cell table:style-name="ce12" table:formula="of:=[.J19]" office:value-type="float" office:value="-3" calcext:value-type="float">
            <text:p>-3,0</text:p>
          </table:table-cell>
          <table:table-cell table:formula="of:=[.K19]" office:value-type="float" office:value="-3" calcext:value-type="float">
            <text:p>-3</text:p>
          </table:table-cell>
          <table:table-cell table:formula="of:=[.I19]" office:value-type="float" office:value="0.336796" calcext:value-type="float">
            <text:p>0,336796</text:p>
          </table:table-cell>
          <table:table-cell table:formula="of:=[.L19]" office:value-type="float" office:value="0" calcext:value-type="float">
            <text:p>0,00</text:p>
          </table:table-cell>
          <table:table-cell table:formula="of:=[.N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163" calcext:value-type="float">
            <text:p>1163</text:p>
          </table:table-cell>
          <table:table-cell office:value-type="float" office:value="0.337684" calcext:value-type="float">
            <text:p>0,33768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4476850" calcext:value-type="float">
            <text:p>44768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0];&quot;-&quot;;[.C20];&quot;-&quot;;[.E20];&quot;-&quot;;LEFT(RIGHT([.A20];6);1))" office:value-type="string" office:string-value="r20-25-50-4" calcext:value-type="string">
            <text:p>r20-25-50-4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12" table:formula="of:=[.M20]" office:value-type="float" office:value="-2" calcext:value-type="float">
            <text:p>-2,0</text:p>
          </table:table-cell>
          <table:table-cell table:style-name="ce12" table:formula="of:=[.J20]" office:value-type="float" office:value="-2" calcext:value-type="float">
            <text:p>-2,0</text:p>
          </table:table-cell>
          <table:table-cell table:formula="of:=[.K20]" office:value-type="float" office:value="-2" calcext:value-type="float">
            <text:p>-2</text:p>
          </table:table-cell>
          <table:table-cell table:formula="of:=[.I20]" office:value-type="float" office:value="0.337684" calcext:value-type="float">
            <text:p>0,337684</text:p>
          </table:table-cell>
          <table:table-cell table:formula="of:=[.L20]" office:value-type="float" office:value="0" calcext:value-type="float">
            <text:p>0,00</text:p>
          </table:table-cell>
          <table:table-cell table:formula="of:=[.N2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25-25-5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659" calcext:value-type="float">
            <text:p>659</text:p>
          </table:table-cell>
          <table:table-cell office:value-type="float" office:value="0.24257" calcext:value-type="float">
            <text:p>0,2425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12194222" calcext:value-type="float">
            <text:p>121942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1];&quot;-&quot;;[.C21];&quot;-&quot;;[.E21];&quot;-&quot;;LEFT(RIGHT([.A21];6);1))" office:value-type="string" office:string-value="r20-25-50-5" calcext:value-type="string">
            <text:p>r20-25-50-5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style-name="ce12" table:formula="of:=[.M21]" office:value-type="float" office:value="-3" calcext:value-type="float">
            <text:p>-3,0</text:p>
          </table:table-cell>
          <table:table-cell table:style-name="ce12" table:formula="of:=[.J21]" office:value-type="float" office:value="-3" calcext:value-type="float">
            <text:p>-3,0</text:p>
          </table:table-cell>
          <table:table-cell table:formula="of:=[.K21]" office:value-type="float" office:value="-3" calcext:value-type="float">
            <text:p>-3</text:p>
          </table:table-cell>
          <table:table-cell table:formula="of:=[.I21]" office:value-type="float" office:value="0.24257" calcext:value-type="float">
            <text:p>0,24257</text:p>
          </table:table-cell>
          <table:table-cell table:formula="of:=[.L21]" office:value-type="float" office:value="0" calcext:value-type="float">
            <text:p>0,00</text:p>
          </table:table-cell>
          <table:table-cell table:formula="of:=[.N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0.010593" calcext:value-type="float">
            <text:p>0,01059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6491" calcext:value-type="float">
            <text:p>866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2];&quot;-&quot;;[.C22];&quot;-&quot;;[.E22];&quot;-&quot;;LEFT(RIGHT([.A22];6);1))" office:value-type="string" office:string-value="r20-5-10-1" calcext:value-type="string">
            <text:p>r20-5-10-1</text:p>
          </table:table-cell>
          <table:table-cell table:formula="of:=ROUND(([.F22]/[.G22])*100;2)" office:value-type="float" office:value="3.86" calcext:value-type="float">
            <text:p>3,86</text:p>
          </table:table-cell>
          <table:table-cell table:style-name="ce12" table:formula="of:=[.M22]" office:value-type="float" office:value="-2" calcext:value-type="float">
            <text:p>-2,0</text:p>
          </table:table-cell>
          <table:table-cell table:style-name="ce12" table:formula="of:=[.J22]" office:value-type="float" office:value="-2" calcext:value-type="float">
            <text:p>-2,0</text:p>
          </table:table-cell>
          <table:table-cell table:formula="of:=[.K22]" office:value-type="float" office:value="-2" calcext:value-type="float">
            <text:p>-2</text:p>
          </table:table-cell>
          <table:table-cell table:formula="of:=[.I22]" office:value-type="float" office:value="0.010593" calcext:value-type="float">
            <text:p>0,010593</text:p>
          </table:table-cell>
          <table:table-cell table:formula="of:=[.L22]" office:value-type="float" office:value="0" calcext:value-type="float">
            <text:p>0,00</text:p>
          </table:table-cell>
          <table:table-cell table:formula="of:=[.N2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0.008359" calcext:value-type="float">
            <text:p>0,00835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44526" calcext:value-type="float">
            <text:p>8445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3];&quot;-&quot;;[.C23];&quot;-&quot;;[.E23];&quot;-&quot;;LEFT(RIGHT([.A23];6);1))" office:value-type="string" office:string-value="r20-5-10-2" calcext:value-type="string">
            <text:p>r20-5-10-2</text:p>
          </table:table-cell>
          <table:table-cell table:formula="of:=ROUND(([.F23]/[.G23])*100;2)" office:value-type="float" office:value="4.35" calcext:value-type="float">
            <text:p>4,35</text:p>
          </table:table-cell>
          <table:table-cell table:style-name="ce12" table:formula="of:=[.M23]" office:value-type="float" office:value="-2" calcext:value-type="float">
            <text:p>-2,0</text:p>
          </table:table-cell>
          <table:table-cell table:style-name="ce12" table:formula="of:=[.J23]" office:value-type="float" office:value="-2" calcext:value-type="float">
            <text:p>-2,0</text:p>
          </table:table-cell>
          <table:table-cell table:formula="of:=[.K23]" office:value-type="float" office:value="-2" calcext:value-type="float">
            <text:p>-2</text:p>
          </table:table-cell>
          <table:table-cell table:formula="of:=[.I23]" office:value-type="float" office:value="0.008359" calcext:value-type="float">
            <text:p>0,008359</text:p>
          </table:table-cell>
          <table:table-cell table:formula="of:=[.L23]" office:value-type="float" office:value="0" calcext:value-type="float">
            <text:p>0,00</text:p>
          </table:table-cell>
          <table:table-cell table:formula="of:=[.N2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3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0.008416" calcext:value-type="float">
            <text:p>0,0084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46943" calcext:value-type="float">
            <text:p>84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4];&quot;-&quot;;[.C24];&quot;-&quot;;[.E24];&quot;-&quot;;LEFT(RIGHT([.A24];6);1))" office:value-type="string" office:string-value="r20-5-10-3" calcext:value-type="string">
            <text:p>r20-5-10-3</text:p>
          </table:table-cell>
          <table:table-cell table:formula="of:=ROUND(([.F24]/[.G24])*100;2)" office:value-type="float" office:value="5.31" calcext:value-type="float">
            <text:p>5,31</text:p>
          </table:table-cell>
          <table:table-cell table:style-name="ce12" table:formula="of:=[.M24]" office:value-type="float" office:value="-1" calcext:value-type="float">
            <text:p>-1,0</text:p>
          </table:table-cell>
          <table:table-cell table:style-name="ce12" table:formula="of:=[.J24]" office:value-type="float" office:value="-1" calcext:value-type="float">
            <text:p>-1,0</text:p>
          </table:table-cell>
          <table:table-cell table:formula="of:=[.K24]" office:value-type="float" office:value="-1" calcext:value-type="float">
            <text:p>-1</text:p>
          </table:table-cell>
          <table:table-cell table:formula="of:=[.I24]" office:value-type="float" office:value="0.008416" calcext:value-type="float">
            <text:p>0,008416</text:p>
          </table:table-cell>
          <table:table-cell table:formula="of:=[.L24]" office:value-type="float" office:value="0" calcext:value-type="float">
            <text:p>0,00</text:p>
          </table:table-cell>
          <table:table-cell table:formula="of:=[.N2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4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0.007482" calcext:value-type="float">
            <text:p>0,00748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3615" calcext:value-type="float">
            <text:p>823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5];&quot;-&quot;;[.C25];&quot;-&quot;;[.E25];&quot;-&quot;;LEFT(RIGHT([.A25];6);1))" office:value-type="string" office:string-value="r20-5-10-4" calcext:value-type="string">
            <text:p>r20-5-10-4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2" table:formula="of:=[.M25]" office:value-type="float" office:value="-1" calcext:value-type="float">
            <text:p>-1,0</text:p>
          </table:table-cell>
          <table:table-cell table:style-name="ce12" table:formula="of:=[.J25]" office:value-type="float" office:value="-1" calcext:value-type="float">
            <text:p>-1,0</text:p>
          </table:table-cell>
          <table:table-cell table:formula="of:=[.K25]" office:value-type="float" office:value="-1" calcext:value-type="float">
            <text:p>-1</text:p>
          </table:table-cell>
          <table:table-cell table:formula="of:=[.I25]" office:value-type="float" office:value="0.007482" calcext:value-type="float">
            <text:p>0,007482</text:p>
          </table:table-cell>
          <table:table-cell table:formula="of:=[.L25]" office:value-type="float" office:value="0" calcext:value-type="float">
            <text:p>0,00</text:p>
          </table:table-cell>
          <table:table-cell table:formula="of:=[.N2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0-5-5-10-5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0.008311" calcext:value-type="float">
            <text:p>0,0083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28062" calcext:value-type="float">
            <text:p>8280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6];&quot;-&quot;;[.C26];&quot;-&quot;;[.E26];&quot;-&quot;;LEFT(RIGHT([.A26];6);1))" office:value-type="string" office:string-value="r20-5-10-5" calcext:value-type="string">
            <text:p>r20-5-10-5</text:p>
          </table:table-cell>
          <table:table-cell table:formula="of:=ROUND(([.F26]/[.G26])*100;2)" office:value-type="float" office:value="0" calcext:value-type="float">
            <text:p>0</text:p>
          </table:table-cell>
          <table:table-cell table:style-name="ce12" table:formula="of:=[.M26]" office:value-type="float" office:value="-1" calcext:value-type="float">
            <text:p>-1,0</text:p>
          </table:table-cell>
          <table:table-cell table:style-name="ce12" table:formula="of:=[.J26]" office:value-type="float" office:value="-1" calcext:value-type="float">
            <text:p>-1,0</text:p>
          </table:table-cell>
          <table:table-cell table:formula="of:=[.K26]" office:value-type="float" office:value="-1" calcext:value-type="float">
            <text:p>-1</text:p>
          </table:table-cell>
          <table:table-cell table:formula="of:=[.I26]" office:value-type="float" office:value="0.008311" calcext:value-type="float">
            <text:p>0,008311</text:p>
          </table:table-cell>
          <table:table-cell table:formula="of:=[.L26]" office:value-type="float" office:value="0" calcext:value-type="float">
            <text:p>0,00</text:p>
          </table:table-cell>
          <table:table-cell table:formula="of:=[.N2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0.00833" calcext:value-type="float">
            <text:p>0,00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938" calcext:value-type="float">
            <text:p>469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7];&quot;-&quot;;[.C27];&quot;-&quot;;[.E27];&quot;-&quot;;LEFT(RIGHT([.A27];6);1))" office:value-type="string" office:string-value="r2-10-20-1" calcext:value-type="string">
            <text:p>r2-10-20-1</text:p>
          </table:table-cell>
          <table:table-cell table:formula="of:=ROUND(([.F27]/[.G27])*100;2)" office:value-type="float" office:value="7.69" calcext:value-type="float">
            <text:p>7,69</text:p>
          </table:table-cell>
          <table:table-cell table:style-name="ce12" table:formula="of:=[.M27]" office:value-type="float" office:value="0" calcext:value-type="float">
            <text:p>0,0</text:p>
          </table:table-cell>
          <table:table-cell table:style-name="ce12" table:formula="of:=[.J27]" office:value-type="float" office:value="0" calcext:value-type="float">
            <text:p>0,0</text:p>
          </table:table-cell>
          <table:table-cell table:formula="of:=[.K27]" office:value-type="float" office:value="0" calcext:value-type="float">
            <text:p>0</text:p>
          </table:table-cell>
          <table:table-cell table:formula="of:=[.I27]" office:value-type="float" office:value="0.00833" calcext:value-type="float">
            <text:p>0,00833</text:p>
          </table:table-cell>
          <table:table-cell table:formula="of:=[.L27]" office:value-type="float" office:value="0" calcext:value-type="float">
            <text:p>0,00</text:p>
          </table:table-cell>
          <table:table-cell table:formula="of:=[.N2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.013023" calcext:value-type="float">
            <text:p>0,013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574658" calcext:value-type="float">
            <text:p>5746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8];&quot;-&quot;;[.C28];&quot;-&quot;;[.E28];&quot;-&quot;;LEFT(RIGHT([.A28];6);1))" office:value-type="string" office:string-value="r2-10-20-2" calcext:value-type="string">
            <text:p>r2-10-20-2</text:p>
          </table:table-cell>
          <table:table-cell table:formula="of:=ROUND(([.F28]/[.G28])*100;2)" office:value-type="float" office:value="0" calcext:value-type="float">
            <text:p>0</text:p>
          </table:table-cell>
          <table:table-cell table:style-name="ce12" table:formula="of:=[.M28]" office:value-type="float" office:value="0" calcext:value-type="float">
            <text:p>0,0</text:p>
          </table:table-cell>
          <table:table-cell table:style-name="ce12" table:formula="of:=[.J28]" office:value-type="float" office:value="0" calcext:value-type="float">
            <text:p>0,0</text:p>
          </table:table-cell>
          <table:table-cell table:formula="of:=[.K28]" office:value-type="float" office:value="0" calcext:value-type="float">
            <text:p>0</text:p>
          </table:table-cell>
          <table:table-cell table:formula="of:=[.I28]" office:value-type="float" office:value="0.013023" calcext:value-type="float">
            <text:p>0,013023</text:p>
          </table:table-cell>
          <table:table-cell table:formula="of:=[.L28]" office:value-type="float" office:value="0" calcext:value-type="float">
            <text:p>0,00</text:p>
          </table:table-cell>
          <table:table-cell table:formula="of:=[.N2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0.007654" calcext:value-type="float">
            <text:p>0,00765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274" calcext:value-type="float">
            <text:p>468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9];&quot;-&quot;;[.C29];&quot;-&quot;;[.E29];&quot;-&quot;;LEFT(RIGHT([.A29];6);1))" office:value-type="string" office:string-value="r2-10-20-3" calcext:value-type="string">
            <text:p>r2-10-20-3</text:p>
          </table:table-cell>
          <table:table-cell table:formula="of:=ROUND(([.F29]/[.G29])*100;2)" office:value-type="float" office:value="7.69" calcext:value-type="float">
            <text:p>7,69</text:p>
          </table:table-cell>
          <table:table-cell table:style-name="ce12" table:formula="of:=[.M29]" office:value-type="float" office:value="-1" calcext:value-type="float">
            <text:p>-1,0</text:p>
          </table:table-cell>
          <table:table-cell table:style-name="ce12" table:formula="of:=[.J29]" office:value-type="float" office:value="-1" calcext:value-type="float">
            <text:p>-1,0</text:p>
          </table:table-cell>
          <table:table-cell table:formula="of:=[.K29]" office:value-type="float" office:value="-1" calcext:value-type="float">
            <text:p>-1</text:p>
          </table:table-cell>
          <table:table-cell table:formula="of:=[.I29]" office:value-type="float" office:value="0.007654" calcext:value-type="float">
            <text:p>0,007654</text:p>
          </table:table-cell>
          <table:table-cell table:formula="of:=[.L29]" office:value-type="float" office:value="0" calcext:value-type="float">
            <text:p>0,00</text:p>
          </table:table-cell>
          <table:table-cell table:formula="of:=[.N2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.00948" calcext:value-type="float">
            <text:p>0,00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480" calcext:value-type="float">
            <text:p>5264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0];&quot;-&quot;;[.C30];&quot;-&quot;;[.E30];&quot;-&quot;;LEFT(RIGHT([.A30];6);1))" office:value-type="string" office:string-value="r2-10-20-4" calcext:value-type="string">
            <text:p>r2-10-20-4</text:p>
          </table:table-cell>
          <table:table-cell table:formula="of:=ROUND(([.F30]/[.G30])*100;2)" office:value-type="float" office:value="38.46" calcext:value-type="float">
            <text:p>38,46</text:p>
          </table:table-cell>
          <table:table-cell table:style-name="ce12" table:formula="of:=[.M30]" office:value-type="float" office:value="0" calcext:value-type="float">
            <text:p>0,0</text:p>
          </table:table-cell>
          <table:table-cell table:style-name="ce12" table:formula="of:=[.J30]" office:value-type="float" office:value="0" calcext:value-type="float">
            <text:p>0,0</text:p>
          </table:table-cell>
          <table:table-cell table:formula="of:=[.K30]" office:value-type="float" office:value="0" calcext:value-type="float">
            <text:p>0</text:p>
          </table:table-cell>
          <table:table-cell table:formula="of:=[.I30]" office:value-type="float" office:value="0.00948" calcext:value-type="float">
            <text:p>0,00948</text:p>
          </table:table-cell>
          <table:table-cell table:formula="of:=[.L30]" office:value-type="float" office:value="0" calcext:value-type="float">
            <text:p>0,00</text:p>
          </table:table-cell>
          <table:table-cell table:formula="of:=[.N3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0-10-2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0.007286" calcext:value-type="float">
            <text:p>0,007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406" calcext:value-type="float">
            <text:p>4634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1];&quot;-&quot;;[.C31];&quot;-&quot;;[.E31];&quot;-&quot;;LEFT(RIGHT([.A31];6);1))" office:value-type="string" office:string-value="r2-10-20-5" calcext:value-type="string">
            <text:p>r2-10-20-5</text:p>
          </table:table-cell>
          <table:table-cell table:formula="of:=ROUND(([.F31]/[.G31])*100;2)" office:value-type="float" office:value="15.38" calcext:value-type="float">
            <text:p>15,38</text:p>
          </table:table-cell>
          <table:table-cell table:style-name="ce12" table:formula="of:=[.M31]" office:value-type="float" office:value="0" calcext:value-type="float">
            <text:p>0,0</text:p>
          </table:table-cell>
          <table:table-cell table:style-name="ce12" table:formula="of:=[.J31]" office:value-type="float" office:value="0" calcext:value-type="float">
            <text:p>0,0</text:p>
          </table:table-cell>
          <table:table-cell table:formula="of:=[.K31]" office:value-type="float" office:value="0" calcext:value-type="float">
            <text:p>0</text:p>
          </table:table-cell>
          <table:table-cell table:formula="of:=[.I31]" office:value-type="float" office:value="0.007286" calcext:value-type="float">
            <text:p>0,007286</text:p>
          </table:table-cell>
          <table:table-cell table:formula="of:=[.L31]" office:value-type="float" office:value="0" calcext:value-type="float">
            <text:p>0,00</text:p>
          </table:table-cell>
          <table:table-cell table:formula="of:=[.N3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3" calcext:value-type="float">
            <text:p>183</text:p>
          </table:table-cell>
          <table:table-cell office:value-type="float" office:value="0.093154" calcext:value-type="float">
            <text:p>0,093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1633041" calcext:value-type="float">
            <text:p>16330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2];&quot;-&quot;;[.C32];&quot;-&quot;;[.E32];&quot;-&quot;;LEFT(RIGHT([.A32];6);1))" office:value-type="string" office:string-value="r2-15-30-1" calcext:value-type="string">
            <text:p>r2-15-30-1</text:p>
          </table:table-cell>
          <table:table-cell table:formula="of:=ROUND(([.F32]/[.G32])*100;2)" office:value-type="float" office:value="10.39" calcext:value-type="float">
            <text:p>10,39</text:p>
          </table:table-cell>
          <table:table-cell table:style-name="ce12" table:formula="of:=[.M32]" office:value-type="float" office:value="-1" calcext:value-type="float">
            <text:p>-1,0</text:p>
          </table:table-cell>
          <table:table-cell table:style-name="ce12" table:formula="of:=[.J32]" office:value-type="float" office:value="0" calcext:value-type="float">
            <text:p>0,0</text:p>
          </table:table-cell>
          <table:table-cell table:formula="of:=[.K32]" office:value-type="float" office:value="0" calcext:value-type="float">
            <text:p>0</text:p>
          </table:table-cell>
          <table:table-cell table:formula="of:=[.I32]" office:value-type="float" office:value="0.093154" calcext:value-type="float">
            <text:p>0,093154</text:p>
          </table:table-cell>
          <table:table-cell table:formula="of:=[.L32]" office:value-type="float" office:value="0" calcext:value-type="float">
            <text:p>0,00</text:p>
          </table:table-cell>
          <table:table-cell table:formula="of:=[.N32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.011697" calcext:value-type="float">
            <text:p>0,01169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387" calcext:value-type="float">
            <text:p>7093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3];&quot;-&quot;;[.C33];&quot;-&quot;;[.E33];&quot;-&quot;;LEFT(RIGHT([.A33];6);1))" office:value-type="string" office:string-value="r2-15-30-2" calcext:value-type="string">
            <text:p>r2-15-30-2</text:p>
          </table:table-cell>
          <table:table-cell table:formula="of:=ROUND(([.F33]/[.G33])*100;2)" office:value-type="float" office:value="0" calcext:value-type="float">
            <text:p>0</text:p>
          </table:table-cell>
          <table:table-cell table:style-name="ce12" table:formula="of:=[.M33]" office:value-type="float" office:value="-1" calcext:value-type="float">
            <text:p>-1,0</text:p>
          </table:table-cell>
          <table:table-cell table:style-name="ce12" table:formula="of:=[.J33]" office:value-type="float" office:value="-1" calcext:value-type="float">
            <text:p>-1,0</text:p>
          </table:table-cell>
          <table:table-cell table:formula="of:=[.K33]" office:value-type="float" office:value="-1" calcext:value-type="float">
            <text:p>-1</text:p>
          </table:table-cell>
          <table:table-cell table:formula="of:=[.I33]" office:value-type="float" office:value="0.011697" calcext:value-type="float">
            <text:p>0,011697</text:p>
          </table:table-cell>
          <table:table-cell table:formula="of:=[.L33]" office:value-type="float" office:value="0" calcext:value-type="float">
            <text:p>0,00</text:p>
          </table:table-cell>
          <table:table-cell table:formula="of:=[.N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19" calcext:value-type="float">
            <text:p>219</text:p>
          </table:table-cell>
          <table:table-cell office:value-type="float" office:value="0.145084" calcext:value-type="float">
            <text:p>0,145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66667" calcext:value-type="float">
            <text:p>-0,666667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2011859" calcext:value-type="float">
            <text:p>20118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4];&quot;-&quot;;[.C34];&quot;-&quot;;[.E34];&quot;-&quot;;LEFT(RIGHT([.A34];6);1))" office:value-type="string" office:string-value="r2-15-30-3" calcext:value-type="string">
            <text:p>r2-15-30-3</text:p>
          </table:table-cell>
          <table:table-cell table:formula="of:=ROUND(([.F34]/[.G34])*100;2)" office:value-type="float" office:value="15.58" calcext:value-type="float">
            <text:p>15,58</text:p>
          </table:table-cell>
          <table:table-cell table:style-name="ce12" table:formula="of:=[.M34]" office:value-type="float" office:value="-0.666667" calcext:value-type="float">
            <text:p>-0,7</text:p>
          </table:table-cell>
          <table:table-cell table:style-name="ce12" table:formula="of:=[.J34]" office:value-type="float" office:value="1" calcext:value-type="float">
            <text:p>1,0</text:p>
          </table:table-cell>
          <table:table-cell table:formula="of:=[.K34]" office:value-type="float" office:value="1" calcext:value-type="float">
            <text:p>1</text:p>
          </table:table-cell>
          <table:table-cell table:formula="of:=[.I34]" office:value-type="float" office:value="0.145084" calcext:value-type="float">
            <text:p>0,145084</text:p>
          </table:table-cell>
          <table:table-cell table:formula="of:=[.L34]" office:value-type="float" office:value="0" calcext:value-type="float">
            <text:p>0,00</text:p>
          </table:table-cell>
          <table:table-cell table:formula="of:=[.N34]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0.016796" calcext:value-type="float">
            <text:p>0,016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60641" calcext:value-type="float">
            <text:p>7606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5];&quot;-&quot;;[.C35];&quot;-&quot;;[.E35];&quot;-&quot;;LEFT(RIGHT([.A35];6);1))" office:value-type="string" office:string-value="r2-15-30-4" calcext:value-type="string">
            <text:p>r2-15-30-4</text:p>
          </table:table-cell>
          <table:table-cell table:formula="of:=ROUND(([.F35]/[.G35])*100;2)" office:value-type="float" office:value="0" calcext:value-type="float">
            <text:p>0</text:p>
          </table:table-cell>
          <table:table-cell table:style-name="ce12" table:formula="of:=[.M35]" office:value-type="float" office:value="0" calcext:value-type="float">
            <text:p>0,0</text:p>
          </table:table-cell>
          <table:table-cell table:style-name="ce12" table:formula="of:=[.J35]" office:value-type="float" office:value="0" calcext:value-type="float">
            <text:p>0,0</text:p>
          </table:table-cell>
          <table:table-cell table:formula="of:=[.K35]" office:value-type="float" office:value="0" calcext:value-type="float">
            <text:p>0</text:p>
          </table:table-cell>
          <table:table-cell table:formula="of:=[.I35]" office:value-type="float" office:value="0.016796" calcext:value-type="float">
            <text:p>0,016796</text:p>
          </table:table-cell>
          <table:table-cell table:formula="of:=[.L35]" office:value-type="float" office:value="0" calcext:value-type="float">
            <text:p>0,00</text:p>
          </table:table-cell>
          <table:table-cell table:formula="of:=[.N3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15-15-3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0.018143" calcext:value-type="float">
            <text:p>0,018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782715" calcext:value-type="float">
            <text:p>7827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6];&quot;-&quot;;[.C36];&quot;-&quot;;[.E36];&quot;-&quot;;LEFT(RIGHT([.A36];6);1))" office:value-type="string" office:string-value="r2-15-30-5" calcext:value-type="string">
            <text:p>r2-15-30-5</text:p>
          </table:table-cell>
          <table:table-cell table:formula="of:=ROUND(([.F36]/[.G36])*100;2)" office:value-type="float" office:value="20.78" calcext:value-type="float">
            <text:p>20,78</text:p>
          </table:table-cell>
          <table:table-cell table:style-name="ce12" table:formula="of:=[.M36]" office:value-type="float" office:value="1" calcext:value-type="float">
            <text:p>1,0</text:p>
          </table:table-cell>
          <table:table-cell table:style-name="ce12" table:formula="of:=[.J36]" office:value-type="float" office:value="1" calcext:value-type="float">
            <text:p>1,0</text:p>
          </table:table-cell>
          <table:table-cell table:formula="of:=[.K36]" office:value-type="float" office:value="1" calcext:value-type="float">
            <text:p>1</text:p>
          </table:table-cell>
          <table:table-cell table:formula="of:=[.I36]" office:value-type="float" office:value="0.018143" calcext:value-type="float">
            <text:p>0,018143</text:p>
          </table:table-cell>
          <table:table-cell table:formula="of:=[.L36]" office:value-type="float" office:value="0" calcext:value-type="float">
            <text:p>0,00</text:p>
          </table:table-cell>
          <table:table-cell table:formula="of:=[.N3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213" calcext:value-type="float">
            <text:p>213</text:p>
          </table:table-cell>
          <table:table-cell office:value-type="float" office:value="0.187462" calcext:value-type="float">
            <text:p>0,187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611027" calcext:value-type="float">
            <text:p>-1,611027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2579512" calcext:value-type="float">
            <text:p>25795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7];&quot;-&quot;;[.C37];&quot;-&quot;;[.E37];&quot;-&quot;;LEFT(RIGHT([.A37];6);1))" office:value-type="string" office:string-value="r2-20-40-1" calcext:value-type="string">
            <text:p>r2-20-40-1</text:p>
          </table:table-cell>
          <table:table-cell table:formula="of:=ROUND(([.F37]/[.G37])*100;2)" office:value-type="float" office:value="27.45" calcext:value-type="float">
            <text:p>27,45</text:p>
          </table:table-cell>
          <table:table-cell table:style-name="ce12" table:formula="of:=[.M37]" office:value-type="float" office:value="-1.611027" calcext:value-type="float">
            <text:p>-1,6</text:p>
          </table:table-cell>
          <table:table-cell table:style-name="ce12" table:formula="of:=[.J37]" office:value-type="float" office:value="0" calcext:value-type="float">
            <text:p>0,0</text:p>
          </table:table-cell>
          <table:table-cell table:formula="of:=[.K37]" office:value-type="float" office:value="0" calcext:value-type="float">
            <text:p>0</text:p>
          </table:table-cell>
          <table:table-cell table:formula="of:=[.I37]" office:value-type="float" office:value="0.187462" calcext:value-type="float">
            <text:p>0,187462</text:p>
          </table:table-cell>
          <table:table-cell table:formula="of:=[.L37]" office:value-type="float" office:value="0" calcext:value-type="float">
            <text:p>0,00</text:p>
          </table:table-cell>
          <table:table-cell table:formula="of:=[.N37]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0.129567" calcext:value-type="float">
            <text:p>0,129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865256" calcext:value-type="float">
            <text:p>1865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8];&quot;-&quot;;[.C38];&quot;-&quot;;[.E38];&quot;-&quot;;LEFT(RIGHT([.A38];6);1))" office:value-type="string" office:string-value="r2-20-40-2" calcext:value-type="string">
            <text:p>r2-20-40-2</text:p>
          </table:table-cell>
          <table:table-cell table:formula="of:=ROUND(([.F38]/[.G38])*100;2)" office:value-type="float" office:value="25.49" calcext:value-type="float">
            <text:p>25,49</text:p>
          </table:table-cell>
          <table:table-cell table:style-name="ce12" table:formula="of:=[.M38]" office:value-type="float" office:value="-1" calcext:value-type="float">
            <text:p>-1,0</text:p>
          </table:table-cell>
          <table:table-cell table:style-name="ce12" table:formula="of:=[.J38]" office:value-type="float" office:value="0" calcext:value-type="float">
            <text:p>0,0</text:p>
          </table:table-cell>
          <table:table-cell table:formula="of:=[.K38]" office:value-type="float" office:value="0" calcext:value-type="float">
            <text:p>0</text:p>
          </table:table-cell>
          <table:table-cell table:formula="of:=[.I38]" office:value-type="float" office:value="0.129567" calcext:value-type="float">
            <text:p>0,129567</text:p>
          </table:table-cell>
          <table:table-cell table:formula="of:=[.L38]" office:value-type="float" office:value="0" calcext:value-type="float">
            <text:p>0,00</text:p>
          </table:table-cell>
          <table:table-cell table:formula="of:=[.N38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office:value-type="float" office:value="0.505886" calcext:value-type="float">
            <text:p>0,505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948177" calcext:value-type="float">
            <text:p>-0,948177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2754410" calcext:value-type="float">
            <text:p>27544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9];&quot;-&quot;;[.C39];&quot;-&quot;;[.E39];&quot;-&quot;;LEFT(RIGHT([.A39];6);1))" office:value-type="string" office:string-value="r2-20-40-3" calcext:value-type="string">
            <text:p>r2-20-40-3</text:p>
          </table:table-cell>
          <table:table-cell table:formula="of:=ROUND(([.F39]/[.G39])*100;2)" office:value-type="float" office:value="15.69" calcext:value-type="float">
            <text:p>15,69</text:p>
          </table:table-cell>
          <table:table-cell table:style-name="ce12" table:formula="of:=[.M39]" office:value-type="float" office:value="-0.948177" calcext:value-type="float">
            <text:p>-0,9</text:p>
          </table:table-cell>
          <table:table-cell table:style-name="ce12" table:formula="of:=[.J39]" office:value-type="float" office:value="1" calcext:value-type="float">
            <text:p>1,0</text:p>
          </table:table-cell>
          <table:table-cell table:formula="of:=[.K39]" office:value-type="float" office:value="1" calcext:value-type="float">
            <text:p>1</text:p>
          </table:table-cell>
          <table:table-cell table:formula="of:=[.I39]" office:value-type="float" office:value="0.505886" calcext:value-type="float">
            <text:p>0,505886</text:p>
          </table:table-cell>
          <table:table-cell table:formula="of:=[.L39]" office:value-type="float" office:value="0" calcext:value-type="float">
            <text:p>0,00</text:p>
          </table:table-cell>
          <table:table-cell table:formula="of:=[.N39]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0.108058" calcext:value-type="float">
            <text:p>0,1080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1631836" calcext:value-type="float">
            <text:p>16318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0];&quot;-&quot;;[.C40];&quot;-&quot;;[.E40];&quot;-&quot;;LEFT(RIGHT([.A40];6);1))" office:value-type="string" office:string-value="r2-20-40-4" calcext:value-type="string">
            <text:p>r2-20-40-4</text:p>
          </table:table-cell>
          <table:table-cell table:formula="of:=ROUND(([.F40]/[.G40])*100;2)" office:value-type="float" office:value="15.69" calcext:value-type="float">
            <text:p>15,69</text:p>
          </table:table-cell>
          <table:table-cell table:style-name="ce12" table:formula="of:=[.M40]" office:value-type="float" office:value="0" calcext:value-type="float">
            <text:p>0,0</text:p>
          </table:table-cell>
          <table:table-cell table:style-name="ce12" table:formula="of:=[.J40]" office:value-type="float" office:value="1" calcext:value-type="float">
            <text:p>1,0</text:p>
          </table:table-cell>
          <table:table-cell table:formula="of:=[.K40]" office:value-type="float" office:value="1" calcext:value-type="float">
            <text:p>1</text:p>
          </table:table-cell>
          <table:table-cell table:formula="of:=[.I40]" office:value-type="float" office:value="0.108058" calcext:value-type="float">
            <text:p>0,108058</text:p>
          </table:table-cell>
          <table:table-cell table:formula="of:=[.L40]" office:value-type="float" office:value="0" calcext:value-type="float">
            <text:p>0,00</text:p>
          </table:table-cell>
          <table:table-cell table:formula="of:=[.N4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0-20-4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301" calcext:value-type="float">
            <text:p>301</text:p>
          </table:table-cell>
          <table:table-cell office:value-type="float" office:value="0.06612" calcext:value-type="float">
            <text:p>0,06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1096990" calcext:value-type="float">
            <text:p>10969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1];&quot;-&quot;;[.C41];&quot;-&quot;;[.E41];&quot;-&quot;;LEFT(RIGHT([.A41];6);1))" office:value-type="string" office:string-value="r2-20-40-5" calcext:value-type="string">
            <text:p>r2-20-40-5</text:p>
          </table:table-cell>
          <table:table-cell table:formula="of:=ROUND(([.F41]/[.G41])*100;2)" office:value-type="float" office:value="33.33" calcext:value-type="float">
            <text:p>33,33</text:p>
          </table:table-cell>
          <table:table-cell table:style-name="ce12" table:formula="of:=[.M41]" office:value-type="float" office:value="1" calcext:value-type="float">
            <text:p>1,0</text:p>
          </table:table-cell>
          <table:table-cell table:style-name="ce12" table:formula="of:=[.J41]" office:value-type="float" office:value="1" calcext:value-type="float">
            <text:p>1,0</text:p>
          </table:table-cell>
          <table:table-cell table:formula="of:=[.K41]" office:value-type="float" office:value="1" calcext:value-type="float">
            <text:p>1</text:p>
          </table:table-cell>
          <table:table-cell table:formula="of:=[.I41]" office:value-type="float" office:value="0.06612" calcext:value-type="float">
            <text:p>0,06612</text:p>
          </table:table-cell>
          <table:table-cell table:formula="of:=[.L41]" office:value-type="float" office:value="0" calcext:value-type="float">
            <text:p>0,00</text:p>
          </table:table-cell>
          <table:table-cell table:formula="of:=[.N4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 office:value-type="float" office:value="1.949466" calcext:value-type="float">
            <text:p>1,949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88744" calcext:value-type="float">
            <text:p>-2,188744</text:p>
          </table:table-cell>
          <table:table-cell office:value-type="float" office:value="3993" calcext:value-type="float">
            <text:p>3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3642440" calcext:value-type="float">
            <text:p>3642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2];&quot;-&quot;;[.C42];&quot;-&quot;;[.E42];&quot;-&quot;;LEFT(RIGHT([.A42];6);1))" office:value-type="string" office:string-value="r2-25-50-1" calcext:value-type="string">
            <text:p>r2-25-50-1</text:p>
          </table:table-cell>
          <table:table-cell table:formula="of:=ROUND(([.F42]/[.G42])*100;2)" office:value-type="float" office:value="44.09" calcext:value-type="float">
            <text:p>44,09</text:p>
          </table:table-cell>
          <table:table-cell table:style-name="ce12" table:formula="of:=[.M42]" office:value-type="float" office:value="-2.188744" calcext:value-type="float">
            <text:p>-2,2</text:p>
          </table:table-cell>
          <table:table-cell table:style-name="ce12" table:formula="of:=[.J42]" office:value-type="float" office:value="0" calcext:value-type="float">
            <text:p>0,0</text:p>
          </table:table-cell>
          <table:table-cell table:formula="of:=[.K42]" office:value-type="float" office:value="0" calcext:value-type="float">
            <text:p>0</text:p>
          </table:table-cell>
          <table:table-cell table:formula="of:=[.I42]" office:value-type="float" office:value="1.949466" calcext:value-type="float">
            <text:p>1,949466</text:p>
          </table:table-cell>
          <table:table-cell table:formula="of:=[.L42]" office:value-type="float" office:value="0" calcext:value-type="float">
            <text:p>0,00</text:p>
          </table:table-cell>
          <table:table-cell table:formula="of:=[.N42]" office:value-type="float" office:value="3993" calcext:value-type="float">
            <text:p>3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319" calcext:value-type="float">
            <text:p>319</text:p>
          </table:table-cell>
          <table:table-cell office:value-type="float" office:value="0.696618" calcext:value-type="float">
            <text:p>0,696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622034" calcext:value-type="float">
            <text:p>-1,622034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office:value-type="float" office:value="3813370" calcext:value-type="float">
            <text:p>3813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3];&quot;-&quot;;[.C43];&quot;-&quot;;[.E43];&quot;-&quot;;LEFT(RIGHT([.A43];6);1))" office:value-type="string" office:string-value="r2-25-50-2" calcext:value-type="string">
            <text:p>r2-25-50-2</text:p>
          </table:table-cell>
          <table:table-cell table:formula="of:=ROUND(([.F43]/[.G43])*100;2)" office:value-type="float" office:value="40.94" calcext:value-type="float">
            <text:p>40,94</text:p>
          </table:table-cell>
          <table:table-cell table:style-name="ce12" table:formula="of:=[.M43]" office:value-type="float" office:value="-1.622034" calcext:value-type="float">
            <text:p>-1,6</text:p>
          </table:table-cell>
          <table:table-cell table:style-name="ce12" table:formula="of:=[.J43]" office:value-type="float" office:value="0" calcext:value-type="float">
            <text:p>0,0</text:p>
          </table:table-cell>
          <table:table-cell table:formula="of:=[.K43]" office:value-type="float" office:value="0" calcext:value-type="float">
            <text:p>0</text:p>
          </table:table-cell>
          <table:table-cell table:formula="of:=[.I43]" office:value-type="float" office:value="0.696618" calcext:value-type="float">
            <text:p>0,696618</text:p>
          </table:table-cell>
          <table:table-cell table:formula="of:=[.L43]" office:value-type="float" office:value="0" calcext:value-type="float">
            <text:p>0,00</text:p>
          </table:table-cell>
          <table:table-cell table:formula="of:=[.N43]" office:value-type="float" office:value="798" calcext:value-type="float">
            <text:p>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2.740428" calcext:value-type="float">
            <text:p>2,740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760" calcext:value-type="float">
            <text:p>77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1" calcext:value-type="float">
            <text:p>2,21</text:p>
          </table:table-cell>
          <table:table-cell office:value-type="float" office:value="2614272" calcext:value-type="float">
            <text:p>26142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4];&quot;-&quot;;[.C44];&quot;-&quot;;[.E44];&quot;-&quot;;LEFT(RIGHT([.A44];6);1))" office:value-type="string" office:string-value="r2-25-50-3" calcext:value-type="string">
            <text:p>r2-25-50-3</text:p>
          </table:table-cell>
          <table:table-cell table:formula="of:=ROUND(([.F44]/[.G44])*100;2)" office:value-type="float" office:value="18.9" calcext:value-type="float">
            <text:p>18,9</text:p>
          </table:table-cell>
          <table:table-cell table:style-name="ce12" table:formula="of:=[.M44]" office:value-type="float" office:value="-1" calcext:value-type="float">
            <text:p>-1,0</text:p>
          </table:table-cell>
          <table:table-cell table:style-name="ce12" table:formula="of:=[.J44]" office:value-type="float" office:value="1" calcext:value-type="float">
            <text:p>1,0</text:p>
          </table:table-cell>
          <table:table-cell table:formula="of:=[.K44]" office:value-type="float" office:value="1" calcext:value-type="float">
            <text:p>1</text:p>
          </table:table-cell>
          <table:table-cell table:formula="of:=[.I44]" office:value-type="float" office:value="2.740428" calcext:value-type="float">
            <text:p>2,740428</text:p>
          </table:table-cell>
          <table:table-cell table:formula="of:=[.L44]" office:value-type="float" office:value="0" calcext:value-type="float">
            <text:p>0,00</text:p>
          </table:table-cell>
          <table:table-cell table:formula="of:=[.N44]" office:value-type="float" office:value="7760" calcext:value-type="float">
            <text:p>7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05" calcext:value-type="float">
            <text:p>405</text:p>
          </table:table-cell>
          <table:table-cell office:value-type="float" office:value="0.443644" calcext:value-type="float">
            <text:p>0,44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95921" calcext:value-type="float">
            <text:p>-1,195921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3698653" calcext:value-type="float">
            <text:p>36986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5];&quot;-&quot;;[.C45];&quot;-&quot;;[.E45];&quot;-&quot;;LEFT(RIGHT([.A45];6);1))" office:value-type="string" office:string-value="r2-25-50-4" calcext:value-type="string">
            <text:p>r2-25-50-4</text:p>
          </table:table-cell>
          <table:table-cell table:formula="of:=ROUND(([.F45]/[.G45])*100;2)" office:value-type="float" office:value="3.15" calcext:value-type="float">
            <text:p>3,15</text:p>
          </table:table-cell>
          <table:table-cell table:style-name="ce12" table:formula="of:=[.M45]" office:value-type="float" office:value="-1.195921" calcext:value-type="float">
            <text:p>-1,2</text:p>
          </table:table-cell>
          <table:table-cell table:style-name="ce12" table:formula="of:=[.J45]" office:value-type="float" office:value="0" calcext:value-type="float">
            <text:p>0,0</text:p>
          </table:table-cell>
          <table:table-cell table:formula="of:=[.K45]" office:value-type="float" office:value="0" calcext:value-type="float">
            <text:p>0</text:p>
          </table:table-cell>
          <table:table-cell table:formula="of:=[.I45]" office:value-type="float" office:value="0.443644" calcext:value-type="float">
            <text:p>0,443644</text:p>
          </table:table-cell>
          <table:table-cell table:formula="of:=[.L45]" office:value-type="float" office:value="0" calcext:value-type="float">
            <text:p>0,00</text:p>
          </table:table-cell>
          <table:table-cell table:formula="of:=[.N45]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25-25-5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438" calcext:value-type="float">
            <text:p>438</text:p>
          </table:table-cell>
          <table:table-cell office:value-type="float" office:value="0.09878" calcext:value-type="float">
            <text:p>0,09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1478600" calcext:value-type="float">
            <text:p>1478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6];&quot;-&quot;;[.C46];&quot;-&quot;;[.E46];&quot;-&quot;;LEFT(RIGHT([.A46];6);1))" office:value-type="string" office:string-value="r2-25-50-5" calcext:value-type="string">
            <text:p>r2-25-50-5</text:p>
          </table:table-cell>
          <table:table-cell table:formula="of:=ROUND(([.F46]/[.G46])*100;2)" office:value-type="float" office:value="40.94" calcext:value-type="float">
            <text:p>40,94</text:p>
          </table:table-cell>
          <table:table-cell table:style-name="ce12" table:formula="of:=[.M46]" office:value-type="float" office:value="1" calcext:value-type="float">
            <text:p>1,0</text:p>
          </table:table-cell>
          <table:table-cell table:style-name="ce12" table:formula="of:=[.J46]" office:value-type="float" office:value="1" calcext:value-type="float">
            <text:p>1,0</text:p>
          </table:table-cell>
          <table:table-cell table:formula="of:=[.K46]" office:value-type="float" office:value="1" calcext:value-type="float">
            <text:p>1</text:p>
          </table:table-cell>
          <table:table-cell table:formula="of:=[.I46]" office:value-type="float" office:value="0.09878" calcext:value-type="float">
            <text:p>0,09878</text:p>
          </table:table-cell>
          <table:table-cell table:formula="of:=[.L46]" office:value-type="float" office:value="0" calcext:value-type="float">
            <text:p>0,00</text:p>
          </table:table-cell>
          <table:table-cell table:formula="of:=[.N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.005136" calcext:value-type="float">
            <text:p>0,0051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69" calcext:value-type="float">
            <text:p>295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7];&quot;-&quot;;[.C47];&quot;-&quot;;[.E47];&quot;-&quot;;LEFT(RIGHT([.A47];6);1))" office:value-type="string" office:string-value="r2-5-10-1" calcext:value-type="string">
            <text:p>r2-5-10-1</text:p>
          </table:table-cell>
          <table:table-cell table:formula="of:=ROUND(([.F47]/[.G47])*100;2)" office:value-type="float" office:value="0" calcext:value-type="float">
            <text:p>0</text:p>
          </table:table-cell>
          <table:table-cell table:style-name="ce12" table:formula="of:=[.M47]" office:value-type="float" office:value="-1" calcext:value-type="float">
            <text:p>-1,0</text:p>
          </table:table-cell>
          <table:table-cell table:style-name="ce12" table:formula="of:=[.J47]" office:value-type="float" office:value="-1" calcext:value-type="float">
            <text:p>-1,0</text:p>
          </table:table-cell>
          <table:table-cell table:formula="of:=[.K47]" office:value-type="float" office:value="-1" calcext:value-type="float">
            <text:p>-1</text:p>
          </table:table-cell>
          <table:table-cell table:formula="of:=[.I47]" office:value-type="float" office:value="0.005136" calcext:value-type="float">
            <text:p>0,005136</text:p>
          </table:table-cell>
          <table:table-cell table:formula="of:=[.L47]" office:value-type="float" office:value="0" calcext:value-type="float">
            <text:p>0,00</text:p>
          </table:table-cell>
          <table:table-cell table:formula="of:=[.N4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.007164" calcext:value-type="float">
            <text:p>0,007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981" calcext:value-type="float">
            <text:p>2999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8];&quot;-&quot;;[.C48];&quot;-&quot;;[.E48];&quot;-&quot;;LEFT(RIGHT([.A48];6);1))" office:value-type="string" office:string-value="r2-5-10-2" calcext:value-type="string">
            <text:p>r2-5-10-2</text:p>
          </table:table-cell>
          <table:table-cell table:formula="of:=ROUND(([.F48]/[.G48])*100;2)" office:value-type="float" office:value="14.81" calcext:value-type="float">
            <text:p>14,81</text:p>
          </table:table-cell>
          <table:table-cell table:style-name="ce12" table:formula="of:=[.M48]" office:value-type="float" office:value="0" calcext:value-type="float">
            <text:p>0,0</text:p>
          </table:table-cell>
          <table:table-cell table:style-name="ce12" table:formula="of:=[.J48]" office:value-type="float" office:value="0" calcext:value-type="float">
            <text:p>0,0</text:p>
          </table:table-cell>
          <table:table-cell table:formula="of:=[.K48]" office:value-type="float" office:value="0" calcext:value-type="float">
            <text:p>0</text:p>
          </table:table-cell>
          <table:table-cell table:formula="of:=[.I48]" office:value-type="float" office:value="0.007164" calcext:value-type="float">
            <text:p>0,007164</text:p>
          </table:table-cell>
          <table:table-cell table:formula="of:=[.L48]" office:value-type="float" office:value="0" calcext:value-type="float">
            <text:p>0,00</text:p>
          </table:table-cell>
          <table:table-cell table:formula="of:=[.N4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3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00612" calcext:value-type="float">
            <text:p>0,00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43" calcext:value-type="float">
            <text:p>2935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9];&quot;-&quot;;[.C49];&quot;-&quot;;[.E49];&quot;-&quot;;LEFT(RIGHT([.A49];6);1))" office:value-type="string" office:string-value="r2-5-10-3" calcext:value-type="string">
            <text:p>r2-5-10-3</text:p>
          </table:table-cell>
          <table:table-cell table:formula="of:=ROUND(([.F49]/[.G49])*100;2)" office:value-type="float" office:value="14.81" calcext:value-type="float">
            <text:p>14,81</text:p>
          </table:table-cell>
          <table:table-cell table:style-name="ce12" table:formula="of:=[.M49]" office:value-type="float" office:value="0" calcext:value-type="float">
            <text:p>0,0</text:p>
          </table:table-cell>
          <table:table-cell table:style-name="ce12" table:formula="of:=[.J49]" office:value-type="float" office:value="0" calcext:value-type="float">
            <text:p>0,0</text:p>
          </table:table-cell>
          <table:table-cell table:formula="of:=[.K49]" office:value-type="float" office:value="0" calcext:value-type="float">
            <text:p>0</text:p>
          </table:table-cell>
          <table:table-cell table:formula="of:=[.I49]" office:value-type="float" office:value="0.00612" calcext:value-type="float">
            <text:p>0,00612</text:p>
          </table:table-cell>
          <table:table-cell table:formula="of:=[.L49]" office:value-type="float" office:value="0" calcext:value-type="float">
            <text:p>0,00</text:p>
          </table:table-cell>
          <table:table-cell table:formula="of:=[.N4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4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.0059" calcext:value-type="float">
            <text:p>0,00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95" calcext:value-type="float">
            <text:p>285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0];&quot;-&quot;;[.C50];&quot;-&quot;;[.E50];&quot;-&quot;;LEFT(RIGHT([.A50];6);1))" office:value-type="string" office:string-value="r2-5-10-4" calcext:value-type="string">
            <text:p>r2-5-10-4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12" table:formula="of:=[.M50]" office:value-type="float" office:value="0" calcext:value-type="float">
            <text:p>0,0</text:p>
          </table:table-cell>
          <table:table-cell table:style-name="ce12" table:formula="of:=[.J50]" office:value-type="float" office:value="0" calcext:value-type="float">
            <text:p>0,0</text:p>
          </table:table-cell>
          <table:table-cell table:formula="of:=[.K50]" office:value-type="float" office:value="0" calcext:value-type="float">
            <text:p>0</text:p>
          </table:table-cell>
          <table:table-cell table:formula="of:=[.I50]" office:value-type="float" office:value="0.0059" calcext:value-type="float">
            <text:p>0,0059</text:p>
          </table:table-cell>
          <table:table-cell table:formula="of:=[.L50]" office:value-type="float" office:value="0" calcext:value-type="float">
            <text:p>0,00</text:p>
          </table:table-cell>
          <table:table-cell table:formula="of:=[.N5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2-5-5-10-5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007141" calcext:value-type="float">
            <text:p>0,007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17" calcext:value-type="float">
            <text:p>2944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1];&quot;-&quot;;[.C51];&quot;-&quot;;[.E51];&quot;-&quot;;LEFT(RIGHT([.A51];6);1))" office:value-type="string" office:string-value="r2-5-10-5" calcext:value-type="string">
            <text:p>r2-5-10-5</text:p>
          </table:table-cell>
          <table:table-cell table:formula="of:=ROUND(([.F51]/[.G51])*100;2)" office:value-type="float" office:value="14.81" calcext:value-type="float">
            <text:p>14,81</text:p>
          </table:table-cell>
          <table:table-cell table:style-name="ce12" table:formula="of:=[.M51]" office:value-type="float" office:value="0" calcext:value-type="float">
            <text:p>0,0</text:p>
          </table:table-cell>
          <table:table-cell table:style-name="ce12" table:formula="of:=[.J51]" office:value-type="float" office:value="0" calcext:value-type="float">
            <text:p>0,0</text:p>
          </table:table-cell>
          <table:table-cell table:formula="of:=[.K51]" office:value-type="float" office:value="0" calcext:value-type="float">
            <text:p>0</text:p>
          </table:table-cell>
          <table:table-cell table:formula="of:=[.I51]" office:value-type="float" office:value="0.007141" calcext:value-type="float">
            <text:p>0,007141</text:p>
          </table:table-cell>
          <table:table-cell table:formula="of:=[.L51]" office:value-type="float" office:value="0" calcext:value-type="float">
            <text:p>0,00</text:p>
          </table:table-cell>
          <table:table-cell table:formula="of:=[.N5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0.0623" calcext:value-type="float">
            <text:p>0,062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2925746" calcext:value-type="float">
            <text:p>29257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2];&quot;-&quot;;[.C52];&quot;-&quot;;[.E52];&quot;-&quot;;LEFT(RIGHT([.A52];6);1))" office:value-type="string" office:string-value="r4-10-20-1" calcext:value-type="string">
            <text:p>r4-10-20-1</text:p>
          </table:table-cell>
          <table:table-cell table:formula="of:=ROUND(([.F52]/[.G52])*100;2)" office:value-type="float" office:value="44.57" calcext:value-type="float">
            <text:p>44,57</text:p>
          </table:table-cell>
          <table:table-cell table:style-name="ce12" table:formula="of:=[.M52]" office:value-type="float" office:value="-2" calcext:value-type="float">
            <text:p>-2,0</text:p>
          </table:table-cell>
          <table:table-cell table:style-name="ce12" table:formula="of:=[.J52]" office:value-type="float" office:value="-2" calcext:value-type="float">
            <text:p>-2,0</text:p>
          </table:table-cell>
          <table:table-cell table:formula="of:=[.K52]" office:value-type="float" office:value="-2" calcext:value-type="float">
            <text:p>-2</text:p>
          </table:table-cell>
          <table:table-cell table:formula="of:=[.I52]" office:value-type="float" office:value="0.0623" calcext:value-type="float">
            <text:p>0,0623</text:p>
          </table:table-cell>
          <table:table-cell table:formula="of:=[.L52]" office:value-type="float" office:value="0" calcext:value-type="float">
            <text:p>0,00</text:p>
          </table:table-cell>
          <table:table-cell table:formula="of:=[.N5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9" calcext:value-type="float">
            <text:p>299</text:p>
          </table:table-cell>
          <table:table-cell office:value-type="float" office:value="0.119425" calcext:value-type="float">
            <text:p>0,1194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960323" calcext:value-type="float">
            <text:p>-1,9603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2680591" calcext:value-type="float">
            <text:p>2680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3];&quot;-&quot;;[.C53];&quot;-&quot;;[.E53];&quot;-&quot;;LEFT(RIGHT([.A53];6);1))" office:value-type="string" office:string-value="r4-10-20-2" calcext:value-type="string">
            <text:p>r4-10-20-2</text:p>
          </table:table-cell>
          <table:table-cell table:formula="of:=ROUND(([.F53]/[.G53])*100;2)" office:value-type="float" office:value="0" calcext:value-type="float">
            <text:p>0</text:p>
          </table:table-cell>
          <table:table-cell table:style-name="ce12" table:formula="of:=[.M53]" office:value-type="float" office:value="-1.960323" calcext:value-type="float">
            <text:p>-2,0</text:p>
          </table:table-cell>
          <table:table-cell table:style-name="ce12" table:formula="of:=[.J53]" office:value-type="float" office:value="-1" calcext:value-type="float">
            <text:p>-1,0</text:p>
          </table:table-cell>
          <table:table-cell table:formula="of:=[.K53]" office:value-type="float" office:value="-1" calcext:value-type="float">
            <text:p>-1</text:p>
          </table:table-cell>
          <table:table-cell table:formula="of:=[.I53]" office:value-type="float" office:value="0.119425" calcext:value-type="float">
            <text:p>0,119425</text:p>
          </table:table-cell>
          <table:table-cell table:formula="of:=[.L53]" office:value-type="float" office:value="0" calcext:value-type="float">
            <text:p>0,00</text:p>
          </table:table-cell>
          <table:table-cell table:formula="of:=[.N53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.038067" calcext:value-type="float">
            <text:p>0,03806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843114" calcext:value-type="float">
            <text:p>843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4];&quot;-&quot;;[.C54];&quot;-&quot;;[.E54];&quot;-&quot;;LEFT(RIGHT([.A54];6);1))" office:value-type="string" office:string-value="r4-10-20-3" calcext:value-type="string">
            <text:p>r4-10-20-3</text:p>
          </table:table-cell>
          <table:table-cell table:formula="of:=ROUND(([.F54]/[.G54])*100;2)" office:value-type="float" office:value="0" calcext:value-type="float">
            <text:p>0</text:p>
          </table:table-cell>
          <table:table-cell table:style-name="ce12" table:formula="of:=[.M54]" office:value-type="float" office:value="-1" calcext:value-type="float">
            <text:p>-1,0</text:p>
          </table:table-cell>
          <table:table-cell table:style-name="ce12" table:formula="of:=[.J54]" office:value-type="float" office:value="-1" calcext:value-type="float">
            <text:p>-1,0</text:p>
          </table:table-cell>
          <table:table-cell table:formula="of:=[.K54]" office:value-type="float" office:value="-1" calcext:value-type="float">
            <text:p>-1</text:p>
          </table:table-cell>
          <table:table-cell table:formula="of:=[.I54]" office:value-type="float" office:value="0.038067" calcext:value-type="float">
            <text:p>0,038067</text:p>
          </table:table-cell>
          <table:table-cell table:formula="of:=[.L54]" office:value-type="float" office:value="0" calcext:value-type="float">
            <text:p>0,00</text:p>
          </table:table-cell>
          <table:table-cell table:formula="of:=[.N5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0.011205" calcext:value-type="float">
            <text:p>0,0112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74" calcext:value-type="float">
            <text:p>662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5];&quot;-&quot;;[.C55];&quot;-&quot;;[.E55];&quot;-&quot;;LEFT(RIGHT([.A55];6);1))" office:value-type="string" office:string-value="r4-10-20-4" calcext:value-type="string">
            <text:p>r4-10-20-4</text:p>
          </table:table-cell>
          <table:table-cell table:formula="of:=ROUND(([.F55]/[.G55])*100;2)" office:value-type="float" office:value="10.87" calcext:value-type="float">
            <text:p>10,87</text:p>
          </table:table-cell>
          <table:table-cell table:style-name="ce12" table:formula="of:=[.M55]" office:value-type="float" office:value="-1" calcext:value-type="float">
            <text:p>-1,0</text:p>
          </table:table-cell>
          <table:table-cell table:style-name="ce12" table:formula="of:=[.J55]" office:value-type="float" office:value="-1" calcext:value-type="float">
            <text:p>-1,0</text:p>
          </table:table-cell>
          <table:table-cell table:formula="of:=[.K55]" office:value-type="float" office:value="-1" calcext:value-type="float">
            <text:p>-1</text:p>
          </table:table-cell>
          <table:table-cell table:formula="of:=[.I55]" office:value-type="float" office:value="0.011205" calcext:value-type="float">
            <text:p>0,011205</text:p>
          </table:table-cell>
          <table:table-cell table:formula="of:=[.L55]" office:value-type="float" office:value="0" calcext:value-type="float">
            <text:p>0,00</text:p>
          </table:table-cell>
          <table:table-cell table:formula="of:=[.N5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0-10-2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0453" calcext:value-type="float">
            <text:p>0,01045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088" calcext:value-type="float">
            <text:p>6130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6];&quot;-&quot;;[.C56];&quot;-&quot;;[.E56];&quot;-&quot;;LEFT(RIGHT([.A56];6);1))" office:value-type="string" office:string-value="r4-10-20-5" calcext:value-type="string">
            <text:p>r4-10-20-5</text:p>
          </table:table-cell>
          <table:table-cell table:formula="of:=ROUND(([.F56]/[.G56])*100;2)" office:value-type="float" office:value="9.78" calcext:value-type="float">
            <text:p>9,78</text:p>
          </table:table-cell>
          <table:table-cell table:style-name="ce12" table:formula="of:=[.M56]" office:value-type="float" office:value="-1" calcext:value-type="float">
            <text:p>-1,0</text:p>
          </table:table-cell>
          <table:table-cell table:style-name="ce12" table:formula="of:=[.J56]" office:value-type="float" office:value="-1" calcext:value-type="float">
            <text:p>-1,0</text:p>
          </table:table-cell>
          <table:table-cell table:formula="of:=[.K56]" office:value-type="float" office:value="-1" calcext:value-type="float">
            <text:p>-1</text:p>
          </table:table-cell>
          <table:table-cell table:formula="of:=[.I56]" office:value-type="float" office:value="0.010453" calcext:value-type="float">
            <text:p>0,010453</text:p>
          </table:table-cell>
          <table:table-cell table:formula="of:=[.L56]" office:value-type="float" office:value="0" calcext:value-type="float">
            <text:p>0,00</text:p>
          </table:table-cell>
          <table:table-cell table:formula="of:=[.N5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98" calcext:value-type="float">
            <text:p>298</text:p>
          </table:table-cell>
          <table:table-cell office:value-type="float" office:value="0.157159" calcext:value-type="float">
            <text:p>0,15715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5528878" calcext:value-type="float">
            <text:p>55288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7];&quot;-&quot;;[.C57];&quot;-&quot;;[.E57];&quot;-&quot;;LEFT(RIGHT([.A57];6);1))" office:value-type="string" office:string-value="r4-15-30-1" calcext:value-type="string">
            <text:p>r4-15-30-1</text:p>
          </table:table-cell>
          <table:table-cell table:formula="of:=ROUND(([.F57]/[.G57])*100;2)" office:value-type="float" office:value="41.61" calcext:value-type="float">
            <text:p>41,61</text:p>
          </table:table-cell>
          <table:table-cell table:style-name="ce12" table:formula="of:=[.M57]" office:value-type="float" office:value="-2" calcext:value-type="float">
            <text:p>-2,0</text:p>
          </table:table-cell>
          <table:table-cell table:style-name="ce12" table:formula="of:=[.J57]" office:value-type="float" office:value="-2" calcext:value-type="float">
            <text:p>-2,0</text:p>
          </table:table-cell>
          <table:table-cell table:formula="of:=[.K57]" office:value-type="float" office:value="-2" calcext:value-type="float">
            <text:p>-2</text:p>
          </table:table-cell>
          <table:table-cell table:formula="of:=[.I57]" office:value-type="float" office:value="0.157159" calcext:value-type="float">
            <text:p>0,157159</text:p>
          </table:table-cell>
          <table:table-cell table:formula="of:=[.L57]" office:value-type="float" office:value="0" calcext:value-type="float">
            <text:p>0,00</text:p>
          </table:table-cell>
          <table:table-cell table:formula="of:=[.N5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35" calcext:value-type="float">
            <text:p>335</text:p>
          </table:table-cell>
          <table:table-cell office:value-type="float" office:value="0.418535" calcext:value-type="float">
            <text:p>0,41853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.380652" calcext:value-type="float">
            <text:p>-2,38065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5292518" calcext:value-type="float">
            <text:p>52925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8];&quot;-&quot;;[.C58];&quot;-&quot;;[.E58];&quot;-&quot;;LEFT(RIGHT([.A58];6);1))" office:value-type="string" office:string-value="r4-15-30-2" calcext:value-type="string">
            <text:p>r4-15-30-2</text:p>
          </table:table-cell>
          <table:table-cell table:formula="of:=ROUND(([.F58]/[.G58])*100;2)" office:value-type="float" office:value="0" calcext:value-type="float">
            <text:p>0</text:p>
          </table:table-cell>
          <table:table-cell table:style-name="ce12" table:formula="of:=[.M58]" office:value-type="float" office:value="-2.380652" calcext:value-type="float">
            <text:p>-2,4</text:p>
          </table:table-cell>
          <table:table-cell table:style-name="ce12" table:formula="of:=[.J58]" office:value-type="float" office:value="-2" calcext:value-type="float">
            <text:p>-2,0</text:p>
          </table:table-cell>
          <table:table-cell table:formula="of:=[.K58]" office:value-type="float" office:value="-2" calcext:value-type="float">
            <text:p>-2</text:p>
          </table:table-cell>
          <table:table-cell table:formula="of:=[.I58]" office:value-type="float" office:value="0.418535" calcext:value-type="float">
            <text:p>0,418535</text:p>
          </table:table-cell>
          <table:table-cell table:formula="of:=[.L58]" office:value-type="float" office:value="0" calcext:value-type="float">
            <text:p>0,00</text:p>
          </table:table-cell>
          <table:table-cell table:formula="of:=[.N58]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0.06949" calcext:value-type="float">
            <text:p>0,069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2887117" calcext:value-type="float">
            <text:p>2887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9];&quot;-&quot;;[.C59];&quot;-&quot;;[.E59];&quot;-&quot;;LEFT(RIGHT([.A59];6);1))" office:value-type="string" office:string-value="r4-15-30-3" calcext:value-type="string">
            <text:p>r4-15-30-3</text:p>
          </table:table-cell>
          <table:table-cell table:formula="of:=ROUND(([.F59]/[.G59])*100;2)" office:value-type="float" office:value="0" calcext:value-type="float">
            <text:p>0</text:p>
          </table:table-cell>
          <table:table-cell table:style-name="ce12" table:formula="of:=[.M59]" office:value-type="float" office:value="-2" calcext:value-type="float">
            <text:p>-2,0</text:p>
          </table:table-cell>
          <table:table-cell table:style-name="ce12" table:formula="of:=[.J59]" office:value-type="float" office:value="-2" calcext:value-type="float">
            <text:p>-2,0</text:p>
          </table:table-cell>
          <table:table-cell table:formula="of:=[.K59]" office:value-type="float" office:value="-2" calcext:value-type="float">
            <text:p>-2</text:p>
          </table:table-cell>
          <table:table-cell table:formula="of:=[.I59]" office:value-type="float" office:value="0.06949" calcext:value-type="float">
            <text:p>0,06949</text:p>
          </table:table-cell>
          <table:table-cell table:formula="of:=[.L59]" office:value-type="float" office:value="0" calcext:value-type="float">
            <text:p>0,00</text:p>
          </table:table-cell>
          <table:table-cell table:formula="of:=[.N5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218" calcext:value-type="float">
            <text:p>218</text:p>
          </table:table-cell>
          <table:table-cell office:value-type="float" office:value="0.069866" calcext:value-type="float">
            <text:p>0,06986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2674895" calcext:value-type="float">
            <text:p>26748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0];&quot;-&quot;;[.C60];&quot;-&quot;;[.E60];&quot;-&quot;;LEFT(RIGHT([.A60];6);1))" office:value-type="string" office:string-value="r4-15-30-4" calcext:value-type="string">
            <text:p>r4-15-30-4</text:p>
          </table:table-cell>
          <table:table-cell table:formula="of:=ROUND(([.F60]/[.G60])*100;2)" office:value-type="float" office:value="29.2" calcext:value-type="float">
            <text:p>29,2</text:p>
          </table:table-cell>
          <table:table-cell table:style-name="ce12" table:formula="of:=[.M60]" office:value-type="float" office:value="-1" calcext:value-type="float">
            <text:p>-1,0</text:p>
          </table:table-cell>
          <table:table-cell table:style-name="ce12" table:formula="of:=[.J60]" office:value-type="float" office:value="-1" calcext:value-type="float">
            <text:p>-1,0</text:p>
          </table:table-cell>
          <table:table-cell table:formula="of:=[.K60]" office:value-type="float" office:value="-1" calcext:value-type="float">
            <text:p>-1</text:p>
          </table:table-cell>
          <table:table-cell table:formula="of:=[.I60]" office:value-type="float" office:value="0.069866" calcext:value-type="float">
            <text:p>0,069866</text:p>
          </table:table-cell>
          <table:table-cell table:formula="of:=[.L60]" office:value-type="float" office:value="0" calcext:value-type="float">
            <text:p>0,00</text:p>
          </table:table-cell>
          <table:table-cell table:formula="of:=[.N6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15-15-3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0.04257" calcext:value-type="float">
            <text:p>0,0425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052281" calcext:value-type="float">
            <text:p>20522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1];&quot;-&quot;;[.C61];&quot;-&quot;;[.E61];&quot;-&quot;;LEFT(RIGHT([.A61];6);1))" office:value-type="string" office:string-value="r4-15-30-5" calcext:value-type="string">
            <text:p>r4-15-30-5</text:p>
          </table:table-cell>
          <table:table-cell table:formula="of:=ROUND(([.F61]/[.G61])*100;2)" office:value-type="float" office:value="10.22" calcext:value-type="float">
            <text:p>10,22</text:p>
          </table:table-cell>
          <table:table-cell table:style-name="ce12" table:formula="of:=[.M61]" office:value-type="float" office:value="-1" calcext:value-type="float">
            <text:p>-1,0</text:p>
          </table:table-cell>
          <table:table-cell table:style-name="ce12" table:formula="of:=[.J61]" office:value-type="float" office:value="-1" calcext:value-type="float">
            <text:p>-1,0</text:p>
          </table:table-cell>
          <table:table-cell table:formula="of:=[.K61]" office:value-type="float" office:value="-1" calcext:value-type="float">
            <text:p>-1</text:p>
          </table:table-cell>
          <table:table-cell table:formula="of:=[.I61]" office:value-type="float" office:value="0.04257" calcext:value-type="float">
            <text:p>0,04257</text:p>
          </table:table-cell>
          <table:table-cell table:formula="of:=[.L61]" office:value-type="float" office:value="0" calcext:value-type="float">
            <text:p>0,00</text:p>
          </table:table-cell>
          <table:table-cell table:formula="of:=[.N6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0-4-20-20-4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office:value-type="float" office:value="719" calcext:value-type="float">
            <text:p>719</text:p>
          </table:table-cell>
          <table:table-cell office:value-type="float" office:value="0.32337" calcext:value-type="float">
            <text:p>0,3233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.230767" calcext:value-type="float">
            <text:p>-4,2307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2137671" calcext:value-type="float">
            <text:p>21376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0-20-4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82" calcext:value-type="float">
            <text:p>182</text:p>
          </table:table-cell>
          <table:table-cell office:value-type="float" office:value="291" calcext:value-type="float">
            <text:p>291</text:p>
          </table:table-cell>
          <table:table-cell office:value-type="float" office:value="0.907575" calcext:value-type="float">
            <text:p>0,90757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.438742" calcext:value-type="float">
            <text:p>-3,438742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7951879" calcext:value-type="float">
            <text:p>79518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0-20-4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82" calcext:value-type="float">
            <text:p>182</text:p>
          </table:table-cell>
          <table:table-cell office:value-type="float" office:value="384" calcext:value-type="float">
            <text:p>384</text:p>
          </table:table-cell>
          <table:table-cell office:value-type="float" office:value="0.154331" calcext:value-type="float">
            <text:p>0,1543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8123789" calcext:value-type="float">
            <text:p>81237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0-20-4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0.277321" calcext:value-type="float">
            <text:p>0,27732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7459705" calcext:value-type="float">
            <text:p>7459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0-20-4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38" calcext:value-type="float">
            <text:p>438</text:p>
          </table:table-cell>
          <table:table-cell office:value-type="float" office:value="0.380074" calcext:value-type="float">
            <text:p>0,38007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.018374" calcext:value-type="float">
            <text:p>-2,01837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6746647" calcext:value-type="float">
            <text:p>67466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5-25-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373" calcext:value-type="float">
            <text:p>373</text:p>
          </table:table-cell>
          <table:table-cell office:value-type="float" office:value="11.895919" calcext:value-type="float">
            <text:p>11,895919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.665672" calcext:value-type="float">
            <text:p>-4,665672</text:p>
          </table:table-cell>
          <table:table-cell office:value-type="float" office:value="16469" calcext:value-type="float">
            <text:p>16469</text:p>
          </table:table-cell>
          <table:table-cell office:value-type="float" office:value="0" calcext:value-type="float">
            <text:p>0</text:p>
          </table:table-cell>
          <table:table-cell office:value-type="float" office:value="10.62" calcext:value-type="float">
            <text:p>10,62</text:p>
          </table:table-cell>
          <table:table-cell office:value-type="float" office:value="10.63" calcext:value-type="float">
            <text:p>10,63</text:p>
          </table:table-cell>
          <table:table-cell office:value-type="float" office:value="12869149" calcext:value-type="float">
            <text:p>12869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5-25-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27" calcext:value-type="float">
            <text:p>227</text:p>
          </table:table-cell>
          <table:table-cell office:value-type="float" office:value="523" calcext:value-type="float">
            <text:p>523</text:p>
          </table:table-cell>
          <table:table-cell office:value-type="float" office:value="10.551135" calcext:value-type="float">
            <text:p>10,55113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.672829" calcext:value-type="float">
            <text:p>-3,672829</text:p>
          </table:table-cell>
          <table:table-cell office:value-type="float" office:value="13373" calcext:value-type="float">
            <text:p>133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54" calcext:value-type="float">
            <text:p>9,54</text:p>
          </table:table-cell>
          <table:table-cell office:value-type="float" office:value="13497611" calcext:value-type="float">
            <text:p>13497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5-25-5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27" calcext:value-type="float">
            <text:p>227</text:p>
          </table:table-cell>
          <table:table-cell office:value-type="float" office:value="468" calcext:value-type="float">
            <text:p>468</text:p>
          </table:table-cell>
          <table:table-cell office:value-type="float" office:value="1.200329" calcext:value-type="float">
            <text:p>1,20032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.345462" calcext:value-type="float">
            <text:p>-3,345462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1726906" calcext:value-type="float">
            <text:p>11726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5-25-5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27" calcext:value-type="float">
            <text:p>227</text:p>
          </table:table-cell>
          <table:table-cell office:value-type="float" office:value="465" calcext:value-type="float">
            <text:p>465</text:p>
          </table:table-cell>
          <table:table-cell office:value-type="float" office:value="0.921126" calcext:value-type="float">
            <text:p>0,92112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.197958" calcext:value-type="float">
            <text:p>-3,19795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11242228" calcext:value-type="float">
            <text:p>11242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25-25-5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53" calcext:value-type="float">
            <text:p>353</text:p>
          </table:table-cell>
          <table:table-cell office:value-type="float" office:value="1.034938" calcext:value-type="float">
            <text:p>1,03493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.583971" calcext:value-type="float">
            <text:p>-2,58397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9360172" calcext:value-type="float">
            <text:p>93601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5-5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0.008945" calcext:value-type="float">
            <text:p>0,00894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419998" calcext:value-type="float">
            <text:p>419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5-5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0.008608" calcext:value-type="float">
            <text:p>0,00860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960" calcext:value-type="float">
            <text:p>407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5-5-10-3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007119" calcext:value-type="float">
            <text:p>0,007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506" calcext:value-type="float">
            <text:p>3745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5-5-10-4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.007466" calcext:value-type="float">
            <text:p>0,0074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011" calcext:value-type="float">
            <text:p>368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0-4-5-5-10-5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.009863" calcext:value-type="float">
            <text:p>0,009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645" calcext:value-type="float">
            <text:p>3886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12" table:number-columns-repeated="2"/>
          <table:table-cell table:number-columns-repeated="10"/>
        </table:table-row>
        <table:table-row table:style-name="ro1" table:number-rows-repeated="45">
          <table:table-cell table:number-columns-repeated="28"/>
          <table:table-cell table:style-name="ce12" table:number-columns-repeated="2"/>
          <table:table-cell table:number-columns-repeated="10"/>
        </table:table-row>
        <table:table-row table:style-name="ro1" table:number-rows-repeated="1048454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resumo" table:style-name="ta1">
        <office:forms form:automatic-focus="false" form:apply-design-mode="false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7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" table:default-cell-style-name="Default"/>
        <table:table-column table:style-name="co50" table:default-cell-style-name="Default"/>
        <table:table-column table:style-name="co17" table:default-cell-style-name="Default"/>
        <table:table-column table:style-name="co51" table:default-cell-style-name="Default"/>
        <table:table-column table:style-name="co17" table:number-columns-repeated="3" table:default-cell-style-name="Default"/>
        <table:table-column table:style-name="co5" table:default-cell-style-name="ce16"/>
        <table:table-column table:style-name="co14" table:default-cell-style-name="ce16"/>
        <table:table-column table:style-name="co5" table:default-cell-style-name="ce16"/>
        <table:table-column table:style-name="co52" table:default-cell-style-name="ce16"/>
        <table:table-column table:style-name="co53" table:number-columns-repeated="4" table:default-cell-style-name="ce16"/>
        <table:table-column table:style-name="co54" table:default-cell-style-name="Default"/>
        <table:table-column table:style-name="co51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56" table:default-cell-style-name="Default"/>
        <table:table-column table:style-name="co7" table:number-columns-repeated="4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9" table:number-columns-repeated="6" table:default-cell-style-name="ce16"/>
        <table:table-column table:style-name="co60" table:default-cell-style-name="ce16"/>
        <table:table-row table:style-name="ro1">
          <table:table-cell/>
          <table:table-cell table:formula="of:=AVERAGE([.B2:.B300])" office:value-type="float" office:value="22.6185333333333" calcext:value-type="float">
            <text:p>22,6185333333333</text:p>
          </table:table-cell>
          <table:table-cell table:number-columns-repeated="5"/>
          <table:table-cell table:style-name="ce13" office:value-type="string" calcext:value-type="string" table:number-columns-spanned="2" table:number-rows-spanned="1">
            <text:p>B&amp;B</text:p>
          </table:table-cell>
          <table:covered-table-cell table:style-name="ce16"/>
          <table:table-cell table:style-name="ce14" table:number-columns-repeated="2"/>
          <table:table-cell table:style-name="ce20" office:value-type="string" calcext:value-type="string" table:number-columns-spanned="5" table:number-rows-spanned="1">
            <text:p>heur value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dist</text:p>
          </table:table-cell>
          <table:covered-table-cell table:number-columns-repeated="3"/>
          <table:table-cell table:style-name="ce24" office:value-type="string" calcext:value-type="string" table:number-columns-spanned="4" table:number-rows-spanned="1">
            <text:p>gap relativo (heur-lb)/lb</text:p>
          </table:table-cell>
          <table:covered-table-cell table:number-columns-repeated="3" table:style-name="ce14"/>
          <table:table-cell table:style-name="ce20" office:value-type="string" calcext:value-type="string" table:number-columns-spanned="4" table:number-rows-spanned="1">
            <text:p>best</text:p>
          </table:table-cell>
          <table:covered-table-cell table:number-columns-repeated="3"/>
          <table:table-cell table:number-columns-repeated="10"/>
          <table:table-cell table:style-name="ce22" office:value-type="string" calcext:value-type="string" table:number-columns-spanned="2" table:number-rows-spanned="1">
            <text:p>%frac</text:p>
          </table:table-cell>
          <table:covered-table-cell/>
          <table:table-cell table:style-name="ce30" office:value-type="string" calcext:value-type="string" table:number-columns-spanned="2" table:number-rows-spanned="1">
            <text:p>time(s)</text:p>
          </table:table-cell>
          <table:covered-table-cell/>
          <table:table-cell table:style-name="ce22" office:value-type="string" calcext:value-type="string" table:number-columns-spanned="2" table:number-rows-spanned="1">
            <text:p>%gap(root)</text:p>
          </table:table-cell>
          <table:covered-table-cell/>
          <table:table-cell table:style-name="ce40" office:value-type="string" calcext:value-type="string">
            <text:p>%opt</text:p>
          </table:table-cell>
        </table:table-row>
        <table:table-row table:style-name="ro1">
          <table:table-cell table:formula="of:=[$ra.AA1]" office:value-type="string" office:string-value="instance" calcext:value-type="string">
            <text:p>instanc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Time</text:p>
          </table:table-cell>
          <table:table-cell office:value-type="string" calcext:value-type="string">
            <text:p>rootOpt</text:p>
          </table:table-cell>
          <table:table-cell office:value-type="string" calcext:value-type="string">
            <text:p>gap0</text:p>
          </table:table-cell>
          <table:table-cell office:value-type="string" calcext:value-type="string">
            <text:p>dist0</text:p>
          </table:table-cell>
          <table:table-cell table:style-name="ce14" office:value-type="string" calcext:value-type="string">
            <text:p>lb</text:p>
          </table:table-cell>
          <table:table-cell table:style-name="ce16" office:value-type="string" calcext:value-type="string">
            <text:p>ub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table:style-name="ce14" office:value-type="string" calcext:value-type="string">
            <text:p>ra</text:p>
          </table:table-cell>
          <table:table-cell table:style-name="ce14" office:value-type="string" calcext:value-type="string">
            <text:p>bcpa</text:p>
          </table:table-cell>
          <table:table-cell table:style-name="ce14" office:value-type="string" calcext:value-type="string">
            <text:p>blpl</text:p>
          </table:table-cell>
          <table:table-cell table:style-name="ce14"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table:formula="of:=CONCATENATE([.AD2];&quot;&amp;&quot;;[.AE2];&quot;&amp;&quot;;[.AF2];&quot;&amp;&quot;;[.AG2];&quot;&amp;&quot;;[.AH2];&quot;\\\hline&quot;)" office:value-type="string" office:string-value="G2&amp;ra&amp;bcpa&amp;blpl&amp;sbpl\\\hline" calcext:value-type="string">
            <text:p>G2&amp;ra&amp;bcpa&amp;blpl&amp;sbpl\\\hline</text:p>
          </table:table-cell>
          <table:table-cell/>
          <table:table-cell table:formula="of:=CONCATENATE([.A2];&quot;&amp;&quot;;[.B2];&quot;&amp;&quot;;[.C2];&quot;&amp;&quot;;[.H2];&quot;&amp;&quot;;[.I2];&quot;&amp;&quot;;[.L2];&quot;&amp;&quot;;[.M2];&quot;&amp;&quot;;[.N2];&quot;&amp;&quot;;[.O2];&quot;\\&quot;)" office:value-type="string" office:string-value="instance&amp;frac&amp;root&amp;lb&amp;ub&amp;ra&amp;bcpa&amp;blpl&amp;sbpl\\" calcext:value-type="string">
            <text:p>instance&amp;frac&amp;root&amp;lb&amp;ub&amp;ra&amp;bcpa&amp;blpl&amp;sbpl\\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table:formula="of:=[$ra.AA2]" office:value-type="string" office:string-value="r20-10-20-1" calcext:value-type="string">
            <text:p>r20-10-20-1</text:p>
          </table:table-cell>
          <table:table-cell table:formula="of:=ROUND([$ra.AB2];2)" office:value-type="float" office:value="7.28" calcext:value-type="float">
            <text:p>7,28</text:p>
          </table:table-cell>
          <table:table-cell table:style-name="ce12" table:formula="of:=ROUND([$ra.AC2];1)" office:value-type="float" office:value="-3.2" calcext:value-type="float">
            <text:p>-3,2</text:p>
          </table:table-cell>
          <table:table-cell table:style-name="ce12" table:formula="of:=IF([ra.S2]=5;&quot;*&quot;;[ra.I2])" office:value-type="float" office:value="0.014655" calcext:value-type="float">
            <text:p>0,0</text:p>
          </table:table-cell>
          <table:table-cell table:style-name="ce12" table:formula="of:=IF([ra.S2]=11;1;&quot;&quot;)">
            <text:p/>
          </table:table-cell>
          <table:table-cell table:style-name="ce34" table:formula="of:=IFERROR(IF([.I3]=0;ABS(CEILING([.C3]));ABS(([.I3]-CEILING([.C3]))/[.I3]));&quot;*&quot;)" office:value-type="float" office:value="0" calcext:value-type="float">
            <text:p>0,00</text:p>
          </table:table-cell>
          <table:table-cell table:style-name="ce34" table:formula="of:=IFERROR([.I3]-CEILING([.C3]);&quot;*&quot;)" office:value-type="float" office:value="0" calcext:value-type="float">
            <text:p>0,00</text:p>
          </table:table-cell>
          <table:table-cell table:style-name="ce14" table:formula="of:=ROUND([exact.J2];1)" office:value-type="float" office:value="-3" calcext:value-type="float">
            <text:p>-3,0</text:p>
          </table:table-cell>
          <table:table-cell table:style-name="ce16" table:formula="of:=[exact.K2]" office:value-type="float" office:value="-3" calcext:value-type="float">
            <text:p>-3</text:p>
          </table:table-cell>
          <table:table-cell table:style-name="ce14" table:formula="of:=IF([exact.L2]&lt;1000000;100*[exact.L2];&quot;*&quot;)" office:value-type="float" office:value="0" calcext:value-type="float">
            <text:p>0,0</text:p>
          </table:table-cell>
          <table:table-cell table:style-name="ce14" table:formula="of:=IF([exact.S2]=5;&quot;*&quot;;[exact.I2])" office:value-type="float" office:value="0.069153" calcext:value-type="float">
            <text:p>0,1</text:p>
          </table:table-cell>
          <table:table-cell table:style-name="ce18" table:formula="of:=[$ra.AE2]" office:value-type="float" office:value="-1" calcext:value-type="float">
            <text:p>-1</text:p>
          </table:table-cell>
          <table:table-cell table:style-name="ce18" table:formula="of:=[$'bcpa-t600'.AE2]" office:value-type="float" office:value="-3" calcext:value-type="float">
            <text:p>-3</text:p>
          </table:table-cell>
          <table:table-cell table:style-name="ce18" table:formula="of:=[$'blpl-t300'.AE2]" office:value-type="float" office:value="-2" calcext:value-type="float">
            <text:p>-2</text:p>
          </table:table-cell>
          <table:table-cell table:style-name="ce18" table:formula="of:=[$'sbpl-t300'.AE2]" office:value-type="float" office:value="-2" calcext:value-type="float">
            <text:p>-2</text:p>
          </table:table-cell>
          <table:table-cell table:formula="of:=MIN([.L3:.O3])" office:value-type="float" office:value="-3" calcext:value-type="float">
            <text:p>-3</text:p>
          </table:table-cell>
          <table:table-cell table:formula="of:=ABS([.L3]-CEILING([.$C3]))" office:value-type="float" office:value="2" calcext:value-type="float">
            <text:p>2</text:p>
          </table:table-cell>
          <table:table-cell table:formula="of:=IFERROR(ABS([.M3]-CEILING([.$C3]));&quot;-&quot;)" office:value-type="float" office:value="0" calcext:value-type="float">
            <text:p>0</text:p>
          </table:table-cell>
          <table:table-cell table:formula="of:=ABS([.N3]-CEILING([.$C3]))" office:value-type="float" office:value="1" calcext:value-type="float">
            <text:p>1</text:p>
          </table:table-cell>
          <table:table-cell table:formula="of:=ABS([.O3]-CEILING([.$C3]))" office:value-type="float" office:value="1" calcext:value-type="float">
            <text:p>1</text:p>
          </table:table-cell>
          <table:table-cell table:style-name="ce14" table:formula="of:=IFERROR(ABS(([.L3]-CEILING([.$C3]))/CEILING([.$C3]));IF([.Q3]&lt;&gt;&quot;*&quot;;[.Q3];&quot;*&quot;))" office:value-type="float" office:value="0.666666666666667" calcext:value-type="float">
            <text:p>0,7</text:p>
          </table:table-cell>
          <table:table-cell table:style-name="ce14" table:formula="of:=IFERROR(ABS(([.M3]-CEILING([.$C3]))/CEILING([.$C3]));IF([.R3]&lt;&gt;&quot;*&quot;;[.R3];&quot;*&quot;))" office:value-type="float" office:value="0" calcext:value-type="float">
            <text:p>0,0</text:p>
          </table:table-cell>
          <table:table-cell table:style-name="ce14" table:formula="of:=IFERROR(ABS(([.N3]-CEILING([.$C3]))/CEILING([.$C3]));IF([.S3]&lt;&gt;&quot;*&quot;;[.S3];&quot;*&quot;))" office:value-type="float" office:value="0.333333333333333" calcext:value-type="float">
            <text:p>0,3</text:p>
          </table:table-cell>
          <table:table-cell table:style-name="ce14" table:formula="of:=IFERROR(ABS(([.O3]-CEILING([.$C3]))/CEILING([.$C3]));IF([.T3]&lt;&gt;&quot;*&quot;;[.T3];&quot;*&quot;))" office:value-type="float" office:value="0.333333333333333" calcext:value-type="float">
            <text:p>0,3</text:p>
          </table:table-cell>
          <table:table-cell table:formula="of:=IF([.L3]=[.$P3];1;&quot;&quot;)">
            <text:p/>
          </table:table-cell>
          <table:table-cell table:formula="of:=IF([.M3]=[.$P3];1;&quot;&quot;)" office:value-type="float" office:value="1" calcext:value-type="float">
            <text:p>1</text:p>
          </table:table-cell>
          <table:table-cell table:formula="of:=IF([.N3]=[.$P3];1;&quot;&quot;)">
            <text:p/>
          </table:table-cell>
          <table:table-cell table:formula="of:=IF([.O3]=[.$P3];1;&quot;&quot;)">
            <text:p/>
          </table:table-cell>
          <table:table-cell/>
          <table:table-cell office:value-type="string" calcext:value-type="string">
            <text:p>opt</text:p>
          </table:table-cell>
          <table:table-cell table:formula="of:=COUNTIF([.Q3:.Q300];0)" office:value-type="float" office:value="20" calcext:value-type="float">
            <text:p>20</text:p>
          </table:table-cell>
          <table:table-cell table:formula="of:=COUNTIF([.R3:.R300];0)" office:value-type="float" office:value="41" calcext:value-type="float">
            <text:p>41</text:p>
          </table:table-cell>
          <table:table-cell table:formula="of:=COUNTIF([.S3:.S300];0)" office:value-type="float" office:value="31" calcext:value-type="float">
            <text:p>31</text:p>
          </table:table-cell>
          <table:table-cell table:formula="of:=COUNTIF([.T3:.T300];0)" office:value-type="float" office:value="29" calcext:value-type="float">
            <text:p>29</text:p>
          </table:table-cell>
          <table:table-cell table:number-columns-repeated="2"/>
          <table:table-cell table:formula="of:=CONCATENATE([.A3];&quot;&amp;&quot;;[.B3];&quot;&amp;&quot;;IF([.E3]=1;CONCATENATE(&quot;\h{&quot;;[.C3];&quot;}&quot;);[.C3]);&quot;&amp;&quot;;[.H3];&quot;&amp;&quot;;IF([.J3]=0;CONCATENATE(&quot;\uu{&quot;;[.I3];&quot;}&quot;);[.I3]);&quot;&amp;&quot;;IF([.L3]=[.P3];CONCATENATE(&quot;\h{&quot;;[.L3];&quot;}&quot;);[.L3]);&quot;&amp;&quot;;IF([.M3]=[.P3];CONCATENATE(&quot;\h{&quot;;[.M3];&quot;}&quot;);[.M3]);&quot;&amp;&quot;;IF([.N3]=[.P3];CONCATENATE(&quot;\h{&quot;;[.N3];&quot;}&quot;);[.N3]);&quot;&amp;&quot;;IF([.O3]=[.P3];CONCATENATE(&quot;\h{&quot;;[.O3];&quot;}&quot;);[.O3]);&quot;\\\hline&quot;)" office:value-type="string" office:string-value="r20-10-20-1&amp;7,28&amp;-3,2&amp;-3&amp;\uu{-3}&amp;-1&amp;\h{-3}&amp;-2&amp;-2\\\hline" calcext:value-type="string">
            <text:p>r20-10-20-1&amp;7,28&amp;-3,2&amp;-3&amp;\uu{-3}&amp;-1&amp;\h{-3}&amp;-2&amp;-2\\\hline</text:p>
          </table:table-cell>
          <table:table-cell table:style-name="ce29" office:value-type="string" calcext:value-type="string">
            <text:p>G2</text:p>
          </table:table-cell>
          <table:table-cell table:formula="of:=[.AF13]" office:value-type="float" office:value="22.6" calcext:value-type="float">
            <text:p>22,6</text:p>
          </table:table-cell>
          <table:table-cell table:formula="of:=[.AF14]" office:value-type="float" office:value="18" calcext:value-type="float">
            <text:p>18</text:p>
          </table:table-cell>
          <table:table-cell table:formula="of:=[.AF17]" office:value-type="float" office:value="0.5" calcext:value-type="float">
            <text:p>0,5</text:p>
          </table:table-cell>
          <table:table-cell table:formula="of:=[.AF18]" office:value-type="float" office:value="1.8" calcext:value-type="float">
            <text:p>1,8</text:p>
          </table:table-cell>
          <table:table-cell table:formula="of:=[.AF23]" office:value-type="float" office:value="0.3" calcext:value-type="float">
            <text:p>0,3</text:p>
          </table:table-cell>
          <table:table-cell table:formula="of:=[.AF24]" office:value-type="float" office:value="0.6" calcext:value-type="float">
            <text:p>0,6</text:p>
          </table:table-cell>
          <table:table-cell table:style-name="Default" table:formula="of:=CONCATENATE([.AF21];&quot;(&quot;;[.AF22];&quot;)&quot;)" office:value-type="string" office:string-value="100(18,7)" calcext:value-type="string">
            <text:p>100(18,7)</text:p>
          </table:table-cell>
        </table:table-row>
        <table:table-row table:style-name="ro2">
          <table:table-cell table:formula="of:=[$ra.AA3]" office:value-type="string" office:string-value="r20-10-20-2" calcext:value-type="string">
            <text:p>r20-10-20-2</text:p>
          </table:table-cell>
          <table:table-cell table:formula="of:=ROUND([$ra.AB3];2)" office:value-type="float" office:value="7.77" calcext:value-type="float">
            <text:p>7,77</text:p>
          </table:table-cell>
          <table:table-cell table:style-name="ce12" table:formula="of:=ROUND([$ra.AC3];1)" office:value-type="float" office:value="-2.7" calcext:value-type="float">
            <text:p>-2,7</text:p>
          </table:table-cell>
          <table:table-cell table:style-name="ce12" table:formula="of:=IF([ra.S3]=5;&quot;*&quot;;[ra.I3])" office:value-type="float" office:value="0.014372" calcext:value-type="float">
            <text:p>0,0</text:p>
          </table:table-cell>
          <table:table-cell table:style-name="ce12" table:formula="of:=IF([ra.S3]=11;1;&quot;&quot;)">
            <text:p/>
          </table:table-cell>
          <table:table-cell table:style-name="ce34" table:formula="of:=IFERROR(IF([.I4]=0;ABS(CEILING([.C4]));ABS(([.I4]-CEILING([.C4]))/[.I4]));&quot;*&quot;)" office:value-type="float" office:value="0" calcext:value-type="float">
            <text:p>0,00</text:p>
          </table:table-cell>
          <table:table-cell table:style-name="ce34" table:formula="of:=IFERROR([.I4]-CEILING([.C4]);&quot;*&quot;)" office:value-type="float" office:value="0" calcext:value-type="float">
            <text:p>0,00</text:p>
          </table:table-cell>
          <table:table-cell table:style-name="ce14" table:formula="of:=ROUND([exact.J3];1)" office:value-type="float" office:value="-2" calcext:value-type="float">
            <text:p>-2,0</text:p>
          </table:table-cell>
          <table:table-cell table:style-name="ce16" table:formula="of:=[exact.K3]" office:value-type="float" office:value="-2" calcext:value-type="float">
            <text:p>-2</text:p>
          </table:table-cell>
          <table:table-cell table:style-name="ce14" table:formula="of:=IF([exact.L3]&lt;1000000;100*[exact.L3];&quot;*&quot;)" office:value-type="float" office:value="0" calcext:value-type="float">
            <text:p>0,0</text:p>
          </table:table-cell>
          <table:table-cell table:style-name="ce14" table:formula="of:=IF([exact.S3]=5;&quot;*&quot;;[exact.I3])" office:value-type="float" office:value="0.030899" calcext:value-type="float">
            <text:p>0,0</text:p>
          </table:table-cell>
          <table:table-cell table:style-name="ce18" table:formula="of:=[$ra.AE3]" office:value-type="float" office:value="-1" calcext:value-type="float">
            <text:p>-1</text:p>
          </table:table-cell>
          <table:table-cell table:style-name="ce18" table:formula="of:=[$'bcpa-t600'.AE3]" office:value-type="float" office:value="-2" calcext:value-type="float">
            <text:p>-2</text:p>
          </table:table-cell>
          <table:table-cell table:style-name="ce18" table:formula="of:=[$'blpl-t300'.AE3]" office:value-type="float" office:value="-1" calcext:value-type="float">
            <text:p>-1</text:p>
          </table:table-cell>
          <table:table-cell table:style-name="ce18" table:formula="of:=[$'sbpl-t300'.AE3]" office:value-type="float" office:value="-1" calcext:value-type="float">
            <text:p>-1</text:p>
          </table:table-cell>
          <table:table-cell table:formula="of:=MIN([.L4:.O4])" office:value-type="float" office:value="-2" calcext:value-type="float">
            <text:p>-2</text:p>
          </table:table-cell>
          <table:table-cell table:formula="of:=ABS([.L4]-CEILING([.$C4]))" office:value-type="float" office:value="1" calcext:value-type="float">
            <text:p>1</text:p>
          </table:table-cell>
          <table:table-cell table:formula="of:=IFERROR(ABS([.M4]-CEILING([.$C4]));&quot;-&quot;)" office:value-type="float" office:value="0" calcext:value-type="float">
            <text:p>0</text:p>
          </table:table-cell>
          <table:table-cell table:formula="of:=ABS([.N4]-CEILING([.$C4]))" office:value-type="float" office:value="1" calcext:value-type="float">
            <text:p>1</text:p>
          </table:table-cell>
          <table:table-cell table:formula="of:=ABS([.O4]-CEILING([.$C4]))" office:value-type="float" office:value="1" calcext:value-type="float">
            <text:p>1</text:p>
          </table:table-cell>
          <table:table-cell table:style-name="ce14" table:formula="of:=IFERROR(ABS(([.L4]-CEILING([.$C4]))/CEILING([.$C4]));IF([.Q4]&lt;&gt;&quot;*&quot;;[.Q4];&quot;*&quot;))" office:value-type="float" office:value="0.5" calcext:value-type="float">
            <text:p>0,5</text:p>
          </table:table-cell>
          <table:table-cell table:style-name="ce14" table:formula="of:=IFERROR(ABS(([.M4]-CEILING([.$C4]))/CEILING([.$C4]));IF([.R4]&lt;&gt;&quot;*&quot;;[.R4];&quot;*&quot;))" office:value-type="float" office:value="0" calcext:value-type="float">
            <text:p>0,0</text:p>
          </table:table-cell>
          <table:table-cell table:style-name="ce14" table:formula="of:=IFERROR(ABS(([.N4]-CEILING([.$C4]))/CEILING([.$C4]));IF([.S4]&lt;&gt;&quot;*&quot;;[.S4];&quot;*&quot;))" office:value-type="float" office:value="0.5" calcext:value-type="float">
            <text:p>0,5</text:p>
          </table:table-cell>
          <table:table-cell table:style-name="ce14" table:formula="of:=IFERROR(ABS(([.O4]-CEILING([.$C4]))/CEILING([.$C4]));IF([.T4]&lt;&gt;&quot;*&quot;;[.T4];&quot;*&quot;))" office:value-type="float" office:value="0.5" calcext:value-type="float">
            <text:p>0,5</text:p>
          </table:table-cell>
          <table:table-cell table:formula="of:=IF([.L4]=[.$P4];1;&quot;&quot;)">
            <text:p/>
          </table:table-cell>
          <table:table-cell table:formula="of:=IF([.M4]=[.$P4];1;&quot;&quot;)" office:value-type="float" office:value="1" calcext:value-type="float">
            <text:p>1</text:p>
          </table:table-cell>
          <table:table-cell table:formula="of:=IF([.N4]=[.$P4];1;&quot;&quot;)">
            <text:p/>
          </table:table-cell>
          <table:table-cell table:formula="of:=IF([.O4]=[.$P4];1;&quot;&quot;)">
            <text:p/>
          </table:table-cell>
          <table:table-cell/>
          <table:table-cell table:style-name="ce27" office:value-type="string" calcext:value-type="string">
            <text:p>dist</text:p>
          </table:table-cell>
          <table:table-cell table:style-name="ce27" table:formula="of:=ROUND(AVERAGE([.Q3:.Q300]);1)" office:value-type="float" office:value="1.5" calcext:value-type="float">
            <text:p>1,5</text:p>
          </table:table-cell>
          <table:table-cell table:style-name="ce27" table:formula="of:=ROUND(AVERAGE([.R3:.R300]);1)" office:value-type="float" office:value="0.5" calcext:value-type="float">
            <text:p>0,5</text:p>
          </table:table-cell>
          <table:table-cell table:style-name="ce27" table:formula="of:=ROUND(AVERAGE([.S3:.S300]);1)" office:value-type="float" office:value="0.9" calcext:value-type="float">
            <text:p>0,9</text:p>
          </table:table-cell>
          <table:table-cell table:style-name="ce27" table:formula="of:=ROUND(AVERAGE([.T3:.T300]);1)" office:value-type="float" office:value="0.9" calcext:value-type="float">
            <text:p>0,9</text:p>
          </table:table-cell>
          <table:table-cell table:formula="of:=CONCATENATE([.AD4];&quot;&amp;&quot;;[.AE4];&quot;&amp;&quot;;[.AF4];&quot;&amp;&quot;;[.AG4];&quot;&amp;&quot;;[.AH4];&quot;\\\hline&quot;)" office:value-type="string" office:string-value="dist&amp;1,5&amp;0,5&amp;0,9&amp;0,9\\\hline" calcext:value-type="string">
            <text:p>dist&amp;1,5&amp;0,5&amp;0,9&amp;0,9\\\hline</text:p>
          </table:table-cell>
          <table:table-cell/>
          <table:table-cell table:formula="of:=CONCATENATE([.A4];&quot;&amp;&quot;;[.B4];&quot;&amp;&quot;;IF([.E4]=1;CONCATENATE(&quot;\h{&quot;;[.C4];&quot;}&quot;);[.C4]);&quot;&amp;&quot;;[.H4];&quot;&amp;&quot;;IF([.J4]=0;CONCATENATE(&quot;\uu{&quot;;[.I4];&quot;}&quot;);[.I4]);&quot;&amp;&quot;;IF([.L4]=[.P4];CONCATENATE(&quot;\h{&quot;;[.L4];&quot;}&quot;);[.L4]);&quot;&amp;&quot;;IF([.M4]=[.P4];CONCATENATE(&quot;\h{&quot;;[.M4];&quot;}&quot;);[.M4]);&quot;&amp;&quot;;IF([.N4]=[.P4];CONCATENATE(&quot;\h{&quot;;[.N4];&quot;}&quot;);[.N4]);&quot;&amp;&quot;;IF([.O4]=[.P4];CONCATENATE(&quot;\h{&quot;;[.O4];&quot;}&quot;);[.O4]);&quot;\\\hline&quot;)" office:value-type="string" office:string-value="r20-10-20-2&amp;7,77&amp;-2,7&amp;-2&amp;\uu{-2}&amp;-1&amp;\h{-2}&amp;-1&amp;-1\\\hline" calcext:value-type="string">
            <text:p>r20-10-20-2&amp;7,77&amp;-2,7&amp;-2&amp;\uu{-2}&amp;-1&amp;\h{-2}&amp;-1&amp;-1\\\hline</text:p>
          </table:table-cell>
          <table:table-cell table:number-columns-repeated="8"/>
        </table:table-row>
        <table:table-row table:style-name="ro2">
          <table:table-cell table:formula="of:=[$ra.AA4]" office:value-type="string" office:string-value="r20-10-20-3" calcext:value-type="string">
            <text:p>r20-10-20-3</text:p>
          </table:table-cell>
          <table:table-cell table:formula="of:=ROUND([$ra.AB4];2)" office:value-type="float" office:value="6.55" calcext:value-type="float">
            <text:p>6,55</text:p>
          </table:table-cell>
          <table:table-cell table:style-name="ce12" table:formula="of:=ROUND([$ra.AC4];1)" office:value-type="float" office:value="-2.8" calcext:value-type="float">
            <text:p>-2,8</text:p>
          </table:table-cell>
          <table:table-cell table:style-name="ce12" table:formula="of:=IF([ra.S4]=5;&quot;*&quot;;[ra.I4])" office:value-type="float" office:value="0.011073" calcext:value-type="float">
            <text:p>0,0</text:p>
          </table:table-cell>
          <table:table-cell table:style-name="ce12" table:formula="of:=IF([ra.S4]=11;1;&quot;&quot;)">
            <text:p/>
          </table:table-cell>
          <table:table-cell table:style-name="ce34" table:formula="of:=IFERROR(IF([.I5]=0;ABS(CEILING([.C5]));ABS(([.I5]-CEILING([.C5]))/[.I5]));&quot;*&quot;)" office:value-type="float" office:value="0" calcext:value-type="float">
            <text:p>0,00</text:p>
          </table:table-cell>
          <table:table-cell table:style-name="ce34" table:formula="of:=IFERROR([.I5]-CEILING([.C5]);&quot;*&quot;)" office:value-type="float" office:value="0" calcext:value-type="float">
            <text:p>0,00</text:p>
          </table:table-cell>
          <table:table-cell table:style-name="ce14" table:formula="of:=ROUND([exact.J4];1)" office:value-type="float" office:value="-2" calcext:value-type="float">
            <text:p>-2,0</text:p>
          </table:table-cell>
          <table:table-cell table:style-name="ce16" table:formula="of:=[exact.K4]" office:value-type="float" office:value="-2" calcext:value-type="float">
            <text:p>-2</text:p>
          </table:table-cell>
          <table:table-cell table:style-name="ce14" table:formula="of:=IF([exact.L4]&lt;1000000;100*[exact.L4];&quot;*&quot;)" office:value-type="float" office:value="0" calcext:value-type="float">
            <text:p>0,0</text:p>
          </table:table-cell>
          <table:table-cell table:style-name="ce14" table:formula="of:=IF([exact.S4]=5;&quot;*&quot;;[exact.I4])" office:value-type="float" office:value="0.013014" calcext:value-type="float">
            <text:p>0,0</text:p>
          </table:table-cell>
          <table:table-cell table:style-name="ce18" table:formula="of:=[$ra.AE4]" office:value-type="float" office:value="-2" calcext:value-type="float">
            <text:p>-2</text:p>
          </table:table-cell>
          <table:table-cell table:style-name="ce18" table:formula="of:=[$'bcpa-t600'.AE4]" office:value-type="float" office:value="-2" calcext:value-type="float">
            <text:p>-2</text:p>
          </table:table-cell>
          <table:table-cell table:style-name="ce18" table:formula="of:=[$'blpl-t300'.AE4]" office:value-type="float" office:value="-2" calcext:value-type="float">
            <text:p>-2</text:p>
          </table:table-cell>
          <table:table-cell table:style-name="ce18" table:formula="of:=[$'sbpl-t300'.AE4]" office:value-type="float" office:value="-2" calcext:value-type="float">
            <text:p>-2</text:p>
          </table:table-cell>
          <table:table-cell table:formula="of:=MIN([.L5:.O5])" office:value-type="float" office:value="-2" calcext:value-type="float">
            <text:p>-2</text:p>
          </table:table-cell>
          <table:table-cell table:formula="of:=ABS([.L5]-CEILING([.$C5]))" office:value-type="float" office:value="0" calcext:value-type="float">
            <text:p>0</text:p>
          </table:table-cell>
          <table:table-cell table:formula="of:=IFERROR(ABS([.M5]-CEILING([.$C5]));&quot;-&quot;)" office:value-type="float" office:value="0" calcext:value-type="float">
            <text:p>0</text:p>
          </table:table-cell>
          <table:table-cell table:formula="of:=ABS([.N5]-CEILING([.$C5]))" office:value-type="float" office:value="0" calcext:value-type="float">
            <text:p>0</text:p>
          </table:table-cell>
          <table:table-cell table:formula="of:=ABS([.O5]-CEILING([.$C5]))" office:value-type="float" office:value="0" calcext:value-type="float">
            <text:p>0</text:p>
          </table:table-cell>
          <table:table-cell table:style-name="ce14" table:formula="of:=IFERROR(ABS(([.L5]-CEILING([.$C5]))/CEILING([.$C5]));IF([.Q5]&lt;&gt;&quot;*&quot;;[.Q5];&quot;*&quot;))" office:value-type="float" office:value="0" calcext:value-type="float">
            <text:p>0,0</text:p>
          </table:table-cell>
          <table:table-cell table:style-name="ce14" table:formula="of:=IFERROR(ABS(([.M5]-CEILING([.$C5]))/CEILING([.$C5]));IF([.R5]&lt;&gt;&quot;*&quot;;[.R5];&quot;*&quot;))" office:value-type="float" office:value="0" calcext:value-type="float">
            <text:p>0,0</text:p>
          </table:table-cell>
          <table:table-cell table:style-name="ce14" table:formula="of:=IFERROR(ABS(([.N5]-CEILING([.$C5]))/CEILING([.$C5]));IF([.S5]&lt;&gt;&quot;*&quot;;[.S5];&quot;*&quot;))" office:value-type="float" office:value="0" calcext:value-type="float">
            <text:p>0,0</text:p>
          </table:table-cell>
          <table:table-cell table:style-name="ce14" table:formula="of:=IFERROR(ABS(([.O5]-CEILING([.$C5]))/CEILING([.$C5]));IF([.T5]&lt;&gt;&quot;*&quot;;[.T5];&quot;*&quot;))" office:value-type="float" office:value="0" calcext:value-type="float">
            <text:p>0,0</text:p>
          </table:table-cell>
          <table:table-cell table:style-name="ce25" table:formula="of:=IF([.L5]=[.$P5];1;&quot;&quot;)" office:value-type="float" office:value="1" calcext:value-type="float">
            <text:p>1</text:p>
          </table:table-cell>
          <table:table-cell table:formula="of:=IF([.M5]=[.$P5];1;&quot;&quot;)" office:value-type="float" office:value="1" calcext:value-type="float">
            <text:p>1</text:p>
          </table:table-cell>
          <table:table-cell table:style-name="ce25" table:formula="of:=IF([.N5]=[.$P5];1;&quot;&quot;)" office:value-type="float" office:value="1" calcext:value-type="float">
            <text:p>1</text:p>
          </table:table-cell>
          <table:table-cell table:style-name="ce25" table:formula="of:=IF([.O5]=[.$P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best</text:p>
          </table:table-cell>
          <table:table-cell table:formula="of:=SUM([.Y3:.Y301])" office:value-type="float" office:value="29" calcext:value-type="float">
            <text:p>29</text:p>
          </table:table-cell>
          <table:table-cell table:formula="of:=SUM([.Z3:.Z301])" office:value-type="float" office:value="72" calcext:value-type="float">
            <text:p>72</text:p>
          </table:table-cell>
          <table:table-cell table:formula="of:=SUM([.AA3:.AA301])" office:value-type="float" office:value="50" calcext:value-type="float">
            <text:p>50</text:p>
          </table:table-cell>
          <table:table-cell table:formula="of:=SUM([.AB3:.AB301])" office:value-type="float" office:value="47" calcext:value-type="float">
            <text:p>47</text:p>
          </table:table-cell>
          <table:table-cell table:number-columns-repeated="2"/>
          <table:table-cell table:formula="of:=CONCATENATE([.A5];&quot;&amp;&quot;;[.B5];&quot;&amp;&quot;;IF([.E5]=1;CONCATENATE(&quot;\h{&quot;;[.C5];&quot;}&quot;);[.C5]);&quot;&amp;&quot;;[.H5];&quot;&amp;&quot;;IF([.J5]=0;CONCATENATE(&quot;\uu{&quot;;[.I5];&quot;}&quot;);[.I5]);&quot;&amp;&quot;;IF([.L5]=[.P5];CONCATENATE(&quot;\h{&quot;;[.L5];&quot;}&quot;);[.L5]);&quot;&amp;&quot;;IF([.M5]=[.P5];CONCATENATE(&quot;\h{&quot;;[.M5];&quot;}&quot;);[.M5]);&quot;&amp;&quot;;IF([.N5]=[.P5];CONCATENATE(&quot;\h{&quot;;[.N5];&quot;}&quot;);[.N5]);&quot;&amp;&quot;;IF([.O5]=[.P5];CONCATENATE(&quot;\h{&quot;;[.O5];&quot;}&quot;);[.O5]);&quot;\\\hline&quot;)" office:value-type="string" office:string-value="r20-10-20-3&amp;6,55&amp;-2,8&amp;-2&amp;\uu{-2}&amp;\h{-2}&amp;\h{-2}&amp;\h{-2}&amp;\h{-2}\\\hline" calcext:value-type="string">
            <text:p>r20-10-20-3&amp;6,55&amp;-2,8&amp;-2&amp;\uu{-2}&amp;\h{-2}&amp;\h{-2}&amp;\h{-2}&amp;\h{-2}\\\hline</text:p>
          </table:table-cell>
          <table:table-cell table:number-columns-repeated="8"/>
        </table:table-row>
        <table:table-row table:style-name="ro2">
          <table:table-cell table:formula="of:=[$ra.AA5]" office:value-type="string" office:string-value="r20-10-20-4" calcext:value-type="string">
            <text:p>r20-10-20-4</text:p>
          </table:table-cell>
          <table:table-cell table:formula="of:=ROUND([$ra.AB5];2)" office:value-type="float" office:value="0" calcext:value-type="float">
            <text:p>0</text:p>
          </table:table-cell>
          <table:table-cell table:style-name="ce12" table:formula="of:=ROUND([$ra.AC5];1)" office:value-type="float" office:value="-2" calcext:value-type="float">
            <text:p>-2,0</text:p>
          </table:table-cell>
          <table:table-cell table:style-name="ce12" table:formula="of:=IF([ra.S5]=5;&quot;*&quot;;[ra.I5])" office:value-type="float" office:value="0.005056" calcext:value-type="float">
            <text:p>0,0</text:p>
          </table:table-cell>
          <table:table-cell table:style-name="ce12" table:formula="of:=IF([ra.S5]=11;1;&quot;&quot;)" office:value-type="float" office:value="1" calcext:value-type="float">
            <text:p>1,0</text:p>
          </table:table-cell>
          <table:table-cell table:style-name="ce34" table:formula="of:=IFERROR(IF([.I6]=0;ABS(CEILING([.C6]));ABS(([.I6]-CEILING([.C6]))/[.I6]));&quot;*&quot;)" office:value-type="float" office:value="0" calcext:value-type="float">
            <text:p>0,00</text:p>
          </table:table-cell>
          <table:table-cell table:style-name="ce34" table:formula="of:=IFERROR([.I6]-CEILING([.C6]);&quot;*&quot;)" office:value-type="float" office:value="0" calcext:value-type="float">
            <text:p>0,00</text:p>
          </table:table-cell>
          <table:table-cell table:style-name="ce14" table:formula="of:=ROUND([exact.J5];1)" office:value-type="float" office:value="-2" calcext:value-type="float">
            <text:p>-2,0</text:p>
          </table:table-cell>
          <table:table-cell table:style-name="ce16" table:formula="of:=[exact.K5]" office:value-type="float" office:value="-2" calcext:value-type="float">
            <text:p>-2</text:p>
          </table:table-cell>
          <table:table-cell table:style-name="ce14" table:formula="of:=IF([exact.L5]&lt;1000000;100*[exact.L5];&quot;*&quot;)" office:value-type="float" office:value="0" calcext:value-type="float">
            <text:p>0,0</text:p>
          </table:table-cell>
          <table:table-cell table:style-name="ce14" table:formula="of:=IF([exact.S5]=5;&quot;*&quot;;[exact.I5])" office:value-type="float" office:value="0.014556" calcext:value-type="float">
            <text:p>0,0</text:p>
          </table:table-cell>
          <table:table-cell table:style-name="ce18" table:formula="of:=[$ra.AE5]" office:value-type="float" office:value="-2" calcext:value-type="float">
            <text:p>-2</text:p>
          </table:table-cell>
          <table:table-cell table:style-name="ce18" table:formula="of:=[$'bcpa-t600'.AE5]" office:value-type="float" office:value="-2" calcext:value-type="float">
            <text:p>-2</text:p>
          </table:table-cell>
          <table:table-cell table:style-name="ce18" table:formula="of:=[$'blpl-t300'.AE5]" office:value-type="float" office:value="-2" calcext:value-type="float">
            <text:p>-2</text:p>
          </table:table-cell>
          <table:table-cell table:style-name="ce18" table:formula="of:=[$'sbpl-t300'.AE5]" office:value-type="float" office:value="-2" calcext:value-type="float">
            <text:p>-2</text:p>
          </table:table-cell>
          <table:table-cell table:formula="of:=MIN([.L6:.O6])" office:value-type="float" office:value="-2" calcext:value-type="float">
            <text:p>-2</text:p>
          </table:table-cell>
          <table:table-cell table:formula="of:=ABS([.L6]-CEILING([.$C6]))" office:value-type="float" office:value="0" calcext:value-type="float">
            <text:p>0</text:p>
          </table:table-cell>
          <table:table-cell table:formula="of:=IFERROR(ABS([.M6]-CEILING([.$C6]));&quot;-&quot;)" office:value-type="float" office:value="0" calcext:value-type="float">
            <text:p>0</text:p>
          </table:table-cell>
          <table:table-cell table:formula="of:=ABS([.N6]-CEILING([.$C6]))" office:value-type="float" office:value="0" calcext:value-type="float">
            <text:p>0</text:p>
          </table:table-cell>
          <table:table-cell table:formula="of:=ABS([.O6]-CEILING([.$C6]))" office:value-type="float" office:value="0" calcext:value-type="float">
            <text:p>0</text:p>
          </table:table-cell>
          <table:table-cell table:style-name="ce14" table:formula="of:=IFERROR(ABS(([.L6]-CEILING([.$C6]))/CEILING([.$C6]));IF([.Q6]&lt;&gt;&quot;*&quot;;[.Q6];&quot;*&quot;))" office:value-type="float" office:value="0" calcext:value-type="float">
            <text:p>0,0</text:p>
          </table:table-cell>
          <table:table-cell table:style-name="ce14" table:formula="of:=IFERROR(ABS(([.M6]-CEILING([.$C6]))/CEILING([.$C6]));IF([.R6]&lt;&gt;&quot;*&quot;;[.R6];&quot;*&quot;))" office:value-type="float" office:value="0" calcext:value-type="float">
            <text:p>0,0</text:p>
          </table:table-cell>
          <table:table-cell table:style-name="ce14" table:formula="of:=IFERROR(ABS(([.N6]-CEILING([.$C6]))/CEILING([.$C6]));IF([.S6]&lt;&gt;&quot;*&quot;;[.S6];&quot;*&quot;))" office:value-type="float" office:value="0" calcext:value-type="float">
            <text:p>0,0</text:p>
          </table:table-cell>
          <table:table-cell table:style-name="ce14" table:formula="of:=IFERROR(ABS(([.O6]-CEILING([.$C6]))/CEILING([.$C6]));IF([.T6]&lt;&gt;&quot;*&quot;;[.T6];&quot;*&quot;))" office:value-type="float" office:value="0" calcext:value-type="float">
            <text:p>0,0</text:p>
          </table:table-cell>
          <table:table-cell table:style-name="ce25" table:formula="of:=IF([.L6]=[.$P6];1;&quot;&quot;)" office:value-type="float" office:value="1" calcext:value-type="float">
            <text:p>1</text:p>
          </table:table-cell>
          <table:table-cell table:formula="of:=IF([.M6]=[.$P6];1;&quot;&quot;)" office:value-type="float" office:value="1" calcext:value-type="float">
            <text:p>1</text:p>
          </table:table-cell>
          <table:table-cell table:formula="of:=IF([.N6]=[.$P6];1;&quot;&quot;)" office:value-type="float" office:value="1" calcext:value-type="float">
            <text:p>1</text:p>
          </table:table-cell>
          <table:table-cell table:style-name="ce25" table:formula="of:=IF([.O6]=[.$P6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298-COUNTIF([.A3:.A300];&quot;&quot;)" office:value-type="float" office:value="75" calcext:value-type="float">
            <text:p>75</text:p>
          </table:table-cell>
          <table:table-cell table:number-columns-repeated="5"/>
          <table:table-cell table:formula="of:=CONCATENATE([.A6];&quot;&amp;&quot;;[.B6];&quot;&amp;&quot;;IF([.E6]=1;CONCATENATE(&quot;\h{&quot;;[.C6];&quot;}&quot;);[.C6]);&quot;&amp;&quot;;[.H6];&quot;&amp;&quot;;IF([.J6]=0;CONCATENATE(&quot;\uu{&quot;;[.I6];&quot;}&quot;);[.I6]);&quot;&amp;&quot;;IF([.L6]=[.P6];CONCATENATE(&quot;\h{&quot;;[.L6];&quot;}&quot;);[.L6]);&quot;&amp;&quot;;IF([.M6]=[.P6];CONCATENATE(&quot;\h{&quot;;[.M6];&quot;}&quot;);[.M6]);&quot;&amp;&quot;;IF([.N6]=[.P6];CONCATENATE(&quot;\h{&quot;;[.N6];&quot;}&quot;);[.N6]);&quot;&amp;&quot;;IF([.O6]=[.P6];CONCATENATE(&quot;\h{&quot;;[.O6];&quot;}&quot;);[.O6]);&quot;\\\hline&quot;)" office:value-type="string" office:string-value="r20-10-20-4&amp;0&amp;\h{-2}&amp;-2&amp;\uu{-2}&amp;\h{-2}&amp;\h{-2}&amp;\h{-2}&amp;\h{-2}\\\hline" calcext:value-type="string">
            <text:p>r20-10-20-4&amp;0&amp;\h{-2}&amp;-2&amp;\uu{-2}&amp;\h{-2}&amp;\h{-2}&amp;\h{-2}&amp;\h{-2}\\\hline</text:p>
          </table:table-cell>
          <table:table-cell table:number-columns-repeated="8"/>
        </table:table-row>
        <table:table-row table:style-name="ro2">
          <table:table-cell table:formula="of:=[$ra.AA6]" office:value-type="string" office:string-value="r20-10-20-5" calcext:value-type="string">
            <text:p>r20-10-20-5</text:p>
          </table:table-cell>
          <table:table-cell table:formula="of:=ROUND([$ra.AB6];2)" office:value-type="float" office:value="6.31" calcext:value-type="float">
            <text:p>6,31</text:p>
          </table:table-cell>
          <table:table-cell table:style-name="ce12" table:formula="of:=ROUND([$ra.AC6];1)" office:value-type="float" office:value="-1.9" calcext:value-type="float">
            <text:p>-1,9</text:p>
          </table:table-cell>
          <table:table-cell table:style-name="ce12" table:formula="of:=IF([ra.S6]=5;&quot;*&quot;;[ra.I6])" office:value-type="float" office:value="0.01048" calcext:value-type="float">
            <text:p>0,0</text:p>
          </table:table-cell>
          <table:table-cell table:style-name="ce12" table:formula="of:=IF([ra.S6]=11;1;&quot;&quot;)">
            <text:p/>
          </table:table-cell>
          <table:table-cell table:style-name="ce34" table:formula="of:=IFERROR(IF([.I7]=0;ABS(CEILING([.C7]));ABS(([.I7]-CEILING([.C7]))/[.I7]));&quot;*&quot;)" office:value-type="float" office:value="0" calcext:value-type="float">
            <text:p>0,00</text:p>
          </table:table-cell>
          <table:table-cell table:style-name="ce34" table:formula="of:=IFERROR([.I7]-CEILING([.C7]);&quot;*&quot;)" office:value-type="float" office:value="0" calcext:value-type="float">
            <text:p>0,00</text:p>
          </table:table-cell>
          <table:table-cell table:style-name="ce14" table:formula="of:=ROUND([exact.J6];1)" office:value-type="float" office:value="-1" calcext:value-type="float">
            <text:p>-1,0</text:p>
          </table:table-cell>
          <table:table-cell table:style-name="ce16" table:formula="of:=[exact.K6]" office:value-type="float" office:value="-1" calcext:value-type="float">
            <text:p>-1</text:p>
          </table:table-cell>
          <table:table-cell table:style-name="ce14" table:formula="of:=IF([exact.L6]&lt;1000000;100*[exact.L6];&quot;*&quot;)" office:value-type="float" office:value="0" calcext:value-type="float">
            <text:p>0,0</text:p>
          </table:table-cell>
          <table:table-cell table:style-name="ce14" table:formula="of:=IF([exact.S6]=5;&quot;*&quot;;[exact.I6])" office:value-type="float" office:value="0.01253" calcext:value-type="float">
            <text:p>0,0</text:p>
          </table:table-cell>
          <table:table-cell table:style-name="ce18" table:formula="of:=[$ra.AE6]" office:value-type="float" office:value="-1" calcext:value-type="float">
            <text:p>-1</text:p>
          </table:table-cell>
          <table:table-cell table:style-name="ce18" table:formula="of:=[$'bcpa-t600'.AE6]" office:value-type="float" office:value="-1" calcext:value-type="float">
            <text:p>-1</text:p>
          </table:table-cell>
          <table:table-cell table:style-name="ce18" table:formula="of:=[$'blpl-t300'.AE6]" office:value-type="float" office:value="-1" calcext:value-type="float">
            <text:p>-1</text:p>
          </table:table-cell>
          <table:table-cell table:style-name="ce18" table:formula="of:=[$'sbpl-t300'.AE6]" office:value-type="float" office:value="-1" calcext:value-type="float">
            <text:p>-1</text:p>
          </table:table-cell>
          <table:table-cell table:formula="of:=MIN([.L7:.O7])" office:value-type="float" office:value="-1" calcext:value-type="float">
            <text:p>-1</text:p>
          </table:table-cell>
          <table:table-cell table:formula="of:=ABS([.L7]-CEILING([.$C7]))" office:value-type="float" office:value="0" calcext:value-type="float">
            <text:p>0</text:p>
          </table:table-cell>
          <table:table-cell table:formula="of:=IFERROR(ABS([.M7]-CEILING([.$C7]));&quot;-&quot;)" office:value-type="float" office:value="0" calcext:value-type="float">
            <text:p>0</text:p>
          </table:table-cell>
          <table:table-cell table:formula="of:=ABS([.N7]-CEILING([.$C7]))" office:value-type="float" office:value="0" calcext:value-type="float">
            <text:p>0</text:p>
          </table:table-cell>
          <table:table-cell table:formula="of:=ABS([.O7]-CEILING([.$C7]))" office:value-type="float" office:value="0" calcext:value-type="float">
            <text:p>0</text:p>
          </table:table-cell>
          <table:table-cell table:style-name="ce14" table:formula="of:=IFERROR(ABS(([.L7]-CEILING([.$C7]))/CEILING([.$C7]));IF([.Q7]&lt;&gt;&quot;*&quot;;[.Q7];&quot;*&quot;))" office:value-type="float" office:value="0" calcext:value-type="float">
            <text:p>0,0</text:p>
          </table:table-cell>
          <table:table-cell table:style-name="ce14" table:formula="of:=IFERROR(ABS(([.M7]-CEILING([.$C7]))/CEILING([.$C7]));IF([.R7]&lt;&gt;&quot;*&quot;;[.R7];&quot;*&quot;))" office:value-type="float" office:value="0" calcext:value-type="float">
            <text:p>0,0</text:p>
          </table:table-cell>
          <table:table-cell table:style-name="ce14" table:formula="of:=IFERROR(ABS(([.N7]-CEILING([.$C7]))/CEILING([.$C7]));IF([.S7]&lt;&gt;&quot;*&quot;;[.S7];&quot;*&quot;))" office:value-type="float" office:value="0" calcext:value-type="float">
            <text:p>0,0</text:p>
          </table:table-cell>
          <table:table-cell table:style-name="ce14" table:formula="of:=IFERROR(ABS(([.O7]-CEILING([.$C7]))/CEILING([.$C7]));IF([.T7]&lt;&gt;&quot;*&quot;;[.T7];&quot;*&quot;))" office:value-type="float" office:value="0" calcext:value-type="float">
            <text:p>0,0</text:p>
          </table:table-cell>
          <table:table-cell table:formula="of:=IF([.L7]=[.$P7];1;&quot;&quot;)" office:value-type="float" office:value="1" calcext:value-type="float">
            <text:p>1</text:p>
          </table:table-cell>
          <table:table-cell table:formula="of:=IF([.M7]=[.$P7];1;&quot;&quot;)" office:value-type="float" office:value="1" calcext:value-type="float">
            <text:p>1</text:p>
          </table:table-cell>
          <table:table-cell table:formula="of:=IF([.N7]=[.$P7];1;&quot;&quot;)" office:value-type="float" office:value="1" calcext:value-type="float">
            <text:p>1</text:p>
          </table:table-cell>
          <table:table-cell table:formula="of:=IF([.O7]=[.$P7];1;&quot;&quot;)" office:value-type="float" office:value="1" calcext:value-type="float">
            <text:p>1</text:p>
          </table:table-cell>
          <table:table-cell table:number-columns-repeated="8"/>
          <table:table-cell table:formula="of:=CONCATENATE([.A7];&quot;&amp;&quot;;[.B7];&quot;&amp;&quot;;IF([.E7]=1;CONCATENATE(&quot;\h{&quot;;[.C7];&quot;}&quot;);[.C7]);&quot;&amp;&quot;;[.H7];&quot;&amp;&quot;;IF([.J7]=0;CONCATENATE(&quot;\uu{&quot;;[.I7];&quot;}&quot;);[.I7]);&quot;&amp;&quot;;IF([.L7]=[.P7];CONCATENATE(&quot;\h{&quot;;[.L7];&quot;}&quot;);[.L7]);&quot;&amp;&quot;;IF([.M7]=[.P7];CONCATENATE(&quot;\h{&quot;;[.M7];&quot;}&quot;);[.M7]);&quot;&amp;&quot;;IF([.N7]=[.P7];CONCATENATE(&quot;\h{&quot;;[.N7];&quot;}&quot;);[.N7]);&quot;&amp;&quot;;IF([.O7]=[.P7];CONCATENATE(&quot;\h{&quot;;[.O7];&quot;}&quot;);[.O7]);&quot;\\\hline&quot;)" office:value-type="string" office:string-value="r20-10-20-5&amp;6,31&amp;-1,9&amp;-1&amp;\uu{-1}&amp;\h{-1}&amp;\h{-1}&amp;\h{-1}&amp;\h{-1}\\\hline" calcext:value-type="string">
            <text:p>r20-10-20-5&amp;6,31&amp;-1,9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7]" office:value-type="string" office:string-value="r20-15-30-1" calcext:value-type="string">
            <text:p>r20-15-30-1</text:p>
          </table:table-cell>
          <table:table-cell table:formula="of:=ROUND([$ra.AB7];2)" office:value-type="float" office:value="7.94" calcext:value-type="float">
            <text:p>7,94</text:p>
          </table:table-cell>
          <table:table-cell table:style-name="ce12" table:formula="of:=ROUND([$ra.AC7];1)" office:value-type="float" office:value="-4.4" calcext:value-type="float">
            <text:p>-4,4</text:p>
          </table:table-cell>
          <table:table-cell table:style-name="ce12" table:formula="of:=IF([ra.S7]=5;&quot;*&quot;;[ra.I7])" office:value-type="float" office:value="0.019285" calcext:value-type="float">
            <text:p>0,0</text:p>
          </table:table-cell>
          <table:table-cell table:style-name="ce12" table:formula="of:=IF([ra.S7]=11;1;&quot;&quot;)">
            <text:p/>
          </table:table-cell>
          <table:table-cell table:style-name="ce34" table:formula="of:=IFERROR(IF([.I8]=0;ABS(CEILING([.C8]));ABS(([.I8]-CEILING([.C8]))/[.I8]));&quot;*&quot;)" office:value-type="float" office:value="0" calcext:value-type="float">
            <text:p>0,00</text:p>
          </table:table-cell>
          <table:table-cell table:style-name="ce34" table:formula="of:=IFERROR([.I8]-CEILING([.C8]);&quot;*&quot;)" office:value-type="float" office:value="0" calcext:value-type="float">
            <text:p>0,00</text:p>
          </table:table-cell>
          <table:table-cell table:style-name="ce14" table:formula="of:=ROUND([exact.J7];1)" office:value-type="float" office:value="-4" calcext:value-type="float">
            <text:p>-4,0</text:p>
          </table:table-cell>
          <table:table-cell table:style-name="ce16" table:formula="of:=[exact.K7]" office:value-type="float" office:value="-4" calcext:value-type="float">
            <text:p>-4</text:p>
          </table:table-cell>
          <table:table-cell table:style-name="ce14" table:formula="of:=IF([exact.L7]&lt;1000000;100*[exact.L7];&quot;*&quot;)" office:value-type="float" office:value="0" calcext:value-type="float">
            <text:p>0,0</text:p>
          </table:table-cell>
          <table:table-cell table:style-name="ce14" table:formula="of:=IF([exact.S7]=5;&quot;*&quot;;[exact.I7])" office:value-type="float" office:value="0.155675" calcext:value-type="float">
            <text:p>0,2</text:p>
          </table:table-cell>
          <table:table-cell table:style-name="ce18" table:formula="of:=[$ra.AE7]" office:value-type="float" office:value="-3" calcext:value-type="float">
            <text:p>-3</text:p>
          </table:table-cell>
          <table:table-cell table:style-name="ce18" table:formula="of:=[$'bcpa-t600'.AE7]" office:value-type="float" office:value="-3" calcext:value-type="float">
            <text:p>-3</text:p>
          </table:table-cell>
          <table:table-cell table:style-name="ce18" table:formula="of:=[$'blpl-t300'.AE7]" office:value-type="float" office:value="-3" calcext:value-type="float">
            <text:p>-3</text:p>
          </table:table-cell>
          <table:table-cell table:style-name="ce18" table:formula="of:=[$'sbpl-t300'.AE7]" office:value-type="float" office:value="-3" calcext:value-type="float">
            <text:p>-3</text:p>
          </table:table-cell>
          <table:table-cell table:formula="of:=MIN([.L8:.O8])" office:value-type="float" office:value="-3" calcext:value-type="float">
            <text:p>-3</text:p>
          </table:table-cell>
          <table:table-cell table:formula="of:=ABS([.L8]-CEILING([.$C8]))" office:value-type="float" office:value="1" calcext:value-type="float">
            <text:p>1</text:p>
          </table:table-cell>
          <table:table-cell table:formula="of:=IFERROR(ABS([.M8]-CEILING([.$C8]));&quot;-&quot;)" office:value-type="float" office:value="1" calcext:value-type="float">
            <text:p>1</text:p>
          </table:table-cell>
          <table:table-cell table:formula="of:=ABS([.N8]-CEILING([.$C8]))" office:value-type="float" office:value="1" calcext:value-type="float">
            <text:p>1</text:p>
          </table:table-cell>
          <table:table-cell table:formula="of:=ABS([.O8]-CEILING([.$C8]))" office:value-type="float" office:value="1" calcext:value-type="float">
            <text:p>1</text:p>
          </table:table-cell>
          <table:table-cell table:style-name="ce14" table:formula="of:=IFERROR(ABS(([.L8]-CEILING([.$C8]))/CEILING([.$C8]));IF([.Q8]&lt;&gt;&quot;*&quot;;[.Q8];&quot;*&quot;))" office:value-type="float" office:value="0.25" calcext:value-type="float">
            <text:p>0,3</text:p>
          </table:table-cell>
          <table:table-cell table:style-name="ce14" table:formula="of:=IFERROR(ABS(([.M8]-CEILING([.$C8]))/CEILING([.$C8]));IF([.R8]&lt;&gt;&quot;*&quot;;[.R8];&quot;*&quot;))" office:value-type="float" office:value="0.25" calcext:value-type="float">
            <text:p>0,3</text:p>
          </table:table-cell>
          <table:table-cell table:style-name="ce14" table:formula="of:=IFERROR(ABS(([.N8]-CEILING([.$C8]))/CEILING([.$C8]));IF([.S8]&lt;&gt;&quot;*&quot;;[.S8];&quot;*&quot;))" office:value-type="float" office:value="0.25" calcext:value-type="float">
            <text:p>0,3</text:p>
          </table:table-cell>
          <table:table-cell table:style-name="ce14" table:formula="of:=IFERROR(ABS(([.O8]-CEILING([.$C8]))/CEILING([.$C8]));IF([.T8]&lt;&gt;&quot;*&quot;;[.T8];&quot;*&quot;))" office:value-type="float" office:value="0.25" calcext:value-type="float">
            <text:p>0,3</text:p>
          </table:table-cell>
          <table:table-cell table:formula="of:=IF([.L8]=[.$P8];1;&quot;&quot;)" office:value-type="float" office:value="1" calcext:value-type="float">
            <text:p>1</text:p>
          </table:table-cell>
          <table:table-cell table:formula="of:=IF([.M8]=[.$P8];1;&quot;&quot;)" office:value-type="float" office:value="1" calcext:value-type="float">
            <text:p>1</text:p>
          </table:table-cell>
          <table:table-cell table:formula="of:=IF([.N8]=[.$P8];1;&quot;&quot;)" office:value-type="float" office:value="1" calcext:value-type="float">
            <text:p>1</text:p>
          </table:table-cell>
          <table:table-cell table:formula="of:=IF([.O8]=[.$P8];1;&quot;&quot;)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%opt</text:p>
          </table:table-cell>
          <table:table-cell table:style-name="ce27" table:formula="of:=ROUND(100*([.AE3]/[.$AE$6]);1)" office:value-type="float" office:value="26.7" calcext:value-type="float">
            <text:p>26,7</text:p>
          </table:table-cell>
          <table:table-cell table:style-name="ce27" table:formula="of:=ROUND(100*([.AF3]/[.$AE$6]);1)" office:value-type="float" office:value="54.7" calcext:value-type="float">
            <text:p>54,7</text:p>
          </table:table-cell>
          <table:table-cell table:style-name="ce27" table:formula="of:=ROUND(100*([.AG3]/[.$AE$6]);1)" office:value-type="float" office:value="41.3" calcext:value-type="float">
            <text:p>41,3</text:p>
          </table:table-cell>
          <table:table-cell table:style-name="ce27" table:formula="of:=ROUND(100*([.AH3]/[.$AE$6]);1)" office:value-type="float" office:value="38.7" calcext:value-type="float">
            <text:p>38,7</text:p>
          </table:table-cell>
          <table:table-cell table:formula="of:=CONCATENATE([.AD8];&quot;&amp;&quot;;[.AE8];&quot;&amp;&quot;;[.AF8];&quot;&amp;&quot;;[.AG8];&quot;&amp;&quot;;[.AH8];&quot;\\\hline&quot;)" office:value-type="string" office:string-value="%opt&amp;26,7&amp;54,7&amp;41,3&amp;38,7\\\hline" calcext:value-type="string">
            <text:p>%opt&amp;26,7&amp;54,7&amp;41,3&amp;38,7\\\hline</text:p>
          </table:table-cell>
          <table:table-cell/>
          <table:table-cell table:formula="of:=CONCATENATE([.A8];&quot;&amp;&quot;;[.B8];&quot;&amp;&quot;;IF([.E8]=1;CONCATENATE(&quot;\h{&quot;;[.C8];&quot;}&quot;);[.C8]);&quot;&amp;&quot;;[.H8];&quot;&amp;&quot;;IF([.J8]=0;CONCATENATE(&quot;\uu{&quot;;[.I8];&quot;}&quot;);[.I8]);&quot;&amp;&quot;;IF([.L8]=[.P8];CONCATENATE(&quot;\h{&quot;;[.L8];&quot;}&quot;);[.L8]);&quot;&amp;&quot;;IF([.M8]=[.P8];CONCATENATE(&quot;\h{&quot;;[.M8];&quot;}&quot;);[.M8]);&quot;&amp;&quot;;IF([.N8]=[.P8];CONCATENATE(&quot;\h{&quot;;[.N8];&quot;}&quot;);[.N8]);&quot;&amp;&quot;;IF([.O8]=[.P8];CONCATENATE(&quot;\h{&quot;;[.O8];&quot;}&quot;);[.O8]);&quot;\\\hline&quot;)" office:value-type="string" office:string-value="r20-15-30-1&amp;7,94&amp;-4,4&amp;-4&amp;\uu{-4}&amp;\h{-3}&amp;\h{-3}&amp;\h{-3}&amp;\h{-3}\\\hline" calcext:value-type="string">
            <text:p>r20-15-30-1&amp;7,94&amp;-4,4&amp;-4&amp;\uu{-4}&amp;\h{-3}&amp;\h{-3}&amp;\h{-3}&amp;\h{-3}\\\hline</text:p>
          </table:table-cell>
          <table:table-cell table:number-columns-repeated="8"/>
        </table:table-row>
        <table:table-row table:style-name="ro2">
          <table:table-cell table:formula="of:=[$ra.AA8]" office:value-type="string" office:string-value="r20-15-30-2" calcext:value-type="string">
            <text:p>r20-15-30-2</text:p>
          </table:table-cell>
          <table:table-cell table:formula="of:=ROUND([$ra.AB8];2)" office:value-type="float" office:value="6.81" calcext:value-type="float">
            <text:p>6,81</text:p>
          </table:table-cell>
          <table:table-cell table:style-name="ce12" table:formula="of:=ROUND([$ra.AC8];1)" office:value-type="float" office:value="-3.8" calcext:value-type="float">
            <text:p>-3,8</text:p>
          </table:table-cell>
          <table:table-cell table:style-name="ce12" table:formula="of:=IF([ra.S8]=5;&quot;*&quot;;[ra.I8])" office:value-type="float" office:value="0.024311" calcext:value-type="float">
            <text:p>0,0</text:p>
          </table:table-cell>
          <table:table-cell table:style-name="ce12" table:formula="of:=IF([ra.S8]=11;1;&quot;&quot;)">
            <text:p/>
          </table:table-cell>
          <table:table-cell table:style-name="ce34" table:formula="of:=IFERROR(IF([.I9]=0;ABS(CEILING([.C9]));ABS(([.I9]-CEILING([.C9]))/[.I9]));&quot;*&quot;)" office:value-type="float" office:value="0" calcext:value-type="float">
            <text:p>0,00</text:p>
          </table:table-cell>
          <table:table-cell table:style-name="ce34" table:formula="of:=IFERROR([.I9]-CEILING([.C9]);&quot;*&quot;)" office:value-type="float" office:value="0" calcext:value-type="float">
            <text:p>0,00</text:p>
          </table:table-cell>
          <table:table-cell table:style-name="ce14" table:formula="of:=ROUND([exact.J8];1)" office:value-type="float" office:value="-3" calcext:value-type="float">
            <text:p>-3,0</text:p>
          </table:table-cell>
          <table:table-cell table:style-name="ce16" table:formula="of:=[exact.K8]" office:value-type="float" office:value="-3" calcext:value-type="float">
            <text:p>-3</text:p>
          </table:table-cell>
          <table:table-cell table:style-name="ce14" table:formula="of:=IF([exact.L8]&lt;1000000;100*[exact.L8];&quot;*&quot;)" office:value-type="float" office:value="0" calcext:value-type="float">
            <text:p>0,0</text:p>
          </table:table-cell>
          <table:table-cell table:style-name="ce14" table:formula="of:=IF([exact.S8]=5;&quot;*&quot;;[exact.I8])" office:value-type="float" office:value="0.111383" calcext:value-type="float">
            <text:p>0,1</text:p>
          </table:table-cell>
          <table:table-cell table:style-name="ce18" table:formula="of:=[$ra.AE8]" office:value-type="float" office:value="-2" calcext:value-type="float">
            <text:p>-2</text:p>
          </table:table-cell>
          <table:table-cell table:style-name="ce18" table:formula="of:=[$'bcpa-t600'.AE8]" office:value-type="float" office:value="-3" calcext:value-type="float">
            <text:p>-3</text:p>
          </table:table-cell>
          <table:table-cell table:style-name="ce18" table:formula="of:=[$'blpl-t300'.AE8]" office:value-type="float" office:value="-3" calcext:value-type="float">
            <text:p>-3</text:p>
          </table:table-cell>
          <table:table-cell table:style-name="ce18" table:formula="of:=[$'sbpl-t300'.AE8]" office:value-type="float" office:value="-3" calcext:value-type="float">
            <text:p>-3</text:p>
          </table:table-cell>
          <table:table-cell table:formula="of:=MIN([.L9:.O9])" office:value-type="float" office:value="-3" calcext:value-type="float">
            <text:p>-3</text:p>
          </table:table-cell>
          <table:table-cell table:formula="of:=ABS([.L9]-CEILING([.$C9]))" office:value-type="float" office:value="1" calcext:value-type="float">
            <text:p>1</text:p>
          </table:table-cell>
          <table:table-cell table:formula="of:=IFERROR(ABS([.M9]-CEILING([.$C9]));&quot;-&quot;)" office:value-type="float" office:value="0" calcext:value-type="float">
            <text:p>0</text:p>
          </table:table-cell>
          <table:table-cell table:formula="of:=ABS([.N9]-CEILING([.$C9]))" office:value-type="float" office:value="0" calcext:value-type="float">
            <text:p>0</text:p>
          </table:table-cell>
          <table:table-cell table:formula="of:=ABS([.O9]-CEILING([.$C9]))" office:value-type="float" office:value="0" calcext:value-type="float">
            <text:p>0</text:p>
          </table:table-cell>
          <table:table-cell table:style-name="ce14" table:formula="of:=IFERROR(ABS(([.L9]-CEILING([.$C9]))/CEILING([.$C9]));IF([.Q9]&lt;&gt;&quot;*&quot;;[.Q9];&quot;*&quot;))" office:value-type="float" office:value="0.333333333333333" calcext:value-type="float">
            <text:p>0,3</text:p>
          </table:table-cell>
          <table:table-cell table:style-name="ce14" table:formula="of:=IFERROR(ABS(([.M9]-CEILING([.$C9]))/CEILING([.$C9]));IF([.R9]&lt;&gt;&quot;*&quot;;[.R9];&quot;*&quot;))" office:value-type="float" office:value="0" calcext:value-type="float">
            <text:p>0,0</text:p>
          </table:table-cell>
          <table:table-cell table:style-name="ce14" table:formula="of:=IFERROR(ABS(([.N9]-CEILING([.$C9]))/CEILING([.$C9]));IF([.S9]&lt;&gt;&quot;*&quot;;[.S9];&quot;*&quot;))" office:value-type="float" office:value="0" calcext:value-type="float">
            <text:p>0,0</text:p>
          </table:table-cell>
          <table:table-cell table:style-name="ce14" table:formula="of:=IFERROR(ABS(([.O9]-CEILING([.$C9]))/CEILING([.$C9]));IF([.T9]&lt;&gt;&quot;*&quot;;[.T9];&quot;*&quot;))" office:value-type="float" office:value="0" calcext:value-type="float">
            <text:p>0,0</text:p>
          </table:table-cell>
          <table:table-cell table:formula="of:=IF([.L9]=[.$P9];1;&quot;&quot;)">
            <text:p/>
          </table:table-cell>
          <table:table-cell table:formula="of:=IF([.M9]=[.$P9];1;&quot;&quot;)" office:value-type="float" office:value="1" calcext:value-type="float">
            <text:p>1</text:p>
          </table:table-cell>
          <table:table-cell table:formula="of:=IF([.N9]=[.$P9];1;&quot;&quot;)" office:value-type="float" office:value="1" calcext:value-type="float">
            <text:p>1</text:p>
          </table:table-cell>
          <table:table-cell table:formula="of:=IF([.O9]=[.$P9];1;&quot;&quot;)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%best</text:p>
          </table:table-cell>
          <table:table-cell table:style-name="ce27" table:formula="of:=ROUND(100*([.AE5]/[.$AE$6]);1)" office:value-type="float" office:value="38.7" calcext:value-type="float">
            <text:p>38,7</text:p>
          </table:table-cell>
          <table:table-cell table:style-name="ce27" table:formula="of:=ROUND(100*([.AF5]/[.$AE$6]);1)" office:value-type="float" office:value="96" calcext:value-type="float">
            <text:p>96</text:p>
          </table:table-cell>
          <table:table-cell table:style-name="ce27" table:formula="of:=ROUND(100*([.AG5]/[.$AE$6]);1)" office:value-type="float" office:value="66.7" calcext:value-type="float">
            <text:p>66,7</text:p>
          </table:table-cell>
          <table:table-cell table:style-name="ce27" table:formula="of:=ROUND(100*([.AH5]/[.$AE$6]);1)" office:value-type="float" office:value="62.7" calcext:value-type="float">
            <text:p>62,7</text:p>
          </table:table-cell>
          <table:table-cell table:formula="of:=CONCATENATE([.AD9];&quot;&amp;&quot;;[.AE9];&quot;&amp;&quot;;[.AF9];&quot;&amp;&quot;;[.AG9];&quot;&amp;&quot;;[.AH9];&quot;\\\hline&quot;)" office:value-type="string" office:string-value="%best&amp;38,7&amp;96&amp;66,7&amp;62,7\\\hline" calcext:value-type="string">
            <text:p>%best&amp;38,7&amp;96&amp;66,7&amp;62,7\\\hline</text:p>
          </table:table-cell>
          <table:table-cell/>
          <table:table-cell table:formula="of:=CONCATENATE([.A9];&quot;&amp;&quot;;[.B9];&quot;&amp;&quot;;IF([.E9]=1;CONCATENATE(&quot;\h{&quot;;[.C9];&quot;}&quot;);[.C9]);&quot;&amp;&quot;;[.H9];&quot;&amp;&quot;;IF([.J9]=0;CONCATENATE(&quot;\uu{&quot;;[.I9];&quot;}&quot;);[.I9]);&quot;&amp;&quot;;IF([.L9]=[.P9];CONCATENATE(&quot;\h{&quot;;[.L9];&quot;}&quot;);[.L9]);&quot;&amp;&quot;;IF([.M9]=[.P9];CONCATENATE(&quot;\h{&quot;;[.M9];&quot;}&quot;);[.M9]);&quot;&amp;&quot;;IF([.N9]=[.P9];CONCATENATE(&quot;\h{&quot;;[.N9];&quot;}&quot;);[.N9]);&quot;&amp;&quot;;IF([.O9]=[.P9];CONCATENATE(&quot;\h{&quot;;[.O9];&quot;}&quot;);[.O9]);&quot;\\\hline&quot;)" office:value-type="string" office:string-value="r20-15-30-2&amp;6,81&amp;-3,8&amp;-3&amp;\uu{-3}&amp;-2&amp;\h{-3}&amp;\h{-3}&amp;\h{-3}\\\hline" calcext:value-type="string">
            <text:p>r20-15-30-2&amp;6,81&amp;-3,8&amp;-3&amp;\uu{-3}&amp;-2&amp;\h{-3}&amp;\h{-3}&amp;\h{-3}\\\hline</text:p>
          </table:table-cell>
          <table:table-cell table:number-columns-repeated="8"/>
        </table:table-row>
        <table:table-row table:style-name="ro2">
          <table:table-cell table:formula="of:=[$ra.AA9]" office:value-type="string" office:string-value="r20-15-30-3" calcext:value-type="string">
            <text:p>r20-15-30-3</text:p>
          </table:table-cell>
          <table:table-cell table:formula="of:=ROUND([$ra.AB9];2)" office:value-type="float" office:value="7.78" calcext:value-type="float">
            <text:p>7,78</text:p>
          </table:table-cell>
          <table:table-cell table:style-name="ce12" table:formula="of:=ROUND([$ra.AC9];1)" office:value-type="float" office:value="-2.9" calcext:value-type="float">
            <text:p>-2,9</text:p>
          </table:table-cell>
          <table:table-cell table:style-name="ce12" table:formula="of:=IF([ra.S9]=5;&quot;*&quot;;[ra.I9])" office:value-type="float" office:value="0.022947" calcext:value-type="float">
            <text:p>0,0</text:p>
          </table:table-cell>
          <table:table-cell table:style-name="ce12" table:formula="of:=IF([ra.S9]=11;1;&quot;&quot;)">
            <text:p/>
          </table:table-cell>
          <table:table-cell table:style-name="ce34" table:formula="of:=IFERROR(IF([.I10]=0;ABS(CEILING([.C10]));ABS(([.I10]-CEILING([.C10]))/[.I10]));&quot;*&quot;)" office:value-type="float" office:value="0" calcext:value-type="float">
            <text:p>0,00</text:p>
          </table:table-cell>
          <table:table-cell table:style-name="ce34" table:formula="of:=IFERROR([.I10]-CEILING([.C10]);&quot;*&quot;)" office:value-type="float" office:value="0" calcext:value-type="float">
            <text:p>0,00</text:p>
          </table:table-cell>
          <table:table-cell table:style-name="ce14" table:formula="of:=ROUND([exact.J9];1)" office:value-type="float" office:value="-2" calcext:value-type="float">
            <text:p>-2,0</text:p>
          </table:table-cell>
          <table:table-cell table:style-name="ce16" table:formula="of:=[exact.K9]" office:value-type="float" office:value="-2" calcext:value-type="float">
            <text:p>-2</text:p>
          </table:table-cell>
          <table:table-cell table:style-name="ce14" table:formula="of:=IF([exact.L9]&lt;1000000;100*[exact.L9];&quot;*&quot;)" office:value-type="float" office:value="0" calcext:value-type="float">
            <text:p>0,0</text:p>
          </table:table-cell>
          <table:table-cell table:style-name="ce14" table:formula="of:=IF([exact.S9]=5;&quot;*&quot;;[exact.I9])" office:value-type="float" office:value="0.142062" calcext:value-type="float">
            <text:p>0,1</text:p>
          </table:table-cell>
          <table:table-cell table:style-name="ce18" table:formula="of:=[$ra.AE9]" office:value-type="float" office:value="-1" calcext:value-type="float">
            <text:p>-1</text:p>
          </table:table-cell>
          <table:table-cell table:style-name="ce18" table:formula="of:=[$'bcpa-t600'.AE9]" office:value-type="float" office:value="-2" calcext:value-type="float">
            <text:p>-2</text:p>
          </table:table-cell>
          <table:table-cell table:style-name="ce18" table:formula="of:=[$'blpl-t300'.AE9]" office:value-type="float" office:value="-2" calcext:value-type="float">
            <text:p>-2</text:p>
          </table:table-cell>
          <table:table-cell table:style-name="ce18" table:formula="of:=[$'sbpl-t300'.AE9]" office:value-type="float" office:value="-1" calcext:value-type="float">
            <text:p>-1</text:p>
          </table:table-cell>
          <table:table-cell table:formula="of:=MIN([.L10:.O10])" office:value-type="float" office:value="-2" calcext:value-type="float">
            <text:p>-2</text:p>
          </table:table-cell>
          <table:table-cell table:formula="of:=ABS([.L10]-CEILING([.$C10]))" office:value-type="float" office:value="1" calcext:value-type="float">
            <text:p>1</text:p>
          </table:table-cell>
          <table:table-cell table:formula="of:=IFERROR(ABS([.M10]-CEILING([.$C10]));&quot;-&quot;)" office:value-type="float" office:value="0" calcext:value-type="float">
            <text:p>0</text:p>
          </table:table-cell>
          <table:table-cell table:formula="of:=ABS([.N10]-CEILING([.$C10]))" office:value-type="float" office:value="0" calcext:value-type="float">
            <text:p>0</text:p>
          </table:table-cell>
          <table:table-cell table:formula="of:=ABS([.O10]-CEILING([.$C10]))" office:value-type="float" office:value="1" calcext:value-type="float">
            <text:p>1</text:p>
          </table:table-cell>
          <table:table-cell table:style-name="ce14" table:formula="of:=IFERROR(ABS(([.L10]-CEILING([.$C10]))/CEILING([.$C10]));IF([.Q10]&lt;&gt;&quot;*&quot;;[.Q10];&quot;*&quot;))" office:value-type="float" office:value="0.5" calcext:value-type="float">
            <text:p>0,5</text:p>
          </table:table-cell>
          <table:table-cell table:style-name="ce14" table:formula="of:=IFERROR(ABS(([.M10]-CEILING([.$C10]))/CEILING([.$C10]));IF([.R10]&lt;&gt;&quot;*&quot;;[.R10];&quot;*&quot;))" office:value-type="float" office:value="0" calcext:value-type="float">
            <text:p>0,0</text:p>
          </table:table-cell>
          <table:table-cell table:style-name="ce14" table:formula="of:=IFERROR(ABS(([.N10]-CEILING([.$C10]))/CEILING([.$C10]));IF([.S10]&lt;&gt;&quot;*&quot;;[.S10];&quot;*&quot;))" office:value-type="float" office:value="0" calcext:value-type="float">
            <text:p>0,0</text:p>
          </table:table-cell>
          <table:table-cell table:style-name="ce14" table:formula="of:=IFERROR(ABS(([.O10]-CEILING([.$C10]))/CEILING([.$C10]));IF([.T10]&lt;&gt;&quot;*&quot;;[.T10];&quot;*&quot;))" office:value-type="float" office:value="0.5" calcext:value-type="float">
            <text:p>0,5</text:p>
          </table:table-cell>
          <table:table-cell table:formula="of:=IF([.L10]=[.$P10];1;&quot;&quot;)">
            <text:p/>
          </table:table-cell>
          <table:table-cell table:formula="of:=IF([.M10]=[.$P10];1;&quot;&quot;)" office:value-type="float" office:value="1" calcext:value-type="float">
            <text:p>1</text:p>
          </table:table-cell>
          <table:table-cell table:style-name="ce25" table:formula="of:=IF([.N10]=[.$P10];1;&quot;&quot;)" office:value-type="float" office:value="1" calcext:value-type="float">
            <text:p>1</text:p>
          </table:table-cell>
          <table:table-cell table:formula="of:=IF([.O10]=[.$P10];1;&quot;&quot;)">
            <text:p/>
          </table:table-cell>
          <table:table-cell/>
          <table:table-cell table:style-name="ce27" office:value-type="string" calcext:value-type="string">
            <text:p>gap avg</text:p>
          </table:table-cell>
          <table:table-cell table:style-name="ce27" table:formula="of:=ROUND(AVERAGE([.U2:.U300]);2)" office:value-type="float" office:value="0.95" calcext:value-type="float">
            <text:p>0,95</text:p>
          </table:table-cell>
          <table:table-cell table:style-name="ce27" table:formula="of:=ROUND(AVERAGE([.V2:.V300]);2)" office:value-type="float" office:value="0.35" calcext:value-type="float">
            <text:p>0,35</text:p>
          </table:table-cell>
          <table:table-cell table:style-name="ce27" table:formula="of:=ROUND(AVERAGE([.W2:.W300]);2)" office:value-type="float" office:value="0.55" calcext:value-type="float">
            <text:p>0,55</text:p>
          </table:table-cell>
          <table:table-cell table:style-name="ce27" table:formula="of:=ROUND(AVERAGE([.X2:.X300]);2)" office:value-type="float" office:value="0.6" calcext:value-type="float">
            <text:p>0,6</text:p>
          </table:table-cell>
          <table:table-cell table:formula="of:=CONCATENATE([.AD10];&quot;&amp;&quot;;[.AE10];&quot;&amp;&quot;;[.AF10];&quot;&amp;&quot;;[.AG10];&quot;&amp;&quot;;[.AH10];&quot;\\\hline&quot;)" office:value-type="string" office:string-value="gap avg&amp;0,95&amp;0,35&amp;0,55&amp;0,6\\\hline" calcext:value-type="string">
            <text:p>gap avg&amp;0,95&amp;0,35&amp;0,55&amp;0,6\\\hline</text:p>
          </table:table-cell>
          <table:table-cell/>
          <table:table-cell table:formula="of:=CONCATENATE([.A10];&quot;&amp;&quot;;[.B10];&quot;&amp;&quot;;IF([.E10]=1;CONCATENATE(&quot;\h{&quot;;[.C10];&quot;}&quot;);[.C10]);&quot;&amp;&quot;;[.H10];&quot;&amp;&quot;;IF([.J10]=0;CONCATENATE(&quot;\uu{&quot;;[.I10];&quot;}&quot;);[.I10]);&quot;&amp;&quot;;IF([.L10]=[.P10];CONCATENATE(&quot;\h{&quot;;[.L10];&quot;}&quot;);[.L10]);&quot;&amp;&quot;;IF([.M10]=[.P10];CONCATENATE(&quot;\h{&quot;;[.M10];&quot;}&quot;);[.M10]);&quot;&amp;&quot;;IF([.N10]=[.P10];CONCATENATE(&quot;\h{&quot;;[.N10];&quot;}&quot;);[.N10]);&quot;&amp;&quot;;IF([.O10]=[.P10];CONCATENATE(&quot;\h{&quot;;[.O10];&quot;}&quot;);[.O10]);&quot;\\\hline&quot;)" office:value-type="string" office:string-value="r20-15-30-3&amp;7,78&amp;-2,9&amp;-2&amp;\uu{-2}&amp;-1&amp;\h{-2}&amp;\h{-2}&amp;-1\\\hline" calcext:value-type="string">
            <text:p>r20-15-30-3&amp;7,78&amp;-2,9&amp;-2&amp;\uu{-2}&amp;-1&amp;\h{-2}&amp;\h{-2}&amp;-1\\\hline</text:p>
          </table:table-cell>
          <table:table-cell table:number-columns-repeated="8"/>
        </table:table-row>
        <table:table-row table:style-name="ro2">
          <table:table-cell table:formula="of:=[$ra.AA10]" office:value-type="string" office:string-value="r20-15-30-4" calcext:value-type="string">
            <text:p>r20-15-30-4</text:p>
          </table:table-cell>
          <table:table-cell table:formula="of:=ROUND([$ra.AB10];2)" office:value-type="float" office:value="6.97" calcext:value-type="float">
            <text:p>6,97</text:p>
          </table:table-cell>
          <table:table-cell table:style-name="ce12" table:formula="of:=ROUND([$ra.AC10];1)" office:value-type="float" office:value="-2.4" calcext:value-type="float">
            <text:p>-2,4</text:p>
          </table:table-cell>
          <table:table-cell table:style-name="ce12" table:formula="of:=IF([ra.S10]=5;&quot;*&quot;;[ra.I10])" office:value-type="float" office:value="0.018196" calcext:value-type="float">
            <text:p>0,0</text:p>
          </table:table-cell>
          <table:table-cell table:style-name="ce12" table:formula="of:=IF([ra.S10]=11;1;&quot;&quot;)">
            <text:p/>
          </table:table-cell>
          <table:table-cell table:style-name="ce34" table:formula="of:=IFERROR(IF([.I11]=0;ABS(CEILING([.C11]));ABS(([.I11]-CEILING([.C11]))/[.I11]));&quot;*&quot;)" office:value-type="float" office:value="0" calcext:value-type="float">
            <text:p>0,00</text:p>
          </table:table-cell>
          <table:table-cell table:style-name="ce34" table:formula="of:=IFERROR([.I11]-CEILING([.C11]);&quot;*&quot;)" office:value-type="float" office:value="0" calcext:value-type="float">
            <text:p>0,00</text:p>
          </table:table-cell>
          <table:table-cell table:style-name="ce14" table:formula="of:=ROUND([exact.J10];1)" office:value-type="float" office:value="-2" calcext:value-type="float">
            <text:p>-2,0</text:p>
          </table:table-cell>
          <table:table-cell table:style-name="ce16" table:formula="of:=[exact.K10]" office:value-type="float" office:value="-2" calcext:value-type="float">
            <text:p>-2</text:p>
          </table:table-cell>
          <table:table-cell table:style-name="ce14" table:formula="of:=IF([exact.L10]&lt;1000000;100*[exact.L10];&quot;*&quot;)" office:value-type="float" office:value="0" calcext:value-type="float">
            <text:p>0,0</text:p>
          </table:table-cell>
          <table:table-cell table:style-name="ce14" table:formula="of:=IF([exact.S10]=5;&quot;*&quot;;[exact.I10])" office:value-type="float" office:value="0.067394" calcext:value-type="float">
            <text:p>0,1</text:p>
          </table:table-cell>
          <table:table-cell table:style-name="ce18" table:formula="of:=[$ra.AE10]" office:value-type="float" office:value="-1" calcext:value-type="float">
            <text:p>-1</text:p>
          </table:table-cell>
          <table:table-cell table:style-name="ce18" table:formula="of:=[$'bcpa-t600'.AE10]" office:value-type="float" office:value="-1" calcext:value-type="float">
            <text:p>-1</text:p>
          </table:table-cell>
          <table:table-cell table:style-name="ce18" table:formula="of:=[$'blpl-t300'.AE10]" office:value-type="float" office:value="-1" calcext:value-type="float">
            <text:p>-1</text:p>
          </table:table-cell>
          <table:table-cell table:style-name="ce18" table:formula="of:=[$'sbpl-t300'.AE10]" office:value-type="float" office:value="-1" calcext:value-type="float">
            <text:p>-1</text:p>
          </table:table-cell>
          <table:table-cell table:formula="of:=MIN([.L11:.O11])" office:value-type="float" office:value="-1" calcext:value-type="float">
            <text:p>-1</text:p>
          </table:table-cell>
          <table:table-cell table:formula="of:=ABS([.L11]-CEILING([.$C11]))" office:value-type="float" office:value="1" calcext:value-type="float">
            <text:p>1</text:p>
          </table:table-cell>
          <table:table-cell table:formula="of:=IFERROR(ABS([.M11]-CEILING([.$C11]));&quot;-&quot;)" office:value-type="float" office:value="1" calcext:value-type="float">
            <text:p>1</text:p>
          </table:table-cell>
          <table:table-cell table:formula="of:=ABS([.N11]-CEILING([.$C11]))" office:value-type="float" office:value="1" calcext:value-type="float">
            <text:p>1</text:p>
          </table:table-cell>
          <table:table-cell table:formula="of:=ABS([.O11]-CEILING([.$C11]))" office:value-type="float" office:value="1" calcext:value-type="float">
            <text:p>1</text:p>
          </table:table-cell>
          <table:table-cell table:style-name="ce14" table:formula="of:=IFERROR(ABS(([.L11]-CEILING([.$C11]))/CEILING([.$C11]));IF([.Q11]&lt;&gt;&quot;*&quot;;[.Q11];&quot;*&quot;))" office:value-type="float" office:value="0.5" calcext:value-type="float">
            <text:p>0,5</text:p>
          </table:table-cell>
          <table:table-cell table:style-name="ce14" table:formula="of:=IFERROR(ABS(([.M11]-CEILING([.$C11]))/CEILING([.$C11]));IF([.R11]&lt;&gt;&quot;*&quot;;[.R11];&quot;*&quot;))" office:value-type="float" office:value="0.5" calcext:value-type="float">
            <text:p>0,5</text:p>
          </table:table-cell>
          <table:table-cell table:style-name="ce14" table:formula="of:=IFERROR(ABS(([.N11]-CEILING([.$C11]))/CEILING([.$C11]));IF([.S11]&lt;&gt;&quot;*&quot;;[.S11];&quot;*&quot;))" office:value-type="float" office:value="0.5" calcext:value-type="float">
            <text:p>0,5</text:p>
          </table:table-cell>
          <table:table-cell table:style-name="ce14" table:formula="of:=IFERROR(ABS(([.O11]-CEILING([.$C11]))/CEILING([.$C11]));IF([.T11]&lt;&gt;&quot;*&quot;;[.T11];&quot;*&quot;))" office:value-type="float" office:value="0.5" calcext:value-type="float">
            <text:p>0,5</text:p>
          </table:table-cell>
          <table:table-cell table:formula="of:=IF([.L11]=[.$P11];1;&quot;&quot;)" office:value-type="float" office:value="1" calcext:value-type="float">
            <text:p>1</text:p>
          </table:table-cell>
          <table:table-cell table:formula="of:=IF([.M11]=[.$P11];1;&quot;&quot;)" office:value-type="float" office:value="1" calcext:value-type="float">
            <text:p>1</text:p>
          </table:table-cell>
          <table:table-cell table:formula="of:=IF([.N11]=[.$P11];1;&quot;&quot;)" office:value-type="float" office:value="1" calcext:value-type="float">
            <text:p>1</text:p>
          </table:table-cell>
          <table:table-cell table:formula="of:=IF([.O11]=[.$P11];1;&quot;&quot;)" office:value-type="float" office:value="1" calcext:value-type="float">
            <text:p>1</text:p>
          </table:table-cell>
          <table:table-cell table:number-columns-repeated="8"/>
          <table:table-cell table:formula="of:=CONCATENATE([.A11];&quot;&amp;&quot;;[.B11];&quot;&amp;&quot;;IF([.E11]=1;CONCATENATE(&quot;\h{&quot;;[.C11];&quot;}&quot;);[.C11]);&quot;&amp;&quot;;[.H11];&quot;&amp;&quot;;IF([.J11]=0;CONCATENATE(&quot;\uu{&quot;;[.I11];&quot;}&quot;);[.I11]);&quot;&amp;&quot;;IF([.L11]=[.P11];CONCATENATE(&quot;\h{&quot;;[.L11];&quot;}&quot;);[.L11]);&quot;&amp;&quot;;IF([.M11]=[.P11];CONCATENATE(&quot;\h{&quot;;[.M11];&quot;}&quot;);[.M11]);&quot;&amp;&quot;;IF([.N11]=[.P11];CONCATENATE(&quot;\h{&quot;;[.N11];&quot;}&quot;);[.N11]);&quot;&amp;&quot;;IF([.O11]=[.P11];CONCATENATE(&quot;\h{&quot;;[.O11];&quot;}&quot;);[.O11]);&quot;\\\hline&quot;)" office:value-type="string" office:string-value="r20-15-30-4&amp;6,97&amp;-2,4&amp;-2&amp;\uu{-2}&amp;\h{-1}&amp;\h{-1}&amp;\h{-1}&amp;\h{-1}\\\hline" calcext:value-type="string">
            <text:p>r20-15-30-4&amp;6,97&amp;-2,4&amp;-2&amp;\uu{-2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11]" office:value-type="string" office:string-value="r20-15-30-5" calcext:value-type="string">
            <text:p>r20-15-30-5</text:p>
          </table:table-cell>
          <table:table-cell table:formula="of:=ROUND([$ra.AB11];2)" office:value-type="float" office:value="7.29" calcext:value-type="float">
            <text:p>7,29</text:p>
          </table:table-cell>
          <table:table-cell table:style-name="ce12" table:formula="of:=ROUND([$ra.AC11];1)" office:value-type="float" office:value="-2.3" calcext:value-type="float">
            <text:p>-2,3</text:p>
          </table:table-cell>
          <table:table-cell table:style-name="ce12" table:formula="of:=IF([ra.S11]=5;&quot;*&quot;;[ra.I11])" office:value-type="float" office:value="0.018587" calcext:value-type="float">
            <text:p>0,0</text:p>
          </table:table-cell>
          <table:table-cell table:style-name="ce12" table:formula="of:=IF([ra.S11]=11;1;&quot;&quot;)">
            <text:p/>
          </table:table-cell>
          <table:table-cell table:style-name="ce34" table:formula="of:=IFERROR(IF([.I12]=0;ABS(CEILING([.C12]));ABS(([.I12]-CEILING([.C12]))/[.I12]));&quot;*&quot;)" office:value-type="float" office:value="0" calcext:value-type="float">
            <text:p>0,00</text:p>
          </table:table-cell>
          <table:table-cell table:style-name="ce34" table:formula="of:=IFERROR([.I12]-CEILING([.C12]);&quot;*&quot;)" office:value-type="float" office:value="0" calcext:value-type="float">
            <text:p>0,00</text:p>
          </table:table-cell>
          <table:table-cell table:style-name="ce14" table:formula="of:=ROUND([exact.J11];1)" office:value-type="float" office:value="-2" calcext:value-type="float">
            <text:p>-2,0</text:p>
          </table:table-cell>
          <table:table-cell table:style-name="ce16" table:formula="of:=[exact.K11]" office:value-type="float" office:value="-2" calcext:value-type="float">
            <text:p>-2</text:p>
          </table:table-cell>
          <table:table-cell table:style-name="ce14" table:formula="of:=IF([exact.L11]&lt;1000000;100*[exact.L11];&quot;*&quot;)" office:value-type="float" office:value="0" calcext:value-type="float">
            <text:p>0,0</text:p>
          </table:table-cell>
          <table:table-cell table:style-name="ce14" table:formula="of:=IF([exact.S11]=5;&quot;*&quot;;[exact.I11])" office:value-type="float" office:value="0.074664" calcext:value-type="float">
            <text:p>0,1</text:p>
          </table:table-cell>
          <table:table-cell table:style-name="ce18" table:formula="of:=[$ra.AE11]" office:value-type="float" office:value="-1" calcext:value-type="float">
            <text:p>-1</text:p>
          </table:table-cell>
          <table:table-cell table:style-name="ce18" table:formula="of:=[$'bcpa-t600'.AE11]" office:value-type="float" office:value="-1" calcext:value-type="float">
            <text:p>-1</text:p>
          </table:table-cell>
          <table:table-cell table:style-name="ce18" table:formula="of:=[$'blpl-t300'.AE11]" office:value-type="float" office:value="-1" calcext:value-type="float">
            <text:p>-1</text:p>
          </table:table-cell>
          <table:table-cell table:style-name="ce18" table:formula="of:=[$'sbpl-t300'.AE11]" office:value-type="float" office:value="-1" calcext:value-type="float">
            <text:p>-1</text:p>
          </table:table-cell>
          <table:table-cell table:formula="of:=MIN([.L12:.O12])" office:value-type="float" office:value="-1" calcext:value-type="float">
            <text:p>-1</text:p>
          </table:table-cell>
          <table:table-cell table:formula="of:=ABS([.L12]-CEILING([.$C12]))" office:value-type="float" office:value="1" calcext:value-type="float">
            <text:p>1</text:p>
          </table:table-cell>
          <table:table-cell table:formula="of:=IFERROR(ABS([.M12]-CEILING([.$C12]));&quot;-&quot;)" office:value-type="float" office:value="1" calcext:value-type="float">
            <text:p>1</text:p>
          </table:table-cell>
          <table:table-cell table:formula="of:=ABS([.N12]-CEILING([.$C12]))" office:value-type="float" office:value="1" calcext:value-type="float">
            <text:p>1</text:p>
          </table:table-cell>
          <table:table-cell table:formula="of:=ABS([.O12]-CEILING([.$C12]))" office:value-type="float" office:value="1" calcext:value-type="float">
            <text:p>1</text:p>
          </table:table-cell>
          <table:table-cell table:style-name="ce14" table:formula="of:=IFERROR(ABS(([.L12]-CEILING([.$C12]))/CEILING([.$C12]));IF([.Q12]&lt;&gt;&quot;*&quot;;[.Q12];&quot;*&quot;))" office:value-type="float" office:value="0.5" calcext:value-type="float">
            <text:p>0,5</text:p>
          </table:table-cell>
          <table:table-cell table:style-name="ce14" table:formula="of:=IFERROR(ABS(([.M12]-CEILING([.$C12]))/CEILING([.$C12]));IF([.R12]&lt;&gt;&quot;*&quot;;[.R12];&quot;*&quot;))" office:value-type="float" office:value="0.5" calcext:value-type="float">
            <text:p>0,5</text:p>
          </table:table-cell>
          <table:table-cell table:style-name="ce14" table:formula="of:=IFERROR(ABS(([.N12]-CEILING([.$C12]))/CEILING([.$C12]));IF([.S12]&lt;&gt;&quot;*&quot;;[.S12];&quot;*&quot;))" office:value-type="float" office:value="0.5" calcext:value-type="float">
            <text:p>0,5</text:p>
          </table:table-cell>
          <table:table-cell table:style-name="ce14" table:formula="of:=IFERROR(ABS(([.O12]-CEILING([.$C12]))/CEILING([.$C12]));IF([.T12]&lt;&gt;&quot;*&quot;;[.T12];&quot;*&quot;))" office:value-type="float" office:value="0.5" calcext:value-type="float">
            <text:p>0,5</text:p>
          </table:table-cell>
          <table:table-cell table:style-name="ce25" table:formula="of:=IF([.L12]=[.$P12];1;&quot;&quot;)" office:value-type="float" office:value="1" calcext:value-type="float">
            <text:p>1</text:p>
          </table:table-cell>
          <table:table-cell table:formula="of:=IF([.M12]=[.$P12];1;&quot;&quot;)" office:value-type="float" office:value="1" calcext:value-type="float">
            <text:p>1</text:p>
          </table:table-cell>
          <table:table-cell table:formula="of:=IF([.N12]=[.$P12];1;&quot;&quot;)" office:value-type="float" office:value="1" calcext:value-type="float">
            <text:p>1</text:p>
          </table:table-cell>
          <table:table-cell table:style-name="ce25" table:formula="of:=IF([.O12]=[.$P12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 table:number-columns-spanned="3" table:number-rows-spanned="1">
            <text:p>root LB</text:p>
          </table:table-cell>
          <table:covered-table-cell table:number-columns-repeated="2"/>
          <table:table-cell table:number-columns-repeated="4"/>
          <table:table-cell table:formula="of:=CONCATENATE([.A12];&quot;&amp;&quot;;[.B12];&quot;&amp;&quot;;IF([.E12]=1;CONCATENATE(&quot;\h{&quot;;[.C12];&quot;}&quot;);[.C12]);&quot;&amp;&quot;;[.H12];&quot;&amp;&quot;;IF([.J12]=0;CONCATENATE(&quot;\uu{&quot;;[.I12];&quot;}&quot;);[.I12]);&quot;&amp;&quot;;IF([.L12]=[.P12];CONCATENATE(&quot;\h{&quot;;[.L12];&quot;}&quot;);[.L12]);&quot;&amp;&quot;;IF([.M12]=[.P12];CONCATENATE(&quot;\h{&quot;;[.M12];&quot;}&quot;);[.M12]);&quot;&amp;&quot;;IF([.N12]=[.P12];CONCATENATE(&quot;\h{&quot;;[.N12];&quot;}&quot;);[.N12]);&quot;&amp;&quot;;IF([.O12]=[.P12];CONCATENATE(&quot;\h{&quot;;[.O12];&quot;}&quot;);[.O12]);&quot;\\\hline&quot;)" office:value-type="string" office:string-value="r20-15-30-5&amp;7,29&amp;-2,3&amp;-2&amp;\uu{-2}&amp;\h{-1}&amp;\h{-1}&amp;\h{-1}&amp;\h{-1}\\\hline" calcext:value-type="string">
            <text:p>r20-15-30-5&amp;7,29&amp;-2,3&amp;-2&amp;\uu{-2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12]" office:value-type="string" office:string-value="r20-20-40-1" calcext:value-type="string">
            <text:p>r20-20-40-1</text:p>
          </table:table-cell>
          <table:table-cell table:formula="of:=ROUND([$ra.AB12];2)" office:value-type="float" office:value="7.18" calcext:value-type="float">
            <text:p>7,18</text:p>
          </table:table-cell>
          <table:table-cell table:style-name="ce12" table:formula="of:=ROUND([$ra.AC12];1)" office:value-type="float" office:value="-4.4" calcext:value-type="float">
            <text:p>-4,4</text:p>
          </table:table-cell>
          <table:table-cell table:style-name="ce12" table:formula="of:=IF([ra.S12]=5;&quot;*&quot;;[ra.I12])" office:value-type="float" office:value="0.032361" calcext:value-type="float">
            <text:p>0,0</text:p>
          </table:table-cell>
          <table:table-cell table:style-name="ce12" table:formula="of:=IF([ra.S12]=11;1;&quot;&quot;)">
            <text:p/>
          </table:table-cell>
          <table:table-cell table:style-name="ce34" table:formula="of:=IFERROR(IF([.I13]=0;ABS(CEILING([.C13]));ABS(([.I13]-CEILING([.C13]))/[.I13]));&quot;*&quot;)" office:value-type="float" office:value="0" calcext:value-type="float">
            <text:p>0,00</text:p>
          </table:table-cell>
          <table:table-cell table:style-name="ce34" table:formula="of:=IFERROR([.I13]-CEILING([.C13]);&quot;*&quot;)" office:value-type="float" office:value="0" calcext:value-type="float">
            <text:p>0,00</text:p>
          </table:table-cell>
          <table:table-cell table:style-name="ce14" table:formula="of:=ROUND([exact.J12];1)" office:value-type="float" office:value="-4" calcext:value-type="float">
            <text:p>-4,0</text:p>
          </table:table-cell>
          <table:table-cell table:style-name="ce16" table:formula="of:=[exact.K12]" office:value-type="float" office:value="-4" calcext:value-type="float">
            <text:p>-4</text:p>
          </table:table-cell>
          <table:table-cell table:style-name="ce14" table:formula="of:=IF([exact.L12]&lt;1000000;100*[exact.L12];&quot;*&quot;)" office:value-type="float" office:value="0" calcext:value-type="float">
            <text:p>0,0</text:p>
          </table:table-cell>
          <table:table-cell table:style-name="ce14" table:formula="of:=IF([exact.S12]=5;&quot;*&quot;;[exact.I12])" office:value-type="float" office:value="0.271165" calcext:value-type="float">
            <text:p>0,3</text:p>
          </table:table-cell>
          <table:table-cell table:style-name="ce18" table:formula="of:=[$ra.AE12]" office:value-type="float" office:value="-2" calcext:value-type="float">
            <text:p>-2</text:p>
          </table:table-cell>
          <table:table-cell table:style-name="ce18" table:formula="of:=[$'bcpa-t600'.AE12]" office:value-type="float" office:value="-4" calcext:value-type="float">
            <text:p>-4</text:p>
          </table:table-cell>
          <table:table-cell table:style-name="ce18" table:formula="of:=[$'blpl-t300'.AE12]" office:value-type="float" office:value="-3" calcext:value-type="float">
            <text:p>-3</text:p>
          </table:table-cell>
          <table:table-cell table:style-name="ce18" table:formula="of:=[$'sbpl-t300'.AE12]" office:value-type="float" office:value="-3" calcext:value-type="float">
            <text:p>-3</text:p>
          </table:table-cell>
          <table:table-cell table:formula="of:=MIN([.L13:.O13])" office:value-type="float" office:value="-4" calcext:value-type="float">
            <text:p>-4</text:p>
          </table:table-cell>
          <table:table-cell table:formula="of:=ABS([.L13]-CEILING([.$C13]))" office:value-type="float" office:value="2" calcext:value-type="float">
            <text:p>2</text:p>
          </table:table-cell>
          <table:table-cell table:formula="of:=IFERROR(ABS([.M13]-CEILING([.$C13]));&quot;-&quot;)" office:value-type="float" office:value="0" calcext:value-type="float">
            <text:p>0</text:p>
          </table:table-cell>
          <table:table-cell table:formula="of:=ABS([.N13]-CEILING([.$C13]))" office:value-type="float" office:value="1" calcext:value-type="float">
            <text:p>1</text:p>
          </table:table-cell>
          <table:table-cell table:formula="of:=ABS([.O13]-CEILING([.$C13]))" office:value-type="float" office:value="1" calcext:value-type="float">
            <text:p>1</text:p>
          </table:table-cell>
          <table:table-cell table:style-name="ce14" table:formula="of:=IFERROR(ABS(([.L13]-CEILING([.$C13]))/CEILING([.$C13]));IF([.Q13]&lt;&gt;&quot;*&quot;;[.Q13];&quot;*&quot;))" office:value-type="float" office:value="0.5" calcext:value-type="float">
            <text:p>0,5</text:p>
          </table:table-cell>
          <table:table-cell table:style-name="ce14" table:formula="of:=IFERROR(ABS(([.M13]-CEILING([.$C13]))/CEILING([.$C13]));IF([.R13]&lt;&gt;&quot;*&quot;;[.R13];&quot;*&quot;))" office:value-type="float" office:value="0" calcext:value-type="float">
            <text:p>0,0</text:p>
          </table:table-cell>
          <table:table-cell table:style-name="ce14" table:formula="of:=IFERROR(ABS(([.N13]-CEILING([.$C13]))/CEILING([.$C13]));IF([.S13]&lt;&gt;&quot;*&quot;;[.S13];&quot;*&quot;))" office:value-type="float" office:value="0.25" calcext:value-type="float">
            <text:p>0,3</text:p>
          </table:table-cell>
          <table:table-cell table:style-name="ce14" table:formula="of:=IFERROR(ABS(([.O13]-CEILING([.$C13]))/CEILING([.$C13]));IF([.T13]&lt;&gt;&quot;*&quot;;[.T13];&quot;*&quot;))" office:value-type="float" office:value="0.25" calcext:value-type="float">
            <text:p>0,3</text:p>
          </table:table-cell>
          <table:table-cell table:formula="of:=IF([.L13]=[.$P13];1;&quot;&quot;)">
            <text:p/>
          </table:table-cell>
          <table:table-cell table:formula="of:=IF([.M13]=[.$P13];1;&quot;&quot;)" office:value-type="float" office:value="1" calcext:value-type="float">
            <text:p>1</text:p>
          </table:table-cell>
          <table:table-cell table:formula="of:=IF([.N13]=[.$P13];1;&quot;&quot;)">
            <text:p/>
          </table:table-cell>
          <table:table-cell table:formula="of:=IF([.O13]=[.$P13];1;&quot;&quot;)">
            <text:p/>
          </table:table-cell>
          <table:table-cell/>
          <table:table-cell office:value-type="string" calcext:value-type="string">
            <text:p>%frac</text:p>
          </table:table-cell>
          <table:table-cell office:value-type="string" calcext:value-type="string">
            <text:p>avg</text:p>
          </table:table-cell>
          <table:table-cell table:formula="of:=ROUND(AVERAGE([.B3:.B300]);1)" office:value-type="float" office:value="22.6" calcext:value-type="float">
            <text:p>22,6</text:p>
          </table:table-cell>
          <table:table-cell table:number-columns-repeated="4"/>
          <table:table-cell table:formula="of:=CONCATENATE([.A13];&quot;&amp;&quot;;[.B13];&quot;&amp;&quot;;IF([.E13]=1;CONCATENATE(&quot;\h{&quot;;[.C13];&quot;}&quot;);[.C13]);&quot;&amp;&quot;;[.H13];&quot;&amp;&quot;;IF([.J13]=0;CONCATENATE(&quot;\uu{&quot;;[.I13];&quot;}&quot;);[.I13]);&quot;&amp;&quot;;IF([.L13]=[.P13];CONCATENATE(&quot;\h{&quot;;[.L13];&quot;}&quot;);[.L13]);&quot;&amp;&quot;;IF([.M13]=[.P13];CONCATENATE(&quot;\h{&quot;;[.M13];&quot;}&quot;);[.M13]);&quot;&amp;&quot;;IF([.N13]=[.P13];CONCATENATE(&quot;\h{&quot;;[.N13];&quot;}&quot;);[.N13]);&quot;&amp;&quot;;IF([.O13]=[.P13];CONCATENATE(&quot;\h{&quot;;[.O13];&quot;}&quot;);[.O13]);&quot;\\\hline&quot;)" office:value-type="string" office:string-value="r20-20-40-1&amp;7,18&amp;-4,4&amp;-4&amp;\uu{-4}&amp;-2&amp;\h{-4}&amp;-3&amp;-3\\\hline" calcext:value-type="string">
            <text:p>r20-20-40-1&amp;7,18&amp;-4,4&amp;-4&amp;\uu{-4}&amp;-2&amp;\h{-4}&amp;-3&amp;-3\\\hline</text:p>
          </table:table-cell>
          <table:table-cell table:number-columns-repeated="8"/>
        </table:table-row>
        <table:table-row table:style-name="ro2">
          <table:table-cell table:formula="of:=[$ra.AA13]" office:value-type="string" office:string-value="r20-20-40-2" calcext:value-type="string">
            <text:p>r20-20-40-2</text:p>
          </table:table-cell>
          <table:table-cell table:formula="of:=ROUND([$ra.AB13];2)" office:value-type="float" office:value="7.06" calcext:value-type="float">
            <text:p>7,06</text:p>
          </table:table-cell>
          <table:table-cell table:style-name="ce12" table:formula="of:=ROUND([$ra.AC13];1)" office:value-type="float" office:value="-3.7" calcext:value-type="float">
            <text:p>-3,7</text:p>
          </table:table-cell>
          <table:table-cell table:style-name="ce12" table:formula="of:=IF([ra.S13]=5;&quot;*&quot;;[ra.I13])" office:value-type="float" office:value="0.039446" calcext:value-type="float">
            <text:p>0,0</text:p>
          </table:table-cell>
          <table:table-cell table:style-name="ce12" table:formula="of:=IF([ra.S13]=11;1;&quot;&quot;)">
            <text:p/>
          </table:table-cell>
          <table:table-cell table:style-name="ce34" table:formula="of:=IFERROR(IF([.I14]=0;ABS(CEILING([.C14]));ABS(([.I14]-CEILING([.C14]))/[.I14]));&quot;*&quot;)" office:value-type="float" office:value="0" calcext:value-type="float">
            <text:p>0,00</text:p>
          </table:table-cell>
          <table:table-cell table:style-name="ce34" table:formula="of:=IFERROR([.I14]-CEILING([.C14]);&quot;*&quot;)" office:value-type="float" office:value="0" calcext:value-type="float">
            <text:p>0,00</text:p>
          </table:table-cell>
          <table:table-cell table:style-name="ce14" table:formula="of:=ROUND([exact.J13];1)" office:value-type="float" office:value="-3" calcext:value-type="float">
            <text:p>-3,0</text:p>
          </table:table-cell>
          <table:table-cell table:style-name="ce16" table:formula="of:=[exact.K13]" office:value-type="float" office:value="-3" calcext:value-type="float">
            <text:p>-3</text:p>
          </table:table-cell>
          <table:table-cell table:style-name="ce14" table:formula="of:=IF([exact.L13]&lt;1000000;100*[exact.L13];&quot;*&quot;)" office:value-type="float" office:value="0" calcext:value-type="float">
            <text:p>0,0</text:p>
          </table:table-cell>
          <table:table-cell table:style-name="ce14" table:formula="of:=IF([exact.S13]=5;&quot;*&quot;;[exact.I13])" office:value-type="float" office:value="0.182009" calcext:value-type="float">
            <text:p>0,2</text:p>
          </table:table-cell>
          <table:table-cell table:style-name="ce18" table:formula="of:=[$ra.AE13]" office:value-type="float" office:value="-1" calcext:value-type="float">
            <text:p>-1</text:p>
          </table:table-cell>
          <table:table-cell table:style-name="ce18" table:formula="of:=[$'bcpa-t600'.AE13]" office:value-type="float" office:value="-3" calcext:value-type="float">
            <text:p>-3</text:p>
          </table:table-cell>
          <table:table-cell table:style-name="ce18" table:formula="of:=[$'blpl-t300'.AE13]" office:value-type="float" office:value="-2" calcext:value-type="float">
            <text:p>-2</text:p>
          </table:table-cell>
          <table:table-cell table:style-name="ce18" table:formula="of:=[$'sbpl-t300'.AE13]" office:value-type="float" office:value="-1" calcext:value-type="float">
            <text:p>-1</text:p>
          </table:table-cell>
          <table:table-cell table:formula="of:=MIN([.L14:.O14])" office:value-type="float" office:value="-3" calcext:value-type="float">
            <text:p>-3</text:p>
          </table:table-cell>
          <table:table-cell table:formula="of:=ABS([.L14]-CEILING([.$C14]))" office:value-type="float" office:value="2" calcext:value-type="float">
            <text:p>2</text:p>
          </table:table-cell>
          <table:table-cell table:formula="of:=IFERROR(ABS([.M14]-CEILING([.$C14]));&quot;-&quot;)" office:value-type="float" office:value="0" calcext:value-type="float">
            <text:p>0</text:p>
          </table:table-cell>
          <table:table-cell table:formula="of:=ABS([.N14]-CEILING([.$C14]))" office:value-type="float" office:value="1" calcext:value-type="float">
            <text:p>1</text:p>
          </table:table-cell>
          <table:table-cell table:formula="of:=ABS([.O14]-CEILING([.$C14]))" office:value-type="float" office:value="2" calcext:value-type="float">
            <text:p>2</text:p>
          </table:table-cell>
          <table:table-cell table:style-name="ce14" table:formula="of:=IFERROR(ABS(([.L14]-CEILING([.$C14]))/CEILING([.$C14]));IF([.Q14]&lt;&gt;&quot;*&quot;;[.Q14];&quot;*&quot;))" office:value-type="float" office:value="0.666666666666667" calcext:value-type="float">
            <text:p>0,7</text:p>
          </table:table-cell>
          <table:table-cell table:style-name="ce14" table:formula="of:=IFERROR(ABS(([.M14]-CEILING([.$C14]))/CEILING([.$C14]));IF([.R14]&lt;&gt;&quot;*&quot;;[.R14];&quot;*&quot;))" office:value-type="float" office:value="0" calcext:value-type="float">
            <text:p>0,0</text:p>
          </table:table-cell>
          <table:table-cell table:style-name="ce14" table:formula="of:=IFERROR(ABS(([.N14]-CEILING([.$C14]))/CEILING([.$C14]));IF([.S14]&lt;&gt;&quot;*&quot;;[.S14];&quot;*&quot;))" office:value-type="float" office:value="0.333333333333333" calcext:value-type="float">
            <text:p>0,3</text:p>
          </table:table-cell>
          <table:table-cell table:style-name="ce14" table:formula="of:=IFERROR(ABS(([.O14]-CEILING([.$C14]))/CEILING([.$C14]));IF([.T14]&lt;&gt;&quot;*&quot;;[.T14];&quot;*&quot;))" office:value-type="float" office:value="0.666666666666667" calcext:value-type="float">
            <text:p>0,7</text:p>
          </table:table-cell>
          <table:table-cell table:formula="of:=IF([.L14]=[.$P14];1;&quot;&quot;)">
            <text:p/>
          </table:table-cell>
          <table:table-cell table:formula="of:=IF([.M14]=[.$P14];1;&quot;&quot;)" office:value-type="float" office:value="1" calcext:value-type="float">
            <text:p>1</text:p>
          </table:table-cell>
          <table:table-cell table:formula="of:=IF([.N14]=[.$P14];1;&quot;&quot;)">
            <text:p/>
          </table:table-cell>
          <table:table-cell table:formula="of:=IF([.O14]=[.$P14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B3:.B300]);1)" office:value-type="float" office:value="18" calcext:value-type="float">
            <text:p>18</text:p>
          </table:table-cell>
          <table:table-cell table:number-columns-repeated="4"/>
          <table:table-cell table:formula="of:=CONCATENATE([.A14];&quot;&amp;&quot;;[.B14];&quot;&amp;&quot;;IF([.E14]=1;CONCATENATE(&quot;\h{&quot;;[.C14];&quot;}&quot;);[.C14]);&quot;&amp;&quot;;[.H14];&quot;&amp;&quot;;IF([.J14]=0;CONCATENATE(&quot;\uu{&quot;;[.I14];&quot;}&quot;);[.I14]);&quot;&amp;&quot;;IF([.L14]=[.P14];CONCATENATE(&quot;\h{&quot;;[.L14];&quot;}&quot;);[.L14]);&quot;&amp;&quot;;IF([.M14]=[.P14];CONCATENATE(&quot;\h{&quot;;[.M14];&quot;}&quot;);[.M14]);&quot;&amp;&quot;;IF([.N14]=[.P14];CONCATENATE(&quot;\h{&quot;;[.N14];&quot;}&quot;);[.N14]);&quot;&amp;&quot;;IF([.O14]=[.P14];CONCATENATE(&quot;\h{&quot;;[.O14];&quot;}&quot;);[.O14]);&quot;\\\hline&quot;)" office:value-type="string" office:string-value="r20-20-40-2&amp;7,06&amp;-3,7&amp;-3&amp;\uu{-3}&amp;-1&amp;\h{-3}&amp;-2&amp;-1\\\hline" calcext:value-type="string">
            <text:p>r20-20-40-2&amp;7,06&amp;-3,7&amp;-3&amp;\uu{-3}&amp;-1&amp;\h{-3}&amp;-2&amp;-1\\\hline</text:p>
          </table:table-cell>
          <table:table-cell table:number-columns-repeated="8"/>
        </table:table-row>
        <table:table-row table:style-name="ro2">
          <table:table-cell table:formula="of:=[$ra.AA14]" office:value-type="string" office:string-value="r20-20-40-3" calcext:value-type="string">
            <text:p>r20-20-40-3</text:p>
          </table:table-cell>
          <table:table-cell table:formula="of:=ROUND([$ra.AB14];2)" office:value-type="float" office:value="6.93" calcext:value-type="float">
            <text:p>6,93</text:p>
          </table:table-cell>
          <table:table-cell table:style-name="ce12" table:formula="of:=ROUND([$ra.AC14];1)" office:value-type="float" office:value="-2.6" calcext:value-type="float">
            <text:p>-2,6</text:p>
          </table:table-cell>
          <table:table-cell table:style-name="ce12" table:formula="of:=IF([ra.S14]=5;&quot;*&quot;;[ra.I14])" office:value-type="float" office:value="0.028793" calcext:value-type="float">
            <text:p>0,0</text:p>
          </table:table-cell>
          <table:table-cell table:style-name="ce12" table:formula="of:=IF([ra.S14]=11;1;&quot;&quot;)">
            <text:p/>
          </table:table-cell>
          <table:table-cell table:style-name="ce34" table:formula="of:=IFERROR(IF([.I15]=0;ABS(CEILING([.C15]));ABS(([.I15]-CEILING([.C15]))/[.I15]));&quot;*&quot;)" office:value-type="float" office:value="0" calcext:value-type="float">
            <text:p>0,00</text:p>
          </table:table-cell>
          <table:table-cell table:style-name="ce34" table:formula="of:=IFERROR([.I15]-CEILING([.C15]);&quot;*&quot;)" office:value-type="float" office:value="0" calcext:value-type="float">
            <text:p>0,00</text:p>
          </table:table-cell>
          <table:table-cell table:style-name="ce14" table:formula="of:=ROUND([exact.J14];1)" office:value-type="float" office:value="-2" calcext:value-type="float">
            <text:p>-2,0</text:p>
          </table:table-cell>
          <table:table-cell table:style-name="ce16" table:formula="of:=[exact.K14]" office:value-type="float" office:value="-2" calcext:value-type="float">
            <text:p>-2</text:p>
          </table:table-cell>
          <table:table-cell table:style-name="ce14" table:formula="of:=IF([exact.L14]&lt;1000000;100*[exact.L14];&quot;*&quot;)" office:value-type="float" office:value="0" calcext:value-type="float">
            <text:p>0,0</text:p>
          </table:table-cell>
          <table:table-cell table:style-name="ce14" table:formula="of:=IF([exact.S14]=5;&quot;*&quot;;[exact.I14])" office:value-type="float" office:value="0.053312" calcext:value-type="float">
            <text:p>0,1</text:p>
          </table:table-cell>
          <table:table-cell table:style-name="ce18" table:formula="of:=[$ra.AE14]" office:value-type="float" office:value="-1" calcext:value-type="float">
            <text:p>-1</text:p>
          </table:table-cell>
          <table:table-cell table:style-name="ce18" table:formula="of:=[$'bcpa-t600'.AE14]" office:value-type="float" office:value="-2" calcext:value-type="float">
            <text:p>-2</text:p>
          </table:table-cell>
          <table:table-cell table:style-name="ce18" table:formula="of:=[$'blpl-t300'.AE14]" office:value-type="float" office:value="-1" calcext:value-type="float">
            <text:p>-1</text:p>
          </table:table-cell>
          <table:table-cell table:style-name="ce18" table:formula="of:=[$'sbpl-t300'.AE14]" office:value-type="float" office:value="-1" calcext:value-type="float">
            <text:p>-1</text:p>
          </table:table-cell>
          <table:table-cell table:formula="of:=MIN([.L15:.O15])" office:value-type="float" office:value="-2" calcext:value-type="float">
            <text:p>-2</text:p>
          </table:table-cell>
          <table:table-cell table:formula="of:=ABS([.L15]-CEILING([.$C15]))" office:value-type="float" office:value="1" calcext:value-type="float">
            <text:p>1</text:p>
          </table:table-cell>
          <table:table-cell table:formula="of:=IFERROR(ABS([.M15]-CEILING([.$C15]));&quot;-&quot;)" office:value-type="float" office:value="0" calcext:value-type="float">
            <text:p>0</text:p>
          </table:table-cell>
          <table:table-cell table:formula="of:=ABS([.N15]-CEILING([.$C15]))" office:value-type="float" office:value="1" calcext:value-type="float">
            <text:p>1</text:p>
          </table:table-cell>
          <table:table-cell table:formula="of:=ABS([.O15]-CEILING([.$C15]))" office:value-type="float" office:value="1" calcext:value-type="float">
            <text:p>1</text:p>
          </table:table-cell>
          <table:table-cell table:style-name="ce14" table:formula="of:=IFERROR(ABS(([.L15]-CEILING([.$C15]))/CEILING([.$C15]));IF([.Q15]&lt;&gt;&quot;*&quot;;[.Q15];&quot;*&quot;))" office:value-type="float" office:value="0.5" calcext:value-type="float">
            <text:p>0,5</text:p>
          </table:table-cell>
          <table:table-cell table:style-name="ce14" table:formula="of:=IFERROR(ABS(([.M15]-CEILING([.$C15]))/CEILING([.$C15]));IF([.R15]&lt;&gt;&quot;*&quot;;[.R15];&quot;*&quot;))" office:value-type="float" office:value="0" calcext:value-type="float">
            <text:p>0,0</text:p>
          </table:table-cell>
          <table:table-cell table:style-name="ce14" table:formula="of:=IFERROR(ABS(([.N15]-CEILING([.$C15]))/CEILING([.$C15]));IF([.S15]&lt;&gt;&quot;*&quot;;[.S15];&quot;*&quot;))" office:value-type="float" office:value="0.5" calcext:value-type="float">
            <text:p>0,5</text:p>
          </table:table-cell>
          <table:table-cell table:style-name="ce14" table:formula="of:=IFERROR(ABS(([.O15]-CEILING([.$C15]))/CEILING([.$C15]));IF([.T15]&lt;&gt;&quot;*&quot;;[.T15];&quot;*&quot;))" office:value-type="float" office:value="0.5" calcext:value-type="float">
            <text:p>0,5</text:p>
          </table:table-cell>
          <table:table-cell table:formula="of:=IF([.L15]=[.$P15];1;&quot;&quot;)">
            <text:p/>
          </table:table-cell>
          <table:table-cell table:formula="of:=IF([.M15]=[.$P15];1;&quot;&quot;)" office:value-type="float" office:value="1" calcext:value-type="float">
            <text:p>1</text:p>
          </table:table-cell>
          <table:table-cell table:formula="of:=IF([.N15]=[.$P15];1;&quot;&quot;)">
            <text:p/>
          </table:table-cell>
          <table:table-cell table:formula="of:=IF([.O15]=[.$P15];1;&quot;&quot;)">
            <text:p/>
          </table:table-cell>
          <table:table-cell/>
          <table:table-cell office:value-type="string" calcext:value-type="string">
            <text:p>Root time</text:p>
          </table:table-cell>
          <table:table-cell office:value-type="string" calcext:value-type="string">
            <text:p>avg</text:p>
          </table:table-cell>
          <table:table-cell table:formula="of:=ROUND(AVERAGE([.D3:.D300]);1)" office:value-type="float" office:value="0" calcext:value-type="float">
            <text:p>0</text:p>
          </table:table-cell>
          <table:table-cell table:number-columns-repeated="4"/>
          <table:table-cell table:formula="of:=CONCATENATE([.A15];&quot;&amp;&quot;;[.B15];&quot;&amp;&quot;;IF([.E15]=1;CONCATENATE(&quot;\h{&quot;;[.C15];&quot;}&quot;);[.C15]);&quot;&amp;&quot;;[.H15];&quot;&amp;&quot;;IF([.J15]=0;CONCATENATE(&quot;\uu{&quot;;[.I15];&quot;}&quot;);[.I15]);&quot;&amp;&quot;;IF([.L15]=[.P15];CONCATENATE(&quot;\h{&quot;;[.L15];&quot;}&quot;);[.L15]);&quot;&amp;&quot;;IF([.M15]=[.P15];CONCATENATE(&quot;\h{&quot;;[.M15];&quot;}&quot;);[.M15]);&quot;&amp;&quot;;IF([.N15]=[.P15];CONCATENATE(&quot;\h{&quot;;[.N15];&quot;}&quot;);[.N15]);&quot;&amp;&quot;;IF([.O15]=[.P15];CONCATENATE(&quot;\h{&quot;;[.O15];&quot;}&quot;);[.O15]);&quot;\\\hline&quot;)" office:value-type="string" office:string-value="r20-20-40-3&amp;6,93&amp;-2,6&amp;-2&amp;\uu{-2}&amp;-1&amp;\h{-2}&amp;-1&amp;-1\\\hline" calcext:value-type="string">
            <text:p>r20-20-40-3&amp;6,93&amp;-2,6&amp;-2&amp;\uu{-2}&amp;-1&amp;\h{-2}&amp;-1&amp;-1\\\hline</text:p>
          </table:table-cell>
          <table:table-cell table:number-columns-repeated="8"/>
        </table:table-row>
        <table:table-row table:style-name="ro2">
          <table:table-cell table:formula="of:=[$ra.AA15]" office:value-type="string" office:string-value="r20-20-40-4" calcext:value-type="string">
            <text:p>r20-20-40-4</text:p>
          </table:table-cell>
          <table:table-cell table:formula="of:=ROUND([$ra.AB15];2)" office:value-type="float" office:value="7.18" calcext:value-type="float">
            <text:p>7,18</text:p>
          </table:table-cell>
          <table:table-cell table:style-name="ce12" table:formula="of:=ROUND([$ra.AC15];1)" office:value-type="float" office:value="-2.9" calcext:value-type="float">
            <text:p>-2,9</text:p>
          </table:table-cell>
          <table:table-cell table:style-name="ce12" table:formula="of:=IF([ra.S15]=5;&quot;*&quot;;[ra.I15])" office:value-type="float" office:value="0.027772" calcext:value-type="float">
            <text:p>0,0</text:p>
          </table:table-cell>
          <table:table-cell table:style-name="ce12" table:formula="of:=IF([ra.S15]=11;1;&quot;&quot;)">
            <text:p/>
          </table:table-cell>
          <table:table-cell table:style-name="ce34" table:formula="of:=IFERROR(IF([.I16]=0;ABS(CEILING([.C16]));ABS(([.I16]-CEILING([.C16]))/[.I16]));&quot;*&quot;)" office:value-type="float" office:value="0" calcext:value-type="float">
            <text:p>0,00</text:p>
          </table:table-cell>
          <table:table-cell table:style-name="ce34" table:formula="of:=IFERROR([.I16]-CEILING([.C16]);&quot;*&quot;)" office:value-type="float" office:value="0" calcext:value-type="float">
            <text:p>0,00</text:p>
          </table:table-cell>
          <table:table-cell table:style-name="ce14" table:formula="of:=ROUND([exact.J15];1)" office:value-type="float" office:value="-2" calcext:value-type="float">
            <text:p>-2,0</text:p>
          </table:table-cell>
          <table:table-cell table:style-name="ce16" table:formula="of:=[exact.K15]" office:value-type="float" office:value="-2" calcext:value-type="float">
            <text:p>-2</text:p>
          </table:table-cell>
          <table:table-cell table:style-name="ce14" table:formula="of:=IF([exact.L15]&lt;1000000;100*[exact.L15];&quot;*&quot;)" office:value-type="float" office:value="0" calcext:value-type="float">
            <text:p>0,0</text:p>
          </table:table-cell>
          <table:table-cell table:style-name="ce14" table:formula="of:=IF([exact.S15]=5;&quot;*&quot;;[exact.I15])" office:value-type="float" office:value="0.138363" calcext:value-type="float">
            <text:p>0,1</text:p>
          </table:table-cell>
          <table:table-cell table:style-name="ce18" table:formula="of:=[$ra.AE15]" office:value-type="float" office:value="-2" calcext:value-type="float">
            <text:p>-2</text:p>
          </table:table-cell>
          <table:table-cell table:style-name="ce18" table:formula="of:=[$'bcpa-t600'.AE15]" office:value-type="float" office:value="-2" calcext:value-type="float">
            <text:p>-2</text:p>
          </table:table-cell>
          <table:table-cell table:style-name="ce18" table:formula="of:=[$'blpl-t300'.AE15]" office:value-type="float" office:value="-2" calcext:value-type="float">
            <text:p>-2</text:p>
          </table:table-cell>
          <table:table-cell table:style-name="ce18" table:formula="of:=[$'sbpl-t300'.AE15]" office:value-type="float" office:value="-2" calcext:value-type="float">
            <text:p>-2</text:p>
          </table:table-cell>
          <table:table-cell table:formula="of:=MIN([.L16:.O16])" office:value-type="float" office:value="-2" calcext:value-type="float">
            <text:p>-2</text:p>
          </table:table-cell>
          <table:table-cell table:formula="of:=ABS([.L16]-CEILING([.$C16]))" office:value-type="float" office:value="0" calcext:value-type="float">
            <text:p>0</text:p>
          </table:table-cell>
          <table:table-cell table:formula="of:=IFERROR(ABS([.M16]-CEILING([.$C16]));&quot;-&quot;)" office:value-type="float" office:value="0" calcext:value-type="float">
            <text:p>0</text:p>
          </table:table-cell>
          <table:table-cell table:formula="of:=ABS([.N16]-CEILING([.$C16]))" office:value-type="float" office:value="0" calcext:value-type="float">
            <text:p>0</text:p>
          </table:table-cell>
          <table:table-cell table:formula="of:=ABS([.O16]-CEILING([.$C16]))" office:value-type="float" office:value="0" calcext:value-type="float">
            <text:p>0</text:p>
          </table:table-cell>
          <table:table-cell table:style-name="ce14" table:formula="of:=IFERROR(ABS(([.L16]-CEILING([.$C16]))/CEILING([.$C16]));IF([.Q16]&lt;&gt;&quot;*&quot;;[.Q16];&quot;*&quot;))" office:value-type="float" office:value="0" calcext:value-type="float">
            <text:p>0,0</text:p>
          </table:table-cell>
          <table:table-cell table:style-name="ce14" table:formula="of:=IFERROR(ABS(([.M16]-CEILING([.$C16]))/CEILING([.$C16]));IF([.R16]&lt;&gt;&quot;*&quot;;[.R16];&quot;*&quot;))" office:value-type="float" office:value="0" calcext:value-type="float">
            <text:p>0,0</text:p>
          </table:table-cell>
          <table:table-cell table:style-name="ce14" table:formula="of:=IFERROR(ABS(([.N16]-CEILING([.$C16]))/CEILING([.$C16]));IF([.S16]&lt;&gt;&quot;*&quot;;[.S16];&quot;*&quot;))" office:value-type="float" office:value="0" calcext:value-type="float">
            <text:p>0,0</text:p>
          </table:table-cell>
          <table:table-cell table:style-name="ce14" table:formula="of:=IFERROR(ABS(([.O16]-CEILING([.$C16]))/CEILING([.$C16]));IF([.T16]&lt;&gt;&quot;*&quot;;[.T16];&quot;*&quot;))" office:value-type="float" office:value="0" calcext:value-type="float">
            <text:p>0,0</text:p>
          </table:table-cell>
          <table:table-cell table:style-name="ce25" table:formula="of:=IF([.L16]=[.$P16];1;&quot;&quot;)" office:value-type="float" office:value="1" calcext:value-type="float">
            <text:p>1</text:p>
          </table:table-cell>
          <table:table-cell table:formula="of:=IF([.M16]=[.$P16];1;&quot;&quot;)" office:value-type="float" office:value="1" calcext:value-type="float">
            <text:p>1</text:p>
          </table:table-cell>
          <table:table-cell table:style-name="ce25" table:formula="of:=IF([.N16]=[.$P16];1;&quot;&quot;)" office:value-type="float" office:value="1" calcext:value-type="float">
            <text:p>1</text:p>
          </table:table-cell>
          <table:table-cell table:style-name="ce25" table:formula="of:=IF([.O16]=[.$P1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D3:.D300]);1)" office:value-type="float" office:value="0" calcext:value-type="float">
            <text:p>0</text:p>
          </table:table-cell>
          <table:table-cell table:number-columns-repeated="4"/>
          <table:table-cell table:formula="of:=CONCATENATE([.A16];&quot;&amp;&quot;;[.B16];&quot;&amp;&quot;;IF([.E16]=1;CONCATENATE(&quot;\h{&quot;;[.C16];&quot;}&quot;);[.C16]);&quot;&amp;&quot;;[.H16];&quot;&amp;&quot;;IF([.J16]=0;CONCATENATE(&quot;\uu{&quot;;[.I16];&quot;}&quot;);[.I16]);&quot;&amp;&quot;;IF([.L16]=[.P16];CONCATENATE(&quot;\h{&quot;;[.L16];&quot;}&quot;);[.L16]);&quot;&amp;&quot;;IF([.M16]=[.P16];CONCATENATE(&quot;\h{&quot;;[.M16];&quot;}&quot;);[.M16]);&quot;&amp;&quot;;IF([.N16]=[.P16];CONCATENATE(&quot;\h{&quot;;[.N16];&quot;}&quot;);[.N16]);&quot;&amp;&quot;;IF([.O16]=[.P16];CONCATENATE(&quot;\h{&quot;;[.O16];&quot;}&quot;);[.O16]);&quot;\\\hline&quot;)" office:value-type="string" office:string-value="r20-20-40-4&amp;7,18&amp;-2,9&amp;-2&amp;\uu{-2}&amp;\h{-2}&amp;\h{-2}&amp;\h{-2}&amp;\h{-2}\\\hline" calcext:value-type="string">
            <text:p>r20-20-40-4&amp;7,18&amp;-2,9&amp;-2&amp;\uu{-2}&amp;\h{-2}&amp;\h{-2}&amp;\h{-2}&amp;\h{-2}\\\hline</text:p>
          </table:table-cell>
          <table:table-cell table:number-columns-repeated="8"/>
        </table:table-row>
        <table:table-row table:style-name="ro2">
          <table:table-cell table:formula="of:=[$ra.AA16]" office:value-type="string" office:string-value="r20-20-40-5" calcext:value-type="string">
            <text:p>r20-20-40-5</text:p>
          </table:table-cell>
          <table:table-cell table:formula="of:=ROUND([$ra.AB16];2)" office:value-type="float" office:value="6.57" calcext:value-type="float">
            <text:p>6,57</text:p>
          </table:table-cell>
          <table:table-cell table:style-name="ce12" table:formula="of:=ROUND([$ra.AC16];1)" office:value-type="float" office:value="-2.6" calcext:value-type="float">
            <text:p>-2,6</text:p>
          </table:table-cell>
          <table:table-cell table:style-name="ce12" table:formula="of:=IF([ra.S16]=5;&quot;*&quot;;[ra.I16])" office:value-type="float" office:value="0.031859" calcext:value-type="float">
            <text:p>0,0</text:p>
          </table:table-cell>
          <table:table-cell table:style-name="ce12" table:formula="of:=IF([ra.S16]=11;1;&quot;&quot;)">
            <text:p/>
          </table:table-cell>
          <table:table-cell table:style-name="ce34" table:formula="of:=IFERROR(IF([.I17]=0;ABS(CEILING([.C17]));ABS(([.I17]-CEILING([.C17]))/[.I17]));&quot;*&quot;)" office:value-type="float" office:value="0" calcext:value-type="float">
            <text:p>0,00</text:p>
          </table:table-cell>
          <table:table-cell table:style-name="ce34" table:formula="of:=IFERROR([.I17]-CEILING([.C17]);&quot;*&quot;)" office:value-type="float" office:value="0" calcext:value-type="float">
            <text:p>0,00</text:p>
          </table:table-cell>
          <table:table-cell table:style-name="ce14" table:formula="of:=ROUND([exact.J16];1)" office:value-type="float" office:value="-2" calcext:value-type="float">
            <text:p>-2,0</text:p>
          </table:table-cell>
          <table:table-cell table:style-name="ce16" table:formula="of:=[exact.K16]" office:value-type="float" office:value="-2" calcext:value-type="float">
            <text:p>-2</text:p>
          </table:table-cell>
          <table:table-cell table:style-name="ce14" table:formula="of:=IF([exact.L16]&lt;1000000;100*[exact.L16];&quot;*&quot;)" office:value-type="float" office:value="0" calcext:value-type="float">
            <text:p>0,0</text:p>
          </table:table-cell>
          <table:table-cell table:style-name="ce14" table:formula="of:=IF([exact.S16]=5;&quot;*&quot;;[exact.I16])" office:value-type="float" office:value="0.039527" calcext:value-type="float">
            <text:p>0,0</text:p>
          </table:table-cell>
          <table:table-cell table:style-name="ce18" table:formula="of:=[$ra.AE16]" office:value-type="float" office:value="-1" calcext:value-type="float">
            <text:p>-1</text:p>
          </table:table-cell>
          <table:table-cell table:style-name="ce18" table:formula="of:=[$'bcpa-t600'.AE16]" office:value-type="float" office:value="-2" calcext:value-type="float">
            <text:p>-2</text:p>
          </table:table-cell>
          <table:table-cell table:style-name="ce18" table:formula="of:=[$'blpl-t300'.AE16]" office:value-type="float" office:value="-1" calcext:value-type="float">
            <text:p>-1</text:p>
          </table:table-cell>
          <table:table-cell table:style-name="ce18" table:formula="of:=[$'sbpl-t300'.AE16]" office:value-type="float" office:value="-1" calcext:value-type="float">
            <text:p>-1</text:p>
          </table:table-cell>
          <table:table-cell table:formula="of:=MIN([.L17:.O17])" office:value-type="float" office:value="-2" calcext:value-type="float">
            <text:p>-2</text:p>
          </table:table-cell>
          <table:table-cell table:formula="of:=ABS([.L17]-CEILING([.$C17]))" office:value-type="float" office:value="1" calcext:value-type="float">
            <text:p>1</text:p>
          </table:table-cell>
          <table:table-cell table:formula="of:=IFERROR(ABS([.M17]-CEILING([.$C17]));&quot;-&quot;)" office:value-type="float" office:value="0" calcext:value-type="float">
            <text:p>0</text:p>
          </table:table-cell>
          <table:table-cell table:formula="of:=ABS([.N17]-CEILING([.$C17]))" office:value-type="float" office:value="1" calcext:value-type="float">
            <text:p>1</text:p>
          </table:table-cell>
          <table:table-cell table:formula="of:=ABS([.O17]-CEILING([.$C17]))" office:value-type="float" office:value="1" calcext:value-type="float">
            <text:p>1</text:p>
          </table:table-cell>
          <table:table-cell table:style-name="ce14" table:formula="of:=IFERROR(ABS(([.L17]-CEILING([.$C17]))/CEILING([.$C17]));IF([.Q17]&lt;&gt;&quot;*&quot;;[.Q17];&quot;*&quot;))" office:value-type="float" office:value="0.5" calcext:value-type="float">
            <text:p>0,5</text:p>
          </table:table-cell>
          <table:table-cell table:style-name="ce14" table:formula="of:=IFERROR(ABS(([.M17]-CEILING([.$C17]))/CEILING([.$C17]));IF([.R17]&lt;&gt;&quot;*&quot;;[.R17];&quot;*&quot;))" office:value-type="float" office:value="0" calcext:value-type="float">
            <text:p>0,0</text:p>
          </table:table-cell>
          <table:table-cell table:style-name="ce14" table:formula="of:=IFERROR(ABS(([.N17]-CEILING([.$C17]))/CEILING([.$C17]));IF([.S17]&lt;&gt;&quot;*&quot;;[.S17];&quot;*&quot;))" office:value-type="float" office:value="0.5" calcext:value-type="float">
            <text:p>0,5</text:p>
          </table:table-cell>
          <table:table-cell table:style-name="ce14" table:formula="of:=IFERROR(ABS(([.O17]-CEILING([.$C17]))/CEILING([.$C17]));IF([.T17]&lt;&gt;&quot;*&quot;;[.T17];&quot;*&quot;))" office:value-type="float" office:value="0.5" calcext:value-type="float">
            <text:p>0,5</text:p>
          </table:table-cell>
          <table:table-cell table:formula="of:=IF([.L17]=[.$P17];1;&quot;&quot;)">
            <text:p/>
          </table:table-cell>
          <table:table-cell table:formula="of:=IF([.M17]=[.$P17];1;&quot;&quot;)" office:value-type="float" office:value="1" calcext:value-type="float">
            <text:p>1</text:p>
          </table:table-cell>
          <table:table-cell table:formula="of:=IF([.N17]=[.$P17];1;&quot;&quot;)">
            <text:p/>
          </table:table-cell>
          <table:table-cell table:formula="of:=IF([.O17]=[.$P17];1;&quot;&quot;)">
            <text:p/>
          </table:table-cell>
          <table:table-cell/>
          <table:table-cell office:value-type="string" calcext:value-type="string">
            <text:p>B&amp;Btime</text:p>
          </table:table-cell>
          <table:table-cell office:value-type="string" calcext:value-type="string">
            <text:p>avg</text:p>
          </table:table-cell>
          <table:table-cell table:style-name="ce25" table:formula="of:=IFERROR(ROUND(AVERAGE([.K3:.K300]);1);&quot;*&quot;)" office:value-type="float" office:value="0.5" calcext:value-type="float">
            <text:p>0,5</text:p>
          </table:table-cell>
          <table:table-cell table:number-columns-repeated="4"/>
          <table:table-cell table:formula="of:=CONCATENATE([.A17];&quot;&amp;&quot;;[.B17];&quot;&amp;&quot;;IF([.E17]=1;CONCATENATE(&quot;\h{&quot;;[.C17];&quot;}&quot;);[.C17]);&quot;&amp;&quot;;[.H17];&quot;&amp;&quot;;IF([.J17]=0;CONCATENATE(&quot;\uu{&quot;;[.I17];&quot;}&quot;);[.I17]);&quot;&amp;&quot;;IF([.L17]=[.P17];CONCATENATE(&quot;\h{&quot;;[.L17];&quot;}&quot;);[.L17]);&quot;&amp;&quot;;IF([.M17]=[.P17];CONCATENATE(&quot;\h{&quot;;[.M17];&quot;}&quot;);[.M17]);&quot;&amp;&quot;;IF([.N17]=[.P17];CONCATENATE(&quot;\h{&quot;;[.N17];&quot;}&quot;);[.N17]);&quot;&amp;&quot;;IF([.O17]=[.P17];CONCATENATE(&quot;\h{&quot;;[.O17];&quot;}&quot;);[.O17]);&quot;\\\hline&quot;)" office:value-type="string" office:string-value="r20-20-40-5&amp;6,57&amp;-2,6&amp;-2&amp;\uu{-2}&amp;-1&amp;\h{-2}&amp;-1&amp;-1\\\hline" calcext:value-type="string">
            <text:p>r20-20-40-5&amp;6,57&amp;-2,6&amp;-2&amp;\uu{-2}&amp;-1&amp;\h{-2}&amp;-1&amp;-1\\\hline</text:p>
          </table:table-cell>
          <table:table-cell table:number-columns-repeated="8"/>
        </table:table-row>
        <table:table-row table:style-name="ro2">
          <table:table-cell table:formula="of:=[$ra.AA17]" office:value-type="string" office:string-value="r20-25-50-1" calcext:value-type="string">
            <text:p>r20-25-50-1</text:p>
          </table:table-cell>
          <table:table-cell table:formula="of:=ROUND([$ra.AB17];2)" office:value-type="float" office:value="7.79" calcext:value-type="float">
            <text:p>7,79</text:p>
          </table:table-cell>
          <table:table-cell table:style-name="ce12" table:formula="of:=ROUND([$ra.AC17];1)" office:value-type="float" office:value="-4.4" calcext:value-type="float">
            <text:p>-4,4</text:p>
          </table:table-cell>
          <table:table-cell table:style-name="ce12" table:formula="of:=IF([ra.S17]=5;&quot;*&quot;;[ra.I17])" office:value-type="float" office:value="0.039319" calcext:value-type="float">
            <text:p>0,0</text:p>
          </table:table-cell>
          <table:table-cell table:style-name="ce12" table:formula="of:=IF([ra.S17]=11;1;&quot;&quot;)">
            <text:p/>
          </table:table-cell>
          <table:table-cell table:style-name="ce34" table:formula="of:=IFERROR(IF([.I18]=0;ABS(CEILING([.C18]));ABS(([.I18]-CEILING([.C18]))/[.I18]));&quot;*&quot;)" office:value-type="float" office:value="0" calcext:value-type="float">
            <text:p>0,00</text:p>
          </table:table-cell>
          <table:table-cell table:style-name="ce34" table:formula="of:=IFERROR([.I18]-CEILING([.C18]);&quot;*&quot;)" office:value-type="float" office:value="0" calcext:value-type="float">
            <text:p>0,00</text:p>
          </table:table-cell>
          <table:table-cell table:style-name="ce14" table:formula="of:=ROUND([exact.J17];1)" office:value-type="float" office:value="-4" calcext:value-type="float">
            <text:p>-4,0</text:p>
          </table:table-cell>
          <table:table-cell table:style-name="ce16" table:formula="of:=[exact.K17]" office:value-type="float" office:value="-4" calcext:value-type="float">
            <text:p>-4</text:p>
          </table:table-cell>
          <table:table-cell table:style-name="ce14" table:formula="of:=IF([exact.L17]&lt;1000000;100*[exact.L17];&quot;*&quot;)" office:value-type="float" office:value="0" calcext:value-type="float">
            <text:p>0,0</text:p>
          </table:table-cell>
          <table:table-cell table:style-name="ce14" table:formula="of:=IF([exact.S17]=5;&quot;*&quot;;[exact.I17])" office:value-type="float" office:value="1.588764" calcext:value-type="float">
            <text:p>1,6</text:p>
          </table:table-cell>
          <table:table-cell table:style-name="ce18" table:formula="of:=[$ra.AE17]" office:value-type="float" office:value="-2" calcext:value-type="float">
            <text:p>-2</text:p>
          </table:table-cell>
          <table:table-cell table:style-name="ce18" table:formula="of:=[$'bcpa-t600'.AE17]" office:value-type="float" office:value="-4" calcext:value-type="float">
            <text:p>-4</text:p>
          </table:table-cell>
          <table:table-cell table:style-name="ce18" table:formula="of:=[$'blpl-t300'.AE17]" office:value-type="float" office:value="-3" calcext:value-type="float">
            <text:p>-3</text:p>
          </table:table-cell>
          <table:table-cell table:style-name="ce18" table:formula="of:=[$'sbpl-t300'.AE17]" office:value-type="float" office:value="-3" calcext:value-type="float">
            <text:p>-3</text:p>
          </table:table-cell>
          <table:table-cell table:formula="of:=MIN([.L18:.O18])" office:value-type="float" office:value="-4" calcext:value-type="float">
            <text:p>-4</text:p>
          </table:table-cell>
          <table:table-cell table:formula="of:=ABS([.L18]-CEILING([.$C18]))" office:value-type="float" office:value="2" calcext:value-type="float">
            <text:p>2</text:p>
          </table:table-cell>
          <table:table-cell table:formula="of:=IFERROR(ABS([.M18]-CEILING([.$C18]));&quot;-&quot;)" office:value-type="float" office:value="0" calcext:value-type="float">
            <text:p>0</text:p>
          </table:table-cell>
          <table:table-cell table:formula="of:=ABS([.N18]-CEILING([.$C18]))" office:value-type="float" office:value="1" calcext:value-type="float">
            <text:p>1</text:p>
          </table:table-cell>
          <table:table-cell table:formula="of:=ABS([.O18]-CEILING([.$C18]))" office:value-type="float" office:value="1" calcext:value-type="float">
            <text:p>1</text:p>
          </table:table-cell>
          <table:table-cell table:style-name="ce14" table:formula="of:=IFERROR(ABS(([.L18]-CEILING([.$C18]))/CEILING([.$C18]));IF([.Q18]&lt;&gt;&quot;*&quot;;[.Q18];&quot;*&quot;))" office:value-type="float" office:value="0.5" calcext:value-type="float">
            <text:p>0,5</text:p>
          </table:table-cell>
          <table:table-cell table:style-name="ce14" table:formula="of:=IFERROR(ABS(([.M18]-CEILING([.$C18]))/CEILING([.$C18]));IF([.R18]&lt;&gt;&quot;*&quot;;[.R18];&quot;*&quot;))" office:value-type="float" office:value="0" calcext:value-type="float">
            <text:p>0,0</text:p>
          </table:table-cell>
          <table:table-cell table:style-name="ce14" table:formula="of:=IFERROR(ABS(([.N18]-CEILING([.$C18]))/CEILING([.$C18]));IF([.S18]&lt;&gt;&quot;*&quot;;[.S18];&quot;*&quot;))" office:value-type="float" office:value="0.25" calcext:value-type="float">
            <text:p>0,3</text:p>
          </table:table-cell>
          <table:table-cell table:style-name="ce14" table:formula="of:=IFERROR(ABS(([.O18]-CEILING([.$C18]))/CEILING([.$C18]));IF([.T18]&lt;&gt;&quot;*&quot;;[.T18];&quot;*&quot;))" office:value-type="float" office:value="0.25" calcext:value-type="float">
            <text:p>0,3</text:p>
          </table:table-cell>
          <table:table-cell table:formula="of:=IF([.L18]=[.$P18];1;&quot;&quot;)">
            <text:p/>
          </table:table-cell>
          <table:table-cell table:formula="of:=IF([.M18]=[.$P18];1;&quot;&quot;)" office:value-type="float" office:value="1" calcext:value-type="float">
            <text:p>1</text:p>
          </table:table-cell>
          <table:table-cell table:formula="of:=IF([.N18]=[.$P18];1;&quot;&quot;)">
            <text:p/>
          </table:table-cell>
          <table:table-cell table:formula="of:=IF([.O18]=[.$P18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style-name="ce25" table:formula="of:=IFERROR(ROUND(STDEV([.K3:.K300]);1);&quot;*&quot;)" office:value-type="float" office:value="1.8" calcext:value-type="float">
            <text:p>1,8</text:p>
          </table:table-cell>
          <table:table-cell table:number-columns-repeated="4"/>
          <table:table-cell table:formula="of:=CONCATENATE([.A18];&quot;&amp;&quot;;[.B18];&quot;&amp;&quot;;IF([.E18]=1;CONCATENATE(&quot;\h{&quot;;[.C18];&quot;}&quot;);[.C18]);&quot;&amp;&quot;;[.H18];&quot;&amp;&quot;;IF([.J18]=0;CONCATENATE(&quot;\uu{&quot;;[.I18];&quot;}&quot;);[.I18]);&quot;&amp;&quot;;IF([.L18]=[.P18];CONCATENATE(&quot;\h{&quot;;[.L18];&quot;}&quot;);[.L18]);&quot;&amp;&quot;;IF([.M18]=[.P18];CONCATENATE(&quot;\h{&quot;;[.M18];&quot;}&quot;);[.M18]);&quot;&amp;&quot;;IF([.N18]=[.P18];CONCATENATE(&quot;\h{&quot;;[.N18];&quot;}&quot;);[.N18]);&quot;&amp;&quot;;IF([.O18]=[.P18];CONCATENATE(&quot;\h{&quot;;[.O18];&quot;}&quot;);[.O18]);&quot;\\\hline&quot;)" office:value-type="string" office:string-value="r20-25-50-1&amp;7,79&amp;-4,4&amp;-4&amp;\uu{-4}&amp;-2&amp;\h{-4}&amp;-3&amp;-3\\\hline" calcext:value-type="string">
            <text:p>r20-25-50-1&amp;7,79&amp;-4,4&amp;-4&amp;\uu{-4}&amp;-2&amp;\h{-4}&amp;-3&amp;-3\\\hline</text:p>
          </table:table-cell>
          <table:table-cell table:number-columns-repeated="8"/>
        </table:table-row>
        <table:table-row table:style-name="ro2">
          <table:table-cell table:formula="of:=[$ra.AA18]" office:value-type="string" office:string-value="r20-25-50-2" calcext:value-type="string">
            <text:p>r20-25-50-2</text:p>
          </table:table-cell>
          <table:table-cell table:formula="of:=ROUND([$ra.AB18];2)" office:value-type="float" office:value="7.21" calcext:value-type="float">
            <text:p>7,21</text:p>
          </table:table-cell>
          <table:table-cell table:style-name="ce12" table:formula="of:=ROUND([$ra.AC18];1)" office:value-type="float" office:value="-4.4" calcext:value-type="float">
            <text:p>-4,4</text:p>
          </table:table-cell>
          <table:table-cell table:style-name="ce12" table:formula="of:=IF([ra.S18]=5;&quot;*&quot;;[ra.I18])" office:value-type="float" office:value="0.0648" calcext:value-type="float">
            <text:p>0,1</text:p>
          </table:table-cell>
          <table:table-cell table:style-name="ce12" table:formula="of:=IF([ra.S18]=11;1;&quot;&quot;)">
            <text:p/>
          </table:table-cell>
          <table:table-cell table:style-name="ce34" table:formula="of:=IFERROR(IF([.I19]=0;ABS(CEILING([.C19]));ABS(([.I19]-CEILING([.C19]))/[.I19]));&quot;*&quot;)" office:value-type="float" office:value="0" calcext:value-type="float">
            <text:p>0,00</text:p>
          </table:table-cell>
          <table:table-cell table:style-name="ce34" table:formula="of:=IFERROR([.I19]-CEILING([.C19]);&quot;*&quot;)" office:value-type="float" office:value="0" calcext:value-type="float">
            <text:p>0,00</text:p>
          </table:table-cell>
          <table:table-cell table:style-name="ce14" table:formula="of:=ROUND([exact.J18];1)" office:value-type="float" office:value="-4" calcext:value-type="float">
            <text:p>-4,0</text:p>
          </table:table-cell>
          <table:table-cell table:style-name="ce16" table:formula="of:=[exact.K18]" office:value-type="float" office:value="-4" calcext:value-type="float">
            <text:p>-4</text:p>
          </table:table-cell>
          <table:table-cell table:style-name="ce14" table:formula="of:=IF([exact.L18]&lt;1000000;100*[exact.L18];&quot;*&quot;)" office:value-type="float" office:value="0" calcext:value-type="float">
            <text:p>0,0</text:p>
          </table:table-cell>
          <table:table-cell table:style-name="ce14" table:formula="of:=IF([exact.S18]=5;&quot;*&quot;;[exact.I18])" office:value-type="float" office:value="0.880859" calcext:value-type="float">
            <text:p>0,9</text:p>
          </table:table-cell>
          <table:table-cell table:style-name="ce18" table:formula="of:=[$ra.AE18]" office:value-type="float" office:value="-1" calcext:value-type="float">
            <text:p>-1</text:p>
          </table:table-cell>
          <table:table-cell table:style-name="ce18" table:formula="of:=[$'bcpa-t600'.AE18]" office:value-type="float" office:value="-3" calcext:value-type="float">
            <text:p>-3</text:p>
          </table:table-cell>
          <table:table-cell table:style-name="ce18" table:formula="of:=[$'blpl-t300'.AE18]" office:value-type="float" office:value="-2" calcext:value-type="float">
            <text:p>-2</text:p>
          </table:table-cell>
          <table:table-cell table:style-name="ce18" table:formula="of:=[$'sbpl-t300'.AE18]" office:value-type="float" office:value="-1" calcext:value-type="float">
            <text:p>-1</text:p>
          </table:table-cell>
          <table:table-cell table:formula="of:=MIN([.L19:.O19])" office:value-type="float" office:value="-3" calcext:value-type="float">
            <text:p>-3</text:p>
          </table:table-cell>
          <table:table-cell table:formula="of:=ABS([.L19]-CEILING([.$C19]))" office:value-type="float" office:value="3" calcext:value-type="float">
            <text:p>3</text:p>
          </table:table-cell>
          <table:table-cell table:formula="of:=IFERROR(ABS([.M19]-CEILING([.$C19]));&quot;-&quot;)" office:value-type="float" office:value="1" calcext:value-type="float">
            <text:p>1</text:p>
          </table:table-cell>
          <table:table-cell table:formula="of:=ABS([.N19]-CEILING([.$C19]))" office:value-type="float" office:value="2" calcext:value-type="float">
            <text:p>2</text:p>
          </table:table-cell>
          <table:table-cell table:formula="of:=ABS([.O19]-CEILING([.$C19]))" office:value-type="float" office:value="3" calcext:value-type="float">
            <text:p>3</text:p>
          </table:table-cell>
          <table:table-cell table:style-name="ce14" table:formula="of:=IFERROR(ABS(([.L19]-CEILING([.$C19]))/CEILING([.$C19]));IF([.Q19]&lt;&gt;&quot;*&quot;;[.Q19];&quot;*&quot;))" office:value-type="float" office:value="0.75" calcext:value-type="float">
            <text:p>0,8</text:p>
          </table:table-cell>
          <table:table-cell table:style-name="ce14" table:formula="of:=IFERROR(ABS(([.M19]-CEILING([.$C19]))/CEILING([.$C19]));IF([.R19]&lt;&gt;&quot;*&quot;;[.R19];&quot;*&quot;))" office:value-type="float" office:value="0.25" calcext:value-type="float">
            <text:p>0,3</text:p>
          </table:table-cell>
          <table:table-cell table:style-name="ce14" table:formula="of:=IFERROR(ABS(([.N19]-CEILING([.$C19]))/CEILING([.$C19]));IF([.S19]&lt;&gt;&quot;*&quot;;[.S19];&quot;*&quot;))" office:value-type="float" office:value="0.5" calcext:value-type="float">
            <text:p>0,5</text:p>
          </table:table-cell>
          <table:table-cell table:style-name="ce14" table:formula="of:=IFERROR(ABS(([.O19]-CEILING([.$C19]))/CEILING([.$C19]));IF([.T19]&lt;&gt;&quot;*&quot;;[.T19];&quot;*&quot;))" office:value-type="float" office:value="0.75" calcext:value-type="float">
            <text:p>0,8</text:p>
          </table:table-cell>
          <table:table-cell table:formula="of:=IF([.L19]=[.$P19];1;&quot;&quot;)">
            <text:p/>
          </table:table-cell>
          <table:table-cell table:formula="of:=IF([.M19]=[.$P19];1;&quot;&quot;)" office:value-type="float" office:value="1" calcext:value-type="float">
            <text:p>1</text:p>
          </table:table-cell>
          <table:table-cell table:formula="of:=IF([.N19]=[.$P19];1;&quot;&quot;)">
            <text:p/>
          </table:table-cell>
          <table:table-cell table:formula="of:=IF([.O19]=[.$P19];1;&quot;&quot;)">
            <text:p/>
          </table:table-cell>
          <table:table-cell/>
          <table:table-cell office:value-type="string" calcext:value-type="string">
            <text:p>gap</text:p>
          </table:table-cell>
          <table:table-cell office:value-type="string" calcext:value-type="string">
            <text:p>avg</text:p>
          </table:table-cell>
          <table:table-cell table:formula="of:=ROUND(AVERAGE([.J3:.J300]);1)" office:value-type="float" office:value="0" calcext:value-type="float">
            <text:p>0</text:p>
          </table:table-cell>
          <table:table-cell table:number-columns-repeated="4"/>
          <table:table-cell table:formula="of:=CONCATENATE([.A19];&quot;&amp;&quot;;[.B19];&quot;&amp;&quot;;IF([.E19]=1;CONCATENATE(&quot;\h{&quot;;[.C19];&quot;}&quot;);[.C19]);&quot;&amp;&quot;;[.H19];&quot;&amp;&quot;;IF([.J19]=0;CONCATENATE(&quot;\uu{&quot;;[.I19];&quot;}&quot;);[.I19]);&quot;&amp;&quot;;IF([.L19]=[.P19];CONCATENATE(&quot;\h{&quot;;[.L19];&quot;}&quot;);[.L19]);&quot;&amp;&quot;;IF([.M19]=[.P19];CONCATENATE(&quot;\h{&quot;;[.M19];&quot;}&quot;);[.M19]);&quot;&amp;&quot;;IF([.N19]=[.P19];CONCATENATE(&quot;\h{&quot;;[.N19];&quot;}&quot;);[.N19]);&quot;&amp;&quot;;IF([.O19]=[.P19];CONCATENATE(&quot;\h{&quot;;[.O19];&quot;}&quot;);[.O19]);&quot;\\\hline&quot;)" office:value-type="string" office:string-value="r20-25-50-2&amp;7,21&amp;-4,4&amp;-4&amp;\uu{-4}&amp;-1&amp;\h{-3}&amp;-2&amp;-1\\\hline" calcext:value-type="string">
            <text:p>r20-25-50-2&amp;7,21&amp;-4,4&amp;-4&amp;\uu{-4}&amp;-1&amp;\h{-3}&amp;-2&amp;-1\\\hline</text:p>
          </table:table-cell>
          <table:table-cell table:number-columns-repeated="8"/>
        </table:table-row>
        <table:table-row table:style-name="ro2">
          <table:table-cell table:formula="of:=[$ra.AA19]" office:value-type="string" office:string-value="r20-25-50-3" calcext:value-type="string">
            <text:p>r20-25-50-3</text:p>
          </table:table-cell>
          <table:table-cell table:formula="of:=ROUND([$ra.AB19];2)" office:value-type="float" office:value="7.11" calcext:value-type="float">
            <text:p>7,11</text:p>
          </table:table-cell>
          <table:table-cell table:style-name="ce12" table:formula="of:=ROUND([$ra.AC19];1)" office:value-type="float" office:value="-3.6" calcext:value-type="float">
            <text:p>-3,6</text:p>
          </table:table-cell>
          <table:table-cell table:style-name="ce12" table:formula="of:=IF([ra.S19]=5;&quot;*&quot;;[ra.I19])" office:value-type="float" office:value="0.033456" calcext:value-type="float">
            <text:p>0,0</text:p>
          </table:table-cell>
          <table:table-cell table:style-name="ce12" table:formula="of:=IF([ra.S19]=11;1;&quot;&quot;)">
            <text:p/>
          </table:table-cell>
          <table:table-cell table:style-name="ce34" table:formula="of:=IFERROR(IF([.I20]=0;ABS(CEILING([.C20]));ABS(([.I20]-CEILING([.C20]))/[.I20]));&quot;*&quot;)" office:value-type="float" office:value="0" calcext:value-type="float">
            <text:p>0,00</text:p>
          </table:table-cell>
          <table:table-cell table:style-name="ce34" table:formula="of:=IFERROR([.I20]-CEILING([.C20]);&quot;*&quot;)" office:value-type="float" office:value="0" calcext:value-type="float">
            <text:p>0,00</text:p>
          </table:table-cell>
          <table:table-cell table:style-name="ce14" table:formula="of:=ROUND([exact.J19];1)" office:value-type="float" office:value="-3" calcext:value-type="float">
            <text:p>-3,0</text:p>
          </table:table-cell>
          <table:table-cell table:style-name="ce16" table:formula="of:=[exact.K19]" office:value-type="float" office:value="-3" calcext:value-type="float">
            <text:p>-3</text:p>
          </table:table-cell>
          <table:table-cell table:style-name="ce14" table:formula="of:=IF([exact.L19]&lt;1000000;100*[exact.L19];&quot;*&quot;)" office:value-type="float" office:value="0" calcext:value-type="float">
            <text:p>0,0</text:p>
          </table:table-cell>
          <table:table-cell table:style-name="ce14" table:formula="of:=IF([exact.S19]=5;&quot;*&quot;;[exact.I19])" office:value-type="float" office:value="0.336796" calcext:value-type="float">
            <text:p>0,3</text:p>
          </table:table-cell>
          <table:table-cell table:style-name="ce18" table:formula="of:=[$ra.AE19]" office:value-type="float" office:value="0" calcext:value-type="float">
            <text:p>0</text:p>
          </table:table-cell>
          <table:table-cell table:style-name="ce18" table:formula="of:=[$'bcpa-t600'.AE19]" office:value-type="float" office:value="-3" calcext:value-type="float">
            <text:p>-3</text:p>
          </table:table-cell>
          <table:table-cell table:style-name="ce18" table:formula="of:=[$'blpl-t300'.AE19]" office:value-type="float" office:value="-2" calcext:value-type="float">
            <text:p>-2</text:p>
          </table:table-cell>
          <table:table-cell table:style-name="ce18" table:formula="of:=[$'sbpl-t300'.AE19]" office:value-type="float" office:value="-1" calcext:value-type="float">
            <text:p>-1</text:p>
          </table:table-cell>
          <table:table-cell table:formula="of:=MIN([.L20:.O20])" office:value-type="float" office:value="-3" calcext:value-type="float">
            <text:p>-3</text:p>
          </table:table-cell>
          <table:table-cell table:formula="of:=ABS([.L20]-CEILING([.$C20]))" office:value-type="float" office:value="3" calcext:value-type="float">
            <text:p>3</text:p>
          </table:table-cell>
          <table:table-cell table:formula="of:=IFERROR(ABS([.M20]-CEILING([.$C20]));&quot;-&quot;)" office:value-type="float" office:value="0" calcext:value-type="float">
            <text:p>0</text:p>
          </table:table-cell>
          <table:table-cell table:formula="of:=ABS([.N20]-CEILING([.$C20]))" office:value-type="float" office:value="1" calcext:value-type="float">
            <text:p>1</text:p>
          </table:table-cell>
          <table:table-cell table:formula="of:=ABS([.O20]-CEILING([.$C20]))" office:value-type="float" office:value="2" calcext:value-type="float">
            <text:p>2</text:p>
          </table:table-cell>
          <table:table-cell table:style-name="ce14" table:formula="of:=IFERROR(ABS(([.L20]-CEILING([.$C20]))/CEILING([.$C20]));IF([.Q20]&lt;&gt;&quot;*&quot;;[.Q20];&quot;*&quot;))" office:value-type="float" office:value="1" calcext:value-type="float">
            <text:p>1,0</text:p>
          </table:table-cell>
          <table:table-cell table:style-name="ce14" table:formula="of:=IFERROR(ABS(([.M20]-CEILING([.$C20]))/CEILING([.$C20]));IF([.R20]&lt;&gt;&quot;*&quot;;[.R20];&quot;*&quot;))" office:value-type="float" office:value="0" calcext:value-type="float">
            <text:p>0,0</text:p>
          </table:table-cell>
          <table:table-cell table:style-name="ce14" table:formula="of:=IFERROR(ABS(([.N20]-CEILING([.$C20]))/CEILING([.$C20]));IF([.S20]&lt;&gt;&quot;*&quot;;[.S20];&quot;*&quot;))" office:value-type="float" office:value="0.333333333333333" calcext:value-type="float">
            <text:p>0,3</text:p>
          </table:table-cell>
          <table:table-cell table:style-name="ce14" table:formula="of:=IFERROR(ABS(([.O20]-CEILING([.$C20]))/CEILING([.$C20]));IF([.T20]&lt;&gt;&quot;*&quot;;[.T20];&quot;*&quot;))" office:value-type="float" office:value="0.666666666666667" calcext:value-type="float">
            <text:p>0,7</text:p>
          </table:table-cell>
          <table:table-cell table:formula="of:=IF([.L20]=[.$P20];1;&quot;&quot;)">
            <text:p/>
          </table:table-cell>
          <table:table-cell table:formula="of:=IF([.M20]=[.$P20];1;&quot;&quot;)" office:value-type="float" office:value="1" calcext:value-type="float">
            <text:p>1</text:p>
          </table:table-cell>
          <table:table-cell table:formula="of:=IF([.N20]=[.$P20];1;&quot;&quot;)">
            <text:p/>
          </table:table-cell>
          <table:table-cell table:formula="of:=IF([.O20]=[.$P20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J3:.J300]);1)" office:value-type="float" office:value="0" calcext:value-type="float">
            <text:p>0</text:p>
          </table:table-cell>
          <table:table-cell table:number-columns-repeated="4"/>
          <table:table-cell table:formula="of:=CONCATENATE([.A20];&quot;&amp;&quot;;[.B20];&quot;&amp;&quot;;IF([.E20]=1;CONCATENATE(&quot;\h{&quot;;[.C20];&quot;}&quot;);[.C20]);&quot;&amp;&quot;;[.H20];&quot;&amp;&quot;;IF([.J20]=0;CONCATENATE(&quot;\uu{&quot;;[.I20];&quot;}&quot;);[.I20]);&quot;&amp;&quot;;IF([.L20]=[.P20];CONCATENATE(&quot;\h{&quot;;[.L20];&quot;}&quot;);[.L20]);&quot;&amp;&quot;;IF([.M20]=[.P20];CONCATENATE(&quot;\h{&quot;;[.M20];&quot;}&quot;);[.M20]);&quot;&amp;&quot;;IF([.N20]=[.P20];CONCATENATE(&quot;\h{&quot;;[.N20];&quot;}&quot;);[.N20]);&quot;&amp;&quot;;IF([.O20]=[.P20];CONCATENATE(&quot;\h{&quot;;[.O20];&quot;}&quot;);[.O20]);&quot;\\\hline&quot;)" office:value-type="string" office:string-value="r20-25-50-3&amp;7,11&amp;-3,6&amp;-3&amp;\uu{-3}&amp;0&amp;\h{-3}&amp;-2&amp;-1\\\hline" calcext:value-type="string">
            <text:p>r20-25-50-3&amp;7,11&amp;-3,6&amp;-3&amp;\uu{-3}&amp;0&amp;\h{-3}&amp;-2&amp;-1\\\hline</text:p>
          </table:table-cell>
          <table:table-cell table:number-columns-repeated="8"/>
        </table:table-row>
        <table:table-row table:style-name="ro2">
          <table:table-cell table:formula="of:=[$ra.AA20]" office:value-type="string" office:string-value="r20-25-50-4" calcext:value-type="string">
            <text:p>r20-25-50-4</text:p>
          </table:table-cell>
          <table:table-cell table:formula="of:=ROUND([$ra.AB20];2)" office:value-type="float" office:value="7.89" calcext:value-type="float">
            <text:p>7,89</text:p>
          </table:table-cell>
          <table:table-cell table:style-name="ce12" table:formula="of:=ROUND([$ra.AC20];1)" office:value-type="float" office:value="-3" calcext:value-type="float">
            <text:p>-3,0</text:p>
          </table:table-cell>
          <table:table-cell table:style-name="ce12" table:formula="of:=IF([ra.S20]=5;&quot;*&quot;;[ra.I20])" office:value-type="float" office:value="0.059332" calcext:value-type="float">
            <text:p>0,1</text:p>
          </table:table-cell>
          <table:table-cell table:style-name="ce12" table:formula="of:=IF([ra.S20]=11;1;&quot;&quot;)">
            <text:p/>
          </table:table-cell>
          <table:table-cell table:style-name="ce34" table:formula="of:=IFERROR(IF([.I21]=0;ABS(CEILING([.C21]));ABS(([.I21]-CEILING([.C21]))/[.I21]));&quot;*&quot;)" office:value-type="float" office:value="0.5" calcext:value-type="float">
            <text:p>0,50</text:p>
          </table:table-cell>
          <table:table-cell table:style-name="ce34" table:formula="of:=IFERROR([.I21]-CEILING([.C21]);&quot;*&quot;)" office:value-type="float" office:value="1" calcext:value-type="float">
            <text:p>1,00</text:p>
          </table:table-cell>
          <table:table-cell table:style-name="ce14" table:formula="of:=ROUND([exact.J20];1)" office:value-type="float" office:value="-2" calcext:value-type="float">
            <text:p>-2,0</text:p>
          </table:table-cell>
          <table:table-cell table:style-name="ce16" table:formula="of:=[exact.K20]" office:value-type="float" office:value="-2" calcext:value-type="float">
            <text:p>-2</text:p>
          </table:table-cell>
          <table:table-cell table:style-name="ce14" table:formula="of:=IF([exact.L20]&lt;1000000;100*[exact.L20];&quot;*&quot;)" office:value-type="float" office:value="0" calcext:value-type="float">
            <text:p>0,0</text:p>
          </table:table-cell>
          <table:table-cell table:style-name="ce14" table:formula="of:=IF([exact.S20]=5;&quot;*&quot;;[exact.I20])" office:value-type="float" office:value="0.337684" calcext:value-type="float">
            <text:p>0,3</text:p>
          </table:table-cell>
          <table:table-cell table:style-name="ce18" table:formula="of:=[$ra.AE20]" office:value-type="float" office:value="0" calcext:value-type="float">
            <text:p>0</text:p>
          </table:table-cell>
          <table:table-cell table:style-name="ce18" table:formula="of:=[$'bcpa-t600'.AE20]" office:value-type="float" office:value="-2" calcext:value-type="float">
            <text:p>-2</text:p>
          </table:table-cell>
          <table:table-cell table:style-name="ce18" table:formula="of:=[$'blpl-t300'.AE20]" office:value-type="float" office:value="-1" calcext:value-type="float">
            <text:p>-1</text:p>
          </table:table-cell>
          <table:table-cell table:style-name="ce18" table:formula="of:=[$'sbpl-t300'.AE20]" office:value-type="float" office:value="-1" calcext:value-type="float">
            <text:p>-1</text:p>
          </table:table-cell>
          <table:table-cell table:formula="of:=MIN([.L21:.O21])" office:value-type="float" office:value="-2" calcext:value-type="float">
            <text:p>-2</text:p>
          </table:table-cell>
          <table:table-cell table:formula="of:=ABS([.L21]-CEILING([.$C21]))" office:value-type="float" office:value="3" calcext:value-type="float">
            <text:p>3</text:p>
          </table:table-cell>
          <table:table-cell table:formula="of:=IFERROR(ABS([.M21]-CEILING([.$C21]));&quot;-&quot;)" office:value-type="float" office:value="1" calcext:value-type="float">
            <text:p>1</text:p>
          </table:table-cell>
          <table:table-cell table:formula="of:=ABS([.N21]-CEILING([.$C21]))" office:value-type="float" office:value="2" calcext:value-type="float">
            <text:p>2</text:p>
          </table:table-cell>
          <table:table-cell table:formula="of:=ABS([.O21]-CEILING([.$C21]))" office:value-type="float" office:value="2" calcext:value-type="float">
            <text:p>2</text:p>
          </table:table-cell>
          <table:table-cell table:style-name="ce14" table:formula="of:=IFERROR(ABS(([.L21]-CEILING([.$C21]))/CEILING([.$C21]));IF([.Q21]&lt;&gt;&quot;*&quot;;[.Q21];&quot;*&quot;))" office:value-type="float" office:value="1" calcext:value-type="float">
            <text:p>1,0</text:p>
          </table:table-cell>
          <table:table-cell table:style-name="ce14" table:formula="of:=IFERROR(ABS(([.M21]-CEILING([.$C21]))/CEILING([.$C21]));IF([.R21]&lt;&gt;&quot;*&quot;;[.R21];&quot;*&quot;))" office:value-type="float" office:value="0.333333333333333" calcext:value-type="float">
            <text:p>0,3</text:p>
          </table:table-cell>
          <table:table-cell table:style-name="ce14" table:formula="of:=IFERROR(ABS(([.N21]-CEILING([.$C21]))/CEILING([.$C21]));IF([.S21]&lt;&gt;&quot;*&quot;;[.S21];&quot;*&quot;))" office:value-type="float" office:value="0.666666666666667" calcext:value-type="float">
            <text:p>0,7</text:p>
          </table:table-cell>
          <table:table-cell table:style-name="ce14" table:formula="of:=IFERROR(ABS(([.O21]-CEILING([.$C21]))/CEILING([.$C21]));IF([.T21]&lt;&gt;&quot;*&quot;;[.T21];&quot;*&quot;))" office:value-type="float" office:value="0.666666666666667" calcext:value-type="float">
            <text:p>0,7</text:p>
          </table:table-cell>
          <table:table-cell table:formula="of:=IF([.L21]=[.$P21];1;&quot;&quot;)">
            <text:p/>
          </table:table-cell>
          <table:table-cell table:formula="of:=IF([.M21]=[.$P21];1;&quot;&quot;)" office:value-type="float" office:value="1" calcext:value-type="float">
            <text:p>1</text:p>
          </table:table-cell>
          <table:table-cell table:formula="of:=IF([.N21]=[.$P21];1;&quot;&quot;)">
            <text:p/>
          </table:table-cell>
          <table:table-cell table:formula="of:=IF([.O21]=[.$P21];1;&quot;&quot;)">
            <text:p/>
          </table:table-cell>
          <table:table-cell/>
          <table:table-cell office:value-type="string" calcext:value-type="string">
            <text:p>%opt</text:p>
          </table:table-cell>
          <table:table-cell office:value-type="string" calcext:value-type="string">
            <text:p>B&amp;B</text:p>
          </table:table-cell>
          <table:table-cell table:formula="of:=ROUND(100*COUNTIF([.J3:.J300];0)/[.AE6];1)" office:value-type="float" office:value="100" calcext:value-type="float">
            <text:p>100</text:p>
          </table:table-cell>
          <table:table-cell table:number-columns-repeated="4"/>
          <table:table-cell table:formula="of:=CONCATENATE([.A21];&quot;&amp;&quot;;[.B21];&quot;&amp;&quot;;IF([.E21]=1;CONCATENATE(&quot;\h{&quot;;[.C21];&quot;}&quot;);[.C21]);&quot;&amp;&quot;;[.H21];&quot;&amp;&quot;;IF([.J21]=0;CONCATENATE(&quot;\uu{&quot;;[.I21];&quot;}&quot;);[.I21]);&quot;&amp;&quot;;IF([.L21]=[.P21];CONCATENATE(&quot;\h{&quot;;[.L21];&quot;}&quot;);[.L21]);&quot;&amp;&quot;;IF([.M21]=[.P21];CONCATENATE(&quot;\h{&quot;;[.M21];&quot;}&quot;);[.M21]);&quot;&amp;&quot;;IF([.N21]=[.P21];CONCATENATE(&quot;\h{&quot;;[.N21];&quot;}&quot;);[.N21]);&quot;&amp;&quot;;IF([.O21]=[.P21];CONCATENATE(&quot;\h{&quot;;[.O21];&quot;}&quot;);[.O21]);&quot;\\\hline&quot;)" office:value-type="string" office:string-value="r20-25-50-4&amp;7,89&amp;-3&amp;-2&amp;\uu{-2}&amp;0&amp;\h{-2}&amp;-1&amp;-1\\\hline" calcext:value-type="string">
            <text:p>r20-25-50-4&amp;7,89&amp;-3&amp;-2&amp;\uu{-2}&amp;0&amp;\h{-2}&amp;-1&amp;-1\\\hline</text:p>
          </table:table-cell>
          <table:table-cell table:number-columns-repeated="8"/>
        </table:table-row>
        <table:table-row table:style-name="ro2">
          <table:table-cell table:formula="of:=[$ra.AA21]" office:value-type="string" office:string-value="r20-25-50-5" calcext:value-type="string">
            <text:p>r20-25-50-5</text:p>
          </table:table-cell>
          <table:table-cell table:formula="of:=ROUND([$ra.AB21];2)" office:value-type="float" office:value="7.01" calcext:value-type="float">
            <text:p>7,01</text:p>
          </table:table-cell>
          <table:table-cell table:style-name="ce12" table:formula="of:=ROUND([$ra.AC21];1)" office:value-type="float" office:value="-3.2" calcext:value-type="float">
            <text:p>-3,2</text:p>
          </table:table-cell>
          <table:table-cell table:style-name="ce12" table:formula="of:=IF([ra.S21]=5;&quot;*&quot;;[ra.I21])" office:value-type="float" office:value="0.033598" calcext:value-type="float">
            <text:p>0,0</text:p>
          </table:table-cell>
          <table:table-cell table:style-name="ce12" table:formula="of:=IF([ra.S21]=11;1;&quot;&quot;)">
            <text:p/>
          </table:table-cell>
          <table:table-cell table:style-name="ce34" table:formula="of:=IFERROR(IF([.I22]=0;ABS(CEILING([.C22]));ABS(([.I22]-CEILING([.C22]))/[.I22]));&quot;*&quot;)" office:value-type="float" office:value="0" calcext:value-type="float">
            <text:p>0,00</text:p>
          </table:table-cell>
          <table:table-cell table:style-name="ce34" table:formula="of:=IFERROR([.I22]-CEILING([.C22]);&quot;*&quot;)" office:value-type="float" office:value="0" calcext:value-type="float">
            <text:p>0,00</text:p>
          </table:table-cell>
          <table:table-cell table:style-name="ce14" table:formula="of:=ROUND([exact.J21];1)" office:value-type="float" office:value="-3" calcext:value-type="float">
            <text:p>-3,0</text:p>
          </table:table-cell>
          <table:table-cell table:style-name="ce16" table:formula="of:=[exact.K21]" office:value-type="float" office:value="-3" calcext:value-type="float">
            <text:p>-3</text:p>
          </table:table-cell>
          <table:table-cell table:style-name="ce14" table:formula="of:=IF([exact.L21]&lt;1000000;100*[exact.L21];&quot;*&quot;)" office:value-type="float" office:value="0" calcext:value-type="float">
            <text:p>0,0</text:p>
          </table:table-cell>
          <table:table-cell table:style-name="ce14" table:formula="of:=IF([exact.S21]=5;&quot;*&quot;;[exact.I21])" office:value-type="float" office:value="0.24257" calcext:value-type="float">
            <text:p>0,2</text:p>
          </table:table-cell>
          <table:table-cell table:style-name="ce18" table:formula="of:=[$ra.AE21]" office:value-type="float" office:value="-1" calcext:value-type="float">
            <text:p>-1</text:p>
          </table:table-cell>
          <table:table-cell table:style-name="ce18" table:formula="of:=[$'bcpa-t600'.AE21]" office:value-type="float" office:value="-2" calcext:value-type="float">
            <text:p>-2</text:p>
          </table:table-cell>
          <table:table-cell table:style-name="ce18" table:formula="of:=[$'blpl-t300'.AE21]" office:value-type="float" office:value="-2" calcext:value-type="float">
            <text:p>-2</text:p>
          </table:table-cell>
          <table:table-cell table:style-name="ce18" table:formula="of:=[$'sbpl-t300'.AE21]" office:value-type="float" office:value="-2" calcext:value-type="float">
            <text:p>-2</text:p>
          </table:table-cell>
          <table:table-cell table:formula="of:=MIN([.L22:.O22])" office:value-type="float" office:value="-2" calcext:value-type="float">
            <text:p>-2</text:p>
          </table:table-cell>
          <table:table-cell table:formula="of:=ABS([.L22]-CEILING([.$C22]))" office:value-type="float" office:value="2" calcext:value-type="float">
            <text:p>2</text:p>
          </table:table-cell>
          <table:table-cell table:formula="of:=IFERROR(ABS([.M22]-CEILING([.$C22]));&quot;-&quot;)" office:value-type="float" office:value="1" calcext:value-type="float">
            <text:p>1</text:p>
          </table:table-cell>
          <table:table-cell table:formula="of:=ABS([.N22]-CEILING([.$C22]))" office:value-type="float" office:value="1" calcext:value-type="float">
            <text:p>1</text:p>
          </table:table-cell>
          <table:table-cell table:formula="of:=ABS([.O22]-CEILING([.$C22]))" office:value-type="float" office:value="1" calcext:value-type="float">
            <text:p>1</text:p>
          </table:table-cell>
          <table:table-cell table:style-name="ce14" table:formula="of:=IFERROR(ABS(([.L22]-CEILING([.$C22]))/CEILING([.$C22]));IF([.Q22]&lt;&gt;&quot;*&quot;;[.Q22];&quot;*&quot;))" office:value-type="float" office:value="0.666666666666667" calcext:value-type="float">
            <text:p>0,7</text:p>
          </table:table-cell>
          <table:table-cell table:style-name="ce14" table:formula="of:=IFERROR(ABS(([.M22]-CEILING([.$C22]))/CEILING([.$C22]));IF([.R22]&lt;&gt;&quot;*&quot;;[.R22];&quot;*&quot;))" office:value-type="float" office:value="0.333333333333333" calcext:value-type="float">
            <text:p>0,3</text:p>
          </table:table-cell>
          <table:table-cell table:style-name="ce14" table:formula="of:=IFERROR(ABS(([.N22]-CEILING([.$C22]))/CEILING([.$C22]));IF([.S22]&lt;&gt;&quot;*&quot;;[.S22];&quot;*&quot;))" office:value-type="float" office:value="0.333333333333333" calcext:value-type="float">
            <text:p>0,3</text:p>
          </table:table-cell>
          <table:table-cell table:style-name="ce14" table:formula="of:=IFERROR(ABS(([.O22]-CEILING([.$C22]))/CEILING([.$C22]));IF([.T22]&lt;&gt;&quot;*&quot;;[.T22];&quot;*&quot;))" office:value-type="float" office:value="0.333333333333333" calcext:value-type="float">
            <text:p>0,3</text:p>
          </table:table-cell>
          <table:table-cell table:formula="of:=IF([.L22]=[.$P22];1;&quot;&quot;)">
            <text:p/>
          </table:table-cell>
          <table:table-cell table:formula="of:=IF([.M22]=[.$P22];1;&quot;&quot;)" office:value-type="float" office:value="1" calcext:value-type="float">
            <text:p>1</text:p>
          </table:table-cell>
          <table:table-cell table:formula="of:=IF([.N22]=[.$P22];1;&quot;&quot;)" office:value-type="float" office:value="1" calcext:value-type="float">
            <text:p>1</text:p>
          </table:table-cell>
          <table:table-cell table:style-name="ce25" table:formula="of:=IF([.O22]=[.$P22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table:formula="of:=ROUND(100*COUNT([.E3:.E300])/[.AE6];1)" office:value-type="float" office:value="18.7" calcext:value-type="float">
            <text:p>18,7</text:p>
          </table:table-cell>
          <table:table-cell table:number-columns-repeated="4"/>
          <table:table-cell table:formula="of:=CONCATENATE([.A22];&quot;&amp;&quot;;[.B22];&quot;&amp;&quot;;IF([.E22]=1;CONCATENATE(&quot;\h{&quot;;[.C22];&quot;}&quot;);[.C22]);&quot;&amp;&quot;;[.H22];&quot;&amp;&quot;;IF([.J22]=0;CONCATENATE(&quot;\uu{&quot;;[.I22];&quot;}&quot;);[.I22]);&quot;&amp;&quot;;IF([.L22]=[.P22];CONCATENATE(&quot;\h{&quot;;[.L22];&quot;}&quot;);[.L22]);&quot;&amp;&quot;;IF([.M22]=[.P22];CONCATENATE(&quot;\h{&quot;;[.M22];&quot;}&quot;);[.M22]);&quot;&amp;&quot;;IF([.N22]=[.P22];CONCATENATE(&quot;\h{&quot;;[.N22];&quot;}&quot;);[.N22]);&quot;&amp;&quot;;IF([.O22]=[.P22];CONCATENATE(&quot;\h{&quot;;[.O22];&quot;}&quot;);[.O22]);&quot;\\\hline&quot;)" office:value-type="string" office:string-value="r20-25-50-5&amp;7,01&amp;-3,2&amp;-3&amp;\uu{-3}&amp;-1&amp;\h{-2}&amp;\h{-2}&amp;\h{-2}\\\hline" calcext:value-type="string">
            <text:p>r20-25-50-5&amp;7,01&amp;-3,2&amp;-3&amp;\uu{-3}&amp;-1&amp;\h{-2}&amp;\h{-2}&amp;\h{-2}\\\hline</text:p>
          </table:table-cell>
          <table:table-cell table:number-columns-repeated="8"/>
        </table:table-row>
        <table:table-row table:style-name="ro2">
          <table:table-cell table:formula="of:=[$ra.AA22]" office:value-type="string" office:string-value="r20-5-10-1" calcext:value-type="string">
            <text:p>r20-5-10-1</text:p>
          </table:table-cell>
          <table:table-cell table:formula="of:=ROUND([$ra.AB22];2)" office:value-type="float" office:value="0" calcext:value-type="float">
            <text:p>0</text:p>
          </table:table-cell>
          <table:table-cell table:style-name="ce12" table:formula="of:=ROUND([$ra.AC22];1)" office:value-type="float" office:value="-2" calcext:value-type="float">
            <text:p>-2,0</text:p>
          </table:table-cell>
          <table:table-cell table:style-name="ce12" table:formula="of:=IF([ra.S22]=5;&quot;*&quot;;[ra.I22])" office:value-type="float" office:value="0.004138" calcext:value-type="float">
            <text:p>0,0</text:p>
          </table:table-cell>
          <table:table-cell table:style-name="ce12" table:formula="of:=IF([ra.S22]=11;1;&quot;&quot;)" office:value-type="float" office:value="1" calcext:value-type="float">
            <text:p>1,0</text:p>
          </table:table-cell>
          <table:table-cell table:style-name="ce34" table:formula="of:=IFERROR(IF([.I23]=0;ABS(CEILING([.C23]));ABS(([.I23]-CEILING([.C23]))/[.I23]));&quot;*&quot;)" office:value-type="float" office:value="0" calcext:value-type="float">
            <text:p>0,00</text:p>
          </table:table-cell>
          <table:table-cell table:style-name="ce34" table:formula="of:=IFERROR([.I23]-CEILING([.C23]);&quot;*&quot;)" office:value-type="float" office:value="0" calcext:value-type="float">
            <text:p>0,00</text:p>
          </table:table-cell>
          <table:table-cell table:style-name="ce14" table:formula="of:=ROUND([exact.J22];1)" office:value-type="float" office:value="-2" calcext:value-type="float">
            <text:p>-2,0</text:p>
          </table:table-cell>
          <table:table-cell table:style-name="ce16" table:formula="of:=[exact.K22]" office:value-type="float" office:value="-2" calcext:value-type="float">
            <text:p>-2</text:p>
          </table:table-cell>
          <table:table-cell table:style-name="ce14" table:formula="of:=IF([exact.L22]&lt;1000000;100*[exact.L22];&quot;*&quot;)" office:value-type="float" office:value="0" calcext:value-type="float">
            <text:p>0,0</text:p>
          </table:table-cell>
          <table:table-cell table:style-name="ce14" table:formula="of:=IF([exact.S22]=5;&quot;*&quot;;[exact.I22])" office:value-type="float" office:value="0.010593" calcext:value-type="float">
            <text:p>0,0</text:p>
          </table:table-cell>
          <table:table-cell table:style-name="ce18" table:formula="of:=[$ra.AE22]" office:value-type="float" office:value="-2" calcext:value-type="float">
            <text:p>-2</text:p>
          </table:table-cell>
          <table:table-cell table:style-name="ce18" table:formula="of:=[$'bcpa-t600'.AE22]" office:value-type="float" office:value="-2" calcext:value-type="float">
            <text:p>-2</text:p>
          </table:table-cell>
          <table:table-cell table:style-name="ce18" table:formula="of:=[$'blpl-t300'.AE22]" office:value-type="float" office:value="-2" calcext:value-type="float">
            <text:p>-2</text:p>
          </table:table-cell>
          <table:table-cell table:style-name="ce18" table:formula="of:=[$'sbpl-t300'.AE22]" office:value-type="float" office:value="-2" calcext:value-type="float">
            <text:p>-2</text:p>
          </table:table-cell>
          <table:table-cell table:formula="of:=MIN([.L23:.O23])" office:value-type="float" office:value="-2" calcext:value-type="float">
            <text:p>-2</text:p>
          </table:table-cell>
          <table:table-cell table:formula="of:=ABS([.L23]-CEILING([.$C23]))" office:value-type="float" office:value="0" calcext:value-type="float">
            <text:p>0</text:p>
          </table:table-cell>
          <table:table-cell table:formula="of:=IFERROR(ABS([.M23]-CEILING([.$C23]));&quot;-&quot;)" office:value-type="float" office:value="0" calcext:value-type="float">
            <text:p>0</text:p>
          </table:table-cell>
          <table:table-cell table:formula="of:=ABS([.N23]-CEILING([.$C23]))" office:value-type="float" office:value="0" calcext:value-type="float">
            <text:p>0</text:p>
          </table:table-cell>
          <table:table-cell table:formula="of:=ABS([.O23]-CEILING([.$C23]))" office:value-type="float" office:value="0" calcext:value-type="float">
            <text:p>0</text:p>
          </table:table-cell>
          <table:table-cell table:style-name="ce14" table:formula="of:=IFERROR(ABS(([.L23]-CEILING([.$C23]))/CEILING([.$C23]));IF([.Q23]&lt;&gt;&quot;*&quot;;[.Q23];&quot;*&quot;))" office:value-type="float" office:value="0" calcext:value-type="float">
            <text:p>0,0</text:p>
          </table:table-cell>
          <table:table-cell table:style-name="ce14" table:formula="of:=IFERROR(ABS(([.M23]-CEILING([.$C23]))/CEILING([.$C23]));IF([.R23]&lt;&gt;&quot;*&quot;;[.R23];&quot;*&quot;))" office:value-type="float" office:value="0" calcext:value-type="float">
            <text:p>0,0</text:p>
          </table:table-cell>
          <table:table-cell table:style-name="ce14" table:formula="of:=IFERROR(ABS(([.N23]-CEILING([.$C23]))/CEILING([.$C23]));IF([.S23]&lt;&gt;&quot;*&quot;;[.S23];&quot;*&quot;))" office:value-type="float" office:value="0" calcext:value-type="float">
            <text:p>0,0</text:p>
          </table:table-cell>
          <table:table-cell table:style-name="ce14" table:formula="of:=IFERROR(ABS(([.O23]-CEILING([.$C23]))/CEILING([.$C23]));IF([.T23]&lt;&gt;&quot;*&quot;;[.T23];&quot;*&quot;))" office:value-type="float" office:value="0" calcext:value-type="float">
            <text:p>0,0</text:p>
          </table:table-cell>
          <table:table-cell table:style-name="ce25" table:formula="of:=IF([.L23]=[.$P23];1;&quot;&quot;)" office:value-type="float" office:value="1" calcext:value-type="float">
            <text:p>1</text:p>
          </table:table-cell>
          <table:table-cell table:formula="of:=IF([.M23]=[.$P23];1;&quot;&quot;)" office:value-type="float" office:value="1" calcext:value-type="float">
            <text:p>1</text:p>
          </table:table-cell>
          <table:table-cell table:style-name="ce25" table:formula="of:=IF([.N23]=[.$P23];1;&quot;&quot;)" office:value-type="float" office:value="1" calcext:value-type="float">
            <text:p>1</text:p>
          </table:table-cell>
          <table:table-cell table:style-name="ce25" table:formula="of:=IF([.O23]=[.$P2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 root</text:p>
          </table:table-cell>
          <table:table-cell office:value-type="string" calcext:value-type="string">
            <text:p>avg</text:p>
          </table:table-cell>
          <table:table-cell table:formula="of:=ROUND(AVERAGE([.F3:.F300]);1)" office:value-type="float" office:value="0.3" calcext:value-type="float">
            <text:p>0,3</text:p>
          </table:table-cell>
          <table:table-cell table:number-columns-repeated="4"/>
          <table:table-cell table:formula="of:=CONCATENATE([.A23];&quot;&amp;&quot;;[.B23];&quot;&amp;&quot;;IF([.E23]=1;CONCATENATE(&quot;\h{&quot;;[.C23];&quot;}&quot;);[.C23]);&quot;&amp;&quot;;[.H23];&quot;&amp;&quot;;IF([.J23]=0;CONCATENATE(&quot;\uu{&quot;;[.I23];&quot;}&quot;);[.I23]);&quot;&amp;&quot;;IF([.L23]=[.P23];CONCATENATE(&quot;\h{&quot;;[.L23];&quot;}&quot;);[.L23]);&quot;&amp;&quot;;IF([.M23]=[.P23];CONCATENATE(&quot;\h{&quot;;[.M23];&quot;}&quot;);[.M23]);&quot;&amp;&quot;;IF([.N23]=[.P23];CONCATENATE(&quot;\h{&quot;;[.N23];&quot;}&quot;);[.N23]);&quot;&amp;&quot;;IF([.O23]=[.P23];CONCATENATE(&quot;\h{&quot;;[.O23];&quot;}&quot;);[.O23]);&quot;\\\hline&quot;)" office:value-type="string" office:string-value="r20-5-10-1&amp;0&amp;\h{-2}&amp;-2&amp;\uu{-2}&amp;\h{-2}&amp;\h{-2}&amp;\h{-2}&amp;\h{-2}\\\hline" calcext:value-type="string">
            <text:p>r20-5-10-1&amp;0&amp;\h{-2}&amp;-2&amp;\uu{-2}&amp;\h{-2}&amp;\h{-2}&amp;\h{-2}&amp;\h{-2}\\\hline</text:p>
          </table:table-cell>
          <table:table-cell table:number-columns-repeated="8"/>
        </table:table-row>
        <table:table-row table:style-name="ro2">
          <table:table-cell table:formula="of:=[$ra.AA23]" office:value-type="string" office:string-value="r20-5-10-2" calcext:value-type="string">
            <text:p>r20-5-10-2</text:p>
          </table:table-cell>
          <table:table-cell table:formula="of:=ROUND([$ra.AB23];2)" office:value-type="float" office:value="0" calcext:value-type="float">
            <text:p>0</text:p>
          </table:table-cell>
          <table:table-cell table:style-name="ce12" table:formula="of:=ROUND([$ra.AC23];1)" office:value-type="float" office:value="-2" calcext:value-type="float">
            <text:p>-2,0</text:p>
          </table:table-cell>
          <table:table-cell table:style-name="ce12" table:formula="of:=IF([ra.S23]=5;&quot;*&quot;;[ra.I23])" office:value-type="float" office:value="0.005371" calcext:value-type="float">
            <text:p>0,0</text:p>
          </table:table-cell>
          <table:table-cell table:style-name="ce12" table:formula="of:=IF([ra.S23]=11;1;&quot;&quot;)" office:value-type="float" office:value="1" calcext:value-type="float">
            <text:p>1,0</text:p>
          </table:table-cell>
          <table:table-cell table:style-name="ce34" table:formula="of:=IFERROR(IF([.I24]=0;ABS(CEILING([.C24]));ABS(([.I24]-CEILING([.C24]))/[.I24]));&quot;*&quot;)" office:value-type="float" office:value="0" calcext:value-type="float">
            <text:p>0,00</text:p>
          </table:table-cell>
          <table:table-cell table:style-name="ce34" table:formula="of:=IFERROR([.I24]-CEILING([.C24]);&quot;*&quot;)" office:value-type="float" office:value="0" calcext:value-type="float">
            <text:p>0,00</text:p>
          </table:table-cell>
          <table:table-cell table:style-name="ce14" table:formula="of:=ROUND([exact.J23];1)" office:value-type="float" office:value="-2" calcext:value-type="float">
            <text:p>-2,0</text:p>
          </table:table-cell>
          <table:table-cell table:style-name="ce16" table:formula="of:=[exact.K23]" office:value-type="float" office:value="-2" calcext:value-type="float">
            <text:p>-2</text:p>
          </table:table-cell>
          <table:table-cell table:style-name="ce14" table:formula="of:=IF([exact.L23]&lt;1000000;100*[exact.L23];&quot;*&quot;)" office:value-type="float" office:value="0" calcext:value-type="float">
            <text:p>0,0</text:p>
          </table:table-cell>
          <table:table-cell table:style-name="ce14" table:formula="of:=IF([exact.S23]=5;&quot;*&quot;;[exact.I23])" office:value-type="float" office:value="0.008359" calcext:value-type="float">
            <text:p>0,0</text:p>
          </table:table-cell>
          <table:table-cell table:style-name="ce18" table:formula="of:=[$ra.AE23]" office:value-type="float" office:value="-2" calcext:value-type="float">
            <text:p>-2</text:p>
          </table:table-cell>
          <table:table-cell table:style-name="ce18" table:formula="of:=[$'bcpa-t600'.AE23]" office:value-type="float" office:value="-2" calcext:value-type="float">
            <text:p>-2</text:p>
          </table:table-cell>
          <table:table-cell table:style-name="ce18" table:formula="of:=[$'blpl-t300'.AE23]" office:value-type="float" office:value="-2" calcext:value-type="float">
            <text:p>-2</text:p>
          </table:table-cell>
          <table:table-cell table:style-name="ce18" table:formula="of:=[$'sbpl-t300'.AE23]" office:value-type="float" office:value="-2" calcext:value-type="float">
            <text:p>-2</text:p>
          </table:table-cell>
          <table:table-cell table:formula="of:=MIN([.L24:.O24])" office:value-type="float" office:value="-2" calcext:value-type="float">
            <text:p>-2</text:p>
          </table:table-cell>
          <table:table-cell table:formula="of:=ABS([.L24]-CEILING([.$C24]))" office:value-type="float" office:value="0" calcext:value-type="float">
            <text:p>0</text:p>
          </table:table-cell>
          <table:table-cell table:formula="of:=IFERROR(ABS([.M24]-CEILING([.$C24]));&quot;-&quot;)" office:value-type="float" office:value="0" calcext:value-type="float">
            <text:p>0</text:p>
          </table:table-cell>
          <table:table-cell table:formula="of:=ABS([.N24]-CEILING([.$C24]))" office:value-type="float" office:value="0" calcext:value-type="float">
            <text:p>0</text:p>
          </table:table-cell>
          <table:table-cell table:formula="of:=ABS([.O24]-CEILING([.$C24]))" office:value-type="float" office:value="0" calcext:value-type="float">
            <text:p>0</text:p>
          </table:table-cell>
          <table:table-cell table:style-name="ce14" table:formula="of:=IFERROR(ABS(([.L24]-CEILING([.$C24]))/CEILING([.$C24]));IF([.Q24]&lt;&gt;&quot;*&quot;;[.Q24];&quot;*&quot;))" office:value-type="float" office:value="0" calcext:value-type="float">
            <text:p>0,0</text:p>
          </table:table-cell>
          <table:table-cell table:style-name="ce14" table:formula="of:=IFERROR(ABS(([.M24]-CEILING([.$C24]))/CEILING([.$C24]));IF([.R24]&lt;&gt;&quot;*&quot;;[.R24];&quot;*&quot;))" office:value-type="float" office:value="0" calcext:value-type="float">
            <text:p>0,0</text:p>
          </table:table-cell>
          <table:table-cell table:style-name="ce14" table:formula="of:=IFERROR(ABS(([.N24]-CEILING([.$C24]))/CEILING([.$C24]));IF([.S24]&lt;&gt;&quot;*&quot;;[.S24];&quot;*&quot;))" office:value-type="float" office:value="0" calcext:value-type="float">
            <text:p>0,0</text:p>
          </table:table-cell>
          <table:table-cell table:style-name="ce14" table:formula="of:=IFERROR(ABS(([.O24]-CEILING([.$C24]))/CEILING([.$C24]));IF([.T24]&lt;&gt;&quot;*&quot;;[.T24];&quot;*&quot;))" office:value-type="float" office:value="0" calcext:value-type="float">
            <text:p>0,0</text:p>
          </table:table-cell>
          <table:table-cell table:style-name="ce25" table:formula="of:=IF([.L24]=[.$P24];1;&quot;&quot;)" office:value-type="float" office:value="1" calcext:value-type="float">
            <text:p>1</text:p>
          </table:table-cell>
          <table:table-cell table:formula="of:=IF([.M24]=[.$P24];1;&quot;&quot;)" office:value-type="float" office:value="1" calcext:value-type="float">
            <text:p>1</text:p>
          </table:table-cell>
          <table:table-cell table:style-name="ce25" table:formula="of:=IF([.N24]=[.$P24];1;&quot;&quot;)" office:value-type="float" office:value="1" calcext:value-type="float">
            <text:p>1</text:p>
          </table:table-cell>
          <table:table-cell table:style-name="ce25" table:formula="of:=IF([.O24]=[.$P2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F3:.F300]);1)" office:value-type="float" office:value="0.6" calcext:value-type="float">
            <text:p>0,6</text:p>
          </table:table-cell>
          <table:table-cell table:number-columns-repeated="4"/>
          <table:table-cell table:formula="of:=CONCATENATE([.A24];&quot;&amp;&quot;;[.B24];&quot;&amp;&quot;;IF([.E24]=1;CONCATENATE(&quot;\h{&quot;;[.C24];&quot;}&quot;);[.C24]);&quot;&amp;&quot;;[.H24];&quot;&amp;&quot;;IF([.J24]=0;CONCATENATE(&quot;\uu{&quot;;[.I24];&quot;}&quot;);[.I24]);&quot;&amp;&quot;;IF([.L24]=[.P24];CONCATENATE(&quot;\h{&quot;;[.L24];&quot;}&quot;);[.L24]);&quot;&amp;&quot;;IF([.M24]=[.P24];CONCATENATE(&quot;\h{&quot;;[.M24];&quot;}&quot;);[.M24]);&quot;&amp;&quot;;IF([.N24]=[.P24];CONCATENATE(&quot;\h{&quot;;[.N24];&quot;}&quot;);[.N24]);&quot;&amp;&quot;;IF([.O24]=[.P24];CONCATENATE(&quot;\h{&quot;;[.O24];&quot;}&quot;);[.O24]);&quot;\\\hline&quot;)" office:value-type="string" office:string-value="r20-5-10-2&amp;0&amp;\h{-2}&amp;-2&amp;\uu{-2}&amp;\h{-2}&amp;\h{-2}&amp;\h{-2}&amp;\h{-2}\\\hline" calcext:value-type="string">
            <text:p>r20-5-10-2&amp;0&amp;\h{-2}&amp;-2&amp;\uu{-2}&amp;\h{-2}&amp;\h{-2}&amp;\h{-2}&amp;\h{-2}\\\hline</text:p>
          </table:table-cell>
          <table:table-cell table:number-columns-repeated="8"/>
        </table:table-row>
        <table:table-row table:style-name="ro2">
          <table:table-cell table:formula="of:=[$ra.AA24]" office:value-type="string" office:string-value="r20-5-10-3" calcext:value-type="string">
            <text:p>r20-5-10-3</text:p>
          </table:table-cell>
          <table:table-cell table:formula="of:=ROUND([$ra.AB24];2)" office:value-type="float" office:value="0" calcext:value-type="float">
            <text:p>0</text:p>
          </table:table-cell>
          <table:table-cell table:style-name="ce12" table:formula="of:=ROUND([$ra.AC24];1)" office:value-type="float" office:value="-1" calcext:value-type="float">
            <text:p>-1,0</text:p>
          </table:table-cell>
          <table:table-cell table:style-name="ce12" table:formula="of:=IF([ra.S24]=5;&quot;*&quot;;[ra.I24])" office:value-type="float" office:value="0.005587" calcext:value-type="float">
            <text:p>0,0</text:p>
          </table:table-cell>
          <table:table-cell table:style-name="ce12" table:formula="of:=IF([ra.S24]=11;1;&quot;&quot;)" office:value-type="float" office:value="1" calcext:value-type="float">
            <text:p>1,0</text:p>
          </table:table-cell>
          <table:table-cell table:style-name="ce34" table:formula="of:=IFERROR(IF([.I25]=0;ABS(CEILING([.C25]));ABS(([.I25]-CEILING([.C25]))/[.I25]));&quot;*&quot;)" office:value-type="float" office:value="0" calcext:value-type="float">
            <text:p>0,00</text:p>
          </table:table-cell>
          <table:table-cell table:style-name="ce34" table:formula="of:=IFERROR([.I25]-CEILING([.C25]);&quot;*&quot;)" office:value-type="float" office:value="0" calcext:value-type="float">
            <text:p>0,00</text:p>
          </table:table-cell>
          <table:table-cell table:style-name="ce14" table:formula="of:=ROUND([exact.J24];1)" office:value-type="float" office:value="-1" calcext:value-type="float">
            <text:p>-1,0</text:p>
          </table:table-cell>
          <table:table-cell table:style-name="ce16" table:formula="of:=[exact.K24]" office:value-type="float" office:value="-1" calcext:value-type="float">
            <text:p>-1</text:p>
          </table:table-cell>
          <table:table-cell table:style-name="ce14" table:formula="of:=IF([exact.L24]&lt;1000000;100*[exact.L24];&quot;*&quot;)" office:value-type="float" office:value="0" calcext:value-type="float">
            <text:p>0,0</text:p>
          </table:table-cell>
          <table:table-cell table:style-name="ce14" table:formula="of:=IF([exact.S24]=5;&quot;*&quot;;[exact.I24])" office:value-type="float" office:value="0.008416" calcext:value-type="float">
            <text:p>0,0</text:p>
          </table:table-cell>
          <table:table-cell table:style-name="ce18" table:formula="of:=[$ra.AE24]" office:value-type="float" office:value="-1" calcext:value-type="float">
            <text:p>-1</text:p>
          </table:table-cell>
          <table:table-cell table:style-name="ce18" table:formula="of:=[$'bcpa-t600'.AE24]" office:value-type="float" office:value="-1" calcext:value-type="float">
            <text:p>-1</text:p>
          </table:table-cell>
          <table:table-cell table:style-name="ce18" table:formula="of:=[$'blpl-t300'.AE24]" office:value-type="float" office:value="-1" calcext:value-type="float">
            <text:p>-1</text:p>
          </table:table-cell>
          <table:table-cell table:style-name="ce18" table:formula="of:=[$'sbpl-t300'.AE24]" office:value-type="float" office:value="-1" calcext:value-type="float">
            <text:p>-1</text:p>
          </table:table-cell>
          <table:table-cell table:formula="of:=MIN([.L25:.O25])" office:value-type="float" office:value="-1" calcext:value-type="float">
            <text:p>-1</text:p>
          </table:table-cell>
          <table:table-cell table:formula="of:=ABS([.L25]-CEILING([.$C25]))" office:value-type="float" office:value="0" calcext:value-type="float">
            <text:p>0</text:p>
          </table:table-cell>
          <table:table-cell table:formula="of:=IFERROR(ABS([.M25]-CEILING([.$C25]));&quot;-&quot;)" office:value-type="float" office:value="0" calcext:value-type="float">
            <text:p>0</text:p>
          </table:table-cell>
          <table:table-cell table:formula="of:=ABS([.N25]-CEILING([.$C25]))" office:value-type="float" office:value="0" calcext:value-type="float">
            <text:p>0</text:p>
          </table:table-cell>
          <table:table-cell table:formula="of:=ABS([.O25]-CEILING([.$C25]))" office:value-type="float" office:value="0" calcext:value-type="float">
            <text:p>0</text:p>
          </table:table-cell>
          <table:table-cell table:style-name="ce14" table:formula="of:=IFERROR(ABS(([.L25]-CEILING([.$C25]))/CEILING([.$C25]));IF([.Q25]&lt;&gt;&quot;*&quot;;[.Q25];&quot;*&quot;))" office:value-type="float" office:value="0" calcext:value-type="float">
            <text:p>0,0</text:p>
          </table:table-cell>
          <table:table-cell table:style-name="ce14" table:formula="of:=IFERROR(ABS(([.M25]-CEILING([.$C25]))/CEILING([.$C25]));IF([.R25]&lt;&gt;&quot;*&quot;;[.R25];&quot;*&quot;))" office:value-type="float" office:value="0" calcext:value-type="float">
            <text:p>0,0</text:p>
          </table:table-cell>
          <table:table-cell table:style-name="ce14" table:formula="of:=IFERROR(ABS(([.N25]-CEILING([.$C25]))/CEILING([.$C25]));IF([.S25]&lt;&gt;&quot;*&quot;;[.S25];&quot;*&quot;))" office:value-type="float" office:value="0" calcext:value-type="float">
            <text:p>0,0</text:p>
          </table:table-cell>
          <table:table-cell table:style-name="ce14" table:formula="of:=IFERROR(ABS(([.O25]-CEILING([.$C25]))/CEILING([.$C25]));IF([.T25]&lt;&gt;&quot;*&quot;;[.T25];&quot;*&quot;))" office:value-type="float" office:value="0" calcext:value-type="float">
            <text:p>0,0</text:p>
          </table:table-cell>
          <table:table-cell table:style-name="ce25" table:formula="of:=IF([.L25]=[.$P25];1;&quot;&quot;)" office:value-type="float" office:value="1" calcext:value-type="float">
            <text:p>1</text:p>
          </table:table-cell>
          <table:table-cell table:formula="of:=IF([.M25]=[.$P25];1;&quot;&quot;)" office:value-type="float" office:value="1" calcext:value-type="float">
            <text:p>1</text:p>
          </table:table-cell>
          <table:table-cell table:style-name="ce25" table:formula="of:=IF([.N25]=[.$P25];1;&quot;&quot;)" office:value-type="float" office:value="1" calcext:value-type="float">
            <text:p>1</text:p>
          </table:table-cell>
          <table:table-cell table:style-name="ce25" table:formula="of:=IF([.O25]=[.$P2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dist root</text:p>
          </table:table-cell>
          <table:table-cell office:value-type="string" calcext:value-type="string">
            <text:p>avg</text:p>
          </table:table-cell>
          <table:table-cell table:formula="of:=ROUND(AVERAGE([.G3:.G300]);1)" office:value-type="float" office:value="0.4" calcext:value-type="float">
            <text:p>0,4</text:p>
          </table:table-cell>
          <table:table-cell table:number-columns-repeated="4"/>
          <table:table-cell table:formula="of:=CONCATENATE([.A25];&quot;&amp;&quot;;[.B25];&quot;&amp;&quot;;IF([.E25]=1;CONCATENATE(&quot;\h{&quot;;[.C25];&quot;}&quot;);[.C25]);&quot;&amp;&quot;;[.H25];&quot;&amp;&quot;;IF([.J25]=0;CONCATENATE(&quot;\uu{&quot;;[.I25];&quot;}&quot;);[.I25]);&quot;&amp;&quot;;IF([.L25]=[.P25];CONCATENATE(&quot;\h{&quot;;[.L25];&quot;}&quot;);[.L25]);&quot;&amp;&quot;;IF([.M25]=[.P25];CONCATENATE(&quot;\h{&quot;;[.M25];&quot;}&quot;);[.M25]);&quot;&amp;&quot;;IF([.N25]=[.P25];CONCATENATE(&quot;\h{&quot;;[.N25];&quot;}&quot;);[.N25]);&quot;&amp;&quot;;IF([.O25]=[.P25];CONCATENATE(&quot;\h{&quot;;[.O25];&quot;}&quot;);[.O25]);&quot;\\\hline&quot;)" office:value-type="string" office:string-value="r20-5-10-3&amp;0&amp;\h{-1}&amp;-1&amp;\uu{-1}&amp;\h{-1}&amp;\h{-1}&amp;\h{-1}&amp;\h{-1}\\\hline" calcext:value-type="string">
            <text:p>r20-5-10-3&amp;0&amp;\h{-1}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25]" office:value-type="string" office:string-value="r20-5-10-4" calcext:value-type="string">
            <text:p>r20-5-10-4</text:p>
          </table:table-cell>
          <table:table-cell table:formula="of:=ROUND([$ra.AB25];2)" office:value-type="float" office:value="0" calcext:value-type="float">
            <text:p>0</text:p>
          </table:table-cell>
          <table:table-cell table:style-name="ce12" table:formula="of:=ROUND([$ra.AC25];1)" office:value-type="float" office:value="-1" calcext:value-type="float">
            <text:p>-1,0</text:p>
          </table:table-cell>
          <table:table-cell table:style-name="ce12" table:formula="of:=IF([ra.S25]=5;&quot;*&quot;;[ra.I25])" office:value-type="float" office:value="0.004016" calcext:value-type="float">
            <text:p>0,0</text:p>
          </table:table-cell>
          <table:table-cell table:style-name="ce12" table:formula="of:=IF([ra.S25]=11;1;&quot;&quot;)" office:value-type="float" office:value="1" calcext:value-type="float">
            <text:p>1,0</text:p>
          </table:table-cell>
          <table:table-cell table:style-name="ce34" table:formula="of:=IFERROR(IF([.I26]=0;ABS(CEILING([.C26]));ABS(([.I26]-CEILING([.C26]))/[.I26]));&quot;*&quot;)" office:value-type="float" office:value="0" calcext:value-type="float">
            <text:p>0,00</text:p>
          </table:table-cell>
          <table:table-cell table:style-name="ce34" table:formula="of:=IFERROR([.I26]-CEILING([.C26]);&quot;*&quot;)" office:value-type="float" office:value="0" calcext:value-type="float">
            <text:p>0,00</text:p>
          </table:table-cell>
          <table:table-cell table:style-name="ce14" table:formula="of:=ROUND([exact.J25];1)" office:value-type="float" office:value="-1" calcext:value-type="float">
            <text:p>-1,0</text:p>
          </table:table-cell>
          <table:table-cell table:style-name="ce16" table:formula="of:=[exact.K25]" office:value-type="float" office:value="-1" calcext:value-type="float">
            <text:p>-1</text:p>
          </table:table-cell>
          <table:table-cell table:style-name="ce14" table:formula="of:=IF([exact.L25]&lt;1000000;100*[exact.L25];&quot;*&quot;)" office:value-type="float" office:value="0" calcext:value-type="float">
            <text:p>0,0</text:p>
          </table:table-cell>
          <table:table-cell table:style-name="ce14" table:formula="of:=IF([exact.S25]=5;&quot;*&quot;;[exact.I25])" office:value-type="float" office:value="0.007482" calcext:value-type="float">
            <text:p>0,0</text:p>
          </table:table-cell>
          <table:table-cell table:style-name="ce18" table:formula="of:=[$ra.AE25]" office:value-type="float" office:value="-1" calcext:value-type="float">
            <text:p>-1</text:p>
          </table:table-cell>
          <table:table-cell table:style-name="ce18" table:formula="of:=[$'bcpa-t600'.AE25]" office:value-type="float" office:value="-1" calcext:value-type="float">
            <text:p>-1</text:p>
          </table:table-cell>
          <table:table-cell table:style-name="ce18" table:formula="of:=[$'blpl-t300'.AE25]" office:value-type="float" office:value="-1" calcext:value-type="float">
            <text:p>-1</text:p>
          </table:table-cell>
          <table:table-cell table:style-name="ce18" table:formula="of:=[$'sbpl-t300'.AE25]" office:value-type="float" office:value="-1" calcext:value-type="float">
            <text:p>-1</text:p>
          </table:table-cell>
          <table:table-cell table:formula="of:=MIN([.L26:.O26])" office:value-type="float" office:value="-1" calcext:value-type="float">
            <text:p>-1</text:p>
          </table:table-cell>
          <table:table-cell table:formula="of:=ABS([.L26]-CEILING([.$C26]))" office:value-type="float" office:value="0" calcext:value-type="float">
            <text:p>0</text:p>
          </table:table-cell>
          <table:table-cell table:formula="of:=IFERROR(ABS([.M26]-CEILING([.$C26]));&quot;-&quot;)" office:value-type="float" office:value="0" calcext:value-type="float">
            <text:p>0</text:p>
          </table:table-cell>
          <table:table-cell table:formula="of:=ABS([.N26]-CEILING([.$C26]))" office:value-type="float" office:value="0" calcext:value-type="float">
            <text:p>0</text:p>
          </table:table-cell>
          <table:table-cell table:formula="of:=ABS([.O26]-CEILING([.$C26]))" office:value-type="float" office:value="0" calcext:value-type="float">
            <text:p>0</text:p>
          </table:table-cell>
          <table:table-cell table:style-name="ce14" table:formula="of:=IFERROR(ABS(([.L26]-CEILING([.$C26]))/CEILING([.$C26]));IF([.Q26]&lt;&gt;&quot;*&quot;;[.Q26];&quot;*&quot;))" office:value-type="float" office:value="0" calcext:value-type="float">
            <text:p>0,0</text:p>
          </table:table-cell>
          <table:table-cell table:style-name="ce14" table:formula="of:=IFERROR(ABS(([.M26]-CEILING([.$C26]))/CEILING([.$C26]));IF([.R26]&lt;&gt;&quot;*&quot;;[.R26];&quot;*&quot;))" office:value-type="float" office:value="0" calcext:value-type="float">
            <text:p>0,0</text:p>
          </table:table-cell>
          <table:table-cell table:style-name="ce14" table:formula="of:=IFERROR(ABS(([.N26]-CEILING([.$C26]))/CEILING([.$C26]));IF([.S26]&lt;&gt;&quot;*&quot;;[.S26];&quot;*&quot;))" office:value-type="float" office:value="0" calcext:value-type="float">
            <text:p>0,0</text:p>
          </table:table-cell>
          <table:table-cell table:style-name="ce14" table:formula="of:=IFERROR(ABS(([.O26]-CEILING([.$C26]))/CEILING([.$C26]));IF([.T26]&lt;&gt;&quot;*&quot;;[.T26];&quot;*&quot;))" office:value-type="float" office:value="0" calcext:value-type="float">
            <text:p>0,0</text:p>
          </table:table-cell>
          <table:table-cell table:style-name="ce25" table:formula="of:=IF([.L26]=[.$P26];1;&quot;&quot;)" office:value-type="float" office:value="1" calcext:value-type="float">
            <text:p>1</text:p>
          </table:table-cell>
          <table:table-cell table:formula="of:=IF([.M26]=[.$P26];1;&quot;&quot;)" office:value-type="float" office:value="1" calcext:value-type="float">
            <text:p>1</text:p>
          </table:table-cell>
          <table:table-cell table:style-name="ce25" table:formula="of:=IF([.N26]=[.$P26];1;&quot;&quot;)" office:value-type="float" office:value="1" calcext:value-type="float">
            <text:p>1</text:p>
          </table:table-cell>
          <table:table-cell table:style-name="ce25" table:formula="of:=IF([.O26]=[.$P2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G3:.G300]);1)" office:value-type="float" office:value="0.6" calcext:value-type="float">
            <text:p>0,6</text:p>
          </table:table-cell>
          <table:table-cell table:number-columns-repeated="4"/>
          <table:table-cell table:formula="of:=CONCATENATE([.A26];&quot;&amp;&quot;;[.B26];&quot;&amp;&quot;;IF([.E26]=1;CONCATENATE(&quot;\h{&quot;;[.C26];&quot;}&quot;);[.C26]);&quot;&amp;&quot;;[.H26];&quot;&amp;&quot;;IF([.J26]=0;CONCATENATE(&quot;\uu{&quot;;[.I26];&quot;}&quot;);[.I26]);&quot;&amp;&quot;;IF([.L26]=[.P26];CONCATENATE(&quot;\h{&quot;;[.L26];&quot;}&quot;);[.L26]);&quot;&amp;&quot;;IF([.M26]=[.P26];CONCATENATE(&quot;\h{&quot;;[.M26];&quot;}&quot;);[.M26]);&quot;&amp;&quot;;IF([.N26]=[.P26];CONCATENATE(&quot;\h{&quot;;[.N26];&quot;}&quot;);[.N26]);&quot;&amp;&quot;;IF([.O26]=[.P26];CONCATENATE(&quot;\h{&quot;;[.O26];&quot;}&quot;);[.O26]);&quot;\\\hline&quot;)" office:value-type="string" office:string-value="r20-5-10-4&amp;0&amp;\h{-1}&amp;-1&amp;\uu{-1}&amp;\h{-1}&amp;\h{-1}&amp;\h{-1}&amp;\h{-1}\\\hline" calcext:value-type="string">
            <text:p>r20-5-10-4&amp;0&amp;\h{-1}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26]" office:value-type="string" office:string-value="r20-5-10-5" calcext:value-type="string">
            <text:p>r20-5-10-5</text:p>
          </table:table-cell>
          <table:table-cell table:formula="of:=ROUND([$ra.AB26];2)" office:value-type="float" office:value="0" calcext:value-type="float">
            <text:p>0</text:p>
          </table:table-cell>
          <table:table-cell table:style-name="ce12" table:formula="of:=ROUND([$ra.AC26];1)" office:value-type="float" office:value="-1" calcext:value-type="float">
            <text:p>-1,0</text:p>
          </table:table-cell>
          <table:table-cell table:style-name="ce12" table:formula="of:=IF([ra.S26]=5;&quot;*&quot;;[ra.I26])" office:value-type="float" office:value="0.0041" calcext:value-type="float">
            <text:p>0,0</text:p>
          </table:table-cell>
          <table:table-cell table:style-name="ce12" table:formula="of:=IF([ra.S26]=11;1;&quot;&quot;)" office:value-type="float" office:value="1" calcext:value-type="float">
            <text:p>1,0</text:p>
          </table:table-cell>
          <table:table-cell table:style-name="ce34" table:formula="of:=IFERROR(IF([.I27]=0;ABS(CEILING([.C27]));ABS(([.I27]-CEILING([.C27]))/[.I27]));&quot;*&quot;)" office:value-type="float" office:value="0" calcext:value-type="float">
            <text:p>0,00</text:p>
          </table:table-cell>
          <table:table-cell table:style-name="ce34" table:formula="of:=IFERROR([.I27]-CEILING([.C27]);&quot;*&quot;)" office:value-type="float" office:value="0" calcext:value-type="float">
            <text:p>0,00</text:p>
          </table:table-cell>
          <table:table-cell table:style-name="ce14" table:formula="of:=ROUND([exact.J26];1)" office:value-type="float" office:value="-1" calcext:value-type="float">
            <text:p>-1,0</text:p>
          </table:table-cell>
          <table:table-cell table:style-name="ce16" table:formula="of:=[exact.K26]" office:value-type="float" office:value="-1" calcext:value-type="float">
            <text:p>-1</text:p>
          </table:table-cell>
          <table:table-cell table:style-name="ce14" table:formula="of:=IF([exact.L26]&lt;1000000;100*[exact.L26];&quot;*&quot;)" office:value-type="float" office:value="0" calcext:value-type="float">
            <text:p>0,0</text:p>
          </table:table-cell>
          <table:table-cell table:style-name="ce14" table:formula="of:=IF([exact.S26]=5;&quot;*&quot;;[exact.I26])" office:value-type="float" office:value="0.008311" calcext:value-type="float">
            <text:p>0,0</text:p>
          </table:table-cell>
          <table:table-cell table:style-name="ce18" table:formula="of:=[$ra.AE26]" office:value-type="float" office:value="-1" calcext:value-type="float">
            <text:p>-1</text:p>
          </table:table-cell>
          <table:table-cell table:style-name="ce18" table:formula="of:=[$'bcpa-t600'.AE26]" office:value-type="float" office:value="-1" calcext:value-type="float">
            <text:p>-1</text:p>
          </table:table-cell>
          <table:table-cell table:style-name="ce18" table:formula="of:=[$'blpl-t300'.AE26]" office:value-type="float" office:value="-1" calcext:value-type="float">
            <text:p>-1</text:p>
          </table:table-cell>
          <table:table-cell table:style-name="ce18" table:formula="of:=[$'sbpl-t300'.AE26]" office:value-type="float" office:value="-1" calcext:value-type="float">
            <text:p>-1</text:p>
          </table:table-cell>
          <table:table-cell table:formula="of:=MIN([.L27:.O27])" office:value-type="float" office:value="-1" calcext:value-type="float">
            <text:p>-1</text:p>
          </table:table-cell>
          <table:table-cell table:formula="of:=ABS([.L27]-CEILING([.$C27]))" office:value-type="float" office:value="0" calcext:value-type="float">
            <text:p>0</text:p>
          </table:table-cell>
          <table:table-cell table:formula="of:=IFERROR(ABS([.M27]-CEILING([.$C27]));&quot;-&quot;)" office:value-type="float" office:value="0" calcext:value-type="float">
            <text:p>0</text:p>
          </table:table-cell>
          <table:table-cell table:formula="of:=ABS([.N27]-CEILING([.$C27]))" office:value-type="float" office:value="0" calcext:value-type="float">
            <text:p>0</text:p>
          </table:table-cell>
          <table:table-cell table:formula="of:=ABS([.O27]-CEILING([.$C27]))" office:value-type="float" office:value="0" calcext:value-type="float">
            <text:p>0</text:p>
          </table:table-cell>
          <table:table-cell table:style-name="ce14" table:formula="of:=IFERROR(ABS(([.L27]-CEILING([.$C27]))/CEILING([.$C27]));IF([.Q27]&lt;&gt;&quot;*&quot;;[.Q27];&quot;*&quot;))" office:value-type="float" office:value="0" calcext:value-type="float">
            <text:p>0,0</text:p>
          </table:table-cell>
          <table:table-cell table:style-name="ce14" table:formula="of:=IFERROR(ABS(([.M27]-CEILING([.$C27]))/CEILING([.$C27]));IF([.R27]&lt;&gt;&quot;*&quot;;[.R27];&quot;*&quot;))" office:value-type="float" office:value="0" calcext:value-type="float">
            <text:p>0,0</text:p>
          </table:table-cell>
          <table:table-cell table:style-name="ce14" table:formula="of:=IFERROR(ABS(([.N27]-CEILING([.$C27]))/CEILING([.$C27]));IF([.S27]&lt;&gt;&quot;*&quot;;[.S27];&quot;*&quot;))" office:value-type="float" office:value="0" calcext:value-type="float">
            <text:p>0,0</text:p>
          </table:table-cell>
          <table:table-cell table:style-name="ce14" table:formula="of:=IFERROR(ABS(([.O27]-CEILING([.$C27]))/CEILING([.$C27]));IF([.T27]&lt;&gt;&quot;*&quot;;[.T27];&quot;*&quot;))" office:value-type="float" office:value="0" calcext:value-type="float">
            <text:p>0,0</text:p>
          </table:table-cell>
          <table:table-cell table:formula="of:=IF([.L27]=[.$P27];1;&quot;&quot;)" office:value-type="float" office:value="1" calcext:value-type="float">
            <text:p>1</text:p>
          </table:table-cell>
          <table:table-cell table:formula="of:=IF([.M27]=[.$P27];1;&quot;&quot;)" office:value-type="float" office:value="1" calcext:value-type="float">
            <text:p>1</text:p>
          </table:table-cell>
          <table:table-cell table:formula="of:=IF([.N27]=[.$P27];1;&quot;&quot;)" office:value-type="float" office:value="1" calcext:value-type="float">
            <text:p>1</text:p>
          </table:table-cell>
          <table:table-cell table:formula="of:=IF([.O27]=[.$P27];1;&quot;&quot;)" office:value-type="float" office:value="1" calcext:value-type="float">
            <text:p>1</text:p>
          </table:table-cell>
          <table:table-cell table:number-columns-repeated="8"/>
          <table:table-cell table:formula="of:=CONCATENATE([.A27];&quot;&amp;&quot;;[.B27];&quot;&amp;&quot;;IF([.E27]=1;CONCATENATE(&quot;\h{&quot;;[.C27];&quot;}&quot;);[.C27]);&quot;&amp;&quot;;[.H27];&quot;&amp;&quot;;IF([.J27]=0;CONCATENATE(&quot;\uu{&quot;;[.I27];&quot;}&quot;);[.I27]);&quot;&amp;&quot;;IF([.L27]=[.P27];CONCATENATE(&quot;\h{&quot;;[.L27];&quot;}&quot;);[.L27]);&quot;&amp;&quot;;IF([.M27]=[.P27];CONCATENATE(&quot;\h{&quot;;[.M27];&quot;}&quot;);[.M27]);&quot;&amp;&quot;;IF([.N27]=[.P27];CONCATENATE(&quot;\h{&quot;;[.N27];&quot;}&quot;);[.N27]);&quot;&amp;&quot;;IF([.O27]=[.P27];CONCATENATE(&quot;\h{&quot;;[.O27];&quot;}&quot;);[.O27]);&quot;\\\hline&quot;)" office:value-type="string" office:string-value="r20-5-10-5&amp;0&amp;\h{-1}&amp;-1&amp;\uu{-1}&amp;\h{-1}&amp;\h{-1}&amp;\h{-1}&amp;\h{-1}\\\hline" calcext:value-type="string">
            <text:p>r20-5-10-5&amp;0&amp;\h{-1}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27]" office:value-type="string" office:string-value="r2-10-20-1" calcext:value-type="string">
            <text:p>r2-10-20-1</text:p>
          </table:table-cell>
          <table:table-cell table:formula="of:=ROUND([$ra.AB27];2)" office:value-type="float" office:value="34.62" calcext:value-type="float">
            <text:p>34,62</text:p>
          </table:table-cell>
          <table:table-cell table:style-name="ce12" table:formula="of:=ROUND([$ra.AC27];1)" office:value-type="float" office:value="-1" calcext:value-type="float">
            <text:p>-1,0</text:p>
          </table:table-cell>
          <table:table-cell table:style-name="ce12" table:formula="of:=IF([ra.S27]=5;&quot;*&quot;;[ra.I27])" office:value-type="float" office:value="0.008429" calcext:value-type="float">
            <text:p>0,0</text:p>
          </table:table-cell>
          <table:table-cell table:style-name="ce12" table:formula="of:=IF([ra.S27]=11;1;&quot;&quot;)">
            <text:p/>
          </table:table-cell>
          <table:table-cell table:style-name="ce34" table:formula="of:=IFERROR(IF([.I28]=0;ABS(CEILING([.C28]));ABS(([.I28]-CEILING([.C28]))/[.I28]));&quot;*&quot;)" office:value-type="float" office:value="1" calcext:value-type="float">
            <text:p>1,00</text:p>
          </table:table-cell>
          <table:table-cell table:style-name="ce34" table:formula="of:=IFERROR([.I28]-CEILING([.C28]);&quot;*&quot;)" office:value-type="float" office:value="1" calcext:value-type="float">
            <text:p>1,00</text:p>
          </table:table-cell>
          <table:table-cell table:style-name="ce14" table:formula="of:=ROUND([exact.J27];1)" office:value-type="float" office:value="0" calcext:value-type="float">
            <text:p>0,0</text:p>
          </table:table-cell>
          <table:table-cell table:style-name="ce16" table:formula="of:=[exact.K27]" office:value-type="float" office:value="0" calcext:value-type="float">
            <text:p>0</text:p>
          </table:table-cell>
          <table:table-cell table:style-name="ce14" table:formula="of:=IF([exact.L27]&lt;1000000;100*[exact.L27];&quot;*&quot;)" office:value-type="float" office:value="0" calcext:value-type="float">
            <text:p>0,0</text:p>
          </table:table-cell>
          <table:table-cell table:style-name="ce14" table:formula="of:=IF([exact.S27]=5;&quot;*&quot;;[exact.I27])" office:value-type="float" office:value="0.00833" calcext:value-type="float">
            <text:p>0,0</text:p>
          </table:table-cell>
          <table:table-cell table:style-name="ce18" table:formula="of:=[$ra.AE27]" office:value-type="float" office:value="1" calcext:value-type="float">
            <text:p>1</text:p>
          </table:table-cell>
          <table:table-cell table:style-name="ce18" table:formula="of:=[$'bcpa-t600'.AE27]" office:value-type="float" office:value="0" calcext:value-type="float">
            <text:p>0</text:p>
          </table:table-cell>
          <table:table-cell table:style-name="ce18" table:formula="of:=[$'blpl-t300'.AE27]" office:value-type="float" office:value="0" calcext:value-type="float">
            <text:p>0</text:p>
          </table:table-cell>
          <table:table-cell table:style-name="ce18" table:formula="of:=[$'sbpl-t300'.AE27]" office:value-type="float" office:value="0" calcext:value-type="float">
            <text:p>0</text:p>
          </table:table-cell>
          <table:table-cell table:formula="of:=MIN([.L28:.O28])" office:value-type="float" office:value="0" calcext:value-type="float">
            <text:p>0</text:p>
          </table:table-cell>
          <table:table-cell table:formula="of:=ABS([.L28]-CEILING([.$C28]))" office:value-type="float" office:value="2" calcext:value-type="float">
            <text:p>2</text:p>
          </table:table-cell>
          <table:table-cell table:formula="of:=IFERROR(ABS([.M28]-CEILING([.$C28]));&quot;-&quot;)" office:value-type="float" office:value="1" calcext:value-type="float">
            <text:p>1</text:p>
          </table:table-cell>
          <table:table-cell table:formula="of:=ABS([.N28]-CEILING([.$C28]))" office:value-type="float" office:value="1" calcext:value-type="float">
            <text:p>1</text:p>
          </table:table-cell>
          <table:table-cell table:formula="of:=ABS([.O28]-CEILING([.$C28]))" office:value-type="float" office:value="1" calcext:value-type="float">
            <text:p>1</text:p>
          </table:table-cell>
          <table:table-cell table:style-name="ce14" table:formula="of:=IFERROR(ABS(([.L28]-CEILING([.$C28]))/CEILING([.$C28]));IF([.Q28]&lt;&gt;&quot;*&quot;;[.Q28];&quot;*&quot;))" office:value-type="float" office:value="2" calcext:value-type="float">
            <text:p>2,0</text:p>
          </table:table-cell>
          <table:table-cell table:style-name="ce14" table:formula="of:=IFERROR(ABS(([.M28]-CEILING([.$C28]))/CEILING([.$C28]));IF([.R28]&lt;&gt;&quot;*&quot;;[.R28];&quot;*&quot;))" office:value-type="float" office:value="1" calcext:value-type="float">
            <text:p>1,0</text:p>
          </table:table-cell>
          <table:table-cell table:style-name="ce14" table:formula="of:=IFERROR(ABS(([.N28]-CEILING([.$C28]))/CEILING([.$C28]));IF([.S28]&lt;&gt;&quot;*&quot;;[.S28];&quot;*&quot;))" office:value-type="float" office:value="1" calcext:value-type="float">
            <text:p>1,0</text:p>
          </table:table-cell>
          <table:table-cell table:style-name="ce14" table:formula="of:=IFERROR(ABS(([.O28]-CEILING([.$C28]))/CEILING([.$C28]));IF([.T28]&lt;&gt;&quot;*&quot;;[.T28];&quot;*&quot;))" office:value-type="float" office:value="1" calcext:value-type="float">
            <text:p>1,0</text:p>
          </table:table-cell>
          <table:table-cell table:formula="of:=IF([.L28]=[.$P28];1;&quot;&quot;)">
            <text:p/>
          </table:table-cell>
          <table:table-cell table:formula="of:=IF([.M28]=[.$P28];1;&quot;&quot;)" office:value-type="float" office:value="1" calcext:value-type="float">
            <text:p>1</text:p>
          </table:table-cell>
          <table:table-cell table:style-name="ce25" table:formula="of:=IF([.N28]=[.$P28];1;&quot;&quot;)" office:value-type="float" office:value="1" calcext:value-type="float">
            <text:p>1</text:p>
          </table:table-cell>
          <table:table-cell table:style-name="ce25" table:formula="of:=IF([.O28]=[.$P28];1;&quot;&quot;)" office:value-type="float" office:value="1" calcext:value-type="float">
            <text:p>1</text:p>
          </table:table-cell>
          <table:table-cell table:number-columns-repeated="8"/>
          <table:table-cell table:formula="of:=CONCATENATE([.A28];&quot;&amp;&quot;;[.B28];&quot;&amp;&quot;;IF([.E28]=1;CONCATENATE(&quot;\h{&quot;;[.C28];&quot;}&quot;);[.C28]);&quot;&amp;&quot;;[.H28];&quot;&amp;&quot;;IF([.J28]=0;CONCATENATE(&quot;\uu{&quot;;[.I28];&quot;}&quot;);[.I28]);&quot;&amp;&quot;;IF([.L28]=[.P28];CONCATENATE(&quot;\h{&quot;;[.L28];&quot;}&quot;);[.L28]);&quot;&amp;&quot;;IF([.M28]=[.P28];CONCATENATE(&quot;\h{&quot;;[.M28];&quot;}&quot;);[.M28]);&quot;&amp;&quot;;IF([.N28]=[.P28];CONCATENATE(&quot;\h{&quot;;[.N28];&quot;}&quot;);[.N28]);&quot;&amp;&quot;;IF([.O28]=[.P28];CONCATENATE(&quot;\h{&quot;;[.O28];&quot;}&quot;);[.O28]);&quot;\\\hline&quot;)" office:value-type="string" office:string-value="r2-10-20-1&amp;34,62&amp;-1&amp;0&amp;\uu{0}&amp;1&amp;\h{0}&amp;\h{0}&amp;\h{0}\\\hline" calcext:value-type="string">
            <text:p>r2-10-20-1&amp;34,62&amp;-1&amp;0&amp;\uu{0}&amp;1&amp;\h{0}&amp;\h{0}&amp;\h{0}\\\hline</text:p>
          </table:table-cell>
          <table:table-cell table:number-columns-repeated="8"/>
        </table:table-row>
        <table:table-row table:style-name="ro2">
          <table:table-cell table:formula="of:=[$ra.AA28]" office:value-type="string" office:string-value="r2-10-20-2" calcext:value-type="string">
            <text:p>r2-10-20-2</text:p>
          </table:table-cell>
          <table:table-cell table:formula="of:=ROUND([$ra.AB28];2)" office:value-type="float" office:value="26.92" calcext:value-type="float">
            <text:p>26,92</text:p>
          </table:table-cell>
          <table:table-cell table:style-name="ce12" table:formula="of:=ROUND([$ra.AC28];1)" office:value-type="float" office:value="-1" calcext:value-type="float">
            <text:p>-1,0</text:p>
          </table:table-cell>
          <table:table-cell table:style-name="ce12" table:formula="of:=IF([ra.S28]=5;&quot;*&quot;;[ra.I28])" office:value-type="float" office:value="0.005479" calcext:value-type="float">
            <text:p>0,0</text:p>
          </table:table-cell>
          <table:table-cell table:style-name="ce12" table:formula="of:=IF([ra.S28]=11;1;&quot;&quot;)">
            <text:p/>
          </table:table-cell>
          <table:table-cell table:style-name="ce34" table:formula="of:=IFERROR(IF([.I29]=0;ABS(CEILING([.C29]));ABS(([.I29]-CEILING([.C29]))/[.I29]));&quot;*&quot;)" office:value-type="float" office:value="1" calcext:value-type="float">
            <text:p>1,00</text:p>
          </table:table-cell>
          <table:table-cell table:style-name="ce34" table:formula="of:=IFERROR([.I29]-CEILING([.C29]);&quot;*&quot;)" office:value-type="float" office:value="1" calcext:value-type="float">
            <text:p>1,00</text:p>
          </table:table-cell>
          <table:table-cell table:style-name="ce14" table:formula="of:=ROUND([exact.J28];1)" office:value-type="float" office:value="0" calcext:value-type="float">
            <text:p>0,0</text:p>
          </table:table-cell>
          <table:table-cell table:style-name="ce16" table:formula="of:=[exact.K28]" office:value-type="float" office:value="0" calcext:value-type="float">
            <text:p>0</text:p>
          </table:table-cell>
          <table:table-cell table:style-name="ce14" table:formula="of:=IF([exact.L28]&lt;1000000;100*[exact.L28];&quot;*&quot;)" office:value-type="float" office:value="0" calcext:value-type="float">
            <text:p>0,0</text:p>
          </table:table-cell>
          <table:table-cell table:style-name="ce14" table:formula="of:=IF([exact.S28]=5;&quot;*&quot;;[exact.I28])" office:value-type="float" office:value="0.013023" calcext:value-type="float">
            <text:p>0,0</text:p>
          </table:table-cell>
          <table:table-cell table:style-name="ce18" table:formula="of:=[$ra.AE28]" office:value-type="float" office:value="0" calcext:value-type="float">
            <text:p>0</text:p>
          </table:table-cell>
          <table:table-cell table:style-name="ce18" table:formula="of:=[$'bcpa-t600'.AE28]" office:value-type="float" office:value="0" calcext:value-type="float">
            <text:p>0</text:p>
          </table:table-cell>
          <table:table-cell table:style-name="ce18" table:formula="of:=[$'blpl-t300'.AE28]" office:value-type="float" office:value="0" calcext:value-type="float">
            <text:p>0</text:p>
          </table:table-cell>
          <table:table-cell table:style-name="ce18" table:formula="of:=[$'sbpl-t300'.AE28]" office:value-type="float" office:value="0" calcext:value-type="float">
            <text:p>0</text:p>
          </table:table-cell>
          <table:table-cell table:formula="of:=MIN([.L29:.O29])" office:value-type="float" office:value="0" calcext:value-type="float">
            <text:p>0</text:p>
          </table:table-cell>
          <table:table-cell table:formula="of:=ABS([.L29]-CEILING([.$C29]))" office:value-type="float" office:value="1" calcext:value-type="float">
            <text:p>1</text:p>
          </table:table-cell>
          <table:table-cell table:formula="of:=IFERROR(ABS([.M29]-CEILING([.$C29]));&quot;-&quot;)" office:value-type="float" office:value="1" calcext:value-type="float">
            <text:p>1</text:p>
          </table:table-cell>
          <table:table-cell table:formula="of:=ABS([.N29]-CEILING([.$C29]))" office:value-type="float" office:value="1" calcext:value-type="float">
            <text:p>1</text:p>
          </table:table-cell>
          <table:table-cell table:formula="of:=ABS([.O29]-CEILING([.$C29]))" office:value-type="float" office:value="1" calcext:value-type="float">
            <text:p>1</text:p>
          </table:table-cell>
          <table:table-cell table:style-name="ce14" table:formula="of:=IFERROR(ABS(([.L29]-CEILING([.$C29]))/CEILING([.$C29]));IF([.Q29]&lt;&gt;&quot;*&quot;;[.Q29];&quot;*&quot;))" office:value-type="float" office:value="1" calcext:value-type="float">
            <text:p>1,0</text:p>
          </table:table-cell>
          <table:table-cell table:style-name="ce14" table:formula="of:=IFERROR(ABS(([.M29]-CEILING([.$C29]))/CEILING([.$C29]));IF([.R29]&lt;&gt;&quot;*&quot;;[.R29];&quot;*&quot;))" office:value-type="float" office:value="1" calcext:value-type="float">
            <text:p>1,0</text:p>
          </table:table-cell>
          <table:table-cell table:style-name="ce14" table:formula="of:=IFERROR(ABS(([.N29]-CEILING([.$C29]))/CEILING([.$C29]));IF([.S29]&lt;&gt;&quot;*&quot;;[.S29];&quot;*&quot;))" office:value-type="float" office:value="1" calcext:value-type="float">
            <text:p>1,0</text:p>
          </table:table-cell>
          <table:table-cell table:style-name="ce14" table:formula="of:=IFERROR(ABS(([.O29]-CEILING([.$C29]))/CEILING([.$C29]));IF([.T29]&lt;&gt;&quot;*&quot;;[.T29];&quot;*&quot;))" office:value-type="float" office:value="1" calcext:value-type="float">
            <text:p>1,0</text:p>
          </table:table-cell>
          <table:table-cell table:formula="of:=IF([.L29]=[.$P29];1;&quot;&quot;)" office:value-type="float" office:value="1" calcext:value-type="float">
            <text:p>1</text:p>
          </table:table-cell>
          <table:table-cell table:formula="of:=IF([.M29]=[.$P29];1;&quot;&quot;)" office:value-type="float" office:value="1" calcext:value-type="float">
            <text:p>1</text:p>
          </table:table-cell>
          <table:table-cell table:formula="of:=IF([.N29]=[.$P29];1;&quot;&quot;)" office:value-type="float" office:value="1" calcext:value-type="float">
            <text:p>1</text:p>
          </table:table-cell>
          <table:table-cell table:formula="of:=IF([.O29]=[.$P29];1;&quot;&quot;)" office:value-type="float" office:value="1" calcext:value-type="float">
            <text:p>1</text:p>
          </table:table-cell>
          <table:table-cell table:number-columns-repeated="8"/>
          <table:table-cell table:formula="of:=CONCATENATE([.A29];&quot;&amp;&quot;;[.B29];&quot;&amp;&quot;;IF([.E29]=1;CONCATENATE(&quot;\h{&quot;;[.C29];&quot;}&quot;);[.C29]);&quot;&amp;&quot;;[.H29];&quot;&amp;&quot;;IF([.J29]=0;CONCATENATE(&quot;\uu{&quot;;[.I29];&quot;}&quot;);[.I29]);&quot;&amp;&quot;;IF([.L29]=[.P29];CONCATENATE(&quot;\h{&quot;;[.L29];&quot;}&quot;);[.L29]);&quot;&amp;&quot;;IF([.M29]=[.P29];CONCATENATE(&quot;\h{&quot;;[.M29];&quot;}&quot;);[.M29]);&quot;&amp;&quot;;IF([.N29]=[.P29];CONCATENATE(&quot;\h{&quot;;[.N29];&quot;}&quot;);[.N29]);&quot;&amp;&quot;;IF([.O29]=[.P29];CONCATENATE(&quot;\h{&quot;;[.O29];&quot;}&quot;);[.O29]);&quot;\\\hline&quot;)" office:value-type="string" office:string-value="r2-10-20-2&amp;26,92&amp;-1&amp;0&amp;\uu{0}&amp;\h{0}&amp;\h{0}&amp;\h{0}&amp;\h{0}\\\hline" calcext:value-type="string">
            <text:p>r2-10-20-2&amp;26,92&amp;-1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29]" office:value-type="string" office:string-value="r2-10-20-3" calcext:value-type="string">
            <text:p>r2-10-20-3</text:p>
          </table:table-cell>
          <table:table-cell table:formula="of:=ROUND([$ra.AB29];2)" office:value-type="float" office:value="38.46" calcext:value-type="float">
            <text:p>38,46</text:p>
          </table:table-cell>
          <table:table-cell table:style-name="ce12" table:formula="of:=ROUND([$ra.AC29];1)" office:value-type="float" office:value="-1" calcext:value-type="float">
            <text:p>-1,0</text:p>
          </table:table-cell>
          <table:table-cell table:style-name="ce12" table:formula="of:=IF([ra.S29]=5;&quot;*&quot;;[ra.I29])" office:value-type="float" office:value="0.006138" calcext:value-type="float">
            <text:p>0,0</text:p>
          </table:table-cell>
          <table:table-cell table:style-name="ce12" table:formula="of:=IF([ra.S29]=11;1;&quot;&quot;)">
            <text:p/>
          </table:table-cell>
          <table:table-cell table:style-name="ce34" table:formula="of:=IFERROR(IF([.I30]=0;ABS(CEILING([.C30]));ABS(([.I30]-CEILING([.C30]))/[.I30]));&quot;*&quot;)" office:value-type="float" office:value="0" calcext:value-type="float">
            <text:p>0,00</text:p>
          </table:table-cell>
          <table:table-cell table:style-name="ce34" table:formula="of:=IFERROR([.I30]-CEILING([.C30]);&quot;*&quot;)" office:value-type="float" office:value="0" calcext:value-type="float">
            <text:p>0,00</text:p>
          </table:table-cell>
          <table:table-cell table:style-name="ce14" table:formula="of:=ROUND([exact.J29];1)" office:value-type="float" office:value="-1" calcext:value-type="float">
            <text:p>-1,0</text:p>
          </table:table-cell>
          <table:table-cell table:style-name="ce16" table:formula="of:=[exact.K29]" office:value-type="float" office:value="-1" calcext:value-type="float">
            <text:p>-1</text:p>
          </table:table-cell>
          <table:table-cell table:style-name="ce14" table:formula="of:=IF([exact.L29]&lt;1000000;100*[exact.L29];&quot;*&quot;)" office:value-type="float" office:value="0" calcext:value-type="float">
            <text:p>0,0</text:p>
          </table:table-cell>
          <table:table-cell table:style-name="ce14" table:formula="of:=IF([exact.S29]=5;&quot;*&quot;;[exact.I29])" office:value-type="float" office:value="0.007654" calcext:value-type="float">
            <text:p>0,0</text:p>
          </table:table-cell>
          <table:table-cell table:style-name="ce18" table:formula="of:=[$ra.AE29]" office:value-type="float" office:value="-1" calcext:value-type="float">
            <text:p>-1</text:p>
          </table:table-cell>
          <table:table-cell table:style-name="ce18" table:formula="of:=[$'bcpa-t600'.AE29]" office:value-type="float" office:value="-1" calcext:value-type="float">
            <text:p>-1</text:p>
          </table:table-cell>
          <table:table-cell table:style-name="ce18" table:formula="of:=[$'blpl-t300'.AE29]" office:value-type="float" office:value="-1" calcext:value-type="float">
            <text:p>-1</text:p>
          </table:table-cell>
          <table:table-cell table:style-name="ce18" table:formula="of:=[$'sbpl-t300'.AE29]" office:value-type="float" office:value="-1" calcext:value-type="float">
            <text:p>-1</text:p>
          </table:table-cell>
          <table:table-cell table:formula="of:=MIN([.L30:.O30])" office:value-type="float" office:value="-1" calcext:value-type="float">
            <text:p>-1</text:p>
          </table:table-cell>
          <table:table-cell table:formula="of:=ABS([.L30]-CEILING([.$C30]))" office:value-type="float" office:value="0" calcext:value-type="float">
            <text:p>0</text:p>
          </table:table-cell>
          <table:table-cell table:formula="of:=IFERROR(ABS([.M30]-CEILING([.$C30]));&quot;-&quot;)" office:value-type="float" office:value="0" calcext:value-type="float">
            <text:p>0</text:p>
          </table:table-cell>
          <table:table-cell table:formula="of:=ABS([.N30]-CEILING([.$C30]))" office:value-type="float" office:value="0" calcext:value-type="float">
            <text:p>0</text:p>
          </table:table-cell>
          <table:table-cell table:formula="of:=ABS([.O30]-CEILING([.$C30]))" office:value-type="float" office:value="0" calcext:value-type="float">
            <text:p>0</text:p>
          </table:table-cell>
          <table:table-cell table:style-name="ce14" table:formula="of:=IFERROR(ABS(([.L30]-CEILING([.$C30]))/CEILING([.$C30]));IF([.Q30]&lt;&gt;&quot;*&quot;;[.Q30];&quot;*&quot;))" office:value-type="float" office:value="0" calcext:value-type="float">
            <text:p>0,0</text:p>
          </table:table-cell>
          <table:table-cell table:style-name="ce14" table:formula="of:=IFERROR(ABS(([.M30]-CEILING([.$C30]))/CEILING([.$C30]));IF([.R30]&lt;&gt;&quot;*&quot;;[.R30];&quot;*&quot;))" office:value-type="float" office:value="0" calcext:value-type="float">
            <text:p>0,0</text:p>
          </table:table-cell>
          <table:table-cell table:style-name="ce14" table:formula="of:=IFERROR(ABS(([.N30]-CEILING([.$C30]))/CEILING([.$C30]));IF([.S30]&lt;&gt;&quot;*&quot;;[.S30];&quot;*&quot;))" office:value-type="float" office:value="0" calcext:value-type="float">
            <text:p>0,0</text:p>
          </table:table-cell>
          <table:table-cell table:style-name="ce14" table:formula="of:=IFERROR(ABS(([.O30]-CEILING([.$C30]))/CEILING([.$C30]));IF([.T30]&lt;&gt;&quot;*&quot;;[.T30];&quot;*&quot;))" office:value-type="float" office:value="0" calcext:value-type="float">
            <text:p>0,0</text:p>
          </table:table-cell>
          <table:table-cell table:formula="of:=IF([.L30]=[.$P30];1;&quot;&quot;)" office:value-type="float" office:value="1" calcext:value-type="float">
            <text:p>1</text:p>
          </table:table-cell>
          <table:table-cell table:formula="of:=IF([.M30]=[.$P30];1;&quot;&quot;)" office:value-type="float" office:value="1" calcext:value-type="float">
            <text:p>1</text:p>
          </table:table-cell>
          <table:table-cell table:formula="of:=IF([.N30]=[.$P30];1;&quot;&quot;)" office:value-type="float" office:value="1" calcext:value-type="float">
            <text:p>1</text:p>
          </table:table-cell>
          <table:table-cell table:formula="of:=IF([.O30]=[.$P30];1;&quot;&quot;)" office:value-type="float" office:value="1" calcext:value-type="float">
            <text:p>1</text:p>
          </table:table-cell>
          <table:table-cell table:number-columns-repeated="8"/>
          <table:table-cell table:formula="of:=CONCATENATE([.A30];&quot;&amp;&quot;;[.B30];&quot;&amp;&quot;;IF([.E30]=1;CONCATENATE(&quot;\h{&quot;;[.C30];&quot;}&quot;);[.C30]);&quot;&amp;&quot;;[.H30];&quot;&amp;&quot;;IF([.J30]=0;CONCATENATE(&quot;\uu{&quot;;[.I30];&quot;}&quot;);[.I30]);&quot;&amp;&quot;;IF([.L30]=[.P30];CONCATENATE(&quot;\h{&quot;;[.L30];&quot;}&quot;);[.L30]);&quot;&amp;&quot;;IF([.M30]=[.P30];CONCATENATE(&quot;\h{&quot;;[.M30];&quot;}&quot;);[.M30]);&quot;&amp;&quot;;IF([.N30]=[.P30];CONCATENATE(&quot;\h{&quot;;[.N30];&quot;}&quot;);[.N30]);&quot;&amp;&quot;;IF([.O30]=[.P30];CONCATENATE(&quot;\h{&quot;;[.O30];&quot;}&quot;);[.O30]);&quot;\\\hline&quot;)" office:value-type="string" office:string-value="r2-10-20-3&amp;38,46&amp;-1&amp;-1&amp;\uu{-1}&amp;\h{-1}&amp;\h{-1}&amp;\h{-1}&amp;\h{-1}\\\hline" calcext:value-type="string">
            <text:p>r2-10-20-3&amp;38,46&amp;-1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30]" office:value-type="string" office:string-value="r2-10-20-4" calcext:value-type="string">
            <text:p>r2-10-20-4</text:p>
          </table:table-cell>
          <table:table-cell table:formula="of:=ROUND([$ra.AB30];2)" office:value-type="float" office:value="46.15" calcext:value-type="float">
            <text:p>46,15</text:p>
          </table:table-cell>
          <table:table-cell table:style-name="ce12" table:formula="of:=ROUND([$ra.AC30];1)" office:value-type="float" office:value="0" calcext:value-type="float">
            <text:p>0,0</text:p>
          </table:table-cell>
          <table:table-cell table:style-name="ce12" table:formula="of:=IF([ra.S30]=5;&quot;*&quot;;[ra.I30])" office:value-type="float" office:value="0.008958" calcext:value-type="float">
            <text:p>0,0</text:p>
          </table:table-cell>
          <table:table-cell table:style-name="ce12" table:formula="of:=IF([ra.S30]=11;1;&quot;&quot;)">
            <text:p/>
          </table:table-cell>
          <table:table-cell table:style-name="ce34" table:formula="of:=IFERROR(IF([.I31]=0;ABS(CEILING([.C31]));ABS(([.I31]-CEILING([.C31]))/[.I31]));&quot;*&quot;)" office:value-type="float" office:value="0" calcext:value-type="float">
            <text:p>0,00</text:p>
          </table:table-cell>
          <table:table-cell table:style-name="ce34" table:formula="of:=IFERROR([.I31]-CEILING([.C31]);&quot;*&quot;)" office:value-type="float" office:value="0" calcext:value-type="float">
            <text:p>0,00</text:p>
          </table:table-cell>
          <table:table-cell table:style-name="ce14" table:formula="of:=ROUND([exact.J30];1)" office:value-type="float" office:value="0" calcext:value-type="float">
            <text:p>0,0</text:p>
          </table:table-cell>
          <table:table-cell table:style-name="ce16" table:formula="of:=[exact.K30]" office:value-type="float" office:value="0" calcext:value-type="float">
            <text:p>0</text:p>
          </table:table-cell>
          <table:table-cell table:style-name="ce14" table:formula="of:=IF([exact.L30]&lt;1000000;100*[exact.L30];&quot;*&quot;)" office:value-type="float" office:value="0" calcext:value-type="float">
            <text:p>0,0</text:p>
          </table:table-cell>
          <table:table-cell table:style-name="ce14" table:formula="of:=IF([exact.S30]=5;&quot;*&quot;;[exact.I30])" office:value-type="float" office:value="0.00948" calcext:value-type="float">
            <text:p>0,0</text:p>
          </table:table-cell>
          <table:table-cell table:style-name="ce18" table:formula="of:=[$ra.AE30]" office:value-type="float" office:value="1" calcext:value-type="float">
            <text:p>1</text:p>
          </table:table-cell>
          <table:table-cell table:style-name="ce18" table:formula="of:=[$'bcpa-t600'.AE30]" office:value-type="float" office:value="0" calcext:value-type="float">
            <text:p>0</text:p>
          </table:table-cell>
          <table:table-cell table:style-name="ce18" table:formula="of:=[$'blpl-t300'.AE30]" office:value-type="float" office:value="0" calcext:value-type="float">
            <text:p>0</text:p>
          </table:table-cell>
          <table:table-cell table:style-name="ce18" table:formula="of:=[$'sbpl-t300'.AE30]" office:value-type="float" office:value="0" calcext:value-type="float">
            <text:p>0</text:p>
          </table:table-cell>
          <table:table-cell table:formula="of:=MIN([.L31:.O31])" office:value-type="float" office:value="0" calcext:value-type="float">
            <text:p>0</text:p>
          </table:table-cell>
          <table:table-cell table:formula="of:=ABS([.L31]-CEILING([.$C31]))" office:value-type="float" office:value="1" calcext:value-type="float">
            <text:p>1</text:p>
          </table:table-cell>
          <table:table-cell table:formula="of:=IFERROR(ABS([.M31]-CEILING([.$C31]));&quot;-&quot;)" office:value-type="float" office:value="0" calcext:value-type="float">
            <text:p>0</text:p>
          </table:table-cell>
          <table:table-cell table:formula="of:=ABS([.N31]-CEILING([.$C31]))" office:value-type="float" office:value="0" calcext:value-type="float">
            <text:p>0</text:p>
          </table:table-cell>
          <table:table-cell table:formula="of:=ABS([.O31]-CEILING([.$C31]))" office:value-type="float" office:value="0" calcext:value-type="float">
            <text:p>0</text:p>
          </table:table-cell>
          <table:table-cell table:style-name="ce14" table:formula="of:=IFERROR(ABS(([.L31]-CEILING([.$C31]))/CEILING([.$C31]));IF([.Q31]&lt;&gt;&quot;*&quot;;[.Q31];&quot;*&quot;))" office:value-type="float" office:value="1" calcext:value-type="float">
            <text:p>1,0</text:p>
          </table:table-cell>
          <table:table-cell table:style-name="ce14" table:formula="of:=IFERROR(ABS(([.M31]-CEILING([.$C31]))/CEILING([.$C31]));IF([.R31]&lt;&gt;&quot;*&quot;;[.R31];&quot;*&quot;))" office:value-type="float" office:value="0" calcext:value-type="float">
            <text:p>0,0</text:p>
          </table:table-cell>
          <table:table-cell table:style-name="ce14" table:formula="of:=IFERROR(ABS(([.N31]-CEILING([.$C31]))/CEILING([.$C31]));IF([.S31]&lt;&gt;&quot;*&quot;;[.S31];&quot;*&quot;))" office:value-type="float" office:value="0" calcext:value-type="float">
            <text:p>0,0</text:p>
          </table:table-cell>
          <table:table-cell table:style-name="ce14" table:formula="of:=IFERROR(ABS(([.O31]-CEILING([.$C31]))/CEILING([.$C31]));IF([.T31]&lt;&gt;&quot;*&quot;;[.T31];&quot;*&quot;))" office:value-type="float" office:value="0" calcext:value-type="float">
            <text:p>0,0</text:p>
          </table:table-cell>
          <table:table-cell table:formula="of:=IF([.L31]=[.$P31];1;&quot;&quot;)">
            <text:p/>
          </table:table-cell>
          <table:table-cell table:formula="of:=IF([.M31]=[.$P31];1;&quot;&quot;)" office:value-type="float" office:value="1" calcext:value-type="float">
            <text:p>1</text:p>
          </table:table-cell>
          <table:table-cell table:formula="of:=IF([.N31]=[.$P31];1;&quot;&quot;)" office:value-type="float" office:value="1" calcext:value-type="float">
            <text:p>1</text:p>
          </table:table-cell>
          <table:table-cell table:formula="of:=IF([.O31]=[.$P31];1;&quot;&quot;)" office:value-type="float" office:value="1" calcext:value-type="float">
            <text:p>1</text:p>
          </table:table-cell>
          <table:table-cell table:number-columns-repeated="8"/>
          <table:table-cell table:formula="of:=CONCATENATE([.A31];&quot;&amp;&quot;;[.B31];&quot;&amp;&quot;;IF([.E31]=1;CONCATENATE(&quot;\h{&quot;;[.C31];&quot;}&quot;);[.C31]);&quot;&amp;&quot;;[.H31];&quot;&amp;&quot;;IF([.J31]=0;CONCATENATE(&quot;\uu{&quot;;[.I31];&quot;}&quot;);[.I31]);&quot;&amp;&quot;;IF([.L31]=[.P31];CONCATENATE(&quot;\h{&quot;;[.L31];&quot;}&quot;);[.L31]);&quot;&amp;&quot;;IF([.M31]=[.P31];CONCATENATE(&quot;\h{&quot;;[.M31];&quot;}&quot;);[.M31]);&quot;&amp;&quot;;IF([.N31]=[.P31];CONCATENATE(&quot;\h{&quot;;[.N31];&quot;}&quot;);[.N31]);&quot;&amp;&quot;;IF([.O31]=[.P31];CONCATENATE(&quot;\h{&quot;;[.O31];&quot;}&quot;);[.O31]);&quot;\\\hline&quot;)" office:value-type="string" office:string-value="r2-10-20-4&amp;46,15&amp;0&amp;0&amp;\uu{0}&amp;1&amp;\h{0}&amp;\h{0}&amp;\h{0}\\\hline" calcext:value-type="string">
            <text:p>r2-10-20-4&amp;46,15&amp;0&amp;0&amp;\uu{0}&amp;1&amp;\h{0}&amp;\h{0}&amp;\h{0}\\\hline</text:p>
          </table:table-cell>
          <table:table-cell table:number-columns-repeated="8"/>
        </table:table-row>
        <table:table-row table:style-name="ro2">
          <table:table-cell table:formula="of:=[$ra.AA31]" office:value-type="string" office:string-value="r2-10-20-5" calcext:value-type="string">
            <text:p>r2-10-20-5</text:p>
          </table:table-cell>
          <table:table-cell table:formula="of:=ROUND([$ra.AB31];2)" office:value-type="float" office:value="40.38" calcext:value-type="float">
            <text:p>40,38</text:p>
          </table:table-cell>
          <table:table-cell table:style-name="ce12" table:formula="of:=ROUND([$ra.AC31];1)" office:value-type="float" office:value="0" calcext:value-type="float">
            <text:p>0,0</text:p>
          </table:table-cell>
          <table:table-cell table:style-name="ce12" table:formula="of:=IF([ra.S31]=5;&quot;*&quot;;[ra.I31])" office:value-type="float" office:value="0.00727" calcext:value-type="float">
            <text:p>0,0</text:p>
          </table:table-cell>
          <table:table-cell table:style-name="ce12" table:formula="of:=IF([ra.S31]=11;1;&quot;&quot;)">
            <text:p/>
          </table:table-cell>
          <table:table-cell table:style-name="ce34" table:formula="of:=IFERROR(IF([.I32]=0;ABS(CEILING([.C32]));ABS(([.I32]-CEILING([.C32]))/[.I32]));&quot;*&quot;)" office:value-type="float" office:value="0" calcext:value-type="float">
            <text:p>0,00</text:p>
          </table:table-cell>
          <table:table-cell table:style-name="ce34" table:formula="of:=IFERROR([.I32]-CEILING([.C32]);&quot;*&quot;)" office:value-type="float" office:value="0" calcext:value-type="float">
            <text:p>0,00</text:p>
          </table:table-cell>
          <table:table-cell table:style-name="ce14" table:formula="of:=ROUND([exact.J31];1)" office:value-type="float" office:value="0" calcext:value-type="float">
            <text:p>0,0</text:p>
          </table:table-cell>
          <table:table-cell table:style-name="ce16" table:formula="of:=[exact.K31]" office:value-type="float" office:value="0" calcext:value-type="float">
            <text:p>0</text:p>
          </table:table-cell>
          <table:table-cell table:style-name="ce14" table:formula="of:=IF([exact.L31]&lt;1000000;100*[exact.L31];&quot;*&quot;)" office:value-type="float" office:value="0" calcext:value-type="float">
            <text:p>0,0</text:p>
          </table:table-cell>
          <table:table-cell table:style-name="ce14" table:formula="of:=IF([exact.S31]=5;&quot;*&quot;;[exact.I31])" office:value-type="float" office:value="0.007286" calcext:value-type="float">
            <text:p>0,0</text:p>
          </table:table-cell>
          <table:table-cell table:style-name="ce18" table:formula="of:=[$ra.AE31]" office:value-type="float" office:value="1" calcext:value-type="float">
            <text:p>1</text:p>
          </table:table-cell>
          <table:table-cell table:style-name="ce18" table:formula="of:=[$'bcpa-t600'.AE31]" office:value-type="float" office:value="0" calcext:value-type="float">
            <text:p>0</text:p>
          </table:table-cell>
          <table:table-cell table:style-name="ce18" table:formula="of:=[$'blpl-t300'.AE31]" office:value-type="float" office:value="0" calcext:value-type="float">
            <text:p>0</text:p>
          </table:table-cell>
          <table:table-cell table:style-name="ce18" table:formula="of:=[$'sbpl-t300'.AE31]" office:value-type="float" office:value="1" calcext:value-type="float">
            <text:p>1</text:p>
          </table:table-cell>
          <table:table-cell table:formula="of:=MIN([.L32:.O32])" office:value-type="float" office:value="0" calcext:value-type="float">
            <text:p>0</text:p>
          </table:table-cell>
          <table:table-cell table:formula="of:=ABS([.L32]-CEILING([.$C32]))" office:value-type="float" office:value="1" calcext:value-type="float">
            <text:p>1</text:p>
          </table:table-cell>
          <table:table-cell table:formula="of:=IFERROR(ABS([.M32]-CEILING([.$C32]));&quot;-&quot;)" office:value-type="float" office:value="0" calcext:value-type="float">
            <text:p>0</text:p>
          </table:table-cell>
          <table:table-cell table:formula="of:=ABS([.N32]-CEILING([.$C32]))" office:value-type="float" office:value="0" calcext:value-type="float">
            <text:p>0</text:p>
          </table:table-cell>
          <table:table-cell table:formula="of:=ABS([.O32]-CEILING([.$C32]))" office:value-type="float" office:value="1" calcext:value-type="float">
            <text:p>1</text:p>
          </table:table-cell>
          <table:table-cell table:style-name="ce14" table:formula="of:=IFERROR(ABS(([.L32]-CEILING([.$C32]))/CEILING([.$C32]));IF([.Q32]&lt;&gt;&quot;*&quot;;[.Q32];&quot;*&quot;))" office:value-type="float" office:value="1" calcext:value-type="float">
            <text:p>1,0</text:p>
          </table:table-cell>
          <table:table-cell table:style-name="ce14" table:formula="of:=IFERROR(ABS(([.M32]-CEILING([.$C32]))/CEILING([.$C32]));IF([.R32]&lt;&gt;&quot;*&quot;;[.R32];&quot;*&quot;))" office:value-type="float" office:value="0" calcext:value-type="float">
            <text:p>0,0</text:p>
          </table:table-cell>
          <table:table-cell table:style-name="ce14" table:formula="of:=IFERROR(ABS(([.N32]-CEILING([.$C32]))/CEILING([.$C32]));IF([.S32]&lt;&gt;&quot;*&quot;;[.S32];&quot;*&quot;))" office:value-type="float" office:value="0" calcext:value-type="float">
            <text:p>0,0</text:p>
          </table:table-cell>
          <table:table-cell table:style-name="ce14" table:formula="of:=IFERROR(ABS(([.O32]-CEILING([.$C32]))/CEILING([.$C32]));IF([.T32]&lt;&gt;&quot;*&quot;;[.T32];&quot;*&quot;))" office:value-type="float" office:value="1" calcext:value-type="float">
            <text:p>1,0</text:p>
          </table:table-cell>
          <table:table-cell table:formula="of:=IF([.L32]=[.$P32];1;&quot;&quot;)">
            <text:p/>
          </table:table-cell>
          <table:table-cell table:formula="of:=IF([.M32]=[.$P32];1;&quot;&quot;)" office:value-type="float" office:value="1" calcext:value-type="float">
            <text:p>1</text:p>
          </table:table-cell>
          <table:table-cell table:formula="of:=IF([.N32]=[.$P32];1;&quot;&quot;)" office:value-type="float" office:value="1" calcext:value-type="float">
            <text:p>1</text:p>
          </table:table-cell>
          <table:table-cell table:formula="of:=IF([.O32]=[.$P32];1;&quot;&quot;)">
            <text:p/>
          </table:table-cell>
          <table:table-cell table:number-columns-repeated="8"/>
          <table:table-cell table:formula="of:=CONCATENATE([.A32];&quot;&amp;&quot;;[.B32];&quot;&amp;&quot;;IF([.E32]=1;CONCATENATE(&quot;\h{&quot;;[.C32];&quot;}&quot;);[.C32]);&quot;&amp;&quot;;[.H32];&quot;&amp;&quot;;IF([.J32]=0;CONCATENATE(&quot;\uu{&quot;;[.I32];&quot;}&quot;);[.I32]);&quot;&amp;&quot;;IF([.L32]=[.P32];CONCATENATE(&quot;\h{&quot;;[.L32];&quot;}&quot;);[.L32]);&quot;&amp;&quot;;IF([.M32]=[.P32];CONCATENATE(&quot;\h{&quot;;[.M32];&quot;}&quot;);[.M32]);&quot;&amp;&quot;;IF([.N32]=[.P32];CONCATENATE(&quot;\h{&quot;;[.N32];&quot;}&quot;);[.N32]);&quot;&amp;&quot;;IF([.O32]=[.P32];CONCATENATE(&quot;\h{&quot;;[.O32];&quot;}&quot;);[.O32]);&quot;\\\hline&quot;)" office:value-type="string" office:string-value="r2-10-20-5&amp;40,38&amp;0&amp;0&amp;\uu{0}&amp;1&amp;\h{0}&amp;\h{0}&amp;1\\\hline" calcext:value-type="string">
            <text:p>r2-10-20-5&amp;40,38&amp;0&amp;0&amp;\uu{0}&amp;1&amp;\h{0}&amp;\h{0}&amp;1\\\hline</text:p>
          </table:table-cell>
          <table:table-cell table:number-columns-repeated="8"/>
        </table:table-row>
        <table:table-row table:style-name="ro2">
          <table:table-cell table:formula="of:=[$ra.AA32]" office:value-type="string" office:string-value="r2-15-30-1" calcext:value-type="string">
            <text:p>r2-15-30-1</text:p>
          </table:table-cell>
          <table:table-cell table:formula="of:=ROUND([$ra.AB32];2)" office:value-type="float" office:value="46.75" calcext:value-type="float">
            <text:p>46,75</text:p>
          </table:table-cell>
          <table:table-cell table:style-name="ce12" table:formula="of:=ROUND([$ra.AC32];1)" office:value-type="float" office:value="-1.8" calcext:value-type="float">
            <text:p>-1,8</text:p>
          </table:table-cell>
          <table:table-cell table:style-name="ce12" table:formula="of:=IF([ra.S32]=5;&quot;*&quot;;[ra.I32])" office:value-type="float" office:value="0.011596" calcext:value-type="float">
            <text:p>0,0</text:p>
          </table:table-cell>
          <table:table-cell table:style-name="ce12" table:formula="of:=IF([ra.S32]=11;1;&quot;&quot;)">
            <text:p/>
          </table:table-cell>
          <table:table-cell table:style-name="ce34" table:formula="of:=IFERROR(IF([.I33]=0;ABS(CEILING([.C33]));ABS(([.I33]-CEILING([.C33]))/[.I33]));&quot;*&quot;)" office:value-type="float" office:value="1" calcext:value-type="float">
            <text:p>1,00</text:p>
          </table:table-cell>
          <table:table-cell table:style-name="ce34" table:formula="of:=IFERROR([.I33]-CEILING([.C33]);&quot;*&quot;)" office:value-type="float" office:value="1" calcext:value-type="float">
            <text:p>1,00</text:p>
          </table:table-cell>
          <table:table-cell table:style-name="ce14" table:formula="of:=ROUND([exact.J32];1)" office:value-type="float" office:value="0" calcext:value-type="float">
            <text:p>0,0</text:p>
          </table:table-cell>
          <table:table-cell table:style-name="ce16" table:formula="of:=[exact.K32]" office:value-type="float" office:value="0" calcext:value-type="float">
            <text:p>0</text:p>
          </table:table-cell>
          <table:table-cell table:style-name="ce14" table:formula="of:=IF([exact.L32]&lt;1000000;100*[exact.L32];&quot;*&quot;)" office:value-type="float" office:value="0" calcext:value-type="float">
            <text:p>0,0</text:p>
          </table:table-cell>
          <table:table-cell table:style-name="ce14" table:formula="of:=IF([exact.S32]=5;&quot;*&quot;;[exact.I32])" office:value-type="float" office:value="0.093154" calcext:value-type="float">
            <text:p>0,1</text:p>
          </table:table-cell>
          <table:table-cell table:style-name="ce18" table:formula="of:=[$ra.AE32]" office:value-type="float" office:value="1" calcext:value-type="float">
            <text:p>1</text:p>
          </table:table-cell>
          <table:table-cell table:style-name="ce18" table:formula="of:=[$'bcpa-t600'.AE32]" office:value-type="float" office:value="0" calcext:value-type="float">
            <text:p>0</text:p>
          </table:table-cell>
          <table:table-cell table:style-name="ce18" table:formula="of:=[$'blpl-t300'.AE32]" office:value-type="float" office:value="0" calcext:value-type="float">
            <text:p>0</text:p>
          </table:table-cell>
          <table:table-cell table:style-name="ce18" table:formula="of:=[$'sbpl-t300'.AE32]" office:value-type="float" office:value="0" calcext:value-type="float">
            <text:p>0</text:p>
          </table:table-cell>
          <table:table-cell table:formula="of:=MIN([.L33:.O33])" office:value-type="float" office:value="0" calcext:value-type="float">
            <text:p>0</text:p>
          </table:table-cell>
          <table:table-cell table:formula="of:=ABS([.L33]-CEILING([.$C33]))" office:value-type="float" office:value="2" calcext:value-type="float">
            <text:p>2</text:p>
          </table:table-cell>
          <table:table-cell table:formula="of:=IFERROR(ABS([.M33]-CEILING([.$C33]));&quot;-&quot;)" office:value-type="float" office:value="1" calcext:value-type="float">
            <text:p>1</text:p>
          </table:table-cell>
          <table:table-cell table:formula="of:=ABS([.N33]-CEILING([.$C33]))" office:value-type="float" office:value="1" calcext:value-type="float">
            <text:p>1</text:p>
          </table:table-cell>
          <table:table-cell table:formula="of:=ABS([.O33]-CEILING([.$C33]))" office:value-type="float" office:value="1" calcext:value-type="float">
            <text:p>1</text:p>
          </table:table-cell>
          <table:table-cell table:style-name="ce14" table:formula="of:=IFERROR(ABS(([.L33]-CEILING([.$C33]))/CEILING([.$C33]));IF([.Q33]&lt;&gt;&quot;*&quot;;[.Q33];&quot;*&quot;))" office:value-type="float" office:value="2" calcext:value-type="float">
            <text:p>2,0</text:p>
          </table:table-cell>
          <table:table-cell table:style-name="ce14" table:formula="of:=IFERROR(ABS(([.M33]-CEILING([.$C33]))/CEILING([.$C33]));IF([.R33]&lt;&gt;&quot;*&quot;;[.R33];&quot;*&quot;))" office:value-type="float" office:value="1" calcext:value-type="float">
            <text:p>1,0</text:p>
          </table:table-cell>
          <table:table-cell table:style-name="ce14" table:formula="of:=IFERROR(ABS(([.N33]-CEILING([.$C33]))/CEILING([.$C33]));IF([.S33]&lt;&gt;&quot;*&quot;;[.S33];&quot;*&quot;))" office:value-type="float" office:value="1" calcext:value-type="float">
            <text:p>1,0</text:p>
          </table:table-cell>
          <table:table-cell table:style-name="ce14" table:formula="of:=IFERROR(ABS(([.O33]-CEILING([.$C33]))/CEILING([.$C33]));IF([.T33]&lt;&gt;&quot;*&quot;;[.T33];&quot;*&quot;))" office:value-type="float" office:value="1" calcext:value-type="float">
            <text:p>1,0</text:p>
          </table:table-cell>
          <table:table-cell table:formula="of:=IF([.L33]=[.$P33];1;&quot;&quot;)">
            <text:p/>
          </table:table-cell>
          <table:table-cell table:formula="of:=IF([.M33]=[.$P33];1;&quot;&quot;)" office:value-type="float" office:value="1" calcext:value-type="float">
            <text:p>1</text:p>
          </table:table-cell>
          <table:table-cell table:formula="of:=IF([.N33]=[.$P33];1;&quot;&quot;)" office:value-type="float" office:value="1" calcext:value-type="float">
            <text:p>1</text:p>
          </table:table-cell>
          <table:table-cell table:formula="of:=IF([.O33]=[.$P33];1;&quot;&quot;)" office:value-type="float" office:value="1" calcext:value-type="float">
            <text:p>1</text:p>
          </table:table-cell>
          <table:table-cell table:number-columns-repeated="8"/>
          <table:table-cell table:formula="of:=CONCATENATE([.A33];&quot;&amp;&quot;;[.B33];&quot;&amp;&quot;;IF([.E33]=1;CONCATENATE(&quot;\h{&quot;;[.C33];&quot;}&quot;);[.C33]);&quot;&amp;&quot;;[.H33];&quot;&amp;&quot;;IF([.J33]=0;CONCATENATE(&quot;\uu{&quot;;[.I33];&quot;}&quot;);[.I33]);&quot;&amp;&quot;;IF([.L33]=[.P33];CONCATENATE(&quot;\h{&quot;;[.L33];&quot;}&quot;);[.L33]);&quot;&amp;&quot;;IF([.M33]=[.P33];CONCATENATE(&quot;\h{&quot;;[.M33];&quot;}&quot;);[.M33]);&quot;&amp;&quot;;IF([.N33]=[.P33];CONCATENATE(&quot;\h{&quot;;[.N33];&quot;}&quot;);[.N33]);&quot;&amp;&quot;;IF([.O33]=[.P33];CONCATENATE(&quot;\h{&quot;;[.O33];&quot;}&quot;);[.O33]);&quot;\\\hline&quot;)" office:value-type="string" office:string-value="r2-15-30-1&amp;46,75&amp;-1,8&amp;0&amp;\uu{0}&amp;1&amp;\h{0}&amp;\h{0}&amp;\h{0}\\\hline" calcext:value-type="string">
            <text:p>r2-15-30-1&amp;46,75&amp;-1,8&amp;0&amp;\uu{0}&amp;1&amp;\h{0}&amp;\h{0}&amp;\h{0}\\\hline</text:p>
          </table:table-cell>
          <table:table-cell table:number-columns-repeated="8"/>
        </table:table-row>
        <table:table-row table:style-name="ro2">
          <table:table-cell table:formula="of:=[$ra.AA33]" office:value-type="string" office:string-value="r2-15-30-2" calcext:value-type="string">
            <text:p>r2-15-30-2</text:p>
          </table:table-cell>
          <table:table-cell table:formula="of:=ROUND([$ra.AB33];2)" office:value-type="float" office:value="36.36" calcext:value-type="float">
            <text:p>36,36</text:p>
          </table:table-cell>
          <table:table-cell table:style-name="ce12" table:formula="of:=ROUND([$ra.AC33];1)" office:value-type="float" office:value="-1.9" calcext:value-type="float">
            <text:p>-1,9</text:p>
          </table:table-cell>
          <table:table-cell table:style-name="ce12" table:formula="of:=IF([ra.S33]=5;&quot;*&quot;;[ra.I33])" office:value-type="float" office:value="0.01281" calcext:value-type="float">
            <text:p>0,0</text:p>
          </table:table-cell>
          <table:table-cell table:style-name="ce12" table:formula="of:=IF([ra.S33]=11;1;&quot;&quot;)">
            <text:p/>
          </table:table-cell>
          <table:table-cell table:style-name="ce34" table:formula="of:=IFERROR(IF([.I34]=0;ABS(CEILING([.C34]));ABS(([.I34]-CEILING([.C34]))/[.I34]));&quot;*&quot;)" office:value-type="float" office:value="0" calcext:value-type="float">
            <text:p>0,00</text:p>
          </table:table-cell>
          <table:table-cell table:style-name="ce34" table:formula="of:=IFERROR([.I34]-CEILING([.C34]);&quot;*&quot;)" office:value-type="float" office:value="0" calcext:value-type="float">
            <text:p>0,00</text:p>
          </table:table-cell>
          <table:table-cell table:style-name="ce14" table:formula="of:=ROUND([exact.J33];1)" office:value-type="float" office:value="-1" calcext:value-type="float">
            <text:p>-1,0</text:p>
          </table:table-cell>
          <table:table-cell table:style-name="ce16" table:formula="of:=[exact.K33]" office:value-type="float" office:value="-1" calcext:value-type="float">
            <text:p>-1</text:p>
          </table:table-cell>
          <table:table-cell table:style-name="ce14" table:formula="of:=IF([exact.L33]&lt;1000000;100*[exact.L33];&quot;*&quot;)" office:value-type="float" office:value="0" calcext:value-type="float">
            <text:p>0,0</text:p>
          </table:table-cell>
          <table:table-cell table:style-name="ce14" table:formula="of:=IF([exact.S33]=5;&quot;*&quot;;[exact.I33])" office:value-type="float" office:value="0.011697" calcext:value-type="float">
            <text:p>0,0</text:p>
          </table:table-cell>
          <table:table-cell table:style-name="ce18" table:formula="of:=[$ra.AE33]" office:value-type="float" office:value="0" calcext:value-type="float">
            <text:p>0</text:p>
          </table:table-cell>
          <table:table-cell table:style-name="ce18" table:formula="of:=[$'bcpa-t600'.AE33]" office:value-type="float" office:value="-1" calcext:value-type="float">
            <text:p>-1</text:p>
          </table:table-cell>
          <table:table-cell table:style-name="ce18" table:formula="of:=[$'blpl-t300'.AE33]" office:value-type="float" office:value="-1" calcext:value-type="float">
            <text:p>-1</text:p>
          </table:table-cell>
          <table:table-cell table:style-name="ce18" table:formula="of:=[$'sbpl-t300'.AE33]" office:value-type="float" office:value="-1" calcext:value-type="float">
            <text:p>-1</text:p>
          </table:table-cell>
          <table:table-cell table:formula="of:=MIN([.L34:.O34])" office:value-type="float" office:value="-1" calcext:value-type="float">
            <text:p>-1</text:p>
          </table:table-cell>
          <table:table-cell table:formula="of:=ABS([.L34]-CEILING([.$C34]))" office:value-type="float" office:value="1" calcext:value-type="float">
            <text:p>1</text:p>
          </table:table-cell>
          <table:table-cell table:formula="of:=IFERROR(ABS([.M34]-CEILING([.$C34]));&quot;-&quot;)" office:value-type="float" office:value="0" calcext:value-type="float">
            <text:p>0</text:p>
          </table:table-cell>
          <table:table-cell table:formula="of:=ABS([.N34]-CEILING([.$C34]))" office:value-type="float" office:value="0" calcext:value-type="float">
            <text:p>0</text:p>
          </table:table-cell>
          <table:table-cell table:formula="of:=ABS([.O34]-CEILING([.$C34]))" office:value-type="float" office:value="0" calcext:value-type="float">
            <text:p>0</text:p>
          </table:table-cell>
          <table:table-cell table:style-name="ce14" table:formula="of:=IFERROR(ABS(([.L34]-CEILING([.$C34]))/CEILING([.$C34]));IF([.Q34]&lt;&gt;&quot;*&quot;;[.Q34];&quot;*&quot;))" office:value-type="float" office:value="1" calcext:value-type="float">
            <text:p>1,0</text:p>
          </table:table-cell>
          <table:table-cell table:style-name="ce14" table:formula="of:=IFERROR(ABS(([.M34]-CEILING([.$C34]))/CEILING([.$C34]));IF([.R34]&lt;&gt;&quot;*&quot;;[.R34];&quot;*&quot;))" office:value-type="float" office:value="0" calcext:value-type="float">
            <text:p>0,0</text:p>
          </table:table-cell>
          <table:table-cell table:style-name="ce14" table:formula="of:=IFERROR(ABS(([.N34]-CEILING([.$C34]))/CEILING([.$C34]));IF([.S34]&lt;&gt;&quot;*&quot;;[.S34];&quot;*&quot;))" office:value-type="float" office:value="0" calcext:value-type="float">
            <text:p>0,0</text:p>
          </table:table-cell>
          <table:table-cell table:style-name="ce14" table:formula="of:=IFERROR(ABS(([.O34]-CEILING([.$C34]))/CEILING([.$C34]));IF([.T34]&lt;&gt;&quot;*&quot;;[.T34];&quot;*&quot;))" office:value-type="float" office:value="0" calcext:value-type="float">
            <text:p>0,0</text:p>
          </table:table-cell>
          <table:table-cell table:formula="of:=IF([.L34]=[.$P34];1;&quot;&quot;)">
            <text:p/>
          </table:table-cell>
          <table:table-cell table:formula="of:=IF([.M34]=[.$P34];1;&quot;&quot;)" office:value-type="float" office:value="1" calcext:value-type="float">
            <text:p>1</text:p>
          </table:table-cell>
          <table:table-cell table:formula="of:=IF([.N34]=[.$P34];1;&quot;&quot;)" office:value-type="float" office:value="1" calcext:value-type="float">
            <text:p>1</text:p>
          </table:table-cell>
          <table:table-cell table:formula="of:=IF([.O34]=[.$P34];1;&quot;&quot;)" office:value-type="float" office:value="1" calcext:value-type="float">
            <text:p>1</text:p>
          </table:table-cell>
          <table:table-cell table:number-columns-repeated="8"/>
          <table:table-cell table:formula="of:=CONCATENATE([.A34];&quot;&amp;&quot;;[.B34];&quot;&amp;&quot;;IF([.E34]=1;CONCATENATE(&quot;\h{&quot;;[.C34];&quot;}&quot;);[.C34]);&quot;&amp;&quot;;[.H34];&quot;&amp;&quot;;IF([.J34]=0;CONCATENATE(&quot;\uu{&quot;;[.I34];&quot;}&quot;);[.I34]);&quot;&amp;&quot;;IF([.L34]=[.P34];CONCATENATE(&quot;\h{&quot;;[.L34];&quot;}&quot;);[.L34]);&quot;&amp;&quot;;IF([.M34]=[.P34];CONCATENATE(&quot;\h{&quot;;[.M34];&quot;}&quot;);[.M34]);&quot;&amp;&quot;;IF([.N34]=[.P34];CONCATENATE(&quot;\h{&quot;;[.N34];&quot;}&quot;);[.N34]);&quot;&amp;&quot;;IF([.O34]=[.P34];CONCATENATE(&quot;\h{&quot;;[.O34];&quot;}&quot;);[.O34]);&quot;\\\hline&quot;)" office:value-type="string" office:string-value="r2-15-30-2&amp;36,36&amp;-1,9&amp;-1&amp;\uu{-1}&amp;0&amp;\h{-1}&amp;\h{-1}&amp;\h{-1}\\\hline" calcext:value-type="string">
            <text:p>r2-15-30-2&amp;36,36&amp;-1,9&amp;-1&amp;\uu{-1}&amp;0&amp;\h{-1}&amp;\h{-1}&amp;\h{-1}\\\hline</text:p>
          </table:table-cell>
          <table:table-cell table:number-columns-repeated="8"/>
        </table:table-row>
        <table:table-row table:style-name="ro2">
          <table:table-cell table:formula="of:=[$ra.AA34]" office:value-type="string" office:string-value="r2-15-30-3" calcext:value-type="string">
            <text:p>r2-15-30-3</text:p>
          </table:table-cell>
          <table:table-cell table:formula="of:=ROUND([$ra.AB34];2)" office:value-type="float" office:value="46.75" calcext:value-type="float">
            <text:p>46,75</text:p>
          </table:table-cell>
          <table:table-cell table:style-name="ce12" table:formula="of:=ROUND([$ra.AC34];1)" office:value-type="float" office:value="-1" calcext:value-type="float">
            <text:p>-1,0</text:p>
          </table:table-cell>
          <table:table-cell table:style-name="ce12" table:formula="of:=IF([ra.S34]=5;&quot;*&quot;;[ra.I34])" office:value-type="float" office:value="0.009322" calcext:value-type="float">
            <text:p>0,0</text:p>
          </table:table-cell>
          <table:table-cell table:style-name="ce12" table:formula="of:=IF([ra.S34]=11;1;&quot;&quot;)">
            <text:p/>
          </table:table-cell>
          <table:table-cell table:style-name="ce34" table:formula="of:=IFERROR(IF([.I35]=0;ABS(CEILING([.C35]));ABS(([.I35]-CEILING([.C35]))/[.I35]));&quot;*&quot;)" office:value-type="float" office:value="2" calcext:value-type="float">
            <text:p>2,00</text:p>
          </table:table-cell>
          <table:table-cell table:style-name="ce34" table:formula="of:=IFERROR([.I35]-CEILING([.C35]);&quot;*&quot;)" office:value-type="float" office:value="2" calcext:value-type="float">
            <text:p>2,00</text:p>
          </table:table-cell>
          <table:table-cell table:style-name="ce14" table:formula="of:=ROUND([exact.J34];1)" office:value-type="float" office:value="1" calcext:value-type="float">
            <text:p>1,0</text:p>
          </table:table-cell>
          <table:table-cell table:style-name="ce16" table:formula="of:=[exact.K34]" office:value-type="float" office:value="1" calcext:value-type="float">
            <text:p>1</text:p>
          </table:table-cell>
          <table:table-cell table:style-name="ce14" table:formula="of:=IF([exact.L34]&lt;1000000;100*[exact.L34];&quot;*&quot;)" office:value-type="float" office:value="0" calcext:value-type="float">
            <text:p>0,0</text:p>
          </table:table-cell>
          <table:table-cell table:style-name="ce14" table:formula="of:=IF([exact.S34]=5;&quot;*&quot;;[exact.I34])" office:value-type="float" office:value="0.145084" calcext:value-type="float">
            <text:p>0,1</text:p>
          </table:table-cell>
          <table:table-cell table:style-name="ce18" table:formula="of:=[$ra.AE34]" office:value-type="float" office:value="2" calcext:value-type="float">
            <text:p>2</text:p>
          </table:table-cell>
          <table:table-cell table:style-name="ce18" table:formula="of:=[$'bcpa-t600'.AE34]" office:value-type="float" office:value="1" calcext:value-type="float">
            <text:p>1</text:p>
          </table:table-cell>
          <table:table-cell table:style-name="ce18" table:formula="of:=[$'blpl-t300'.AE34]" office:value-type="float" office:value="1" calcext:value-type="float">
            <text:p>1</text:p>
          </table:table-cell>
          <table:table-cell table:style-name="ce18" table:formula="of:=[$'sbpl-t300'.AE34]" office:value-type="float" office:value="2" calcext:value-type="float">
            <text:p>2</text:p>
          </table:table-cell>
          <table:table-cell table:formula="of:=MIN([.L35:.O35])" office:value-type="float" office:value="1" calcext:value-type="float">
            <text:p>1</text:p>
          </table:table-cell>
          <table:table-cell table:formula="of:=ABS([.L35]-CEILING([.$C35]))" office:value-type="float" office:value="3" calcext:value-type="float">
            <text:p>3</text:p>
          </table:table-cell>
          <table:table-cell table:formula="of:=IFERROR(ABS([.M35]-CEILING([.$C35]));&quot;-&quot;)" office:value-type="float" office:value="2" calcext:value-type="float">
            <text:p>2</text:p>
          </table:table-cell>
          <table:table-cell table:formula="of:=ABS([.N35]-CEILING([.$C35]))" office:value-type="float" office:value="2" calcext:value-type="float">
            <text:p>2</text:p>
          </table:table-cell>
          <table:table-cell table:formula="of:=ABS([.O35]-CEILING([.$C35]))" office:value-type="float" office:value="3" calcext:value-type="float">
            <text:p>3</text:p>
          </table:table-cell>
          <table:table-cell table:style-name="ce14" table:formula="of:=IFERROR(ABS(([.L35]-CEILING([.$C35]))/CEILING([.$C35]));IF([.Q35]&lt;&gt;&quot;*&quot;;[.Q35];&quot;*&quot;))" office:value-type="float" office:value="3" calcext:value-type="float">
            <text:p>3,0</text:p>
          </table:table-cell>
          <table:table-cell table:style-name="ce14" table:formula="of:=IFERROR(ABS(([.M35]-CEILING([.$C35]))/CEILING([.$C35]));IF([.R35]&lt;&gt;&quot;*&quot;;[.R35];&quot;*&quot;))" office:value-type="float" office:value="2" calcext:value-type="float">
            <text:p>2,0</text:p>
          </table:table-cell>
          <table:table-cell table:style-name="ce14" table:formula="of:=IFERROR(ABS(([.N35]-CEILING([.$C35]))/CEILING([.$C35]));IF([.S35]&lt;&gt;&quot;*&quot;;[.S35];&quot;*&quot;))" office:value-type="float" office:value="2" calcext:value-type="float">
            <text:p>2,0</text:p>
          </table:table-cell>
          <table:table-cell table:style-name="ce14" table:formula="of:=IFERROR(ABS(([.O35]-CEILING([.$C35]))/CEILING([.$C35]));IF([.T35]&lt;&gt;&quot;*&quot;;[.T35];&quot;*&quot;))" office:value-type="float" office:value="3" calcext:value-type="float">
            <text:p>3,0</text:p>
          </table:table-cell>
          <table:table-cell table:formula="of:=IF([.L35]=[.$P35];1;&quot;&quot;)">
            <text:p/>
          </table:table-cell>
          <table:table-cell table:formula="of:=IF([.M35]=[.$P35];1;&quot;&quot;)" office:value-type="float" office:value="1" calcext:value-type="float">
            <text:p>1</text:p>
          </table:table-cell>
          <table:table-cell table:style-name="ce25" table:formula="of:=IF([.N35]=[.$P35];1;&quot;&quot;)" office:value-type="float" office:value="1" calcext:value-type="float">
            <text:p>1</text:p>
          </table:table-cell>
          <table:table-cell table:formula="of:=IF([.O35]=[.$P35];1;&quot;&quot;)">
            <text:p/>
          </table:table-cell>
          <table:table-cell table:number-columns-repeated="8"/>
          <table:table-cell table:formula="of:=CONCATENATE([.A35];&quot;&amp;&quot;;[.B35];&quot;&amp;&quot;;IF([.E35]=1;CONCATENATE(&quot;\h{&quot;;[.C35];&quot;}&quot;);[.C35]);&quot;&amp;&quot;;[.H35];&quot;&amp;&quot;;IF([.J35]=0;CONCATENATE(&quot;\uu{&quot;;[.I35];&quot;}&quot;);[.I35]);&quot;&amp;&quot;;IF([.L35]=[.P35];CONCATENATE(&quot;\h{&quot;;[.L35];&quot;}&quot;);[.L35]);&quot;&amp;&quot;;IF([.M35]=[.P35];CONCATENATE(&quot;\h{&quot;;[.M35];&quot;}&quot;);[.M35]);&quot;&amp;&quot;;IF([.N35]=[.P35];CONCATENATE(&quot;\h{&quot;;[.N35];&quot;}&quot;);[.N35]);&quot;&amp;&quot;;IF([.O35]=[.P35];CONCATENATE(&quot;\h{&quot;;[.O35];&quot;}&quot;);[.O35]);&quot;\\\hline&quot;)" office:value-type="string" office:string-value="r2-15-30-3&amp;46,75&amp;-1&amp;1&amp;\uu{1}&amp;2&amp;\h{1}&amp;\h{1}&amp;2\\\hline" calcext:value-type="string">
            <text:p>r2-15-30-3&amp;46,75&amp;-1&amp;1&amp;\uu{1}&amp;2&amp;\h{1}&amp;\h{1}&amp;2\\\hline</text:p>
          </table:table-cell>
          <table:table-cell table:number-columns-repeated="8"/>
        </table:table-row>
        <table:table-row table:style-name="ro2">
          <table:table-cell table:formula="of:=[$ra.AA35]" office:value-type="string" office:string-value="r2-15-30-4" calcext:value-type="string">
            <text:p>r2-15-30-4</text:p>
          </table:table-cell>
          <table:table-cell table:formula="of:=ROUND([$ra.AB35];2)" office:value-type="float" office:value="36.36" calcext:value-type="float">
            <text:p>36,36</text:p>
          </table:table-cell>
          <table:table-cell table:style-name="ce12" table:formula="of:=ROUND([$ra.AC35];1)" office:value-type="float" office:value="0" calcext:value-type="float">
            <text:p>0,0</text:p>
          </table:table-cell>
          <table:table-cell table:style-name="ce12" table:formula="of:=IF([ra.S35]=5;&quot;*&quot;;[ra.I35])" office:value-type="float" office:value="0.008767" calcext:value-type="float">
            <text:p>0,0</text:p>
          </table:table-cell>
          <table:table-cell table:style-name="ce12" table:formula="of:=IF([ra.S35]=11;1;&quot;&quot;)">
            <text:p/>
          </table:table-cell>
          <table:table-cell table:style-name="ce34" table:formula="of:=IFERROR(IF([.I36]=0;ABS(CEILING([.C36]));ABS(([.I36]-CEILING([.C36]))/[.I36]));&quot;*&quot;)" office:value-type="float" office:value="0" calcext:value-type="float">
            <text:p>0,00</text:p>
          </table:table-cell>
          <table:table-cell table:style-name="ce34" table:formula="of:=IFERROR([.I36]-CEILING([.C36]);&quot;*&quot;)" office:value-type="float" office:value="0" calcext:value-type="float">
            <text:p>0,00</text:p>
          </table:table-cell>
          <table:table-cell table:style-name="ce14" table:formula="of:=ROUND([exact.J35];1)" office:value-type="float" office:value="0" calcext:value-type="float">
            <text:p>0,0</text:p>
          </table:table-cell>
          <table:table-cell table:style-name="ce16" table:formula="of:=[exact.K35]" office:value-type="float" office:value="0" calcext:value-type="float">
            <text:p>0</text:p>
          </table:table-cell>
          <table:table-cell table:style-name="ce14" table:formula="of:=IF([exact.L35]&lt;1000000;100*[exact.L35];&quot;*&quot;)" office:value-type="float" office:value="0" calcext:value-type="float">
            <text:p>0,0</text:p>
          </table:table-cell>
          <table:table-cell table:style-name="ce14" table:formula="of:=IF([exact.S35]=5;&quot;*&quot;;[exact.I35])" office:value-type="float" office:value="0.016796" calcext:value-type="float">
            <text:p>0,0</text:p>
          </table:table-cell>
          <table:table-cell table:style-name="ce18" table:formula="of:=[$ra.AE35]" office:value-type="float" office:value="2" calcext:value-type="float">
            <text:p>2</text:p>
          </table:table-cell>
          <table:table-cell table:style-name="ce18" table:formula="of:=[$'bcpa-t600'.AE35]" office:value-type="float" office:value="1" calcext:value-type="float">
            <text:p>1</text:p>
          </table:table-cell>
          <table:table-cell table:style-name="ce18" table:formula="of:=[$'blpl-t300'.AE35]" office:value-type="float" office:value="0" calcext:value-type="float">
            <text:p>0</text:p>
          </table:table-cell>
          <table:table-cell table:style-name="ce18" table:formula="of:=[$'sbpl-t300'.AE35]" office:value-type="float" office:value="1" calcext:value-type="float">
            <text:p>1</text:p>
          </table:table-cell>
          <table:table-cell table:formula="of:=MIN([.L36:.O36])" office:value-type="float" office:value="0" calcext:value-type="float">
            <text:p>0</text:p>
          </table:table-cell>
          <table:table-cell table:formula="of:=ABS([.L36]-CEILING([.$C36]))" office:value-type="float" office:value="2" calcext:value-type="float">
            <text:p>2</text:p>
          </table:table-cell>
          <table:table-cell table:formula="of:=IFERROR(ABS([.M36]-CEILING([.$C36]));&quot;-&quot;)" office:value-type="float" office:value="1" calcext:value-type="float">
            <text:p>1</text:p>
          </table:table-cell>
          <table:table-cell table:formula="of:=ABS([.N36]-CEILING([.$C36]))" office:value-type="float" office:value="0" calcext:value-type="float">
            <text:p>0</text:p>
          </table:table-cell>
          <table:table-cell table:formula="of:=ABS([.O36]-CEILING([.$C36]))" office:value-type="float" office:value="1" calcext:value-type="float">
            <text:p>1</text:p>
          </table:table-cell>
          <table:table-cell table:style-name="ce14" table:formula="of:=IFERROR(ABS(([.L36]-CEILING([.$C36]))/CEILING([.$C36]));IF([.Q36]&lt;&gt;&quot;*&quot;;[.Q36];&quot;*&quot;))" office:value-type="float" office:value="2" calcext:value-type="float">
            <text:p>2,0</text:p>
          </table:table-cell>
          <table:table-cell table:style-name="ce14" table:formula="of:=IFERROR(ABS(([.M36]-CEILING([.$C36]))/CEILING([.$C36]));IF([.R36]&lt;&gt;&quot;*&quot;;[.R36];&quot;*&quot;))" office:value-type="float" office:value="1" calcext:value-type="float">
            <text:p>1,0</text:p>
          </table:table-cell>
          <table:table-cell table:style-name="ce14" table:formula="of:=IFERROR(ABS(([.N36]-CEILING([.$C36]))/CEILING([.$C36]));IF([.S36]&lt;&gt;&quot;*&quot;;[.S36];&quot;*&quot;))" office:value-type="float" office:value="0" calcext:value-type="float">
            <text:p>0,0</text:p>
          </table:table-cell>
          <table:table-cell table:style-name="ce14" table:formula="of:=IFERROR(ABS(([.O36]-CEILING([.$C36]))/CEILING([.$C36]));IF([.T36]&lt;&gt;&quot;*&quot;;[.T36];&quot;*&quot;))" office:value-type="float" office:value="1" calcext:value-type="float">
            <text:p>1,0</text:p>
          </table:table-cell>
          <table:table-cell table:formula="of:=IF([.L36]=[.$P36];1;&quot;&quot;)">
            <text:p/>
          </table:table-cell>
          <table:table-cell table:formula="of:=IF([.M36]=[.$P36];1;&quot;&quot;)">
            <text:p/>
          </table:table-cell>
          <table:table-cell table:formula="of:=IF([.N36]=[.$P36];1;&quot;&quot;)" office:value-type="float" office:value="1" calcext:value-type="float">
            <text:p>1</text:p>
          </table:table-cell>
          <table:table-cell table:formula="of:=IF([.O36]=[.$P36];1;&quot;&quot;)">
            <text:p/>
          </table:table-cell>
          <table:table-cell table:number-columns-repeated="8"/>
          <table:table-cell table:formula="of:=CONCATENATE([.A36];&quot;&amp;&quot;;[.B36];&quot;&amp;&quot;;IF([.E36]=1;CONCATENATE(&quot;\h{&quot;;[.C36];&quot;}&quot;);[.C36]);&quot;&amp;&quot;;[.H36];&quot;&amp;&quot;;IF([.J36]=0;CONCATENATE(&quot;\uu{&quot;;[.I36];&quot;}&quot;);[.I36]);&quot;&amp;&quot;;IF([.L36]=[.P36];CONCATENATE(&quot;\h{&quot;;[.L36];&quot;}&quot;);[.L36]);&quot;&amp;&quot;;IF([.M36]=[.P36];CONCATENATE(&quot;\h{&quot;;[.M36];&quot;}&quot;);[.M36]);&quot;&amp;&quot;;IF([.N36]=[.P36];CONCATENATE(&quot;\h{&quot;;[.N36];&quot;}&quot;);[.N36]);&quot;&amp;&quot;;IF([.O36]=[.P36];CONCATENATE(&quot;\h{&quot;;[.O36];&quot;}&quot;);[.O36]);&quot;\\\hline&quot;)" office:value-type="string" office:string-value="r2-15-30-4&amp;36,36&amp;0&amp;0&amp;\uu{0}&amp;2&amp;1&amp;\h{0}&amp;1\\\hline" calcext:value-type="string">
            <text:p>r2-15-30-4&amp;36,36&amp;0&amp;0&amp;\uu{0}&amp;2&amp;1&amp;\h{0}&amp;1\\\hline</text:p>
          </table:table-cell>
          <table:table-cell table:number-columns-repeated="8"/>
        </table:table-row>
        <table:table-row table:style-name="ro2">
          <table:table-cell table:formula="of:=[$ra.AA36]" office:value-type="string" office:string-value="r2-15-30-5" calcext:value-type="string">
            <text:p>r2-15-30-5</text:p>
          </table:table-cell>
          <table:table-cell table:formula="of:=ROUND([$ra.AB36];2)" office:value-type="float" office:value="41.56" calcext:value-type="float">
            <text:p>41,56</text:p>
          </table:table-cell>
          <table:table-cell table:style-name="ce12" table:formula="of:=ROUND([$ra.AC36];1)" office:value-type="float" office:value="0" calcext:value-type="float">
            <text:p>0,0</text:p>
          </table:table-cell>
          <table:table-cell table:style-name="ce12" table:formula="of:=IF([ra.S36]=5;&quot;*&quot;;[ra.I36])" office:value-type="float" office:value="0.012168" calcext:value-type="float">
            <text:p>0,0</text:p>
          </table:table-cell>
          <table:table-cell table:style-name="ce12" table:formula="of:=IF([ra.S36]=11;1;&quot;&quot;)">
            <text:p/>
          </table:table-cell>
          <table:table-cell table:style-name="ce34" table:formula="of:=IFERROR(IF([.I37]=0;ABS(CEILING([.C37]));ABS(([.I37]-CEILING([.C37]))/[.I37]));&quot;*&quot;)" office:value-type="float" office:value="1" calcext:value-type="float">
            <text:p>1,00</text:p>
          </table:table-cell>
          <table:table-cell table:style-name="ce34" table:formula="of:=IFERROR([.I37]-CEILING([.C37]);&quot;*&quot;)" office:value-type="float" office:value="1" calcext:value-type="float">
            <text:p>1,00</text:p>
          </table:table-cell>
          <table:table-cell table:style-name="ce14" table:formula="of:=ROUND([exact.J36];1)" office:value-type="float" office:value="1" calcext:value-type="float">
            <text:p>1,0</text:p>
          </table:table-cell>
          <table:table-cell table:style-name="ce16" table:formula="of:=[exact.K36]" office:value-type="float" office:value="1" calcext:value-type="float">
            <text:p>1</text:p>
          </table:table-cell>
          <table:table-cell table:style-name="ce14" table:formula="of:=IF([exact.L36]&lt;1000000;100*[exact.L36];&quot;*&quot;)" office:value-type="float" office:value="0" calcext:value-type="float">
            <text:p>0,0</text:p>
          </table:table-cell>
          <table:table-cell table:style-name="ce14" table:formula="of:=IF([exact.S36]=5;&quot;*&quot;;[exact.I36])" office:value-type="float" office:value="0.018143" calcext:value-type="float">
            <text:p>0,0</text:p>
          </table:table-cell>
          <table:table-cell table:style-name="ce18" table:formula="of:=[$ra.AE36]" office:value-type="float" office:value="2" calcext:value-type="float">
            <text:p>2</text:p>
          </table:table-cell>
          <table:table-cell table:style-name="ce18" table:formula="of:=[$'bcpa-t600'.AE36]" office:value-type="float" office:value="1" calcext:value-type="float">
            <text:p>1</text:p>
          </table:table-cell>
          <table:table-cell table:style-name="ce18" table:formula="of:=[$'blpl-t300'.AE36]" office:value-type="float" office:value="1" calcext:value-type="float">
            <text:p>1</text:p>
          </table:table-cell>
          <table:table-cell table:style-name="ce18" table:formula="of:=[$'sbpl-t300'.AE36]" office:value-type="float" office:value="1" calcext:value-type="float">
            <text:p>1</text:p>
          </table:table-cell>
          <table:table-cell table:formula="of:=MIN([.L37:.O37])" office:value-type="float" office:value="1" calcext:value-type="float">
            <text:p>1</text:p>
          </table:table-cell>
          <table:table-cell table:formula="of:=ABS([.L37]-CEILING([.$C37]))" office:value-type="float" office:value="2" calcext:value-type="float">
            <text:p>2</text:p>
          </table:table-cell>
          <table:table-cell table:formula="of:=IFERROR(ABS([.M37]-CEILING([.$C37]));&quot;-&quot;)" office:value-type="float" office:value="1" calcext:value-type="float">
            <text:p>1</text:p>
          </table:table-cell>
          <table:table-cell table:formula="of:=ABS([.N37]-CEILING([.$C37]))" office:value-type="float" office:value="1" calcext:value-type="float">
            <text:p>1</text:p>
          </table:table-cell>
          <table:table-cell table:formula="of:=ABS([.O37]-CEILING([.$C37]))" office:value-type="float" office:value="1" calcext:value-type="float">
            <text:p>1</text:p>
          </table:table-cell>
          <table:table-cell table:style-name="ce14" table:formula="of:=IFERROR(ABS(([.L37]-CEILING([.$C37]))/CEILING([.$C37]));IF([.Q37]&lt;&gt;&quot;*&quot;;[.Q37];&quot;*&quot;))" office:value-type="float" office:value="2" calcext:value-type="float">
            <text:p>2,0</text:p>
          </table:table-cell>
          <table:table-cell table:style-name="ce14" table:formula="of:=IFERROR(ABS(([.M37]-CEILING([.$C37]))/CEILING([.$C37]));IF([.R37]&lt;&gt;&quot;*&quot;;[.R37];&quot;*&quot;))" office:value-type="float" office:value="1" calcext:value-type="float">
            <text:p>1,0</text:p>
          </table:table-cell>
          <table:table-cell table:style-name="ce14" table:formula="of:=IFERROR(ABS(([.N37]-CEILING([.$C37]))/CEILING([.$C37]));IF([.S37]&lt;&gt;&quot;*&quot;;[.S37];&quot;*&quot;))" office:value-type="float" office:value="1" calcext:value-type="float">
            <text:p>1,0</text:p>
          </table:table-cell>
          <table:table-cell table:style-name="ce14" table:formula="of:=IFERROR(ABS(([.O37]-CEILING([.$C37]))/CEILING([.$C37]));IF([.T37]&lt;&gt;&quot;*&quot;;[.T37];&quot;*&quot;))" office:value-type="float" office:value="1" calcext:value-type="float">
            <text:p>1,0</text:p>
          </table:table-cell>
          <table:table-cell table:formula="of:=IF([.L37]=[.$P37];1;&quot;&quot;)">
            <text:p/>
          </table:table-cell>
          <table:table-cell table:formula="of:=IF([.M37]=[.$P37];1;&quot;&quot;)" office:value-type="float" office:value="1" calcext:value-type="float">
            <text:p>1</text:p>
          </table:table-cell>
          <table:table-cell table:formula="of:=IF([.N37]=[.$P37];1;&quot;&quot;)" office:value-type="float" office:value="1" calcext:value-type="float">
            <text:p>1</text:p>
          </table:table-cell>
          <table:table-cell table:formula="of:=IF([.O37]=[.$P37];1;&quot;&quot;)" office:value-type="float" office:value="1" calcext:value-type="float">
            <text:p>1</text:p>
          </table:table-cell>
          <table:table-cell table:number-columns-repeated="8"/>
          <table:table-cell table:formula="of:=CONCATENATE([.A37];&quot;&amp;&quot;;[.B37];&quot;&amp;&quot;;IF([.E37]=1;CONCATENATE(&quot;\h{&quot;;[.C37];&quot;}&quot;);[.C37]);&quot;&amp;&quot;;[.H37];&quot;&amp;&quot;;IF([.J37]=0;CONCATENATE(&quot;\uu{&quot;;[.I37];&quot;}&quot;);[.I37]);&quot;&amp;&quot;;IF([.L37]=[.P37];CONCATENATE(&quot;\h{&quot;;[.L37];&quot;}&quot;);[.L37]);&quot;&amp;&quot;;IF([.M37]=[.P37];CONCATENATE(&quot;\h{&quot;;[.M37];&quot;}&quot;);[.M37]);&quot;&amp;&quot;;IF([.N37]=[.P37];CONCATENATE(&quot;\h{&quot;;[.N37];&quot;}&quot;);[.N37]);&quot;&amp;&quot;;IF([.O37]=[.P37];CONCATENATE(&quot;\h{&quot;;[.O37];&quot;}&quot;);[.O37]);&quot;\\\hline&quot;)" office:value-type="string" office:string-value="r2-15-30-5&amp;41,56&amp;0&amp;1&amp;\uu{1}&amp;2&amp;\h{1}&amp;\h{1}&amp;\h{1}\\\hline" calcext:value-type="string">
            <text:p>r2-15-30-5&amp;41,56&amp;0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37]" office:value-type="string" office:string-value="r2-20-40-1" calcext:value-type="string">
            <text:p>r2-20-40-1</text:p>
          </table:table-cell>
          <table:table-cell table:formula="of:=ROUND([$ra.AB37];2)" office:value-type="float" office:value="45.1" calcext:value-type="float">
            <text:p>45,1</text:p>
          </table:table-cell>
          <table:table-cell table:style-name="ce12" table:formula="of:=ROUND([$ra.AC37];1)" office:value-type="float" office:value="-1.6" calcext:value-type="float">
            <text:p>-1,6</text:p>
          </table:table-cell>
          <table:table-cell table:style-name="ce12" table:formula="of:=IF([ra.S37]=5;&quot;*&quot;;[ra.I37])" office:value-type="float" office:value="0.019355" calcext:value-type="float">
            <text:p>0,0</text:p>
          </table:table-cell>
          <table:table-cell table:style-name="ce12" table:formula="of:=IF([ra.S37]=11;1;&quot;&quot;)">
            <text:p/>
          </table:table-cell>
          <table:table-cell table:style-name="ce34" table:formula="of:=IFERROR(IF([.I38]=0;ABS(CEILING([.C38]));ABS(([.I38]-CEILING([.C38]))/[.I38]));&quot;*&quot;)" office:value-type="float" office:value="1" calcext:value-type="float">
            <text:p>1,00</text:p>
          </table:table-cell>
          <table:table-cell table:style-name="ce34" table:formula="of:=IFERROR([.I38]-CEILING([.C38]);&quot;*&quot;)" office:value-type="float" office:value="1" calcext:value-type="float">
            <text:p>1,00</text:p>
          </table:table-cell>
          <table:table-cell table:style-name="ce14" table:formula="of:=ROUND([exact.J37];1)" office:value-type="float" office:value="0" calcext:value-type="float">
            <text:p>0,0</text:p>
          </table:table-cell>
          <table:table-cell table:style-name="ce16" table:formula="of:=[exact.K37]" office:value-type="float" office:value="0" calcext:value-type="float">
            <text:p>0</text:p>
          </table:table-cell>
          <table:table-cell table:style-name="ce14" table:formula="of:=IF([exact.L37]&lt;1000000;100*[exact.L37];&quot;*&quot;)" office:value-type="float" office:value="0" calcext:value-type="float">
            <text:p>0,0</text:p>
          </table:table-cell>
          <table:table-cell table:style-name="ce14" table:formula="of:=IF([exact.S37]=5;&quot;*&quot;;[exact.I37])" office:value-type="float" office:value="0.187462" calcext:value-type="float">
            <text:p>0,2</text:p>
          </table:table-cell>
          <table:table-cell table:style-name="ce18" table:formula="of:=[$ra.AE37]" office:value-type="float" office:value="3" calcext:value-type="float">
            <text:p>3</text:p>
          </table:table-cell>
          <table:table-cell table:style-name="ce18" table:formula="of:=[$'bcpa-t600'.AE37]" office:value-type="float" office:value="0" calcext:value-type="float">
            <text:p>0</text:p>
          </table:table-cell>
          <table:table-cell table:style-name="ce18" table:formula="of:=[$'blpl-t300'.AE37]" office:value-type="float" office:value="1" calcext:value-type="float">
            <text:p>1</text:p>
          </table:table-cell>
          <table:table-cell table:style-name="ce18" table:formula="of:=[$'sbpl-t300'.AE37]" office:value-type="float" office:value="1" calcext:value-type="float">
            <text:p>1</text:p>
          </table:table-cell>
          <table:table-cell table:formula="of:=MIN([.L38:.O38])" office:value-type="float" office:value="0" calcext:value-type="float">
            <text:p>0</text:p>
          </table:table-cell>
          <table:table-cell table:formula="of:=ABS([.L38]-CEILING([.$C38]))" office:value-type="float" office:value="4" calcext:value-type="float">
            <text:p>4</text:p>
          </table:table-cell>
          <table:table-cell table:formula="of:=IFERROR(ABS([.M38]-CEILING([.$C38]));&quot;-&quot;)" office:value-type="float" office:value="1" calcext:value-type="float">
            <text:p>1</text:p>
          </table:table-cell>
          <table:table-cell table:formula="of:=ABS([.N38]-CEILING([.$C38]))" office:value-type="float" office:value="2" calcext:value-type="float">
            <text:p>2</text:p>
          </table:table-cell>
          <table:table-cell table:formula="of:=ABS([.O38]-CEILING([.$C38]))" office:value-type="float" office:value="2" calcext:value-type="float">
            <text:p>2</text:p>
          </table:table-cell>
          <table:table-cell table:style-name="ce14" table:formula="of:=IFERROR(ABS(([.L38]-CEILING([.$C38]))/CEILING([.$C38]));IF([.Q38]&lt;&gt;&quot;*&quot;;[.Q38];&quot;*&quot;))" office:value-type="float" office:value="4" calcext:value-type="float">
            <text:p>4,0</text:p>
          </table:table-cell>
          <table:table-cell table:style-name="ce14" table:formula="of:=IFERROR(ABS(([.M38]-CEILING([.$C38]))/CEILING([.$C38]));IF([.R38]&lt;&gt;&quot;*&quot;;[.R38];&quot;*&quot;))" office:value-type="float" office:value="1" calcext:value-type="float">
            <text:p>1,0</text:p>
          </table:table-cell>
          <table:table-cell table:style-name="ce14" table:formula="of:=IFERROR(ABS(([.N38]-CEILING([.$C38]))/CEILING([.$C38]));IF([.S38]&lt;&gt;&quot;*&quot;;[.S38];&quot;*&quot;))" office:value-type="float" office:value="2" calcext:value-type="float">
            <text:p>2,0</text:p>
          </table:table-cell>
          <table:table-cell table:style-name="ce14" table:formula="of:=IFERROR(ABS(([.O38]-CEILING([.$C38]))/CEILING([.$C38]));IF([.T38]&lt;&gt;&quot;*&quot;;[.T38];&quot;*&quot;))" office:value-type="float" office:value="2" calcext:value-type="float">
            <text:p>2,0</text:p>
          </table:table-cell>
          <table:table-cell table:formula="of:=IF([.L38]=[.$P38];1;&quot;&quot;)">
            <text:p/>
          </table:table-cell>
          <table:table-cell table:formula="of:=IF([.M38]=[.$P38];1;&quot;&quot;)" office:value-type="float" office:value="1" calcext:value-type="float">
            <text:p>1</text:p>
          </table:table-cell>
          <table:table-cell table:formula="of:=IF([.N38]=[.$P38];1;&quot;&quot;)">
            <text:p/>
          </table:table-cell>
          <table:table-cell table:formula="of:=IF([.O38]=[.$P38];1;&quot;&quot;)">
            <text:p/>
          </table:table-cell>
          <table:table-cell table:number-columns-repeated="8"/>
          <table:table-cell table:formula="of:=CONCATENATE([.A38];&quot;&amp;&quot;;[.B38];&quot;&amp;&quot;;IF([.E38]=1;CONCATENATE(&quot;\h{&quot;;[.C38];&quot;}&quot;);[.C38]);&quot;&amp;&quot;;[.H38];&quot;&amp;&quot;;IF([.J38]=0;CONCATENATE(&quot;\uu{&quot;;[.I38];&quot;}&quot;);[.I38]);&quot;&amp;&quot;;IF([.L38]=[.P38];CONCATENATE(&quot;\h{&quot;;[.L38];&quot;}&quot;);[.L38]);&quot;&amp;&quot;;IF([.M38]=[.P38];CONCATENATE(&quot;\h{&quot;;[.M38];&quot;}&quot;);[.M38]);&quot;&amp;&quot;;IF([.N38]=[.P38];CONCATENATE(&quot;\h{&quot;;[.N38];&quot;}&quot;);[.N38]);&quot;&amp;&quot;;IF([.O38]=[.P38];CONCATENATE(&quot;\h{&quot;;[.O38];&quot;}&quot;);[.O38]);&quot;\\\hline&quot;)" office:value-type="string" office:string-value="r2-20-40-1&amp;45,1&amp;-1,6&amp;0&amp;\uu{0}&amp;3&amp;\h{0}&amp;1&amp;1\\\hline" calcext:value-type="string">
            <text:p>r2-20-40-1&amp;45,1&amp;-1,6&amp;0&amp;\uu{0}&amp;3&amp;\h{0}&amp;1&amp;1\\\hline</text:p>
          </table:table-cell>
          <table:table-cell table:number-columns-repeated="8"/>
        </table:table-row>
        <table:table-row table:style-name="ro2">
          <table:table-cell table:formula="of:=[$ra.AA38]" office:value-type="string" office:string-value="r2-20-40-2" calcext:value-type="string">
            <text:p>r2-20-40-2</text:p>
          </table:table-cell>
          <table:table-cell table:formula="of:=ROUND([$ra.AB38];2)" office:value-type="float" office:value="47.06" calcext:value-type="float">
            <text:p>47,06</text:p>
          </table:table-cell>
          <table:table-cell table:style-name="ce12" table:formula="of:=ROUND([$ra.AC38];1)" office:value-type="float" office:value="-1.7" calcext:value-type="float">
            <text:p>-1,7</text:p>
          </table:table-cell>
          <table:table-cell table:style-name="ce12" table:formula="of:=IF([ra.S38]=5;&quot;*&quot;;[ra.I38])" office:value-type="float" office:value="0.017484" calcext:value-type="float">
            <text:p>0,0</text:p>
          </table:table-cell>
          <table:table-cell table:style-name="ce12" table:formula="of:=IF([ra.S38]=11;1;&quot;&quot;)">
            <text:p/>
          </table:table-cell>
          <table:table-cell table:style-name="ce34" table:formula="of:=IFERROR(IF([.I39]=0;ABS(CEILING([.C39]));ABS(([.I39]-CEILING([.C39]))/[.I39]));&quot;*&quot;)" office:value-type="float" office:value="1" calcext:value-type="float">
            <text:p>1,00</text:p>
          </table:table-cell>
          <table:table-cell table:style-name="ce34" table:formula="of:=IFERROR([.I39]-CEILING([.C39]);&quot;*&quot;)" office:value-type="float" office:value="1" calcext:value-type="float">
            <text:p>1,00</text:p>
          </table:table-cell>
          <table:table-cell table:style-name="ce14" table:formula="of:=ROUND([exact.J38];1)" office:value-type="float" office:value="0" calcext:value-type="float">
            <text:p>0,0</text:p>
          </table:table-cell>
          <table:table-cell table:style-name="ce16" table:formula="of:=[exact.K38]" office:value-type="float" office:value="0" calcext:value-type="float">
            <text:p>0</text:p>
          </table:table-cell>
          <table:table-cell table:style-name="ce14" table:formula="of:=IF([exact.L38]&lt;1000000;100*[exact.L38];&quot;*&quot;)" office:value-type="float" office:value="0" calcext:value-type="float">
            <text:p>0,0</text:p>
          </table:table-cell>
          <table:table-cell table:style-name="ce14" table:formula="of:=IF([exact.S38]=5;&quot;*&quot;;[exact.I38])" office:value-type="float" office:value="0.129567" calcext:value-type="float">
            <text:p>0,1</text:p>
          </table:table-cell>
          <table:table-cell table:style-name="ce18" table:formula="of:=[$ra.AE38]" office:value-type="float" office:value="2" calcext:value-type="float">
            <text:p>2</text:p>
          </table:table-cell>
          <table:table-cell table:style-name="ce18" table:formula="of:=[$'bcpa-t600'.AE38]" office:value-type="float" office:value="0" calcext:value-type="float">
            <text:p>0</text:p>
          </table:table-cell>
          <table:table-cell table:style-name="ce18" table:formula="of:=[$'blpl-t300'.AE38]" office:value-type="float" office:value="1" calcext:value-type="float">
            <text:p>1</text:p>
          </table:table-cell>
          <table:table-cell table:style-name="ce18" table:formula="of:=[$'sbpl-t300'.AE38]" office:value-type="float" office:value="2" calcext:value-type="float">
            <text:p>2</text:p>
          </table:table-cell>
          <table:table-cell table:formula="of:=MIN([.L39:.O39])" office:value-type="float" office:value="0" calcext:value-type="float">
            <text:p>0</text:p>
          </table:table-cell>
          <table:table-cell table:formula="of:=ABS([.L39]-CEILING([.$C39]))" office:value-type="float" office:value="3" calcext:value-type="float">
            <text:p>3</text:p>
          </table:table-cell>
          <table:table-cell table:formula="of:=IFERROR(ABS([.M39]-CEILING([.$C39]));&quot;-&quot;)" office:value-type="float" office:value="1" calcext:value-type="float">
            <text:p>1</text:p>
          </table:table-cell>
          <table:table-cell table:formula="of:=ABS([.N39]-CEILING([.$C39]))" office:value-type="float" office:value="2" calcext:value-type="float">
            <text:p>2</text:p>
          </table:table-cell>
          <table:table-cell table:formula="of:=ABS([.O39]-CEILING([.$C39]))" office:value-type="float" office:value="3" calcext:value-type="float">
            <text:p>3</text:p>
          </table:table-cell>
          <table:table-cell table:style-name="ce14" table:formula="of:=IFERROR(ABS(([.L39]-CEILING([.$C39]))/CEILING([.$C39]));IF([.Q39]&lt;&gt;&quot;*&quot;;[.Q39];&quot;*&quot;))" office:value-type="float" office:value="3" calcext:value-type="float">
            <text:p>3,0</text:p>
          </table:table-cell>
          <table:table-cell table:style-name="ce14" table:formula="of:=IFERROR(ABS(([.M39]-CEILING([.$C39]))/CEILING([.$C39]));IF([.R39]&lt;&gt;&quot;*&quot;;[.R39];&quot;*&quot;))" office:value-type="float" office:value="1" calcext:value-type="float">
            <text:p>1,0</text:p>
          </table:table-cell>
          <table:table-cell table:style-name="ce14" table:formula="of:=IFERROR(ABS(([.N39]-CEILING([.$C39]))/CEILING([.$C39]));IF([.S39]&lt;&gt;&quot;*&quot;;[.S39];&quot;*&quot;))" office:value-type="float" office:value="2" calcext:value-type="float">
            <text:p>2,0</text:p>
          </table:table-cell>
          <table:table-cell table:style-name="ce14" table:formula="of:=IFERROR(ABS(([.O39]-CEILING([.$C39]))/CEILING([.$C39]));IF([.T39]&lt;&gt;&quot;*&quot;;[.T39];&quot;*&quot;))" office:value-type="float" office:value="3" calcext:value-type="float">
            <text:p>3,0</text:p>
          </table:table-cell>
          <table:table-cell table:formula="of:=IF([.L39]=[.$P39];1;&quot;&quot;)">
            <text:p/>
          </table:table-cell>
          <table:table-cell table:formula="of:=IF([.M39]=[.$P39];1;&quot;&quot;)" office:value-type="float" office:value="1" calcext:value-type="float">
            <text:p>1</text:p>
          </table:table-cell>
          <table:table-cell table:formula="of:=IF([.N39]=[.$P39];1;&quot;&quot;)">
            <text:p/>
          </table:table-cell>
          <table:table-cell table:formula="of:=IF([.O39]=[.$P39];1;&quot;&quot;)">
            <text:p/>
          </table:table-cell>
          <table:table-cell table:number-columns-repeated="8"/>
          <table:table-cell table:formula="of:=CONCATENATE([.A39];&quot;&amp;&quot;;[.B39];&quot;&amp;&quot;;IF([.E39]=1;CONCATENATE(&quot;\h{&quot;;[.C39];&quot;}&quot;);[.C39]);&quot;&amp;&quot;;[.H39];&quot;&amp;&quot;;IF([.J39]=0;CONCATENATE(&quot;\uu{&quot;;[.I39];&quot;}&quot;);[.I39]);&quot;&amp;&quot;;IF([.L39]=[.P39];CONCATENATE(&quot;\h{&quot;;[.L39];&quot;}&quot;);[.L39]);&quot;&amp;&quot;;IF([.M39]=[.P39];CONCATENATE(&quot;\h{&quot;;[.M39];&quot;}&quot;);[.M39]);&quot;&amp;&quot;;IF([.N39]=[.P39];CONCATENATE(&quot;\h{&quot;;[.N39];&quot;}&quot;);[.N39]);&quot;&amp;&quot;;IF([.O39]=[.P39];CONCATENATE(&quot;\h{&quot;;[.O39];&quot;}&quot;);[.O39]);&quot;\\\hline&quot;)" office:value-type="string" office:string-value="r2-20-40-2&amp;47,06&amp;-1,7&amp;0&amp;\uu{0}&amp;2&amp;\h{0}&amp;1&amp;2\\\hline" calcext:value-type="string">
            <text:p>r2-20-40-2&amp;47,06&amp;-1,7&amp;0&amp;\uu{0}&amp;2&amp;\h{0}&amp;1&amp;2\\\hline</text:p>
          </table:table-cell>
          <table:table-cell table:number-columns-repeated="8"/>
        </table:table-row>
        <table:table-row table:style-name="ro2">
          <table:table-cell table:formula="of:=[$ra.AA39]" office:value-type="string" office:string-value="r2-20-40-3" calcext:value-type="string">
            <text:p>r2-20-40-3</text:p>
          </table:table-cell>
          <table:table-cell table:formula="of:=ROUND([$ra.AB39];2)" office:value-type="float" office:value="52.94" calcext:value-type="float">
            <text:p>52,94</text:p>
          </table:table-cell>
          <table:table-cell table:style-name="ce12" table:formula="of:=ROUND([$ra.AC39];1)" office:value-type="float" office:value="-1" calcext:value-type="float">
            <text:p>-1,0</text:p>
          </table:table-cell>
          <table:table-cell table:style-name="ce12" table:formula="of:=IF([ra.S39]=5;&quot;*&quot;;[ra.I39])" office:value-type="float" office:value="0.017285" calcext:value-type="float">
            <text:p>0,0</text:p>
          </table:table-cell>
          <table:table-cell table:style-name="ce12" table:formula="of:=IF([ra.S39]=11;1;&quot;&quot;)">
            <text:p/>
          </table:table-cell>
          <table:table-cell table:style-name="ce34" table:formula="of:=IFERROR(IF([.I40]=0;ABS(CEILING([.C40]));ABS(([.I40]-CEILING([.C40]))/[.I40]));&quot;*&quot;)" office:value-type="float" office:value="2" calcext:value-type="float">
            <text:p>2,00</text:p>
          </table:table-cell>
          <table:table-cell table:style-name="ce34" table:formula="of:=IFERROR([.I40]-CEILING([.C40]);&quot;*&quot;)" office:value-type="float" office:value="2" calcext:value-type="float">
            <text:p>2,00</text:p>
          </table:table-cell>
          <table:table-cell table:style-name="ce14" table:formula="of:=ROUND([exact.J39];1)" office:value-type="float" office:value="1" calcext:value-type="float">
            <text:p>1,0</text:p>
          </table:table-cell>
          <table:table-cell table:style-name="ce16" table:formula="of:=[exact.K39]" office:value-type="float" office:value="1" calcext:value-type="float">
            <text:p>1</text:p>
          </table:table-cell>
          <table:table-cell table:style-name="ce14" table:formula="of:=IF([exact.L39]&lt;1000000;100*[exact.L39];&quot;*&quot;)" office:value-type="float" office:value="0" calcext:value-type="float">
            <text:p>0,0</text:p>
          </table:table-cell>
          <table:table-cell table:style-name="ce14" table:formula="of:=IF([exact.S39]=5;&quot;*&quot;;[exact.I39])" office:value-type="float" office:value="0.505886" calcext:value-type="float">
            <text:p>0,5</text:p>
          </table:table-cell>
          <table:table-cell table:style-name="ce18" table:formula="of:=[$ra.AE39]" office:value-type="float" office:value="1" calcext:value-type="float">
            <text:p>1</text:p>
          </table:table-cell>
          <table:table-cell table:style-name="ce18" table:formula="of:=[$'bcpa-t600'.AE39]" office:value-type="float" office:value="1" calcext:value-type="float">
            <text:p>1</text:p>
          </table:table-cell>
          <table:table-cell table:style-name="ce18" table:formula="of:=[$'blpl-t300'.AE39]" office:value-type="float" office:value="1" calcext:value-type="float">
            <text:p>1</text:p>
          </table:table-cell>
          <table:table-cell table:style-name="ce18" table:formula="of:=[$'sbpl-t300'.AE39]" office:value-type="float" office:value="1" calcext:value-type="float">
            <text:p>1</text:p>
          </table:table-cell>
          <table:table-cell table:formula="of:=MIN([.L40:.O40])" office:value-type="float" office:value="1" calcext:value-type="float">
            <text:p>1</text:p>
          </table:table-cell>
          <table:table-cell table:formula="of:=ABS([.L40]-CEILING([.$C40]))" office:value-type="float" office:value="2" calcext:value-type="float">
            <text:p>2</text:p>
          </table:table-cell>
          <table:table-cell table:formula="of:=IFERROR(ABS([.M40]-CEILING([.$C40]));&quot;-&quot;)" office:value-type="float" office:value="2" calcext:value-type="float">
            <text:p>2</text:p>
          </table:table-cell>
          <table:table-cell table:formula="of:=ABS([.N40]-CEILING([.$C40]))" office:value-type="float" office:value="2" calcext:value-type="float">
            <text:p>2</text:p>
          </table:table-cell>
          <table:table-cell table:formula="of:=ABS([.O40]-CEILING([.$C40]))" office:value-type="float" office:value="2" calcext:value-type="float">
            <text:p>2</text:p>
          </table:table-cell>
          <table:table-cell table:style-name="ce14" table:formula="of:=IFERROR(ABS(([.L40]-CEILING([.$C40]))/CEILING([.$C40]));IF([.Q40]&lt;&gt;&quot;*&quot;;[.Q40];&quot;*&quot;))" office:value-type="float" office:value="2" calcext:value-type="float">
            <text:p>2,0</text:p>
          </table:table-cell>
          <table:table-cell table:style-name="ce14" table:formula="of:=IFERROR(ABS(([.M40]-CEILING([.$C40]))/CEILING([.$C40]));IF([.R40]&lt;&gt;&quot;*&quot;;[.R40];&quot;*&quot;))" office:value-type="float" office:value="2" calcext:value-type="float">
            <text:p>2,0</text:p>
          </table:table-cell>
          <table:table-cell table:style-name="ce14" table:formula="of:=IFERROR(ABS(([.N40]-CEILING([.$C40]))/CEILING([.$C40]));IF([.S40]&lt;&gt;&quot;*&quot;;[.S40];&quot;*&quot;))" office:value-type="float" office:value="2" calcext:value-type="float">
            <text:p>2,0</text:p>
          </table:table-cell>
          <table:table-cell table:style-name="ce14" table:formula="of:=IFERROR(ABS(([.O40]-CEILING([.$C40]))/CEILING([.$C40]));IF([.T40]&lt;&gt;&quot;*&quot;;[.T40];&quot;*&quot;))" office:value-type="float" office:value="2" calcext:value-type="float">
            <text:p>2,0</text:p>
          </table:table-cell>
          <table:table-cell table:style-name="ce25" table:formula="of:=IF([.L40]=[.$P40];1;&quot;&quot;)" office:value-type="float" office:value="1" calcext:value-type="float">
            <text:p>1</text:p>
          </table:table-cell>
          <table:table-cell table:formula="of:=IF([.M40]=[.$P40];1;&quot;&quot;)" office:value-type="float" office:value="1" calcext:value-type="float">
            <text:p>1</text:p>
          </table:table-cell>
          <table:table-cell table:style-name="ce25" table:formula="of:=IF([.N40]=[.$P40];1;&quot;&quot;)" office:value-type="float" office:value="1" calcext:value-type="float">
            <text:p>1</text:p>
          </table:table-cell>
          <table:table-cell table:style-name="ce25" table:formula="of:=IF([.O40]=[.$P40];1;&quot;&quot;)" office:value-type="float" office:value="1" calcext:value-type="float">
            <text:p>1</text:p>
          </table:table-cell>
          <table:table-cell table:number-columns-repeated="8"/>
          <table:table-cell table:formula="of:=CONCATENATE([.A40];&quot;&amp;&quot;;[.B40];&quot;&amp;&quot;;IF([.E40]=1;CONCATENATE(&quot;\h{&quot;;[.C40];&quot;}&quot;);[.C40]);&quot;&amp;&quot;;[.H40];&quot;&amp;&quot;;IF([.J40]=0;CONCATENATE(&quot;\uu{&quot;;[.I40];&quot;}&quot;);[.I40]);&quot;&amp;&quot;;IF([.L40]=[.P40];CONCATENATE(&quot;\h{&quot;;[.L40];&quot;}&quot;);[.L40]);&quot;&amp;&quot;;IF([.M40]=[.P40];CONCATENATE(&quot;\h{&quot;;[.M40];&quot;}&quot;);[.M40]);&quot;&amp;&quot;;IF([.N40]=[.P40];CONCATENATE(&quot;\h{&quot;;[.N40];&quot;}&quot;);[.N40]);&quot;&amp;&quot;;IF([.O40]=[.P40];CONCATENATE(&quot;\h{&quot;;[.O40];&quot;}&quot;);[.O40]);&quot;\\\hline&quot;)" office:value-type="string" office:string-value="r2-20-40-3&amp;52,94&amp;-1&amp;1&amp;\uu{1}&amp;\h{1}&amp;\h{1}&amp;\h{1}&amp;\h{1}\\\hline" calcext:value-type="string">
            <text:p>r2-20-40-3&amp;52,94&amp;-1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40]" office:value-type="string" office:string-value="r2-20-40-4" calcext:value-type="string">
            <text:p>r2-20-40-4</text:p>
          </table:table-cell>
          <table:table-cell table:formula="of:=ROUND([$ra.AB40];2)" office:value-type="float" office:value="50.98" calcext:value-type="float">
            <text:p>50,98</text:p>
          </table:table-cell>
          <table:table-cell table:style-name="ce12" table:formula="of:=ROUND([$ra.AC40];1)" office:value-type="float" office:value="-0.9" calcext:value-type="float">
            <text:p>-0,9</text:p>
          </table:table-cell>
          <table:table-cell table:style-name="ce12" table:formula="of:=IF([ra.S40]=5;&quot;*&quot;;[ra.I40])" office:value-type="float" office:value="0.016923" calcext:value-type="float">
            <text:p>0,0</text:p>
          </table:table-cell>
          <table:table-cell table:style-name="ce12" table:formula="of:=IF([ra.S40]=11;1;&quot;&quot;)">
            <text:p/>
          </table:table-cell>
          <table:table-cell table:style-name="ce34" table:formula="of:=IFERROR(IF([.I41]=0;ABS(CEILING([.C41]));ABS(([.I41]-CEILING([.C41]))/[.I41]));&quot;*&quot;)" office:value-type="float" office:value="1" calcext:value-type="float">
            <text:p>1,00</text:p>
          </table:table-cell>
          <table:table-cell table:style-name="ce34" table:formula="of:=IFERROR([.I41]-CEILING([.C41]);&quot;*&quot;)" office:value-type="float" office:value="1" calcext:value-type="float">
            <text:p>1,00</text:p>
          </table:table-cell>
          <table:table-cell table:style-name="ce14" table:formula="of:=ROUND([exact.J40];1)" office:value-type="float" office:value="1" calcext:value-type="float">
            <text:p>1,0</text:p>
          </table:table-cell>
          <table:table-cell table:style-name="ce16" table:formula="of:=[exact.K40]" office:value-type="float" office:value="1" calcext:value-type="float">
            <text:p>1</text:p>
          </table:table-cell>
          <table:table-cell table:style-name="ce14" table:formula="of:=IF([exact.L40]&lt;1000000;100*[exact.L40];&quot;*&quot;)" office:value-type="float" office:value="0" calcext:value-type="float">
            <text:p>0,0</text:p>
          </table:table-cell>
          <table:table-cell table:style-name="ce14" table:formula="of:=IF([exact.S40]=5;&quot;*&quot;;[exact.I40])" office:value-type="float" office:value="0.108058" calcext:value-type="float">
            <text:p>0,1</text:p>
          </table:table-cell>
          <table:table-cell table:style-name="ce18" table:formula="of:=[$ra.AE40]" office:value-type="float" office:value="2" calcext:value-type="float">
            <text:p>2</text:p>
          </table:table-cell>
          <table:table-cell table:style-name="ce18" table:formula="of:=[$'bcpa-t600'.AE40]" office:value-type="float" office:value="1" calcext:value-type="float">
            <text:p>1</text:p>
          </table:table-cell>
          <table:table-cell table:style-name="ce18" table:formula="of:=[$'blpl-t300'.AE40]" office:value-type="float" office:value="1" calcext:value-type="float">
            <text:p>1</text:p>
          </table:table-cell>
          <table:table-cell table:style-name="ce18" table:formula="of:=[$'sbpl-t300'.AE40]" office:value-type="float" office:value="1" calcext:value-type="float">
            <text:p>1</text:p>
          </table:table-cell>
          <table:table-cell table:formula="of:=MIN([.L41:.O41])" office:value-type="float" office:value="1" calcext:value-type="float">
            <text:p>1</text:p>
          </table:table-cell>
          <table:table-cell table:formula="of:=ABS([.L41]-CEILING([.$C41]))" office:value-type="float" office:value="2" calcext:value-type="float">
            <text:p>2</text:p>
          </table:table-cell>
          <table:table-cell table:formula="of:=IFERROR(ABS([.M41]-CEILING([.$C41]));&quot;-&quot;)" office:value-type="float" office:value="1" calcext:value-type="float">
            <text:p>1</text:p>
          </table:table-cell>
          <table:table-cell table:formula="of:=ABS([.N41]-CEILING([.$C41]))" office:value-type="float" office:value="1" calcext:value-type="float">
            <text:p>1</text:p>
          </table:table-cell>
          <table:table-cell table:formula="of:=ABS([.O41]-CEILING([.$C41]))" office:value-type="float" office:value="1" calcext:value-type="float">
            <text:p>1</text:p>
          </table:table-cell>
          <table:table-cell table:style-name="ce14" table:formula="of:=IFERROR(ABS(([.L41]-CEILING([.$C41]))/CEILING([.$C41]));IF([.Q41]&lt;&gt;&quot;*&quot;;[.Q41];&quot;*&quot;))" office:value-type="float" office:value="2" calcext:value-type="float">
            <text:p>2,0</text:p>
          </table:table-cell>
          <table:table-cell table:style-name="ce14" table:formula="of:=IFERROR(ABS(([.M41]-CEILING([.$C41]))/CEILING([.$C41]));IF([.R41]&lt;&gt;&quot;*&quot;;[.R41];&quot;*&quot;))" office:value-type="float" office:value="1" calcext:value-type="float">
            <text:p>1,0</text:p>
          </table:table-cell>
          <table:table-cell table:style-name="ce14" table:formula="of:=IFERROR(ABS(([.N41]-CEILING([.$C41]))/CEILING([.$C41]));IF([.S41]&lt;&gt;&quot;*&quot;;[.S41];&quot;*&quot;))" office:value-type="float" office:value="1" calcext:value-type="float">
            <text:p>1,0</text:p>
          </table:table-cell>
          <table:table-cell table:style-name="ce14" table:formula="of:=IFERROR(ABS(([.O41]-CEILING([.$C41]))/CEILING([.$C41]));IF([.T41]&lt;&gt;&quot;*&quot;;[.T41];&quot;*&quot;))" office:value-type="float" office:value="1" calcext:value-type="float">
            <text:p>1,0</text:p>
          </table:table-cell>
          <table:table-cell table:formula="of:=IF([.L41]=[.$P41];1;&quot;&quot;)">
            <text:p/>
          </table:table-cell>
          <table:table-cell table:formula="of:=IF([.M41]=[.$P41];1;&quot;&quot;)" office:value-type="float" office:value="1" calcext:value-type="float">
            <text:p>1</text:p>
          </table:table-cell>
          <table:table-cell table:formula="of:=IF([.N41]=[.$P41];1;&quot;&quot;)" office:value-type="float" office:value="1" calcext:value-type="float">
            <text:p>1</text:p>
          </table:table-cell>
          <table:table-cell table:style-name="ce25" table:formula="of:=IF([.O41]=[.$P41];1;&quot;&quot;)" office:value-type="float" office:value="1" calcext:value-type="float">
            <text:p>1</text:p>
          </table:table-cell>
          <table:table-cell table:number-columns-repeated="8"/>
          <table:table-cell table:formula="of:=CONCATENATE([.A41];&quot;&amp;&quot;;[.B41];&quot;&amp;&quot;;IF([.E41]=1;CONCATENATE(&quot;\h{&quot;;[.C41];&quot;}&quot;);[.C41]);&quot;&amp;&quot;;[.H41];&quot;&amp;&quot;;IF([.J41]=0;CONCATENATE(&quot;\uu{&quot;;[.I41];&quot;}&quot;);[.I41]);&quot;&amp;&quot;;IF([.L41]=[.P41];CONCATENATE(&quot;\h{&quot;;[.L41];&quot;}&quot;);[.L41]);&quot;&amp;&quot;;IF([.M41]=[.P41];CONCATENATE(&quot;\h{&quot;;[.M41];&quot;}&quot;);[.M41]);&quot;&amp;&quot;;IF([.N41]=[.P41];CONCATENATE(&quot;\h{&quot;;[.N41];&quot;}&quot;);[.N41]);&quot;&amp;&quot;;IF([.O41]=[.P41];CONCATENATE(&quot;\h{&quot;;[.O41];&quot;}&quot;);[.O41]);&quot;\\\hline&quot;)" office:value-type="string" office:string-value="r2-20-40-4&amp;50,98&amp;-0,9&amp;1&amp;\uu{1}&amp;2&amp;\h{1}&amp;\h{1}&amp;\h{1}\\\hline" calcext:value-type="string">
            <text:p>r2-20-40-4&amp;50,98&amp;-0,9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41]" office:value-type="string" office:string-value="r2-20-40-5" calcext:value-type="string">
            <text:p>r2-20-40-5</text:p>
          </table:table-cell>
          <table:table-cell table:formula="of:=ROUND([$ra.AB41];2)" office:value-type="float" office:value="37.25" calcext:value-type="float">
            <text:p>37,25</text:p>
          </table:table-cell>
          <table:table-cell table:style-name="ce12" table:formula="of:=ROUND([$ra.AC41];1)" office:value-type="float" office:value="-0.7" calcext:value-type="float">
            <text:p>-0,7</text:p>
          </table:table-cell>
          <table:table-cell table:style-name="ce12" table:formula="of:=IF([ra.S41]=5;&quot;*&quot;;[ra.I41])" office:value-type="float" office:value="0.01395" calcext:value-type="float">
            <text:p>0,0</text:p>
          </table:table-cell>
          <table:table-cell table:style-name="ce12" table:formula="of:=IF([ra.S41]=11;1;&quot;&quot;)">
            <text:p/>
          </table:table-cell>
          <table:table-cell table:style-name="ce34" table:formula="of:=IFERROR(IF([.I42]=0;ABS(CEILING([.C42]));ABS(([.I42]-CEILING([.C42]))/[.I42]));&quot;*&quot;)" office:value-type="float" office:value="1" calcext:value-type="float">
            <text:p>1,00</text:p>
          </table:table-cell>
          <table:table-cell table:style-name="ce34" table:formula="of:=IFERROR([.I42]-CEILING([.C42]);&quot;*&quot;)" office:value-type="float" office:value="1" calcext:value-type="float">
            <text:p>1,00</text:p>
          </table:table-cell>
          <table:table-cell table:style-name="ce14" table:formula="of:=ROUND([exact.J41];1)" office:value-type="float" office:value="1" calcext:value-type="float">
            <text:p>1,0</text:p>
          </table:table-cell>
          <table:table-cell table:style-name="ce16" table:formula="of:=[exact.K41]" office:value-type="float" office:value="1" calcext:value-type="float">
            <text:p>1</text:p>
          </table:table-cell>
          <table:table-cell table:style-name="ce14" table:formula="of:=IF([exact.L41]&lt;1000000;100*[exact.L41];&quot;*&quot;)" office:value-type="float" office:value="0" calcext:value-type="float">
            <text:p>0,0</text:p>
          </table:table-cell>
          <table:table-cell table:style-name="ce14" table:formula="of:=IF([exact.S41]=5;&quot;*&quot;;[exact.I41])" office:value-type="float" office:value="0.06612" calcext:value-type="float">
            <text:p>0,1</text:p>
          </table:table-cell>
          <table:table-cell table:style-name="ce18" table:formula="of:=[$ra.AE41]" office:value-type="float" office:value="1" calcext:value-type="float">
            <text:p>1</text:p>
          </table:table-cell>
          <table:table-cell table:style-name="ce18" table:formula="of:=[$'bcpa-t600'.AE41]" office:value-type="float" office:value="1" calcext:value-type="float">
            <text:p>1</text:p>
          </table:table-cell>
          <table:table-cell table:style-name="ce18" table:formula="of:=[$'blpl-t300'.AE41]" office:value-type="float" office:value="1" calcext:value-type="float">
            <text:p>1</text:p>
          </table:table-cell>
          <table:table-cell table:style-name="ce18" table:formula="of:=[$'sbpl-t300'.AE41]" office:value-type="float" office:value="1" calcext:value-type="float">
            <text:p>1</text:p>
          </table:table-cell>
          <table:table-cell table:formula="of:=MIN([.L42:.O42])" office:value-type="float" office:value="1" calcext:value-type="float">
            <text:p>1</text:p>
          </table:table-cell>
          <table:table-cell table:formula="of:=ABS([.L42]-CEILING([.$C42]))" office:value-type="float" office:value="1" calcext:value-type="float">
            <text:p>1</text:p>
          </table:table-cell>
          <table:table-cell table:formula="of:=IFERROR(ABS([.M42]-CEILING([.$C42]));&quot;-&quot;)" office:value-type="float" office:value="1" calcext:value-type="float">
            <text:p>1</text:p>
          </table:table-cell>
          <table:table-cell table:formula="of:=ABS([.N42]-CEILING([.$C42]))" office:value-type="float" office:value="1" calcext:value-type="float">
            <text:p>1</text:p>
          </table:table-cell>
          <table:table-cell table:formula="of:=ABS([.O42]-CEILING([.$C42]))" office:value-type="float" office:value="1" calcext:value-type="float">
            <text:p>1</text:p>
          </table:table-cell>
          <table:table-cell table:style-name="ce14" table:formula="of:=IFERROR(ABS(([.L42]-CEILING([.$C42]))/CEILING([.$C42]));IF([.Q42]&lt;&gt;&quot;*&quot;;[.Q42];&quot;*&quot;))" office:value-type="float" office:value="1" calcext:value-type="float">
            <text:p>1,0</text:p>
          </table:table-cell>
          <table:table-cell table:style-name="ce14" table:formula="of:=IFERROR(ABS(([.M42]-CEILING([.$C42]))/CEILING([.$C42]));IF([.R42]&lt;&gt;&quot;*&quot;;[.R42];&quot;*&quot;))" office:value-type="float" office:value="1" calcext:value-type="float">
            <text:p>1,0</text:p>
          </table:table-cell>
          <table:table-cell table:style-name="ce14" table:formula="of:=IFERROR(ABS(([.N42]-CEILING([.$C42]))/CEILING([.$C42]));IF([.S42]&lt;&gt;&quot;*&quot;;[.S42];&quot;*&quot;))" office:value-type="float" office:value="1" calcext:value-type="float">
            <text:p>1,0</text:p>
          </table:table-cell>
          <table:table-cell table:style-name="ce14" table:formula="of:=IFERROR(ABS(([.O42]-CEILING([.$C42]))/CEILING([.$C42]));IF([.T42]&lt;&gt;&quot;*&quot;;[.T42];&quot;*&quot;))" office:value-type="float" office:value="1" calcext:value-type="float">
            <text:p>1,0</text:p>
          </table:table-cell>
          <table:table-cell table:style-name="ce25" table:formula="of:=IF([.L42]=[.$P42];1;&quot;&quot;)" office:value-type="float" office:value="1" calcext:value-type="float">
            <text:p>1</text:p>
          </table:table-cell>
          <table:table-cell table:formula="of:=IF([.M42]=[.$P42];1;&quot;&quot;)" office:value-type="float" office:value="1" calcext:value-type="float">
            <text:p>1</text:p>
          </table:table-cell>
          <table:table-cell table:style-name="ce25" table:formula="of:=IF([.N42]=[.$P42];1;&quot;&quot;)" office:value-type="float" office:value="1" calcext:value-type="float">
            <text:p>1</text:p>
          </table:table-cell>
          <table:table-cell table:style-name="ce25" table:formula="of:=IF([.O42]=[.$P42];1;&quot;&quot;)" office:value-type="float" office:value="1" calcext:value-type="float">
            <text:p>1</text:p>
          </table:table-cell>
          <table:table-cell table:number-columns-repeated="8"/>
          <table:table-cell table:formula="of:=CONCATENATE([.A42];&quot;&amp;&quot;;[.B42];&quot;&amp;&quot;;IF([.E42]=1;CONCATENATE(&quot;\h{&quot;;[.C42];&quot;}&quot;);[.C42]);&quot;&amp;&quot;;[.H42];&quot;&amp;&quot;;IF([.J42]=0;CONCATENATE(&quot;\uu{&quot;;[.I42];&quot;}&quot;);[.I42]);&quot;&amp;&quot;;IF([.L42]=[.P42];CONCATENATE(&quot;\h{&quot;;[.L42];&quot;}&quot;);[.L42]);&quot;&amp;&quot;;IF([.M42]=[.P42];CONCATENATE(&quot;\h{&quot;;[.M42];&quot;}&quot;);[.M42]);&quot;&amp;&quot;;IF([.N42]=[.P42];CONCATENATE(&quot;\h{&quot;;[.N42];&quot;}&quot;);[.N42]);&quot;&amp;&quot;;IF([.O42]=[.P42];CONCATENATE(&quot;\h{&quot;;[.O42];&quot;}&quot;);[.O42]);&quot;\\\hline&quot;)" office:value-type="string" office:string-value="r2-20-40-5&amp;37,25&amp;-0,7&amp;1&amp;\uu{1}&amp;\h{1}&amp;\h{1}&amp;\h{1}&amp;\h{1}\\\hline" calcext:value-type="string">
            <text:p>r2-20-40-5&amp;37,25&amp;-0,7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42]" office:value-type="string" office:string-value="r2-25-50-1" calcext:value-type="string">
            <text:p>r2-25-50-1</text:p>
          </table:table-cell>
          <table:table-cell table:formula="of:=ROUND([$ra.AB42];2)" office:value-type="float" office:value="51.97" calcext:value-type="float">
            <text:p>51,97</text:p>
          </table:table-cell>
          <table:table-cell table:style-name="ce12" table:formula="of:=ROUND([$ra.AC42];1)" office:value-type="float" office:value="-2.2" calcext:value-type="float">
            <text:p>-2,2</text:p>
          </table:table-cell>
          <table:table-cell table:style-name="ce12" table:formula="of:=IF([ra.S42]=5;&quot;*&quot;;[ra.I42])" office:value-type="float" office:value="0.027976" calcext:value-type="float">
            <text:p>0,0</text:p>
          </table:table-cell>
          <table:table-cell table:style-name="ce12" table:formula="of:=IF([ra.S42]=11;1;&quot;&quot;)">
            <text:p/>
          </table:table-cell>
          <table:table-cell table:style-name="ce34" table:formula="of:=IFERROR(IF([.I43]=0;ABS(CEILING([.C43]));ABS(([.I43]-CEILING([.C43]))/[.I43]));&quot;*&quot;)" office:value-type="float" office:value="2" calcext:value-type="float">
            <text:p>2,00</text:p>
          </table:table-cell>
          <table:table-cell table:style-name="ce34" table:formula="of:=IFERROR([.I43]-CEILING([.C43]);&quot;*&quot;)" office:value-type="float" office:value="2" calcext:value-type="float">
            <text:p>2,00</text:p>
          </table:table-cell>
          <table:table-cell table:style-name="ce14" table:formula="of:=ROUND([exact.J42];1)" office:value-type="float" office:value="0" calcext:value-type="float">
            <text:p>0,0</text:p>
          </table:table-cell>
          <table:table-cell table:style-name="ce16" table:formula="of:=[exact.K42]" office:value-type="float" office:value="0" calcext:value-type="float">
            <text:p>0</text:p>
          </table:table-cell>
          <table:table-cell table:style-name="ce14" table:formula="of:=IF([exact.L42]&lt;1000000;100*[exact.L42];&quot;*&quot;)" office:value-type="float" office:value="0" calcext:value-type="float">
            <text:p>0,0</text:p>
          </table:table-cell>
          <table:table-cell table:style-name="ce14" table:formula="of:=IF([exact.S42]=5;&quot;*&quot;;[exact.I42])" office:value-type="float" office:value="1.949466" calcext:value-type="float">
            <text:p>1,9</text:p>
          </table:table-cell>
          <table:table-cell table:style-name="ce18" table:formula="of:=[$ra.AE42]" office:value-type="float" office:value="2" calcext:value-type="float">
            <text:p>2</text:p>
          </table:table-cell>
          <table:table-cell table:style-name="ce18" table:formula="of:=[$'bcpa-t600'.AE42]" office:value-type="float" office:value="0" calcext:value-type="float">
            <text:p>0</text:p>
          </table:table-cell>
          <table:table-cell table:style-name="ce18" table:formula="of:=[$'blpl-t300'.AE42]" office:value-type="float" office:value="2" calcext:value-type="float">
            <text:p>2</text:p>
          </table:table-cell>
          <table:table-cell table:style-name="ce18" table:formula="of:=[$'sbpl-t300'.AE42]" office:value-type="float" office:value="0" calcext:value-type="float">
            <text:p>0</text:p>
          </table:table-cell>
          <table:table-cell table:formula="of:=MIN([.L43:.O43])" office:value-type="float" office:value="0" calcext:value-type="float">
            <text:p>0</text:p>
          </table:table-cell>
          <table:table-cell table:formula="of:=ABS([.L43]-CEILING([.$C43]))" office:value-type="float" office:value="4" calcext:value-type="float">
            <text:p>4</text:p>
          </table:table-cell>
          <table:table-cell table:formula="of:=IFERROR(ABS([.M43]-CEILING([.$C43]));&quot;-&quot;)" office:value-type="float" office:value="2" calcext:value-type="float">
            <text:p>2</text:p>
          </table:table-cell>
          <table:table-cell table:formula="of:=ABS([.N43]-CEILING([.$C43]))" office:value-type="float" office:value="4" calcext:value-type="float">
            <text:p>4</text:p>
          </table:table-cell>
          <table:table-cell table:formula="of:=ABS([.O43]-CEILING([.$C43]))" office:value-type="float" office:value="2" calcext:value-type="float">
            <text:p>2</text:p>
          </table:table-cell>
          <table:table-cell table:style-name="ce14" table:formula="of:=IFERROR(ABS(([.L43]-CEILING([.$C43]))/CEILING([.$C43]));IF([.Q43]&lt;&gt;&quot;*&quot;;[.Q43];&quot;*&quot;))" office:value-type="float" office:value="2" calcext:value-type="float">
            <text:p>2,0</text:p>
          </table:table-cell>
          <table:table-cell table:style-name="ce14" table:formula="of:=IFERROR(ABS(([.M43]-CEILING([.$C43]))/CEILING([.$C43]));IF([.R43]&lt;&gt;&quot;*&quot;;[.R43];&quot;*&quot;))" office:value-type="float" office:value="1" calcext:value-type="float">
            <text:p>1,0</text:p>
          </table:table-cell>
          <table:table-cell table:style-name="ce14" table:formula="of:=IFERROR(ABS(([.N43]-CEILING([.$C43]))/CEILING([.$C43]));IF([.S43]&lt;&gt;&quot;*&quot;;[.S43];&quot;*&quot;))" office:value-type="float" office:value="2" calcext:value-type="float">
            <text:p>2,0</text:p>
          </table:table-cell>
          <table:table-cell table:style-name="ce14" table:formula="of:=IFERROR(ABS(([.O43]-CEILING([.$C43]))/CEILING([.$C43]));IF([.T43]&lt;&gt;&quot;*&quot;;[.T43];&quot;*&quot;))" office:value-type="float" office:value="1" calcext:value-type="float">
            <text:p>1,0</text:p>
          </table:table-cell>
          <table:table-cell table:formula="of:=IF([.L43]=[.$P43];1;&quot;&quot;)">
            <text:p/>
          </table:table-cell>
          <table:table-cell table:formula="of:=IF([.M43]=[.$P43];1;&quot;&quot;)" office:value-type="float" office:value="1" calcext:value-type="float">
            <text:p>1</text:p>
          </table:table-cell>
          <table:table-cell table:formula="of:=IF([.N43]=[.$P43];1;&quot;&quot;)">
            <text:p/>
          </table:table-cell>
          <table:table-cell table:style-name="ce25" table:formula="of:=IF([.O43]=[.$P43];1;&quot;&quot;)" office:value-type="float" office:value="1" calcext:value-type="float">
            <text:p>1</text:p>
          </table:table-cell>
          <table:table-cell table:number-columns-repeated="8"/>
          <table:table-cell table:formula="of:=CONCATENATE([.A43];&quot;&amp;&quot;;[.B43];&quot;&amp;&quot;;IF([.E43]=1;CONCATENATE(&quot;\h{&quot;;[.C43];&quot;}&quot;);[.C43]);&quot;&amp;&quot;;[.H43];&quot;&amp;&quot;;IF([.J43]=0;CONCATENATE(&quot;\uu{&quot;;[.I43];&quot;}&quot;);[.I43]);&quot;&amp;&quot;;IF([.L43]=[.P43];CONCATENATE(&quot;\h{&quot;;[.L43];&quot;}&quot;);[.L43]);&quot;&amp;&quot;;IF([.M43]=[.P43];CONCATENATE(&quot;\h{&quot;;[.M43];&quot;}&quot;);[.M43]);&quot;&amp;&quot;;IF([.N43]=[.P43];CONCATENATE(&quot;\h{&quot;;[.N43];&quot;}&quot;);[.N43]);&quot;&amp;&quot;;IF([.O43]=[.P43];CONCATENATE(&quot;\h{&quot;;[.O43];&quot;}&quot;);[.O43]);&quot;\\\hline&quot;)" office:value-type="string" office:string-value="r2-25-50-1&amp;51,97&amp;-2,2&amp;0&amp;\uu{0}&amp;2&amp;\h{0}&amp;2&amp;\h{0}\\\hline" calcext:value-type="string">
            <text:p>r2-25-50-1&amp;51,97&amp;-2,2&amp;0&amp;\uu{0}&amp;2&amp;\h{0}&amp;2&amp;\h{0}\\\hline</text:p>
          </table:table-cell>
          <table:table-cell table:number-columns-repeated="8"/>
        </table:table-row>
        <table:table-row table:style-name="ro2">
          <table:table-cell table:formula="of:=[$ra.AA43]" office:value-type="string" office:string-value="r2-25-50-2" calcext:value-type="string">
            <text:p>r2-25-50-2</text:p>
          </table:table-cell>
          <table:table-cell table:formula="of:=ROUND([$ra.AB43];2)" office:value-type="float" office:value="48.82" calcext:value-type="float">
            <text:p>48,82</text:p>
          </table:table-cell>
          <table:table-cell table:style-name="ce12" table:formula="of:=ROUND([$ra.AC43];1)" office:value-type="float" office:value="-1.6" calcext:value-type="float">
            <text:p>-1,6</text:p>
          </table:table-cell>
          <table:table-cell table:style-name="ce12" table:formula="of:=IF([ra.S43]=5;&quot;*&quot;;[ra.I43])" office:value-type="float" office:value="0.028939" calcext:value-type="float">
            <text:p>0,0</text:p>
          </table:table-cell>
          <table:table-cell table:style-name="ce12" table:formula="of:=IF([ra.S43]=11;1;&quot;&quot;)">
            <text:p/>
          </table:table-cell>
          <table:table-cell table:style-name="ce34" table:formula="of:=IFERROR(IF([.I44]=0;ABS(CEILING([.C44]));ABS(([.I44]-CEILING([.C44]))/[.I44]));&quot;*&quot;)" office:value-type="float" office:value="1" calcext:value-type="float">
            <text:p>1,00</text:p>
          </table:table-cell>
          <table:table-cell table:style-name="ce34" table:formula="of:=IFERROR([.I44]-CEILING([.C44]);&quot;*&quot;)" office:value-type="float" office:value="1" calcext:value-type="float">
            <text:p>1,00</text:p>
          </table:table-cell>
          <table:table-cell table:style-name="ce14" table:formula="of:=ROUND([exact.J43];1)" office:value-type="float" office:value="0" calcext:value-type="float">
            <text:p>0,0</text:p>
          </table:table-cell>
          <table:table-cell table:style-name="ce16" table:formula="of:=[exact.K43]" office:value-type="float" office:value="0" calcext:value-type="float">
            <text:p>0</text:p>
          </table:table-cell>
          <table:table-cell table:style-name="ce14" table:formula="of:=IF([exact.L43]&lt;1000000;100*[exact.L43];&quot;*&quot;)" office:value-type="float" office:value="0" calcext:value-type="float">
            <text:p>0,0</text:p>
          </table:table-cell>
          <table:table-cell table:style-name="ce14" table:formula="of:=IF([exact.S43]=5;&quot;*&quot;;[exact.I43])" office:value-type="float" office:value="0.696618" calcext:value-type="float">
            <text:p>0,7</text:p>
          </table:table-cell>
          <table:table-cell table:style-name="ce18" table:formula="of:=[$ra.AE43]" office:value-type="float" office:value="4" calcext:value-type="float">
            <text:p>4</text:p>
          </table:table-cell>
          <table:table-cell table:style-name="ce18" table:formula="of:=[$'bcpa-t600'.AE43]" office:value-type="float" office:value="0" calcext:value-type="float">
            <text:p>0</text:p>
          </table:table-cell>
          <table:table-cell table:style-name="ce18" table:formula="of:=[$'blpl-t300'.AE43]" office:value-type="float" office:value="2" calcext:value-type="float">
            <text:p>2</text:p>
          </table:table-cell>
          <table:table-cell table:style-name="ce18" table:formula="of:=[$'sbpl-t300'.AE43]" office:value-type="float" office:value="1" calcext:value-type="float">
            <text:p>1</text:p>
          </table:table-cell>
          <table:table-cell table:formula="of:=MIN([.L44:.O44])" office:value-type="float" office:value="0" calcext:value-type="float">
            <text:p>0</text:p>
          </table:table-cell>
          <table:table-cell table:formula="of:=ABS([.L44]-CEILING([.$C44]))" office:value-type="float" office:value="5" calcext:value-type="float">
            <text:p>5</text:p>
          </table:table-cell>
          <table:table-cell table:formula="of:=IFERROR(ABS([.M44]-CEILING([.$C44]));&quot;-&quot;)" office:value-type="float" office:value="1" calcext:value-type="float">
            <text:p>1</text:p>
          </table:table-cell>
          <table:table-cell table:formula="of:=ABS([.N44]-CEILING([.$C44]))" office:value-type="float" office:value="3" calcext:value-type="float">
            <text:p>3</text:p>
          </table:table-cell>
          <table:table-cell table:formula="of:=ABS([.O44]-CEILING([.$C44]))" office:value-type="float" office:value="2" calcext:value-type="float">
            <text:p>2</text:p>
          </table:table-cell>
          <table:table-cell table:style-name="ce14" table:formula="of:=IFERROR(ABS(([.L44]-CEILING([.$C44]))/CEILING([.$C44]));IF([.Q44]&lt;&gt;&quot;*&quot;;[.Q44];&quot;*&quot;))" office:value-type="float" office:value="5" calcext:value-type="float">
            <text:p>5,0</text:p>
          </table:table-cell>
          <table:table-cell table:style-name="ce14" table:formula="of:=IFERROR(ABS(([.M44]-CEILING([.$C44]))/CEILING([.$C44]));IF([.R44]&lt;&gt;&quot;*&quot;;[.R44];&quot;*&quot;))" office:value-type="float" office:value="1" calcext:value-type="float">
            <text:p>1,0</text:p>
          </table:table-cell>
          <table:table-cell table:style-name="ce14" table:formula="of:=IFERROR(ABS(([.N44]-CEILING([.$C44]))/CEILING([.$C44]));IF([.S44]&lt;&gt;&quot;*&quot;;[.S44];&quot;*&quot;))" office:value-type="float" office:value="3" calcext:value-type="float">
            <text:p>3,0</text:p>
          </table:table-cell>
          <table:table-cell table:style-name="ce14" table:formula="of:=IFERROR(ABS(([.O44]-CEILING([.$C44]))/CEILING([.$C44]));IF([.T44]&lt;&gt;&quot;*&quot;;[.T44];&quot;*&quot;))" office:value-type="float" office:value="2" calcext:value-type="float">
            <text:p>2,0</text:p>
          </table:table-cell>
          <table:table-cell table:formula="of:=IF([.L44]=[.$P44];1;&quot;&quot;)">
            <text:p/>
          </table:table-cell>
          <table:table-cell table:formula="of:=IF([.M44]=[.$P44];1;&quot;&quot;)" office:value-type="float" office:value="1" calcext:value-type="float">
            <text:p>1</text:p>
          </table:table-cell>
          <table:table-cell table:formula="of:=IF([.N44]=[.$P44];1;&quot;&quot;)">
            <text:p/>
          </table:table-cell>
          <table:table-cell table:formula="of:=IF([.O44]=[.$P44];1;&quot;&quot;)">
            <text:p/>
          </table:table-cell>
          <table:table-cell table:number-columns-repeated="8"/>
          <table:table-cell table:formula="of:=CONCATENATE([.A44];&quot;&amp;&quot;;[.B44];&quot;&amp;&quot;;IF([.E44]=1;CONCATENATE(&quot;\h{&quot;;[.C44];&quot;}&quot;);[.C44]);&quot;&amp;&quot;;[.H44];&quot;&amp;&quot;;IF([.J44]=0;CONCATENATE(&quot;\uu{&quot;;[.I44];&quot;}&quot;);[.I44]);&quot;&amp;&quot;;IF([.L44]=[.P44];CONCATENATE(&quot;\h{&quot;;[.L44];&quot;}&quot;);[.L44]);&quot;&amp;&quot;;IF([.M44]=[.P44];CONCATENATE(&quot;\h{&quot;;[.M44];&quot;}&quot;);[.M44]);&quot;&amp;&quot;;IF([.N44]=[.P44];CONCATENATE(&quot;\h{&quot;;[.N44];&quot;}&quot;);[.N44]);&quot;&amp;&quot;;IF([.O44]=[.P44];CONCATENATE(&quot;\h{&quot;;[.O44];&quot;}&quot;);[.O44]);&quot;\\\hline&quot;)" office:value-type="string" office:string-value="r2-25-50-2&amp;48,82&amp;-1,6&amp;0&amp;\uu{0}&amp;4&amp;\h{0}&amp;2&amp;1\\\hline" calcext:value-type="string">
            <text:p>r2-25-50-2&amp;48,82&amp;-1,6&amp;0&amp;\uu{0}&amp;4&amp;\h{0}&amp;2&amp;1\\\hline</text:p>
          </table:table-cell>
          <table:table-cell table:number-columns-repeated="8"/>
        </table:table-row>
        <table:table-row table:style-name="ro2">
          <table:table-cell table:formula="of:=[$ra.AA44]" office:value-type="string" office:string-value="r2-25-50-3" calcext:value-type="string">
            <text:p>r2-25-50-3</text:p>
          </table:table-cell>
          <table:table-cell table:formula="of:=ROUND([$ra.AB44];2)" office:value-type="float" office:value="47.24" calcext:value-type="float">
            <text:p>47,24</text:p>
          </table:table-cell>
          <table:table-cell table:style-name="ce12" table:formula="of:=ROUND([$ra.AC44];1)" office:value-type="float" office:value="-1.3" calcext:value-type="float">
            <text:p>-1,3</text:p>
          </table:table-cell>
          <table:table-cell table:style-name="ce12" table:formula="of:=IF([ra.S44]=5;&quot;*&quot;;[ra.I44])" office:value-type="float" office:value="0.02009" calcext:value-type="float">
            <text:p>0,0</text:p>
          </table:table-cell>
          <table:table-cell table:style-name="ce12" table:formula="of:=IF([ra.S44]=11;1;&quot;&quot;)">
            <text:p/>
          </table:table-cell>
          <table:table-cell table:style-name="ce34" table:formula="of:=IFERROR(IF([.I45]=0;ABS(CEILING([.C45]));ABS(([.I45]-CEILING([.C45]))/[.I45]));&quot;*&quot;)" office:value-type="float" office:value="2" calcext:value-type="float">
            <text:p>2,00</text:p>
          </table:table-cell>
          <table:table-cell table:style-name="ce34" table:formula="of:=IFERROR([.I45]-CEILING([.C45]);&quot;*&quot;)" office:value-type="float" office:value="2" calcext:value-type="float">
            <text:p>2,00</text:p>
          </table:table-cell>
          <table:table-cell table:style-name="ce14" table:formula="of:=ROUND([exact.J44];1)" office:value-type="float" office:value="1" calcext:value-type="float">
            <text:p>1,0</text:p>
          </table:table-cell>
          <table:table-cell table:style-name="ce16" table:formula="of:=[exact.K44]" office:value-type="float" office:value="1" calcext:value-type="float">
            <text:p>1</text:p>
          </table:table-cell>
          <table:table-cell table:style-name="ce14" table:formula="of:=IF([exact.L44]&lt;1000000;100*[exact.L44];&quot;*&quot;)" office:value-type="float" office:value="0" calcext:value-type="float">
            <text:p>0,0</text:p>
          </table:table-cell>
          <table:table-cell table:style-name="ce14" table:formula="of:=IF([exact.S44]=5;&quot;*&quot;;[exact.I44])" office:value-type="float" office:value="2.740428" calcext:value-type="float">
            <text:p>2,7</text:p>
          </table:table-cell>
          <table:table-cell table:style-name="ce18" table:formula="of:=[$ra.AE44]" office:value-type="float" office:value="3" calcext:value-type="float">
            <text:p>3</text:p>
          </table:table-cell>
          <table:table-cell table:style-name="ce18" table:formula="of:=[$'bcpa-t600'.AE44]" office:value-type="float" office:value="1" calcext:value-type="float">
            <text:p>1</text:p>
          </table:table-cell>
          <table:table-cell table:style-name="ce18" table:formula="of:=[$'blpl-t300'.AE44]" office:value-type="float" office:value="2" calcext:value-type="float">
            <text:p>2</text:p>
          </table:table-cell>
          <table:table-cell table:style-name="ce18" table:formula="of:=[$'sbpl-t300'.AE44]" office:value-type="float" office:value="2" calcext:value-type="float">
            <text:p>2</text:p>
          </table:table-cell>
          <table:table-cell table:formula="of:=MIN([.L45:.O45])" office:value-type="float" office:value="1" calcext:value-type="float">
            <text:p>1</text:p>
          </table:table-cell>
          <table:table-cell table:formula="of:=ABS([.L45]-CEILING([.$C45]))" office:value-type="float" office:value="4" calcext:value-type="float">
            <text:p>4</text:p>
          </table:table-cell>
          <table:table-cell table:formula="of:=IFERROR(ABS([.M45]-CEILING([.$C45]));&quot;-&quot;)" office:value-type="float" office:value="2" calcext:value-type="float">
            <text:p>2</text:p>
          </table:table-cell>
          <table:table-cell table:formula="of:=ABS([.N45]-CEILING([.$C45]))" office:value-type="float" office:value="3" calcext:value-type="float">
            <text:p>3</text:p>
          </table:table-cell>
          <table:table-cell table:formula="of:=ABS([.O45]-CEILING([.$C45]))" office:value-type="float" office:value="3" calcext:value-type="float">
            <text:p>3</text:p>
          </table:table-cell>
          <table:table-cell table:style-name="ce14" table:formula="of:=IFERROR(ABS(([.L45]-CEILING([.$C45]))/CEILING([.$C45]));IF([.Q45]&lt;&gt;&quot;*&quot;;[.Q45];&quot;*&quot;))" office:value-type="float" office:value="4" calcext:value-type="float">
            <text:p>4,0</text:p>
          </table:table-cell>
          <table:table-cell table:style-name="ce14" table:formula="of:=IFERROR(ABS(([.M45]-CEILING([.$C45]))/CEILING([.$C45]));IF([.R45]&lt;&gt;&quot;*&quot;;[.R45];&quot;*&quot;))" office:value-type="float" office:value="2" calcext:value-type="float">
            <text:p>2,0</text:p>
          </table:table-cell>
          <table:table-cell table:style-name="ce14" table:formula="of:=IFERROR(ABS(([.N45]-CEILING([.$C45]))/CEILING([.$C45]));IF([.S45]&lt;&gt;&quot;*&quot;;[.S45];&quot;*&quot;))" office:value-type="float" office:value="3" calcext:value-type="float">
            <text:p>3,0</text:p>
          </table:table-cell>
          <table:table-cell table:style-name="ce14" table:formula="of:=IFERROR(ABS(([.O45]-CEILING([.$C45]))/CEILING([.$C45]));IF([.T45]&lt;&gt;&quot;*&quot;;[.T45];&quot;*&quot;))" office:value-type="float" office:value="3" calcext:value-type="float">
            <text:p>3,0</text:p>
          </table:table-cell>
          <table:table-cell table:formula="of:=IF([.L45]=[.$P45];1;&quot;&quot;)">
            <text:p/>
          </table:table-cell>
          <table:table-cell table:formula="of:=IF([.M45]=[.$P45];1;&quot;&quot;)" office:value-type="float" office:value="1" calcext:value-type="float">
            <text:p>1</text:p>
          </table:table-cell>
          <table:table-cell table:formula="of:=IF([.N45]=[.$P45];1;&quot;&quot;)">
            <text:p/>
          </table:table-cell>
          <table:table-cell table:formula="of:=IF([.O45]=[.$P45];1;&quot;&quot;)">
            <text:p/>
          </table:table-cell>
          <table:table-cell table:number-columns-repeated="8"/>
          <table:table-cell table:formula="of:=CONCATENATE([.A45];&quot;&amp;&quot;;[.B45];&quot;&amp;&quot;;IF([.E45]=1;CONCATENATE(&quot;\h{&quot;;[.C45];&quot;}&quot;);[.C45]);&quot;&amp;&quot;;[.H45];&quot;&amp;&quot;;IF([.J45]=0;CONCATENATE(&quot;\uu{&quot;;[.I45];&quot;}&quot;);[.I45]);&quot;&amp;&quot;;IF([.L45]=[.P45];CONCATENATE(&quot;\h{&quot;;[.L45];&quot;}&quot;);[.L45]);&quot;&amp;&quot;;IF([.M45]=[.P45];CONCATENATE(&quot;\h{&quot;;[.M45];&quot;}&quot;);[.M45]);&quot;&amp;&quot;;IF([.N45]=[.P45];CONCATENATE(&quot;\h{&quot;;[.N45];&quot;}&quot;);[.N45]);&quot;&amp;&quot;;IF([.O45]=[.P45];CONCATENATE(&quot;\h{&quot;;[.O45];&quot;}&quot;);[.O45]);&quot;\\\hline&quot;)" office:value-type="string" office:string-value="r2-25-50-3&amp;47,24&amp;-1,3&amp;1&amp;\uu{1}&amp;3&amp;\h{1}&amp;2&amp;2\\\hline" calcext:value-type="string">
            <text:p>r2-25-50-3&amp;47,24&amp;-1,3&amp;1&amp;\uu{1}&amp;3&amp;\h{1}&amp;2&amp;2\\\hline</text:p>
          </table:table-cell>
          <table:table-cell table:number-columns-repeated="8"/>
        </table:table-row>
        <table:table-row table:style-name="ro2">
          <table:table-cell table:formula="of:=[$ra.AA45]" office:value-type="string" office:string-value="r2-25-50-4" calcext:value-type="string">
            <text:p>r2-25-50-4</text:p>
          </table:table-cell>
          <table:table-cell table:formula="of:=ROUND([$ra.AB45];2)" office:value-type="float" office:value="51.97" calcext:value-type="float">
            <text:p>51,97</text:p>
          </table:table-cell>
          <table:table-cell table:style-name="ce12" table:formula="of:=ROUND([$ra.AC45];1)" office:value-type="float" office:value="-1.3" calcext:value-type="float">
            <text:p>-1,3</text:p>
          </table:table-cell>
          <table:table-cell table:style-name="ce12" table:formula="of:=IF([ra.S45]=5;&quot;*&quot;;[ra.I45])" office:value-type="float" office:value="0.031898" calcext:value-type="float">
            <text:p>0,0</text:p>
          </table:table-cell>
          <table:table-cell table:style-name="ce12" table:formula="of:=IF([ra.S45]=11;1;&quot;&quot;)">
            <text:p/>
          </table:table-cell>
          <table:table-cell table:style-name="ce34" table:formula="of:=IFERROR(IF([.I46]=0;ABS(CEILING([.C46]));ABS(([.I46]-CEILING([.C46]))/[.I46]));&quot;*&quot;)" office:value-type="float" office:value="1" calcext:value-type="float">
            <text:p>1,00</text:p>
          </table:table-cell>
          <table:table-cell table:style-name="ce34" table:formula="of:=IFERROR([.I46]-CEILING([.C46]);&quot;*&quot;)" office:value-type="float" office:value="1" calcext:value-type="float">
            <text:p>1,00</text:p>
          </table:table-cell>
          <table:table-cell table:style-name="ce14" table:formula="of:=ROUND([exact.J45];1)" office:value-type="float" office:value="0" calcext:value-type="float">
            <text:p>0,0</text:p>
          </table:table-cell>
          <table:table-cell table:style-name="ce16" table:formula="of:=[exact.K45]" office:value-type="float" office:value="0" calcext:value-type="float">
            <text:p>0</text:p>
          </table:table-cell>
          <table:table-cell table:style-name="ce14" table:formula="of:=IF([exact.L45]&lt;1000000;100*[exact.L45];&quot;*&quot;)" office:value-type="float" office:value="0" calcext:value-type="float">
            <text:p>0,0</text:p>
          </table:table-cell>
          <table:table-cell table:style-name="ce14" table:formula="of:=IF([exact.S45]=5;&quot;*&quot;;[exact.I45])" office:value-type="float" office:value="0.443644" calcext:value-type="float">
            <text:p>0,4</text:p>
          </table:table-cell>
          <table:table-cell table:style-name="ce18" table:formula="of:=[$ra.AE45]" office:value-type="float" office:value="3" calcext:value-type="float">
            <text:p>3</text:p>
          </table:table-cell>
          <table:table-cell table:style-name="ce18" table:formula="of:=[$'bcpa-t600'.AE45]" office:value-type="float" office:value="0" calcext:value-type="float">
            <text:p>0</text:p>
          </table:table-cell>
          <table:table-cell table:style-name="ce18" table:formula="of:=[$'blpl-t300'.AE45]" office:value-type="float" office:value="2" calcext:value-type="float">
            <text:p>2</text:p>
          </table:table-cell>
          <table:table-cell table:style-name="ce18" table:formula="of:=[$'sbpl-t300'.AE45]" office:value-type="float" office:value="2" calcext:value-type="float">
            <text:p>2</text:p>
          </table:table-cell>
          <table:table-cell table:formula="of:=MIN([.L46:.O46])" office:value-type="float" office:value="0" calcext:value-type="float">
            <text:p>0</text:p>
          </table:table-cell>
          <table:table-cell table:formula="of:=ABS([.L46]-CEILING([.$C46]))" office:value-type="float" office:value="4" calcext:value-type="float">
            <text:p>4</text:p>
          </table:table-cell>
          <table:table-cell table:formula="of:=IFERROR(ABS([.M46]-CEILING([.$C46]));&quot;-&quot;)" office:value-type="float" office:value="1" calcext:value-type="float">
            <text:p>1</text:p>
          </table:table-cell>
          <table:table-cell table:formula="of:=ABS([.N46]-CEILING([.$C46]))" office:value-type="float" office:value="3" calcext:value-type="float">
            <text:p>3</text:p>
          </table:table-cell>
          <table:table-cell table:formula="of:=ABS([.O46]-CEILING([.$C46]))" office:value-type="float" office:value="3" calcext:value-type="float">
            <text:p>3</text:p>
          </table:table-cell>
          <table:table-cell table:style-name="ce14" table:formula="of:=IFERROR(ABS(([.L46]-CEILING([.$C46]))/CEILING([.$C46]));IF([.Q46]&lt;&gt;&quot;*&quot;;[.Q46];&quot;*&quot;))" office:value-type="float" office:value="4" calcext:value-type="float">
            <text:p>4,0</text:p>
          </table:table-cell>
          <table:table-cell table:style-name="ce14" table:formula="of:=IFERROR(ABS(([.M46]-CEILING([.$C46]))/CEILING([.$C46]));IF([.R46]&lt;&gt;&quot;*&quot;;[.R46];&quot;*&quot;))" office:value-type="float" office:value="1" calcext:value-type="float">
            <text:p>1,0</text:p>
          </table:table-cell>
          <table:table-cell table:style-name="ce14" table:formula="of:=IFERROR(ABS(([.N46]-CEILING([.$C46]))/CEILING([.$C46]));IF([.S46]&lt;&gt;&quot;*&quot;;[.S46];&quot;*&quot;))" office:value-type="float" office:value="3" calcext:value-type="float">
            <text:p>3,0</text:p>
          </table:table-cell>
          <table:table-cell table:style-name="ce14" table:formula="of:=IFERROR(ABS(([.O46]-CEILING([.$C46]))/CEILING([.$C46]));IF([.T46]&lt;&gt;&quot;*&quot;;[.T46];&quot;*&quot;))" office:value-type="float" office:value="3" calcext:value-type="float">
            <text:p>3,0</text:p>
          </table:table-cell>
          <table:table-cell table:formula="of:=IF([.L46]=[.$P46];1;&quot;&quot;)">
            <text:p/>
          </table:table-cell>
          <table:table-cell table:formula="of:=IF([.M46]=[.$P46];1;&quot;&quot;)" office:value-type="float" office:value="1" calcext:value-type="float">
            <text:p>1</text:p>
          </table:table-cell>
          <table:table-cell table:formula="of:=IF([.N46]=[.$P46];1;&quot;&quot;)">
            <text:p/>
          </table:table-cell>
          <table:table-cell table:formula="of:=IF([.O46]=[.$P46];1;&quot;&quot;)">
            <text:p/>
          </table:table-cell>
          <table:table-cell table:number-columns-repeated="8"/>
          <table:table-cell table:formula="of:=CONCATENATE([.A46];&quot;&amp;&quot;;[.B46];&quot;&amp;&quot;;IF([.E46]=1;CONCATENATE(&quot;\h{&quot;;[.C46];&quot;}&quot;);[.C46]);&quot;&amp;&quot;;[.H46];&quot;&amp;&quot;;IF([.J46]=0;CONCATENATE(&quot;\uu{&quot;;[.I46];&quot;}&quot;);[.I46]);&quot;&amp;&quot;;IF([.L46]=[.P46];CONCATENATE(&quot;\h{&quot;;[.L46];&quot;}&quot;);[.L46]);&quot;&amp;&quot;;IF([.M46]=[.P46];CONCATENATE(&quot;\h{&quot;;[.M46];&quot;}&quot;);[.M46]);&quot;&amp;&quot;;IF([.N46]=[.P46];CONCATENATE(&quot;\h{&quot;;[.N46];&quot;}&quot;);[.N46]);&quot;&amp;&quot;;IF([.O46]=[.P46];CONCATENATE(&quot;\h{&quot;;[.O46];&quot;}&quot;);[.O46]);&quot;\\\hline&quot;)" office:value-type="string" office:string-value="r2-25-50-4&amp;51,97&amp;-1,3&amp;0&amp;\uu{0}&amp;3&amp;\h{0}&amp;2&amp;2\\\hline" calcext:value-type="string">
            <text:p>r2-25-50-4&amp;51,97&amp;-1,3&amp;0&amp;\uu{0}&amp;3&amp;\h{0}&amp;2&amp;2\\\hline</text:p>
          </table:table-cell>
          <table:table-cell table:number-columns-repeated="8"/>
        </table:table-row>
        <table:table-row table:style-name="ro2">
          <table:table-cell table:formula="of:=[$ra.AA46]" office:value-type="string" office:string-value="r2-25-50-5" calcext:value-type="string">
            <text:p>r2-25-50-5</text:p>
          </table:table-cell>
          <table:table-cell table:formula="of:=ROUND([$ra.AB46];2)" office:value-type="float" office:value="53.54" calcext:value-type="float">
            <text:p>53,54</text:p>
          </table:table-cell>
          <table:table-cell table:style-name="ce12" table:formula="of:=ROUND([$ra.AC46];1)" office:value-type="float" office:value="-0.6" calcext:value-type="float">
            <text:p>-0,6</text:p>
          </table:table-cell>
          <table:table-cell table:style-name="ce12" table:formula="of:=IF([ra.S46]=5;&quot;*&quot;;[ra.I46])" office:value-type="float" office:value="0.019431" calcext:value-type="float">
            <text:p>0,0</text:p>
          </table:table-cell>
          <table:table-cell table:style-name="ce12" table:formula="of:=IF([ra.S46]=11;1;&quot;&quot;)">
            <text:p/>
          </table:table-cell>
          <table:table-cell table:style-name="ce34" table:formula="of:=IFERROR(IF([.I47]=0;ABS(CEILING([.C47]));ABS(([.I47]-CEILING([.C47]))/[.I47]));&quot;*&quot;)" office:value-type="float" office:value="1" calcext:value-type="float">
            <text:p>1,00</text:p>
          </table:table-cell>
          <table:table-cell table:style-name="ce34" table:formula="of:=IFERROR([.I47]-CEILING([.C47]);&quot;*&quot;)" office:value-type="float" office:value="1" calcext:value-type="float">
            <text:p>1,00</text:p>
          </table:table-cell>
          <table:table-cell table:style-name="ce14" table:formula="of:=ROUND([exact.J46];1)" office:value-type="float" office:value="1" calcext:value-type="float">
            <text:p>1,0</text:p>
          </table:table-cell>
          <table:table-cell table:style-name="ce16" table:formula="of:=[exact.K46]" office:value-type="float" office:value="1" calcext:value-type="float">
            <text:p>1</text:p>
          </table:table-cell>
          <table:table-cell table:style-name="ce14" table:formula="of:=IF([exact.L46]&lt;1000000;100*[exact.L46];&quot;*&quot;)" office:value-type="float" office:value="0" calcext:value-type="float">
            <text:p>0,0</text:p>
          </table:table-cell>
          <table:table-cell table:style-name="ce14" table:formula="of:=IF([exact.S46]=5;&quot;*&quot;;[exact.I46])" office:value-type="float" office:value="0.09878" calcext:value-type="float">
            <text:p>0,1</text:p>
          </table:table-cell>
          <table:table-cell table:style-name="ce18" table:formula="of:=[$ra.AE46]" office:value-type="float" office:value="3" calcext:value-type="float">
            <text:p>3</text:p>
          </table:table-cell>
          <table:table-cell table:style-name="ce18" table:formula="of:=[$'bcpa-t600'.AE46]" office:value-type="float" office:value="1" calcext:value-type="float">
            <text:p>1</text:p>
          </table:table-cell>
          <table:table-cell table:style-name="ce18" table:formula="of:=[$'blpl-t300'.AE46]" office:value-type="float" office:value="1" calcext:value-type="float">
            <text:p>1</text:p>
          </table:table-cell>
          <table:table-cell table:style-name="ce18" table:formula="of:=[$'sbpl-t300'.AE46]" office:value-type="float" office:value="3" calcext:value-type="float">
            <text:p>3</text:p>
          </table:table-cell>
          <table:table-cell table:formula="of:=MIN([.L47:.O47])" office:value-type="float" office:value="1" calcext:value-type="float">
            <text:p>1</text:p>
          </table:table-cell>
          <table:table-cell table:formula="of:=ABS([.L47]-CEILING([.$C47]))" office:value-type="float" office:value="3" calcext:value-type="float">
            <text:p>3</text:p>
          </table:table-cell>
          <table:table-cell table:formula="of:=IFERROR(ABS([.M47]-CEILING([.$C47]));&quot;-&quot;)" office:value-type="float" office:value="1" calcext:value-type="float">
            <text:p>1</text:p>
          </table:table-cell>
          <table:table-cell table:formula="of:=ABS([.N47]-CEILING([.$C47]))" office:value-type="float" office:value="1" calcext:value-type="float">
            <text:p>1</text:p>
          </table:table-cell>
          <table:table-cell table:formula="of:=ABS([.O47]-CEILING([.$C47]))" office:value-type="float" office:value="3" calcext:value-type="float">
            <text:p>3</text:p>
          </table:table-cell>
          <table:table-cell table:style-name="ce14" table:formula="of:=IFERROR(ABS(([.L47]-CEILING([.$C47]))/CEILING([.$C47]));IF([.Q47]&lt;&gt;&quot;*&quot;;[.Q47];&quot;*&quot;))" office:value-type="float" office:value="3" calcext:value-type="float">
            <text:p>3,0</text:p>
          </table:table-cell>
          <table:table-cell table:style-name="ce14" table:formula="of:=IFERROR(ABS(([.M47]-CEILING([.$C47]))/CEILING([.$C47]));IF([.R47]&lt;&gt;&quot;*&quot;;[.R47];&quot;*&quot;))" office:value-type="float" office:value="1" calcext:value-type="float">
            <text:p>1,0</text:p>
          </table:table-cell>
          <table:table-cell table:style-name="ce14" table:formula="of:=IFERROR(ABS(([.N47]-CEILING([.$C47]))/CEILING([.$C47]));IF([.S47]&lt;&gt;&quot;*&quot;;[.S47];&quot;*&quot;))" office:value-type="float" office:value="1" calcext:value-type="float">
            <text:p>1,0</text:p>
          </table:table-cell>
          <table:table-cell table:style-name="ce14" table:formula="of:=IFERROR(ABS(([.O47]-CEILING([.$C47]))/CEILING([.$C47]));IF([.T47]&lt;&gt;&quot;*&quot;;[.T47];&quot;*&quot;))" office:value-type="float" office:value="3" calcext:value-type="float">
            <text:p>3,0</text:p>
          </table:table-cell>
          <table:table-cell table:formula="of:=IF([.L47]=[.$P47];1;&quot;&quot;)">
            <text:p/>
          </table:table-cell>
          <table:table-cell table:formula="of:=IF([.M47]=[.$P47];1;&quot;&quot;)" office:value-type="float" office:value="1" calcext:value-type="float">
            <text:p>1</text:p>
          </table:table-cell>
          <table:table-cell table:style-name="ce25" table:formula="of:=IF([.N47]=[.$P47];1;&quot;&quot;)" office:value-type="float" office:value="1" calcext:value-type="float">
            <text:p>1</text:p>
          </table:table-cell>
          <table:table-cell table:formula="of:=IF([.O47]=[.$P47];1;&quot;&quot;)">
            <text:p/>
          </table:table-cell>
          <table:table-cell table:number-columns-repeated="8"/>
          <table:table-cell table:formula="of:=CONCATENATE([.A47];&quot;&amp;&quot;;[.B47];&quot;&amp;&quot;;IF([.E47]=1;CONCATENATE(&quot;\h{&quot;;[.C47];&quot;}&quot;);[.C47]);&quot;&amp;&quot;;[.H47];&quot;&amp;&quot;;IF([.J47]=0;CONCATENATE(&quot;\uu{&quot;;[.I47];&quot;}&quot;);[.I47]);&quot;&amp;&quot;;IF([.L47]=[.P47];CONCATENATE(&quot;\h{&quot;;[.L47];&quot;}&quot;);[.L47]);&quot;&amp;&quot;;IF([.M47]=[.P47];CONCATENATE(&quot;\h{&quot;;[.M47];&quot;}&quot;);[.M47]);&quot;&amp;&quot;;IF([.N47]=[.P47];CONCATENATE(&quot;\h{&quot;;[.N47];&quot;}&quot;);[.N47]);&quot;&amp;&quot;;IF([.O47]=[.P47];CONCATENATE(&quot;\h{&quot;;[.O47];&quot;}&quot;);[.O47]);&quot;\\\hline&quot;)" office:value-type="string" office:string-value="r2-25-50-5&amp;53,54&amp;-0,6&amp;1&amp;\uu{1}&amp;3&amp;\h{1}&amp;\h{1}&amp;3\\\hline" calcext:value-type="string">
            <text:p>r2-25-50-5&amp;53,54&amp;-0,6&amp;1&amp;\uu{1}&amp;3&amp;\h{1}&amp;\h{1}&amp;3\\\hline</text:p>
          </table:table-cell>
          <table:table-cell table:number-columns-repeated="8"/>
        </table:table-row>
        <table:table-row table:style-name="ro2">
          <table:table-cell table:formula="of:=[$ra.AA47]" office:value-type="string" office:string-value="r2-5-10-1" calcext:value-type="string">
            <text:p>r2-5-10-1</text:p>
          </table:table-cell>
          <table:table-cell table:formula="of:=ROUND([$ra.AB47];2)" office:value-type="float" office:value="0" calcext:value-type="float">
            <text:p>0</text:p>
          </table:table-cell>
          <table:table-cell table:style-name="ce12" table:formula="of:=ROUND([$ra.AC47];1)" office:value-type="float" office:value="-1" calcext:value-type="float">
            <text:p>-1,0</text:p>
          </table:table-cell>
          <table:table-cell table:style-name="ce12" table:formula="of:=IF([ra.S47]=5;&quot;*&quot;;[ra.I47])" office:value-type="float" office:value="0.003645" calcext:value-type="float">
            <text:p>0,0</text:p>
          </table:table-cell>
          <table:table-cell table:style-name="ce12" table:formula="of:=IF([ra.S47]=11;1;&quot;&quot;)" office:value-type="float" office:value="1" calcext:value-type="float">
            <text:p>1,0</text:p>
          </table:table-cell>
          <table:table-cell table:style-name="ce34" table:formula="of:=IFERROR(IF([.I48]=0;ABS(CEILING([.C48]));ABS(([.I48]-CEILING([.C48]))/[.I48]));&quot;*&quot;)" office:value-type="float" office:value="0" calcext:value-type="float">
            <text:p>0,00</text:p>
          </table:table-cell>
          <table:table-cell table:style-name="ce34" table:formula="of:=IFERROR([.I48]-CEILING([.C48]);&quot;*&quot;)" office:value-type="float" office:value="0" calcext:value-type="float">
            <text:p>0,00</text:p>
          </table:table-cell>
          <table:table-cell table:style-name="ce14" table:formula="of:=ROUND([exact.J47];1)" office:value-type="float" office:value="-1" calcext:value-type="float">
            <text:p>-1,0</text:p>
          </table:table-cell>
          <table:table-cell table:style-name="ce16" table:formula="of:=[exact.K47]" office:value-type="float" office:value="-1" calcext:value-type="float">
            <text:p>-1</text:p>
          </table:table-cell>
          <table:table-cell table:style-name="ce14" table:formula="of:=IF([exact.L47]&lt;1000000;100*[exact.L47];&quot;*&quot;)" office:value-type="float" office:value="0" calcext:value-type="float">
            <text:p>0,0</text:p>
          </table:table-cell>
          <table:table-cell table:style-name="ce14" table:formula="of:=IF([exact.S47]=5;&quot;*&quot;;[exact.I47])" office:value-type="float" office:value="0.005136" calcext:value-type="float">
            <text:p>0,0</text:p>
          </table:table-cell>
          <table:table-cell table:style-name="ce18" table:formula="of:=[$ra.AE47]" office:value-type="float" office:value="-1" calcext:value-type="float">
            <text:p>-1</text:p>
          </table:table-cell>
          <table:table-cell table:style-name="ce18" table:formula="of:=[$'bcpa-t600'.AE47]" office:value-type="float" office:value="-1" calcext:value-type="float">
            <text:p>-1</text:p>
          </table:table-cell>
          <table:table-cell table:style-name="ce18" table:formula="of:=[$'blpl-t300'.AE47]" office:value-type="float" office:value="-1" calcext:value-type="float">
            <text:p>-1</text:p>
          </table:table-cell>
          <table:table-cell table:style-name="ce18" table:formula="of:=[$'sbpl-t300'.AE47]" office:value-type="float" office:value="-1" calcext:value-type="float">
            <text:p>-1</text:p>
          </table:table-cell>
          <table:table-cell table:formula="of:=MIN([.L48:.O48])" office:value-type="float" office:value="-1" calcext:value-type="float">
            <text:p>-1</text:p>
          </table:table-cell>
          <table:table-cell table:formula="of:=ABS([.L48]-CEILING([.$C48]))" office:value-type="float" office:value="0" calcext:value-type="float">
            <text:p>0</text:p>
          </table:table-cell>
          <table:table-cell table:formula="of:=IFERROR(ABS([.M48]-CEILING([.$C48]));&quot;-&quot;)" office:value-type="float" office:value="0" calcext:value-type="float">
            <text:p>0</text:p>
          </table:table-cell>
          <table:table-cell table:formula="of:=ABS([.N48]-CEILING([.$C48]))" office:value-type="float" office:value="0" calcext:value-type="float">
            <text:p>0</text:p>
          </table:table-cell>
          <table:table-cell table:formula="of:=ABS([.O48]-CEILING([.$C48]))" office:value-type="float" office:value="0" calcext:value-type="float">
            <text:p>0</text:p>
          </table:table-cell>
          <table:table-cell table:style-name="ce14" table:formula="of:=IFERROR(ABS(([.L48]-CEILING([.$C48]))/CEILING([.$C48]));IF([.Q48]&lt;&gt;&quot;*&quot;;[.Q48];&quot;*&quot;))" office:value-type="float" office:value="0" calcext:value-type="float">
            <text:p>0,0</text:p>
          </table:table-cell>
          <table:table-cell table:style-name="ce14" table:formula="of:=IFERROR(ABS(([.M48]-CEILING([.$C48]))/CEILING([.$C48]));IF([.R48]&lt;&gt;&quot;*&quot;;[.R48];&quot;*&quot;))" office:value-type="float" office:value="0" calcext:value-type="float">
            <text:p>0,0</text:p>
          </table:table-cell>
          <table:table-cell table:style-name="ce14" table:formula="of:=IFERROR(ABS(([.N48]-CEILING([.$C48]))/CEILING([.$C48]));IF([.S48]&lt;&gt;&quot;*&quot;;[.S48];&quot;*&quot;))" office:value-type="float" office:value="0" calcext:value-type="float">
            <text:p>0,0</text:p>
          </table:table-cell>
          <table:table-cell table:style-name="ce14" table:formula="of:=IFERROR(ABS(([.O48]-CEILING([.$C48]))/CEILING([.$C48]));IF([.T48]&lt;&gt;&quot;*&quot;;[.T48];&quot;*&quot;))" office:value-type="float" office:value="0" calcext:value-type="float">
            <text:p>0,0</text:p>
          </table:table-cell>
          <table:table-cell table:style-name="ce25" table:formula="of:=IF([.L48]=[.$P48];1;&quot;&quot;)" office:value-type="float" office:value="1" calcext:value-type="float">
            <text:p>1</text:p>
          </table:table-cell>
          <table:table-cell table:formula="of:=IF([.M48]=[.$P48];1;&quot;&quot;)" office:value-type="float" office:value="1" calcext:value-type="float">
            <text:p>1</text:p>
          </table:table-cell>
          <table:table-cell table:style-name="ce25" table:formula="of:=IF([.N48]=[.$P48];1;&quot;&quot;)" office:value-type="float" office:value="1" calcext:value-type="float">
            <text:p>1</text:p>
          </table:table-cell>
          <table:table-cell table:style-name="ce25" table:formula="of:=IF([.O48]=[.$P48];1;&quot;&quot;)" office:value-type="float" office:value="1" calcext:value-type="float">
            <text:p>1</text:p>
          </table:table-cell>
          <table:table-cell table:number-columns-repeated="8"/>
          <table:table-cell table:formula="of:=CONCATENATE([.A48];&quot;&amp;&quot;;[.B48];&quot;&amp;&quot;;IF([.E48]=1;CONCATENATE(&quot;\h{&quot;;[.C48];&quot;}&quot;);[.C48]);&quot;&amp;&quot;;[.H48];&quot;&amp;&quot;;IF([.J48]=0;CONCATENATE(&quot;\uu{&quot;;[.I48];&quot;}&quot;);[.I48]);&quot;&amp;&quot;;IF([.L48]=[.P48];CONCATENATE(&quot;\h{&quot;;[.L48];&quot;}&quot;);[.L48]);&quot;&amp;&quot;;IF([.M48]=[.P48];CONCATENATE(&quot;\h{&quot;;[.M48];&quot;}&quot;);[.M48]);&quot;&amp;&quot;;IF([.N48]=[.P48];CONCATENATE(&quot;\h{&quot;;[.N48];&quot;}&quot;);[.N48]);&quot;&amp;&quot;;IF([.O48]=[.P48];CONCATENATE(&quot;\h{&quot;;[.O48];&quot;}&quot;);[.O48]);&quot;\\\hline&quot;)" office:value-type="string" office:string-value="r2-5-10-1&amp;0&amp;\h{-1}&amp;-1&amp;\uu{-1}&amp;\h{-1}&amp;\h{-1}&amp;\h{-1}&amp;\h{-1}\\\hline" calcext:value-type="string">
            <text:p>r2-5-10-1&amp;0&amp;\h{-1}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48]" office:value-type="string" office:string-value="r2-5-10-2" calcext:value-type="string">
            <text:p>r2-5-10-2</text:p>
          </table:table-cell>
          <table:table-cell table:formula="of:=ROUND([$ra.AB48];2)" office:value-type="float" office:value="25.93" calcext:value-type="float">
            <text:p>25,93</text:p>
          </table:table-cell>
          <table:table-cell table:style-name="ce12" table:formula="of:=ROUND([$ra.AC48];1)" office:value-type="float" office:value="0" calcext:value-type="float">
            <text:p>0,0</text:p>
          </table:table-cell>
          <table:table-cell table:style-name="ce12" table:formula="of:=IF([ra.S48]=5;&quot;*&quot;;[ra.I48])" office:value-type="float" office:value="0.005105" calcext:value-type="float">
            <text:p>0,0</text:p>
          </table:table-cell>
          <table:table-cell table:style-name="ce12" table:formula="of:=IF([ra.S48]=11;1;&quot;&quot;)">
            <text:p/>
          </table:table-cell>
          <table:table-cell table:style-name="ce34" table:formula="of:=IFERROR(IF([.I49]=0;ABS(CEILING([.C49]));ABS(([.I49]-CEILING([.C49]))/[.I49]));&quot;*&quot;)" office:value-type="float" office:value="0" calcext:value-type="float">
            <text:p>0,00</text:p>
          </table:table-cell>
          <table:table-cell table:style-name="ce34" table:formula="of:=IFERROR([.I49]-CEILING([.C49]);&quot;*&quot;)" office:value-type="float" office:value="0" calcext:value-type="float">
            <text:p>0,00</text:p>
          </table:table-cell>
          <table:table-cell table:style-name="ce14" table:formula="of:=ROUND([exact.J48];1)" office:value-type="float" office:value="0" calcext:value-type="float">
            <text:p>0,0</text:p>
          </table:table-cell>
          <table:table-cell table:style-name="ce16" table:formula="of:=[exact.K48]" office:value-type="float" office:value="0" calcext:value-type="float">
            <text:p>0</text:p>
          </table:table-cell>
          <table:table-cell table:style-name="ce14" table:formula="of:=IF([exact.L48]&lt;1000000;100*[exact.L48];&quot;*&quot;)" office:value-type="float" office:value="0" calcext:value-type="float">
            <text:p>0,0</text:p>
          </table:table-cell>
          <table:table-cell table:style-name="ce14" table:formula="of:=IF([exact.S48]=5;&quot;*&quot;;[exact.I48])" office:value-type="float" office:value="0.007164" calcext:value-type="float">
            <text:p>0,0</text:p>
          </table:table-cell>
          <table:table-cell table:style-name="ce18" table:formula="of:=[$ra.AE48]" office:value-type="float" office:value="0" calcext:value-type="float">
            <text:p>0</text:p>
          </table:table-cell>
          <table:table-cell table:style-name="ce18" table:formula="of:=[$'bcpa-t600'.AE48]" office:value-type="float" office:value="0" calcext:value-type="float">
            <text:p>0</text:p>
          </table:table-cell>
          <table:table-cell table:style-name="ce18" table:formula="of:=[$'blpl-t300'.AE48]" office:value-type="float" office:value="0" calcext:value-type="float">
            <text:p>0</text:p>
          </table:table-cell>
          <table:table-cell table:style-name="ce18" table:formula="of:=[$'sbpl-t300'.AE48]" office:value-type="float" office:value="0" calcext:value-type="float">
            <text:p>0</text:p>
          </table:table-cell>
          <table:table-cell table:formula="of:=MIN([.L49:.O49])" office:value-type="float" office:value="0" calcext:value-type="float">
            <text:p>0</text:p>
          </table:table-cell>
          <table:table-cell table:formula="of:=ABS([.L49]-CEILING([.$C49]))" office:value-type="float" office:value="0" calcext:value-type="float">
            <text:p>0</text:p>
          </table:table-cell>
          <table:table-cell table:formula="of:=IFERROR(ABS([.M49]-CEILING([.$C49]));&quot;-&quot;)" office:value-type="float" office:value="0" calcext:value-type="float">
            <text:p>0</text:p>
          </table:table-cell>
          <table:table-cell table:formula="of:=ABS([.N49]-CEILING([.$C49]))" office:value-type="float" office:value="0" calcext:value-type="float">
            <text:p>0</text:p>
          </table:table-cell>
          <table:table-cell table:formula="of:=ABS([.O49]-CEILING([.$C49]))" office:value-type="float" office:value="0" calcext:value-type="float">
            <text:p>0</text:p>
          </table:table-cell>
          <table:table-cell table:style-name="ce14" table:formula="of:=IFERROR(ABS(([.L49]-CEILING([.$C49]))/CEILING([.$C49]));IF([.Q49]&lt;&gt;&quot;*&quot;;[.Q49];&quot;*&quot;))" office:value-type="float" office:value="0" calcext:value-type="float">
            <text:p>0,0</text:p>
          </table:table-cell>
          <table:table-cell table:style-name="ce14" table:formula="of:=IFERROR(ABS(([.M49]-CEILING([.$C49]))/CEILING([.$C49]));IF([.R49]&lt;&gt;&quot;*&quot;;[.R49];&quot;*&quot;))" office:value-type="float" office:value="0" calcext:value-type="float">
            <text:p>0,0</text:p>
          </table:table-cell>
          <table:table-cell table:style-name="ce14" table:formula="of:=IFERROR(ABS(([.N49]-CEILING([.$C49]))/CEILING([.$C49]));IF([.S49]&lt;&gt;&quot;*&quot;;[.S49];&quot;*&quot;))" office:value-type="float" office:value="0" calcext:value-type="float">
            <text:p>0,0</text:p>
          </table:table-cell>
          <table:table-cell table:style-name="ce14" table:formula="of:=IFERROR(ABS(([.O49]-CEILING([.$C49]))/CEILING([.$C49]));IF([.T49]&lt;&gt;&quot;*&quot;;[.T49];&quot;*&quot;))" office:value-type="float" office:value="0" calcext:value-type="float">
            <text:p>0,0</text:p>
          </table:table-cell>
          <table:table-cell table:style-name="ce25" table:formula="of:=IF([.L49]=[.$P49];1;&quot;&quot;)" office:value-type="float" office:value="1" calcext:value-type="float">
            <text:p>1</text:p>
          </table:table-cell>
          <table:table-cell table:formula="of:=IF([.M49]=[.$P49];1;&quot;&quot;)" office:value-type="float" office:value="1" calcext:value-type="float">
            <text:p>1</text:p>
          </table:table-cell>
          <table:table-cell table:style-name="ce25" table:formula="of:=IF([.N49]=[.$P49];1;&quot;&quot;)" office:value-type="float" office:value="1" calcext:value-type="float">
            <text:p>1</text:p>
          </table:table-cell>
          <table:table-cell table:style-name="ce25" table:formula="of:=IF([.O49]=[.$P49];1;&quot;&quot;)" office:value-type="float" office:value="1" calcext:value-type="float">
            <text:p>1</text:p>
          </table:table-cell>
          <table:table-cell table:number-columns-repeated="8"/>
          <table:table-cell table:formula="of:=CONCATENATE([.A49];&quot;&amp;&quot;;[.B49];&quot;&amp;&quot;;IF([.E49]=1;CONCATENATE(&quot;\h{&quot;;[.C49];&quot;}&quot;);[.C49]);&quot;&amp;&quot;;[.H49];&quot;&amp;&quot;;IF([.J49]=0;CONCATENATE(&quot;\uu{&quot;;[.I49];&quot;}&quot;);[.I49]);&quot;&amp;&quot;;IF([.L49]=[.P49];CONCATENATE(&quot;\h{&quot;;[.L49];&quot;}&quot;);[.L49]);&quot;&amp;&quot;;IF([.M49]=[.P49];CONCATENATE(&quot;\h{&quot;;[.M49];&quot;}&quot;);[.M49]);&quot;&amp;&quot;;IF([.N49]=[.P49];CONCATENATE(&quot;\h{&quot;;[.N49];&quot;}&quot;);[.N49]);&quot;&amp;&quot;;IF([.O49]=[.P49];CONCATENATE(&quot;\h{&quot;;[.O49];&quot;}&quot;);[.O49]);&quot;\\\hline&quot;)" office:value-type="string" office:string-value="r2-5-10-2&amp;25,93&amp;0&amp;0&amp;\uu{0}&amp;\h{0}&amp;\h{0}&amp;\h{0}&amp;\h{0}\\\hline" calcext:value-type="string">
            <text:p>r2-5-10-2&amp;25,93&amp;0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9]" office:value-type="string" office:string-value="r2-5-10-3" calcext:value-type="string">
            <text:p>r2-5-10-3</text:p>
          </table:table-cell>
          <table:table-cell table:formula="of:=ROUND([$ra.AB49];2)" office:value-type="float" office:value="0" calcext:value-type="float">
            <text:p>0</text:p>
          </table:table-cell>
          <table:table-cell table:style-name="ce12" table:formula="of:=ROUND([$ra.AC49];1)" office:value-type="float" office:value="0" calcext:value-type="float">
            <text:p>0,0</text:p>
          </table:table-cell>
          <table:table-cell table:style-name="ce12" table:formula="of:=IF([ra.S49]=5;&quot;*&quot;;[ra.I49])" office:value-type="float" office:value="0.004509" calcext:value-type="float">
            <text:p>0,0</text:p>
          </table:table-cell>
          <table:table-cell table:style-name="ce12" table:formula="of:=IF([ra.S49]=11;1;&quot;&quot;)" office:value-type="float" office:value="1" calcext:value-type="float">
            <text:p>1,0</text:p>
          </table:table-cell>
          <table:table-cell table:style-name="ce34" table:formula="of:=IFERROR(IF([.I50]=0;ABS(CEILING([.C50]));ABS(([.I50]-CEILING([.C50]))/[.I50]));&quot;*&quot;)" office:value-type="float" office:value="0" calcext:value-type="float">
            <text:p>0,00</text:p>
          </table:table-cell>
          <table:table-cell table:style-name="ce34" table:formula="of:=IFERROR([.I50]-CEILING([.C50]);&quot;*&quot;)" office:value-type="float" office:value="0" calcext:value-type="float">
            <text:p>0,00</text:p>
          </table:table-cell>
          <table:table-cell table:style-name="ce14" table:formula="of:=ROUND([exact.J49];1)" office:value-type="float" office:value="0" calcext:value-type="float">
            <text:p>0,0</text:p>
          </table:table-cell>
          <table:table-cell table:style-name="ce16" table:formula="of:=[exact.K49]" office:value-type="float" office:value="0" calcext:value-type="float">
            <text:p>0</text:p>
          </table:table-cell>
          <table:table-cell table:style-name="ce14" table:formula="of:=IF([exact.L49]&lt;1000000;100*[exact.L49];&quot;*&quot;)" office:value-type="float" office:value="0" calcext:value-type="float">
            <text:p>0,0</text:p>
          </table:table-cell>
          <table:table-cell table:style-name="ce14" table:formula="of:=IF([exact.S49]=5;&quot;*&quot;;[exact.I49])" office:value-type="float" office:value="0.00612" calcext:value-type="float">
            <text:p>0,0</text:p>
          </table:table-cell>
          <table:table-cell table:style-name="ce18" table:formula="of:=[$ra.AE49]" office:value-type="float" office:value="0" calcext:value-type="float">
            <text:p>0</text:p>
          </table:table-cell>
          <table:table-cell table:style-name="ce18" table:formula="of:=[$'bcpa-t600'.AE49]" office:value-type="float" office:value="0" calcext:value-type="float">
            <text:p>0</text:p>
          </table:table-cell>
          <table:table-cell table:style-name="ce18" table:formula="of:=[$'blpl-t300'.AE49]" office:value-type="float" office:value="0" calcext:value-type="float">
            <text:p>0</text:p>
          </table:table-cell>
          <table:table-cell table:style-name="ce18" table:formula="of:=[$'sbpl-t300'.AE49]" office:value-type="float" office:value="0" calcext:value-type="float">
            <text:p>0</text:p>
          </table:table-cell>
          <table:table-cell table:formula="of:=MIN([.L50:.O50])" office:value-type="float" office:value="0" calcext:value-type="float">
            <text:p>0</text:p>
          </table:table-cell>
          <table:table-cell table:formula="of:=ABS([.L50]-CEILING([.$C50]))" office:value-type="float" office:value="0" calcext:value-type="float">
            <text:p>0</text:p>
          </table:table-cell>
          <table:table-cell table:formula="of:=IFERROR(ABS([.M50]-CEILING([.$C50]));&quot;-&quot;)" office:value-type="float" office:value="0" calcext:value-type="float">
            <text:p>0</text:p>
          </table:table-cell>
          <table:table-cell table:formula="of:=ABS([.N50]-CEILING([.$C50]))" office:value-type="float" office:value="0" calcext:value-type="float">
            <text:p>0</text:p>
          </table:table-cell>
          <table:table-cell table:formula="of:=ABS([.O50]-CEILING([.$C50]))" office:value-type="float" office:value="0" calcext:value-type="float">
            <text:p>0</text:p>
          </table:table-cell>
          <table:table-cell table:style-name="ce14" table:formula="of:=IFERROR(ABS(([.L50]-CEILING([.$C50]))/CEILING([.$C50]));IF([.Q50]&lt;&gt;&quot;*&quot;;[.Q50];&quot;*&quot;))" office:value-type="float" office:value="0" calcext:value-type="float">
            <text:p>0,0</text:p>
          </table:table-cell>
          <table:table-cell table:style-name="ce14" table:formula="of:=IFERROR(ABS(([.M50]-CEILING([.$C50]))/CEILING([.$C50]));IF([.R50]&lt;&gt;&quot;*&quot;;[.R50];&quot;*&quot;))" office:value-type="float" office:value="0" calcext:value-type="float">
            <text:p>0,0</text:p>
          </table:table-cell>
          <table:table-cell table:style-name="ce14" table:formula="of:=IFERROR(ABS(([.N50]-CEILING([.$C50]))/CEILING([.$C50]));IF([.S50]&lt;&gt;&quot;*&quot;;[.S50];&quot;*&quot;))" office:value-type="float" office:value="0" calcext:value-type="float">
            <text:p>0,0</text:p>
          </table:table-cell>
          <table:table-cell table:style-name="ce14" table:formula="of:=IFERROR(ABS(([.O50]-CEILING([.$C50]))/CEILING([.$C50]));IF([.T50]&lt;&gt;&quot;*&quot;;[.T50];&quot;*&quot;))" office:value-type="float" office:value="0" calcext:value-type="float">
            <text:p>0,0</text:p>
          </table:table-cell>
          <table:table-cell table:style-name="ce25" table:formula="of:=IF([.L50]=[.$P50];1;&quot;&quot;)" office:value-type="float" office:value="1" calcext:value-type="float">
            <text:p>1</text:p>
          </table:table-cell>
          <table:table-cell table:formula="of:=IF([.M50]=[.$P50];1;&quot;&quot;)" office:value-type="float" office:value="1" calcext:value-type="float">
            <text:p>1</text:p>
          </table:table-cell>
          <table:table-cell table:style-name="ce25" table:formula="of:=IF([.N50]=[.$P50];1;&quot;&quot;)" office:value-type="float" office:value="1" calcext:value-type="float">
            <text:p>1</text:p>
          </table:table-cell>
          <table:table-cell table:style-name="ce25" table:formula="of:=IF([.O50]=[.$P50];1;&quot;&quot;)" office:value-type="float" office:value="1" calcext:value-type="float">
            <text:p>1</text:p>
          </table:table-cell>
          <table:table-cell table:number-columns-repeated="8"/>
          <table:table-cell table:formula="of:=CONCATENATE([.A50];&quot;&amp;&quot;;[.B50];&quot;&amp;&quot;;IF([.E50]=1;CONCATENATE(&quot;\h{&quot;;[.C50];&quot;}&quot;);[.C50]);&quot;&amp;&quot;;[.H50];&quot;&amp;&quot;;IF([.J50]=0;CONCATENATE(&quot;\uu{&quot;;[.I50];&quot;}&quot;);[.I50]);&quot;&amp;&quot;;IF([.L50]=[.P50];CONCATENATE(&quot;\h{&quot;;[.L50];&quot;}&quot;);[.L50]);&quot;&amp;&quot;;IF([.M50]=[.P50];CONCATENATE(&quot;\h{&quot;;[.M50];&quot;}&quot;);[.M50]);&quot;&amp;&quot;;IF([.N50]=[.P50];CONCATENATE(&quot;\h{&quot;;[.N50];&quot;}&quot;);[.N50]);&quot;&amp;&quot;;IF([.O50]=[.P50];CONCATENATE(&quot;\h{&quot;;[.O50];&quot;}&quot;);[.O50]);&quot;\\\hline&quot;)" office:value-type="string" office:string-value="r2-5-10-3&amp;0&amp;\h{0}&amp;0&amp;\uu{0}&amp;\h{0}&amp;\h{0}&amp;\h{0}&amp;\h{0}\\\hline" calcext:value-type="string">
            <text:p>r2-5-10-3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50]" office:value-type="string" office:string-value="r2-5-10-4" calcext:value-type="string">
            <text:p>r2-5-10-4</text:p>
          </table:table-cell>
          <table:table-cell table:formula="of:=ROUND([$ra.AB50];2)" office:value-type="float" office:value="0" calcext:value-type="float">
            <text:p>0</text:p>
          </table:table-cell>
          <table:table-cell table:style-name="ce12" table:formula="of:=ROUND([$ra.AC50];1)" office:value-type="float" office:value="0" calcext:value-type="float">
            <text:p>0,0</text:p>
          </table:table-cell>
          <table:table-cell table:style-name="ce12" table:formula="of:=IF([ra.S50]=5;&quot;*&quot;;[ra.I50])" office:value-type="float" office:value="0.00485" calcext:value-type="float">
            <text:p>0,0</text:p>
          </table:table-cell>
          <table:table-cell table:style-name="ce12" table:formula="of:=IF([ra.S50]=11;1;&quot;&quot;)" office:value-type="float" office:value="1" calcext:value-type="float">
            <text:p>1,0</text:p>
          </table:table-cell>
          <table:table-cell table:style-name="ce34" table:formula="of:=IFERROR(IF([.I51]=0;ABS(CEILING([.C51]));ABS(([.I51]-CEILING([.C51]))/[.I51]));&quot;*&quot;)" office:value-type="float" office:value="0" calcext:value-type="float">
            <text:p>0,00</text:p>
          </table:table-cell>
          <table:table-cell table:style-name="ce34" table:formula="of:=IFERROR([.I51]-CEILING([.C51]);&quot;*&quot;)" office:value-type="float" office:value="0" calcext:value-type="float">
            <text:p>0,00</text:p>
          </table:table-cell>
          <table:table-cell table:style-name="ce14" table:formula="of:=ROUND([exact.J50];1)" office:value-type="float" office:value="0" calcext:value-type="float">
            <text:p>0,0</text:p>
          </table:table-cell>
          <table:table-cell table:style-name="ce16" table:formula="of:=[exact.K50]" office:value-type="float" office:value="0" calcext:value-type="float">
            <text:p>0</text:p>
          </table:table-cell>
          <table:table-cell table:style-name="ce14" table:formula="of:=IF([exact.L50]&lt;1000000;100*[exact.L50];&quot;*&quot;)" office:value-type="float" office:value="0" calcext:value-type="float">
            <text:p>0,0</text:p>
          </table:table-cell>
          <table:table-cell table:style-name="ce14" table:formula="of:=IF([exact.S50]=5;&quot;*&quot;;[exact.I50])" office:value-type="float" office:value="0.0059" calcext:value-type="float">
            <text:p>0,0</text:p>
          </table:table-cell>
          <table:table-cell table:style-name="ce18" table:formula="of:=[$ra.AE50]" office:value-type="float" office:value="0" calcext:value-type="float">
            <text:p>0</text:p>
          </table:table-cell>
          <table:table-cell table:style-name="ce18" table:formula="of:=[$'bcpa-t600'.AE50]" office:value-type="float" office:value="0" calcext:value-type="float">
            <text:p>0</text:p>
          </table:table-cell>
          <table:table-cell table:style-name="ce18" table:formula="of:=[$'blpl-t300'.AE50]" office:value-type="float" office:value="0" calcext:value-type="float">
            <text:p>0</text:p>
          </table:table-cell>
          <table:table-cell table:style-name="ce18" table:formula="of:=[$'sbpl-t300'.AE50]" office:value-type="float" office:value="0" calcext:value-type="float">
            <text:p>0</text:p>
          </table:table-cell>
          <table:table-cell table:formula="of:=MIN([.L51:.O51])" office:value-type="float" office:value="0" calcext:value-type="float">
            <text:p>0</text:p>
          </table:table-cell>
          <table:table-cell table:formula="of:=ABS([.L51]-CEILING([.$C51]))" office:value-type="float" office:value="0" calcext:value-type="float">
            <text:p>0</text:p>
          </table:table-cell>
          <table:table-cell table:formula="of:=IFERROR(ABS([.M51]-CEILING([.$C51]));&quot;-&quot;)" office:value-type="float" office:value="0" calcext:value-type="float">
            <text:p>0</text:p>
          </table:table-cell>
          <table:table-cell table:formula="of:=ABS([.N51]-CEILING([.$C51]))" office:value-type="float" office:value="0" calcext:value-type="float">
            <text:p>0</text:p>
          </table:table-cell>
          <table:table-cell table:formula="of:=ABS([.O51]-CEILING([.$C51]))" office:value-type="float" office:value="0" calcext:value-type="float">
            <text:p>0</text:p>
          </table:table-cell>
          <table:table-cell table:style-name="ce14" table:formula="of:=IFERROR(ABS(([.L51]-CEILING([.$C51]))/CEILING([.$C51]));IF([.Q51]&lt;&gt;&quot;*&quot;;[.Q51];&quot;*&quot;))" office:value-type="float" office:value="0" calcext:value-type="float">
            <text:p>0,0</text:p>
          </table:table-cell>
          <table:table-cell table:style-name="ce14" table:formula="of:=IFERROR(ABS(([.M51]-CEILING([.$C51]))/CEILING([.$C51]));IF([.R51]&lt;&gt;&quot;*&quot;;[.R51];&quot;*&quot;))" office:value-type="float" office:value="0" calcext:value-type="float">
            <text:p>0,0</text:p>
          </table:table-cell>
          <table:table-cell table:style-name="ce14" table:formula="of:=IFERROR(ABS(([.N51]-CEILING([.$C51]))/CEILING([.$C51]));IF([.S51]&lt;&gt;&quot;*&quot;;[.S51];&quot;*&quot;))" office:value-type="float" office:value="0" calcext:value-type="float">
            <text:p>0,0</text:p>
          </table:table-cell>
          <table:table-cell table:style-name="ce14" table:formula="of:=IFERROR(ABS(([.O51]-CEILING([.$C51]))/CEILING([.$C51]));IF([.T51]&lt;&gt;&quot;*&quot;;[.T51];&quot;*&quot;))" office:value-type="float" office:value="0" calcext:value-type="float">
            <text:p>0,0</text:p>
          </table:table-cell>
          <table:table-cell table:style-name="ce25" table:formula="of:=IF([.L51]=[.$P51];1;&quot;&quot;)" office:value-type="float" office:value="1" calcext:value-type="float">
            <text:p>1</text:p>
          </table:table-cell>
          <table:table-cell table:formula="of:=IF([.M51]=[.$P51];1;&quot;&quot;)" office:value-type="float" office:value="1" calcext:value-type="float">
            <text:p>1</text:p>
          </table:table-cell>
          <table:table-cell table:style-name="ce25" table:formula="of:=IF([.N51]=[.$P51];1;&quot;&quot;)" office:value-type="float" office:value="1" calcext:value-type="float">
            <text:p>1</text:p>
          </table:table-cell>
          <table:table-cell table:style-name="ce25" table:formula="of:=IF([.O51]=[.$P51];1;&quot;&quot;)" office:value-type="float" office:value="1" calcext:value-type="float">
            <text:p>1</text:p>
          </table:table-cell>
          <table:table-cell table:number-columns-repeated="8"/>
          <table:table-cell table:formula="of:=CONCATENATE([.A51];&quot;&amp;&quot;;[.B51];&quot;&amp;&quot;;IF([.E51]=1;CONCATENATE(&quot;\h{&quot;;[.C51];&quot;}&quot;);[.C51]);&quot;&amp;&quot;;[.H51];&quot;&amp;&quot;;IF([.J51]=0;CONCATENATE(&quot;\uu{&quot;;[.I51];&quot;}&quot;);[.I51]);&quot;&amp;&quot;;IF([.L51]=[.P51];CONCATENATE(&quot;\h{&quot;;[.L51];&quot;}&quot;);[.L51]);&quot;&amp;&quot;;IF([.M51]=[.P51];CONCATENATE(&quot;\h{&quot;;[.M51];&quot;}&quot;);[.M51]);&quot;&amp;&quot;;IF([.N51]=[.P51];CONCATENATE(&quot;\h{&quot;;[.N51];&quot;}&quot;);[.N51]);&quot;&amp;&quot;;IF([.O51]=[.P51];CONCATENATE(&quot;\h{&quot;;[.O51];&quot;}&quot;);[.O51]);&quot;\\\hline&quot;)" office:value-type="string" office:string-value="r2-5-10-4&amp;0&amp;\h{0}&amp;0&amp;\uu{0}&amp;\h{0}&amp;\h{0}&amp;\h{0}&amp;\h{0}\\\hline" calcext:value-type="string">
            <text:p>r2-5-10-4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51]" office:value-type="string" office:string-value="r2-5-10-5" calcext:value-type="string">
            <text:p>r2-5-10-5</text:p>
          </table:table-cell>
          <table:table-cell table:formula="of:=ROUND([$ra.AB51];2)" office:value-type="float" office:value="29.63" calcext:value-type="float">
            <text:p>29,63</text:p>
          </table:table-cell>
          <table:table-cell table:style-name="ce12" table:formula="of:=ROUND([$ra.AC51];1)" office:value-type="float" office:value="0" calcext:value-type="float">
            <text:p>0,0</text:p>
          </table:table-cell>
          <table:table-cell table:style-name="ce12" table:formula="of:=IF([ra.S51]=5;&quot;*&quot;;[ra.I51])" office:value-type="float" office:value="0.004378" calcext:value-type="float">
            <text:p>0,0</text:p>
          </table:table-cell>
          <table:table-cell table:style-name="ce12" table:formula="of:=IF([ra.S51]=11;1;&quot;&quot;)">
            <text:p/>
          </table:table-cell>
          <table:table-cell table:style-name="ce34" table:formula="of:=IFERROR(IF([.I52]=0;ABS(CEILING([.C52]));ABS(([.I52]-CEILING([.C52]))/[.I52]));&quot;*&quot;)" office:value-type="float" office:value="0" calcext:value-type="float">
            <text:p>0,00</text:p>
          </table:table-cell>
          <table:table-cell table:style-name="ce34" table:formula="of:=IFERROR([.I52]-CEILING([.C52]);&quot;*&quot;)" office:value-type="float" office:value="0" calcext:value-type="float">
            <text:p>0,00</text:p>
          </table:table-cell>
          <table:table-cell table:style-name="ce14" table:formula="of:=ROUND([exact.J51];1)" office:value-type="float" office:value="0" calcext:value-type="float">
            <text:p>0,0</text:p>
          </table:table-cell>
          <table:table-cell table:style-name="ce16" table:formula="of:=[exact.K51]" office:value-type="float" office:value="0" calcext:value-type="float">
            <text:p>0</text:p>
          </table:table-cell>
          <table:table-cell table:style-name="ce14" table:formula="of:=IF([exact.L51]&lt;1000000;100*[exact.L51];&quot;*&quot;)" office:value-type="float" office:value="0" calcext:value-type="float">
            <text:p>0,0</text:p>
          </table:table-cell>
          <table:table-cell table:style-name="ce14" table:formula="of:=IF([exact.S51]=5;&quot;*&quot;;[exact.I51])" office:value-type="float" office:value="0.007141" calcext:value-type="float">
            <text:p>0,0</text:p>
          </table:table-cell>
          <table:table-cell table:style-name="ce18" table:formula="of:=[$ra.AE51]" office:value-type="float" office:value="1" calcext:value-type="float">
            <text:p>1</text:p>
          </table:table-cell>
          <table:table-cell table:style-name="ce18" table:formula="of:=[$'bcpa-t600'.AE51]" office:value-type="float" office:value="0" calcext:value-type="float">
            <text:p>0</text:p>
          </table:table-cell>
          <table:table-cell table:style-name="ce18" table:formula="of:=[$'blpl-t300'.AE51]" office:value-type="float" office:value="0" calcext:value-type="float">
            <text:p>0</text:p>
          </table:table-cell>
          <table:table-cell table:style-name="ce18" table:formula="of:=[$'sbpl-t300'.AE51]" office:value-type="float" office:value="0" calcext:value-type="float">
            <text:p>0</text:p>
          </table:table-cell>
          <table:table-cell table:formula="of:=MIN([.L52:.O52])" office:value-type="float" office:value="0" calcext:value-type="float">
            <text:p>0</text:p>
          </table:table-cell>
          <table:table-cell table:formula="of:=ABS([.L52]-CEILING([.$C52]))" office:value-type="float" office:value="1" calcext:value-type="float">
            <text:p>1</text:p>
          </table:table-cell>
          <table:table-cell table:formula="of:=IFERROR(ABS([.M52]-CEILING([.$C52]));&quot;-&quot;)" office:value-type="float" office:value="0" calcext:value-type="float">
            <text:p>0</text:p>
          </table:table-cell>
          <table:table-cell table:formula="of:=ABS([.N52]-CEILING([.$C52]))" office:value-type="float" office:value="0" calcext:value-type="float">
            <text:p>0</text:p>
          </table:table-cell>
          <table:table-cell table:formula="of:=ABS([.O52]-CEILING([.$C52]))" office:value-type="float" office:value="0" calcext:value-type="float">
            <text:p>0</text:p>
          </table:table-cell>
          <table:table-cell table:style-name="ce14" table:formula="of:=IFERROR(ABS(([.L52]-CEILING([.$C52]))/CEILING([.$C52]));IF([.Q52]&lt;&gt;&quot;*&quot;;[.Q52];&quot;*&quot;))" office:value-type="float" office:value="1" calcext:value-type="float">
            <text:p>1,0</text:p>
          </table:table-cell>
          <table:table-cell table:style-name="ce14" table:formula="of:=IFERROR(ABS(([.M52]-CEILING([.$C52]))/CEILING([.$C52]));IF([.R52]&lt;&gt;&quot;*&quot;;[.R52];&quot;*&quot;))" office:value-type="float" office:value="0" calcext:value-type="float">
            <text:p>0,0</text:p>
          </table:table-cell>
          <table:table-cell table:style-name="ce14" table:formula="of:=IFERROR(ABS(([.N52]-CEILING([.$C52]))/CEILING([.$C52]));IF([.S52]&lt;&gt;&quot;*&quot;;[.S52];&quot;*&quot;))" office:value-type="float" office:value="0" calcext:value-type="float">
            <text:p>0,0</text:p>
          </table:table-cell>
          <table:table-cell table:style-name="ce14" table:formula="of:=IFERROR(ABS(([.O52]-CEILING([.$C52]))/CEILING([.$C52]));IF([.T52]&lt;&gt;&quot;*&quot;;[.T52];&quot;*&quot;))" office:value-type="float" office:value="0" calcext:value-type="float">
            <text:p>0,0</text:p>
          </table:table-cell>
          <table:table-cell table:formula="of:=IF([.L52]=[.$P52];1;&quot;&quot;)">
            <text:p/>
          </table:table-cell>
          <table:table-cell table:formula="of:=IF([.M52]=[.$P52];1;&quot;&quot;)" office:value-type="float" office:value="1" calcext:value-type="float">
            <text:p>1</text:p>
          </table:table-cell>
          <table:table-cell table:style-name="ce25" table:formula="of:=IF([.N52]=[.$P52];1;&quot;&quot;)" office:value-type="float" office:value="1" calcext:value-type="float">
            <text:p>1</text:p>
          </table:table-cell>
          <table:table-cell table:style-name="ce25" table:formula="of:=IF([.O52]=[.$P52];1;&quot;&quot;)" office:value-type="float" office:value="1" calcext:value-type="float">
            <text:p>1</text:p>
          </table:table-cell>
          <table:table-cell table:number-columns-repeated="8"/>
          <table:table-cell table:formula="of:=CONCATENATE([.A52];&quot;&amp;&quot;;[.B52];&quot;&amp;&quot;;IF([.E52]=1;CONCATENATE(&quot;\h{&quot;;[.C52];&quot;}&quot;);[.C52]);&quot;&amp;&quot;;[.H52];&quot;&amp;&quot;;IF([.J52]=0;CONCATENATE(&quot;\uu{&quot;;[.I52];&quot;}&quot;);[.I52]);&quot;&amp;&quot;;IF([.L52]=[.P52];CONCATENATE(&quot;\h{&quot;;[.L52];&quot;}&quot;);[.L52]);&quot;&amp;&quot;;IF([.M52]=[.P52];CONCATENATE(&quot;\h{&quot;;[.M52];&quot;}&quot;);[.M52]);&quot;&amp;&quot;;IF([.N52]=[.P52];CONCATENATE(&quot;\h{&quot;;[.N52];&quot;}&quot;);[.N52]);&quot;&amp;&quot;;IF([.O52]=[.P52];CONCATENATE(&quot;\h{&quot;;[.O52];&quot;}&quot;);[.O52]);&quot;\\\hline&quot;)" office:value-type="string" office:string-value="r2-5-10-5&amp;29,63&amp;0&amp;0&amp;\uu{0}&amp;1&amp;\h{0}&amp;\h{0}&amp;\h{0}\\\hline" calcext:value-type="string">
            <text:p>r2-5-10-5&amp;29,63&amp;0&amp;0&amp;\uu{0}&amp;1&amp;\h{0}&amp;\h{0}&amp;\h{0}\\\hline</text:p>
          </table:table-cell>
          <table:table-cell table:number-columns-repeated="8"/>
        </table:table-row>
        <table:table-row table:style-name="ro2">
          <table:table-cell table:formula="of:=[$ra.AA52]" office:value-type="string" office:string-value="r4-10-20-1" calcext:value-type="string">
            <text:p>r4-10-20-1</text:p>
          </table:table-cell>
          <table:table-cell table:formula="of:=ROUND([$ra.AB52];2)" office:value-type="float" office:value="31.52" calcext:value-type="float">
            <text:p>31,52</text:p>
          </table:table-cell>
          <table:table-cell table:style-name="ce12" table:formula="of:=ROUND([$ra.AC52];1)" office:value-type="float" office:value="-2.9" calcext:value-type="float">
            <text:p>-2,9</text:p>
          </table:table-cell>
          <table:table-cell table:style-name="ce12" table:formula="of:=IF([ra.S52]=5;&quot;*&quot;;[ra.I52])" office:value-type="float" office:value="0.009374" calcext:value-type="float">
            <text:p>0,0</text:p>
          </table:table-cell>
          <table:table-cell table:style-name="ce12" table:formula="of:=IF([ra.S52]=11;1;&quot;&quot;)">
            <text:p/>
          </table:table-cell>
          <table:table-cell table:style-name="ce34" table:formula="of:=IFERROR(IF([.I53]=0;ABS(CEILING([.C53]));ABS(([.I53]-CEILING([.C53]))/[.I53]));&quot;*&quot;)" office:value-type="float" office:value="0" calcext:value-type="float">
            <text:p>0,00</text:p>
          </table:table-cell>
          <table:table-cell table:style-name="ce34" table:formula="of:=IFERROR([.I53]-CEILING([.C53]);&quot;*&quot;)" office:value-type="float" office:value="0" calcext:value-type="float">
            <text:p>0,00</text:p>
          </table:table-cell>
          <table:table-cell table:style-name="ce14" table:formula="of:=ROUND([exact.J52];1)" office:value-type="float" office:value="-2" calcext:value-type="float">
            <text:p>-2,0</text:p>
          </table:table-cell>
          <table:table-cell table:style-name="ce16" table:formula="of:=[exact.K52]" office:value-type="float" office:value="-2" calcext:value-type="float">
            <text:p>-2</text:p>
          </table:table-cell>
          <table:table-cell table:style-name="ce14" table:formula="of:=IF([exact.L52]&lt;1000000;100*[exact.L52];&quot;*&quot;)" office:value-type="float" office:value="0" calcext:value-type="float">
            <text:p>0,0</text:p>
          </table:table-cell>
          <table:table-cell table:style-name="ce14" table:formula="of:=IF([exact.S52]=5;&quot;*&quot;;[exact.I52])" office:value-type="float" office:value="0.0623" calcext:value-type="float">
            <text:p>0,1</text:p>
          </table:table-cell>
          <table:table-cell table:style-name="ce18" table:formula="of:=[$ra.AE52]" office:value-type="float" office:value="-1" calcext:value-type="float">
            <text:p>-1</text:p>
          </table:table-cell>
          <table:table-cell table:style-name="ce18" table:formula="of:=[$'bcpa-t600'.AE52]" office:value-type="float" office:value="-2" calcext:value-type="float">
            <text:p>-2</text:p>
          </table:table-cell>
          <table:table-cell table:style-name="ce18" table:formula="of:=[$'blpl-t300'.AE52]" office:value-type="float" office:value="-2" calcext:value-type="float">
            <text:p>-2</text:p>
          </table:table-cell>
          <table:table-cell table:style-name="ce18" table:formula="of:=[$'sbpl-t300'.AE52]" office:value-type="float" office:value="-2" calcext:value-type="float">
            <text:p>-2</text:p>
          </table:table-cell>
          <table:table-cell table:formula="of:=MIN([.L53:.O53])" office:value-type="float" office:value="-2" calcext:value-type="float">
            <text:p>-2</text:p>
          </table:table-cell>
          <table:table-cell table:formula="of:=ABS([.L53]-CEILING([.$C53]))" office:value-type="float" office:value="1" calcext:value-type="float">
            <text:p>1</text:p>
          </table:table-cell>
          <table:table-cell table:formula="of:=IFERROR(ABS([.M53]-CEILING([.$C53]));&quot;-&quot;)" office:value-type="float" office:value="0" calcext:value-type="float">
            <text:p>0</text:p>
          </table:table-cell>
          <table:table-cell table:formula="of:=ABS([.N53]-CEILING([.$C53]))" office:value-type="float" office:value="0" calcext:value-type="float">
            <text:p>0</text:p>
          </table:table-cell>
          <table:table-cell table:formula="of:=ABS([.O53]-CEILING([.$C53]))" office:value-type="float" office:value="0" calcext:value-type="float">
            <text:p>0</text:p>
          </table:table-cell>
          <table:table-cell table:style-name="ce14" table:formula="of:=IFERROR(ABS(([.L53]-CEILING([.$C53]))/CEILING([.$C53]));IF([.Q53]&lt;&gt;&quot;*&quot;;[.Q53];&quot;*&quot;))" office:value-type="float" office:value="0.5" calcext:value-type="float">
            <text:p>0,5</text:p>
          </table:table-cell>
          <table:table-cell table:style-name="ce14" table:formula="of:=IFERROR(ABS(([.M53]-CEILING([.$C53]))/CEILING([.$C53]));IF([.R53]&lt;&gt;&quot;*&quot;;[.R53];&quot;*&quot;))" office:value-type="float" office:value="0" calcext:value-type="float">
            <text:p>0,0</text:p>
          </table:table-cell>
          <table:table-cell table:style-name="ce14" table:formula="of:=IFERROR(ABS(([.N53]-CEILING([.$C53]))/CEILING([.$C53]));IF([.S53]&lt;&gt;&quot;*&quot;;[.S53];&quot;*&quot;))" office:value-type="float" office:value="0" calcext:value-type="float">
            <text:p>0,0</text:p>
          </table:table-cell>
          <table:table-cell table:style-name="ce14" table:formula="of:=IFERROR(ABS(([.O53]-CEILING([.$C53]))/CEILING([.$C53]));IF([.T53]&lt;&gt;&quot;*&quot;;[.T53];&quot;*&quot;))" office:value-type="float" office:value="0" calcext:value-type="float">
            <text:p>0,0</text:p>
          </table:table-cell>
          <table:table-cell table:formula="of:=IF([.L53]=[.$P53];1;&quot;&quot;)">
            <text:p/>
          </table:table-cell>
          <table:table-cell table:formula="of:=IF([.M53]=[.$P53];1;&quot;&quot;)" office:value-type="float" office:value="1" calcext:value-type="float">
            <text:p>1</text:p>
          </table:table-cell>
          <table:table-cell table:style-name="ce25" table:formula="of:=IF([.N53]=[.$P53];1;&quot;&quot;)" office:value-type="float" office:value="1" calcext:value-type="float">
            <text:p>1</text:p>
          </table:table-cell>
          <table:table-cell table:style-name="ce25" table:formula="of:=IF([.O53]=[.$P53];1;&quot;&quot;)" office:value-type="float" office:value="1" calcext:value-type="float">
            <text:p>1</text:p>
          </table:table-cell>
          <table:table-cell table:number-columns-repeated="8"/>
          <table:table-cell table:formula="of:=CONCATENATE([.A53];&quot;&amp;&quot;;[.B53];&quot;&amp;&quot;;IF([.E53]=1;CONCATENATE(&quot;\h{&quot;;[.C53];&quot;}&quot;);[.C53]);&quot;&amp;&quot;;[.H53];&quot;&amp;&quot;;IF([.J53]=0;CONCATENATE(&quot;\uu{&quot;;[.I53];&quot;}&quot;);[.I53]);&quot;&amp;&quot;;IF([.L53]=[.P53];CONCATENATE(&quot;\h{&quot;;[.L53];&quot;}&quot;);[.L53]);&quot;&amp;&quot;;IF([.M53]=[.P53];CONCATENATE(&quot;\h{&quot;;[.M53];&quot;}&quot;);[.M53]);&quot;&amp;&quot;;IF([.N53]=[.P53];CONCATENATE(&quot;\h{&quot;;[.N53];&quot;}&quot;);[.N53]);&quot;&amp;&quot;;IF([.O53]=[.P53];CONCATENATE(&quot;\h{&quot;;[.O53];&quot;}&quot;);[.O53]);&quot;\\\hline&quot;)" office:value-type="string" office:string-value="r4-10-20-1&amp;31,52&amp;-2,9&amp;-2&amp;\uu{-2}&amp;-1&amp;\h{-2}&amp;\h{-2}&amp;\h{-2}\\\hline" calcext:value-type="string">
            <text:p>r4-10-20-1&amp;31,52&amp;-2,9&amp;-2&amp;\uu{-2}&amp;-1&amp;\h{-2}&amp;\h{-2}&amp;\h{-2}\\\hline</text:p>
          </table:table-cell>
          <table:table-cell table:number-columns-repeated="8"/>
        </table:table-row>
        <table:table-row table:style-name="ro2">
          <table:table-cell table:formula="of:=[$ra.AA53]" office:value-type="string" office:string-value="r4-10-20-2" calcext:value-type="string">
            <text:p>r4-10-20-2</text:p>
          </table:table-cell>
          <table:table-cell table:formula="of:=ROUND([$ra.AB53];2)" office:value-type="float" office:value="38.04" calcext:value-type="float">
            <text:p>38,04</text:p>
          </table:table-cell>
          <table:table-cell table:style-name="ce12" table:formula="of:=ROUND([$ra.AC53];1)" office:value-type="float" office:value="-2" calcext:value-type="float">
            <text:p>-2,0</text:p>
          </table:table-cell>
          <table:table-cell table:style-name="ce12" table:formula="of:=IF([ra.S53]=5;&quot;*&quot;;[ra.I53])" office:value-type="float" office:value="0.008798" calcext:value-type="float">
            <text:p>0,0</text:p>
          </table:table-cell>
          <table:table-cell table:style-name="ce12" table:formula="of:=IF([ra.S53]=11;1;&quot;&quot;)">
            <text:p/>
          </table:table-cell>
          <table:table-cell table:style-name="ce34" table:formula="of:=IFERROR(IF([.I54]=0;ABS(CEILING([.C54]));ABS(([.I54]-CEILING([.C54]))/[.I54]));&quot;*&quot;)" office:value-type="float" office:value="1" calcext:value-type="float">
            <text:p>1,00</text:p>
          </table:table-cell>
          <table:table-cell table:style-name="ce34" table:formula="of:=IFERROR([.I54]-CEILING([.C54]);&quot;*&quot;)" office:value-type="float" office:value="1" calcext:value-type="float">
            <text:p>1,00</text:p>
          </table:table-cell>
          <table:table-cell table:style-name="ce14" table:formula="of:=ROUND([exact.J53];1)" office:value-type="float" office:value="-1" calcext:value-type="float">
            <text:p>-1,0</text:p>
          </table:table-cell>
          <table:table-cell table:style-name="ce16" table:formula="of:=[exact.K53]" office:value-type="float" office:value="-1" calcext:value-type="float">
            <text:p>-1</text:p>
          </table:table-cell>
          <table:table-cell table:style-name="ce14" table:formula="of:=IF([exact.L53]&lt;1000000;100*[exact.L53];&quot;*&quot;)" office:value-type="float" office:value="0" calcext:value-type="float">
            <text:p>0,0</text:p>
          </table:table-cell>
          <table:table-cell table:style-name="ce14" table:formula="of:=IF([exact.S53]=5;&quot;*&quot;;[exact.I53])" office:value-type="float" office:value="0.119425" calcext:value-type="float">
            <text:p>0,1</text:p>
          </table:table-cell>
          <table:table-cell table:style-name="ce18" table:formula="of:=[$ra.AE53]" office:value-type="float" office:value="1" calcext:value-type="float">
            <text:p>1</text:p>
          </table:table-cell>
          <table:table-cell table:style-name="ce18" table:formula="of:=[$'bcpa-t600'.AE53]" office:value-type="float" office:value="-1" calcext:value-type="float">
            <text:p>-1</text:p>
          </table:table-cell>
          <table:table-cell table:style-name="ce18" table:formula="of:=[$'blpl-t300'.AE53]" office:value-type="float" office:value="-1" calcext:value-type="float">
            <text:p>-1</text:p>
          </table:table-cell>
          <table:table-cell table:style-name="ce18" table:formula="of:=[$'sbpl-t300'.AE53]" office:value-type="float" office:value="-1" calcext:value-type="float">
            <text:p>-1</text:p>
          </table:table-cell>
          <table:table-cell table:formula="of:=MIN([.L54:.O54])" office:value-type="float" office:value="-1" calcext:value-type="float">
            <text:p>-1</text:p>
          </table:table-cell>
          <table:table-cell table:formula="of:=ABS([.L54]-CEILING([.$C54]))" office:value-type="float" office:value="3" calcext:value-type="float">
            <text:p>3</text:p>
          </table:table-cell>
          <table:table-cell table:formula="of:=IFERROR(ABS([.M54]-CEILING([.$C54]));&quot;-&quot;)" office:value-type="float" office:value="1" calcext:value-type="float">
            <text:p>1</text:p>
          </table:table-cell>
          <table:table-cell table:formula="of:=ABS([.N54]-CEILING([.$C54]))" office:value-type="float" office:value="1" calcext:value-type="float">
            <text:p>1</text:p>
          </table:table-cell>
          <table:table-cell table:formula="of:=ABS([.O54]-CEILING([.$C54]))" office:value-type="float" office:value="1" calcext:value-type="float">
            <text:p>1</text:p>
          </table:table-cell>
          <table:table-cell table:style-name="ce14" table:formula="of:=IFERROR(ABS(([.L54]-CEILING([.$C54]))/CEILING([.$C54]));IF([.Q54]&lt;&gt;&quot;*&quot;;[.Q54];&quot;*&quot;))" office:value-type="float" office:value="1.5" calcext:value-type="float">
            <text:p>1,5</text:p>
          </table:table-cell>
          <table:table-cell table:style-name="ce14" table:formula="of:=IFERROR(ABS(([.M54]-CEILING([.$C54]))/CEILING([.$C54]));IF([.R54]&lt;&gt;&quot;*&quot;;[.R54];&quot;*&quot;))" office:value-type="float" office:value="0.5" calcext:value-type="float">
            <text:p>0,5</text:p>
          </table:table-cell>
          <table:table-cell table:style-name="ce14" table:formula="of:=IFERROR(ABS(([.N54]-CEILING([.$C54]))/CEILING([.$C54]));IF([.S54]&lt;&gt;&quot;*&quot;;[.S54];&quot;*&quot;))" office:value-type="float" office:value="0.5" calcext:value-type="float">
            <text:p>0,5</text:p>
          </table:table-cell>
          <table:table-cell table:style-name="ce14" table:formula="of:=IFERROR(ABS(([.O54]-CEILING([.$C54]))/CEILING([.$C54]));IF([.T54]&lt;&gt;&quot;*&quot;;[.T54];&quot;*&quot;))" office:value-type="float" office:value="0.5" calcext:value-type="float">
            <text:p>0,5</text:p>
          </table:table-cell>
          <table:table-cell table:formula="of:=IF([.L54]=[.$P54];1;&quot;&quot;)">
            <text:p/>
          </table:table-cell>
          <table:table-cell table:formula="of:=IF([.M54]=[.$P54];1;&quot;&quot;)" office:value-type="float" office:value="1" calcext:value-type="float">
            <text:p>1</text:p>
          </table:table-cell>
          <table:table-cell table:style-name="ce25" table:formula="of:=IF([.N54]=[.$P54];1;&quot;&quot;)" office:value-type="float" office:value="1" calcext:value-type="float">
            <text:p>1</text:p>
          </table:table-cell>
          <table:table-cell table:style-name="ce25" table:formula="of:=IF([.O54]=[.$P54];1;&quot;&quot;)" office:value-type="float" office:value="1" calcext:value-type="float">
            <text:p>1</text:p>
          </table:table-cell>
          <table:table-cell table:number-columns-repeated="8"/>
          <table:table-cell table:formula="of:=CONCATENATE([.A54];&quot;&amp;&quot;;[.B54];&quot;&amp;&quot;;IF([.E54]=1;CONCATENATE(&quot;\h{&quot;;[.C54];&quot;}&quot;);[.C54]);&quot;&amp;&quot;;[.H54];&quot;&amp;&quot;;IF([.J54]=0;CONCATENATE(&quot;\uu{&quot;;[.I54];&quot;}&quot;);[.I54]);&quot;&amp;&quot;;IF([.L54]=[.P54];CONCATENATE(&quot;\h{&quot;;[.L54];&quot;}&quot;);[.L54]);&quot;&amp;&quot;;IF([.M54]=[.P54];CONCATENATE(&quot;\h{&quot;;[.M54];&quot;}&quot;);[.M54]);&quot;&amp;&quot;;IF([.N54]=[.P54];CONCATENATE(&quot;\h{&quot;;[.N54];&quot;}&quot;);[.N54]);&quot;&amp;&quot;;IF([.O54]=[.P54];CONCATENATE(&quot;\h{&quot;;[.O54];&quot;}&quot;);[.O54]);&quot;\\\hline&quot;)" office:value-type="string" office:string-value="r4-10-20-2&amp;38,04&amp;-2&amp;-1&amp;\uu{-1}&amp;1&amp;\h{-1}&amp;\h{-1}&amp;\h{-1}\\\hline" calcext:value-type="string">
            <text:p>r4-10-20-2&amp;38,04&amp;-2&amp;-1&amp;\uu{-1}&amp;1&amp;\h{-1}&amp;\h{-1}&amp;\h{-1}\\\hline</text:p>
          </table:table-cell>
          <table:table-cell table:number-columns-repeated="8"/>
        </table:table-row>
        <table:table-row table:style-name="ro2">
          <table:table-cell table:formula="of:=[$ra.AA54]" office:value-type="string" office:string-value="r4-10-20-3" calcext:value-type="string">
            <text:p>r4-10-20-3</text:p>
          </table:table-cell>
          <table:table-cell table:formula="of:=ROUND([$ra.AB54];2)" office:value-type="float" office:value="32.61" calcext:value-type="float">
            <text:p>32,61</text:p>
          </table:table-cell>
          <table:table-cell table:style-name="ce12" table:formula="of:=ROUND([$ra.AC54];1)" office:value-type="float" office:value="-1.5" calcext:value-type="float">
            <text:p>-1,5</text:p>
          </table:table-cell>
          <table:table-cell table:style-name="ce12" table:formula="of:=IF([ra.S54]=5;&quot;*&quot;;[ra.I54])" office:value-type="float" office:value="0.009902" calcext:value-type="float">
            <text:p>0,0</text:p>
          </table:table-cell>
          <table:table-cell table:style-name="ce12" table:formula="of:=IF([ra.S54]=11;1;&quot;&quot;)">
            <text:p/>
          </table:table-cell>
          <table:table-cell table:style-name="ce34" table:formula="of:=IFERROR(IF([.I55]=0;ABS(CEILING([.C55]));ABS(([.I55]-CEILING([.C55]))/[.I55]));&quot;*&quot;)" office:value-type="float" office:value="0" calcext:value-type="float">
            <text:p>0,00</text:p>
          </table:table-cell>
          <table:table-cell table:style-name="ce34" table:formula="of:=IFERROR([.I55]-CEILING([.C55]);&quot;*&quot;)" office:value-type="float" office:value="0" calcext:value-type="float">
            <text:p>0,00</text:p>
          </table:table-cell>
          <table:table-cell table:style-name="ce14" table:formula="of:=ROUND([exact.J54];1)" office:value-type="float" office:value="-1" calcext:value-type="float">
            <text:p>-1,0</text:p>
          </table:table-cell>
          <table:table-cell table:style-name="ce16" table:formula="of:=[exact.K54]" office:value-type="float" office:value="-1" calcext:value-type="float">
            <text:p>-1</text:p>
          </table:table-cell>
          <table:table-cell table:style-name="ce14" table:formula="of:=IF([exact.L54]&lt;1000000;100*[exact.L54];&quot;*&quot;)" office:value-type="float" office:value="0" calcext:value-type="float">
            <text:p>0,0</text:p>
          </table:table-cell>
          <table:table-cell table:style-name="ce14" table:formula="of:=IF([exact.S54]=5;&quot;*&quot;;[exact.I54])" office:value-type="float" office:value="0.038067" calcext:value-type="float">
            <text:p>0,0</text:p>
          </table:table-cell>
          <table:table-cell table:style-name="ce18" table:formula="of:=[$ra.AE54]" office:value-type="float" office:value="0" calcext:value-type="float">
            <text:p>0</text:p>
          </table:table-cell>
          <table:table-cell table:style-name="ce18" table:formula="of:=[$'bcpa-t600'.AE54]" office:value-type="float" office:value="0" calcext:value-type="float">
            <text:p>0</text:p>
          </table:table-cell>
          <table:table-cell table:style-name="ce18" table:formula="of:=[$'blpl-t300'.AE54]" office:value-type="float" office:value="0" calcext:value-type="float">
            <text:p>0</text:p>
          </table:table-cell>
          <table:table-cell table:style-name="ce18" table:formula="of:=[$'sbpl-t300'.AE54]" office:value-type="float" office:value="-1" calcext:value-type="float">
            <text:p>-1</text:p>
          </table:table-cell>
          <table:table-cell table:formula="of:=MIN([.L55:.O55])" office:value-type="float" office:value="-1" calcext:value-type="float">
            <text:p>-1</text:p>
          </table:table-cell>
          <table:table-cell table:formula="of:=ABS([.L55]-CEILING([.$C55]))" office:value-type="float" office:value="1" calcext:value-type="float">
            <text:p>1</text:p>
          </table:table-cell>
          <table:table-cell table:formula="of:=IFERROR(ABS([.M55]-CEILING([.$C55]));&quot;-&quot;)" office:value-type="float" office:value="1" calcext:value-type="float">
            <text:p>1</text:p>
          </table:table-cell>
          <table:table-cell table:formula="of:=ABS([.N55]-CEILING([.$C55]))" office:value-type="float" office:value="1" calcext:value-type="float">
            <text:p>1</text:p>
          </table:table-cell>
          <table:table-cell table:formula="of:=ABS([.O55]-CEILING([.$C55]))" office:value-type="float" office:value="0" calcext:value-type="float">
            <text:p>0</text:p>
          </table:table-cell>
          <table:table-cell table:style-name="ce14" table:formula="of:=IFERROR(ABS(([.L55]-CEILING([.$C55]))/CEILING([.$C55]));IF([.Q55]&lt;&gt;&quot;*&quot;;[.Q55];&quot;*&quot;))" office:value-type="float" office:value="1" calcext:value-type="float">
            <text:p>1,0</text:p>
          </table:table-cell>
          <table:table-cell table:style-name="ce14" table:formula="of:=IFERROR(ABS(([.M55]-CEILING([.$C55]))/CEILING([.$C55]));IF([.R55]&lt;&gt;&quot;*&quot;;[.R55];&quot;*&quot;))" office:value-type="float" office:value="1" calcext:value-type="float">
            <text:p>1,0</text:p>
          </table:table-cell>
          <table:table-cell table:style-name="ce14" table:formula="of:=IFERROR(ABS(([.N55]-CEILING([.$C55]))/CEILING([.$C55]));IF([.S55]&lt;&gt;&quot;*&quot;;[.S55];&quot;*&quot;))" office:value-type="float" office:value="1" calcext:value-type="float">
            <text:p>1,0</text:p>
          </table:table-cell>
          <table:table-cell table:style-name="ce14" table:formula="of:=IFERROR(ABS(([.O55]-CEILING([.$C55]))/CEILING([.$C55]));IF([.T55]&lt;&gt;&quot;*&quot;;[.T55];&quot;*&quot;))" office:value-type="float" office:value="0" calcext:value-type="float">
            <text:p>0,0</text:p>
          </table:table-cell>
          <table:table-cell table:formula="of:=IF([.L55]=[.$P55];1;&quot;&quot;)">
            <text:p/>
          </table:table-cell>
          <table:table-cell table:formula="of:=IF([.M55]=[.$P55];1;&quot;&quot;)">
            <text:p/>
          </table:table-cell>
          <table:table-cell table:formula="of:=IF([.N55]=[.$P55];1;&quot;&quot;)">
            <text:p/>
          </table:table-cell>
          <table:table-cell table:style-name="ce25" table:formula="of:=IF([.O55]=[.$P55];1;&quot;&quot;)" office:value-type="float" office:value="1" calcext:value-type="float">
            <text:p>1</text:p>
          </table:table-cell>
          <table:table-cell table:number-columns-repeated="8"/>
          <table:table-cell table:formula="of:=CONCATENATE([.A55];&quot;&amp;&quot;;[.B55];&quot;&amp;&quot;;IF([.E55]=1;CONCATENATE(&quot;\h{&quot;;[.C55];&quot;}&quot;);[.C55]);&quot;&amp;&quot;;[.H55];&quot;&amp;&quot;;IF([.J55]=0;CONCATENATE(&quot;\uu{&quot;;[.I55];&quot;}&quot;);[.I55]);&quot;&amp;&quot;;IF([.L55]=[.P55];CONCATENATE(&quot;\h{&quot;;[.L55];&quot;}&quot;);[.L55]);&quot;&amp;&quot;;IF([.M55]=[.P55];CONCATENATE(&quot;\h{&quot;;[.M55];&quot;}&quot;);[.M55]);&quot;&amp;&quot;;IF([.N55]=[.P55];CONCATENATE(&quot;\h{&quot;;[.N55];&quot;}&quot;);[.N55]);&quot;&amp;&quot;;IF([.O55]=[.P55];CONCATENATE(&quot;\h{&quot;;[.O55];&quot;}&quot;);[.O55]);&quot;\\\hline&quot;)" office:value-type="string" office:string-value="r4-10-20-3&amp;32,61&amp;-1,5&amp;-1&amp;\uu{-1}&amp;0&amp;0&amp;0&amp;\h{-1}\\\hline" calcext:value-type="string">
            <text:p>r4-10-20-3&amp;32,61&amp;-1,5&amp;-1&amp;\uu{-1}&amp;0&amp;0&amp;0&amp;\h{-1}\\\hline</text:p>
          </table:table-cell>
          <table:table-cell table:number-columns-repeated="8"/>
        </table:table-row>
        <table:table-row table:style-name="ro2">
          <table:table-cell table:formula="of:=[$ra.AA55]" office:value-type="string" office:string-value="r4-10-20-4" calcext:value-type="string">
            <text:p>r4-10-20-4</text:p>
          </table:table-cell>
          <table:table-cell table:formula="of:=ROUND([$ra.AB55];2)" office:value-type="float" office:value="0" calcext:value-type="float">
            <text:p>0</text:p>
          </table:table-cell>
          <table:table-cell table:style-name="ce12" table:formula="of:=ROUND([$ra.AC55];1)" office:value-type="float" office:value="-1" calcext:value-type="float">
            <text:p>-1,0</text:p>
          </table:table-cell>
          <table:table-cell table:style-name="ce12" table:formula="of:=IF([ra.S55]=5;&quot;*&quot;;[ra.I55])" office:value-type="float" office:value="0.004609" calcext:value-type="float">
            <text:p>0,0</text:p>
          </table:table-cell>
          <table:table-cell table:style-name="ce12" table:formula="of:=IF([ra.S55]=11;1;&quot;&quot;)" office:value-type="float" office:value="1" calcext:value-type="float">
            <text:p>1,0</text:p>
          </table:table-cell>
          <table:table-cell table:style-name="ce34" table:formula="of:=IFERROR(IF([.I56]=0;ABS(CEILING([.C56]));ABS(([.I56]-CEILING([.C56]))/[.I56]));&quot;*&quot;)" office:value-type="float" office:value="0" calcext:value-type="float">
            <text:p>0,00</text:p>
          </table:table-cell>
          <table:table-cell table:style-name="ce34" table:formula="of:=IFERROR([.I56]-CEILING([.C56]);&quot;*&quot;)" office:value-type="float" office:value="0" calcext:value-type="float">
            <text:p>0,00</text:p>
          </table:table-cell>
          <table:table-cell table:style-name="ce14" table:formula="of:=ROUND([exact.J55];1)" office:value-type="float" office:value="-1" calcext:value-type="float">
            <text:p>-1,0</text:p>
          </table:table-cell>
          <table:table-cell table:style-name="ce16" table:formula="of:=[exact.K55]" office:value-type="float" office:value="-1" calcext:value-type="float">
            <text:p>-1</text:p>
          </table:table-cell>
          <table:table-cell table:style-name="ce14" table:formula="of:=IF([exact.L55]&lt;1000000;100*[exact.L55];&quot;*&quot;)" office:value-type="float" office:value="0" calcext:value-type="float">
            <text:p>0,0</text:p>
          </table:table-cell>
          <table:table-cell table:style-name="ce14" table:formula="of:=IF([exact.S55]=5;&quot;*&quot;;[exact.I55])" office:value-type="float" office:value="0.011205" calcext:value-type="float">
            <text:p>0,0</text:p>
          </table:table-cell>
          <table:table-cell table:style-name="ce18" table:formula="of:=[$ra.AE55]" office:value-type="float" office:value="-1" calcext:value-type="float">
            <text:p>-1</text:p>
          </table:table-cell>
          <table:table-cell table:style-name="ce18" table:formula="of:=[$'bcpa-t600'.AE55]" office:value-type="float" office:value="-1" calcext:value-type="float">
            <text:p>-1</text:p>
          </table:table-cell>
          <table:table-cell table:style-name="ce18" table:formula="of:=[$'blpl-t300'.AE55]" office:value-type="float" office:value="-1" calcext:value-type="float">
            <text:p>-1</text:p>
          </table:table-cell>
          <table:table-cell table:style-name="ce18" table:formula="of:=[$'sbpl-t300'.AE55]" office:value-type="float" office:value="-1" calcext:value-type="float">
            <text:p>-1</text:p>
          </table:table-cell>
          <table:table-cell table:formula="of:=MIN([.L56:.O56])" office:value-type="float" office:value="-1" calcext:value-type="float">
            <text:p>-1</text:p>
          </table:table-cell>
          <table:table-cell table:formula="of:=ABS([.L56]-CEILING([.$C56]))" office:value-type="float" office:value="0" calcext:value-type="float">
            <text:p>0</text:p>
          </table:table-cell>
          <table:table-cell table:formula="of:=IFERROR(ABS([.M56]-CEILING([.$C56]));&quot;-&quot;)" office:value-type="float" office:value="0" calcext:value-type="float">
            <text:p>0</text:p>
          </table:table-cell>
          <table:table-cell table:formula="of:=ABS([.N56]-CEILING([.$C56]))" office:value-type="float" office:value="0" calcext:value-type="float">
            <text:p>0</text:p>
          </table:table-cell>
          <table:table-cell table:formula="of:=ABS([.O56]-CEILING([.$C56]))" office:value-type="float" office:value="0" calcext:value-type="float">
            <text:p>0</text:p>
          </table:table-cell>
          <table:table-cell table:style-name="ce14" table:formula="of:=IFERROR(ABS(([.L56]-CEILING([.$C56]))/CEILING([.$C56]));IF([.Q56]&lt;&gt;&quot;*&quot;;[.Q56];&quot;*&quot;))" office:value-type="float" office:value="0" calcext:value-type="float">
            <text:p>0,0</text:p>
          </table:table-cell>
          <table:table-cell table:style-name="ce14" table:formula="of:=IFERROR(ABS(([.M56]-CEILING([.$C56]))/CEILING([.$C56]));IF([.R56]&lt;&gt;&quot;*&quot;;[.R56];&quot;*&quot;))" office:value-type="float" office:value="0" calcext:value-type="float">
            <text:p>0,0</text:p>
          </table:table-cell>
          <table:table-cell table:style-name="ce14" table:formula="of:=IFERROR(ABS(([.N56]-CEILING([.$C56]))/CEILING([.$C56]));IF([.S56]&lt;&gt;&quot;*&quot;;[.S56];&quot;*&quot;))" office:value-type="float" office:value="0" calcext:value-type="float">
            <text:p>0,0</text:p>
          </table:table-cell>
          <table:table-cell table:style-name="ce14" table:formula="of:=IFERROR(ABS(([.O56]-CEILING([.$C56]))/CEILING([.$C56]));IF([.T56]&lt;&gt;&quot;*&quot;;[.T56];&quot;*&quot;))" office:value-type="float" office:value="0" calcext:value-type="float">
            <text:p>0,0</text:p>
          </table:table-cell>
          <table:table-cell table:style-name="ce25" table:formula="of:=IF([.L56]=[.$P56];1;&quot;&quot;)" office:value-type="float" office:value="1" calcext:value-type="float">
            <text:p>1</text:p>
          </table:table-cell>
          <table:table-cell table:formula="of:=IF([.M56]=[.$P56];1;&quot;&quot;)" office:value-type="float" office:value="1" calcext:value-type="float">
            <text:p>1</text:p>
          </table:table-cell>
          <table:table-cell table:style-name="ce25" table:formula="of:=IF([.N56]=[.$P56];1;&quot;&quot;)" office:value-type="float" office:value="1" calcext:value-type="float">
            <text:p>1</text:p>
          </table:table-cell>
          <table:table-cell table:style-name="ce25" table:formula="of:=IF([.O56]=[.$P56];1;&quot;&quot;)" office:value-type="float" office:value="1" calcext:value-type="float">
            <text:p>1</text:p>
          </table:table-cell>
          <table:table-cell table:number-columns-repeated="8"/>
          <table:table-cell table:formula="of:=CONCATENATE([.A56];&quot;&amp;&quot;;[.B56];&quot;&amp;&quot;;IF([.E56]=1;CONCATENATE(&quot;\h{&quot;;[.C56];&quot;}&quot;);[.C56]);&quot;&amp;&quot;;[.H56];&quot;&amp;&quot;;IF([.J56]=0;CONCATENATE(&quot;\uu{&quot;;[.I56];&quot;}&quot;);[.I56]);&quot;&amp;&quot;;IF([.L56]=[.P56];CONCATENATE(&quot;\h{&quot;;[.L56];&quot;}&quot;);[.L56]);&quot;&amp;&quot;;IF([.M56]=[.P56];CONCATENATE(&quot;\h{&quot;;[.M56];&quot;}&quot;);[.M56]);&quot;&amp;&quot;;IF([.N56]=[.P56];CONCATENATE(&quot;\h{&quot;;[.N56];&quot;}&quot;);[.N56]);&quot;&amp;&quot;;IF([.O56]=[.P56];CONCATENATE(&quot;\h{&quot;;[.O56];&quot;}&quot;);[.O56]);&quot;\\\hline&quot;)" office:value-type="string" office:string-value="r4-10-20-4&amp;0&amp;\h{-1}&amp;-1&amp;\uu{-1}&amp;\h{-1}&amp;\h{-1}&amp;\h{-1}&amp;\h{-1}\\\hline" calcext:value-type="string">
            <text:p>r4-10-20-4&amp;0&amp;\h{-1}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56]" office:value-type="string" office:string-value="r4-10-20-5" calcext:value-type="string">
            <text:p>r4-10-20-5</text:p>
          </table:table-cell>
          <table:table-cell table:formula="of:=ROUND([$ra.AB56];2)" office:value-type="float" office:value="0" calcext:value-type="float">
            <text:p>0</text:p>
          </table:table-cell>
          <table:table-cell table:style-name="ce12" table:formula="of:=ROUND([$ra.AC56];1)" office:value-type="float" office:value="-1" calcext:value-type="float">
            <text:p>-1,0</text:p>
          </table:table-cell>
          <table:table-cell table:style-name="ce12" table:formula="of:=IF([ra.S56]=5;&quot;*&quot;;[ra.I56])" office:value-type="float" office:value="0.006599" calcext:value-type="float">
            <text:p>0,0</text:p>
          </table:table-cell>
          <table:table-cell table:style-name="ce12" table:formula="of:=IF([ra.S56]=11;1;&quot;&quot;)" office:value-type="float" office:value="1" calcext:value-type="float">
            <text:p>1,0</text:p>
          </table:table-cell>
          <table:table-cell table:style-name="ce34" table:formula="of:=IFERROR(IF([.I57]=0;ABS(CEILING([.C57]));ABS(([.I57]-CEILING([.C57]))/[.I57]));&quot;*&quot;)" office:value-type="float" office:value="0" calcext:value-type="float">
            <text:p>0,00</text:p>
          </table:table-cell>
          <table:table-cell table:style-name="ce34" table:formula="of:=IFERROR([.I57]-CEILING([.C57]);&quot;*&quot;)" office:value-type="float" office:value="0" calcext:value-type="float">
            <text:p>0,00</text:p>
          </table:table-cell>
          <table:table-cell table:style-name="ce14" table:formula="of:=ROUND([exact.J56];1)" office:value-type="float" office:value="-1" calcext:value-type="float">
            <text:p>-1,0</text:p>
          </table:table-cell>
          <table:table-cell table:style-name="ce16" table:formula="of:=[exact.K56]" office:value-type="float" office:value="-1" calcext:value-type="float">
            <text:p>-1</text:p>
          </table:table-cell>
          <table:table-cell table:style-name="ce14" table:formula="of:=IF([exact.L56]&lt;1000000;100*[exact.L56];&quot;*&quot;)" office:value-type="float" office:value="0" calcext:value-type="float">
            <text:p>0,0</text:p>
          </table:table-cell>
          <table:table-cell table:style-name="ce14" table:formula="of:=IF([exact.S56]=5;&quot;*&quot;;[exact.I56])" office:value-type="float" office:value="0.010453" calcext:value-type="float">
            <text:p>0,0</text:p>
          </table:table-cell>
          <table:table-cell table:style-name="ce18" table:formula="of:=[$ra.AE56]" office:value-type="float" office:value="-1" calcext:value-type="float">
            <text:p>-1</text:p>
          </table:table-cell>
          <table:table-cell table:style-name="ce18" table:formula="of:=[$'bcpa-t600'.AE56]" office:value-type="float" office:value="-1" calcext:value-type="float">
            <text:p>-1</text:p>
          </table:table-cell>
          <table:table-cell table:style-name="ce18" table:formula="of:=[$'blpl-t300'.AE56]" office:value-type="float" office:value="-1" calcext:value-type="float">
            <text:p>-1</text:p>
          </table:table-cell>
          <table:table-cell table:style-name="ce18" table:formula="of:=[$'sbpl-t300'.AE56]" office:value-type="float" office:value="-1" calcext:value-type="float">
            <text:p>-1</text:p>
          </table:table-cell>
          <table:table-cell table:formula="of:=MIN([.L57:.O57])" office:value-type="float" office:value="-1" calcext:value-type="float">
            <text:p>-1</text:p>
          </table:table-cell>
          <table:table-cell table:formula="of:=ABS([.L57]-CEILING([.$C57]))" office:value-type="float" office:value="0" calcext:value-type="float">
            <text:p>0</text:p>
          </table:table-cell>
          <table:table-cell table:formula="of:=IFERROR(ABS([.M57]-CEILING([.$C57]));&quot;-&quot;)" office:value-type="float" office:value="0" calcext:value-type="float">
            <text:p>0</text:p>
          </table:table-cell>
          <table:table-cell table:formula="of:=ABS([.N57]-CEILING([.$C57]))" office:value-type="float" office:value="0" calcext:value-type="float">
            <text:p>0</text:p>
          </table:table-cell>
          <table:table-cell table:formula="of:=ABS([.O57]-CEILING([.$C57]))" office:value-type="float" office:value="0" calcext:value-type="float">
            <text:p>0</text:p>
          </table:table-cell>
          <table:table-cell table:style-name="ce14" table:formula="of:=IFERROR(ABS(([.L57]-CEILING([.$C57]))/CEILING([.$C57]));IF([.Q57]&lt;&gt;&quot;*&quot;;[.Q57];&quot;*&quot;))" office:value-type="float" office:value="0" calcext:value-type="float">
            <text:p>0,0</text:p>
          </table:table-cell>
          <table:table-cell table:style-name="ce14" table:formula="of:=IFERROR(ABS(([.M57]-CEILING([.$C57]))/CEILING([.$C57]));IF([.R57]&lt;&gt;&quot;*&quot;;[.R57];&quot;*&quot;))" office:value-type="float" office:value="0" calcext:value-type="float">
            <text:p>0,0</text:p>
          </table:table-cell>
          <table:table-cell table:style-name="ce14" table:formula="of:=IFERROR(ABS(([.N57]-CEILING([.$C57]))/CEILING([.$C57]));IF([.S57]&lt;&gt;&quot;*&quot;;[.S57];&quot;*&quot;))" office:value-type="float" office:value="0" calcext:value-type="float">
            <text:p>0,0</text:p>
          </table:table-cell>
          <table:table-cell table:style-name="ce14" table:formula="of:=IFERROR(ABS(([.O57]-CEILING([.$C57]))/CEILING([.$C57]));IF([.T57]&lt;&gt;&quot;*&quot;;[.T57];&quot;*&quot;))" office:value-type="float" office:value="0" calcext:value-type="float">
            <text:p>0,0</text:p>
          </table:table-cell>
          <table:table-cell table:style-name="ce25" table:formula="of:=IF([.L57]=[.$P57];1;&quot;&quot;)" office:value-type="float" office:value="1" calcext:value-type="float">
            <text:p>1</text:p>
          </table:table-cell>
          <table:table-cell table:formula="of:=IF([.M57]=[.$P57];1;&quot;&quot;)" office:value-type="float" office:value="1" calcext:value-type="float">
            <text:p>1</text:p>
          </table:table-cell>
          <table:table-cell table:formula="of:=IF([.N57]=[.$P57];1;&quot;&quot;)" office:value-type="float" office:value="1" calcext:value-type="float">
            <text:p>1</text:p>
          </table:table-cell>
          <table:table-cell table:formula="of:=IF([.O57]=[.$P57];1;&quot;&quot;)" office:value-type="float" office:value="1" calcext:value-type="float">
            <text:p>1</text:p>
          </table:table-cell>
          <table:table-cell table:number-columns-repeated="8"/>
          <table:table-cell table:formula="of:=CONCATENATE([.A57];&quot;&amp;&quot;;[.B57];&quot;&amp;&quot;;IF([.E57]=1;CONCATENATE(&quot;\h{&quot;;[.C57];&quot;}&quot;);[.C57]);&quot;&amp;&quot;;[.H57];&quot;&amp;&quot;;IF([.J57]=0;CONCATENATE(&quot;\uu{&quot;;[.I57];&quot;}&quot;);[.I57]);&quot;&amp;&quot;;IF([.L57]=[.P57];CONCATENATE(&quot;\h{&quot;;[.L57];&quot;}&quot;);[.L57]);&quot;&amp;&quot;;IF([.M57]=[.P57];CONCATENATE(&quot;\h{&quot;;[.M57];&quot;}&quot;);[.M57]);&quot;&amp;&quot;;IF([.N57]=[.P57];CONCATENATE(&quot;\h{&quot;;[.N57];&quot;}&quot;);[.N57]);&quot;&amp;&quot;;IF([.O57]=[.P57];CONCATENATE(&quot;\h{&quot;;[.O57];&quot;}&quot;);[.O57]);&quot;\\\hline&quot;)" office:value-type="string" office:string-value="r4-10-20-5&amp;0&amp;\h{-1}&amp;-1&amp;\uu{-1}&amp;\h{-1}&amp;\h{-1}&amp;\h{-1}&amp;\h{-1}\\\hline" calcext:value-type="string">
            <text:p>r4-10-20-5&amp;0&amp;\h{-1}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57]" office:value-type="string" office:string-value="r4-15-30-1" calcext:value-type="string">
            <text:p>r4-15-30-1</text:p>
          </table:table-cell>
          <table:table-cell table:formula="of:=ROUND([$ra.AB57];2)" office:value-type="float" office:value="35.04" calcext:value-type="float">
            <text:p>35,04</text:p>
          </table:table-cell>
          <table:table-cell table:style-name="ce12" table:formula="of:=ROUND([$ra.AC57];1)" office:value-type="float" office:value="-2.7" calcext:value-type="float">
            <text:p>-2,7</text:p>
          </table:table-cell>
          <table:table-cell table:style-name="ce12" table:formula="of:=IF([ra.S57]=5;&quot;*&quot;;[ra.I57])" office:value-type="float" office:value="0.021796" calcext:value-type="float">
            <text:p>0,0</text:p>
          </table:table-cell>
          <table:table-cell table:style-name="ce12" table:formula="of:=IF([ra.S57]=11;1;&quot;&quot;)">
            <text:p/>
          </table:table-cell>
          <table:table-cell table:style-name="ce34" table:formula="of:=IFERROR(IF([.I58]=0;ABS(CEILING([.C58]));ABS(([.I58]-CEILING([.C58]))/[.I58]));&quot;*&quot;)" office:value-type="float" office:value="0" calcext:value-type="float">
            <text:p>0,00</text:p>
          </table:table-cell>
          <table:table-cell table:style-name="ce34" table:formula="of:=IFERROR([.I58]-CEILING([.C58]);&quot;*&quot;)" office:value-type="float" office:value="0" calcext:value-type="float">
            <text:p>0,00</text:p>
          </table:table-cell>
          <table:table-cell table:style-name="ce14" table:formula="of:=ROUND([exact.J57];1)" office:value-type="float" office:value="-2" calcext:value-type="float">
            <text:p>-2,0</text:p>
          </table:table-cell>
          <table:table-cell table:style-name="ce16" table:formula="of:=[exact.K57]" office:value-type="float" office:value="-2" calcext:value-type="float">
            <text:p>-2</text:p>
          </table:table-cell>
          <table:table-cell table:style-name="ce14" table:formula="of:=IF([exact.L57]&lt;1000000;100*[exact.L57];&quot;*&quot;)" office:value-type="float" office:value="0" calcext:value-type="float">
            <text:p>0,0</text:p>
          </table:table-cell>
          <table:table-cell table:style-name="ce14" table:formula="of:=IF([exact.S57]=5;&quot;*&quot;;[exact.I57])" office:value-type="float" office:value="0.157159" calcext:value-type="float">
            <text:p>0,2</text:p>
          </table:table-cell>
          <table:table-cell table:style-name="ce18" table:formula="of:=[$ra.AE57]" office:value-type="float" office:value="-1" calcext:value-type="float">
            <text:p>-1</text:p>
          </table:table-cell>
          <table:table-cell table:style-name="ce18" table:formula="of:=[$'bcpa-t600'.AE57]" office:value-type="float" office:value="-1" calcext:value-type="float">
            <text:p>-1</text:p>
          </table:table-cell>
          <table:table-cell table:style-name="ce18" table:formula="of:=[$'blpl-t300'.AE57]" office:value-type="float" office:value="-1" calcext:value-type="float">
            <text:p>-1</text:p>
          </table:table-cell>
          <table:table-cell table:style-name="ce18" table:formula="of:=[$'sbpl-t300'.AE57]" office:value-type="float" office:value="-1" calcext:value-type="float">
            <text:p>-1</text:p>
          </table:table-cell>
          <table:table-cell table:formula="of:=MIN([.L58:.O58])" office:value-type="float" office:value="-1" calcext:value-type="float">
            <text:p>-1</text:p>
          </table:table-cell>
          <table:table-cell table:formula="of:=ABS([.L58]-CEILING([.$C58]))" office:value-type="float" office:value="1" calcext:value-type="float">
            <text:p>1</text:p>
          </table:table-cell>
          <table:table-cell table:formula="of:=IFERROR(ABS([.M58]-CEILING([.$C58]));&quot;-&quot;)" office:value-type="float" office:value="1" calcext:value-type="float">
            <text:p>1</text:p>
          </table:table-cell>
          <table:table-cell table:formula="of:=ABS([.N58]-CEILING([.$C58]))" office:value-type="float" office:value="1" calcext:value-type="float">
            <text:p>1</text:p>
          </table:table-cell>
          <table:table-cell table:formula="of:=ABS([.O58]-CEILING([.$C58]))" office:value-type="float" office:value="1" calcext:value-type="float">
            <text:p>1</text:p>
          </table:table-cell>
          <table:table-cell table:style-name="ce14" table:formula="of:=IFERROR(ABS(([.L58]-CEILING([.$C58]))/CEILING([.$C58]));IF([.Q58]&lt;&gt;&quot;*&quot;;[.Q58];&quot;*&quot;))" office:value-type="float" office:value="0.5" calcext:value-type="float">
            <text:p>0,5</text:p>
          </table:table-cell>
          <table:table-cell table:style-name="ce14" table:formula="of:=IFERROR(ABS(([.M58]-CEILING([.$C58]))/CEILING([.$C58]));IF([.R58]&lt;&gt;&quot;*&quot;;[.R58];&quot;*&quot;))" office:value-type="float" office:value="0.5" calcext:value-type="float">
            <text:p>0,5</text:p>
          </table:table-cell>
          <table:table-cell table:style-name="ce14" table:formula="of:=IFERROR(ABS(([.N58]-CEILING([.$C58]))/CEILING([.$C58]));IF([.S58]&lt;&gt;&quot;*&quot;;[.S58];&quot;*&quot;))" office:value-type="float" office:value="0.5" calcext:value-type="float">
            <text:p>0,5</text:p>
          </table:table-cell>
          <table:table-cell table:style-name="ce14" table:formula="of:=IFERROR(ABS(([.O58]-CEILING([.$C58]))/CEILING([.$C58]));IF([.T58]&lt;&gt;&quot;*&quot;;[.T58];&quot;*&quot;))" office:value-type="float" office:value="0.5" calcext:value-type="float">
            <text:p>0,5</text:p>
          </table:table-cell>
          <table:table-cell table:formula="of:=IF([.L58]=[.$P58];1;&quot;&quot;)" office:value-type="float" office:value="1" calcext:value-type="float">
            <text:p>1</text:p>
          </table:table-cell>
          <table:table-cell table:formula="of:=IF([.M58]=[.$P58];1;&quot;&quot;)" office:value-type="float" office:value="1" calcext:value-type="float">
            <text:p>1</text:p>
          </table:table-cell>
          <table:table-cell table:formula="of:=IF([.N58]=[.$P58];1;&quot;&quot;)" office:value-type="float" office:value="1" calcext:value-type="float">
            <text:p>1</text:p>
          </table:table-cell>
          <table:table-cell table:formula="of:=IF([.O58]=[.$P58];1;&quot;&quot;)" office:value-type="float" office:value="1" calcext:value-type="float">
            <text:p>1</text:p>
          </table:table-cell>
          <table:table-cell table:number-columns-repeated="8"/>
          <table:table-cell table:formula="of:=CONCATENATE([.A58];&quot;&amp;&quot;;[.B58];&quot;&amp;&quot;;IF([.E58]=1;CONCATENATE(&quot;\h{&quot;;[.C58];&quot;}&quot;);[.C58]);&quot;&amp;&quot;;[.H58];&quot;&amp;&quot;;IF([.J58]=0;CONCATENATE(&quot;\uu{&quot;;[.I58];&quot;}&quot;);[.I58]);&quot;&amp;&quot;;IF([.L58]=[.P58];CONCATENATE(&quot;\h{&quot;;[.L58];&quot;}&quot;);[.L58]);&quot;&amp;&quot;;IF([.M58]=[.P58];CONCATENATE(&quot;\h{&quot;;[.M58];&quot;}&quot;);[.M58]);&quot;&amp;&quot;;IF([.N58]=[.P58];CONCATENATE(&quot;\h{&quot;;[.N58];&quot;}&quot;);[.N58]);&quot;&amp;&quot;;IF([.O58]=[.P58];CONCATENATE(&quot;\h{&quot;;[.O58];&quot;}&quot;);[.O58]);&quot;\\\hline&quot;)" office:value-type="string" office:string-value="r4-15-30-1&amp;35,04&amp;-2,7&amp;-2&amp;\uu{-2}&amp;\h{-1}&amp;\h{-1}&amp;\h{-1}&amp;\h{-1}\\\hline" calcext:value-type="string">
            <text:p>r4-15-30-1&amp;35,04&amp;-2,7&amp;-2&amp;\uu{-2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58]" office:value-type="string" office:string-value="r4-15-30-2" calcext:value-type="string">
            <text:p>r4-15-30-2</text:p>
          </table:table-cell>
          <table:table-cell table:formula="of:=ROUND([$ra.AB58];2)" office:value-type="float" office:value="32.85" calcext:value-type="float">
            <text:p>32,85</text:p>
          </table:table-cell>
          <table:table-cell table:style-name="ce12" table:formula="of:=ROUND([$ra.AC58];1)" office:value-type="float" office:value="-2.4" calcext:value-type="float">
            <text:p>-2,4</text:p>
          </table:table-cell>
          <table:table-cell table:style-name="ce12" table:formula="of:=IF([ra.S58]=5;&quot;*&quot;;[ra.I58])" office:value-type="float" office:value="0.012205" calcext:value-type="float">
            <text:p>0,0</text:p>
          </table:table-cell>
          <table:table-cell table:style-name="ce12" table:formula="of:=IF([ra.S58]=11;1;&quot;&quot;)">
            <text:p/>
          </table:table-cell>
          <table:table-cell table:style-name="ce34" table:formula="of:=IFERROR(IF([.I59]=0;ABS(CEILING([.C59]));ABS(([.I59]-CEILING([.C59]))/[.I59]));&quot;*&quot;)" office:value-type="float" office:value="0" calcext:value-type="float">
            <text:p>0,00</text:p>
          </table:table-cell>
          <table:table-cell table:style-name="ce34" table:formula="of:=IFERROR([.I59]-CEILING([.C59]);&quot;*&quot;)" office:value-type="float" office:value="0" calcext:value-type="float">
            <text:p>0,00</text:p>
          </table:table-cell>
          <table:table-cell table:style-name="ce14" table:formula="of:=ROUND([exact.J58];1)" office:value-type="float" office:value="-2" calcext:value-type="float">
            <text:p>-2,0</text:p>
          </table:table-cell>
          <table:table-cell table:style-name="ce16" table:formula="of:=[exact.K58]" office:value-type="float" office:value="-2" calcext:value-type="float">
            <text:p>-2</text:p>
          </table:table-cell>
          <table:table-cell table:style-name="ce14" table:formula="of:=IF([exact.L58]&lt;1000000;100*[exact.L58];&quot;*&quot;)" office:value-type="float" office:value="0" calcext:value-type="float">
            <text:p>0,0</text:p>
          </table:table-cell>
          <table:table-cell table:style-name="ce14" table:formula="of:=IF([exact.S58]=5;&quot;*&quot;;[exact.I58])" office:value-type="float" office:value="0.418535" calcext:value-type="float">
            <text:p>0,4</text:p>
          </table:table-cell>
          <table:table-cell table:style-name="ce18" table:formula="of:=[$ra.AE58]" office:value-type="float" office:value="-1" calcext:value-type="float">
            <text:p>-1</text:p>
          </table:table-cell>
          <table:table-cell table:style-name="ce18" table:formula="of:=[$'bcpa-t600'.AE58]" office:value-type="float" office:value="-1" calcext:value-type="float">
            <text:p>-1</text:p>
          </table:table-cell>
          <table:table-cell table:style-name="ce18" table:formula="of:=[$'blpl-t300'.AE58]" office:value-type="float" office:value="-1" calcext:value-type="float">
            <text:p>-1</text:p>
          </table:table-cell>
          <table:table-cell table:style-name="ce18" table:formula="of:=[$'sbpl-t300'.AE58]" office:value-type="float" office:value="-1" calcext:value-type="float">
            <text:p>-1</text:p>
          </table:table-cell>
          <table:table-cell table:formula="of:=MIN([.L59:.O59])" office:value-type="float" office:value="-1" calcext:value-type="float">
            <text:p>-1</text:p>
          </table:table-cell>
          <table:table-cell table:formula="of:=ABS([.L59]-CEILING([.$C59]))" office:value-type="float" office:value="1" calcext:value-type="float">
            <text:p>1</text:p>
          </table:table-cell>
          <table:table-cell table:formula="of:=IFERROR(ABS([.M59]-CEILING([.$C59]));&quot;-&quot;)" office:value-type="float" office:value="1" calcext:value-type="float">
            <text:p>1</text:p>
          </table:table-cell>
          <table:table-cell table:formula="of:=ABS([.N59]-CEILING([.$C59]))" office:value-type="float" office:value="1" calcext:value-type="float">
            <text:p>1</text:p>
          </table:table-cell>
          <table:table-cell table:formula="of:=ABS([.O59]-CEILING([.$C59]))" office:value-type="float" office:value="1" calcext:value-type="float">
            <text:p>1</text:p>
          </table:table-cell>
          <table:table-cell table:style-name="ce14" table:formula="of:=IFERROR(ABS(([.L59]-CEILING([.$C59]))/CEILING([.$C59]));IF([.Q59]&lt;&gt;&quot;*&quot;;[.Q59];&quot;*&quot;))" office:value-type="float" office:value="0.5" calcext:value-type="float">
            <text:p>0,5</text:p>
          </table:table-cell>
          <table:table-cell table:style-name="ce14" table:formula="of:=IFERROR(ABS(([.M59]-CEILING([.$C59]))/CEILING([.$C59]));IF([.R59]&lt;&gt;&quot;*&quot;;[.R59];&quot;*&quot;))" office:value-type="float" office:value="0.5" calcext:value-type="float">
            <text:p>0,5</text:p>
          </table:table-cell>
          <table:table-cell table:style-name="ce14" table:formula="of:=IFERROR(ABS(([.N59]-CEILING([.$C59]))/CEILING([.$C59]));IF([.S59]&lt;&gt;&quot;*&quot;;[.S59];&quot;*&quot;))" office:value-type="float" office:value="0.5" calcext:value-type="float">
            <text:p>0,5</text:p>
          </table:table-cell>
          <table:table-cell table:style-name="ce14" table:formula="of:=IFERROR(ABS(([.O59]-CEILING([.$C59]))/CEILING([.$C59]));IF([.T59]&lt;&gt;&quot;*&quot;;[.T59];&quot;*&quot;))" office:value-type="float" office:value="0.5" calcext:value-type="float">
            <text:p>0,5</text:p>
          </table:table-cell>
          <table:table-cell table:formula="of:=IF([.L59]=[.$P59];1;&quot;&quot;)" office:value-type="float" office:value="1" calcext:value-type="float">
            <text:p>1</text:p>
          </table:table-cell>
          <table:table-cell table:formula="of:=IF([.M59]=[.$P59];1;&quot;&quot;)" office:value-type="float" office:value="1" calcext:value-type="float">
            <text:p>1</text:p>
          </table:table-cell>
          <table:table-cell table:formula="of:=IF([.N59]=[.$P59];1;&quot;&quot;)" office:value-type="float" office:value="1" calcext:value-type="float">
            <text:p>1</text:p>
          </table:table-cell>
          <table:table-cell table:formula="of:=IF([.O59]=[.$P59];1;&quot;&quot;)" office:value-type="float" office:value="1" calcext:value-type="float">
            <text:p>1</text:p>
          </table:table-cell>
          <table:table-cell table:number-columns-repeated="8"/>
          <table:table-cell table:formula="of:=CONCATENATE([.A59];&quot;&amp;&quot;;[.B59];&quot;&amp;&quot;;IF([.E59]=1;CONCATENATE(&quot;\h{&quot;;[.C59];&quot;}&quot;);[.C59]);&quot;&amp;&quot;;[.H59];&quot;&amp;&quot;;IF([.J59]=0;CONCATENATE(&quot;\uu{&quot;;[.I59];&quot;}&quot;);[.I59]);&quot;&amp;&quot;;IF([.L59]=[.P59];CONCATENATE(&quot;\h{&quot;;[.L59];&quot;}&quot;);[.L59]);&quot;&amp;&quot;;IF([.M59]=[.P59];CONCATENATE(&quot;\h{&quot;;[.M59];&quot;}&quot;);[.M59]);&quot;&amp;&quot;;IF([.N59]=[.P59];CONCATENATE(&quot;\h{&quot;;[.N59];&quot;}&quot;);[.N59]);&quot;&amp;&quot;;IF([.O59]=[.P59];CONCATENATE(&quot;\h{&quot;;[.O59];&quot;}&quot;);[.O59]);&quot;\\\hline&quot;)" office:value-type="string" office:string-value="r4-15-30-2&amp;32,85&amp;-2,4&amp;-2&amp;\uu{-2}&amp;\h{-1}&amp;\h{-1}&amp;\h{-1}&amp;\h{-1}\\\hline" calcext:value-type="string">
            <text:p>r4-15-30-2&amp;32,85&amp;-2,4&amp;-2&amp;\uu{-2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59]" office:value-type="string" office:string-value="r4-15-30-3" calcext:value-type="string">
            <text:p>r4-15-30-3</text:p>
          </table:table-cell>
          <table:table-cell table:formula="of:=ROUND([$ra.AB59];2)" office:value-type="float" office:value="30.66" calcext:value-type="float">
            <text:p>30,66</text:p>
          </table:table-cell>
          <table:table-cell table:style-name="ce12" table:formula="of:=ROUND([$ra.AC59];1)" office:value-type="float" office:value="-2.8" calcext:value-type="float">
            <text:p>-2,8</text:p>
          </table:table-cell>
          <table:table-cell table:style-name="ce12" table:formula="of:=IF([ra.S59]=5;&quot;*&quot;;[ra.I59])" office:value-type="float" office:value="0.017078" calcext:value-type="float">
            <text:p>0,0</text:p>
          </table:table-cell>
          <table:table-cell table:style-name="ce12" table:formula="of:=IF([ra.S59]=11;1;&quot;&quot;)">
            <text:p/>
          </table:table-cell>
          <table:table-cell table:style-name="ce34" table:formula="of:=IFERROR(IF([.I60]=0;ABS(CEILING([.C60]));ABS(([.I60]-CEILING([.C60]))/[.I60]));&quot;*&quot;)" office:value-type="float" office:value="0" calcext:value-type="float">
            <text:p>0,00</text:p>
          </table:table-cell>
          <table:table-cell table:style-name="ce34" table:formula="of:=IFERROR([.I60]-CEILING([.C60]);&quot;*&quot;)" office:value-type="float" office:value="0" calcext:value-type="float">
            <text:p>0,00</text:p>
          </table:table-cell>
          <table:table-cell table:style-name="ce14" table:formula="of:=ROUND([exact.J59];1)" office:value-type="float" office:value="-2" calcext:value-type="float">
            <text:p>-2,0</text:p>
          </table:table-cell>
          <table:table-cell table:style-name="ce16" table:formula="of:=[exact.K59]" office:value-type="float" office:value="-2" calcext:value-type="float">
            <text:p>-2</text:p>
          </table:table-cell>
          <table:table-cell table:style-name="ce14" table:formula="of:=IF([exact.L59]&lt;1000000;100*[exact.L59];&quot;*&quot;)" office:value-type="float" office:value="0" calcext:value-type="float">
            <text:p>0,0</text:p>
          </table:table-cell>
          <table:table-cell table:style-name="ce14" table:formula="of:=IF([exact.S59]=5;&quot;*&quot;;[exact.I59])" office:value-type="float" office:value="0.06949" calcext:value-type="float">
            <text:p>0,1</text:p>
          </table:table-cell>
          <table:table-cell table:style-name="ce18" table:formula="of:=[$ra.AE59]" office:value-type="float" office:value="-1" calcext:value-type="float">
            <text:p>-1</text:p>
          </table:table-cell>
          <table:table-cell table:style-name="ce18" table:formula="of:=[$'bcpa-t600'.AE59]" office:value-type="float" office:value="-2" calcext:value-type="float">
            <text:p>-2</text:p>
          </table:table-cell>
          <table:table-cell table:style-name="ce18" table:formula="of:=[$'blpl-t300'.AE59]" office:value-type="float" office:value="-2" calcext:value-type="float">
            <text:p>-2</text:p>
          </table:table-cell>
          <table:table-cell table:style-name="ce18" table:formula="of:=[$'sbpl-t300'.AE59]" office:value-type="float" office:value="-2" calcext:value-type="float">
            <text:p>-2</text:p>
          </table:table-cell>
          <table:table-cell table:formula="of:=MIN([.L60:.O60])" office:value-type="float" office:value="-2" calcext:value-type="float">
            <text:p>-2</text:p>
          </table:table-cell>
          <table:table-cell table:formula="of:=ABS([.L60]-CEILING([.$C60]))" office:value-type="float" office:value="1" calcext:value-type="float">
            <text:p>1</text:p>
          </table:table-cell>
          <table:table-cell table:formula="of:=IFERROR(ABS([.M60]-CEILING([.$C60]));&quot;-&quot;)" office:value-type="float" office:value="0" calcext:value-type="float">
            <text:p>0</text:p>
          </table:table-cell>
          <table:table-cell table:formula="of:=ABS([.N60]-CEILING([.$C60]))" office:value-type="float" office:value="0" calcext:value-type="float">
            <text:p>0</text:p>
          </table:table-cell>
          <table:table-cell table:formula="of:=ABS([.O60]-CEILING([.$C60]))" office:value-type="float" office:value="0" calcext:value-type="float">
            <text:p>0</text:p>
          </table:table-cell>
          <table:table-cell table:style-name="ce14" table:formula="of:=IFERROR(ABS(([.L60]-CEILING([.$C60]))/CEILING([.$C60]));IF([.Q60]&lt;&gt;&quot;*&quot;;[.Q60];&quot;*&quot;))" office:value-type="float" office:value="0.5" calcext:value-type="float">
            <text:p>0,5</text:p>
          </table:table-cell>
          <table:table-cell table:style-name="ce14" table:formula="of:=IFERROR(ABS(([.M60]-CEILING([.$C60]))/CEILING([.$C60]));IF([.R60]&lt;&gt;&quot;*&quot;;[.R60];&quot;*&quot;))" office:value-type="float" office:value="0" calcext:value-type="float">
            <text:p>0,0</text:p>
          </table:table-cell>
          <table:table-cell table:style-name="ce14" table:formula="of:=IFERROR(ABS(([.N60]-CEILING([.$C60]))/CEILING([.$C60]));IF([.S60]&lt;&gt;&quot;*&quot;;[.S60];&quot;*&quot;))" office:value-type="float" office:value="0" calcext:value-type="float">
            <text:p>0,0</text:p>
          </table:table-cell>
          <table:table-cell table:style-name="ce14" table:formula="of:=IFERROR(ABS(([.O60]-CEILING([.$C60]))/CEILING([.$C60]));IF([.T60]&lt;&gt;&quot;*&quot;;[.T60];&quot;*&quot;))" office:value-type="float" office:value="0" calcext:value-type="float">
            <text:p>0,0</text:p>
          </table:table-cell>
          <table:table-cell table:formula="of:=IF([.L60]=[.$P60];1;&quot;&quot;)">
            <text:p/>
          </table:table-cell>
          <table:table-cell table:formula="of:=IF([.M60]=[.$P60];1;&quot;&quot;)" office:value-type="float" office:value="1" calcext:value-type="float">
            <text:p>1</text:p>
          </table:table-cell>
          <table:table-cell table:formula="of:=IF([.N60]=[.$P60];1;&quot;&quot;)" office:value-type="float" office:value="1" calcext:value-type="float">
            <text:p>1</text:p>
          </table:table-cell>
          <table:table-cell table:formula="of:=IF([.O60]=[.$P60];1;&quot;&quot;)" office:value-type="float" office:value="1" calcext:value-type="float">
            <text:p>1</text:p>
          </table:table-cell>
          <table:table-cell table:number-columns-repeated="8"/>
          <table:table-cell table:formula="of:=CONCATENATE([.A60];&quot;&amp;&quot;;[.B60];&quot;&amp;&quot;;IF([.E60]=1;CONCATENATE(&quot;\h{&quot;;[.C60];&quot;}&quot;);[.C60]);&quot;&amp;&quot;;[.H60];&quot;&amp;&quot;;IF([.J60]=0;CONCATENATE(&quot;\uu{&quot;;[.I60];&quot;}&quot;);[.I60]);&quot;&amp;&quot;;IF([.L60]=[.P60];CONCATENATE(&quot;\h{&quot;;[.L60];&quot;}&quot;);[.L60]);&quot;&amp;&quot;;IF([.M60]=[.P60];CONCATENATE(&quot;\h{&quot;;[.M60];&quot;}&quot;);[.M60]);&quot;&amp;&quot;;IF([.N60]=[.P60];CONCATENATE(&quot;\h{&quot;;[.N60];&quot;}&quot;);[.N60]);&quot;&amp;&quot;;IF([.O60]=[.P60];CONCATENATE(&quot;\h{&quot;;[.O60];&quot;}&quot;);[.O60]);&quot;\\\hline&quot;)" office:value-type="string" office:string-value="r4-15-30-3&amp;30,66&amp;-2,8&amp;-2&amp;\uu{-2}&amp;-1&amp;\h{-2}&amp;\h{-2}&amp;\h{-2}\\\hline" calcext:value-type="string">
            <text:p>r4-15-30-3&amp;30,66&amp;-2,8&amp;-2&amp;\uu{-2}&amp;-1&amp;\h{-2}&amp;\h{-2}&amp;\h{-2}\\\hline</text:p>
          </table:table-cell>
          <table:table-cell table:number-columns-repeated="8"/>
        </table:table-row>
        <table:table-row table:style-name="ro2">
          <table:table-cell table:formula="of:=[$ra.AA60]" office:value-type="string" office:string-value="r4-15-30-4" calcext:value-type="string">
            <text:p>r4-15-30-4</text:p>
          </table:table-cell>
          <table:table-cell table:formula="of:=ROUND([$ra.AB60];2)" office:value-type="float" office:value="33.58" calcext:value-type="float">
            <text:p>33,58</text:p>
          </table:table-cell>
          <table:table-cell table:style-name="ce12" table:formula="of:=ROUND([$ra.AC60];1)" office:value-type="float" office:value="-1.5" calcext:value-type="float">
            <text:p>-1,5</text:p>
          </table:table-cell>
          <table:table-cell table:style-name="ce12" table:formula="of:=IF([ra.S60]=5;&quot;*&quot;;[ra.I60])" office:value-type="float" office:value="0.015843" calcext:value-type="float">
            <text:p>0,0</text:p>
          </table:table-cell>
          <table:table-cell table:style-name="ce12" table:formula="of:=IF([ra.S60]=11;1;&quot;&quot;)">
            <text:p/>
          </table:table-cell>
          <table:table-cell table:style-name="ce34" table:formula="of:=IFERROR(IF([.I61]=0;ABS(CEILING([.C61]));ABS(([.I61]-CEILING([.C61]))/[.I61]));&quot;*&quot;)" office:value-type="float" office:value="0" calcext:value-type="float">
            <text:p>0,00</text:p>
          </table:table-cell>
          <table:table-cell table:style-name="ce34" table:formula="of:=IFERROR([.I61]-CEILING([.C61]);&quot;*&quot;)" office:value-type="float" office:value="0" calcext:value-type="float">
            <text:p>0,00</text:p>
          </table:table-cell>
          <table:table-cell table:style-name="ce14" table:formula="of:=ROUND([exact.J60];1)" office:value-type="float" office:value="-1" calcext:value-type="float">
            <text:p>-1,0</text:p>
          </table:table-cell>
          <table:table-cell table:style-name="ce16" table:formula="of:=[exact.K60]" office:value-type="float" office:value="-1" calcext:value-type="float">
            <text:p>-1</text:p>
          </table:table-cell>
          <table:table-cell table:style-name="ce14" table:formula="of:=IF([exact.L60]&lt;1000000;100*[exact.L60];&quot;*&quot;)" office:value-type="float" office:value="0" calcext:value-type="float">
            <text:p>0,0</text:p>
          </table:table-cell>
          <table:table-cell table:style-name="ce14" table:formula="of:=IF([exact.S60]=5;&quot;*&quot;;[exact.I60])" office:value-type="float" office:value="0.069866" calcext:value-type="float">
            <text:p>0,1</text:p>
          </table:table-cell>
          <table:table-cell table:style-name="ce18" table:formula="of:=[$ra.AE60]" office:value-type="float" office:value="0" calcext:value-type="float">
            <text:p>0</text:p>
          </table:table-cell>
          <table:table-cell table:style-name="ce18" table:formula="of:=[$'bcpa-t600'.AE60]" office:value-type="float" office:value="-1" calcext:value-type="float">
            <text:p>-1</text:p>
          </table:table-cell>
          <table:table-cell table:style-name="ce18" table:formula="of:=[$'blpl-t300'.AE60]" office:value-type="float" office:value="0" calcext:value-type="float">
            <text:p>0</text:p>
          </table:table-cell>
          <table:table-cell table:style-name="ce18" table:formula="of:=[$'sbpl-t300'.AE60]" office:value-type="float" office:value="0" calcext:value-type="float">
            <text:p>0</text:p>
          </table:table-cell>
          <table:table-cell table:formula="of:=MIN([.L61:.O61])" office:value-type="float" office:value="-1" calcext:value-type="float">
            <text:p>-1</text:p>
          </table:table-cell>
          <table:table-cell table:formula="of:=ABS([.L61]-CEILING([.$C61]))" office:value-type="float" office:value="1" calcext:value-type="float">
            <text:p>1</text:p>
          </table:table-cell>
          <table:table-cell table:formula="of:=IFERROR(ABS([.M61]-CEILING([.$C61]));&quot;-&quot;)" office:value-type="float" office:value="0" calcext:value-type="float">
            <text:p>0</text:p>
          </table:table-cell>
          <table:table-cell table:formula="of:=ABS([.N61]-CEILING([.$C61]))" office:value-type="float" office:value="1" calcext:value-type="float">
            <text:p>1</text:p>
          </table:table-cell>
          <table:table-cell table:formula="of:=ABS([.O61]-CEILING([.$C61]))" office:value-type="float" office:value="1" calcext:value-type="float">
            <text:p>1</text:p>
          </table:table-cell>
          <table:table-cell table:style-name="ce14" table:formula="of:=IFERROR(ABS(([.L61]-CEILING([.$C61]))/CEILING([.$C61]));IF([.Q61]&lt;&gt;&quot;*&quot;;[.Q61];&quot;*&quot;))" office:value-type="float" office:value="1" calcext:value-type="float">
            <text:p>1,0</text:p>
          </table:table-cell>
          <table:table-cell table:style-name="ce14" table:formula="of:=IFERROR(ABS(([.M61]-CEILING([.$C61]))/CEILING([.$C61]));IF([.R61]&lt;&gt;&quot;*&quot;;[.R61];&quot;*&quot;))" office:value-type="float" office:value="0" calcext:value-type="float">
            <text:p>0,0</text:p>
          </table:table-cell>
          <table:table-cell table:style-name="ce14" table:formula="of:=IFERROR(ABS(([.N61]-CEILING([.$C61]))/CEILING([.$C61]));IF([.S61]&lt;&gt;&quot;*&quot;;[.S61];&quot;*&quot;))" office:value-type="float" office:value="1" calcext:value-type="float">
            <text:p>1,0</text:p>
          </table:table-cell>
          <table:table-cell table:style-name="ce14" table:formula="of:=IFERROR(ABS(([.O61]-CEILING([.$C61]))/CEILING([.$C61]));IF([.T61]&lt;&gt;&quot;*&quot;;[.T61];&quot;*&quot;))" office:value-type="float" office:value="1" calcext:value-type="float">
            <text:p>1,0</text:p>
          </table:table-cell>
          <table:table-cell table:formula="of:=IF([.L61]=[.$P61];1;&quot;&quot;)">
            <text:p/>
          </table:table-cell>
          <table:table-cell table:formula="of:=IF([.M61]=[.$P61];1;&quot;&quot;)" office:value-type="float" office:value="1" calcext:value-type="float">
            <text:p>1</text:p>
          </table:table-cell>
          <table:table-cell table:formula="of:=IF([.N61]=[.$P61];1;&quot;&quot;)">
            <text:p/>
          </table:table-cell>
          <table:table-cell table:formula="of:=IF([.O61]=[.$P61];1;&quot;&quot;)">
            <text:p/>
          </table:table-cell>
          <table:table-cell table:number-columns-repeated="8"/>
          <table:table-cell table:formula="of:=CONCATENATE([.A61];&quot;&amp;&quot;;[.B61];&quot;&amp;&quot;;IF([.E61]=1;CONCATENATE(&quot;\h{&quot;;[.C61];&quot;}&quot;);[.C61]);&quot;&amp;&quot;;[.H61];&quot;&amp;&quot;;IF([.J61]=0;CONCATENATE(&quot;\uu{&quot;;[.I61];&quot;}&quot;);[.I61]);&quot;&amp;&quot;;IF([.L61]=[.P61];CONCATENATE(&quot;\h{&quot;;[.L61];&quot;}&quot;);[.L61]);&quot;&amp;&quot;;IF([.M61]=[.P61];CONCATENATE(&quot;\h{&quot;;[.M61];&quot;}&quot;);[.M61]);&quot;&amp;&quot;;IF([.N61]=[.P61];CONCATENATE(&quot;\h{&quot;;[.N61];&quot;}&quot;);[.N61]);&quot;&amp;&quot;;IF([.O61]=[.P61];CONCATENATE(&quot;\h{&quot;;[.O61];&quot;}&quot;);[.O61]);&quot;\\\hline&quot;)" office:value-type="string" office:string-value="r4-15-30-4&amp;33,58&amp;-1,5&amp;-1&amp;\uu{-1}&amp;0&amp;\h{-1}&amp;0&amp;0\\\hline" calcext:value-type="string">
            <text:p>r4-15-30-4&amp;33,58&amp;-1,5&amp;-1&amp;\uu{-1}&amp;0&amp;\h{-1}&amp;0&amp;0\\\hline</text:p>
          </table:table-cell>
          <table:table-cell table:number-columns-repeated="8"/>
        </table:table-row>
        <table:table-row table:style-name="ro2">
          <table:table-cell table:formula="of:=[$ra.AA61]" office:value-type="string" office:string-value="r4-15-30-5" calcext:value-type="string">
            <text:p>r4-15-30-5</text:p>
          </table:table-cell>
          <table:table-cell table:formula="of:=ROUND([$ra.AB61];2)" office:value-type="float" office:value="32.12" calcext:value-type="float">
            <text:p>32,12</text:p>
          </table:table-cell>
          <table:table-cell table:style-name="ce12" table:formula="of:=ROUND([$ra.AC61];1)" office:value-type="float" office:value="-1.8" calcext:value-type="float">
            <text:p>-1,8</text:p>
          </table:table-cell>
          <table:table-cell table:style-name="ce12" table:formula="of:=IF([ra.S61]=5;&quot;*&quot;;[ra.I61])" office:value-type="float" office:value="0.013228" calcext:value-type="float">
            <text:p>0,0</text:p>
          </table:table-cell>
          <table:table-cell table:style-name="ce12" table:formula="of:=IF([ra.S61]=11;1;&quot;&quot;)">
            <text:p/>
          </table:table-cell>
          <table:table-cell table:style-name="ce34" table:formula="of:=IFERROR(IF([.I62]=0;ABS(CEILING([.C62]));ABS(([.I62]-CEILING([.C62]))/[.I62]));&quot;*&quot;)" office:value-type="float" office:value="0" calcext:value-type="float">
            <text:p>0,00</text:p>
          </table:table-cell>
          <table:table-cell table:style-name="ce34" table:formula="of:=IFERROR([.I62]-CEILING([.C62]);&quot;*&quot;)" office:value-type="float" office:value="0" calcext:value-type="float">
            <text:p>0,00</text:p>
          </table:table-cell>
          <table:table-cell table:style-name="ce14" table:formula="of:=ROUND([exact.J61];1)" office:value-type="float" office:value="-1" calcext:value-type="float">
            <text:p>-1,0</text:p>
          </table:table-cell>
          <table:table-cell table:style-name="ce16" table:formula="of:=[exact.K61]" office:value-type="float" office:value="-1" calcext:value-type="float">
            <text:p>-1</text:p>
          </table:table-cell>
          <table:table-cell table:style-name="ce14" table:formula="of:=IF([exact.L61]&lt;1000000;100*[exact.L61];&quot;*&quot;)" office:value-type="float" office:value="0" calcext:value-type="float">
            <text:p>0,0</text:p>
          </table:table-cell>
          <table:table-cell table:style-name="ce14" table:formula="of:=IF([exact.S61]=5;&quot;*&quot;;[exact.I61])" office:value-type="float" office:value="0.04257" calcext:value-type="float">
            <text:p>0,0</text:p>
          </table:table-cell>
          <table:table-cell table:style-name="ce18" table:formula="of:=[$ra.AE61]" office:value-type="float" office:value="-1" calcext:value-type="float">
            <text:p>-1</text:p>
          </table:table-cell>
          <table:table-cell table:style-name="ce18" table:formula="of:=[$'bcpa-t600'.AE61]" office:value-type="float" office:value="-1" calcext:value-type="float">
            <text:p>-1</text:p>
          </table:table-cell>
          <table:table-cell table:style-name="ce18" table:formula="of:=[$'blpl-t300'.AE61]" office:value-type="float" office:value="-1" calcext:value-type="float">
            <text:p>-1</text:p>
          </table:table-cell>
          <table:table-cell table:style-name="ce18" table:formula="of:=[$'sbpl-t300'.AE61]" office:value-type="float" office:value="-1" calcext:value-type="float">
            <text:p>-1</text:p>
          </table:table-cell>
          <table:table-cell table:formula="of:=MIN([.L62:.O62])" office:value-type="float" office:value="-1" calcext:value-type="float">
            <text:p>-1</text:p>
          </table:table-cell>
          <table:table-cell table:formula="of:=ABS([.L62]-CEILING([.$C62]))" office:value-type="float" office:value="0" calcext:value-type="float">
            <text:p>0</text:p>
          </table:table-cell>
          <table:table-cell table:formula="of:=IFERROR(ABS([.M62]-CEILING([.$C62]));&quot;-&quot;)" office:value-type="float" office:value="0" calcext:value-type="float">
            <text:p>0</text:p>
          </table:table-cell>
          <table:table-cell table:formula="of:=ABS([.N62]-CEILING([.$C62]))" office:value-type="float" office:value="0" calcext:value-type="float">
            <text:p>0</text:p>
          </table:table-cell>
          <table:table-cell table:formula="of:=ABS([.O62]-CEILING([.$C62]))" office:value-type="float" office:value="0" calcext:value-type="float">
            <text:p>0</text:p>
          </table:table-cell>
          <table:table-cell table:style-name="ce14" table:formula="of:=IFERROR(ABS(([.L62]-CEILING([.$C62]))/CEILING([.$C62]));IF([.Q62]&lt;&gt;&quot;*&quot;;[.Q62];&quot;*&quot;))" office:value-type="float" office:value="0" calcext:value-type="float">
            <text:p>0,0</text:p>
          </table:table-cell>
          <table:table-cell table:style-name="ce14" table:formula="of:=IFERROR(ABS(([.M62]-CEILING([.$C62]))/CEILING([.$C62]));IF([.R62]&lt;&gt;&quot;*&quot;;[.R62];&quot;*&quot;))" office:value-type="float" office:value="0" calcext:value-type="float">
            <text:p>0,0</text:p>
          </table:table-cell>
          <table:table-cell table:style-name="ce14" table:formula="of:=IFERROR(ABS(([.N62]-CEILING([.$C62]))/CEILING([.$C62]));IF([.S62]&lt;&gt;&quot;*&quot;;[.S62];&quot;*&quot;))" office:value-type="float" office:value="0" calcext:value-type="float">
            <text:p>0,0</text:p>
          </table:table-cell>
          <table:table-cell table:style-name="ce14" table:formula="of:=IFERROR(ABS(([.O62]-CEILING([.$C62]))/CEILING([.$C62]));IF([.T62]&lt;&gt;&quot;*&quot;;[.T62];&quot;*&quot;))" office:value-type="float" office:value="0" calcext:value-type="float">
            <text:p>0,0</text:p>
          </table:table-cell>
          <table:table-cell table:formula="of:=IF([.L62]=[.$P62];1;&quot;&quot;)" office:value-type="float" office:value="1" calcext:value-type="float">
            <text:p>1</text:p>
          </table:table-cell>
          <table:table-cell table:formula="of:=IF([.M62]=[.$P62];1;&quot;&quot;)" office:value-type="float" office:value="1" calcext:value-type="float">
            <text:p>1</text:p>
          </table:table-cell>
          <table:table-cell table:formula="of:=IF([.N62]=[.$P62];1;&quot;&quot;)" office:value-type="float" office:value="1" calcext:value-type="float">
            <text:p>1</text:p>
          </table:table-cell>
          <table:table-cell table:formula="of:=IF([.O62]=[.$P62];1;&quot;&quot;)" office:value-type="float" office:value="1" calcext:value-type="float">
            <text:p>1</text:p>
          </table:table-cell>
          <table:table-cell table:number-columns-repeated="8"/>
          <table:table-cell table:formula="of:=CONCATENATE([.A62];&quot;&amp;&quot;;[.B62];&quot;&amp;&quot;;IF([.E62]=1;CONCATENATE(&quot;\h{&quot;;[.C62];&quot;}&quot;);[.C62]);&quot;&amp;&quot;;[.H62];&quot;&amp;&quot;;IF([.J62]=0;CONCATENATE(&quot;\uu{&quot;;[.I62];&quot;}&quot;);[.I62]);&quot;&amp;&quot;;IF([.L62]=[.P62];CONCATENATE(&quot;\h{&quot;;[.L62];&quot;}&quot;);[.L62]);&quot;&amp;&quot;;IF([.M62]=[.P62];CONCATENATE(&quot;\h{&quot;;[.M62];&quot;}&quot;);[.M62]);&quot;&amp;&quot;;IF([.N62]=[.P62];CONCATENATE(&quot;\h{&quot;;[.N62];&quot;}&quot;);[.N62]);&quot;&amp;&quot;;IF([.O62]=[.P62];CONCATENATE(&quot;\h{&quot;;[.O62];&quot;}&quot;);[.O62]);&quot;\\\hline&quot;)" office:value-type="string" office:string-value="r4-15-30-5&amp;32,12&amp;-1,8&amp;-1&amp;\uu{-1}&amp;\h{-1}&amp;\h{-1}&amp;\h{-1}&amp;\h{-1}\\\hline" calcext:value-type="string">
            <text:p>r4-15-30-5&amp;32,12&amp;-1,8&amp;-1&amp;\uu{-1}&amp;\h{-1}&amp;\h{-1}&amp;\h{-1}&amp;\h{-1}\\\hline</text:p>
          </table:table-cell>
          <table:table-cell table:number-columns-repeated="8"/>
        </table:table-row>
        <table:table-row table:style-name="ro2">
          <table:table-cell table:formula="of:=[$ra.AA62]" office:value-type="string" office:string-value="r4-20-40-1" calcext:value-type="string">
            <text:p>r4-20-40-1</text:p>
          </table:table-cell>
          <table:table-cell table:formula="of:=ROUND([$ra.AB62];2)" office:value-type="float" office:value="28.57" calcext:value-type="float">
            <text:p>28,57</text:p>
          </table:table-cell>
          <table:table-cell table:style-name="ce12" table:formula="of:=ROUND([$ra.AC62];1)" office:value-type="float" office:value="-4.2" calcext:value-type="float">
            <text:p>-4,2</text:p>
          </table:table-cell>
          <table:table-cell table:style-name="ce12" table:formula="of:=IF([ra.S62]=5;&quot;*&quot;;[ra.I62])" office:value-type="float" office:value="0.018446" calcext:value-type="float">
            <text:p>0,0</text:p>
          </table:table-cell>
          <table:table-cell table:style-name="ce12" table:formula="of:=IF([ra.S62]=11;1;&quot;&quot;)">
            <text:p/>
          </table:table-cell>
          <table:table-cell table:style-name="ce34" table:formula="of:=IFERROR(IF([.I63]=0;ABS(CEILING([.C63]));ABS(([.I63]-CEILING([.C63]))/[.I63]));&quot;*&quot;)" office:value-type="float" office:value="0.333333333333333" calcext:value-type="float">
            <text:p>0,33</text:p>
          </table:table-cell>
          <table:table-cell table:style-name="ce34" table:formula="of:=IFERROR([.I63]-CEILING([.C63]);&quot;*&quot;)" office:value-type="float" office:value="1" calcext:value-type="float">
            <text:p>1,00</text:p>
          </table:table-cell>
          <table:table-cell table:style-name="ce14" table:formula="of:=ROUND([exact.J62];1)" office:value-type="float" office:value="-3" calcext:value-type="float">
            <text:p>-3,0</text:p>
          </table:table-cell>
          <table:table-cell table:style-name="ce16" table:formula="of:=[exact.K62]" office:value-type="float" office:value="-3" calcext:value-type="float">
            <text:p>-3</text:p>
          </table:table-cell>
          <table:table-cell table:style-name="ce14" table:formula="of:=IF([exact.L62]&lt;1000000;100*[exact.L62];&quot;*&quot;)" office:value-type="float" office:value="0" calcext:value-type="float">
            <text:p>0,0</text:p>
          </table:table-cell>
          <table:table-cell table:style-name="ce14" table:formula="of:=IF([exact.S62]=5;&quot;*&quot;;[exact.I62])" office:value-type="float" office:value="0.32337" calcext:value-type="float">
            <text:p>0,3</text:p>
          </table:table-cell>
          <table:table-cell table:style-name="ce18" table:formula="of:=[$ra.AE62]" office:value-type="float" office:value="-3" calcext:value-type="float">
            <text:p>-3</text:p>
          </table:table-cell>
          <table:table-cell table:style-name="ce18" table:formula="of:=[$'bcpa-t600'.AE62]" office:value-type="float" office:value="-3" calcext:value-type="float">
            <text:p>-3</text:p>
          </table:table-cell>
          <table:table-cell table:style-name="ce18" table:formula="of:=[$'blpl-t300'.AE62]" office:value-type="float" office:value="-3" calcext:value-type="float">
            <text:p>-3</text:p>
          </table:table-cell>
          <table:table-cell table:style-name="ce18" table:formula="of:=[$'sbpl-t300'.AE62]" office:value-type="float" office:value="-3" calcext:value-type="float">
            <text:p>-3</text:p>
          </table:table-cell>
          <table:table-cell table:formula="of:=MIN([.L63:.O63])" office:value-type="float" office:value="-3" calcext:value-type="float">
            <text:p>-3</text:p>
          </table:table-cell>
          <table:table-cell table:formula="of:=ABS([.L63]-CEILING([.$C63]))" office:value-type="float" office:value="1" calcext:value-type="float">
            <text:p>1</text:p>
          </table:table-cell>
          <table:table-cell table:formula="of:=IFERROR(ABS([.M63]-CEILING([.$C63]));&quot;-&quot;)" office:value-type="float" office:value="1" calcext:value-type="float">
            <text:p>1</text:p>
          </table:table-cell>
          <table:table-cell table:formula="of:=ABS([.N63]-CEILING([.$C63]))" office:value-type="float" office:value="1" calcext:value-type="float">
            <text:p>1</text:p>
          </table:table-cell>
          <table:table-cell table:formula="of:=ABS([.O63]-CEILING([.$C63]))" office:value-type="float" office:value="1" calcext:value-type="float">
            <text:p>1</text:p>
          </table:table-cell>
          <table:table-cell table:style-name="ce14" table:formula="of:=IFERROR(ABS(([.L63]-CEILING([.$C63]))/CEILING([.$C63]));IF([.Q63]&lt;&gt;&quot;*&quot;;[.Q63];&quot;*&quot;))" office:value-type="float" office:value="0.25" calcext:value-type="float">
            <text:p>0,3</text:p>
          </table:table-cell>
          <table:table-cell table:style-name="ce14" table:formula="of:=IFERROR(ABS(([.M63]-CEILING([.$C63]))/CEILING([.$C63]));IF([.R63]&lt;&gt;&quot;*&quot;;[.R63];&quot;*&quot;))" office:value-type="float" office:value="0.25" calcext:value-type="float">
            <text:p>0,3</text:p>
          </table:table-cell>
          <table:table-cell table:style-name="ce14" table:formula="of:=IFERROR(ABS(([.N63]-CEILING([.$C63]))/CEILING([.$C63]));IF([.S63]&lt;&gt;&quot;*&quot;;[.S63];&quot;*&quot;))" office:value-type="float" office:value="0.25" calcext:value-type="float">
            <text:p>0,3</text:p>
          </table:table-cell>
          <table:table-cell table:style-name="ce14" table:formula="of:=IFERROR(ABS(([.O63]-CEILING([.$C63]))/CEILING([.$C63]));IF([.T63]&lt;&gt;&quot;*&quot;;[.T63];&quot;*&quot;))" office:value-type="float" office:value="0.25" calcext:value-type="float">
            <text:p>0,3</text:p>
          </table:table-cell>
          <table:table-cell table:formula="of:=IF([.L63]=[.$P63];1;&quot;&quot;)" office:value-type="float" office:value="1" calcext:value-type="float">
            <text:p>1</text:p>
          </table:table-cell>
          <table:table-cell table:formula="of:=IF([.M63]=[.$P63];1;&quot;&quot;)" office:value-type="float" office:value="1" calcext:value-type="float">
            <text:p>1</text:p>
          </table:table-cell>
          <table:table-cell table:formula="of:=IF([.N63]=[.$P63];1;&quot;&quot;)" office:value-type="float" office:value="1" calcext:value-type="float">
            <text:p>1</text:p>
          </table:table-cell>
          <table:table-cell table:formula="of:=IF([.O63]=[.$P63];1;&quot;&quot;)" office:value-type="float" office:value="1" calcext:value-type="float">
            <text:p>1</text:p>
          </table:table-cell>
          <table:table-cell table:number-columns-repeated="8"/>
          <table:table-cell table:formula="of:=CONCATENATE([.A63];&quot;&amp;&quot;;[.B63];&quot;&amp;&quot;;IF([.E63]=1;CONCATENATE(&quot;\h{&quot;;[.C63];&quot;}&quot;);[.C63]);&quot;&amp;&quot;;[.H63];&quot;&amp;&quot;;IF([.J63]=0;CONCATENATE(&quot;\uu{&quot;;[.I63];&quot;}&quot;);[.I63]);&quot;&amp;&quot;;IF([.L63]=[.P63];CONCATENATE(&quot;\h{&quot;;[.L63];&quot;}&quot;);[.L63]);&quot;&amp;&quot;;IF([.M63]=[.P63];CONCATENATE(&quot;\h{&quot;;[.M63];&quot;}&quot;);[.M63]);&quot;&amp;&quot;;IF([.N63]=[.P63];CONCATENATE(&quot;\h{&quot;;[.N63];&quot;}&quot;);[.N63]);&quot;&amp;&quot;;IF([.O63]=[.P63];CONCATENATE(&quot;\h{&quot;;[.O63];&quot;}&quot;);[.O63]);&quot;\\\hline&quot;)" office:value-type="string" office:string-value="r4-20-40-1&amp;28,57&amp;-4,2&amp;-3&amp;\uu{-3}&amp;\h{-3}&amp;\h{-3}&amp;\h{-3}&amp;\h{-3}\\\hline" calcext:value-type="string">
            <text:p>r4-20-40-1&amp;28,57&amp;-4,2&amp;-3&amp;\uu{-3}&amp;\h{-3}&amp;\h{-3}&amp;\h{-3}&amp;\h{-3}\\\hline</text:p>
          </table:table-cell>
          <table:table-cell table:number-columns-repeated="8"/>
        </table:table-row>
        <table:table-row table:style-name="ro2">
          <table:table-cell table:formula="of:=[$ra.AA63]" office:value-type="string" office:string-value="r4-20-40-2" calcext:value-type="string">
            <text:p>r4-20-40-2</text:p>
          </table:table-cell>
          <table:table-cell table:formula="of:=ROUND([$ra.AB63];2)" office:value-type="float" office:value="32.97" calcext:value-type="float">
            <text:p>32,97</text:p>
          </table:table-cell>
          <table:table-cell table:style-name="ce12" table:formula="of:=ROUND([$ra.AC63];1)" office:value-type="float" office:value="-3.4" calcext:value-type="float">
            <text:p>-3,4</text:p>
          </table:table-cell>
          <table:table-cell table:style-name="ce12" table:formula="of:=IF([ra.S63]=5;&quot;*&quot;;[ra.I63])" office:value-type="float" office:value="0.019462" calcext:value-type="float">
            <text:p>0,0</text:p>
          </table:table-cell>
          <table:table-cell table:style-name="ce12" table:formula="of:=IF([ra.S63]=11;1;&quot;&quot;)">
            <text:p/>
          </table:table-cell>
          <table:table-cell table:style-name="ce34" table:formula="of:=IFERROR(IF([.I64]=0;ABS(CEILING([.C64]));ABS(([.I64]-CEILING([.C64]))/[.I64]));&quot;*&quot;)" office:value-type="float" office:value="0.5" calcext:value-type="float">
            <text:p>0,50</text:p>
          </table:table-cell>
          <table:table-cell table:style-name="ce34" table:formula="of:=IFERROR([.I64]-CEILING([.C64]);&quot;*&quot;)" office:value-type="float" office:value="1" calcext:value-type="float">
            <text:p>1,00</text:p>
          </table:table-cell>
          <table:table-cell table:style-name="ce14" table:formula="of:=ROUND([exact.J63];1)" office:value-type="float" office:value="-2" calcext:value-type="float">
            <text:p>-2,0</text:p>
          </table:table-cell>
          <table:table-cell table:style-name="ce16" table:formula="of:=[exact.K63]" office:value-type="float" office:value="-2" calcext:value-type="float">
            <text:p>-2</text:p>
          </table:table-cell>
          <table:table-cell table:style-name="ce14" table:formula="of:=IF([exact.L63]&lt;1000000;100*[exact.L63];&quot;*&quot;)" office:value-type="float" office:value="0" calcext:value-type="float">
            <text:p>0,0</text:p>
          </table:table-cell>
          <table:table-cell table:style-name="ce14" table:formula="of:=IF([exact.S63]=5;&quot;*&quot;;[exact.I63])" office:value-type="float" office:value="0.907575" calcext:value-type="float">
            <text:p>0,9</text:p>
          </table:table-cell>
          <table:table-cell table:style-name="ce18" table:formula="of:=[$ra.AE63]" office:value-type="float" office:value="1" calcext:value-type="float">
            <text:p>1</text:p>
          </table:table-cell>
          <table:table-cell table:style-name="ce18" table:formula="of:=[$'bcpa-t600'.AE63]" office:value-type="float" office:value="-2" calcext:value-type="float">
            <text:p>-2</text:p>
          </table:table-cell>
          <table:table-cell table:style-name="ce18" table:formula="of:=[$'blpl-t300'.AE63]" office:value-type="float" office:value="-1" calcext:value-type="float">
            <text:p>-1</text:p>
          </table:table-cell>
          <table:table-cell table:style-name="ce18" table:formula="of:=[$'sbpl-t300'.AE63]" office:value-type="float" office:value="-1" calcext:value-type="float">
            <text:p>-1</text:p>
          </table:table-cell>
          <table:table-cell table:formula="of:=MIN([.L64:.O64])" office:value-type="float" office:value="-2" calcext:value-type="float">
            <text:p>-2</text:p>
          </table:table-cell>
          <table:table-cell table:formula="of:=ABS([.L64]-CEILING([.$C64]))" office:value-type="float" office:value="4" calcext:value-type="float">
            <text:p>4</text:p>
          </table:table-cell>
          <table:table-cell table:formula="of:=IFERROR(ABS([.M64]-CEILING([.$C64]));&quot;-&quot;)" office:value-type="float" office:value="1" calcext:value-type="float">
            <text:p>1</text:p>
          </table:table-cell>
          <table:table-cell table:formula="of:=ABS([.N64]-CEILING([.$C64]))" office:value-type="float" office:value="2" calcext:value-type="float">
            <text:p>2</text:p>
          </table:table-cell>
          <table:table-cell table:formula="of:=ABS([.O64]-CEILING([.$C64]))" office:value-type="float" office:value="2" calcext:value-type="float">
            <text:p>2</text:p>
          </table:table-cell>
          <table:table-cell table:style-name="ce14" table:formula="of:=IFERROR(ABS(([.L64]-CEILING([.$C64]))/CEILING([.$C64]));IF([.Q64]&lt;&gt;&quot;*&quot;;[.Q64];&quot;*&quot;))" office:value-type="float" office:value="1.33333333333333" calcext:value-type="float">
            <text:p>1,3</text:p>
          </table:table-cell>
          <table:table-cell table:style-name="ce14" table:formula="of:=IFERROR(ABS(([.M64]-CEILING([.$C64]))/CEILING([.$C64]));IF([.R64]&lt;&gt;&quot;*&quot;;[.R64];&quot;*&quot;))" office:value-type="float" office:value="0.333333333333333" calcext:value-type="float">
            <text:p>0,3</text:p>
          </table:table-cell>
          <table:table-cell table:style-name="ce14" table:formula="of:=IFERROR(ABS(([.N64]-CEILING([.$C64]))/CEILING([.$C64]));IF([.S64]&lt;&gt;&quot;*&quot;;[.S64];&quot;*&quot;))" office:value-type="float" office:value="0.666666666666667" calcext:value-type="float">
            <text:p>0,7</text:p>
          </table:table-cell>
          <table:table-cell table:style-name="ce14" table:formula="of:=IFERROR(ABS(([.O64]-CEILING([.$C64]))/CEILING([.$C64]));IF([.T64]&lt;&gt;&quot;*&quot;;[.T64];&quot;*&quot;))" office:value-type="float" office:value="0.666666666666667" calcext:value-type="float">
            <text:p>0,7</text:p>
          </table:table-cell>
          <table:table-cell table:formula="of:=IF([.L64]=[.$P64];1;&quot;&quot;)">
            <text:p/>
          </table:table-cell>
          <table:table-cell table:formula="of:=IF([.M64]=[.$P64];1;&quot;&quot;)" office:value-type="float" office:value="1" calcext:value-type="float">
            <text:p>1</text:p>
          </table:table-cell>
          <table:table-cell table:formula="of:=IF([.N64]=[.$P64];1;&quot;&quot;)">
            <text:p/>
          </table:table-cell>
          <table:table-cell table:formula="of:=IF([.O64]=[.$P64];1;&quot;&quot;)">
            <text:p/>
          </table:table-cell>
          <table:table-cell table:number-columns-repeated="8"/>
          <table:table-cell table:formula="of:=CONCATENATE([.A64];&quot;&amp;&quot;;[.B64];&quot;&amp;&quot;;IF([.E64]=1;CONCATENATE(&quot;\h{&quot;;[.C64];&quot;}&quot;);[.C64]);&quot;&amp;&quot;;[.H64];&quot;&amp;&quot;;IF([.J64]=0;CONCATENATE(&quot;\uu{&quot;;[.I64];&quot;}&quot;);[.I64]);&quot;&amp;&quot;;IF([.L64]=[.P64];CONCATENATE(&quot;\h{&quot;;[.L64];&quot;}&quot;);[.L64]);&quot;&amp;&quot;;IF([.M64]=[.P64];CONCATENATE(&quot;\h{&quot;;[.M64];&quot;}&quot;);[.M64]);&quot;&amp;&quot;;IF([.N64]=[.P64];CONCATENATE(&quot;\h{&quot;;[.N64];&quot;}&quot;);[.N64]);&quot;&amp;&quot;;IF([.O64]=[.P64];CONCATENATE(&quot;\h{&quot;;[.O64];&quot;}&quot;);[.O64]);&quot;\\\hline&quot;)" office:value-type="string" office:string-value="r4-20-40-2&amp;32,97&amp;-3,4&amp;-2&amp;\uu{-2}&amp;1&amp;\h{-2}&amp;-1&amp;-1\\\hline" calcext:value-type="string">
            <text:p>r4-20-40-2&amp;32,97&amp;-3,4&amp;-2&amp;\uu{-2}&amp;1&amp;\h{-2}&amp;-1&amp;-1\\\hline</text:p>
          </table:table-cell>
          <table:table-cell table:number-columns-repeated="8"/>
        </table:table-row>
        <table:table-row table:style-name="ro2">
          <table:table-cell table:formula="of:=[$ra.AA64]" office:value-type="string" office:string-value="r4-20-40-3" calcext:value-type="string">
            <text:p>r4-20-40-3</text:p>
          </table:table-cell>
          <table:table-cell table:formula="of:=ROUND([$ra.AB64];2)" office:value-type="float" office:value="31.32" calcext:value-type="float">
            <text:p>31,32</text:p>
          </table:table-cell>
          <table:table-cell table:style-name="ce12" table:formula="of:=ROUND([$ra.AC64];1)" office:value-type="float" office:value="-2.9" calcext:value-type="float">
            <text:p>-2,9</text:p>
          </table:table-cell>
          <table:table-cell table:style-name="ce12" table:formula="of:=IF([ra.S64]=5;&quot;*&quot;;[ra.I64])" office:value-type="float" office:value="0.02706" calcext:value-type="float">
            <text:p>0,0</text:p>
          </table:table-cell>
          <table:table-cell table:style-name="ce12" table:formula="of:=IF([ra.S64]=11;1;&quot;&quot;)">
            <text:p/>
          </table:table-cell>
          <table:table-cell table:style-name="ce34" table:formula="of:=IFERROR(IF([.I65]=0;ABS(CEILING([.C65]));ABS(([.I65]-CEILING([.C65]))/[.I65]));&quot;*&quot;)" office:value-type="float" office:value="0" calcext:value-type="float">
            <text:p>0,00</text:p>
          </table:table-cell>
          <table:table-cell table:style-name="ce34" table:formula="of:=IFERROR([.I65]-CEILING([.C65]);&quot;*&quot;)" office:value-type="float" office:value="0" calcext:value-type="float">
            <text:p>0,00</text:p>
          </table:table-cell>
          <table:table-cell table:style-name="ce14" table:formula="of:=ROUND([exact.J64];1)" office:value-type="float" office:value="-2" calcext:value-type="float">
            <text:p>-2,0</text:p>
          </table:table-cell>
          <table:table-cell table:style-name="ce16" table:formula="of:=[exact.K64]" office:value-type="float" office:value="-2" calcext:value-type="float">
            <text:p>-2</text:p>
          </table:table-cell>
          <table:table-cell table:style-name="ce14" table:formula="of:=IF([exact.L64]&lt;1000000;100*[exact.L64];&quot;*&quot;)" office:value-type="float" office:value="0" calcext:value-type="float">
            <text:p>0,0</text:p>
          </table:table-cell>
          <table:table-cell table:style-name="ce14" table:formula="of:=IF([exact.S64]=5;&quot;*&quot;;[exact.I64])" office:value-type="float" office:value="0.154331" calcext:value-type="float">
            <text:p>0,2</text:p>
          </table:table-cell>
          <table:table-cell table:style-name="ce18" table:formula="of:=[$ra.AE64]" office:value-type="float" office:value="-1" calcext:value-type="float">
            <text:p>-1</text:p>
          </table:table-cell>
          <table:table-cell table:style-name="ce18" table:formula="of:=[$'bcpa-t600'.AE64]" office:value-type="float" office:value="-2" calcext:value-type="float">
            <text:p>-2</text:p>
          </table:table-cell>
          <table:table-cell table:style-name="ce18" table:formula="of:=[$'blpl-t300'.AE64]" office:value-type="float" office:value="-1" calcext:value-type="float">
            <text:p>-1</text:p>
          </table:table-cell>
          <table:table-cell table:style-name="ce18" table:formula="of:=[$'sbpl-t300'.AE64]" office:value-type="float" office:value="-1" calcext:value-type="float">
            <text:p>-1</text:p>
          </table:table-cell>
          <table:table-cell table:formula="of:=MIN([.L65:.O65])" office:value-type="float" office:value="-2" calcext:value-type="float">
            <text:p>-2</text:p>
          </table:table-cell>
          <table:table-cell table:formula="of:=ABS([.L65]-CEILING([.$C65]))" office:value-type="float" office:value="1" calcext:value-type="float">
            <text:p>1</text:p>
          </table:table-cell>
          <table:table-cell table:formula="of:=IFERROR(ABS([.M65]-CEILING([.$C65]));&quot;-&quot;)" office:value-type="float" office:value="0" calcext:value-type="float">
            <text:p>0</text:p>
          </table:table-cell>
          <table:table-cell table:formula="of:=ABS([.N65]-CEILING([.$C65]))" office:value-type="float" office:value="1" calcext:value-type="float">
            <text:p>1</text:p>
          </table:table-cell>
          <table:table-cell table:formula="of:=ABS([.O65]-CEILING([.$C65]))" office:value-type="float" office:value="1" calcext:value-type="float">
            <text:p>1</text:p>
          </table:table-cell>
          <table:table-cell table:style-name="ce14" table:formula="of:=IFERROR(ABS(([.L65]-CEILING([.$C65]))/CEILING([.$C65]));IF([.Q65]&lt;&gt;&quot;*&quot;;[.Q65];&quot;*&quot;))" office:value-type="float" office:value="0.5" calcext:value-type="float">
            <text:p>0,5</text:p>
          </table:table-cell>
          <table:table-cell table:style-name="ce14" table:formula="of:=IFERROR(ABS(([.M65]-CEILING([.$C65]))/CEILING([.$C65]));IF([.R65]&lt;&gt;&quot;*&quot;;[.R65];&quot;*&quot;))" office:value-type="float" office:value="0" calcext:value-type="float">
            <text:p>0,0</text:p>
          </table:table-cell>
          <table:table-cell table:style-name="ce14" table:formula="of:=IFERROR(ABS(([.N65]-CEILING([.$C65]))/CEILING([.$C65]));IF([.S65]&lt;&gt;&quot;*&quot;;[.S65];&quot;*&quot;))" office:value-type="float" office:value="0.5" calcext:value-type="float">
            <text:p>0,5</text:p>
          </table:table-cell>
          <table:table-cell table:style-name="ce14" table:formula="of:=IFERROR(ABS(([.O65]-CEILING([.$C65]))/CEILING([.$C65]));IF([.T65]&lt;&gt;&quot;*&quot;;[.T65];&quot;*&quot;))" office:value-type="float" office:value="0.5" calcext:value-type="float">
            <text:p>0,5</text:p>
          </table:table-cell>
          <table:table-cell table:formula="of:=IF([.L65]=[.$P65];1;&quot;&quot;)">
            <text:p/>
          </table:table-cell>
          <table:table-cell table:formula="of:=IF([.M65]=[.$P65];1;&quot;&quot;)" office:value-type="float" office:value="1" calcext:value-type="float">
            <text:p>1</text:p>
          </table:table-cell>
          <table:table-cell table:formula="of:=IF([.N65]=[.$P65];1;&quot;&quot;)">
            <text:p/>
          </table:table-cell>
          <table:table-cell table:formula="of:=IF([.O65]=[.$P65];1;&quot;&quot;)">
            <text:p/>
          </table:table-cell>
          <table:table-cell table:number-columns-repeated="8"/>
          <table:table-cell table:formula="of:=CONCATENATE([.A65];&quot;&amp;&quot;;[.B65];&quot;&amp;&quot;;IF([.E65]=1;CONCATENATE(&quot;\h{&quot;;[.C65];&quot;}&quot;);[.C65]);&quot;&amp;&quot;;[.H65];&quot;&amp;&quot;;IF([.J65]=0;CONCATENATE(&quot;\uu{&quot;;[.I65];&quot;}&quot;);[.I65]);&quot;&amp;&quot;;IF([.L65]=[.P65];CONCATENATE(&quot;\h{&quot;;[.L65];&quot;}&quot;);[.L65]);&quot;&amp;&quot;;IF([.M65]=[.P65];CONCATENATE(&quot;\h{&quot;;[.M65];&quot;}&quot;);[.M65]);&quot;&amp;&quot;;IF([.N65]=[.P65];CONCATENATE(&quot;\h{&quot;;[.N65];&quot;}&quot;);[.N65]);&quot;&amp;&quot;;IF([.O65]=[.P65];CONCATENATE(&quot;\h{&quot;;[.O65];&quot;}&quot;);[.O65]);&quot;\\\hline&quot;)" office:value-type="string" office:string-value="r4-20-40-3&amp;31,32&amp;-2,9&amp;-2&amp;\uu{-2}&amp;-1&amp;\h{-2}&amp;-1&amp;-1\\\hline" calcext:value-type="string">
            <text:p>r4-20-40-3&amp;31,32&amp;-2,9&amp;-2&amp;\uu{-2}&amp;-1&amp;\h{-2}&amp;-1&amp;-1\\\hline</text:p>
          </table:table-cell>
          <table:table-cell table:number-columns-repeated="8"/>
        </table:table-row>
        <table:table-row table:style-name="ro2">
          <table:table-cell table:formula="of:=[$ra.AA65]" office:value-type="string" office:string-value="r4-20-40-4" calcext:value-type="string">
            <text:p>r4-20-40-4</text:p>
          </table:table-cell>
          <table:table-cell table:formula="of:=ROUND([$ra.AB65];2)" office:value-type="float" office:value="35.16" calcext:value-type="float">
            <text:p>35,16</text:p>
          </table:table-cell>
          <table:table-cell table:style-name="ce12" table:formula="of:=ROUND([$ra.AC65];1)" office:value-type="float" office:value="-2.6" calcext:value-type="float">
            <text:p>-2,6</text:p>
          </table:table-cell>
          <table:table-cell table:style-name="ce12" table:formula="of:=IF([ra.S65]=5;&quot;*&quot;;[ra.I65])" office:value-type="float" office:value="0.018944" calcext:value-type="float">
            <text:p>0,0</text:p>
          </table:table-cell>
          <table:table-cell table:style-name="ce12" table:formula="of:=IF([ra.S65]=11;1;&quot;&quot;)">
            <text:p/>
          </table:table-cell>
          <table:table-cell table:style-name="ce34" table:formula="of:=IFERROR(IF([.I66]=0;ABS(CEILING([.C66]));ABS(([.I66]-CEILING([.C66]))/[.I66]));&quot;*&quot;)" office:value-type="float" office:value="0" calcext:value-type="float">
            <text:p>0,00</text:p>
          </table:table-cell>
          <table:table-cell table:style-name="ce34" table:formula="of:=IFERROR([.I66]-CEILING([.C66]);&quot;*&quot;)" office:value-type="float" office:value="0" calcext:value-type="float">
            <text:p>0,00</text:p>
          </table:table-cell>
          <table:table-cell table:style-name="ce14" table:formula="of:=ROUND([exact.J65];1)" office:value-type="float" office:value="-2" calcext:value-type="float">
            <text:p>-2,0</text:p>
          </table:table-cell>
          <table:table-cell table:style-name="ce16" table:formula="of:=[exact.K65]" office:value-type="float" office:value="-2" calcext:value-type="float">
            <text:p>-2</text:p>
          </table:table-cell>
          <table:table-cell table:style-name="ce14" table:formula="of:=IF([exact.L65]&lt;1000000;100*[exact.L65];&quot;*&quot;)" office:value-type="float" office:value="0" calcext:value-type="float">
            <text:p>0,0</text:p>
          </table:table-cell>
          <table:table-cell table:style-name="ce14" table:formula="of:=IF([exact.S65]=5;&quot;*&quot;;[exact.I65])" office:value-type="float" office:value="0.277321" calcext:value-type="float">
            <text:p>0,3</text:p>
          </table:table-cell>
          <table:table-cell table:style-name="ce18" table:formula="of:=[$ra.AE65]" office:value-type="float" office:value="-1" calcext:value-type="float">
            <text:p>-1</text:p>
          </table:table-cell>
          <table:table-cell table:style-name="ce18" table:formula="of:=[$'bcpa-t600'.AE65]" office:value-type="float" office:value="-2" calcext:value-type="float">
            <text:p>-2</text:p>
          </table:table-cell>
          <table:table-cell table:style-name="ce18" table:formula="of:=[$'blpl-t300'.AE65]" office:value-type="float" office:value="-1" calcext:value-type="float">
            <text:p>-1</text:p>
          </table:table-cell>
          <table:table-cell table:style-name="ce18" table:formula="of:=[$'sbpl-t300'.AE65]" office:value-type="float" office:value="-1" calcext:value-type="float">
            <text:p>-1</text:p>
          </table:table-cell>
          <table:table-cell table:formula="of:=MIN([.L66:.O66])" office:value-type="float" office:value="-2" calcext:value-type="float">
            <text:p>-2</text:p>
          </table:table-cell>
          <table:table-cell table:formula="of:=ABS([.L66]-CEILING([.$C66]))" office:value-type="float" office:value="1" calcext:value-type="float">
            <text:p>1</text:p>
          </table:table-cell>
          <table:table-cell table:formula="of:=IFERROR(ABS([.M66]-CEILING([.$C66]));&quot;-&quot;)" office:value-type="float" office:value="0" calcext:value-type="float">
            <text:p>0</text:p>
          </table:table-cell>
          <table:table-cell table:formula="of:=ABS([.N66]-CEILING([.$C66]))" office:value-type="float" office:value="1" calcext:value-type="float">
            <text:p>1</text:p>
          </table:table-cell>
          <table:table-cell table:formula="of:=ABS([.O66]-CEILING([.$C66]))" office:value-type="float" office:value="1" calcext:value-type="float">
            <text:p>1</text:p>
          </table:table-cell>
          <table:table-cell table:style-name="ce14" table:formula="of:=IFERROR(ABS(([.L66]-CEILING([.$C66]))/CEILING([.$C66]));IF([.Q66]&lt;&gt;&quot;*&quot;;[.Q66];&quot;*&quot;))" office:value-type="float" office:value="0.5" calcext:value-type="float">
            <text:p>0,5</text:p>
          </table:table-cell>
          <table:table-cell table:style-name="ce14" table:formula="of:=IFERROR(ABS(([.M66]-CEILING([.$C66]))/CEILING([.$C66]));IF([.R66]&lt;&gt;&quot;*&quot;;[.R66];&quot;*&quot;))" office:value-type="float" office:value="0" calcext:value-type="float">
            <text:p>0,0</text:p>
          </table:table-cell>
          <table:table-cell table:style-name="ce14" table:formula="of:=IFERROR(ABS(([.N66]-CEILING([.$C66]))/CEILING([.$C66]));IF([.S66]&lt;&gt;&quot;*&quot;;[.S66];&quot;*&quot;))" office:value-type="float" office:value="0.5" calcext:value-type="float">
            <text:p>0,5</text:p>
          </table:table-cell>
          <table:table-cell table:style-name="ce14" table:formula="of:=IFERROR(ABS(([.O66]-CEILING([.$C66]))/CEILING([.$C66]));IF([.T66]&lt;&gt;&quot;*&quot;;[.T66];&quot;*&quot;))" office:value-type="float" office:value="0.5" calcext:value-type="float">
            <text:p>0,5</text:p>
          </table:table-cell>
          <table:table-cell table:formula="of:=IF([.L66]=[.$P66];1;&quot;&quot;)">
            <text:p/>
          </table:table-cell>
          <table:table-cell table:formula="of:=IF([.M66]=[.$P66];1;&quot;&quot;)" office:value-type="float" office:value="1" calcext:value-type="float">
            <text:p>1</text:p>
          </table:table-cell>
          <table:table-cell table:formula="of:=IF([.N66]=[.$P66];1;&quot;&quot;)">
            <text:p/>
          </table:table-cell>
          <table:table-cell table:formula="of:=IF([.O66]=[.$P66];1;&quot;&quot;)">
            <text:p/>
          </table:table-cell>
          <table:table-cell table:number-columns-repeated="8"/>
          <table:table-cell table:formula="of:=CONCATENATE([.A66];&quot;&amp;&quot;;[.B66];&quot;&amp;&quot;;IF([.E66]=1;CONCATENATE(&quot;\h{&quot;;[.C66];&quot;}&quot;);[.C66]);&quot;&amp;&quot;;[.H66];&quot;&amp;&quot;;IF([.J66]=0;CONCATENATE(&quot;\uu{&quot;;[.I66];&quot;}&quot;);[.I66]);&quot;&amp;&quot;;IF([.L66]=[.P66];CONCATENATE(&quot;\h{&quot;;[.L66];&quot;}&quot;);[.L66]);&quot;&amp;&quot;;IF([.M66]=[.P66];CONCATENATE(&quot;\h{&quot;;[.M66];&quot;}&quot;);[.M66]);&quot;&amp;&quot;;IF([.N66]=[.P66];CONCATENATE(&quot;\h{&quot;;[.N66];&quot;}&quot;);[.N66]);&quot;&amp;&quot;;IF([.O66]=[.P66];CONCATENATE(&quot;\h{&quot;;[.O66];&quot;}&quot;);[.O66]);&quot;\\\hline&quot;)" office:value-type="string" office:string-value="r4-20-40-4&amp;35,16&amp;-2,6&amp;-2&amp;\uu{-2}&amp;-1&amp;\h{-2}&amp;-1&amp;-1\\\hline" calcext:value-type="string">
            <text:p>r4-20-40-4&amp;35,16&amp;-2,6&amp;-2&amp;\uu{-2}&amp;-1&amp;\h{-2}&amp;-1&amp;-1\\\hline</text:p>
          </table:table-cell>
          <table:table-cell table:number-columns-repeated="8"/>
        </table:table-row>
        <table:table-row table:style-name="ro2">
          <table:table-cell table:formula="of:=[$ra.AA66]" office:value-type="string" office:string-value="r4-20-40-5" calcext:value-type="string">
            <text:p>r4-20-40-5</text:p>
          </table:table-cell>
          <table:table-cell table:formula="of:=ROUND([$ra.AB66];2)" office:value-type="float" office:value="32.42" calcext:value-type="float">
            <text:p>32,42</text:p>
          </table:table-cell>
          <table:table-cell table:style-name="ce12" table:formula="of:=ROUND([$ra.AC66];1)" office:value-type="float" office:value="-2" calcext:value-type="float">
            <text:p>-2,0</text:p>
          </table:table-cell>
          <table:table-cell table:style-name="ce12" table:formula="of:=IF([ra.S66]=5;&quot;*&quot;;[ra.I66])" office:value-type="float" office:value="0.018493" calcext:value-type="float">
            <text:p>0,0</text:p>
          </table:table-cell>
          <table:table-cell table:style-name="ce12" table:formula="of:=IF([ra.S66]=11;1;&quot;&quot;)">
            <text:p/>
          </table:table-cell>
          <table:table-cell table:style-name="ce34" table:formula="of:=IFERROR(IF([.I67]=0;ABS(CEILING([.C67]));ABS(([.I67]-CEILING([.C67]))/[.I67]));&quot;*&quot;)" office:value-type="float" office:value="1" calcext:value-type="float">
            <text:p>1,00</text:p>
          </table:table-cell>
          <table:table-cell table:style-name="ce34" table:formula="of:=IFERROR([.I67]-CEILING([.C67]);&quot;*&quot;)" office:value-type="float" office:value="1" calcext:value-type="float">
            <text:p>1,00</text:p>
          </table:table-cell>
          <table:table-cell table:style-name="ce14" table:formula="of:=ROUND([exact.J66];1)" office:value-type="float" office:value="-1" calcext:value-type="float">
            <text:p>-1,0</text:p>
          </table:table-cell>
          <table:table-cell table:style-name="ce16" table:formula="of:=[exact.K66]" office:value-type="float" office:value="-1" calcext:value-type="float">
            <text:p>-1</text:p>
          </table:table-cell>
          <table:table-cell table:style-name="ce14" table:formula="of:=IF([exact.L66]&lt;1000000;100*[exact.L66];&quot;*&quot;)" office:value-type="float" office:value="0" calcext:value-type="float">
            <text:p>0,0</text:p>
          </table:table-cell>
          <table:table-cell table:style-name="ce14" table:formula="of:=IF([exact.S66]=5;&quot;*&quot;;[exact.I66])" office:value-type="float" office:value="0.380074" calcext:value-type="float">
            <text:p>0,4</text:p>
          </table:table-cell>
          <table:table-cell table:style-name="ce18" table:formula="of:=[$ra.AE66]" office:value-type="float" office:value="0" calcext:value-type="float">
            <text:p>0</text:p>
          </table:table-cell>
          <table:table-cell table:style-name="ce18" table:formula="of:=[$'bcpa-t600'.AE66]" office:value-type="float" office:value="-1" calcext:value-type="float">
            <text:p>-1</text:p>
          </table:table-cell>
          <table:table-cell table:style-name="ce18" table:formula="of:=[$'blpl-t300'.AE66]" office:value-type="float" office:value="0" calcext:value-type="float">
            <text:p>0</text:p>
          </table:table-cell>
          <table:table-cell table:style-name="ce18" table:formula="of:=[$'sbpl-t300'.AE66]" office:value-type="float" office:value="-1" calcext:value-type="float">
            <text:p>-1</text:p>
          </table:table-cell>
          <table:table-cell table:formula="of:=MIN([.L67:.O67])" office:value-type="float" office:value="-1" calcext:value-type="float">
            <text:p>-1</text:p>
          </table:table-cell>
          <table:table-cell table:formula="of:=ABS([.L67]-CEILING([.$C67]))" office:value-type="float" office:value="2" calcext:value-type="float">
            <text:p>2</text:p>
          </table:table-cell>
          <table:table-cell table:formula="of:=IFERROR(ABS([.M67]-CEILING([.$C67]));&quot;-&quot;)" office:value-type="float" office:value="1" calcext:value-type="float">
            <text:p>1</text:p>
          </table:table-cell>
          <table:table-cell table:formula="of:=ABS([.N67]-CEILING([.$C67]))" office:value-type="float" office:value="2" calcext:value-type="float">
            <text:p>2</text:p>
          </table:table-cell>
          <table:table-cell table:formula="of:=ABS([.O67]-CEILING([.$C67]))" office:value-type="float" office:value="1" calcext:value-type="float">
            <text:p>1</text:p>
          </table:table-cell>
          <table:table-cell table:style-name="ce14" table:formula="of:=IFERROR(ABS(([.L67]-CEILING([.$C67]))/CEILING([.$C67]));IF([.Q67]&lt;&gt;&quot;*&quot;;[.Q67];&quot;*&quot;))" office:value-type="float" office:value="1" calcext:value-type="float">
            <text:p>1,0</text:p>
          </table:table-cell>
          <table:table-cell table:style-name="ce14" table:formula="of:=IFERROR(ABS(([.M67]-CEILING([.$C67]))/CEILING([.$C67]));IF([.R67]&lt;&gt;&quot;*&quot;;[.R67];&quot;*&quot;))" office:value-type="float" office:value="0.5" calcext:value-type="float">
            <text:p>0,5</text:p>
          </table:table-cell>
          <table:table-cell table:style-name="ce14" table:formula="of:=IFERROR(ABS(([.N67]-CEILING([.$C67]))/CEILING([.$C67]));IF([.S67]&lt;&gt;&quot;*&quot;;[.S67];&quot;*&quot;))" office:value-type="float" office:value="1" calcext:value-type="float">
            <text:p>1,0</text:p>
          </table:table-cell>
          <table:table-cell table:style-name="ce14" table:formula="of:=IFERROR(ABS(([.O67]-CEILING([.$C67]))/CEILING([.$C67]));IF([.T67]&lt;&gt;&quot;*&quot;;[.T67];&quot;*&quot;))" office:value-type="float" office:value="0.5" calcext:value-type="float">
            <text:p>0,5</text:p>
          </table:table-cell>
          <table:table-cell table:formula="of:=IF([.L67]=[.$P67];1;&quot;&quot;)">
            <text:p/>
          </table:table-cell>
          <table:table-cell table:formula="of:=IF([.M67]=[.$P67];1;&quot;&quot;)" office:value-type="float" office:value="1" calcext:value-type="float">
            <text:p>1</text:p>
          </table:table-cell>
          <table:table-cell table:formula="of:=IF([.N67]=[.$P67];1;&quot;&quot;)">
            <text:p/>
          </table:table-cell>
          <table:table-cell table:formula="of:=IF([.O67]=[.$P67];1;&quot;&quot;)" office:value-type="float" office:value="1" calcext:value-type="float">
            <text:p>1</text:p>
          </table:table-cell>
          <table:table-cell table:number-columns-repeated="8"/>
          <table:table-cell table:formula="of:=CONCATENATE([.A67];&quot;&amp;&quot;;[.B67];&quot;&amp;&quot;;IF([.E67]=1;CONCATENATE(&quot;\h{&quot;;[.C67];&quot;}&quot;);[.C67]);&quot;&amp;&quot;;[.H67];&quot;&amp;&quot;;IF([.J67]=0;CONCATENATE(&quot;\uu{&quot;;[.I67];&quot;}&quot;);[.I67]);&quot;&amp;&quot;;IF([.L67]=[.P67];CONCATENATE(&quot;\h{&quot;;[.L67];&quot;}&quot;);[.L67]);&quot;&amp;&quot;;IF([.M67]=[.P67];CONCATENATE(&quot;\h{&quot;;[.M67];&quot;}&quot;);[.M67]);&quot;&amp;&quot;;IF([.N67]=[.P67];CONCATENATE(&quot;\h{&quot;;[.N67];&quot;}&quot;);[.N67]);&quot;&amp;&quot;;IF([.O67]=[.P67];CONCATENATE(&quot;\h{&quot;;[.O67];&quot;}&quot;);[.O67]);&quot;\\\hline&quot;)" office:value-type="string" office:string-value="r4-20-40-5&amp;32,42&amp;-2&amp;-1&amp;\uu{-1}&amp;0&amp;\h{-1}&amp;0&amp;\h{-1}\\\hline" calcext:value-type="string">
            <text:p>r4-20-40-5&amp;32,42&amp;-2&amp;-1&amp;\uu{-1}&amp;0&amp;\h{-1}&amp;0&amp;\h{-1}\\\hline</text:p>
          </table:table-cell>
          <table:table-cell table:number-columns-repeated="8"/>
        </table:table-row>
        <table:table-row table:style-name="ro2">
          <table:table-cell table:formula="of:=[$ra.AA67]" office:value-type="string" office:string-value="r4-25-50-1" calcext:value-type="string">
            <text:p>r4-25-50-1</text:p>
          </table:table-cell>
          <table:table-cell table:formula="of:=ROUND([$ra.AB67];2)" office:value-type="float" office:value="34.36" calcext:value-type="float">
            <text:p>34,36</text:p>
          </table:table-cell>
          <table:table-cell table:style-name="ce12" table:formula="of:=ROUND([$ra.AC67];1)" office:value-type="float" office:value="-4.7" calcext:value-type="float">
            <text:p>-4,7</text:p>
          </table:table-cell>
          <table:table-cell table:style-name="ce12" table:formula="of:=IF([ra.S67]=5;&quot;*&quot;;[ra.I67])" office:value-type="float" office:value="0.029226" calcext:value-type="float">
            <text:p>0,0</text:p>
          </table:table-cell>
          <table:table-cell table:style-name="ce12" table:formula="of:=IF([ra.S67]=11;1;&quot;&quot;)">
            <text:p/>
          </table:table-cell>
          <table:table-cell table:style-name="ce34" table:formula="of:=IFERROR(IF([.I68]=0;ABS(CEILING([.C68]));ABS(([.I68]-CEILING([.C68]))/[.I68]));&quot;*&quot;)" office:value-type="float" office:value="0.333333333333333" calcext:value-type="float">
            <text:p>0,33</text:p>
          </table:table-cell>
          <table:table-cell table:style-name="ce34" table:formula="of:=IFERROR([.I68]-CEILING([.C68]);&quot;*&quot;)" office:value-type="float" office:value="1" calcext:value-type="float">
            <text:p>1,00</text:p>
          </table:table-cell>
          <table:table-cell table:style-name="ce14" table:formula="of:=ROUND([exact.J67];1)" office:value-type="float" office:value="-3" calcext:value-type="float">
            <text:p>-3,0</text:p>
          </table:table-cell>
          <table:table-cell table:style-name="ce16" table:formula="of:=[exact.K67]" office:value-type="float" office:value="-3" calcext:value-type="float">
            <text:p>-3</text:p>
          </table:table-cell>
          <table:table-cell table:style-name="ce14" table:formula="of:=IF([exact.L67]&lt;1000000;100*[exact.L67];&quot;*&quot;)" office:value-type="float" office:value="0" calcext:value-type="float">
            <text:p>0,0</text:p>
          </table:table-cell>
          <table:table-cell table:style-name="ce14" table:formula="of:=IF([exact.S67]=5;&quot;*&quot;;[exact.I67])" office:value-type="float" office:value="11.895919" calcext:value-type="float">
            <text:p>11,9</text:p>
          </table:table-cell>
          <table:table-cell table:style-name="ce18" table:formula="of:=[$ra.AE67]" office:value-type="float" office:value="0" calcext:value-type="float">
            <text:p>0</text:p>
          </table:table-cell>
          <table:table-cell table:style-name="ce18" table:formula="of:=[$'bcpa-t600'.AE67]" office:value-type="float" office:value="-3" calcext:value-type="float">
            <text:p>-3</text:p>
          </table:table-cell>
          <table:table-cell table:style-name="ce18" table:formula="of:=[$'blpl-t300'.AE67]" office:value-type="float" office:value="-2" calcext:value-type="float">
            <text:p>-2</text:p>
          </table:table-cell>
          <table:table-cell table:style-name="ce18" table:formula="of:=[$'sbpl-t300'.AE67]" office:value-type="float" office:value="-2" calcext:value-type="float">
            <text:p>-2</text:p>
          </table:table-cell>
          <table:table-cell table:formula="of:=MIN([.L68:.O68])" office:value-type="float" office:value="-3" calcext:value-type="float">
            <text:p>-3</text:p>
          </table:table-cell>
          <table:table-cell table:formula="of:=ABS([.L68]-CEILING([.$C68]))" office:value-type="float" office:value="4" calcext:value-type="float">
            <text:p>4</text:p>
          </table:table-cell>
          <table:table-cell table:formula="of:=IFERROR(ABS([.M68]-CEILING([.$C68]));&quot;-&quot;)" office:value-type="float" office:value="1" calcext:value-type="float">
            <text:p>1</text:p>
          </table:table-cell>
          <table:table-cell table:formula="of:=ABS([.N68]-CEILING([.$C68]))" office:value-type="float" office:value="2" calcext:value-type="float">
            <text:p>2</text:p>
          </table:table-cell>
          <table:table-cell table:formula="of:=ABS([.O68]-CEILING([.$C68]))" office:value-type="float" office:value="2" calcext:value-type="float">
            <text:p>2</text:p>
          </table:table-cell>
          <table:table-cell table:style-name="ce14" table:formula="of:=IFERROR(ABS(([.L68]-CEILING([.$C68]))/CEILING([.$C68]));IF([.Q68]&lt;&gt;&quot;*&quot;;[.Q68];&quot;*&quot;))" office:value-type="float" office:value="1" calcext:value-type="float">
            <text:p>1,0</text:p>
          </table:table-cell>
          <table:table-cell table:style-name="ce14" table:formula="of:=IFERROR(ABS(([.M68]-CEILING([.$C68]))/CEILING([.$C68]));IF([.R68]&lt;&gt;&quot;*&quot;;[.R68];&quot;*&quot;))" office:value-type="float" office:value="0.25" calcext:value-type="float">
            <text:p>0,3</text:p>
          </table:table-cell>
          <table:table-cell table:style-name="ce14" table:formula="of:=IFERROR(ABS(([.N68]-CEILING([.$C68]))/CEILING([.$C68]));IF([.S68]&lt;&gt;&quot;*&quot;;[.S68];&quot;*&quot;))" office:value-type="float" office:value="0.5" calcext:value-type="float">
            <text:p>0,5</text:p>
          </table:table-cell>
          <table:table-cell table:style-name="ce14" table:formula="of:=IFERROR(ABS(([.O68]-CEILING([.$C68]))/CEILING([.$C68]));IF([.T68]&lt;&gt;&quot;*&quot;;[.T68];&quot;*&quot;))" office:value-type="float" office:value="0.5" calcext:value-type="float">
            <text:p>0,5</text:p>
          </table:table-cell>
          <table:table-cell table:formula="of:=IF([.L68]=[.$P68];1;&quot;&quot;)">
            <text:p/>
          </table:table-cell>
          <table:table-cell table:formula="of:=IF([.M68]=[.$P68];1;&quot;&quot;)" office:value-type="float" office:value="1" calcext:value-type="float">
            <text:p>1</text:p>
          </table:table-cell>
          <table:table-cell table:formula="of:=IF([.N68]=[.$P68];1;&quot;&quot;)">
            <text:p/>
          </table:table-cell>
          <table:table-cell table:formula="of:=IF([.O68]=[.$P68];1;&quot;&quot;)">
            <text:p/>
          </table:table-cell>
          <table:table-cell table:number-columns-repeated="8"/>
          <table:table-cell table:formula="of:=CONCATENATE([.A68];&quot;&amp;&quot;;[.B68];&quot;&amp;&quot;;IF([.E68]=1;CONCATENATE(&quot;\h{&quot;;[.C68];&quot;}&quot;);[.C68]);&quot;&amp;&quot;;[.H68];&quot;&amp;&quot;;IF([.J68]=0;CONCATENATE(&quot;\uu{&quot;;[.I68];&quot;}&quot;);[.I68]);&quot;&amp;&quot;;IF([.L68]=[.P68];CONCATENATE(&quot;\h{&quot;;[.L68];&quot;}&quot;);[.L68]);&quot;&amp;&quot;;IF([.M68]=[.P68];CONCATENATE(&quot;\h{&quot;;[.M68];&quot;}&quot;);[.M68]);&quot;&amp;&quot;;IF([.N68]=[.P68];CONCATENATE(&quot;\h{&quot;;[.N68];&quot;}&quot;);[.N68]);&quot;&amp;&quot;;IF([.O68]=[.P68];CONCATENATE(&quot;\h{&quot;;[.O68];&quot;}&quot;);[.O68]);&quot;\\\hline&quot;)" office:value-type="string" office:string-value="r4-25-50-1&amp;34,36&amp;-4,7&amp;-3&amp;\uu{-3}&amp;0&amp;\h{-3}&amp;-2&amp;-2\\\hline" calcext:value-type="string">
            <text:p>r4-25-50-1&amp;34,36&amp;-4,7&amp;-3&amp;\uu{-3}&amp;0&amp;\h{-3}&amp;-2&amp;-2\\\hline</text:p>
          </table:table-cell>
          <table:table-cell table:number-columns-repeated="8"/>
        </table:table-row>
        <table:table-row table:style-name="ro2">
          <table:table-cell table:formula="of:=[$ra.AA68]" office:value-type="string" office:string-value="r4-25-50-2" calcext:value-type="string">
            <text:p>r4-25-50-2</text:p>
          </table:table-cell>
          <table:table-cell table:formula="of:=ROUND([$ra.AB68];2)" office:value-type="float" office:value="33.04" calcext:value-type="float">
            <text:p>33,04</text:p>
          </table:table-cell>
          <table:table-cell table:style-name="ce12" table:formula="of:=ROUND([$ra.AC68];1)" office:value-type="float" office:value="-3.7" calcext:value-type="float">
            <text:p>-3,7</text:p>
          </table:table-cell>
          <table:table-cell table:style-name="ce12" table:formula="of:=IF([ra.S68]=5;&quot;*&quot;;[ra.I68])" office:value-type="float" office:value="0.028279" calcext:value-type="float">
            <text:p>0,0</text:p>
          </table:table-cell>
          <table:table-cell table:style-name="ce12" table:formula="of:=IF([ra.S68]=11;1;&quot;&quot;)">
            <text:p/>
          </table:table-cell>
          <table:table-cell table:style-name="ce34" table:formula="of:=IFERROR(IF([.I69]=0;ABS(CEILING([.C69]));ABS(([.I69]-CEILING([.C69]))/[.I69]));&quot;*&quot;)" office:value-type="float" office:value="0.5" calcext:value-type="float">
            <text:p>0,50</text:p>
          </table:table-cell>
          <table:table-cell table:style-name="ce34" table:formula="of:=IFERROR([.I69]-CEILING([.C69]);&quot;*&quot;)" office:value-type="float" office:value="1" calcext:value-type="float">
            <text:p>1,00</text:p>
          </table:table-cell>
          <table:table-cell table:style-name="ce14" table:formula="of:=ROUND([exact.J68];1)" office:value-type="float" office:value="-2" calcext:value-type="float">
            <text:p>-2,0</text:p>
          </table:table-cell>
          <table:table-cell table:style-name="ce16" table:formula="of:=[exact.K68]" office:value-type="float" office:value="-2" calcext:value-type="float">
            <text:p>-2</text:p>
          </table:table-cell>
          <table:table-cell table:style-name="ce14" table:formula="of:=IF([exact.L68]&lt;1000000;100*[exact.L68];&quot;*&quot;)" office:value-type="float" office:value="0" calcext:value-type="float">
            <text:p>0,0</text:p>
          </table:table-cell>
          <table:table-cell table:style-name="ce14" table:formula="of:=IF([exact.S68]=5;&quot;*&quot;;[exact.I68])" office:value-type="float" office:value="10.551135" calcext:value-type="float">
            <text:p>10,6</text:p>
          </table:table-cell>
          <table:table-cell table:style-name="ce18" table:formula="of:=[$ra.AE68]" office:value-type="float" office:value="0" calcext:value-type="float">
            <text:p>0</text:p>
          </table:table-cell>
          <table:table-cell table:style-name="ce18" table:formula="of:=[$'bcpa-t600'.AE68]" office:value-type="float" office:value="-2" calcext:value-type="float">
            <text:p>-2</text:p>
          </table:table-cell>
          <table:table-cell table:style-name="ce18" table:formula="of:=[$'blpl-t300'.AE68]" office:value-type="float" office:value="-2" calcext:value-type="float">
            <text:p>-2</text:p>
          </table:table-cell>
          <table:table-cell table:style-name="ce18" table:formula="of:=[$'sbpl-t300'.AE68]" office:value-type="float" office:value="-1" calcext:value-type="float">
            <text:p>-1</text:p>
          </table:table-cell>
          <table:table-cell table:formula="of:=MIN([.L69:.O69])" office:value-type="float" office:value="-2" calcext:value-type="float">
            <text:p>-2</text:p>
          </table:table-cell>
          <table:table-cell table:formula="of:=ABS([.L69]-CEILING([.$C69]))" office:value-type="float" office:value="3" calcext:value-type="float">
            <text:p>3</text:p>
          </table:table-cell>
          <table:table-cell table:formula="of:=IFERROR(ABS([.M69]-CEILING([.$C69]));&quot;-&quot;)" office:value-type="float" office:value="1" calcext:value-type="float">
            <text:p>1</text:p>
          </table:table-cell>
          <table:table-cell table:formula="of:=ABS([.N69]-CEILING([.$C69]))" office:value-type="float" office:value="1" calcext:value-type="float">
            <text:p>1</text:p>
          </table:table-cell>
          <table:table-cell table:formula="of:=ABS([.O69]-CEILING([.$C69]))" office:value-type="float" office:value="2" calcext:value-type="float">
            <text:p>2</text:p>
          </table:table-cell>
          <table:table-cell table:style-name="ce14" table:formula="of:=IFERROR(ABS(([.L69]-CEILING([.$C69]))/CEILING([.$C69]));IF([.Q69]&lt;&gt;&quot;*&quot;;[.Q69];&quot;*&quot;))" office:value-type="float" office:value="1" calcext:value-type="float">
            <text:p>1,0</text:p>
          </table:table-cell>
          <table:table-cell table:style-name="ce14" table:formula="of:=IFERROR(ABS(([.M69]-CEILING([.$C69]))/CEILING([.$C69]));IF([.R69]&lt;&gt;&quot;*&quot;;[.R69];&quot;*&quot;))" office:value-type="float" office:value="0.333333333333333" calcext:value-type="float">
            <text:p>0,3</text:p>
          </table:table-cell>
          <table:table-cell table:style-name="ce14" table:formula="of:=IFERROR(ABS(([.N69]-CEILING([.$C69]))/CEILING([.$C69]));IF([.S69]&lt;&gt;&quot;*&quot;;[.S69];&quot;*&quot;))" office:value-type="float" office:value="0.333333333333333" calcext:value-type="float">
            <text:p>0,3</text:p>
          </table:table-cell>
          <table:table-cell table:style-name="ce14" table:formula="of:=IFERROR(ABS(([.O69]-CEILING([.$C69]))/CEILING([.$C69]));IF([.T69]&lt;&gt;&quot;*&quot;;[.T69];&quot;*&quot;))" office:value-type="float" office:value="0.666666666666667" calcext:value-type="float">
            <text:p>0,7</text:p>
          </table:table-cell>
          <table:table-cell table:formula="of:=IF([.L69]=[.$P69];1;&quot;&quot;)">
            <text:p/>
          </table:table-cell>
          <table:table-cell table:formula="of:=IF([.M69]=[.$P69];1;&quot;&quot;)" office:value-type="float" office:value="1" calcext:value-type="float">
            <text:p>1</text:p>
          </table:table-cell>
          <table:table-cell table:formula="of:=IF([.N69]=[.$P69];1;&quot;&quot;)" office:value-type="float" office:value="1" calcext:value-type="float">
            <text:p>1</text:p>
          </table:table-cell>
          <table:table-cell table:formula="of:=IF([.O69]=[.$P69];1;&quot;&quot;)">
            <text:p/>
          </table:table-cell>
          <table:table-cell table:number-columns-repeated="8"/>
          <table:table-cell table:formula="of:=CONCATENATE([.A69];&quot;&amp;&quot;;[.B69];&quot;&amp;&quot;;IF([.E69]=1;CONCATENATE(&quot;\h{&quot;;[.C69];&quot;}&quot;);[.C69]);&quot;&amp;&quot;;[.H69];&quot;&amp;&quot;;IF([.J69]=0;CONCATENATE(&quot;\uu{&quot;;[.I69];&quot;}&quot;);[.I69]);&quot;&amp;&quot;;IF([.L69]=[.P69];CONCATENATE(&quot;\h{&quot;;[.L69];&quot;}&quot;);[.L69]);&quot;&amp;&quot;;IF([.M69]=[.P69];CONCATENATE(&quot;\h{&quot;;[.M69];&quot;}&quot;);[.M69]);&quot;&amp;&quot;;IF([.N69]=[.P69];CONCATENATE(&quot;\h{&quot;;[.N69];&quot;}&quot;);[.N69]);&quot;&amp;&quot;;IF([.O69]=[.P69];CONCATENATE(&quot;\h{&quot;;[.O69];&quot;}&quot;);[.O69]);&quot;\\\hline&quot;)" office:value-type="string" office:string-value="r4-25-50-2&amp;33,04&amp;-3,7&amp;-2&amp;\uu{-2}&amp;0&amp;\h{-2}&amp;\h{-2}&amp;-1\\\hline" calcext:value-type="string">
            <text:p>r4-25-50-2&amp;33,04&amp;-3,7&amp;-2&amp;\uu{-2}&amp;0&amp;\h{-2}&amp;\h{-2}&amp;-1\\\hline</text:p>
          </table:table-cell>
          <table:table-cell table:number-columns-repeated="8"/>
        </table:table-row>
        <table:table-row table:style-name="ro2">
          <table:table-cell table:formula="of:=[$ra.AA69]" office:value-type="string" office:string-value="r4-25-50-3" calcext:value-type="string">
            <text:p>r4-25-50-3</text:p>
          </table:table-cell>
          <table:table-cell table:formula="of:=ROUND([$ra.AB69];2)" office:value-type="float" office:value="30.84" calcext:value-type="float">
            <text:p>30,84</text:p>
          </table:table-cell>
          <table:table-cell table:style-name="ce12" table:formula="of:=ROUND([$ra.AC69];1)" office:value-type="float" office:value="-3.4" calcext:value-type="float">
            <text:p>-3,4</text:p>
          </table:table-cell>
          <table:table-cell table:style-name="ce12" table:formula="of:=IF([ra.S69]=5;&quot;*&quot;;[ra.I69])" office:value-type="float" office:value="0.050582" calcext:value-type="float">
            <text:p>0,1</text:p>
          </table:table-cell>
          <table:table-cell table:style-name="ce12" table:formula="of:=IF([ra.S69]=11;1;&quot;&quot;)">
            <text:p/>
          </table:table-cell>
          <table:table-cell table:style-name="ce34" table:formula="of:=IFERROR(IF([.I70]=0;ABS(CEILING([.C70]));ABS(([.I70]-CEILING([.C70]))/[.I70]));&quot;*&quot;)" office:value-type="float" office:value="0.5" calcext:value-type="float">
            <text:p>0,50</text:p>
          </table:table-cell>
          <table:table-cell table:style-name="ce34" table:formula="of:=IFERROR([.I70]-CEILING([.C70]);&quot;*&quot;)" office:value-type="float" office:value="1" calcext:value-type="float">
            <text:p>1,00</text:p>
          </table:table-cell>
          <table:table-cell table:style-name="ce14" table:formula="of:=ROUND([exact.J69];1)" office:value-type="float" office:value="-2" calcext:value-type="float">
            <text:p>-2,0</text:p>
          </table:table-cell>
          <table:table-cell table:style-name="ce16" table:formula="of:=[exact.K69]" office:value-type="float" office:value="-2" calcext:value-type="float">
            <text:p>-2</text:p>
          </table:table-cell>
          <table:table-cell table:style-name="ce14" table:formula="of:=IF([exact.L69]&lt;1000000;100*[exact.L69];&quot;*&quot;)" office:value-type="float" office:value="0" calcext:value-type="float">
            <text:p>0,0</text:p>
          </table:table-cell>
          <table:table-cell table:style-name="ce14" table:formula="of:=IF([exact.S69]=5;&quot;*&quot;;[exact.I69])" office:value-type="float" office:value="1.200329" calcext:value-type="float">
            <text:p>1,2</text:p>
          </table:table-cell>
          <table:table-cell table:style-name="ce18" table:formula="of:=[$ra.AE69]" office:value-type="float" office:value="-1" calcext:value-type="float">
            <text:p>-1</text:p>
          </table:table-cell>
          <table:table-cell table:style-name="ce18" table:formula="of:=[$'bcpa-t600'.AE69]" office:value-type="float" office:value="-2" calcext:value-type="float">
            <text:p>-2</text:p>
          </table:table-cell>
          <table:table-cell table:style-name="ce18" table:formula="of:=[$'blpl-t300'.AE69]" office:value-type="float" office:value="-2" calcext:value-type="float">
            <text:p>-2</text:p>
          </table:table-cell>
          <table:table-cell table:style-name="ce18" table:formula="of:=[$'sbpl-t300'.AE69]" office:value-type="float" office:value="-2" calcext:value-type="float">
            <text:p>-2</text:p>
          </table:table-cell>
          <table:table-cell table:formula="of:=MIN([.L70:.O70])" office:value-type="float" office:value="-2" calcext:value-type="float">
            <text:p>-2</text:p>
          </table:table-cell>
          <table:table-cell table:formula="of:=ABS([.L70]-CEILING([.$C70]))" office:value-type="float" office:value="2" calcext:value-type="float">
            <text:p>2</text:p>
          </table:table-cell>
          <table:table-cell table:formula="of:=IFERROR(ABS([.M70]-CEILING([.$C70]));&quot;-&quot;)" office:value-type="float" office:value="1" calcext:value-type="float">
            <text:p>1</text:p>
          </table:table-cell>
          <table:table-cell table:formula="of:=ABS([.N70]-CEILING([.$C70]))" office:value-type="float" office:value="1" calcext:value-type="float">
            <text:p>1</text:p>
          </table:table-cell>
          <table:table-cell table:formula="of:=ABS([.O70]-CEILING([.$C70]))" office:value-type="float" office:value="1" calcext:value-type="float">
            <text:p>1</text:p>
          </table:table-cell>
          <table:table-cell table:style-name="ce14" table:formula="of:=IFERROR(ABS(([.L70]-CEILING([.$C70]))/CEILING([.$C70]));IF([.Q70]&lt;&gt;&quot;*&quot;;[.Q70];&quot;*&quot;))" office:value-type="float" office:value="0.666666666666667" calcext:value-type="float">
            <text:p>0,7</text:p>
          </table:table-cell>
          <table:table-cell table:style-name="ce14" table:formula="of:=IFERROR(ABS(([.M70]-CEILING([.$C70]))/CEILING([.$C70]));IF([.R70]&lt;&gt;&quot;*&quot;;[.R70];&quot;*&quot;))" office:value-type="float" office:value="0.333333333333333" calcext:value-type="float">
            <text:p>0,3</text:p>
          </table:table-cell>
          <table:table-cell table:style-name="ce14" table:formula="of:=IFERROR(ABS(([.N70]-CEILING([.$C70]))/CEILING([.$C70]));IF([.S70]&lt;&gt;&quot;*&quot;;[.S70];&quot;*&quot;))" office:value-type="float" office:value="0.333333333333333" calcext:value-type="float">
            <text:p>0,3</text:p>
          </table:table-cell>
          <table:table-cell table:style-name="ce14" table:formula="of:=IFERROR(ABS(([.O70]-CEILING([.$C70]))/CEILING([.$C70]));IF([.T70]&lt;&gt;&quot;*&quot;;[.T70];&quot;*&quot;))" office:value-type="float" office:value="0.333333333333333" calcext:value-type="float">
            <text:p>0,3</text:p>
          </table:table-cell>
          <table:table-cell table:formula="of:=IF([.L70]=[.$P70];1;&quot;&quot;)">
            <text:p/>
          </table:table-cell>
          <table:table-cell table:formula="of:=IF([.M70]=[.$P70];1;&quot;&quot;)" office:value-type="float" office:value="1" calcext:value-type="float">
            <text:p>1</text:p>
          </table:table-cell>
          <table:table-cell table:formula="of:=IF([.N70]=[.$P70];1;&quot;&quot;)" office:value-type="float" office:value="1" calcext:value-type="float">
            <text:p>1</text:p>
          </table:table-cell>
          <table:table-cell table:formula="of:=IF([.O70]=[.$P70];1;&quot;&quot;)" office:value-type="float" office:value="1" calcext:value-type="float">
            <text:p>1</text:p>
          </table:table-cell>
          <table:table-cell table:number-columns-repeated="8"/>
          <table:table-cell table:formula="of:=CONCATENATE([.A70];&quot;&amp;&quot;;[.B70];&quot;&amp;&quot;;IF([.E70]=1;CONCATENATE(&quot;\h{&quot;;[.C70];&quot;}&quot;);[.C70]);&quot;&amp;&quot;;[.H70];&quot;&amp;&quot;;IF([.J70]=0;CONCATENATE(&quot;\uu{&quot;;[.I70];&quot;}&quot;);[.I70]);&quot;&amp;&quot;;IF([.L70]=[.P70];CONCATENATE(&quot;\h{&quot;;[.L70];&quot;}&quot;);[.L70]);&quot;&amp;&quot;;IF([.M70]=[.P70];CONCATENATE(&quot;\h{&quot;;[.M70];&quot;}&quot;);[.M70]);&quot;&amp;&quot;;IF([.N70]=[.P70];CONCATENATE(&quot;\h{&quot;;[.N70];&quot;}&quot;);[.N70]);&quot;&amp;&quot;;IF([.O70]=[.P70];CONCATENATE(&quot;\h{&quot;;[.O70];&quot;}&quot;);[.O70]);&quot;\\\hline&quot;)" office:value-type="string" office:string-value="r4-25-50-3&amp;30,84&amp;-3,4&amp;-2&amp;\uu{-2}&amp;-1&amp;\h{-2}&amp;\h{-2}&amp;\h{-2}\\\hline" calcext:value-type="string">
            <text:p>r4-25-50-3&amp;30,84&amp;-3,4&amp;-2&amp;\uu{-2}&amp;-1&amp;\h{-2}&amp;\h{-2}&amp;\h{-2}\\\hline</text:p>
          </table:table-cell>
          <table:table-cell table:number-columns-repeated="8"/>
        </table:table-row>
        <table:table-row table:style-name="ro2">
          <table:table-cell table:formula="of:=[$ra.AA70]" office:value-type="string" office:string-value="r4-25-50-4" calcext:value-type="string">
            <text:p>r4-25-50-4</text:p>
          </table:table-cell>
          <table:table-cell table:formula="of:=ROUND([$ra.AB70];2)" office:value-type="float" office:value="32.6" calcext:value-type="float">
            <text:p>32,6</text:p>
          </table:table-cell>
          <table:table-cell table:style-name="ce12" table:formula="of:=ROUND([$ra.AC70];1)" office:value-type="float" office:value="-3.2" calcext:value-type="float">
            <text:p>-3,2</text:p>
          </table:table-cell>
          <table:table-cell table:style-name="ce12" table:formula="of:=IF([ra.S70]=5;&quot;*&quot;;[ra.I70])" office:value-type="float" office:value="0.034115" calcext:value-type="float">
            <text:p>0,0</text:p>
          </table:table-cell>
          <table:table-cell table:style-name="ce12" table:formula="of:=IF([ra.S70]=11;1;&quot;&quot;)">
            <text:p/>
          </table:table-cell>
          <table:table-cell table:style-name="ce34" table:formula="of:=IFERROR(IF([.I71]=0;ABS(CEILING([.C71]));ABS(([.I71]-CEILING([.C71]))/[.I71]));&quot;*&quot;)" office:value-type="float" office:value="0.5" calcext:value-type="float">
            <text:p>0,50</text:p>
          </table:table-cell>
          <table:table-cell table:style-name="ce34" table:formula="of:=IFERROR([.I71]-CEILING([.C71]);&quot;*&quot;)" office:value-type="float" office:value="1" calcext:value-type="float">
            <text:p>1,00</text:p>
          </table:table-cell>
          <table:table-cell table:style-name="ce14" table:formula="of:=ROUND([exact.J70];1)" office:value-type="float" office:value="-2" calcext:value-type="float">
            <text:p>-2,0</text:p>
          </table:table-cell>
          <table:table-cell table:style-name="ce16" table:formula="of:=[exact.K70]" office:value-type="float" office:value="-2" calcext:value-type="float">
            <text:p>-2</text:p>
          </table:table-cell>
          <table:table-cell table:style-name="ce14" table:formula="of:=IF([exact.L70]&lt;1000000;100*[exact.L70];&quot;*&quot;)" office:value-type="float" office:value="0" calcext:value-type="float">
            <text:p>0,0</text:p>
          </table:table-cell>
          <table:table-cell table:style-name="ce14" table:formula="of:=IF([exact.S70]=5;&quot;*&quot;;[exact.I70])" office:value-type="float" office:value="0.921126" calcext:value-type="float">
            <text:p>0,9</text:p>
          </table:table-cell>
          <table:table-cell table:style-name="ce18" table:formula="of:=[$ra.AE70]" office:value-type="float" office:value="0" calcext:value-type="float">
            <text:p>0</text:p>
          </table:table-cell>
          <table:table-cell table:style-name="ce18" table:formula="of:=[$'bcpa-t600'.AE70]" office:value-type="float" office:value="-2" calcext:value-type="float">
            <text:p>-2</text:p>
          </table:table-cell>
          <table:table-cell table:style-name="ce18" table:formula="of:=[$'blpl-t300'.AE70]" office:value-type="float" office:value="-1" calcext:value-type="float">
            <text:p>-1</text:p>
          </table:table-cell>
          <table:table-cell table:style-name="ce18" table:formula="of:=[$'sbpl-t300'.AE70]" office:value-type="float" office:value="-1" calcext:value-type="float">
            <text:p>-1</text:p>
          </table:table-cell>
          <table:table-cell table:formula="of:=MIN([.L71:.O71])" office:value-type="float" office:value="-2" calcext:value-type="float">
            <text:p>-2</text:p>
          </table:table-cell>
          <table:table-cell table:formula="of:=ABS([.L71]-CEILING([.$C71]))" office:value-type="float" office:value="3" calcext:value-type="float">
            <text:p>3</text:p>
          </table:table-cell>
          <table:table-cell table:formula="of:=IFERROR(ABS([.M71]-CEILING([.$C71]));&quot;-&quot;)" office:value-type="float" office:value="1" calcext:value-type="float">
            <text:p>1</text:p>
          </table:table-cell>
          <table:table-cell table:formula="of:=ABS([.N71]-CEILING([.$C71]))" office:value-type="float" office:value="2" calcext:value-type="float">
            <text:p>2</text:p>
          </table:table-cell>
          <table:table-cell table:formula="of:=ABS([.O71]-CEILING([.$C71]))" office:value-type="float" office:value="2" calcext:value-type="float">
            <text:p>2</text:p>
          </table:table-cell>
          <table:table-cell table:style-name="ce14" table:formula="of:=IFERROR(ABS(([.L71]-CEILING([.$C71]))/CEILING([.$C71]));IF([.Q71]&lt;&gt;&quot;*&quot;;[.Q71];&quot;*&quot;))" office:value-type="float" office:value="1" calcext:value-type="float">
            <text:p>1,0</text:p>
          </table:table-cell>
          <table:table-cell table:style-name="ce14" table:formula="of:=IFERROR(ABS(([.M71]-CEILING([.$C71]))/CEILING([.$C71]));IF([.R71]&lt;&gt;&quot;*&quot;;[.R71];&quot;*&quot;))" office:value-type="float" office:value="0.333333333333333" calcext:value-type="float">
            <text:p>0,3</text:p>
          </table:table-cell>
          <table:table-cell table:style-name="ce14" table:formula="of:=IFERROR(ABS(([.N71]-CEILING([.$C71]))/CEILING([.$C71]));IF([.S71]&lt;&gt;&quot;*&quot;;[.S71];&quot;*&quot;))" office:value-type="float" office:value="0.666666666666667" calcext:value-type="float">
            <text:p>0,7</text:p>
          </table:table-cell>
          <table:table-cell table:style-name="ce14" table:formula="of:=IFERROR(ABS(([.O71]-CEILING([.$C71]))/CEILING([.$C71]));IF([.T71]&lt;&gt;&quot;*&quot;;[.T71];&quot;*&quot;))" office:value-type="float" office:value="0.666666666666667" calcext:value-type="float">
            <text:p>0,7</text:p>
          </table:table-cell>
          <table:table-cell table:formula="of:=IF([.L71]=[.$P71];1;&quot;&quot;)">
            <text:p/>
          </table:table-cell>
          <table:table-cell table:formula="of:=IF([.M71]=[.$P71];1;&quot;&quot;)" office:value-type="float" office:value="1" calcext:value-type="float">
            <text:p>1</text:p>
          </table:table-cell>
          <table:table-cell table:formula="of:=IF([.N71]=[.$P71];1;&quot;&quot;)">
            <text:p/>
          </table:table-cell>
          <table:table-cell table:formula="of:=IF([.O71]=[.$P71];1;&quot;&quot;)">
            <text:p/>
          </table:table-cell>
          <table:table-cell table:number-columns-repeated="8"/>
          <table:table-cell table:formula="of:=CONCATENATE([.A71];&quot;&amp;&quot;;[.B71];&quot;&amp;&quot;;IF([.E71]=1;CONCATENATE(&quot;\h{&quot;;[.C71];&quot;}&quot;);[.C71]);&quot;&amp;&quot;;[.H71];&quot;&amp;&quot;;IF([.J71]=0;CONCATENATE(&quot;\uu{&quot;;[.I71];&quot;}&quot;);[.I71]);&quot;&amp;&quot;;IF([.L71]=[.P71];CONCATENATE(&quot;\h{&quot;;[.L71];&quot;}&quot;);[.L71]);&quot;&amp;&quot;;IF([.M71]=[.P71];CONCATENATE(&quot;\h{&quot;;[.M71];&quot;}&quot;);[.M71]);&quot;&amp;&quot;;IF([.N71]=[.P71];CONCATENATE(&quot;\h{&quot;;[.N71];&quot;}&quot;);[.N71]);&quot;&amp;&quot;;IF([.O71]=[.P71];CONCATENATE(&quot;\h{&quot;;[.O71];&quot;}&quot;);[.O71]);&quot;\\\hline&quot;)" office:value-type="string" office:string-value="r4-25-50-4&amp;32,6&amp;-3,2&amp;-2&amp;\uu{-2}&amp;0&amp;\h{-2}&amp;-1&amp;-1\\\hline" calcext:value-type="string">
            <text:p>r4-25-50-4&amp;32,6&amp;-3,2&amp;-2&amp;\uu{-2}&amp;0&amp;\h{-2}&amp;-1&amp;-1\\\hline</text:p>
          </table:table-cell>
          <table:table-cell table:number-columns-repeated="8"/>
        </table:table-row>
        <table:table-row table:style-name="ro2">
          <table:table-cell table:formula="of:=[$ra.AA71]" office:value-type="string" office:string-value="r4-25-50-5" calcext:value-type="string">
            <text:p>r4-25-50-5</text:p>
          </table:table-cell>
          <table:table-cell table:formula="of:=ROUND([$ra.AB71];2)" office:value-type="float" office:value="31.28" calcext:value-type="float">
            <text:p>31,28</text:p>
          </table:table-cell>
          <table:table-cell table:style-name="ce12" table:formula="of:=ROUND([$ra.AC71];1)" office:value-type="float" office:value="-2.6" calcext:value-type="float">
            <text:p>-2,6</text:p>
          </table:table-cell>
          <table:table-cell table:style-name="ce12" table:formula="of:=IF([ra.S71]=5;&quot;*&quot;;[ra.I71])" office:value-type="float" office:value="0.025816" calcext:value-type="float">
            <text:p>0,0</text:p>
          </table:table-cell>
          <table:table-cell table:style-name="ce12" table:formula="of:=IF([ra.S71]=11;1;&quot;&quot;)">
            <text:p/>
          </table:table-cell>
          <table:table-cell table:style-name="ce34" table:formula="of:=IFERROR(IF([.I72]=0;ABS(CEILING([.C72]));ABS(([.I72]-CEILING([.C72]))/[.I72]));&quot;*&quot;)" office:value-type="float" office:value="0" calcext:value-type="float">
            <text:p>0,00</text:p>
          </table:table-cell>
          <table:table-cell table:style-name="ce34" table:formula="of:=IFERROR([.I72]-CEILING([.C72]);&quot;*&quot;)" office:value-type="float" office:value="0" calcext:value-type="float">
            <text:p>0,00</text:p>
          </table:table-cell>
          <table:table-cell table:style-name="ce14" table:formula="of:=ROUND([exact.J71];1)" office:value-type="float" office:value="-2" calcext:value-type="float">
            <text:p>-2,0</text:p>
          </table:table-cell>
          <table:table-cell table:style-name="ce16" table:formula="of:=[exact.K71]" office:value-type="float" office:value="-2" calcext:value-type="float">
            <text:p>-2</text:p>
          </table:table-cell>
          <table:table-cell table:style-name="ce14" table:formula="of:=IF([exact.L71]&lt;1000000;100*[exact.L71];&quot;*&quot;)" office:value-type="float" office:value="0" calcext:value-type="float">
            <text:p>0,0</text:p>
          </table:table-cell>
          <table:table-cell table:style-name="ce14" table:formula="of:=IF([exact.S71]=5;&quot;*&quot;;[exact.I71])" office:value-type="float" office:value="1.034938" calcext:value-type="float">
            <text:p>1,0</text:p>
          </table:table-cell>
          <table:table-cell table:style-name="ce18" table:formula="of:=[$ra.AE71]" office:value-type="float" office:value="1" calcext:value-type="float">
            <text:p>1</text:p>
          </table:table-cell>
          <table:table-cell table:style-name="ce18" table:formula="of:=[$'bcpa-t600'.AE71]" office:value-type="float" office:value="-2" calcext:value-type="float">
            <text:p>-2</text:p>
          </table:table-cell>
          <table:table-cell table:style-name="ce18" table:formula="of:=[$'blpl-t300'.AE71]" office:value-type="float" office:value="0" calcext:value-type="float">
            <text:p>0</text:p>
          </table:table-cell>
          <table:table-cell table:style-name="ce18" table:formula="of:=[$'sbpl-t300'.AE71]" office:value-type="float" office:value="-1" calcext:value-type="float">
            <text:p>-1</text:p>
          </table:table-cell>
          <table:table-cell table:formula="of:=MIN([.L72:.O72])" office:value-type="float" office:value="-2" calcext:value-type="float">
            <text:p>-2</text:p>
          </table:table-cell>
          <table:table-cell table:formula="of:=ABS([.L72]-CEILING([.$C72]))" office:value-type="float" office:value="3" calcext:value-type="float">
            <text:p>3</text:p>
          </table:table-cell>
          <table:table-cell table:formula="of:=IFERROR(ABS([.M72]-CEILING([.$C72]));&quot;-&quot;)" office:value-type="float" office:value="0" calcext:value-type="float">
            <text:p>0</text:p>
          </table:table-cell>
          <table:table-cell table:formula="of:=ABS([.N72]-CEILING([.$C72]))" office:value-type="float" office:value="2" calcext:value-type="float">
            <text:p>2</text:p>
          </table:table-cell>
          <table:table-cell table:formula="of:=ABS([.O72]-CEILING([.$C72]))" office:value-type="float" office:value="1" calcext:value-type="float">
            <text:p>1</text:p>
          </table:table-cell>
          <table:table-cell table:style-name="ce14" table:formula="of:=IFERROR(ABS(([.L72]-CEILING([.$C72]))/CEILING([.$C72]));IF([.Q72]&lt;&gt;&quot;*&quot;;[.Q72];&quot;*&quot;))" office:value-type="float" office:value="1.5" calcext:value-type="float">
            <text:p>1,5</text:p>
          </table:table-cell>
          <table:table-cell table:style-name="ce14" table:formula="of:=IFERROR(ABS(([.M72]-CEILING([.$C72]))/CEILING([.$C72]));IF([.R72]&lt;&gt;&quot;*&quot;;[.R72];&quot;*&quot;))" office:value-type="float" office:value="0" calcext:value-type="float">
            <text:p>0,0</text:p>
          </table:table-cell>
          <table:table-cell table:style-name="ce14" table:formula="of:=IFERROR(ABS(([.N72]-CEILING([.$C72]))/CEILING([.$C72]));IF([.S72]&lt;&gt;&quot;*&quot;;[.S72];&quot;*&quot;))" office:value-type="float" office:value="1" calcext:value-type="float">
            <text:p>1,0</text:p>
          </table:table-cell>
          <table:table-cell table:style-name="ce14" table:formula="of:=IFERROR(ABS(([.O72]-CEILING([.$C72]))/CEILING([.$C72]));IF([.T72]&lt;&gt;&quot;*&quot;;[.T72];&quot;*&quot;))" office:value-type="float" office:value="0.5" calcext:value-type="float">
            <text:p>0,5</text:p>
          </table:table-cell>
          <table:table-cell table:formula="of:=IF([.L72]=[.$P72];1;&quot;&quot;)">
            <text:p/>
          </table:table-cell>
          <table:table-cell table:formula="of:=IF([.M72]=[.$P72];1;&quot;&quot;)" office:value-type="float" office:value="1" calcext:value-type="float">
            <text:p>1</text:p>
          </table:table-cell>
          <table:table-cell table:formula="of:=IF([.N72]=[.$P72];1;&quot;&quot;)">
            <text:p/>
          </table:table-cell>
          <table:table-cell table:formula="of:=IF([.O72]=[.$P72];1;&quot;&quot;)">
            <text:p/>
          </table:table-cell>
          <table:table-cell table:number-columns-repeated="8"/>
          <table:table-cell table:formula="of:=CONCATENATE([.A72];&quot;&amp;&quot;;[.B72];&quot;&amp;&quot;;IF([.E72]=1;CONCATENATE(&quot;\h{&quot;;[.C72];&quot;}&quot;);[.C72]);&quot;&amp;&quot;;[.H72];&quot;&amp;&quot;;IF([.J72]=0;CONCATENATE(&quot;\uu{&quot;;[.I72];&quot;}&quot;);[.I72]);&quot;&amp;&quot;;IF([.L72]=[.P72];CONCATENATE(&quot;\h{&quot;;[.L72];&quot;}&quot;);[.L72]);&quot;&amp;&quot;;IF([.M72]=[.P72];CONCATENATE(&quot;\h{&quot;;[.M72];&quot;}&quot;);[.M72]);&quot;&amp;&quot;;IF([.N72]=[.P72];CONCATENATE(&quot;\h{&quot;;[.N72];&quot;}&quot;);[.N72]);&quot;&amp;&quot;;IF([.O72]=[.P72];CONCATENATE(&quot;\h{&quot;;[.O72];&quot;}&quot;);[.O72]);&quot;\\\hline&quot;)" office:value-type="string" office:string-value="r4-25-50-5&amp;31,28&amp;-2,6&amp;-2&amp;\uu{-2}&amp;1&amp;\h{-2}&amp;0&amp;-1\\\hline" calcext:value-type="string">
            <text:p>r4-25-50-5&amp;31,28&amp;-2,6&amp;-2&amp;\uu{-2}&amp;1&amp;\h{-2}&amp;0&amp;-1\\\hline</text:p>
          </table:table-cell>
          <table:table-cell table:number-columns-repeated="8"/>
        </table:table-row>
        <table:table-row table:style-name="ro2">
          <table:table-cell table:formula="of:=[$ra.AA72]" office:value-type="string" office:string-value="r4-5-10-1" calcext:value-type="string">
            <text:p>r4-5-10-1</text:p>
          </table:table-cell>
          <table:table-cell table:formula="of:=ROUND([$ra.AB72];2)" office:value-type="float" office:value="8.51" calcext:value-type="float">
            <text:p>8,51</text:p>
          </table:table-cell>
          <table:table-cell table:style-name="ce12" table:formula="of:=ROUND([$ra.AC72];1)" office:value-type="float" office:value="-2" calcext:value-type="float">
            <text:p>-2,0</text:p>
          </table:table-cell>
          <table:table-cell table:style-name="ce12" table:formula="of:=IF([ra.S72]=5;&quot;*&quot;;[ra.I72])" office:value-type="float" office:value="0.003723" calcext:value-type="float">
            <text:p>0,0</text:p>
          </table:table-cell>
          <table:table-cell table:style-name="ce12" table:formula="of:=IF([ra.S72]=11;1;&quot;&quot;)">
            <text:p/>
          </table:table-cell>
          <table:table-cell table:style-name="ce34" table:formula="of:=IFERROR(IF([.I73]=0;ABS(CEILING([.C73]));ABS(([.I73]-CEILING([.C73]))/[.I73]));&quot;*&quot;)" office:value-type="float" office:value="0" calcext:value-type="float">
            <text:p>0,00</text:p>
          </table:table-cell>
          <table:table-cell table:style-name="ce34" table:formula="of:=IFERROR([.I73]-CEILING([.C73]);&quot;*&quot;)" office:value-type="float" office:value="0" calcext:value-type="float">
            <text:p>0,00</text:p>
          </table:table-cell>
          <table:table-cell table:style-name="ce14" table:formula="of:=ROUND([exact.J72];1)" office:value-type="float" office:value="-2" calcext:value-type="float">
            <text:p>-2,0</text:p>
          </table:table-cell>
          <table:table-cell table:style-name="ce16" table:formula="of:=[exact.K72]" office:value-type="float" office:value="-2" calcext:value-type="float">
            <text:p>-2</text:p>
          </table:table-cell>
          <table:table-cell table:style-name="ce14" table:formula="of:=IF([exact.L72]&lt;1000000;100*[exact.L72];&quot;*&quot;)" office:value-type="float" office:value="0" calcext:value-type="float">
            <text:p>0,0</text:p>
          </table:table-cell>
          <table:table-cell table:style-name="ce14" table:formula="of:=IF([exact.S72]=5;&quot;*&quot;;[exact.I72])" office:value-type="float" office:value="0.008945" calcext:value-type="float">
            <text:p>0,0</text:p>
          </table:table-cell>
          <table:table-cell table:style-name="ce18" table:formula="of:=[$ra.AE72]" office:value-type="float" office:value="0" calcext:value-type="float">
            <text:p>0</text:p>
          </table:table-cell>
          <table:table-cell table:style-name="ce18" table:formula="of:=[$'bcpa-t600'.AE72]" office:value-type="float" office:value="-1" calcext:value-type="float">
            <text:p>-1</text:p>
          </table:table-cell>
          <table:table-cell table:style-name="ce18" table:formula="of:=[$'blpl-t300'.AE72]" office:value-type="float" office:value="-2" calcext:value-type="float">
            <text:p>-2</text:p>
          </table:table-cell>
          <table:table-cell table:style-name="ce18" table:formula="of:=[$'sbpl-t300'.AE72]" office:value-type="float" office:value="-2" calcext:value-type="float">
            <text:p>-2</text:p>
          </table:table-cell>
          <table:table-cell table:formula="of:=MIN([.L73:.O73])" office:value-type="float" office:value="-2" calcext:value-type="float">
            <text:p>-2</text:p>
          </table:table-cell>
          <table:table-cell table:formula="of:=ABS([.L73]-CEILING([.$C73]))" office:value-type="float" office:value="2" calcext:value-type="float">
            <text:p>2</text:p>
          </table:table-cell>
          <table:table-cell table:formula="of:=IFERROR(ABS([.M73]-CEILING([.$C73]));&quot;-&quot;)" office:value-type="float" office:value="1" calcext:value-type="float">
            <text:p>1</text:p>
          </table:table-cell>
          <table:table-cell table:formula="of:=ABS([.N73]-CEILING([.$C73]))" office:value-type="float" office:value="0" calcext:value-type="float">
            <text:p>0</text:p>
          </table:table-cell>
          <table:table-cell table:formula="of:=ABS([.O73]-CEILING([.$C73]))" office:value-type="float" office:value="0" calcext:value-type="float">
            <text:p>0</text:p>
          </table:table-cell>
          <table:table-cell table:style-name="ce14" table:formula="of:=IFERROR(ABS(([.L73]-CEILING([.$C73]))/CEILING([.$C73]));IF([.Q73]&lt;&gt;&quot;*&quot;;[.Q73];&quot;*&quot;))" office:value-type="float" office:value="1" calcext:value-type="float">
            <text:p>1,0</text:p>
          </table:table-cell>
          <table:table-cell table:style-name="ce14" table:formula="of:=IFERROR(ABS(([.M73]-CEILING([.$C73]))/CEILING([.$C73]));IF([.R73]&lt;&gt;&quot;*&quot;;[.R73];&quot;*&quot;))" office:value-type="float" office:value="0.5" calcext:value-type="float">
            <text:p>0,5</text:p>
          </table:table-cell>
          <table:table-cell table:style-name="ce14" table:formula="of:=IFERROR(ABS(([.N73]-CEILING([.$C73]))/CEILING([.$C73]));IF([.S73]&lt;&gt;&quot;*&quot;;[.S73];&quot;*&quot;))" office:value-type="float" office:value="0" calcext:value-type="float">
            <text:p>0,0</text:p>
          </table:table-cell>
          <table:table-cell table:style-name="ce14" table:formula="of:=IFERROR(ABS(([.O73]-CEILING([.$C73]))/CEILING([.$C73]));IF([.T73]&lt;&gt;&quot;*&quot;;[.T73];&quot;*&quot;))" office:value-type="float" office:value="0" calcext:value-type="float">
            <text:p>0,0</text:p>
          </table:table-cell>
          <table:table-cell table:formula="of:=IF([.L73]=[.$P73];1;&quot;&quot;)">
            <text:p/>
          </table:table-cell>
          <table:table-cell table:formula="of:=IF([.M73]=[.$P73];1;&quot;&quot;)">
            <text:p/>
          </table:table-cell>
          <table:table-cell table:formula="of:=IF([.N73]=[.$P73];1;&quot;&quot;)" office:value-type="float" office:value="1" calcext:value-type="float">
            <text:p>1</text:p>
          </table:table-cell>
          <table:table-cell table:formula="of:=IF([.O73]=[.$P73];1;&quot;&quot;)" office:value-type="float" office:value="1" calcext:value-type="float">
            <text:p>1</text:p>
          </table:table-cell>
          <table:table-cell table:number-columns-repeated="8"/>
          <table:table-cell table:formula="of:=CONCATENATE([.A73];&quot;&amp;&quot;;[.B73];&quot;&amp;&quot;;IF([.E73]=1;CONCATENATE(&quot;\h{&quot;;[.C73];&quot;}&quot;);[.C73]);&quot;&amp;&quot;;[.H73];&quot;&amp;&quot;;IF([.J73]=0;CONCATENATE(&quot;\uu{&quot;;[.I73];&quot;}&quot;);[.I73]);&quot;&amp;&quot;;IF([.L73]=[.P73];CONCATENATE(&quot;\h{&quot;;[.L73];&quot;}&quot;);[.L73]);&quot;&amp;&quot;;IF([.M73]=[.P73];CONCATENATE(&quot;\h{&quot;;[.M73];&quot;}&quot;);[.M73]);&quot;&amp;&quot;;IF([.N73]=[.P73];CONCATENATE(&quot;\h{&quot;;[.N73];&quot;}&quot;);[.N73]);&quot;&amp;&quot;;IF([.O73]=[.P73];CONCATENATE(&quot;\h{&quot;;[.O73];&quot;}&quot;);[.O73]);&quot;\\\hline&quot;)" office:value-type="string" office:string-value="r4-5-10-1&amp;8,51&amp;-2&amp;-2&amp;\uu{-2}&amp;0&amp;-1&amp;\h{-2}&amp;\h{-2}\\\hline" calcext:value-type="string">
            <text:p>r4-5-10-1&amp;8,51&amp;-2&amp;-2&amp;\uu{-2}&amp;0&amp;-1&amp;\h{-2}&amp;\h{-2}\\\hline</text:p>
          </table:table-cell>
          <table:table-cell table:number-columns-repeated="8"/>
        </table:table-row>
        <table:table-row table:style-name="ro2">
          <table:table-cell table:formula="of:=[$ra.AA73]" office:value-type="string" office:string-value="r4-5-10-2" calcext:value-type="string">
            <text:p>r4-5-10-2</text:p>
          </table:table-cell>
          <table:table-cell table:formula="of:=ROUND([$ra.AB73];2)" office:value-type="float" office:value="25.53" calcext:value-type="float">
            <text:p>25,53</text:p>
          </table:table-cell>
          <table:table-cell table:style-name="ce12" table:formula="of:=ROUND([$ra.AC73];1)" office:value-type="float" office:value="-1.4" calcext:value-type="float">
            <text:p>-1,4</text:p>
          </table:table-cell>
          <table:table-cell table:style-name="ce12" table:formula="of:=IF([ra.S73]=5;&quot;*&quot;;[ra.I73])" office:value-type="float" office:value="0.004354" calcext:value-type="float">
            <text:p>0,0</text:p>
          </table:table-cell>
          <table:table-cell table:style-name="ce12" table:formula="of:=IF([ra.S73]=11;1;&quot;&quot;)">
            <text:p/>
          </table:table-cell>
          <table:table-cell table:style-name="ce34" table:formula="of:=IFERROR(IF([.I74]=0;ABS(CEILING([.C74]));ABS(([.I74]-CEILING([.C74]))/[.I74]));&quot;*&quot;)" office:value-type="float" office:value="0" calcext:value-type="float">
            <text:p>0,00</text:p>
          </table:table-cell>
          <table:table-cell table:style-name="ce34" table:formula="of:=IFERROR([.I74]-CEILING([.C74]);&quot;*&quot;)" office:value-type="float" office:value="0" calcext:value-type="float">
            <text:p>0,00</text:p>
          </table:table-cell>
          <table:table-cell table:style-name="ce14" table:formula="of:=ROUND([exact.J73];1)" office:value-type="float" office:value="-1" calcext:value-type="float">
            <text:p>-1,0</text:p>
          </table:table-cell>
          <table:table-cell table:style-name="ce16" table:formula="of:=[exact.K73]" office:value-type="float" office:value="-1" calcext:value-type="float">
            <text:p>-1</text:p>
          </table:table-cell>
          <table:table-cell table:style-name="ce14" table:formula="of:=IF([exact.L73]&lt;1000000;100*[exact.L73];&quot;*&quot;)" office:value-type="float" office:value="0" calcext:value-type="float">
            <text:p>0,0</text:p>
          </table:table-cell>
          <table:table-cell table:style-name="ce14" table:formula="of:=IF([exact.S73]=5;&quot;*&quot;;[exact.I73])" office:value-type="float" office:value="0.008608" calcext:value-type="float">
            <text:p>0,0</text:p>
          </table:table-cell>
          <table:table-cell table:style-name="ce18" table:formula="of:=[$ra.AE73]" office:value-type="float" office:value="0" calcext:value-type="float">
            <text:p>0</text:p>
          </table:table-cell>
          <table:table-cell table:style-name="ce18" table:formula="of:=[$'bcpa-t600'.AE73]" office:value-type="float" office:value="-1" calcext:value-type="float">
            <text:p>-1</text:p>
          </table:table-cell>
          <table:table-cell table:style-name="ce18" table:formula="of:=[$'blpl-t300'.AE73]" office:value-type="float" office:value="-1" calcext:value-type="float">
            <text:p>-1</text:p>
          </table:table-cell>
          <table:table-cell table:style-name="ce18" table:formula="of:=[$'sbpl-t300'.AE73]" office:value-type="float" office:value="-1" calcext:value-type="float">
            <text:p>-1</text:p>
          </table:table-cell>
          <table:table-cell table:formula="of:=MIN([.L74:.O74])" office:value-type="float" office:value="-1" calcext:value-type="float">
            <text:p>-1</text:p>
          </table:table-cell>
          <table:table-cell table:formula="of:=ABS([.L74]-CEILING([.$C74]))" office:value-type="float" office:value="1" calcext:value-type="float">
            <text:p>1</text:p>
          </table:table-cell>
          <table:table-cell table:formula="of:=IFERROR(ABS([.M74]-CEILING([.$C74]));&quot;-&quot;)" office:value-type="float" office:value="0" calcext:value-type="float">
            <text:p>0</text:p>
          </table:table-cell>
          <table:table-cell table:formula="of:=ABS([.N74]-CEILING([.$C74]))" office:value-type="float" office:value="0" calcext:value-type="float">
            <text:p>0</text:p>
          </table:table-cell>
          <table:table-cell table:formula="of:=ABS([.O74]-CEILING([.$C74]))" office:value-type="float" office:value="0" calcext:value-type="float">
            <text:p>0</text:p>
          </table:table-cell>
          <table:table-cell table:style-name="ce14" table:formula="of:=IFERROR(ABS(([.L74]-CEILING([.$C74]))/CEILING([.$C74]));IF([.Q74]&lt;&gt;&quot;*&quot;;[.Q74];&quot;*&quot;))" office:value-type="float" office:value="1" calcext:value-type="float">
            <text:p>1,0</text:p>
          </table:table-cell>
          <table:table-cell table:style-name="ce14" table:formula="of:=IFERROR(ABS(([.M74]-CEILING([.$C74]))/CEILING([.$C74]));IF([.R74]&lt;&gt;&quot;*&quot;;[.R74];&quot;*&quot;))" office:value-type="float" office:value="0" calcext:value-type="float">
            <text:p>0,0</text:p>
          </table:table-cell>
          <table:table-cell table:style-name="ce14" table:formula="of:=IFERROR(ABS(([.N74]-CEILING([.$C74]))/CEILING([.$C74]));IF([.S74]&lt;&gt;&quot;*&quot;;[.S74];&quot;*&quot;))" office:value-type="float" office:value="0" calcext:value-type="float">
            <text:p>0,0</text:p>
          </table:table-cell>
          <table:table-cell table:style-name="ce14" table:formula="of:=IFERROR(ABS(([.O74]-CEILING([.$C74]))/CEILING([.$C74]));IF([.T74]&lt;&gt;&quot;*&quot;;[.T74];&quot;*&quot;))" office:value-type="float" office:value="0" calcext:value-type="float">
            <text:p>0,0</text:p>
          </table:table-cell>
          <table:table-cell table:formula="of:=IF([.L74]=[.$P74];1;&quot;&quot;)">
            <text:p/>
          </table:table-cell>
          <table:table-cell table:formula="of:=IF([.M74]=[.$P74];1;&quot;&quot;)" office:value-type="float" office:value="1" calcext:value-type="float">
            <text:p>1</text:p>
          </table:table-cell>
          <table:table-cell table:formula="of:=IF([.N74]=[.$P74];1;&quot;&quot;)" office:value-type="float" office:value="1" calcext:value-type="float">
            <text:p>1</text:p>
          </table:table-cell>
          <table:table-cell table:formula="of:=IF([.O74]=[.$P74];1;&quot;&quot;)" office:value-type="float" office:value="1" calcext:value-type="float">
            <text:p>1</text:p>
          </table:table-cell>
          <table:table-cell table:number-columns-repeated="8"/>
          <table:table-cell table:formula="of:=CONCATENATE([.A74];&quot;&amp;&quot;;[.B74];&quot;&amp;&quot;;IF([.E74]=1;CONCATENATE(&quot;\h{&quot;;[.C74];&quot;}&quot;);[.C74]);&quot;&amp;&quot;;[.H74];&quot;&amp;&quot;;IF([.J74]=0;CONCATENATE(&quot;\uu{&quot;;[.I74];&quot;}&quot;);[.I74]);&quot;&amp;&quot;;IF([.L74]=[.P74];CONCATENATE(&quot;\h{&quot;;[.L74];&quot;}&quot;);[.L74]);&quot;&amp;&quot;;IF([.M74]=[.P74];CONCATENATE(&quot;\h{&quot;;[.M74];&quot;}&quot;);[.M74]);&quot;&amp;&quot;;IF([.N74]=[.P74];CONCATENATE(&quot;\h{&quot;;[.N74];&quot;}&quot;);[.N74]);&quot;&amp;&quot;;IF([.O74]=[.P74];CONCATENATE(&quot;\h{&quot;;[.O74];&quot;}&quot;);[.O74]);&quot;\\\hline&quot;)" office:value-type="string" office:string-value="r4-5-10-2&amp;25,53&amp;-1,4&amp;-1&amp;\uu{-1}&amp;0&amp;\h{-1}&amp;\h{-1}&amp;\h{-1}\\\hline" calcext:value-type="string">
            <text:p>r4-5-10-2&amp;25,53&amp;-1,4&amp;-1&amp;\uu{-1}&amp;0&amp;\h{-1}&amp;\h{-1}&amp;\h{-1}\\\hline</text:p>
          </table:table-cell>
          <table:table-cell table:number-columns-repeated="8"/>
        </table:table-row>
        <table:table-row table:style-name="ro2">
          <table:table-cell table:formula="of:=[$ra.AA74]" office:value-type="string" office:string-value="r4-5-10-3" calcext:value-type="string">
            <text:p>r4-5-10-3</text:p>
          </table:table-cell>
          <table:table-cell table:formula="of:=ROUND([$ra.AB74];2)" office:value-type="float" office:value="0" calcext:value-type="float">
            <text:p>0</text:p>
          </table:table-cell>
          <table:table-cell table:style-name="ce12" table:formula="of:=ROUND([$ra.AC74];1)" office:value-type="float" office:value="0" calcext:value-type="float">
            <text:p>0,0</text:p>
          </table:table-cell>
          <table:table-cell table:style-name="ce12" table:formula="of:=IF([ra.S74]=5;&quot;*&quot;;[ra.I74])" office:value-type="float" office:value="0.003488" calcext:value-type="float">
            <text:p>0,0</text:p>
          </table:table-cell>
          <table:table-cell table:style-name="ce12" table:formula="of:=IF([ra.S74]=11;1;&quot;&quot;)" office:value-type="float" office:value="1" calcext:value-type="float">
            <text:p>1,0</text:p>
          </table:table-cell>
          <table:table-cell table:style-name="ce34" table:formula="of:=IFERROR(IF([.I75]=0;ABS(CEILING([.C75]));ABS(([.I75]-CEILING([.C75]))/[.I75]));&quot;*&quot;)" office:value-type="float" office:value="0" calcext:value-type="float">
            <text:p>0,00</text:p>
          </table:table-cell>
          <table:table-cell table:style-name="ce34" table:formula="of:=IFERROR([.I75]-CEILING([.C75]);&quot;*&quot;)" office:value-type="float" office:value="0" calcext:value-type="float">
            <text:p>0,00</text:p>
          </table:table-cell>
          <table:table-cell table:style-name="ce14" table:formula="of:=ROUND([exact.J74];1)" office:value-type="float" office:value="0" calcext:value-type="float">
            <text:p>0,0</text:p>
          </table:table-cell>
          <table:table-cell table:style-name="ce16" table:formula="of:=[exact.K74]" office:value-type="float" office:value="0" calcext:value-type="float">
            <text:p>0</text:p>
          </table:table-cell>
          <table:table-cell table:style-name="ce14" table:formula="of:=IF([exact.L74]&lt;1000000;100*[exact.L74];&quot;*&quot;)" office:value-type="float" office:value="0" calcext:value-type="float">
            <text:p>0,0</text:p>
          </table:table-cell>
          <table:table-cell table:style-name="ce14" table:formula="of:=IF([exact.S74]=5;&quot;*&quot;;[exact.I74])" office:value-type="float" office:value="0.007119" calcext:value-type="float">
            <text:p>0,0</text:p>
          </table:table-cell>
          <table:table-cell table:style-name="ce18" table:formula="of:=[$ra.AE74]" office:value-type="float" office:value="0" calcext:value-type="float">
            <text:p>0</text:p>
          </table:table-cell>
          <table:table-cell table:style-name="ce18" table:formula="of:=[$'bcpa-t600'.AE74]" office:value-type="float" office:value="0" calcext:value-type="float">
            <text:p>0</text:p>
          </table:table-cell>
          <table:table-cell table:style-name="ce18" table:formula="of:=[$'blpl-t300'.AE74]" office:value-type="float" office:value="0" calcext:value-type="float">
            <text:p>0</text:p>
          </table:table-cell>
          <table:table-cell table:style-name="ce18" table:formula="of:=[$'sbpl-t300'.AE74]" office:value-type="float" office:value="0" calcext:value-type="float">
            <text:p>0</text:p>
          </table:table-cell>
          <table:table-cell table:formula="of:=MIN([.L75:.O75])" office:value-type="float" office:value="0" calcext:value-type="float">
            <text:p>0</text:p>
          </table:table-cell>
          <table:table-cell table:formula="of:=ABS([.L75]-CEILING([.$C75]))" office:value-type="float" office:value="0" calcext:value-type="float">
            <text:p>0</text:p>
          </table:table-cell>
          <table:table-cell table:formula="of:=IFERROR(ABS([.M75]-CEILING([.$C75]));&quot;-&quot;)" office:value-type="float" office:value="0" calcext:value-type="float">
            <text:p>0</text:p>
          </table:table-cell>
          <table:table-cell table:formula="of:=ABS([.N75]-CEILING([.$C75]))" office:value-type="float" office:value="0" calcext:value-type="float">
            <text:p>0</text:p>
          </table:table-cell>
          <table:table-cell table:formula="of:=ABS([.O75]-CEILING([.$C75]))" office:value-type="float" office:value="0" calcext:value-type="float">
            <text:p>0</text:p>
          </table:table-cell>
          <table:table-cell table:style-name="ce14" table:formula="of:=IFERROR(ABS(([.L75]-CEILING([.$C75]))/CEILING([.$C75]));IF([.Q75]&lt;&gt;&quot;*&quot;;[.Q75];&quot;*&quot;))" office:value-type="float" office:value="0" calcext:value-type="float">
            <text:p>0,0</text:p>
          </table:table-cell>
          <table:table-cell table:style-name="ce14" table:formula="of:=IFERROR(ABS(([.M75]-CEILING([.$C75]))/CEILING([.$C75]));IF([.R75]&lt;&gt;&quot;*&quot;;[.R75];&quot;*&quot;))" office:value-type="float" office:value="0" calcext:value-type="float">
            <text:p>0,0</text:p>
          </table:table-cell>
          <table:table-cell table:style-name="ce14" table:formula="of:=IFERROR(ABS(([.N75]-CEILING([.$C75]))/CEILING([.$C75]));IF([.S75]&lt;&gt;&quot;*&quot;;[.S75];&quot;*&quot;))" office:value-type="float" office:value="0" calcext:value-type="float">
            <text:p>0,0</text:p>
          </table:table-cell>
          <table:table-cell table:style-name="ce14" table:formula="of:=IFERROR(ABS(([.O75]-CEILING([.$C75]))/CEILING([.$C75]));IF([.T75]&lt;&gt;&quot;*&quot;;[.T75];&quot;*&quot;))" office:value-type="float" office:value="0" calcext:value-type="float">
            <text:p>0,0</text:p>
          </table:table-cell>
          <table:table-cell table:formula="of:=IF([.L75]=[.$P75];1;&quot;&quot;)" office:value-type="float" office:value="1" calcext:value-type="float">
            <text:p>1</text:p>
          </table:table-cell>
          <table:table-cell table:formula="of:=IF([.M75]=[.$P75];1;&quot;&quot;)" office:value-type="float" office:value="1" calcext:value-type="float">
            <text:p>1</text:p>
          </table:table-cell>
          <table:table-cell table:formula="of:=IF([.N75]=[.$P75];1;&quot;&quot;)" office:value-type="float" office:value="1" calcext:value-type="float">
            <text:p>1</text:p>
          </table:table-cell>
          <table:table-cell table:formula="of:=IF([.O75]=[.$P75];1;&quot;&quot;)" office:value-type="float" office:value="1" calcext:value-type="float">
            <text:p>1</text:p>
          </table:table-cell>
          <table:table-cell table:number-columns-repeated="8"/>
          <table:table-cell table:formula="of:=CONCATENATE([.A75];&quot;&amp;&quot;;[.B75];&quot;&amp;&quot;;IF([.E75]=1;CONCATENATE(&quot;\h{&quot;;[.C75];&quot;}&quot;);[.C75]);&quot;&amp;&quot;;[.H75];&quot;&amp;&quot;;IF([.J75]=0;CONCATENATE(&quot;\uu{&quot;;[.I75];&quot;}&quot;);[.I75]);&quot;&amp;&quot;;IF([.L75]=[.P75];CONCATENATE(&quot;\h{&quot;;[.L75];&quot;}&quot;);[.L75]);&quot;&amp;&quot;;IF([.M75]=[.P75];CONCATENATE(&quot;\h{&quot;;[.M75];&quot;}&quot;);[.M75]);&quot;&amp;&quot;;IF([.N75]=[.P75];CONCATENATE(&quot;\h{&quot;;[.N75];&quot;}&quot;);[.N75]);&quot;&amp;&quot;;IF([.O75]=[.P75];CONCATENATE(&quot;\h{&quot;;[.O75];&quot;}&quot;);[.O75]);&quot;\\\hline&quot;)" office:value-type="string" office:string-value="r4-5-10-3&amp;0&amp;\h{0}&amp;0&amp;\uu{0}&amp;\h{0}&amp;\h{0}&amp;\h{0}&amp;\h{0}\\\hline" calcext:value-type="string">
            <text:p>r4-5-10-3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75]" office:value-type="string" office:string-value="r4-5-10-4" calcext:value-type="string">
            <text:p>r4-5-10-4</text:p>
          </table:table-cell>
          <table:table-cell table:formula="of:=ROUND([$ra.AB75];2)" office:value-type="float" office:value="0" calcext:value-type="float">
            <text:p>0</text:p>
          </table:table-cell>
          <table:table-cell table:style-name="ce12" table:formula="of:=ROUND([$ra.AC75];1)" office:value-type="float" office:value="0" calcext:value-type="float">
            <text:p>0,0</text:p>
          </table:table-cell>
          <table:table-cell table:style-name="ce12" table:formula="of:=IF([ra.S75]=5;&quot;*&quot;;[ra.I75])" office:value-type="float" office:value="0.004056" calcext:value-type="float">
            <text:p>0,0</text:p>
          </table:table-cell>
          <table:table-cell table:style-name="ce12" table:formula="of:=IF([ra.S75]=11;1;&quot;&quot;)" office:value-type="float" office:value="1" calcext:value-type="float">
            <text:p>1,0</text:p>
          </table:table-cell>
          <table:table-cell table:style-name="ce34" table:formula="of:=IFERROR(IF([.I76]=0;ABS(CEILING([.C76]));ABS(([.I76]-CEILING([.C76]))/[.I76]));&quot;*&quot;)" office:value-type="float" office:value="0" calcext:value-type="float">
            <text:p>0,00</text:p>
          </table:table-cell>
          <table:table-cell table:style-name="ce34" table:formula="of:=IFERROR([.I76]-CEILING([.C76]);&quot;*&quot;)" office:value-type="float" office:value="0" calcext:value-type="float">
            <text:p>0,00</text:p>
          </table:table-cell>
          <table:table-cell table:style-name="ce14" table:formula="of:=ROUND([exact.J75];1)" office:value-type="float" office:value="0" calcext:value-type="float">
            <text:p>0,0</text:p>
          </table:table-cell>
          <table:table-cell table:style-name="ce16" table:formula="of:=[exact.K75]" office:value-type="float" office:value="0" calcext:value-type="float">
            <text:p>0</text:p>
          </table:table-cell>
          <table:table-cell table:style-name="ce14" table:formula="of:=IF([exact.L75]&lt;1000000;100*[exact.L75];&quot;*&quot;)" office:value-type="float" office:value="0" calcext:value-type="float">
            <text:p>0,0</text:p>
          </table:table-cell>
          <table:table-cell table:style-name="ce14" table:formula="of:=IF([exact.S75]=5;&quot;*&quot;;[exact.I75])" office:value-type="float" office:value="0.007466" calcext:value-type="float">
            <text:p>0,0</text:p>
          </table:table-cell>
          <table:table-cell table:style-name="ce18" table:formula="of:=[$ra.AE75]" office:value-type="float" office:value="0" calcext:value-type="float">
            <text:p>0</text:p>
          </table:table-cell>
          <table:table-cell table:style-name="ce18" table:formula="of:=[$'bcpa-t600'.AE75]" office:value-type="float" office:value="0" calcext:value-type="float">
            <text:p>0</text:p>
          </table:table-cell>
          <table:table-cell table:style-name="ce18" table:formula="of:=[$'blpl-t300'.AE75]" office:value-type="float" office:value="0" calcext:value-type="float">
            <text:p>0</text:p>
          </table:table-cell>
          <table:table-cell table:style-name="ce18" table:formula="of:=[$'sbpl-t300'.AE75]" office:value-type="float" office:value="0" calcext:value-type="float">
            <text:p>0</text:p>
          </table:table-cell>
          <table:table-cell table:formula="of:=MIN([.L76:.O76])" office:value-type="float" office:value="0" calcext:value-type="float">
            <text:p>0</text:p>
          </table:table-cell>
          <table:table-cell table:formula="of:=ABS([.L76]-CEILING([.$C76]))" office:value-type="float" office:value="0" calcext:value-type="float">
            <text:p>0</text:p>
          </table:table-cell>
          <table:table-cell table:formula="of:=IFERROR(ABS([.M76]-CEILING([.$C76]));&quot;-&quot;)" office:value-type="float" office:value="0" calcext:value-type="float">
            <text:p>0</text:p>
          </table:table-cell>
          <table:table-cell table:formula="of:=ABS([.N76]-CEILING([.$C76]))" office:value-type="float" office:value="0" calcext:value-type="float">
            <text:p>0</text:p>
          </table:table-cell>
          <table:table-cell table:formula="of:=ABS([.O76]-CEILING([.$C76]))" office:value-type="float" office:value="0" calcext:value-type="float">
            <text:p>0</text:p>
          </table:table-cell>
          <table:table-cell table:style-name="ce14" table:formula="of:=IFERROR(ABS(([.L76]-CEILING([.$C76]))/CEILING([.$C76]));IF([.Q76]&lt;&gt;&quot;*&quot;;[.Q76];&quot;*&quot;))" office:value-type="float" office:value="0" calcext:value-type="float">
            <text:p>0,0</text:p>
          </table:table-cell>
          <table:table-cell table:style-name="ce14" table:formula="of:=IFERROR(ABS(([.M76]-CEILING([.$C76]))/CEILING([.$C76]));IF([.R76]&lt;&gt;&quot;*&quot;;[.R76];&quot;*&quot;))" office:value-type="float" office:value="0" calcext:value-type="float">
            <text:p>0,0</text:p>
          </table:table-cell>
          <table:table-cell table:style-name="ce14" table:formula="of:=IFERROR(ABS(([.N76]-CEILING([.$C76]))/CEILING([.$C76]));IF([.S76]&lt;&gt;&quot;*&quot;;[.S76];&quot;*&quot;))" office:value-type="float" office:value="0" calcext:value-type="float">
            <text:p>0,0</text:p>
          </table:table-cell>
          <table:table-cell table:style-name="ce14" table:formula="of:=IFERROR(ABS(([.O76]-CEILING([.$C76]))/CEILING([.$C76]));IF([.T76]&lt;&gt;&quot;*&quot;;[.T76];&quot;*&quot;))" office:value-type="float" office:value="0" calcext:value-type="float">
            <text:p>0,0</text:p>
          </table:table-cell>
          <table:table-cell table:formula="of:=IF([.L76]=[.$P76];1;&quot;&quot;)" office:value-type="float" office:value="1" calcext:value-type="float">
            <text:p>1</text:p>
          </table:table-cell>
          <table:table-cell table:formula="of:=IF([.M76]=[.$P76];1;&quot;&quot;)" office:value-type="float" office:value="1" calcext:value-type="float">
            <text:p>1</text:p>
          </table:table-cell>
          <table:table-cell table:formula="of:=IF([.N76]=[.$P76];1;&quot;&quot;)" office:value-type="float" office:value="1" calcext:value-type="float">
            <text:p>1</text:p>
          </table:table-cell>
          <table:table-cell table:formula="of:=IF([.O76]=[.$P76];1;&quot;&quot;)" office:value-type="float" office:value="1" calcext:value-type="float">
            <text:p>1</text:p>
          </table:table-cell>
          <table:table-cell table:number-columns-repeated="8"/>
          <table:table-cell table:formula="of:=CONCATENATE([.A76];&quot;&amp;&quot;;[.B76];&quot;&amp;&quot;;IF([.E76]=1;CONCATENATE(&quot;\h{&quot;;[.C76];&quot;}&quot;);[.C76]);&quot;&amp;&quot;;[.H76];&quot;&amp;&quot;;IF([.J76]=0;CONCATENATE(&quot;\uu{&quot;;[.I76];&quot;}&quot;);[.I76]);&quot;&amp;&quot;;IF([.L76]=[.P76];CONCATENATE(&quot;\h{&quot;;[.L76];&quot;}&quot;);[.L76]);&quot;&amp;&quot;;IF([.M76]=[.P76];CONCATENATE(&quot;\h{&quot;;[.M76];&quot;}&quot;);[.M76]);&quot;&amp;&quot;;IF([.N76]=[.P76];CONCATENATE(&quot;\h{&quot;;[.N76];&quot;}&quot;);[.N76]);&quot;&amp;&quot;;IF([.O76]=[.P76];CONCATENATE(&quot;\h{&quot;;[.O76];&quot;}&quot;);[.O76]);&quot;\\\hline&quot;)" office:value-type="string" office:string-value="r4-5-10-4&amp;0&amp;\h{0}&amp;0&amp;\uu{0}&amp;\h{0}&amp;\h{0}&amp;\h{0}&amp;\h{0}\\\hline" calcext:value-type="string">
            <text:p>r4-5-10-4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76]" office:value-type="string" office:string-value="r4-5-10-5" calcext:value-type="string">
            <text:p>r4-5-10-5</text:p>
          </table:table-cell>
          <table:table-cell table:formula="of:=ROUND([$ra.AB76];2)" office:value-type="float" office:value="0" calcext:value-type="float">
            <text:p>0</text:p>
          </table:table-cell>
          <table:table-cell table:style-name="ce12" table:formula="of:=ROUND([$ra.AC76];1)" office:value-type="float" office:value="0" calcext:value-type="float">
            <text:p>0,0</text:p>
          </table:table-cell>
          <table:table-cell table:style-name="ce12" table:formula="of:=IF([ra.S76]=5;&quot;*&quot;;[ra.I76])" office:value-type="float" office:value="0.004094" calcext:value-type="float">
            <text:p>0,0</text:p>
          </table:table-cell>
          <table:table-cell table:style-name="ce12" table:formula="of:=IF([ra.S76]=11;1;&quot;&quot;)" office:value-type="float" office:value="1" calcext:value-type="float">
            <text:p>1,0</text:p>
          </table:table-cell>
          <table:table-cell table:style-name="ce34" table:formula="of:=IFERROR(IF([.I77]=0;ABS(CEILING([.C77]));ABS(([.I77]-CEILING([.C77]))/[.I77]));&quot;*&quot;)" office:value-type="float" office:value="0" calcext:value-type="float">
            <text:p>0,00</text:p>
          </table:table-cell>
          <table:table-cell table:style-name="ce34" table:formula="of:=IFERROR([.I77]-CEILING([.C77]);&quot;*&quot;)" office:value-type="float" office:value="0" calcext:value-type="float">
            <text:p>0,00</text:p>
          </table:table-cell>
          <table:table-cell table:style-name="ce14" table:formula="of:=ROUND([exact.J76];1)" office:value-type="float" office:value="0" calcext:value-type="float">
            <text:p>0,0</text:p>
          </table:table-cell>
          <table:table-cell table:style-name="ce16" table:formula="of:=[exact.K76]" office:value-type="float" office:value="0" calcext:value-type="float">
            <text:p>0</text:p>
          </table:table-cell>
          <table:table-cell table:style-name="ce14" table:formula="of:=IF([exact.L76]&lt;1000000;100*[exact.L76];&quot;*&quot;)" office:value-type="float" office:value="0" calcext:value-type="float">
            <text:p>0,0</text:p>
          </table:table-cell>
          <table:table-cell table:style-name="ce14" table:formula="of:=IF([exact.S76]=5;&quot;*&quot;;[exact.I76])" office:value-type="float" office:value="0.009863" calcext:value-type="float">
            <text:p>0,0</text:p>
          </table:table-cell>
          <table:table-cell table:style-name="ce18" table:formula="of:=[$ra.AE76]" office:value-type="float" office:value="0" calcext:value-type="float">
            <text:p>0</text:p>
          </table:table-cell>
          <table:table-cell table:style-name="ce18" table:formula="of:=[$'bcpa-t600'.AE76]" office:value-type="float" office:value="0" calcext:value-type="float">
            <text:p>0</text:p>
          </table:table-cell>
          <table:table-cell table:style-name="ce18" table:formula="of:=[$'blpl-t300'.AE76]" office:value-type="float" office:value="0" calcext:value-type="float">
            <text:p>0</text:p>
          </table:table-cell>
          <table:table-cell table:style-name="ce18" table:formula="of:=[$'sbpl-t300'.AE76]" office:value-type="float" office:value="0" calcext:value-type="float">
            <text:p>0</text:p>
          </table:table-cell>
          <table:table-cell table:formula="of:=MIN([.L77:.O77])" office:value-type="float" office:value="0" calcext:value-type="float">
            <text:p>0</text:p>
          </table:table-cell>
          <table:table-cell table:formula="of:=ABS([.L77]-CEILING([.$C77]))" office:value-type="float" office:value="0" calcext:value-type="float">
            <text:p>0</text:p>
          </table:table-cell>
          <table:table-cell table:formula="of:=IFERROR(ABS([.M77]-CEILING([.$C77]));&quot;-&quot;)" office:value-type="float" office:value="0" calcext:value-type="float">
            <text:p>0</text:p>
          </table:table-cell>
          <table:table-cell table:formula="of:=ABS([.N77]-CEILING([.$C77]))" office:value-type="float" office:value="0" calcext:value-type="float">
            <text:p>0</text:p>
          </table:table-cell>
          <table:table-cell table:formula="of:=ABS([.O77]-CEILING([.$C77]))" office:value-type="float" office:value="0" calcext:value-type="float">
            <text:p>0</text:p>
          </table:table-cell>
          <table:table-cell table:style-name="ce14" table:formula="of:=IFERROR(ABS(([.L77]-CEILING([.$C77]))/CEILING([.$C77]));IF([.Q77]&lt;&gt;&quot;*&quot;;[.Q77];&quot;*&quot;))" office:value-type="float" office:value="0" calcext:value-type="float">
            <text:p>0,0</text:p>
          </table:table-cell>
          <table:table-cell table:style-name="ce14" table:formula="of:=IFERROR(ABS(([.M77]-CEILING([.$C77]))/CEILING([.$C77]));IF([.R77]&lt;&gt;&quot;*&quot;;[.R77];&quot;*&quot;))" office:value-type="float" office:value="0" calcext:value-type="float">
            <text:p>0,0</text:p>
          </table:table-cell>
          <table:table-cell table:style-name="ce14" table:formula="of:=IFERROR(ABS(([.N77]-CEILING([.$C77]))/CEILING([.$C77]));IF([.S77]&lt;&gt;&quot;*&quot;;[.S77];&quot;*&quot;))" office:value-type="float" office:value="0" calcext:value-type="float">
            <text:p>0,0</text:p>
          </table:table-cell>
          <table:table-cell table:style-name="ce14" table:formula="of:=IFERROR(ABS(([.O77]-CEILING([.$C77]))/CEILING([.$C77]));IF([.T77]&lt;&gt;&quot;*&quot;;[.T77];&quot;*&quot;))" office:value-type="float" office:value="0" calcext:value-type="float">
            <text:p>0,0</text:p>
          </table:table-cell>
          <table:table-cell table:formula="of:=IF([.L77]=[.$P77];1;&quot;&quot;)" office:value-type="float" office:value="1" calcext:value-type="float">
            <text:p>1</text:p>
          </table:table-cell>
          <table:table-cell table:formula="of:=IF([.M77]=[.$P77];1;&quot;&quot;)" office:value-type="float" office:value="1" calcext:value-type="float">
            <text:p>1</text:p>
          </table:table-cell>
          <table:table-cell table:formula="of:=IF([.N77]=[.$P77];1;&quot;&quot;)" office:value-type="float" office:value="1" calcext:value-type="float">
            <text:p>1</text:p>
          </table:table-cell>
          <table:table-cell table:formula="of:=IF([.O77]=[.$P77];1;&quot;&quot;)" office:value-type="float" office:value="1" calcext:value-type="float">
            <text:p>1</text:p>
          </table:table-cell>
          <table:table-cell table:number-columns-repeated="8"/>
          <table:table-cell table:formula="of:=CONCATENATE([.A77];&quot;&amp;&quot;;[.B77];&quot;&amp;&quot;;IF([.E77]=1;CONCATENATE(&quot;\h{&quot;;[.C77];&quot;}&quot;);[.C77]);&quot;&amp;&quot;;[.H77];&quot;&amp;&quot;;IF([.J77]=0;CONCATENATE(&quot;\uu{&quot;;[.I77];&quot;}&quot;);[.I77]);&quot;&amp;&quot;;IF([.L77]=[.P77];CONCATENATE(&quot;\h{&quot;;[.L77];&quot;}&quot;);[.L77]);&quot;&amp;&quot;;IF([.M77]=[.P77];CONCATENATE(&quot;\h{&quot;;[.M77];&quot;}&quot;);[.M77]);&quot;&amp;&quot;;IF([.N77]=[.P77];CONCATENATE(&quot;\h{&quot;;[.N77];&quot;}&quot;);[.N77]);&quot;&amp;&quot;;IF([.O77]=[.P77];CONCATENATE(&quot;\h{&quot;;[.O77];&quot;}&quot;);[.O77]);&quot;\\\hline&quot;)" office:value-type="string" office:string-value="r4-5-10-5&amp;0&amp;\h{0}&amp;0&amp;\uu{0}&amp;\h{0}&amp;\h{0}&amp;\h{0}&amp;\h{0}\\\hline" calcext:value-type="string">
            <text:p>r4-5-10-5&amp;0&amp;\h{0}&amp;0&amp;\uu{0}&amp;\h{0}&amp;\h{0}&amp;\h{0}&amp;\h{0}\\\hline</text:p>
          </table:table-cell>
          <table:table-cell table:number-columns-repeated="8"/>
        </table:table-row>
        <table:table-row table:style-name="ro1" table:number-rows-repeated="224">
          <table:table-cell table:number-columns-repeated="11"/>
          <table:table-cell table:style-name="ce18" table:number-columns-repeated="4"/>
          <table:table-cell table:number-columns-repeated="30"/>
        </table:table-row>
        <table:table-row table:style-name="ro1" table:number-rows-repeated="1048274">
          <table:table-cell table:number-columns-repeated="45"/>
        </table:table-row>
        <table:table-row table:style-name="ro1">
          <table:table-cell table:number-columns-repeated="45"/>
        </table:table-row>
        <calcext:conditional-formats>
          <calcext:conditional-format calcext:target-range-address="resumo.L3:resumo.O301">
            <calcext:condition calcext:apply-style-name="destaque" calcext:value="=[.$P3]" calcext:base-cell-address="resumo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staque" style:family="table-cell" style:parent-style-name="Default">
      <style:text-properties fo:color="#0000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2:26:39.193564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1:44:15.918432998</meta:creation-date>
    <dc:date>2021-02-10T23:15:58.037142748</dc:date>
    <meta:editing-duration>PT5H47M2S</meta:editing-duration>
    <meta:editing-cycles>33</meta:editing-cycles>
    <meta:generator>LibreOffice/6.1.5.2$Linux_X86_64 LibreOffice_project/10$Build-2</meta:generator>
    <meta:document-statistic meta:table-count="6" meta:cell-count="14878" meta:object-count="0"/>
  </office:meta>
</office:document-meta>
</file>